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0"/>
    <style:style style:name="ce6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/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714375cm" style:use-optimal-column-width="true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1.08479166666667cm" style:use-optimal-column-width="true"/>
    </style:style>
    <style:style style:name="co6" style:family="table-column">
      <style:table-column-properties fo:break-before="auto" style:column-width="10.00125cm" style:use-optimal-column-width="true"/>
    </style:style>
    <style:style style:name="co7" style:family="table-column">
      <style:table-column-properties fo:break-before="auto" style:column-width="4.206875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2.83104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Typ</text:p>
          </table:table-cell>
          <table:table-cell office:value-type="string" table:style-name="ce1">
            <text:p>Rechnung 2018</text:p>
          </table:table-cell>
          <table:table-cell office:value-type="string" table:style-name="ce1">
            <text:p>Voranschlag 2019</text:p>
          </table:table-cell>
          <table:table-cell office:value-type="string" table:style-name="ce2">
            <text:p>Voranschlag</text:p>
          </table:table-cell>
          <table:table-cell office:value-type="string" table:style-name="ce2">
            <text:p>Konto</text:p>
          </table:table-cell>
          <table:table-cell table:style-name="ce1"/>
          <table:table-cell office:value-type="string" table:style-name="ce1">
            <text:p>Rechnung 2019 Aufwand</text:p>
          </table:table-cell>
          <table:table-cell office:value-type="string" table:style-name="ce1">
            <text:p>Rechnung 2019 Ertrag</text:p>
          </table:table-cell>
          <table:table-cell office:value-type="string" table:style-name="ce1">
            <text:p>Abweichung von Budget u. Nachtr.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T</text:p>
          </table:table-cell>
          <table:table-cell office:value-type="string" table:style-name="ce9">
            <text:p>Laufende Rechnung Stadt St. Gall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63321775.66999996" table:style-name="ce10">
            <text:p>663’321’775.67</text:p>
          </table:table-cell>
          <table:table-cell office:value-type="float" office:value="697627744" table:style-name="ce11">
            <text:p>697’627’744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715142560.36000001" table:style-name="ce10">
            <text:p>715’142’560.36</text:p>
          </table:table-cell>
          <table:table-cell table:style-name="ce10"/>
          <table:table-cell office:value-type="float" office:value="9963116" table:style-name="ce11">
            <text:p>9’963’11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234000" table:style-name="ce11">
            <text:p>3’234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4317700" table:style-name="ce11">
            <text:p>4’317’7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74223096.38999999" table:style-name="ce10">
            <text:p>674’223’096.39</text:p>
          </table:table-cell>
          <table:table-cell office:value-type="float" office:value="684236832" table:style-name="ce11">
            <text:p>684’236’832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87315761.94000006" table:style-name="ce10">
            <text:p>687’315’761.94</text:p>
          </table:table-cell>
          <table:table-cell office:value-type="float" office:value="3078930" table:style-name="ce11">
            <text:p>3’078’93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0942612" table:style-name="ce11">
            <text:p>20’942’612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7826798.420000002" table:style-name="ce10">
            <text:p>27’826’798.42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901320.720000001" table:style-name="ce10">
            <text:p>10’901’320.72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</text:p>
          </table:table-cell>
          <table:table-cell office:value-type="string" table:style-name="ce9">
            <text:p>Bürgerschaft und Behörd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359880.1500000004" table:style-name="ce10">
            <text:p>8’359’880.15</text:p>
          </table:table-cell>
          <table:table-cell office:value-type="float" office:value="8375000" table:style-name="ce11">
            <text:p>8’375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469138.2699999996" table:style-name="ce10">
            <text:p>8’469’138.27</text:p>
          </table:table-cell>
          <table:table-cell table:style-name="ce10"/>
          <table:table-cell office:value-type="float" office:value="-240662" table:style-name="ce11">
            <text:p>-240’66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34800" table:style-name="ce11">
            <text:p>334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22356" table:style-name="ce10">
            <text:p>422’356.00</text:p>
          </table:table-cell>
          <table:table-cell office:value-type="float" office:value="374900" table:style-name="ce11">
            <text:p>374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41823.34" table:style-name="ce10">
            <text:p>441’823.34</text:p>
          </table:table-cell>
          <table:table-cell office:value-type="float" office:value="66923" table:style-name="ce11">
            <text:p>66’92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937524.1500000004" table:style-name="ce10">
            <text:p>7’937’524.15</text:p>
          </table:table-cell>
          <table:table-cell office:value-type="float" office:value="8334900" table:style-name="ce11">
            <text:p>8’334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8027314.9299999997" table:style-name="ce10">
            <text:p>8’027’314.93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0</text:p>
          </table:table-cell>
          <table:table-cell office:value-type="string" table:style-name="ce9">
            <text:p>Gemeind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62438.9" table:style-name="ce10">
            <text:p>462’438.90</text:p>
          </table:table-cell>
          <table:table-cell office:value-type="float" office:value="541400" table:style-name="ce11">
            <text:p>541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88139.36" table:style-name="ce10">
            <text:p>488’139.36</text:p>
          </table:table-cell>
          <table:table-cell table:style-name="ce10"/>
          <table:table-cell office:value-type="float" office:value="-83761" table:style-name="ce11">
            <text:p>-83’76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0500" table:style-name="ce11">
            <text:p>30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00" table:style-name="ce10">
            <text:p>2’000.00</text:p>
          </table:table-cell>
          <table:table-cell office:value-type="float" office:value="8000" table:style-name="ce11">
            <text:p>8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948.3" table:style-name="ce10">
            <text:p>2’948.30</text:p>
          </table:table-cell>
          <table:table-cell office:value-type="float" office:value="-5052" table:style-name="ce11">
            <text:p>-5’05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60438.9" table:style-name="ce10">
            <text:p>460’438.90</text:p>
          </table:table-cell>
          <table:table-cell office:value-type="float" office:value="563900" table:style-name="ce11">
            <text:p>563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85191.06" table:style-name="ce10">
            <text:p>485’191.06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0660.05" table:style-name="ce6">
            <text:p>100’660.05</text:p>
          </table:table-cell>
          <table:table-cell office:value-type="float" office:value="107900" table:style-name="ce7">
            <text:p>107’9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121018.75" table:style-name="ce6">
            <text:p>121’018.75</text:p>
          </table:table-cell>
          <table:table-cell table:style-name="ce6"/>
          <table:table-cell office:value-type="float" office:value="5119" table:style-name="ce7">
            <text:p>5’1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8000" table:style-name="ce7">
            <text:p>8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3.2" table:style-name="ce6">
            <text:p>383.2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969.4" table:style-name="ce6">
            <text:p>969.40</text:p>
          </table:table-cell>
          <table:table-cell table:style-name="ce6"/>
          <table:table-cell office:value-type="float" office:value="669" table:style-name="ce7">
            <text:p>6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2.05" table:style-name="ce6">
            <text:p>42.05</text:p>
          </table:table-cell>
          <table:table-cell table:style-name="ce7"/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09.65" table:style-name="ce6">
            <text:p>109.65</text:p>
          </table:table-cell>
          <table:table-cell table:style-name="ce6"/>
          <table:table-cell office:value-type="float" office:value="110" table:style-name="ce7">
            <text:p>1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0226.95" table:style-name="ce6">
            <text:p>120’226.95</text:p>
          </table:table-cell>
          <table:table-cell office:value-type="float" office:value="104500" table:style-name="ce7">
            <text:p>104’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5962.7" table:style-name="ce6">
            <text:p>85’962.70</text:p>
          </table:table-cell>
          <table:table-cell table:style-name="ce6"/>
          <table:table-cell office:value-type="float" office:value="-41037" table:style-name="ce7">
            <text:p>-41’0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2500" table:style-name="ce7">
            <text:p>22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22.5" table:style-name="ce6">
            <text:p>1’722.50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office:value-type="float" office:value="-1000" table:style-name="ce7">
            <text:p>-1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61.4" table:style-name="ce6">
            <text:p>2’061.40</text:p>
          </table:table-cell>
          <table:table-cell office:value-type="float" office:value="8700" table:style-name="ce7">
            <text:p>8’7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5984.85" table:style-name="ce6">
            <text:p>5’984.85</text:p>
          </table:table-cell>
          <table:table-cell table:style-name="ce6"/>
          <table:table-cell office:value-type="float" office:value="-2715" table:style-name="ce7">
            <text:p>-2’7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7327.35" table:style-name="ce6">
            <text:p>237’327.35</text:p>
          </table:table-cell>
          <table:table-cell office:value-type="float" office:value="319000" table:style-name="ce7">
            <text:p>319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73381.31" table:style-name="ce6">
            <text:p>273’381.31</text:p>
          </table:table-cell>
          <table:table-cell table:style-name="ce6"/>
          <table:table-cell office:value-type="float" office:value="-45619" table:style-name="ce7">
            <text:p>-45’6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.4" table:style-name="ce6">
            <text:p>15.40</text:p>
          </table:table-cell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712.7" table:style-name="ce6">
            <text:p>712.70</text:p>
          </table:table-cell>
          <table:table-cell table:style-name="ce6"/>
          <table:table-cell office:value-type="float" office:value="713" table:style-name="ce7">
            <text:p>7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948.3" table:style-name="ce6">
            <text:p>948.30</text:p>
          </table:table-cell>
          <table:table-cell office:value-type="float" office:value="-4052" table:style-name="ce7">
            <text:p>-4’0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0" table:style-name="ce6">
            <text:p>2’000.0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000" table:style-name="ce6">
            <text:p>2’000.00</text:p>
          </table:table-cell>
          <table:table-cell office:value-type="float" office:value="-1000" table:style-name="ce7">
            <text:p>-1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1</text:p>
          </table:table-cell>
          <table:table-cell office:value-type="string" table:style-name="ce9">
            <text:p>Stadtparlamen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63479.38" table:style-name="ce10">
            <text:p>363’479.38</text:p>
          </table:table-cell>
          <table:table-cell office:value-type="float" office:value="324400" table:style-name="ce11">
            <text:p>324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09964.79999999999" table:style-name="ce10">
            <text:p>309’964.80</text:p>
          </table:table-cell>
          <table:table-cell table:style-name="ce10"/>
          <table:table-cell office:value-type="float" office:value="-17835" table:style-name="ce11">
            <text:p>-17’83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400" table:style-name="ce11">
            <text:p>3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63479.38" table:style-name="ce10">
            <text:p>363’479.38</text:p>
          </table:table-cell>
          <table:table-cell office:value-type="float" office:value="327800" table:style-name="ce11">
            <text:p>327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09964.79999999999" table:style-name="ce10">
            <text:p>309’964.8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9415" table:style-name="ce6">
            <text:p>239’415.00</text:p>
          </table:table-cell>
          <table:table-cell office:value-type="float" office:value="271200" table:style-name="ce7">
            <text:p>271’2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257945" table:style-name="ce6">
            <text:p>257’945.00</text:p>
          </table:table-cell>
          <table:table-cell table:style-name="ce6"/>
          <table:table-cell office:value-type="float" office:value="-13255" table:style-name="ce7">
            <text:p>-13’25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08.9" table:style-name="ce6">
            <text:p>3’508.90</text:p>
          </table:table-cell>
          <table:table-cell office:value-type="float" office:value="7000" table:style-name="ce7">
            <text:p>7’0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638.3" table:style-name="ce6">
            <text:p>4’638.30</text:p>
          </table:table-cell>
          <table:table-cell table:style-name="ce6"/>
          <table:table-cell office:value-type="float" office:value="-2362" table:style-name="ce7">
            <text:p>-2’3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7.15" table:style-name="ce6">
            <text:p>337.15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75.1" table:style-name="ce6">
            <text:p>375.10</text:p>
          </table:table-cell>
          <table:table-cell table:style-name="ce6"/>
          <table:table-cell office:value-type="float" office:value="-25" table:style-name="ce7">
            <text:p>-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3395.73" table:style-name="ce6">
            <text:p>113’395.73</text:p>
          </table:table-cell>
          <table:table-cell office:value-type="float" office:value="41200" table:style-name="ce7">
            <text:p>41’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9014.9" table:style-name="ce6">
            <text:p>39’014.90</text:p>
          </table:table-cell>
          <table:table-cell table:style-name="ce6"/>
          <table:table-cell office:value-type="float" office:value="-2185" table:style-name="ce7">
            <text:p>-2’18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00.73" table:style-name="ce6">
            <text:p>6’200.73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7265" table:style-name="ce6">
            <text:p>7’265.00</text:p>
          </table:table-cell>
          <table:table-cell table:style-name="ce6"/>
          <table:table-cell office:value-type="float" office:value="-135" table:style-name="ce7">
            <text:p>-1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400" table:style-name="ce7">
            <text:p>3’4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1.87" table:style-name="ce6">
            <text:p>621.87</text:p>
          </table:table-cell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726.5" table:style-name="ce6">
            <text:p>726.50</text:p>
          </table:table-cell>
          <table:table-cell table:style-name="ce6"/>
          <table:table-cell office:value-type="float" office:value="127" table:style-name="ce7">
            <text:p>1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2</text:p>
          </table:table-cell>
          <table:table-cell office:value-type="string" table:style-name="ce9">
            <text:p>Stadtra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338486.88" table:style-name="ce10">
            <text:p>2’338’486.88</text:p>
          </table:table-cell>
          <table:table-cell office:value-type="float" office:value="2315000" table:style-name="ce11">
            <text:p>2’315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308268.85" table:style-name="ce10">
            <text:p>2’308’268.85</text:p>
          </table:table-cell>
          <table:table-cell table:style-name="ce10"/>
          <table:table-cell office:value-type="float" office:value="-6731" table:style-name="ce11">
            <text:p>-6’73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5836.2" table:style-name="ce10">
            <text:p>115’836.20</text:p>
          </table:table-cell>
          <table:table-cell office:value-type="float" office:value="98900" table:style-name="ce11">
            <text:p>98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19674" table:style-name="ce10">
            <text:p>119’674.00</text:p>
          </table:table-cell>
          <table:table-cell office:value-type="float" office:value="20774" table:style-name="ce11">
            <text:p>20’77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222650.6800000002" table:style-name="ce10">
            <text:p>2’222’650.68</text:p>
          </table:table-cell>
          <table:table-cell office:value-type="float" office:value="2216100" table:style-name="ce11">
            <text:p>2’216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188594.85" table:style-name="ce10">
            <text:p>2’188’594.8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80023.25" table:style-name="ce6">
            <text:p>1’280’023.25</text:p>
          </table:table-cell>
          <table:table-cell office:value-type="float" office:value="1291100" table:style-name="ce7">
            <text:p>1’291’1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1297419.8500000001" table:style-name="ce6">
            <text:p>1’297’419.85</text:p>
          </table:table-cell>
          <table:table-cell table:style-name="ce6"/>
          <table:table-cell office:value-type="float" office:value="6320" table:style-name="ce7">
            <text:p>6’3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2944.45" table:style-name="ce6">
            <text:p>92’944.45</text:p>
          </table:table-cell>
          <table:table-cell office:value-type="float" office:value="95500" table:style-name="ce7">
            <text:p>95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93086.95" table:style-name="ce6">
            <text:p>93’086.95</text:p>
          </table:table-cell>
          <table:table-cell table:style-name="ce6"/>
          <table:table-cell office:value-type="float" office:value="-2413" table:style-name="ce7">
            <text:p>-2’4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4053.4" table:style-name="ce6">
            <text:p>174’053.40</text:p>
          </table:table-cell>
          <table:table-cell office:value-type="float" office:value="175400" table:style-name="ce7">
            <text:p>175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74968.2" table:style-name="ce6">
            <text:p>174’968.20</text:p>
          </table:table-cell>
          <table:table-cell table:style-name="ce6"/>
          <table:table-cell office:value-type="float" office:value="-432" table:style-name="ce7">
            <text:p>-43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686" table:style-name="ce6">
            <text:p>7’686.00</text:p>
          </table:table-cell>
          <table:table-cell office:value-type="float" office:value="7800" table:style-name="ce7">
            <text:p>7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7825.95" table:style-name="ce6">
            <text:p>7’825.95</text:p>
          </table:table-cell>
          <table:table-cell table:style-name="ce6"/>
          <table:table-cell office:value-type="float" office:value="26" table:style-name="ce7">
            <text:p>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76089.4" table:style-name="ce6">
            <text:p>676’089.40</text:p>
          </table:table-cell>
          <table:table-cell office:value-type="float" office:value="668700" table:style-name="ce7">
            <text:p>668’700</text:p>
          </table:table-cell>
          <table:table-cell table:style-name="ce5"/>
          <table:table-cell office:value-type="string" table:style-name="ce5">
            <text:p>307</text:p>
          </table:table-cell>
          <table:table-cell office:value-type="string" table:style-name="ce5">
            <text:p>Besondere Rentenleistungen</text:p>
          </table:table-cell>
          <table:table-cell office:value-type="float" office:value="663591.75" table:style-name="ce6">
            <text:p>663’591.75</text:p>
          </table:table-cell>
          <table:table-cell table:style-name="ce6"/>
          <table:table-cell office:value-type="float" office:value="-5108" table:style-name="ce7">
            <text:p>-5’1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000" table:style-name="ce6">
            <text:p>30’000.00</text:p>
          </table:table-cell>
          <table:table-cell office:value-type="float" office:value="29500" table:style-name="ce7">
            <text:p>29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0000" table:style-name="ce6">
            <text:p>30’000.00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2105.85" table:style-name="ce6">
            <text:p>42’105.85</text:p>
          </table:table-cell>
          <table:table-cell office:value-type="float" office:value="44300" table:style-name="ce7">
            <text:p>44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0060.85" table:style-name="ce6">
            <text:p>40’060.85</text:p>
          </table:table-cell>
          <table:table-cell table:style-name="ce6"/>
          <table:table-cell office:value-type="float" office:value="-4239" table:style-name="ce7">
            <text:p>-4’2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985.050000000003" table:style-name="ce6">
            <text:p>33’985.05</text:p>
          </table:table-cell>
          <table:table-cell table:style-name="ce7"/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99.48" table:style-name="ce6">
            <text:p>1’599.48</text:p>
          </table:table-cell>
          <table:table-cell office:value-type="float" office:value="2700" table:style-name="ce7">
            <text:p>2’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315.3" table:style-name="ce6">
            <text:p>1’315.30</text:p>
          </table:table-cell>
          <table:table-cell table:style-name="ce6"/>
          <table:table-cell office:value-type="float" office:value="-1385" table:style-name="ce7">
            <text:p>-1’38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836.2" table:style-name="ce6">
            <text:p>115’836.20</text:p>
          </table:table-cell>
          <table:table-cell office:value-type="float" office:value="98900" table:style-name="ce7">
            <text:p>98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19674" table:style-name="ce6">
            <text:p>119’674.00</text:p>
          </table:table-cell>
          <table:table-cell office:value-type="float" office:value="20774" table:style-name="ce7">
            <text:p>20’7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5</text:p>
          </table:table-cell>
          <table:table-cell office:value-type="string" table:style-name="ce9">
            <text:p>Ombuds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3105.53" table:style-name="ce10">
            <text:p>103’105.53</text:p>
          </table:table-cell>
          <table:table-cell office:value-type="float" office:value="112500" table:style-name="ce11">
            <text:p>112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4747.7" table:style-name="ce10">
            <text:p>104’747.70</text:p>
          </table:table-cell>
          <table:table-cell table:style-name="ce10"/>
          <table:table-cell office:value-type="float" office:value="-7752" table:style-name="ce11">
            <text:p>-7’75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3105.53" table:style-name="ce10">
            <text:p>103’105.53</text:p>
          </table:table-cell>
          <table:table-cell office:value-type="float" office:value="112500" table:style-name="ce11">
            <text:p>112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4747.7" table:style-name="ce10">
            <text:p>104’747.7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996.4" table:style-name="ce6">
            <text:p>61’996.40</text:p>
          </table:table-cell>
          <table:table-cell office:value-type="float" office:value="67700" table:style-name="ce7">
            <text:p>67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63248.6" table:style-name="ce6">
            <text:p>63’248.60</text:p>
          </table:table-cell>
          <table:table-cell table:style-name="ce6"/>
          <table:table-cell office:value-type="float" office:value="-4451" table:style-name="ce7">
            <text:p>-4’4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15.1000000000004" table:style-name="ce6">
            <text:p>4’615.10</text:p>
          </table:table-cell>
          <table:table-cell office:value-type="float" office:value="5200" table:style-name="ce7">
            <text:p>5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739.6499999999996" table:style-name="ce6">
            <text:p>4’739.65</text:p>
          </table:table-cell>
          <table:table-cell table:style-name="ce6"/>
          <table:table-cell office:value-type="float" office:value="-460" table:style-name="ce7">
            <text:p>-4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28.05" table:style-name="ce6">
            <text:p>6’028.05</text:p>
          </table:table-cell>
          <table:table-cell office:value-type="float" office:value="5400" table:style-name="ce7">
            <text:p>5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6162.6" table:style-name="ce6">
            <text:p>6’162.60</text:p>
          </table:table-cell>
          <table:table-cell table:style-name="ce6"/>
          <table:table-cell office:value-type="float" office:value="763" table:style-name="ce7">
            <text:p>76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3.65" table:style-name="ce6">
            <text:p>393.65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35.65" table:style-name="ce6">
            <text:p>435.65</text:p>
          </table:table-cell>
          <table:table-cell table:style-name="ce6"/>
          <table:table-cell office:value-type="float" office:value="36" table:style-name="ce7">
            <text:p>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202.0999999999999" table:style-name="ce6">
            <text:p>1’202.10</text:p>
          </table:table-cell>
          <table:table-cell table:style-name="ce6"/>
          <table:table-cell office:value-type="float" office:value="2" table:style-name="ce7">
            <text:p>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26.05" table:style-name="ce6">
            <text:p>926.05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49.7" table:style-name="ce6">
            <text:p>849.70</text:p>
          </table:table-cell>
          <table:table-cell table:style-name="ce6"/>
          <table:table-cell office:value-type="float" office:value="-650" table:style-name="ce7">
            <text:p>-6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971.35" table:style-name="ce6">
            <text:p>12’971.35</text:p>
          </table:table-cell>
          <table:table-cell office:value-type="float" office:value="13000" table:style-name="ce7">
            <text:p>13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2908.05" table:style-name="ce6">
            <text:p>12’908.05</text:p>
          </table:table-cell>
          <table:table-cell table:style-name="ce6"/>
          <table:table-cell office:value-type="float" office:value="-92" table:style-name="ce7">
            <text:p>-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4.400000000000006" table:style-name="ce6">
            <text:p>74.40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15.55" table:style-name="ce6">
            <text:p>115.55</text:p>
          </table:table-cell>
          <table:table-cell table:style-name="ce6"/>
          <table:table-cell office:value-type="float" office:value="-384" table:style-name="ce7">
            <text:p>-3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43" table:style-name="ce6">
            <text:p>5’643.00</text:p>
          </table:table-cell>
          <table:table-cell office:value-type="float" office:value="6300" table:style-name="ce7">
            <text:p>6’3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052.6499999999996" table:style-name="ce6">
            <text:p>5’052.65</text:p>
          </table:table-cell>
          <table:table-cell table:style-name="ce6"/>
          <table:table-cell office:value-type="float" office:value="-1247" table:style-name="ce7">
            <text:p>-1’2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457.530000000001" table:style-name="ce6">
            <text:p>10’457.53</text:p>
          </table:table-cell>
          <table:table-cell office:value-type="float" office:value="11300" table:style-name="ce7">
            <text:p>11’3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0033.15" table:style-name="ce6">
            <text:p>10’033.15</text:p>
          </table:table-cell>
          <table:table-cell table:style-name="ce6"/>
          <table:table-cell office:value-type="float" office:value="-1267" table:style-name="ce7">
            <text:p>-1’26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6</text:p>
          </table:table-cell>
          <table:table-cell office:value-type="string" table:style-name="ce9">
            <text:p>Stadtkanzlei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457427.25" table:style-name="ce10">
            <text:p>2’457’427.25</text:p>
          </table:table-cell>
          <table:table-cell office:value-type="float" office:value="2461300" table:style-name="ce11">
            <text:p>2’461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593231.85" table:style-name="ce10">
            <text:p>2’593’231.85</text:p>
          </table:table-cell>
          <table:table-cell table:style-name="ce10"/>
          <table:table-cell office:value-type="float" office:value="-103468" table:style-name="ce11">
            <text:p>-103’46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35400" table:style-name="ce11">
            <text:p>235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6846.25" table:style-name="ce10">
            <text:p>176’846.25</text:p>
          </table:table-cell>
          <table:table-cell office:value-type="float" office:value="168900" table:style-name="ce11">
            <text:p>168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13464.34" table:style-name="ce10">
            <text:p>213’464.34</text:p>
          </table:table-cell>
          <table:table-cell office:value-type="float" office:value="44564" table:style-name="ce11">
            <text:p>44’56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280581" table:style-name="ce10">
            <text:p>2’280’581.00</text:p>
          </table:table-cell>
          <table:table-cell office:value-type="float" office:value="2527800" table:style-name="ce11">
            <text:p>2’527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379767.5099999998" table:style-name="ce10">
            <text:p>2’379’767.51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60</text:p>
          </table:table-cell>
          <table:table-cell office:value-type="string" table:style-name="ce9">
            <text:p>Stadtschreiber und Kanzlei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94842.02" table:style-name="ce10">
            <text:p>1’094’842.02</text:p>
          </table:table-cell>
          <table:table-cell office:value-type="float" office:value="1142200" table:style-name="ce11">
            <text:p>1’142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188057.44" table:style-name="ce10">
            <text:p>1’188’057.44</text:p>
          </table:table-cell>
          <table:table-cell table:style-name="ce10"/>
          <table:table-cell office:value-type="float" office:value="-65543" table:style-name="ce11">
            <text:p>-65’54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1400" table:style-name="ce11">
            <text:p>111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313.849999999999" table:style-name="ce10">
            <text:p>20’313.85</text:p>
          </table:table-cell>
          <table:table-cell office:value-type="float" office:value="21100" table:style-name="ce11">
            <text:p>21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4189.85" table:style-name="ce10">
            <text:p>54’189.85</text:p>
          </table:table-cell>
          <table:table-cell office:value-type="float" office:value="33090" table:style-name="ce11">
            <text:p>33’09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74528.17" table:style-name="ce10">
            <text:p>1’074’528.17</text:p>
          </table:table-cell>
          <table:table-cell office:value-type="float" office:value="1232500" table:style-name="ce11">
            <text:p>1’232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133867.5900000001" table:style-name="ce10">
            <text:p>1’133’867.59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9632.44999999995" table:style-name="ce6">
            <text:p>619’632.45</text:p>
          </table:table-cell>
          <table:table-cell office:value-type="float" office:value="589100" table:style-name="ce7">
            <text:p>589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700774.25" table:style-name="ce6">
            <text:p>700’774.25</text:p>
          </table:table-cell>
          <table:table-cell table:style-name="ce6"/>
          <table:table-cell office:value-type="float" office:value="8674" table:style-name="ce7">
            <text:p>8’6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03000" table:style-name="ce7">
            <text:p>103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738.65" table:style-name="ce6">
            <text:p>46’738.65</text:p>
          </table:table-cell>
          <table:table-cell office:value-type="float" office:value="44400" table:style-name="ce7">
            <text:p>44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1318.75" table:style-name="ce6">
            <text:p>51’318.75</text:p>
          </table:table-cell>
          <table:table-cell table:style-name="ce6"/>
          <table:table-cell office:value-type="float" office:value="6919" table:style-name="ce7">
            <text:p>6’9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536.600000000006" table:style-name="ce6">
            <text:p>77’536.60</text:p>
          </table:table-cell>
          <table:table-cell office:value-type="float" office:value="74700" table:style-name="ce7">
            <text:p>74’7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78845.8" table:style-name="ce6">
            <text:p>78’845.80</text:p>
          </table:table-cell>
          <table:table-cell table:style-name="ce6"/>
          <table:table-cell office:value-type="float" office:value="4146" table:style-name="ce7">
            <text:p>4’1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57.2" table:style-name="ce6">
            <text:p>3’557.20</text:p>
          </table:table-cell>
          <table:table-cell office:value-type="float" office:value="3300" table:style-name="ce7">
            <text:p>3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212.1000000000004" table:style-name="ce6">
            <text:p>4’212.10</text:p>
          </table:table-cell>
          <table:table-cell table:style-name="ce6"/>
          <table:table-cell office:value-type="float" office:value="912" table:style-name="ce7">
            <text:p>9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78.35" table:style-name="ce6">
            <text:p>2’678.35</text:p>
          </table:table-cell>
          <table:table-cell office:value-type="float" office:value="1100" table:style-name="ce7">
            <text:p>1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573.24" table:style-name="ce6">
            <text:p>4’573.24</text:p>
          </table:table-cell>
          <table:table-cell table:style-name="ce6"/>
          <table:table-cell office:value-type="float" office:value="-427" table:style-name="ce7">
            <text:p>-4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900" table:style-name="ce7">
            <text:p>3’9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5502.02" table:style-name="ce6">
            <text:p>55’502.02</text:p>
          </table:table-cell>
          <table:table-cell office:value-type="float" office:value="84700" table:style-name="ce7">
            <text:p>84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73450.960000000006" table:style-name="ce6">
            <text:p>73’450.96</text:p>
          </table:table-cell>
          <table:table-cell table:style-name="ce6"/>
          <table:table-cell office:value-type="float" office:value="-11249" table:style-name="ce7">
            <text:p>-11’2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425.3999999999996" table:style-name="ce6">
            <text:p>4’425.40</text:p>
          </table:table-cell>
          <table:table-cell table:style-name="ce6"/>
          <table:table-cell office:value-type="float" office:value="-75" table:style-name="ce7">
            <text:p>-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500" table:style-name="ce7">
            <text:p>4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761.65" table:style-name="ce6">
            <text:p>6’761.65</text:p>
          </table:table-cell>
          <table:table-cell office:value-type="float" office:value="3200" table:style-name="ce7">
            <text:p>3’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176.3" table:style-name="ce6">
            <text:p>4’176.30</text:p>
          </table:table-cell>
          <table:table-cell table:style-name="ce6"/>
          <table:table-cell office:value-type="float" office:value="976" table:style-name="ce7">
            <text:p>9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5775.03" table:style-name="ce6">
            <text:p>75’775.03</text:p>
          </table:table-cell>
          <table:table-cell office:value-type="float" office:value="86000" table:style-name="ce7">
            <text:p>86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77471.61" table:style-name="ce6">
            <text:p>77’471.61</text:p>
          </table:table-cell>
          <table:table-cell table:style-name="ce6"/>
          <table:table-cell office:value-type="float" office:value="-8528" table:style-name="ce7">
            <text:p>-8’5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5730.59" table:style-name="ce6">
            <text:p>205’730.59</text:p>
          </table:table-cell>
          <table:table-cell office:value-type="float" office:value="247200" table:style-name="ce7">
            <text:p>247’2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82959.43" table:style-name="ce6">
            <text:p>182’959.43</text:p>
          </table:table-cell>
          <table:table-cell table:style-name="ce6"/>
          <table:table-cell office:value-type="float" office:value="-64241" table:style-name="ce7">
            <text:p>-64’24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86.18" table:style-name="ce6">
            <text:p>6’286.18</text:p>
          </table:table-cell>
          <table:table-cell office:value-type="float" office:value="8500" table:style-name="ce7">
            <text:p>8’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5849.6" table:style-name="ce6">
            <text:p>5’849.60</text:p>
          </table:table-cell>
          <table:table-cell table:style-name="ce6"/>
          <table:table-cell office:value-type="float" office:value="-2650" table:style-name="ce7">
            <text:p>-2’6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00" table:style-name="ce6">
            <text:p>1’000.00</text:p>
          </table:table-cell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number-columns-repeated="2" table:style-name="ce6"/>
          <table:table-cell office:value-type="float" office:value="-600" table:style-name="ce7">
            <text:p>-6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713.85" table:style-name="ce6">
            <text:p>13’713.85</text:p>
          </table:table-cell>
          <table:table-cell office:value-type="float" office:value="9800" table:style-name="ce7">
            <text:p>9’8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9332.3" table:style-name="ce6">
            <text:p>19’332.30</text:p>
          </table:table-cell>
          <table:table-cell office:value-type="float" office:value="9532" table:style-name="ce7">
            <text:p>9’53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00" table:style-name="ce6">
            <text:p>5’600.00</text:p>
          </table:table-cell>
          <table:table-cell office:value-type="float" office:value="7400" table:style-name="ce7">
            <text:p>7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7762.799999999999" table:style-name="ce6">
            <text:p>27’762.80</text:p>
          </table:table-cell>
          <table:table-cell office:value-type="float" office:value="20363" table:style-name="ce7">
            <text:p>20’36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7094.75" table:style-name="ce6">
            <text:p>7’094.75</text:p>
          </table:table-cell>
          <table:table-cell office:value-type="float" office:value="7095" table:style-name="ce7">
            <text:p>7’0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300" table:style-name="ce7">
            <text:p>3’3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number-columns-repeated="2" table:style-name="ce6"/>
          <table:table-cell office:value-type="float" office:value="-3300" table:style-name="ce7">
            <text:p>-3’3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62</text:p>
          </table:table-cell>
          <table:table-cell office:value-type="string" table:style-name="ce9">
            <text:p>Information, Postdienst, Kopierer und Drucksach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98663.71" table:style-name="ce10">
            <text:p>1’298’663.71</text:p>
          </table:table-cell>
          <table:table-cell office:value-type="float" office:value="1252600" table:style-name="ce11">
            <text:p>1’252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337844.24" table:style-name="ce10">
            <text:p>1’337’844.24</text:p>
          </table:table-cell>
          <table:table-cell table:style-name="ce10"/>
          <table:table-cell office:value-type="float" office:value="-38756" table:style-name="ce11">
            <text:p>-38’75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24000" table:style-name="ce11">
            <text:p>124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7682.4" table:style-name="ce10">
            <text:p>127’682.40</text:p>
          </table:table-cell>
          <table:table-cell office:value-type="float" office:value="124700" table:style-name="ce11">
            <text:p>124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32964.49" table:style-name="ce10">
            <text:p>132’964.49</text:p>
          </table:table-cell>
          <table:table-cell office:value-type="float" office:value="8264" table:style-name="ce11">
            <text:p>8’26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70981.31" table:style-name="ce10">
            <text:p>1’170’981.31</text:p>
          </table:table-cell>
          <table:table-cell office:value-type="float" office:value="1251900" table:style-name="ce11">
            <text:p>1’251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04879.75" table:style-name="ce10">
            <text:p>1’204’879.7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2694.95" table:style-name="ce6">
            <text:p>412’694.95</text:p>
          </table:table-cell>
          <table:table-cell office:value-type="float" office:value="434900" table:style-name="ce7">
            <text:p>434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14143.2" table:style-name="ce6">
            <text:p>414’143.20</text:p>
          </table:table-cell>
          <table:table-cell table:style-name="ce6"/>
          <table:table-cell office:value-type="float" office:value="-20757" table:style-name="ce7">
            <text:p>-20’7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826" table:style-name="ce6">
            <text:p>29’826.00</text:p>
          </table:table-cell>
          <table:table-cell office:value-type="float" office:value="29800" table:style-name="ce7">
            <text:p>29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9952.35" table:style-name="ce6">
            <text:p>29’952.35</text:p>
          </table:table-cell>
          <table:table-cell table:style-name="ce6"/>
          <table:table-cell office:value-type="float" office:value="152" table:style-name="ce7">
            <text:p>1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309.85" table:style-name="ce6">
            <text:p>39’309.85</text:p>
          </table:table-cell>
          <table:table-cell office:value-type="float" office:value="39200" table:style-name="ce7">
            <text:p>39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9078.6" table:style-name="ce6">
            <text:p>39’078.60</text:p>
          </table:table-cell>
          <table:table-cell table:style-name="ce6"/>
          <table:table-cell office:value-type="float" office:value="-121" table:style-name="ce7">
            <text:p>-1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03.4499999999998" table:style-name="ce6">
            <text:p>2’603.45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825.25" table:style-name="ce6">
            <text:p>2’825.25</text:p>
          </table:table-cell>
          <table:table-cell table:style-name="ce6"/>
          <table:table-cell office:value-type="float" office:value="-175" table:style-name="ce7">
            <text:p>-1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405.2" table:style-name="ce6">
            <text:p>11’405.20</text:p>
          </table:table-cell>
          <table:table-cell office:value-type="float" office:value="7500" table:style-name="ce7">
            <text:p>7’5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4096.05" table:style-name="ce6">
            <text:p>4’096.05</text:p>
          </table:table-cell>
          <table:table-cell table:style-name="ce6"/>
          <table:table-cell office:value-type="float" office:value="-3404" table:style-name="ce7">
            <text:p>-3’40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70.1" table:style-name="ce6">
            <text:p>1’970.1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638.4" table:style-name="ce6">
            <text:p>2’638.40</text:p>
          </table:table-cell>
          <table:table-cell table:style-name="ce6"/>
          <table:table-cell office:value-type="float" office:value="1738" table:style-name="ce7">
            <text:p>1’7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664.9" table:style-name="ce6">
            <text:p>7’664.90</text:p>
          </table:table-cell>
          <table:table-cell office:value-type="float" office:value="7200" table:style-name="ce7">
            <text:p>7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7957.1" table:style-name="ce6">
            <text:p>7’957.10</text:p>
          </table:table-cell>
          <table:table-cell table:style-name="ce6"/>
          <table:table-cell office:value-type="float" office:value="757" table:style-name="ce7">
            <text:p>7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806.15" table:style-name="ce6">
            <text:p>14’806.15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093.1500000000001" table:style-name="ce6">
            <text:p>1’093.15</text:p>
          </table:table-cell>
          <table:table-cell table:style-name="ce6"/>
          <table:table-cell office:value-type="float" office:value="1093" table:style-name="ce7">
            <text:p>1’0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12.55" table:style-name="ce6">
            <text:p>3’112.55</text:p>
          </table:table-cell>
          <table:table-cell office:value-type="float" office:value="2300" table:style-name="ce7">
            <text:p>2’3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377.5" table:style-name="ce6">
            <text:p>2’377.50</text:p>
          </table:table-cell>
          <table:table-cell table:style-name="ce6"/>
          <table:table-cell office:value-type="float" office:value="78" table:style-name="ce7">
            <text:p>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492.85" table:style-name="ce6">
            <text:p>40’492.85</text:p>
          </table:table-cell>
          <table:table-cell office:value-type="float" office:value="40400" table:style-name="ce7">
            <text:p>40’4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42309.13" table:style-name="ce6">
            <text:p>42’309.13</text:p>
          </table:table-cell>
          <table:table-cell table:style-name="ce6"/>
          <table:table-cell office:value-type="float" office:value="1909" table:style-name="ce7">
            <text:p>1’90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.3" table:style-name="ce6">
            <text:p>53.3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66.4" table:style-name="ce6">
            <text:p>366.40</text:p>
          </table:table-cell>
          <table:table-cell table:style-name="ce6"/>
          <table:table-cell office:value-type="float" office:value="-34" table:style-name="ce7">
            <text:p>-3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5619.75" table:style-name="ce6">
            <text:p>615’619.75</text:p>
          </table:table-cell>
          <table:table-cell office:value-type="float" office:value="554600" table:style-name="ce7">
            <text:p>554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678466.7" table:style-name="ce6">
            <text:p>678’466.70</text:p>
          </table:table-cell>
          <table:table-cell table:style-name="ce6"/>
          <table:table-cell office:value-type="float" office:value="-133" table:style-name="ce7">
            <text:p>-13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4000" table:style-name="ce7">
            <text:p>124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97.05" table:style-name="ce6">
            <text:p>1’897.05</text:p>
          </table:table-cell>
          <table:table-cell office:value-type="float" office:value="2600" table:style-name="ce7">
            <text:p>2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office:value-type="float" office:value="-2600" table:style-name="ce7">
            <text:p>-2’6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596.6" table:style-name="ce6">
            <text:p>115’596.60</text:p>
          </table:table-cell>
          <table:table-cell office:value-type="float" office:value="127900" table:style-name="ce7">
            <text:p>127’9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10837.6" table:style-name="ce6">
            <text:p>110’837.60</text:p>
          </table:table-cell>
          <table:table-cell table:style-name="ce6"/>
          <table:table-cell office:value-type="float" office:value="-17062" table:style-name="ce7">
            <text:p>-17’0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11.01" table:style-name="ce6">
            <text:p>1’611.01</text:p>
          </table:table-cell>
          <table:table-cell office:value-type="float" office:value="1900" table:style-name="ce7">
            <text:p>1’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702.81" table:style-name="ce6">
            <text:p>1’702.81</text:p>
          </table:table-cell>
          <table:table-cell table:style-name="ce6"/>
          <table:table-cell office:value-type="float" office:value="-197" table:style-name="ce7">
            <text:p>-1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9701.899999999994" table:style-name="ce6">
            <text:p>79’701.90</text:p>
          </table:table-cell>
          <table:table-cell office:value-type="float" office:value="75400" table:style-name="ce7">
            <text:p>75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86291.55" table:style-name="ce6">
            <text:p>86’291.55</text:p>
          </table:table-cell>
          <table:table-cell office:value-type="float" office:value="10892" table:style-name="ce7">
            <text:p>10’8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7980.5" table:style-name="ce6">
            <text:p>47’980.50</text:p>
          </table:table-cell>
          <table:table-cell office:value-type="float" office:value="49300" table:style-name="ce7">
            <text:p>49’3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6672.94" table:style-name="ce6">
            <text:p>46’672.94</text:p>
          </table:table-cell>
          <table:table-cell office:value-type="float" office:value="-2627" table:style-name="ce7">
            <text:p>-2’6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63</text:p>
          </table:table-cell>
          <table:table-cell office:value-type="string" table:style-name="ce9">
            <text:p>Saalbewirtschaft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3921.52" table:style-name="ce10">
            <text:p>63’921.52</text:p>
          </table:table-cell>
          <table:table-cell office:value-type="float" office:value="66500" table:style-name="ce11">
            <text:p>66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7330.17" table:style-name="ce10">
            <text:p>67’330.17</text:p>
          </table:table-cell>
          <table:table-cell table:style-name="ce10"/>
          <table:table-cell office:value-type="float" office:value="830" table:style-name="ce11">
            <text:p>83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8850" table:style-name="ce10">
            <text:p>28’850.00</text:p>
          </table:table-cell>
          <table:table-cell office:value-type="float" office:value="23100" table:style-name="ce11">
            <text:p>23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6310" table:style-name="ce10">
            <text:p>26’310.00</text:p>
          </table:table-cell>
          <table:table-cell office:value-type="float" office:value="3210" table:style-name="ce11">
            <text:p>3’21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5071.519999999997" table:style-name="ce10">
            <text:p>35’071.52</text:p>
          </table:table-cell>
          <table:table-cell office:value-type="float" office:value="43400" table:style-name="ce11">
            <text:p>43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1020.17" table:style-name="ce10">
            <text:p>41’020.17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2973" table:style-name="ce6">
            <text:p>52’973.00</text:p>
          </table:table-cell>
          <table:table-cell office:value-type="float" office:value="54600" table:style-name="ce7">
            <text:p>54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5717.65" table:style-name="ce6">
            <text:p>55’717.65</text:p>
          </table:table-cell>
          <table:table-cell table:style-name="ce6"/>
          <table:table-cell office:value-type="float" office:value="1118" table:style-name="ce7">
            <text:p>1’1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74" table:style-name="ce6">
            <text:p>3’874.00</text:p>
          </table:table-cell>
          <table:table-cell office:value-type="float" office:value="3900" table:style-name="ce7">
            <text:p>3’9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206.8" table:style-name="ce6">
            <text:p>4’206.80</text:p>
          </table:table-cell>
          <table:table-cell table:style-name="ce6"/>
          <table:table-cell office:value-type="float" office:value="307" table:style-name="ce7">
            <text:p>3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96" table:style-name="ce6">
            <text:p>5’796.00</text:p>
          </table:table-cell>
          <table:table-cell office:value-type="float" office:value="5900" table:style-name="ce7">
            <text:p>5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5830.8" table:style-name="ce6">
            <text:p>5’830.80</text:p>
          </table:table-cell>
          <table:table-cell table:style-name="ce6"/>
          <table:table-cell office:value-type="float" office:value="-69" table:style-name="ce7">
            <text:p>-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4.10000000000002" table:style-name="ce6">
            <text:p>324.1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80.4" table:style-name="ce6">
            <text:p>380.40</text:p>
          </table:table-cell>
          <table:table-cell table:style-name="ce6"/>
          <table:table-cell office:value-type="float" office:value="80" table:style-name="ce7">
            <text:p>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00" table:style-name="ce6">
            <text:p>100.00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4.5" table:style-name="ce6">
            <text:p>284.50</text:p>
          </table:table-cell>
          <table:table-cell office:value-type="float" office:value="700" table:style-name="ce7">
            <text:p>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451.55" table:style-name="ce6">
            <text:p>451.55</text:p>
          </table:table-cell>
          <table:table-cell table:style-name="ce6"/>
          <table:table-cell office:value-type="float" office:value="-248" table:style-name="ce7">
            <text:p>-24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8.1" table:style-name="ce6">
            <text:p>158.10</text:p>
          </table:table-cell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84.75" table:style-name="ce6">
            <text:p>84.75</text:p>
          </table:table-cell>
          <table:table-cell table:style-name="ce6"/>
          <table:table-cell office:value-type="float" office:value="-15" table:style-name="ce7">
            <text:p>-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11.82" table:style-name="ce6">
            <text:p>511.82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558.22" table:style-name="ce6">
            <text:p>558.22</text:p>
          </table:table-cell>
          <table:table-cell table:style-name="ce6"/>
          <table:table-cell office:value-type="float" office:value="58" table:style-name="ce7">
            <text:p>5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350" table:style-name="ce6">
            <text:p>27’350.00</text:p>
          </table:table-cell>
          <table:table-cell office:value-type="float" office:value="21600" table:style-name="ce7">
            <text:p>21’6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5185" table:style-name="ce6">
            <text:p>25’185.00</text:p>
          </table:table-cell>
          <table:table-cell office:value-type="float" office:value="3585" table:style-name="ce7">
            <text:p>3’58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00" table:style-name="ce6">
            <text:p>1’500.00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125" table:style-name="ce6">
            <text:p>1’125.00</text:p>
          </table:table-cell>
          <table:table-cell office:value-type="float" office:value="-375" table:style-name="ce7">
            <text:p>-3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7</text:p>
          </table:table-cell>
          <table:table-cell office:value-type="string" table:style-name="ce9">
            <text:p>Recht und Legistik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32361.09000000003" table:style-name="ce10">
            <text:p>332’361.09</text:p>
          </table:table-cell>
          <table:table-cell office:value-type="float" office:value="379100" table:style-name="ce11">
            <text:p>379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84891.05" table:style-name="ce10">
            <text:p>384’891.05</text:p>
          </table:table-cell>
          <table:table-cell table:style-name="ce10"/>
          <table:table-cell office:value-type="float" office:value="-12009" table:style-name="ce11">
            <text:p>-12’00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7800" table:style-name="ce11">
            <text:p>17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148.450000000001" table:style-name="ce10">
            <text:p>10’148.45</text:p>
          </table:table-cell>
          <table:table-cell office:value-type="float" office:value="3900" table:style-name="ce11">
            <text:p>3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-50" table:style-name="ce10">
            <text:p>-50.00</text:p>
          </table:table-cell>
          <table:table-cell office:value-type="float" office:value="-3950" table:style-name="ce11">
            <text:p>-3’95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22212.64" table:style-name="ce10">
            <text:p>322’212.64</text:p>
          </table:table-cell>
          <table:table-cell office:value-type="float" office:value="393000" table:style-name="ce11">
            <text:p>393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84941.05" table:style-name="ce10">
            <text:p>384’941.0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3267.84999999998" table:style-name="ce6">
            <text:p>263’267.85</text:p>
          </table:table-cell>
          <table:table-cell office:value-type="float" office:value="287500" table:style-name="ce7">
            <text:p>287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89152.3" table:style-name="ce6">
            <text:p>289’152.30</text:p>
          </table:table-cell>
          <table:table-cell table:style-name="ce6"/>
          <table:table-cell office:value-type="float" office:value="1652" table:style-name="ce7">
            <text:p>1’6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606.849999999999" table:style-name="ce6">
            <text:p>19’606.85</text:p>
          </table:table-cell>
          <table:table-cell office:value-type="float" office:value="21400" table:style-name="ce7">
            <text:p>21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2327.05" table:style-name="ce6">
            <text:p>22’327.05</text:p>
          </table:table-cell>
          <table:table-cell table:style-name="ce6"/>
          <table:table-cell office:value-type="float" office:value="927" table:style-name="ce7">
            <text:p>9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452.1" table:style-name="ce6">
            <text:p>27’452.10</text:p>
          </table:table-cell>
          <table:table-cell office:value-type="float" office:value="30900" table:style-name="ce7">
            <text:p>30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9757.599999999999" table:style-name="ce6">
            <text:p>29’757.60</text:p>
          </table:table-cell>
          <table:table-cell table:style-name="ce6"/>
          <table:table-cell office:value-type="float" office:value="-1142" table:style-name="ce7">
            <text:p>-1’1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31.95" table:style-name="ce6">
            <text:p>1’631.95</text:p>
          </table:table-cell>
          <table:table-cell office:value-type="float" office:value="1800" table:style-name="ce7">
            <text:p>1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933.65" table:style-name="ce6">
            <text:p>1’933.65</text:p>
          </table:table-cell>
          <table:table-cell table:style-name="ce6"/>
          <table:table-cell office:value-type="float" office:value="134" table:style-name="ce7">
            <text:p>13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206" table:style-name="ce6">
            <text:p>1’206.00</text:p>
          </table:table-cell>
          <table:table-cell table:style-name="ce6"/>
          <table:table-cell office:value-type="float" office:value="6" table:style-name="ce7">
            <text:p>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71.49" table:style-name="ce6">
            <text:p>3’471.49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866.12" table:style-name="ce6">
            <text:p>3’866.12</text:p>
          </table:table-cell>
          <table:table-cell table:style-name="ce6"/>
          <table:table-cell office:value-type="float" office:value="866" table:style-name="ce7">
            <text:p>86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94" table:style-name="ce6">
            <text:p>494.00</text:p>
          </table:table-cell>
          <table:table-cell table:style-name="ce6"/>
          <table:table-cell office:value-type="float" office:value="94" table:style-name="ce7">
            <text:p>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399.400000000001" table:style-name="ce6">
            <text:p>16’399.40</text:p>
          </table:table-cell>
          <table:table-cell office:value-type="float" office:value="32200" table:style-name="ce7">
            <text:p>32’2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3635.85" table:style-name="ce6">
            <text:p>33’635.85</text:p>
          </table:table-cell>
          <table:table-cell table:style-name="ce6"/>
          <table:table-cell office:value-type="float" office:value="-16364" table:style-name="ce7">
            <text:p>-16’3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7800" table:style-name="ce7">
            <text:p>17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926.8" table:style-name="ce6">
            <text:p>1’926.80</text:p>
          </table:table-cell>
          <table:table-cell table:style-name="ce6"/>
          <table:table-cell office:value-type="float" office:value="1927" table:style-name="ce7">
            <text:p>1’9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1.45000000000005" table:style-name="ce6">
            <text:p>531.45</text:p>
          </table:table-cell>
          <table:table-cell office:value-type="float" office:value="700" table:style-name="ce7">
            <text:p>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591.67999999999995" table:style-name="ce6">
            <text:p>591.68</text:p>
          </table:table-cell>
          <table:table-cell table:style-name="ce6"/>
          <table:table-cell office:value-type="float" office:value="-108" table:style-name="ce7">
            <text:p>-1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00" table:style-name="ce6">
            <text:p>1’700.00</text:p>
          </table:table-cell>
          <table:table-cell table:style-name="ce7"/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00" table:style-name="ce6">
            <text:p>1’700.00</text:p>
          </table:table-cell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-50" table:style-name="ce6">
            <text:p>-50.00</text:p>
          </table:table-cell>
          <table:table-cell office:value-type="float" office:value="50" table:style-name="ce7">
            <text:p>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748.45" table:style-name="ce6">
            <text:p>6’748.45</text:p>
          </table:table-cell>
          <table:table-cell office:value-type="float" office:value="3900" table:style-name="ce7">
            <text:p>3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office:value-type="float" office:value="-3900" table:style-name="ce7">
            <text:p>-3’9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8</text:p>
          </table:table-cell>
          <table:table-cell office:value-type="string" table:style-name="ce9">
            <text:p>Finanzkontro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03571.85" table:style-name="ce10">
            <text:p>1’003’571.85</text:p>
          </table:table-cell>
          <table:table-cell office:value-type="float" office:value="1016900" table:style-name="ce11">
            <text:p>1’016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995474.54" table:style-name="ce10">
            <text:p>995’474.54</text:p>
          </table:table-cell>
          <table:table-cell table:style-name="ce10"/>
          <table:table-cell office:value-type="float" office:value="-21425" table:style-name="ce11">
            <text:p>-21’42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9625.1" table:style-name="ce10">
            <text:p>109’625.10</text:p>
          </table:table-cell>
          <table:table-cell office:value-type="float" office:value="82800" table:style-name="ce11">
            <text:p>82’8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6730.8" table:style-name="ce10">
            <text:p>96’730.80</text:p>
          </table:table-cell>
          <table:table-cell office:value-type="float" office:value="13931" table:style-name="ce11">
            <text:p>13’93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93946.75" table:style-name="ce10">
            <text:p>893’946.75</text:p>
          </table:table-cell>
          <table:table-cell office:value-type="float" office:value="934100" table:style-name="ce11">
            <text:p>934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898743.74" table:style-name="ce10">
            <text:p>898’743.7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11729.45" table:style-name="ce6">
            <text:p>811’729.45</text:p>
          </table:table-cell>
          <table:table-cell office:value-type="float" office:value="804500" table:style-name="ce7">
            <text:p>804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800543.25" table:style-name="ce6">
            <text:p>800’543.25</text:p>
          </table:table-cell>
          <table:table-cell table:style-name="ce6"/>
          <table:table-cell office:value-type="float" office:value="-3957" table:style-name="ce7">
            <text:p>-3’9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993.4" table:style-name="ce6">
            <text:p>57’993.40</text:p>
          </table:table-cell>
          <table:table-cell office:value-type="float" office:value="59700" table:style-name="ce7">
            <text:p>59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9017.25" table:style-name="ce6">
            <text:p>59’017.25</text:p>
          </table:table-cell>
          <table:table-cell table:style-name="ce6"/>
          <table:table-cell office:value-type="float" office:value="-683" table:style-name="ce7">
            <text:p>-6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7183.7" table:style-name="ce6">
            <text:p>107’183.70</text:p>
          </table:table-cell>
          <table:table-cell office:value-type="float" office:value="108800" table:style-name="ce7">
            <text:p>108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07727.45" table:style-name="ce6">
            <text:p>107’727.45</text:p>
          </table:table-cell>
          <table:table-cell table:style-name="ce6"/>
          <table:table-cell office:value-type="float" office:value="-1073" table:style-name="ce7">
            <text:p>-1’0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94.3500000000004" table:style-name="ce6">
            <text:p>4’394.35</text:p>
          </table:table-cell>
          <table:table-cell office:value-type="float" office:value="4600" table:style-name="ce7">
            <text:p>4’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897.3999999999996" table:style-name="ce6">
            <text:p>4’897.40</text:p>
          </table:table-cell>
          <table:table-cell table:style-name="ce6"/>
          <table:table-cell office:value-type="float" office:value="297" table:style-name="ce7">
            <text:p>2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430.4500000000007" table:style-name="ce6">
            <text:p>9’430.45</text:p>
          </table:table-cell>
          <table:table-cell office:value-type="float" office:value="12100" table:style-name="ce7">
            <text:p>12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1546.6" table:style-name="ce6">
            <text:p>11’546.60</text:p>
          </table:table-cell>
          <table:table-cell table:style-name="ce6"/>
          <table:table-cell office:value-type="float" office:value="-553" table:style-name="ce7">
            <text:p>-5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30.95" table:style-name="ce6">
            <text:p>2’030.95</text:p>
          </table:table-cell>
          <table:table-cell office:value-type="float" office:value="2400" table:style-name="ce7">
            <text:p>2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970.65" table:style-name="ce6">
            <text:p>2’970.65</text:p>
          </table:table-cell>
          <table:table-cell table:style-name="ce6"/>
          <table:table-cell office:value-type="float" office:value="571" table:style-name="ce7">
            <text:p>57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59.45" table:style-name="ce6">
            <text:p>859.45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32.6" table:style-name="ce6">
            <text:p>1’932.6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865.5" table:style-name="ce6">
            <text:p>1’865.50</text:p>
          </table:table-cell>
          <table:table-cell table:style-name="ce6"/>
          <table:table-cell office:value-type="float" office:value="-135" table:style-name="ce7">
            <text:p>-1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62.65" table:style-name="ce6">
            <text:p>2’162.65</text:p>
          </table:table-cell>
          <table:table-cell office:value-type="float" office:value="15700" table:style-name="ce7">
            <text:p>15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662.6" table:style-name="ce6">
            <text:p>662.60</text:p>
          </table:table-cell>
          <table:table-cell table:style-name="ce6"/>
          <table:table-cell office:value-type="float" office:value="-15037" table:style-name="ce7">
            <text:p>-15’0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84.35" table:style-name="ce6">
            <text:p>2’884.35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825" table:style-name="ce6">
            <text:p>2’825.00</text:p>
          </table:table-cell>
          <table:table-cell table:style-name="ce6"/>
          <table:table-cell office:value-type="float" office:value="25" table:style-name="ce7">
            <text:p>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70.5" table:style-name="ce6">
            <text:p>2’970.50</text:p>
          </table:table-cell>
          <table:table-cell office:value-type="float" office:value="4300" table:style-name="ce7">
            <text:p>4’3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3418.84" table:style-name="ce6">
            <text:p>3’418.84</text:p>
          </table:table-cell>
          <table:table-cell table:style-name="ce6"/>
          <table:table-cell office:value-type="float" office:value="-881" table:style-name="ce7">
            <text:p>-8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325" table:style-name="ce6">
            <text:p>64’325.00</text:p>
          </table:table-cell>
          <table:table-cell office:value-type="float" office:value="66000" table:style-name="ce7">
            <text:p>66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71200" table:style-name="ce6">
            <text:p>71’200.00</text:p>
          </table:table-cell>
          <table:table-cell office:value-type="float" office:value="5200" table:style-name="ce7">
            <text:p>5’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5300.1" table:style-name="ce6">
            <text:p>45’300.10</text:p>
          </table:table-cell>
          <table:table-cell office:value-type="float" office:value="16800" table:style-name="ce7">
            <text:p>16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5530.799999999999" table:style-name="ce6">
            <text:p>25’530.80</text:p>
          </table:table-cell>
          <table:table-cell office:value-type="float" office:value="8731" table:style-name="ce7">
            <text:p>8’73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19</text:p>
          </table:table-cell>
          <table:table-cell office:value-type="string" table:style-name="ce9">
            <text:p>Kommunikatio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99009.27" table:style-name="ce10">
            <text:p>1’299’009.27</text:p>
          </table:table-cell>
          <table:table-cell office:value-type="float" office:value="1224400" table:style-name="ce11">
            <text:p>1’224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84420.1200000001" table:style-name="ce10">
            <text:p>1’284’420.12</text:p>
          </table:table-cell>
          <table:table-cell table:style-name="ce10"/>
          <table:table-cell office:value-type="float" office:value="12320" table:style-name="ce11">
            <text:p>12’32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47700" table:style-name="ce11">
            <text:p>47’7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900" table:style-name="ce10">
            <text:p>7’900.00</text:p>
          </table:table-cell>
          <table:table-cell office:value-type="float" office:value="12400" table:style-name="ce11">
            <text:p>12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055.9" table:style-name="ce10">
            <text:p>9’055.90</text:p>
          </table:table-cell>
          <table:table-cell office:value-type="float" office:value="-3344" table:style-name="ce11">
            <text:p>-3’34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91109.27" table:style-name="ce10">
            <text:p>1’291’109.27</text:p>
          </table:table-cell>
          <table:table-cell office:value-type="float" office:value="1259700" table:style-name="ce11">
            <text:p>1’259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75364.22" table:style-name="ce10">
            <text:p>1’275’364.22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30465.85" table:style-name="ce6">
            <text:p>730’465.85</text:p>
          </table:table-cell>
          <table:table-cell office:value-type="float" office:value="751700" table:style-name="ce7">
            <text:p>751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742662.35" table:style-name="ce6">
            <text:p>742’662.35</text:p>
          </table:table-cell>
          <table:table-cell table:style-name="ce6"/>
          <table:table-cell office:value-type="float" office:value="-9038" table:style-name="ce7">
            <text:p>-9’0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5199.75" table:style-name="ce6">
            <text:p>55’199.75</text:p>
          </table:table-cell>
          <table:table-cell office:value-type="float" office:value="56600" table:style-name="ce7">
            <text:p>56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6551.85" table:style-name="ce6">
            <text:p>56’551.85</text:p>
          </table:table-cell>
          <table:table-cell table:style-name="ce6"/>
          <table:table-cell office:value-type="float" office:value="-48" table:style-name="ce7">
            <text:p>-4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562.149999999994" table:style-name="ce6">
            <text:p>77’562.15</text:p>
          </table:table-cell>
          <table:table-cell office:value-type="float" office:value="80300" table:style-name="ce7">
            <text:p>80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79801.5" table:style-name="ce6">
            <text:p>79’801.50</text:p>
          </table:table-cell>
          <table:table-cell table:style-name="ce6"/>
          <table:table-cell office:value-type="float" office:value="-499" table:style-name="ce7">
            <text:p>-4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534.3" table:style-name="ce6">
            <text:p>4’534.30</text:p>
          </table:table-cell>
          <table:table-cell office:value-type="float" office:value="4700" table:style-name="ce7">
            <text:p>4’7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5015.6499999999996" table:style-name="ce6">
            <text:p>5’015.65</text:p>
          </table:table-cell>
          <table:table-cell table:style-name="ce6"/>
          <table:table-cell office:value-type="float" office:value="316" table:style-name="ce7">
            <text:p>3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2553.55" table:style-name="ce6">
            <text:p>42’553.55</text:p>
          </table:table-cell>
          <table:table-cell office:value-type="float" office:value="39100" table:style-name="ce7">
            <text:p>39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6038.800000000003" table:style-name="ce6">
            <text:p>36’038.80</text:p>
          </table:table-cell>
          <table:table-cell table:style-name="ce6"/>
          <table:table-cell office:value-type="float" office:value="-3061" table:style-name="ce7">
            <text:p>-3’0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74.9" table:style-name="ce6">
            <text:p>3’774.90</text:p>
          </table:table-cell>
          <table:table-cell office:value-type="float" office:value="3100" table:style-name="ce7">
            <text:p>3’1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4749.3900000000003" table:style-name="ce6">
            <text:p>4’749.39</text:p>
          </table:table-cell>
          <table:table-cell table:style-name="ce6"/>
          <table:table-cell office:value-type="float" office:value="1649" table:style-name="ce7">
            <text:p>1’6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4.5" table:style-name="ce6">
            <text:p>534.50</text:p>
          </table:table-cell>
          <table:table-cell office:value-type="float" office:value="2200" table:style-name="ce7">
            <text:p>2’2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199.15" table:style-name="ce6">
            <text:p>2’199.15</text:p>
          </table:table-cell>
          <table:table-cell table:style-name="ce6"/>
          <table:table-cell office:value-type="float" office:value="-1" table:style-name="ce7">
            <text:p>-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31.15" table:style-name="ce6">
            <text:p>3’431.15</text:p>
          </table:table-cell>
          <table:table-cell office:value-type="float" office:value="3400" table:style-name="ce7">
            <text:p>3’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614.2" table:style-name="ce6">
            <text:p>1’614.20</text:p>
          </table:table-cell>
          <table:table-cell table:style-name="ce6"/>
          <table:table-cell office:value-type="float" office:value="-1786" table:style-name="ce7">
            <text:p>-1’7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3679.1" table:style-name="ce6">
            <text:p>233’679.10</text:p>
          </table:table-cell>
          <table:table-cell office:value-type="float" office:value="206400" table:style-name="ce7">
            <text:p>206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53801.25" table:style-name="ce6">
            <text:p>253’801.25</text:p>
          </table:table-cell>
          <table:table-cell table:style-name="ce6"/>
          <table:table-cell office:value-type="float" office:value="-299" table:style-name="ce7">
            <text:p>-2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7700" table:style-name="ce7">
            <text:p>47’7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69.65" table:style-name="ce6">
            <text:p>2’669.65</text:p>
          </table:table-cell>
          <table:table-cell office:value-type="float" office:value="3600" table:style-name="ce7">
            <text:p>3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289.3499999999999" table:style-name="ce6">
            <text:p>1’289.35</text:p>
          </table:table-cell>
          <table:table-cell table:style-name="ce6"/>
          <table:table-cell office:value-type="float" office:value="-2311" table:style-name="ce7">
            <text:p>-2’3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104.4" table:style-name="ce6">
            <text:p>15’104.40</text:p>
          </table:table-cell>
          <table:table-cell office:value-type="float" office:value="15100" table:style-name="ce7">
            <text:p>15’1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table:number-columns-repeated="2" table:style-name="ce6"/>
          <table:table-cell office:value-type="float" office:value="-15100" table:style-name="ce7">
            <text:p>-15’1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9499.97" table:style-name="ce6">
            <text:p>129’499.97</text:p>
          </table:table-cell>
          <table:table-cell office:value-type="float" office:value="58200" table:style-name="ce7">
            <text:p>58’2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00696.63" table:style-name="ce6">
            <text:p>100’696.63</text:p>
          </table:table-cell>
          <table:table-cell table:style-name="ce6"/>
          <table:table-cell office:value-type="float" office:value="42497" table:style-name="ce7">
            <text:p>42’4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900" table:style-name="ce6">
            <text:p>7’900.00</text:p>
          </table:table-cell>
          <table:table-cell office:value-type="float" office:value="12400" table:style-name="ce7">
            <text:p>12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9055.9" table:style-name="ce6">
            <text:p>9’055.90</text:p>
          </table:table-cell>
          <table:table-cell office:value-type="float" office:value="-3344" table:style-name="ce7">
            <text:p>-3’34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</text:p>
          </table:table-cell>
          <table:table-cell office:value-type="string" table:style-name="ce9">
            <text:p>Direktion Inneres und Finanz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34062466.95999999" table:style-name="ce10">
            <text:p>134’062’466.96</text:p>
          </table:table-cell>
          <table:table-cell office:value-type="float" office:value="139222964" table:style-name="ce11">
            <text:p>139’222’964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61806506.63999999" table:style-name="ce10">
            <text:p>161’806’506.64</text:p>
          </table:table-cell>
          <table:table-cell table:style-name="ce10"/>
          <table:table-cell office:value-type="float" office:value="20503543" table:style-name="ce11">
            <text:p>20’503’54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910200" table:style-name="ce11">
            <text:p>910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69800" table:style-name="ce11">
            <text:p>1’169’8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28749014.80000001" table:style-name="ce10">
            <text:p>428’749’014.80</text:p>
          </table:table-cell>
          <table:table-cell office:value-type="float" office:value="428611517" table:style-name="ce11">
            <text:p>428’611’517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30273409.73000002" table:style-name="ce10">
            <text:p>430’273’409.73</text:p>
          </table:table-cell>
          <table:table-cell office:value-type="float" office:value="1661893" table:style-name="ce11">
            <text:p>1’661’89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94686547.83999997" table:style-name="ce10">
            <text:p>294’686’547.84</text:p>
          </table:table-cell>
          <table:table-cell office:value-type="float" office:value="287308553" table:style-name="ce11">
            <text:p>287’308’553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68466903.08999997" table:style-name="ce10">
            <text:p>268’466’903.09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0</text:p>
          </table:table-cell>
          <table:table-cell office:value-type="string" table:style-name="ce9">
            <text:p>Stab Inneres und Finanz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557779.469999999" table:style-name="ce10">
            <text:p>20’557’779.47</text:p>
          </table:table-cell>
          <table:table-cell office:value-type="float" office:value="19881700" table:style-name="ce11">
            <text:p>19’881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295114.760000002" table:style-name="ce10">
            <text:p>20’295’114.76</text:p>
          </table:table-cell>
          <table:table-cell table:style-name="ce10"/>
          <table:table-cell office:value-type="float" office:value="-77785" table:style-name="ce11">
            <text:p>-77’78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491200" table:style-name="ce11">
            <text:p>491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9219.35" table:style-name="ce10">
            <text:p>149’219.35</text:p>
          </table:table-cell>
          <table:table-cell office:value-type="float" office:value="19700" table:style-name="ce11">
            <text:p>19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76509.899999999994" table:style-name="ce10">
            <text:p>76’509.90</text:p>
          </table:table-cell>
          <table:table-cell office:value-type="float" office:value="56810" table:style-name="ce11">
            <text:p>56’81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408560.120000001" table:style-name="ce10">
            <text:p>20’408’560.12</text:p>
          </table:table-cell>
          <table:table-cell office:value-type="float" office:value="20353200" table:style-name="ce11">
            <text:p>20’353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0218604.859999999" table:style-name="ce10">
            <text:p>20’218’604.86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0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51948.07999999996" table:style-name="ce10">
            <text:p>651’948.08</text:p>
          </table:table-cell>
          <table:table-cell office:value-type="float" office:value="668100" table:style-name="ce11">
            <text:p>668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56052.64" table:style-name="ce10">
            <text:p>656’052.64</text:p>
          </table:table-cell>
          <table:table-cell table:style-name="ce10"/>
          <table:table-cell office:value-type="float" office:value="-125947" table:style-name="ce11">
            <text:p>-125’94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3900" table:style-name="ce11">
            <text:p>113’9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9219.35" table:style-name="ce10">
            <text:p>149’219.35</text:p>
          </table:table-cell>
          <table:table-cell office:value-type="float" office:value="19700" table:style-name="ce11">
            <text:p>19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76509.899999999994" table:style-name="ce10">
            <text:p>76’509.90</text:p>
          </table:table-cell>
          <table:table-cell office:value-type="float" office:value="56810" table:style-name="ce11">
            <text:p>56’81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02728.73" table:style-name="ce10">
            <text:p>502’728.73</text:p>
          </table:table-cell>
          <table:table-cell office:value-type="float" office:value="762300" table:style-name="ce11">
            <text:p>762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79542.74" table:style-name="ce10">
            <text:p>579’542.7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4449.05" table:style-name="ce6">
            <text:p>414’449.05</text:p>
          </table:table-cell>
          <table:table-cell office:value-type="float" office:value="451100" table:style-name="ce7">
            <text:p>451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65051.6" table:style-name="ce6">
            <text:p>365’051.60</text:p>
          </table:table-cell>
          <table:table-cell table:style-name="ce6"/>
          <table:table-cell office:value-type="float" office:value="-86048" table:style-name="ce7">
            <text:p>-86’04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477.95" table:style-name="ce6">
            <text:p>31’477.95</text:p>
          </table:table-cell>
          <table:table-cell office:value-type="float" office:value="34200" table:style-name="ce7">
            <text:p>34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7573.8" table:style-name="ce6">
            <text:p>27’573.80</text:p>
          </table:table-cell>
          <table:table-cell table:style-name="ce6"/>
          <table:table-cell office:value-type="float" office:value="-6626" table:style-name="ce7">
            <text:p>-6’6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941.599999999999" table:style-name="ce6">
            <text:p>38’941.60</text:p>
          </table:table-cell>
          <table:table-cell office:value-type="float" office:value="44400" table:style-name="ce7">
            <text:p>44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7654.949999999997" table:style-name="ce6">
            <text:p>37’654.95</text:p>
          </table:table-cell>
          <table:table-cell table:style-name="ce6"/>
          <table:table-cell office:value-type="float" office:value="-6745" table:style-name="ce7">
            <text:p>-6’7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00.3" table:style-name="ce6">
            <text:p>2’800.30</text:p>
          </table:table-cell>
          <table:table-cell office:value-type="float" office:value="3300" table:style-name="ce7">
            <text:p>3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426.1" table:style-name="ce6">
            <text:p>2’426.10</text:p>
          </table:table-cell>
          <table:table-cell table:style-name="ce6"/>
          <table:table-cell office:value-type="float" office:value="-874" table:style-name="ce7">
            <text:p>-8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31.7" table:style-name="ce6">
            <text:p>1’831.70</text:p>
          </table:table-cell>
          <table:table-cell office:value-type="float" office:value="5100" table:style-name="ce7">
            <text:p>5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608.79999999999995" table:style-name="ce6">
            <text:p>608.80</text:p>
          </table:table-cell>
          <table:table-cell table:style-name="ce6"/>
          <table:table-cell office:value-type="float" office:value="-4491" table:style-name="ce7">
            <text:p>-4’4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30.1" table:style-name="ce6">
            <text:p>1’430.10</text:p>
          </table:table-cell>
          <table:table-cell office:value-type="float" office:value="2200" table:style-name="ce7">
            <text:p>2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407" table:style-name="ce6">
            <text:p>1’407.00</text:p>
          </table:table-cell>
          <table:table-cell table:style-name="ce6"/>
          <table:table-cell office:value-type="float" office:value="-793" table:style-name="ce7">
            <text:p>-7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446.9500000000007" table:style-name="ce6">
            <text:p>8’446.95</text:p>
          </table:table-cell>
          <table:table-cell office:value-type="float" office:value="3700" table:style-name="ce7">
            <text:p>3’7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6713.3" table:style-name="ce6">
            <text:p>6’713.30</text:p>
          </table:table-cell>
          <table:table-cell table:style-name="ce6"/>
          <table:table-cell office:value-type="float" office:value="-287" table:style-name="ce7">
            <text:p>-2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300" table:style-name="ce7">
            <text:p>3’3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9965.85" table:style-name="ce6">
            <text:p>149’965.85</text:p>
          </table:table-cell>
          <table:table-cell office:value-type="float" office:value="121100" table:style-name="ce7">
            <text:p>121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09209.71" table:style-name="ce6">
            <text:p>209’209.71</text:p>
          </table:table-cell>
          <table:table-cell table:style-name="ce6"/>
          <table:table-cell office:value-type="float" office:value="-22490" table:style-name="ce7">
            <text:p>-22’49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10600" table:style-name="ce7">
            <text:p>110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6.95" table:style-name="ce6">
            <text:p>126.95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49" table:style-name="ce6">
            <text:p>349.00</text:p>
          </table:table-cell>
          <table:table-cell table:style-name="ce6"/>
          <table:table-cell office:value-type="float" office:value="49" table:style-name="ce7">
            <text:p>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77.63" table:style-name="ce6">
            <text:p>2’477.63</text:p>
          </table:table-cell>
          <table:table-cell office:value-type="float" office:value="2200" table:style-name="ce7">
            <text:p>2’2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5058.38" table:style-name="ce6">
            <text:p>5’058.38</text:p>
          </table:table-cell>
          <table:table-cell table:style-name="ce6"/>
          <table:table-cell office:value-type="float" office:value="2858" table:style-name="ce7">
            <text:p>2’85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3219.35" table:style-name="ce6">
            <text:p>133’219.35</text:p>
          </table:table-cell>
          <table:table-cell office:value-type="float" office:value="3700" table:style-name="ce7">
            <text:p>3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3139" table:style-name="ce6">
            <text:p>53’139.00</text:p>
          </table:table-cell>
          <table:table-cell office:value-type="float" office:value="49439" table:style-name="ce7">
            <text:p>49’4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60</text:p>
          </table:table-cell>
          <table:table-cell office:value-type="string" table:style-name="ce5">
            <text:p>Beiträge des Bundes</text:p>
          </table:table-cell>
          <table:table-cell table:style-name="ce6"/>
          <table:table-cell office:value-type="float" office:value="7370.9" table:style-name="ce6">
            <text:p>7’370.90</text:p>
          </table:table-cell>
          <table:table-cell office:value-type="float" office:value="7371" table:style-name="ce7">
            <text:p>7’37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000" table:style-name="ce6">
            <text:p>16’000.00</text:p>
          </table:table-cell>
          <table:table-cell office:value-type="float" office:value="16000" table:style-name="ce7">
            <text:p>16’0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6000" table:style-name="ce6">
            <text:p>16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09</text:p>
          </table:table-cell>
          <table:table-cell office:value-type="string" table:style-name="ce9">
            <text:p>Ausgehende laufende Beiträ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9905831.390000001" table:style-name="ce10">
            <text:p>19’905’831.39</text:p>
          </table:table-cell>
          <table:table-cell office:value-type="float" office:value="19213600" table:style-name="ce11">
            <text:p>19’213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9639062.120000001" table:style-name="ce10">
            <text:p>19’639’062.12</text:p>
          </table:table-cell>
          <table:table-cell table:style-name="ce10"/>
          <table:table-cell office:value-type="float" office:value="48162" table:style-name="ce11">
            <text:p>48’16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77300" table:style-name="ce11">
            <text:p>377’3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9905831.390000001" table:style-name="ce10">
            <text:p>19’905’831.39</text:p>
          </table:table-cell>
          <table:table-cell office:value-type="float" office:value="19590900" table:style-name="ce11">
            <text:p>19’590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9639062.120000001" table:style-name="ce10">
            <text:p>19’639’062.12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0000" table:style-name="ce6">
            <text:p>90’000.00</text:p>
          </table:table-cell>
          <table:table-cell office:value-type="float" office:value="90000" table:style-name="ce7">
            <text:p>90’0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95000" table:style-name="ce6">
            <text:p>95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000" table:style-name="ce7">
            <text:p>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2476.55" table:style-name="ce6">
            <text:p>192’476.55</text:p>
          </table:table-cell>
          <table:table-cell office:value-type="float" office:value="192600" table:style-name="ce7">
            <text:p>192’600</text:p>
          </table:table-cell>
          <table:table-cell table:style-name="ce5"/>
          <table:table-cell office:value-type="string" table:style-name="ce5">
            <text:p>362</text:p>
          </table:table-cell>
          <table:table-cell office:value-type="string" table:style-name="ce5">
            <text:p>Beiträge an Institutionen auf kommunaler Ebene</text:p>
          </table:table-cell>
          <table:table-cell office:value-type="float" office:value="192581.1" table:style-name="ce6">
            <text:p>192’581.10</text:p>
          </table:table-cell>
          <table:table-cell table:style-name="ce6"/>
          <table:table-cell office:value-type="float" office:value="-19" table:style-name="ce7">
            <text:p>-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77339" table:style-name="ce6">
            <text:p>6’277’339.00</text:p>
          </table:table-cell>
          <table:table-cell office:value-type="float" office:value="5830800" table:style-name="ce7">
            <text:p>5’830’800</text:p>
          </table:table-cell>
          <table:table-cell table:style-name="ce5"/>
          <table:table-cell office:value-type="string" table:style-name="ce5">
            <text:p>364</text:p>
          </table:table-cell>
          <table:table-cell office:value-type="string" table:style-name="ce5">
            <text:p>Beiträge an gemischtwirtschaftliche Unternehmungen</text:p>
          </table:table-cell>
          <table:table-cell office:value-type="float" office:value="5894939" table:style-name="ce6">
            <text:p>5’894’939.00</text:p>
          </table:table-cell>
          <table:table-cell table:style-name="ce6"/>
          <table:table-cell office:value-type="float" office:value="64139" table:style-name="ce7">
            <text:p>64’1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065875.689999999" table:style-name="ce6">
            <text:p>13’065’875.69</text:p>
          </table:table-cell>
          <table:table-cell office:value-type="float" office:value="12761200" table:style-name="ce7">
            <text:p>12’761’2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13087542.02" table:style-name="ce6">
            <text:p>13’087’542.02</text:p>
          </table:table-cell>
          <table:table-cell table:style-name="ce6"/>
          <table:table-cell office:value-type="float" office:value="-15958" table:style-name="ce7">
            <text:p>-15’95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42300" table:style-name="ce7">
            <text:p>342’3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40.1500000000001" table:style-name="ce6">
            <text:p>1’140.15</text:p>
          </table:table-cell>
          <table:table-cell office:value-type="float" office:value="60000" table:style-name="ce7">
            <text:p>60’0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90000" table:style-name="ce6">
            <text:p>90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0000" table:style-name="ce7">
            <text:p>30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9000" table:style-name="ce6">
            <text:p>279’000.00</text:p>
          </table:table-cell>
          <table:table-cell office:value-type="float" office:value="279000" table:style-name="ce7">
            <text:p>279’000</text:p>
          </table:table-cell>
          <table:table-cell table:style-name="ce5"/>
          <table:table-cell office:value-type="string" table:style-name="ce5">
            <text:p>367</text:p>
          </table:table-cell>
          <table:table-cell office:value-type="string" table:style-name="ce5">
            <text:p>Beiträge ins Ausland</text:p>
          </table:table-cell>
          <table:table-cell office:value-type="float" office:value="279000" table:style-name="ce6">
            <text:p>279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1</text:p>
          </table:table-cell>
          <table:table-cell office:value-type="string" table:style-name="ce9">
            <text:p>Standortförder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48334.19" table:style-name="ce10">
            <text:p>1’148’334.19</text:p>
          </table:table-cell>
          <table:table-cell office:value-type="float" office:value="1107500" table:style-name="ce11">
            <text:p>1’107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30108.06" table:style-name="ce10">
            <text:p>1’030’108.06</text:p>
          </table:table-cell>
          <table:table-cell table:style-name="ce10"/>
          <table:table-cell office:value-type="float" office:value="-187392" table:style-name="ce11">
            <text:p>-187’39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0000" table:style-name="ce11">
            <text:p>11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200" table:style-name="ce11">
            <text:p>6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office:value-type="float" office:value="-6200" table:style-name="ce11">
            <text:p>-6’20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48334.19" table:style-name="ce10">
            <text:p>1’148’334.19</text:p>
          </table:table-cell>
          <table:table-cell office:value-type="float" office:value="1211300" table:style-name="ce11">
            <text:p>1’211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30108.06" table:style-name="ce10">
            <text:p>1’030’108.06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4174.65" table:style-name="ce6">
            <text:p>414’174.65</text:p>
          </table:table-cell>
          <table:table-cell office:value-type="float" office:value="412300" table:style-name="ce7">
            <text:p>412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05774" table:style-name="ce6">
            <text:p>405’774.00</text:p>
          </table:table-cell>
          <table:table-cell table:style-name="ce6"/>
          <table:table-cell office:value-type="float" office:value="-6526" table:style-name="ce7">
            <text:p>-6’5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871.55" table:style-name="ce6">
            <text:p>31’871.55</text:p>
          </table:table-cell>
          <table:table-cell office:value-type="float" office:value="31800" table:style-name="ce7">
            <text:p>31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1508.400000000001" table:style-name="ce6">
            <text:p>31’508.40</text:p>
          </table:table-cell>
          <table:table-cell table:style-name="ce6"/>
          <table:table-cell office:value-type="float" office:value="-292" table:style-name="ce7">
            <text:p>-2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504.2" table:style-name="ce6">
            <text:p>32’504.20</text:p>
          </table:table-cell>
          <table:table-cell office:value-type="float" office:value="38100" table:style-name="ce7">
            <text:p>38’1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4755.1" table:style-name="ce6">
            <text:p>34’755.10</text:p>
          </table:table-cell>
          <table:table-cell table:style-name="ce6"/>
          <table:table-cell office:value-type="float" office:value="-3345" table:style-name="ce7">
            <text:p>-3’3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20.85" table:style-name="ce6">
            <text:p>2’520.85</text:p>
          </table:table-cell>
          <table:table-cell office:value-type="float" office:value="2600" table:style-name="ce7">
            <text:p>2’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885.75" table:style-name="ce6">
            <text:p>2’885.75</text:p>
          </table:table-cell>
          <table:table-cell table:style-name="ce6"/>
          <table:table-cell office:value-type="float" office:value="286" table:style-name="ce7">
            <text:p>2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1.35" table:style-name="ce6">
            <text:p>371.35</text:p>
          </table:table-cell>
          <table:table-cell office:value-type="float" office:value="22000" table:style-name="ce7">
            <text:p>22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808.25" table:style-name="ce6">
            <text:p>4’808.25</text:p>
          </table:table-cell>
          <table:table-cell table:style-name="ce6"/>
          <table:table-cell office:value-type="float" office:value="-17192" table:style-name="ce7">
            <text:p>-17’1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3683.7" table:style-name="ce6">
            <text:p>63’683.70</text:p>
          </table:table-cell>
          <table:table-cell office:value-type="float" office:value="114400" table:style-name="ce7">
            <text:p>114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2382.04" table:style-name="ce6">
            <text:p>32’382.04</text:p>
          </table:table-cell>
          <table:table-cell table:style-name="ce6"/>
          <table:table-cell office:value-type="float" office:value="-82018" table:style-name="ce7">
            <text:p>-82’0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65.25" table:style-name="ce6">
            <text:p>965.25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656.65" table:style-name="ce6">
            <text:p>656.65</text:p>
          </table:table-cell>
          <table:table-cell table:style-name="ce6"/>
          <table:table-cell office:value-type="float" office:value="657" table:style-name="ce7">
            <text:p>6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40" table:style-name="ce6">
            <text:p>340.00</text:p>
          </table:table-cell>
          <table:table-cell table:style-name="ce6"/>
          <table:table-cell office:value-type="float" office:value="340" table:style-name="ce7">
            <text:p>3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24685" table:style-name="ce6">
            <text:p>24’685.00</text:p>
          </table:table-cell>
          <table:table-cell table:style-name="ce6"/>
          <table:table-cell office:value-type="float" office:value="1685" table:style-name="ce7">
            <text:p>1’68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3000" table:style-name="ce7">
            <text:p>23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90.75" table:style-name="ce6">
            <text:p>3’790.75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597.25" table:style-name="ce6">
            <text:p>1’597.25</text:p>
          </table:table-cell>
          <table:table-cell table:style-name="ce6"/>
          <table:table-cell office:value-type="float" office:value="-403" table:style-name="ce7">
            <text:p>-4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3990.89" table:style-name="ce6">
            <text:p>353’990.89</text:p>
          </table:table-cell>
          <table:table-cell office:value-type="float" office:value="329100" table:style-name="ce7">
            <text:p>329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84827.59" table:style-name="ce6">
            <text:p>384’827.59</text:p>
          </table:table-cell>
          <table:table-cell table:style-name="ce6"/>
          <table:table-cell office:value-type="float" office:value="-31272" table:style-name="ce7">
            <text:p>-31’2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87000" table:style-name="ce7">
            <text:p>87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001" table:style-name="ce6">
            <text:p>17’001.00</text:p>
          </table:table-cell>
          <table:table-cell office:value-type="float" office:value="36300" table:style-name="ce7">
            <text:p>36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6990.55" table:style-name="ce6">
            <text:p>16’990.55</text:p>
          </table:table-cell>
          <table:table-cell table:style-name="ce6"/>
          <table:table-cell office:value-type="float" office:value="-19309" table:style-name="ce7">
            <text:p>-19’30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9967" table:style-name="ce6">
            <text:p>219’967.00</text:p>
          </table:table-cell>
          <table:table-cell office:value-type="float" office:value="110000" table:style-name="ce7">
            <text:p>110’0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82800" table:style-name="ce6">
            <text:p>82’800.00</text:p>
          </table:table-cell>
          <table:table-cell table:style-name="ce6"/>
          <table:table-cell office:value-type="float" office:value="-27200" table:style-name="ce7">
            <text:p>-27’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493" table:style-name="ce6">
            <text:p>7’493.00</text:p>
          </table:table-cell>
          <table:table-cell office:value-type="float" office:value="8900" table:style-name="ce7">
            <text:p>8’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6097.48" table:style-name="ce6">
            <text:p>6’097.48</text:p>
          </table:table-cell>
          <table:table-cell table:style-name="ce6"/>
          <table:table-cell office:value-type="float" office:value="-2803" table:style-name="ce7">
            <text:p>-2’8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6200" table:style-name="ce7">
            <text:p>6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office:value-type="float" office:value="-6200" table:style-name="ce7">
            <text:p>-6’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2</text:p>
          </table:table-cell>
          <table:table-cell office:value-type="string" table:style-name="ce9">
            <text:p>Bevölkerungs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064932.52" table:style-name="ce10">
            <text:p>4’064’932.52</text:p>
          </table:table-cell>
          <table:table-cell office:value-type="float" office:value="5772632" table:style-name="ce11">
            <text:p>5’772’632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651253.3700000001" table:style-name="ce10">
            <text:p>5’651’253.37</text:p>
          </table:table-cell>
          <table:table-cell table:style-name="ce10"/>
          <table:table-cell office:value-type="float" office:value="-146479" table:style-name="ce11">
            <text:p>-146’47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5100" table:style-name="ce11">
            <text:p>25’1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591890.08" table:style-name="ce10">
            <text:p>2’591’890.08</text:p>
          </table:table-cell>
          <table:table-cell office:value-type="float" office:value="3130300" table:style-name="ce11">
            <text:p>3’130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154939.45" table:style-name="ce10">
            <text:p>3’154’939.45</text:p>
          </table:table-cell>
          <table:table-cell office:value-type="float" office:value="24639" table:style-name="ce11">
            <text:p>24’63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73042.44" table:style-name="ce10">
            <text:p>1’473’042.44</text:p>
          </table:table-cell>
          <table:table-cell office:value-type="float" office:value="2667432" table:style-name="ce11">
            <text:p>2’667’432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496313.92" table:style-name="ce10">
            <text:p>2’496’313.92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20622.6" table:style-name="ce6">
            <text:p>1’820’622.60</text:p>
          </table:table-cell>
          <table:table-cell table:style-name="ce7"/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9008.35" table:style-name="ce6">
            <text:p>139’008.35</text:p>
          </table:table-cell>
          <table:table-cell table:style-name="ce7"/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0062.3" table:style-name="ce6">
            <text:p>180’062.30</text:p>
          </table:table-cell>
          <table:table-cell table:style-name="ce7"/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439.2" table:style-name="ce6">
            <text:p>11’439.20</text:p>
          </table:table-cell>
          <table:table-cell table:style-name="ce7"/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124.299999999999" table:style-name="ce6">
            <text:p>10’124.30</text:p>
          </table:table-cell>
          <table:table-cell table:style-name="ce7"/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94272.9" table:style-name="ce6">
            <text:p>894’272.90</text:p>
          </table:table-cell>
          <table:table-cell table:style-name="ce7"/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18.6" table:style-name="ce6">
            <text:p>1’618.60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54.29999999999995" table:style-name="ce6">
            <text:p>654.30</text:p>
          </table:table-cell>
          <table:table-cell table:style-name="ce7"/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48" table:style-name="ce6">
            <text:p>2’848.00</text:p>
          </table:table-cell>
          <table:table-cell table:style-name="ce7"/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99.9" table:style-name="ce6">
            <text:p>1’399.90</text:p>
          </table:table-cell>
          <table:table-cell table:style-name="ce7"/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38408.53" table:style-name="ce6">
            <text:p>838’408.53</text:p>
          </table:table-cell>
          <table:table-cell table:style-name="ce7"/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99.1" table:style-name="ce6">
            <text:p>599.10</text:p>
          </table:table-cell>
          <table:table-cell table:style-name="ce7"/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0" table:style-name="ce6">
            <text:p>380.0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3494.44" table:style-name="ce6">
            <text:p>163’494.44</text:p>
          </table:table-cell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50204.83" table:style-name="ce6">
            <text:p>1’750’204.83</text:p>
          </table:table-cell>
          <table:table-cell table:style-name="ce7"/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468.6" table:style-name="ce6">
            <text:p>23’468.60</text:p>
          </table:table-cell>
          <table:table-cell table:style-name="ce7"/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8216.65" table:style-name="ce6">
            <text:p>618’216.65</text:p>
          </table:table-cell>
          <table:table-cell table:style-name="ce7"/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000" table:style-name="ce6">
            <text:p>200’000.00</text:p>
          </table:table-cell>
          <table:table-cell table:style-name="ce7"/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20</text:p>
          </table:table-cell>
          <table:table-cell office:value-type="string" table:style-name="ce9">
            <text:p>Bevölkerungs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904300" table:style-name="ce11">
            <text:p>3’904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997178.04" table:style-name="ce10">
            <text:p>3’997’178.04</text:p>
          </table:table-cell>
          <table:table-cell table:style-name="ce10"/>
          <table:table-cell office:value-type="float" office:value="76678" table:style-name="ce11">
            <text:p>76’67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6200" table:style-name="ce11">
            <text:p>16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501300" table:style-name="ce11">
            <text:p>2’501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540425.2999999998" table:style-name="ce10">
            <text:p>2’540’425.30</text:p>
          </table:table-cell>
          <table:table-cell office:value-type="float" office:value="39125" table:style-name="ce11">
            <text:p>39’12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419200" table:style-name="ce11">
            <text:p>1’419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456752.74" table:style-name="ce10">
            <text:p>1’456’752.7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806300" table:style-name="ce7">
            <text:p>1’806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814687.2" table:style-name="ce6">
            <text:p>1’814’687.20</text:p>
          </table:table-cell>
          <table:table-cell table:style-name="ce6"/>
          <table:table-cell office:value-type="float" office:value="8387" table:style-name="ce7">
            <text:p>8’3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39100" table:style-name="ce7">
            <text:p>139’1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40028.15" table:style-name="ce6">
            <text:p>140’028.15</text:p>
          </table:table-cell>
          <table:table-cell table:style-name="ce6"/>
          <table:table-cell office:value-type="float" office:value="928" table:style-name="ce7">
            <text:p>9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84100" table:style-name="ce7">
            <text:p>184’1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69206.9" table:style-name="ce6">
            <text:p>169’206.90</text:p>
          </table:table-cell>
          <table:table-cell table:style-name="ce6"/>
          <table:table-cell office:value-type="float" office:value="-14893" table:style-name="ce7">
            <text:p>-14’8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1400" table:style-name="ce7">
            <text:p>11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2416.35" table:style-name="ce6">
            <text:p>12’416.35</text:p>
          </table:table-cell>
          <table:table-cell table:style-name="ce6"/>
          <table:table-cell office:value-type="float" office:value="1016" table:style-name="ce7">
            <text:p>1’0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9200" table:style-name="ce7">
            <text:p>9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8302.25" table:style-name="ce6">
            <text:p>8’302.25</text:p>
          </table:table-cell>
          <table:table-cell table:style-name="ce6"/>
          <table:table-cell office:value-type="float" office:value="-898" table:style-name="ce7">
            <text:p>-89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766000" table:style-name="ce7">
            <text:p>766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85119.47" table:style-name="ce6">
            <text:p>885’119.47</text:p>
          </table:table-cell>
          <table:table-cell table:style-name="ce6"/>
          <table:table-cell office:value-type="float" office:value="110719" table:style-name="ce7">
            <text:p>110’7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8400" table:style-name="ce7">
            <text:p>8’4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700" table:style-name="ce7">
            <text:p>2’7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0168.15" table:style-name="ce6">
            <text:p>10’168.15</text:p>
          </table:table-cell>
          <table:table-cell table:style-name="ce6"/>
          <table:table-cell office:value-type="float" office:value="-332" table:style-name="ce7">
            <text:p>-33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7800" table:style-name="ce7">
            <text:p>7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501.35" table:style-name="ce6">
            <text:p>501.35</text:p>
          </table:table-cell>
          <table:table-cell table:style-name="ce6"/>
          <table:table-cell office:value-type="float" office:value="-1499" table:style-name="ce7">
            <text:p>-1’4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400" table:style-name="ce7">
            <text:p>3’4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674" table:style-name="ce6">
            <text:p>1’674.00</text:p>
          </table:table-cell>
          <table:table-cell table:style-name="ce6"/>
          <table:table-cell office:value-type="float" office:value="-1726" table:style-name="ce7">
            <text:p>-1’7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539.55" table:style-name="ce6">
            <text:p>1’539.55</text:p>
          </table:table-cell>
          <table:table-cell table:style-name="ce6"/>
          <table:table-cell office:value-type="float" office:value="-960" table:style-name="ce7">
            <text:p>-9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800900" table:style-name="ce7">
            <text:p>800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759133.1" table:style-name="ce6">
            <text:p>759’133.10</text:p>
          </table:table-cell>
          <table:table-cell table:style-name="ce6"/>
          <table:table-cell office:value-type="float" office:value="-41767" table:style-name="ce7">
            <text:p>-41’76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700" table:style-name="ce7">
            <text:p>1’7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510" table:style-name="ce6">
            <text:p>1’510.00</text:p>
          </table:table-cell>
          <table:table-cell table:style-name="ce6"/>
          <table:table-cell office:value-type="float" office:value="-190" table:style-name="ce7">
            <text:p>-19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20" table:style-name="ce6">
            <text:p>220.00</text:p>
          </table:table-cell>
          <table:table-cell table:style-name="ce6"/>
          <table:table-cell office:value-type="float" office:value="-280" table:style-name="ce7">
            <text:p>-2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74500" table:style-name="ce7">
            <text:p>174’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92671.57" table:style-name="ce6">
            <text:p>192’671.57</text:p>
          </table:table-cell>
          <table:table-cell table:style-name="ce6"/>
          <table:table-cell office:value-type="float" office:value="18172" table:style-name="ce7">
            <text:p>18’1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626500" table:style-name="ce7">
            <text:p>1’626’5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1750704.35" table:style-name="ce6">
            <text:p>1’750’704.35</text:p>
          </table:table-cell>
          <table:table-cell office:value-type="float" office:value="124204" table:style-name="ce7">
            <text:p>124’20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7500" table:style-name="ce7">
            <text:p>17’5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31849.599999999999" table:style-name="ce6">
            <text:p>31’849.60</text:p>
          </table:table-cell>
          <table:table-cell office:value-type="float" office:value="14350" table:style-name="ce7">
            <text:p>14’3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647300" table:style-name="ce7">
            <text:p>647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57871.35" table:style-name="ce6">
            <text:p>557’871.35</text:p>
          </table:table-cell>
          <table:table-cell office:value-type="float" office:value="-89429" table:style-name="ce7">
            <text:p>-89’4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10000" table:style-name="ce7">
            <text:p>21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00000" table:style-name="ce6">
            <text:p>200’000.00</text:p>
          </table:table-cell>
          <table:table-cell office:value-type="float" office:value="-10000" table:style-name="ce7">
            <text:p>-10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21</text:p>
          </table:table-cell>
          <table:table-cell office:value-type="string" table:style-name="ce9">
            <text:p>Zivilstands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868332" table:style-name="ce11">
            <text:p>1’868’332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654075.33" table:style-name="ce10">
            <text:p>1’654’075.33</text:p>
          </table:table-cell>
          <table:table-cell table:style-name="ce10"/>
          <table:table-cell office:value-type="float" office:value="-223157" table:style-name="ce11">
            <text:p>-223’15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8900" table:style-name="ce11">
            <text:p>8’9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29000" table:style-name="ce11">
            <text:p>629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14514.15" table:style-name="ce10">
            <text:p>614’514.15</text:p>
          </table:table-cell>
          <table:table-cell office:value-type="float" office:value="-14486" table:style-name="ce11">
            <text:p>-14’48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248232" table:style-name="ce11">
            <text:p>1’248’232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39561.18" table:style-name="ce10">
            <text:p>1’039’561.1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662400" table:style-name="ce7">
            <text:p>662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82507.94999999995" table:style-name="ce6">
            <text:p>582’507.95</text:p>
          </table:table-cell>
          <table:table-cell table:style-name="ce6"/>
          <table:table-cell office:value-type="float" office:value="-79892" table:style-name="ce7">
            <text:p>-79’8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0500" table:style-name="ce7">
            <text:p>50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4441" table:style-name="ce6">
            <text:p>44’441.00</text:p>
          </table:table-cell>
          <table:table-cell table:style-name="ce6"/>
          <table:table-cell office:value-type="float" office:value="-6059" table:style-name="ce7">
            <text:p>-6’05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60100" table:style-name="ce7">
            <text:p>60’1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9219.800000000003" table:style-name="ce6">
            <text:p>39’219.80</text:p>
          </table:table-cell>
          <table:table-cell table:style-name="ce6"/>
          <table:table-cell office:value-type="float" office:value="-20880" table:style-name="ce7">
            <text:p>-20’8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100" table:style-name="ce7">
            <text:p>5’1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978.45" table:style-name="ce6">
            <text:p>3’978.45</text:p>
          </table:table-cell>
          <table:table-cell table:style-name="ce6"/>
          <table:table-cell office:value-type="float" office:value="-1122" table:style-name="ce7">
            <text:p>-1’1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494" table:style-name="ce6">
            <text:p>2’494.00</text:p>
          </table:table-cell>
          <table:table-cell table:style-name="ce6"/>
          <table:table-cell office:value-type="float" office:value="494" table:style-name="ce7">
            <text:p>4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874.25" table:style-name="ce6">
            <text:p>2’874.25</text:p>
          </table:table-cell>
          <table:table-cell table:style-name="ce6"/>
          <table:table-cell office:value-type="float" office:value="-9126" table:style-name="ce7">
            <text:p>-9’1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45700" table:style-name="ce7">
            <text:p>245’7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35097" table:style-name="ce6">
            <text:p>235’097.00</text:p>
          </table:table-cell>
          <table:table-cell table:style-name="ce6"/>
          <table:table-cell office:value-type="float" office:value="-10603" table:style-name="ce7">
            <text:p>-10’6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4640" table:style-name="ce6">
            <text:p>4’640.00</text:p>
          </table:table-cell>
          <table:table-cell table:style-name="ce6"/>
          <table:table-cell office:value-type="float" office:value="40" table:style-name="ce7">
            <text:p>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600" table:style-name="ce7">
            <text:p>4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100.9000000000001" table:style-name="ce6">
            <text:p>1’100.90</text:p>
          </table:table-cell>
          <table:table-cell table:style-name="ce6"/>
          <table:table-cell office:value-type="float" office:value="-99" table:style-name="ce7">
            <text:p>-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774032" table:style-name="ce7">
            <text:p>774’032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724404.91" table:style-name="ce6">
            <text:p>724’404.91</text:p>
          </table:table-cell>
          <table:table-cell table:style-name="ce6"/>
          <table:table-cell office:value-type="float" office:value="-49627" table:style-name="ce7">
            <text:p>-49’6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806.47" table:style-name="ce6">
            <text:p>2’806.47</text:p>
          </table:table-cell>
          <table:table-cell table:style-name="ce6"/>
          <table:table-cell office:value-type="float" office:value="1306" table:style-name="ce7">
            <text:p>1’3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900" table:style-name="ce7">
            <text:p>1’9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735" table:style-name="ce6">
            <text:p>2’735.00</text:p>
          </table:table-cell>
          <table:table-cell table:style-name="ce6"/>
          <table:table-cell office:value-type="float" office:value="835" table:style-name="ce7">
            <text:p>8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500" table:style-name="ce7">
            <text:p>3’500</text:p>
          </table:table-cell>
          <table:table-cell table:style-name="ce5"/>
          <table:table-cell office:value-type="string" table:style-name="ce5">
            <text:p>351</text:p>
          </table:table-cell>
          <table:table-cell office:value-type="string" table:style-name="ce5">
            <text:p>Entschädigungen an Gemeinwesen auf kantonaler Ebene</text:p>
          </table:table-cell>
          <table:table-cell office:value-type="float" office:value="7775.6" table:style-name="ce6">
            <text:p>7’775.60</text:p>
          </table:table-cell>
          <table:table-cell table:style-name="ce6"/>
          <table:table-cell office:value-type="float" office:value="-24" table:style-name="ce7">
            <text:p>-2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300" table:style-name="ce7">
            <text:p>4’3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8400" table:style-name="ce7">
            <text:p>48’4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table:number-columns-repeated="2" table:style-name="ce6"/>
          <table:table-cell office:value-type="float" office:value="-48400" table:style-name="ce7">
            <text:p>-48’4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47700" table:style-name="ce7">
            <text:p>547’7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546553" table:style-name="ce6">
            <text:p>546’553.00</text:p>
          </table:table-cell>
          <table:table-cell office:value-type="float" office:value="-1147" table:style-name="ce7">
            <text:p>-1’1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3500" table:style-name="ce7">
            <text:p>13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office:value-type="float" office:value="-13500" table:style-name="ce7">
            <text:p>-13’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67800" table:style-name="ce7">
            <text:p>67’8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67961.149999999994" table:style-name="ce6">
            <text:p>67’961.15</text:p>
          </table:table-cell>
          <table:table-cell office:value-type="float" office:value="161" table:style-name="ce7">
            <text:p>1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3</text:p>
          </table:table-cell>
          <table:table-cell office:value-type="string" table:style-name="ce9">
            <text:p>Zivilstands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57489.17" table:style-name="ce10">
            <text:p>1’757’489.17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Aufwand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40155.13" table:style-name="ce10">
            <text:p>640’155.13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17334.04" table:style-name="ce10">
            <text:p>1’117’334.04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6429.44999999995" table:style-name="ce6">
            <text:p>616’429.45</text:p>
          </table:table-cell>
          <table:table-cell table:style-name="ce7"/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227.45" table:style-name="ce6">
            <text:p>46’227.45</text:p>
          </table:table-cell>
          <table:table-cell table:style-name="ce7"/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1062.9" table:style-name="ce6">
            <text:p>51’062.90</text:p>
          </table:table-cell>
          <table:table-cell table:style-name="ce7"/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39.65" table:style-name="ce6">
            <text:p>3’839.65</text:p>
          </table:table-cell>
          <table:table-cell table:style-name="ce7"/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211.6" table:style-name="ce6">
            <text:p>13’211.60</text:p>
          </table:table-cell>
          <table:table-cell table:style-name="ce7"/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226.5" table:style-name="ce6">
            <text:p>9’226.50</text:p>
          </table:table-cell>
          <table:table-cell table:style-name="ce7"/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26.6499999999996" table:style-name="ce6">
            <text:p>5’026.65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1428.4" table:style-name="ce6">
            <text:p>231’428.40</text:p>
          </table:table-cell>
          <table:table-cell table:style-name="ce7"/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5.8" table:style-name="ce6">
            <text:p>345.80</text:p>
          </table:table-cell>
          <table:table-cell table:style-name="ce7"/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12458.56" table:style-name="ce6">
            <text:p>712’458.56</text:p>
          </table:table-cell>
          <table:table-cell table:style-name="ce7"/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68.73" table:style-name="ce6">
            <text:p>3’468.73</text:p>
          </table:table-cell>
          <table:table-cell table:style-name="ce7"/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52.45" table:style-name="ce6">
            <text:p>3’952.45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943.25" table:style-name="ce6">
            <text:p>16’943.25</text:p>
          </table:table-cell>
          <table:table-cell table:style-name="ce7"/>
          <table:table-cell table:style-name="ce5"/>
          <table:table-cell office:value-type="string" table:style-name="ce5">
            <text:p>351</text:p>
          </table:table-cell>
          <table:table-cell office:value-type="string" table:style-name="ce5">
            <text:p>Entschädigungen an Gemeinwesen auf kantonaler Eben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867.78" table:style-name="ce6">
            <text:p>43’867.78</text:p>
          </table:table-cell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59530.78" table:style-name="ce6">
            <text:p>559’530.78</text:p>
          </table:table-cell>
          <table:table-cell table:style-name="ce7"/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884.5" table:style-name="ce6">
            <text:p>9’884.50</text:p>
          </table:table-cell>
          <table:table-cell table:style-name="ce7"/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0739.850000000006" table:style-name="ce6">
            <text:p>70’739.85</text:p>
          </table:table-cell>
          <table:table-cell table:style-name="ce7"/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4</text:p>
          </table:table-cell>
          <table:table-cell office:value-type="string" table:style-name="ce9">
            <text:p>Betreibungs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935849.49" table:style-name="ce10">
            <text:p>2’935’849.49</text:p>
          </table:table-cell>
          <table:table-cell office:value-type="float" office:value="3021500" table:style-name="ce11">
            <text:p>3’021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950744.18" table:style-name="ce10">
            <text:p>2’950’744.18</text:p>
          </table:table-cell>
          <table:table-cell table:style-name="ce10"/>
          <table:table-cell office:value-type="float" office:value="-70756" table:style-name="ce11">
            <text:p>-70’75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149161.7699999996" table:style-name="ce10">
            <text:p>5’149’161.77</text:p>
          </table:table-cell>
          <table:table-cell office:value-type="float" office:value="5372600" table:style-name="ce11">
            <text:p>5’372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083180.1399999997" table:style-name="ce10">
            <text:p>5’083’180.14</text:p>
          </table:table-cell>
          <table:table-cell office:value-type="float" office:value="-289420" table:style-name="ce11">
            <text:p>-289’42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213312.2799999998" table:style-name="ce10">
            <text:p>2’213’312.28</text:p>
          </table:table-cell>
          <table:table-cell office:value-type="float" office:value="2351100" table:style-name="ce11">
            <text:p>2’351’1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132435.96" table:style-name="ce10">
            <text:p>2’132’435.96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10220.5" table:style-name="ce6">
            <text:p>1’810’220.50</text:p>
          </table:table-cell>
          <table:table-cell office:value-type="float" office:value="1850500" table:style-name="ce7">
            <text:p>1’850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810216.35" table:style-name="ce6">
            <text:p>1’810’216.35</text:p>
          </table:table-cell>
          <table:table-cell table:style-name="ce6"/>
          <table:table-cell office:value-type="float" office:value="-40284" table:style-name="ce7">
            <text:p>-40’2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7946.45000000001" table:style-name="ce6">
            <text:p>137’946.45</text:p>
          </table:table-cell>
          <table:table-cell office:value-type="float" office:value="141400" table:style-name="ce7">
            <text:p>141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39551.75" table:style-name="ce6">
            <text:p>139’551.75</text:p>
          </table:table-cell>
          <table:table-cell table:style-name="ce6"/>
          <table:table-cell office:value-type="float" office:value="-1848" table:style-name="ce7">
            <text:p>-1’84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1873.1" table:style-name="ce6">
            <text:p>161’873.10</text:p>
          </table:table-cell>
          <table:table-cell office:value-type="float" office:value="164900" table:style-name="ce7">
            <text:p>164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64365.25" table:style-name="ce6">
            <text:p>164’365.25</text:p>
          </table:table-cell>
          <table:table-cell table:style-name="ce6"/>
          <table:table-cell office:value-type="float" office:value="-535" table:style-name="ce7">
            <text:p>-5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04.5" table:style-name="ce6">
            <text:p>11’504.50</text:p>
          </table:table-cell>
          <table:table-cell office:value-type="float" office:value="11800" table:style-name="ce7">
            <text:p>11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2584" table:style-name="ce6">
            <text:p>12’584.00</text:p>
          </table:table-cell>
          <table:table-cell table:style-name="ce6"/>
          <table:table-cell office:value-type="float" office:value="784" table:style-name="ce7">
            <text:p>7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142.1" table:style-name="ce6">
            <text:p>13’142.10</text:p>
          </table:table-cell>
          <table:table-cell office:value-type="float" office:value="21500" table:style-name="ce7">
            <text:p>21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9962.7" table:style-name="ce6">
            <text:p>19’962.70</text:p>
          </table:table-cell>
          <table:table-cell table:style-name="ce6"/>
          <table:table-cell office:value-type="float" office:value="-1537" table:style-name="ce7">
            <text:p>-1’5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561.040000000001" table:style-name="ce6">
            <text:p>21’561.04</text:p>
          </table:table-cell>
          <table:table-cell office:value-type="float" office:value="28000" table:style-name="ce7">
            <text:p>28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3950.39" table:style-name="ce6">
            <text:p>23’950.39</text:p>
          </table:table-cell>
          <table:table-cell table:style-name="ce6"/>
          <table:table-cell office:value-type="float" office:value="-4050" table:style-name="ce7">
            <text:p>-4’0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32.5" table:style-name="ce6">
            <text:p>1’932.50</text:p>
          </table:table-cell>
          <table:table-cell office:value-type="float" office:value="3500" table:style-name="ce7">
            <text:p>3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77.95" table:style-name="ce6">
            <text:p>277.95</text:p>
          </table:table-cell>
          <table:table-cell table:style-name="ce6"/>
          <table:table-cell office:value-type="float" office:value="-3222" table:style-name="ce7">
            <text:p>-3’2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13.6" table:style-name="ce6">
            <text:p>3’813.60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813.6" table:style-name="ce6">
            <text:p>3’813.60</text:p>
          </table:table-cell>
          <table:table-cell table:style-name="ce6"/>
          <table:table-cell office:value-type="float" office:value="-186" table:style-name="ce7">
            <text:p>-1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66.5" table:style-name="ce6">
            <text:p>1’566.50</text:p>
          </table:table-cell>
          <table:table-cell office:value-type="float" office:value="3500" table:style-name="ce7">
            <text:p>3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260.35" table:style-name="ce6">
            <text:p>2’260.35</text:p>
          </table:table-cell>
          <table:table-cell table:style-name="ce6"/>
          <table:table-cell office:value-type="float" office:value="-1240" table:style-name="ce7">
            <text:p>-1’2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7194.21" table:style-name="ce6">
            <text:p>607’194.21</text:p>
          </table:table-cell>
          <table:table-cell office:value-type="float" office:value="617700" table:style-name="ce7">
            <text:p>617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611488.96" table:style-name="ce6">
            <text:p>611’488.96</text:p>
          </table:table-cell>
          <table:table-cell table:style-name="ce6"/>
          <table:table-cell office:value-type="float" office:value="-6211" table:style-name="ce7">
            <text:p>-6’2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4.78" table:style-name="ce6">
            <text:p>1’154.78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088.32" table:style-name="ce6">
            <text:p>1’088.32</text:p>
          </table:table-cell>
          <table:table-cell table:style-name="ce6"/>
          <table:table-cell office:value-type="float" office:value="-1412" table:style-name="ce7">
            <text:p>-1’4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159.1" table:style-name="ce6">
            <text:p>34’159.10</text:p>
          </table:table-cell>
          <table:table-cell office:value-type="float" office:value="36500" table:style-name="ce7">
            <text:p>36’5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5372.699999999997" table:style-name="ce6">
            <text:p>35’372.70</text:p>
          </table:table-cell>
          <table:table-cell table:style-name="ce6"/>
          <table:table-cell office:value-type="float" office:value="-1127" table:style-name="ce7">
            <text:p>-1’1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0" table:style-name="ce6">
            <text:p>400.0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400" table:style-name="ce6">
            <text:p>4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9381.11" table:style-name="ce6">
            <text:p>129’381.11</text:p>
          </table:table-cell>
          <table:table-cell office:value-type="float" office:value="135300" table:style-name="ce7">
            <text:p>135’3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25411.86" table:style-name="ce6">
            <text:p>125’411.86</text:p>
          </table:table-cell>
          <table:table-cell table:style-name="ce6"/>
          <table:table-cell office:value-type="float" office:value="-9888" table:style-name="ce7">
            <text:p>-9’8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21296.0199999996" table:style-name="ce6">
            <text:p>4’321’296.02</text:p>
          </table:table-cell>
          <table:table-cell office:value-type="float" office:value="4530000" table:style-name="ce7">
            <text:p>4’530’0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4293179.24" table:style-name="ce6">
            <text:p>4’293’179.24</text:p>
          </table:table-cell>
          <table:table-cell office:value-type="float" office:value="-236821" table:style-name="ce7">
            <text:p>-236’8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972.400000000001" table:style-name="ce6">
            <text:p>19’972.40</text:p>
          </table:table-cell>
          <table:table-cell office:value-type="float" office:value="17600" table:style-name="ce7">
            <text:p>17’6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0724" table:style-name="ce6">
            <text:p>10’724.00</text:p>
          </table:table-cell>
          <table:table-cell office:value-type="float" office:value="-6876" table:style-name="ce7">
            <text:p>-6’8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62415.15" table:style-name="ce6">
            <text:p>762’415.15</text:p>
          </table:table-cell>
          <table:table-cell office:value-type="float" office:value="785000" table:style-name="ce7">
            <text:p>785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738125.35" table:style-name="ce6">
            <text:p>738’125.35</text:p>
          </table:table-cell>
          <table:table-cell office:value-type="float" office:value="-46875" table:style-name="ce7">
            <text:p>-46’8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5478.2" table:style-name="ce6">
            <text:p>45’478.20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497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1151.550000000003" table:style-name="ce6">
            <text:p>41’151.55</text:p>
          </table:table-cell>
          <table:table-cell office:value-type="float" office:value="1152" table:style-name="ce7">
            <text:p>1’1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5</text:p>
          </table:table-cell>
          <table:table-cell office:value-type="string" table:style-name="ce9">
            <text:p>Steuer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638714.140000001" table:style-name="ce10">
            <text:p>17’638’714.14</text:p>
          </table:table-cell>
          <table:table-cell office:value-type="float" office:value="16468930" table:style-name="ce11">
            <text:p>16’468’93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6475751.08" table:style-name="ce10">
            <text:p>16’475’751.08</text:p>
          </table:table-cell>
          <table:table-cell table:style-name="ce10"/>
          <table:table-cell office:value-type="float" office:value="6821" table:style-name="ce11">
            <text:p>6’82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49897639.88999999" table:style-name="ce10">
            <text:p>349’897’639.89</text:p>
          </table:table-cell>
          <table:table-cell office:value-type="float" office:value="346287417" table:style-name="ce11">
            <text:p>346’287’417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49465698.18000001" table:style-name="ce10">
            <text:p>349’465’698.18</text:p>
          </table:table-cell>
          <table:table-cell office:value-type="float" office:value="3178281" table:style-name="ce11">
            <text:p>3’178’28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32258925.75" table:style-name="ce10">
            <text:p>332’258’925.75</text:p>
          </table:table-cell>
          <table:table-cell office:value-type="float" office:value="329818487" table:style-name="ce11">
            <text:p>329’818’487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332989947.10000002" table:style-name="ce10">
            <text:p>332’989’947.1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5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543452.86" table:style-name="ce10">
            <text:p>3’543’452.86</text:p>
          </table:table-cell>
          <table:table-cell office:value-type="float" office:value="3718930" table:style-name="ce11">
            <text:p>3’718’93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554219.37" table:style-name="ce10">
            <text:p>3’554’219.37</text:p>
          </table:table-cell>
          <table:table-cell table:style-name="ce10"/>
          <table:table-cell office:value-type="float" office:value="-164711" table:style-name="ce11">
            <text:p>-164’71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17538.1" table:style-name="ce10">
            <text:p>817’538.10</text:p>
          </table:table-cell>
          <table:table-cell office:value-type="float" office:value="757000" table:style-name="ce11">
            <text:p>757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21779.24" table:style-name="ce10">
            <text:p>821’779.24</text:p>
          </table:table-cell>
          <table:table-cell office:value-type="float" office:value="64779" table:style-name="ce11">
            <text:p>64’77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725914.76" table:style-name="ce10">
            <text:p>2’725’914.76</text:p>
          </table:table-cell>
          <table:table-cell office:value-type="float" office:value="2961930" table:style-name="ce11">
            <text:p>2’961’93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732440.13" table:style-name="ce10">
            <text:p>2’732’440.13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28324.35" table:style-name="ce6">
            <text:p>2’228’324.35</text:p>
          </table:table-cell>
          <table:table-cell office:value-type="float" office:value="2341000" table:style-name="ce7">
            <text:p>2’341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286790.15" table:style-name="ce6">
            <text:p>2’286’790.15</text:p>
          </table:table-cell>
          <table:table-cell table:style-name="ce6"/>
          <table:table-cell office:value-type="float" office:value="-54210" table:style-name="ce7">
            <text:p>-54’2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5224" table:style-name="ce6">
            <text:p>165’224.00</text:p>
          </table:table-cell>
          <table:table-cell office:value-type="float" office:value="177400" table:style-name="ce7">
            <text:p>177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70796.2" table:style-name="ce6">
            <text:p>170’796.20</text:p>
          </table:table-cell>
          <table:table-cell table:style-name="ce6"/>
          <table:table-cell office:value-type="float" office:value="-6604" table:style-name="ce7">
            <text:p>-6’60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5084.45" table:style-name="ce6">
            <text:p>195’084.45</text:p>
          </table:table-cell>
          <table:table-cell office:value-type="float" office:value="198800" table:style-name="ce7">
            <text:p>198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00023.5" table:style-name="ce6">
            <text:p>200’023.50</text:p>
          </table:table-cell>
          <table:table-cell table:style-name="ce6"/>
          <table:table-cell office:value-type="float" office:value="1224" table:style-name="ce7">
            <text:p>1’22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699.95" table:style-name="ce6">
            <text:p>13’699.95</text:p>
          </table:table-cell>
          <table:table-cell office:value-type="float" office:value="15700" table:style-name="ce7">
            <text:p>15’7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5214.5" table:style-name="ce6">
            <text:p>15’214.50</text:p>
          </table:table-cell>
          <table:table-cell table:style-name="ce6"/>
          <table:table-cell office:value-type="float" office:value="-486" table:style-name="ce7">
            <text:p>-4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154.450000000001" table:style-name="ce6">
            <text:p>10’154.45</text:p>
          </table:table-cell>
          <table:table-cell office:value-type="float" office:value="20500" table:style-name="ce7">
            <text:p>20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4201.35" table:style-name="ce6">
            <text:p>14’201.35</text:p>
          </table:table-cell>
          <table:table-cell table:style-name="ce6"/>
          <table:table-cell office:value-type="float" office:value="-6299" table:style-name="ce7">
            <text:p>-6’2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433.0300000000007" table:style-name="ce6">
            <text:p>8’433.03</text:p>
          </table:table-cell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9784.85" table:style-name="ce6">
            <text:p>9’784.85</text:p>
          </table:table-cell>
          <table:table-cell table:style-name="ce6"/>
          <table:table-cell office:value-type="float" office:value="-2215" table:style-name="ce7">
            <text:p>-2’2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535" table:style-name="ce6">
            <text:p>35’535.00</text:p>
          </table:table-cell>
          <table:table-cell office:value-type="float" office:value="5800" table:style-name="ce7">
            <text:p>5’8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6339.9" table:style-name="ce6">
            <text:p>6’339.90</text:p>
          </table:table-cell>
          <table:table-cell table:style-name="ce6"/>
          <table:table-cell office:value-type="float" office:value="540" table:style-name="ce7">
            <text:p>5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34.06" table:style-name="ce6">
            <text:p>1’934.06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500.25" table:style-name="ce6">
            <text:p>1’500.25</text:p>
          </table:table-cell>
          <table:table-cell table:style-name="ce6"/>
          <table:table-cell office:value-type="float" office:value="-1000" table:style-name="ce7">
            <text:p>-1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43.7" table:style-name="ce6">
            <text:p>3’143.70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843.7" table:style-name="ce6">
            <text:p>3’843.70</text:p>
          </table:table-cell>
          <table:table-cell table:style-name="ce6"/>
          <table:table-cell office:value-type="float" office:value="-156" table:style-name="ce7">
            <text:p>-15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6446.65999999997" table:style-name="ce6">
            <text:p>326’446.66</text:p>
          </table:table-cell>
          <table:table-cell office:value-type="float" office:value="361930" table:style-name="ce7">
            <text:p>361’93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09111.09000000003" table:style-name="ce6">
            <text:p>309’111.09</text:p>
          </table:table-cell>
          <table:table-cell table:style-name="ce6"/>
          <table:table-cell office:value-type="float" office:value="-52819" table:style-name="ce7">
            <text:p>-52’8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00.45" table:style-name="ce6">
            <text:p>1’400.45</text:p>
          </table:table-cell>
          <table:table-cell office:value-type="float" office:value="4300" table:style-name="ce7">
            <text:p>4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994.4" table:style-name="ce6">
            <text:p>2’994.40</text:p>
          </table:table-cell>
          <table:table-cell table:style-name="ce6"/>
          <table:table-cell office:value-type="float" office:value="-1306" table:style-name="ce7">
            <text:p>-1’3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42651.39" table:style-name="ce6">
            <text:p>542’651.39</text:p>
          </table:table-cell>
          <table:table-cell office:value-type="float" office:value="560000" table:style-name="ce7">
            <text:p>56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522894.25" table:style-name="ce6">
            <text:p>522’894.25</text:p>
          </table:table-cell>
          <table:table-cell table:style-name="ce6"/>
          <table:table-cell office:value-type="float" office:value="-37106" table:style-name="ce7">
            <text:p>-37’1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421.37" table:style-name="ce6">
            <text:p>11’421.37</text:p>
          </table:table-cell>
          <table:table-cell office:value-type="float" office:value="15000" table:style-name="ce7">
            <text:p>15’0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0725.23" table:style-name="ce6">
            <text:p>10’725.23</text:p>
          </table:table-cell>
          <table:table-cell table:style-name="ce6"/>
          <table:table-cell office:value-type="float" office:value="-4275" table:style-name="ce7">
            <text:p>-4’2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9135" table:style-name="ce6">
            <text:p>119’135.00</text:p>
          </table:table-cell>
          <table:table-cell office:value-type="float" office:value="117000" table:style-name="ce7">
            <text:p>117’0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113635" table:style-name="ce6">
            <text:p>113’635.00</text:p>
          </table:table-cell>
          <table:table-cell office:value-type="float" office:value="-3365" table:style-name="ce7">
            <text:p>-3’36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0814" table:style-name="ce6">
            <text:p>70’814.00</text:p>
          </table:table-cell>
          <table:table-cell office:value-type="float" office:value="30000" table:style-name="ce7">
            <text:p>30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49124" table:style-name="ce6">
            <text:p>49’124.00</text:p>
          </table:table-cell>
          <table:table-cell office:value-type="float" office:value="19124" table:style-name="ce7">
            <text:p>19’12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7589.1" table:style-name="ce6">
            <text:p>627’589.10</text:p>
          </table:table-cell>
          <table:table-cell office:value-type="float" office:value="610000" table:style-name="ce7">
            <text:p>61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59020.24" table:style-name="ce6">
            <text:p>659’020.24</text:p>
          </table:table-cell>
          <table:table-cell office:value-type="float" office:value="49020" table:style-name="ce7">
            <text:p>49’0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51</text:p>
          </table:table-cell>
          <table:table-cell office:value-type="string" table:style-name="ce9">
            <text:p>Steuereinnahm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965621.0300000003" table:style-name="ce10">
            <text:p>7’965’621.03</text:p>
          </table:table-cell>
          <table:table-cell office:value-type="float" office:value="6750000" table:style-name="ce11">
            <text:p>6’750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765331.7000000002" table:style-name="ce10">
            <text:p>6’765’331.70</text:p>
          </table:table-cell>
          <table:table-cell table:style-name="ce10"/>
          <table:table-cell office:value-type="float" office:value="15332" table:style-name="ce11">
            <text:p>15’33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39999165.94" table:style-name="ce10">
            <text:p>339’999’165.94</text:p>
          </table:table-cell>
          <table:table-cell office:value-type="float" office:value="336630417" table:style-name="ce11">
            <text:p>336’630’417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39606134.02999997" table:style-name="ce10">
            <text:p>339’606’134.03</text:p>
          </table:table-cell>
          <table:table-cell office:value-type="float" office:value="2975717" table:style-name="ce11">
            <text:p>2’975’71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32033544.91000003" table:style-name="ce10">
            <text:p>332’033’544.91</text:p>
          </table:table-cell>
          <table:table-cell office:value-type="float" office:value="329880417" table:style-name="ce11">
            <text:p>329’880’417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332840802.32999998" table:style-name="ce10">
            <text:p>332’840’802.33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32729.88" table:style-name="ce6">
            <text:p>3’232’729.88</text:p>
          </table:table-cell>
          <table:table-cell office:value-type="float" office:value="3300000" table:style-name="ce7">
            <text:p>3’300’0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3245143.2" table:style-name="ce6">
            <text:p>3’245’143.20</text:p>
          </table:table-cell>
          <table:table-cell table:style-name="ce6"/>
          <table:table-cell office:value-type="float" office:value="-54857" table:style-name="ce7">
            <text:p>-54’8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56286.5" table:style-name="ce6">
            <text:p>2’956’286.50</text:p>
          </table:table-cell>
          <table:table-cell office:value-type="float" office:value="1630000" table:style-name="ce7">
            <text:p>1’630’0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1708876.75" table:style-name="ce6">
            <text:p>1’708’876.75</text:p>
          </table:table-cell>
          <table:table-cell table:style-name="ce6"/>
          <table:table-cell office:value-type="float" office:value="78877" table:style-name="ce7">
            <text:p>78’8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11197.55" table:style-name="ce6">
            <text:p>1’611’197.55</text:p>
          </table:table-cell>
          <table:table-cell office:value-type="float" office:value="1620000" table:style-name="ce7">
            <text:p>1’62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676312.15" table:style-name="ce6">
            <text:p>1’676’312.15</text:p>
          </table:table-cell>
          <table:table-cell table:style-name="ce6"/>
          <table:table-cell office:value-type="float" office:value="56312" table:style-name="ce7">
            <text:p>56’3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5407.1" table:style-name="ce6">
            <text:p>165’407.10</text:p>
          </table:table-cell>
          <table:table-cell office:value-type="float" office:value="200000" table:style-name="ce7">
            <text:p>200’0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34999.6" table:style-name="ce6">
            <text:p>134’999.60</text:p>
          </table:table-cell>
          <table:table-cell table:style-name="ce6"/>
          <table:table-cell office:value-type="float" office:value="-65000" table:style-name="ce7">
            <text:p>-65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6630744.88999999" table:style-name="ce6">
            <text:p>246’630’744.89</text:p>
          </table:table-cell>
          <table:table-cell office:value-type="float" office:value="245160417" table:style-name="ce7">
            <text:p>245’160’417</text:p>
          </table:table-cell>
          <table:table-cell table:style-name="ce5"/>
          <table:table-cell office:value-type="string" table:style-name="ce5">
            <text:p>400</text:p>
          </table:table-cell>
          <table:table-cell office:value-type="string" table:style-name="ce5">
            <text:p>Einkommens- und Vermögenssteuern</text:p>
          </table:table-cell>
          <table:table-cell table:style-name="ce6"/>
          <table:table-cell office:value-type="float" office:value="244166848.25999999" table:style-name="ce6">
            <text:p>244’166’848.26</text:p>
          </table:table-cell>
          <table:table-cell office:value-type="float" office:value="-993569" table:style-name="ce7">
            <text:p>-993’5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750730.6" table:style-name="ce6">
            <text:p>15’750’730.60</text:p>
          </table:table-cell>
          <table:table-cell office:value-type="float" office:value="15800000" table:style-name="ce7">
            <text:p>15’800’000</text:p>
          </table:table-cell>
          <table:table-cell table:style-name="ce5"/>
          <table:table-cell office:value-type="string" table:style-name="ce5">
            <text:p>402</text:p>
          </table:table-cell>
          <table:table-cell office:value-type="string" table:style-name="ce5">
            <text:p>Grundsteuern</text:p>
          </table:table-cell>
          <table:table-cell table:style-name="ce6"/>
          <table:table-cell office:value-type="float" office:value="16376941.9" table:style-name="ce6">
            <text:p>16’376’941.90</text:p>
          </table:table-cell>
          <table:table-cell office:value-type="float" office:value="576942" table:style-name="ce7">
            <text:p>576’9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59040.5999999996" table:style-name="ce6">
            <text:p>7’759’040.60</text:p>
          </table:table-cell>
          <table:table-cell office:value-type="float" office:value="6500000" table:style-name="ce7">
            <text:p>6’500’000</text:p>
          </table:table-cell>
          <table:table-cell table:style-name="ce5"/>
          <table:table-cell office:value-type="string" table:style-name="ce5">
            <text:p>404</text:p>
          </table:table-cell>
          <table:table-cell office:value-type="string" table:style-name="ce5">
            <text:p>Vermögensverkehrssteuern</text:p>
          </table:table-cell>
          <table:table-cell table:style-name="ce6"/>
          <table:table-cell office:value-type="float" office:value="9326151.5999999996" table:style-name="ce6">
            <text:p>9’326’151.60</text:p>
          </table:table-cell>
          <table:table-cell office:value-type="float" office:value="2826152" table:style-name="ce7">
            <text:p>2’826’1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1300" table:style-name="ce6">
            <text:p>231’300.00</text:p>
          </table:table-cell>
          <table:table-cell office:value-type="float" office:value="235000" table:style-name="ce7">
            <text:p>235’000</text:p>
          </table:table-cell>
          <table:table-cell table:style-name="ce5"/>
          <table:table-cell office:value-type="string" table:style-name="ce5">
            <text:p>406</text:p>
          </table:table-cell>
          <table:table-cell office:value-type="string" table:style-name="ce5">
            <text:p>Besitz- und Aufwandsteuern</text:p>
          </table:table-cell>
          <table:table-cell table:style-name="ce6"/>
          <table:table-cell office:value-type="float" office:value="232060" table:style-name="ce6">
            <text:p>232’060.00</text:p>
          </table:table-cell>
          <table:table-cell office:value-type="float" office:value="-2940" table:style-name="ce7">
            <text:p>-2’9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7980978.5" table:style-name="ce6">
            <text:p>67’980’978.50</text:p>
          </table:table-cell>
          <table:table-cell office:value-type="float" office:value="67680000" table:style-name="ce7">
            <text:p>67’680’000</text:p>
          </table:table-cell>
          <table:table-cell table:style-name="ce5"/>
          <table:table-cell office:value-type="string" table:style-name="ce5">
            <text:p>441</text:p>
          </table:table-cell>
          <table:table-cell office:value-type="string" table:style-name="ce5">
            <text:p>Anteile an Kantonseinnahmen</text:p>
          </table:table-cell>
          <table:table-cell table:style-name="ce6"/>
          <table:table-cell office:value-type="float" office:value="67873696.900000006" table:style-name="ce6">
            <text:p>67’873’696.90</text:p>
          </table:table-cell>
          <table:table-cell office:value-type="float" office:value="193697" table:style-name="ce7">
            <text:p>193’6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1244.8" table:style-name="ce6">
            <text:p>361’244.80</text:p>
          </table:table-cell>
          <table:table-cell office:value-type="float" office:value="380000" table:style-name="ce7">
            <text:p>380’0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386179.4" table:style-name="ce6">
            <text:p>386’179.40</text:p>
          </table:table-cell>
          <table:table-cell office:value-type="float" office:value="6179" table:style-name="ce7">
            <text:p>6’1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85126.55" table:style-name="ce6">
            <text:p>1’285’126.55</text:p>
          </table:table-cell>
          <table:table-cell office:value-type="float" office:value="875000" table:style-name="ce7">
            <text:p>875’0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44255.97" table:style-name="ce6">
            <text:p>1’244’255.97</text:p>
          </table:table-cell>
          <table:table-cell office:value-type="float" office:value="369256" table:style-name="ce7">
            <text:p>369’25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52</text:p>
          </table:table-cell>
          <table:table-cell office:value-type="string" table:style-name="ce9">
            <text:p>Steuereinzugsprovision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Aufwand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951295.6" table:style-name="ce10">
            <text:p>2’951’295.60</text:p>
          </table:table-cell>
          <table:table-cell office:value-type="float" office:value="2900000" table:style-name="ce11">
            <text:p>2’900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881584.9" table:style-name="ce10">
            <text:p>2’881’584.90</text:p>
          </table:table-cell>
          <table:table-cell office:value-type="float" office:value="-18415" table:style-name="ce11">
            <text:p>-18’41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951295.6" table:style-name="ce10">
            <text:p>2’951’295.60</text:p>
          </table:table-cell>
          <table:table-cell office:value-type="float" office:value="2900000" table:style-name="ce11">
            <text:p>2’900’0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881584.9" table:style-name="ce10">
            <text:p>2’881’584.9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05265" table:style-name="ce6">
            <text:p>2’405’265.00</text:p>
          </table:table-cell>
          <table:table-cell office:value-type="float" office:value="2340000" table:style-name="ce7">
            <text:p>2’34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339575" table:style-name="ce6">
            <text:p>2’339’575.00</text:p>
          </table:table-cell>
          <table:table-cell office:value-type="float" office:value="-425" table:style-name="ce7">
            <text:p>-4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46030.6" table:style-name="ce6">
            <text:p>546’030.60</text:p>
          </table:table-cell>
          <table:table-cell office:value-type="float" office:value="560000" table:style-name="ce7">
            <text:p>560’0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542009.9" table:style-name="ce6">
            <text:p>542’009.90</text:p>
          </table:table-cell>
          <table:table-cell office:value-type="float" office:value="-17990" table:style-name="ce7">
            <text:p>-17’99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53</text:p>
          </table:table-cell>
          <table:table-cell office:value-type="string" table:style-name="ce9">
            <text:p>Ersatzabgaben und Benützungsgebühr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129640.25" table:style-name="ce10">
            <text:p>6’129’640.25</text:p>
          </table:table-cell>
          <table:table-cell office:value-type="float" office:value="6000000" table:style-name="ce11">
            <text:p>6’000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156200.0099999998" table:style-name="ce10">
            <text:p>6’156’200.01</text:p>
          </table:table-cell>
          <table:table-cell table:style-name="ce10"/>
          <table:table-cell office:value-type="float" office:value="156200" table:style-name="ce11">
            <text:p>156’20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129640.25" table:style-name="ce10">
            <text:p>6’129’640.25</text:p>
          </table:table-cell>
          <table:table-cell office:value-type="float" office:value="6000000" table:style-name="ce11">
            <text:p>6’000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156200.0099999998" table:style-name="ce10">
            <text:p>6’156’200.01</text:p>
          </table:table-cell>
          <table:table-cell office:value-type="float" office:value="156200" table:style-name="ce11">
            <text:p>156’20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29640.25" table:style-name="ce6">
            <text:p>6’129’640.25</text:p>
          </table:table-cell>
          <table:table-cell office:value-type="float" office:value="6000000" table:style-name="ce7">
            <text:p>6’00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6156200.0099999998" table:style-name="ce6">
            <text:p>6’156’200.01</text:p>
          </table:table-cell>
          <table:table-cell table:style-name="ce6"/>
          <table:table-cell office:value-type="float" office:value="156200" table:style-name="ce7">
            <text:p>156’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29640.25" table:style-name="ce6">
            <text:p>6’129’640.25</text:p>
          </table:table-cell>
          <table:table-cell office:value-type="float" office:value="6000000" table:style-name="ce7">
            <text:p>6’000’000</text:p>
          </table:table-cell>
          <table:table-cell table:style-name="ce5"/>
          <table:table-cell office:value-type="string" table:style-name="ce5">
            <text:p>430</text:p>
          </table:table-cell>
          <table:table-cell office:value-type="string" table:style-name="ce5">
            <text:p>Ersatzabgaben</text:p>
          </table:table-cell>
          <table:table-cell table:style-name="ce6"/>
          <table:table-cell office:value-type="float" office:value="6156200.0099999998" table:style-name="ce6">
            <text:p>6’156’200.01</text:p>
          </table:table-cell>
          <table:table-cell office:value-type="float" office:value="156200" table:style-name="ce7">
            <text:p>156’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</text:p>
          </table:table-cell>
          <table:table-cell office:value-type="string" table:style-name="ce9">
            <text:p>Finanz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4384144.859999999" table:style-name="ce10">
            <text:p>64’384’144.86</text:p>
          </table:table-cell>
          <table:table-cell office:value-type="float" office:value="67704979" table:style-name="ce11">
            <text:p>67’704’979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92435209.420000002" table:style-name="ce10">
            <text:p>92’435’209.42</text:p>
          </table:table-cell>
          <table:table-cell table:style-name="ce10"/>
          <table:table-cell office:value-type="float" office:value="23302230" table:style-name="ce11">
            <text:p>23’302’23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69800" table:style-name="ce11">
            <text:p>1’169’8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58200" table:style-name="ce11">
            <text:p>258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0354156.659999996" table:style-name="ce10">
            <text:p>60’354’156.66</text:p>
          </table:table-cell>
          <table:table-cell office:value-type="float" office:value="60543300" table:style-name="ce11">
            <text:p>60’543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9719484.270000003" table:style-name="ce10">
            <text:p>59’719’484.27</text:p>
          </table:table-cell>
          <table:table-cell office:value-type="float" office:value="-823816" table:style-name="ce11">
            <text:p>-823’81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029988.2" table:style-name="ce10">
            <text:p>4’029’988.20</text:p>
          </table:table-cell>
          <table:table-cell office:value-type="float" office:value="8589679" table:style-name="ce11">
            <text:p>8’589’679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2715725.149999999" table:style-name="ce10">
            <text:p>32’715’725.1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160976.37" table:style-name="ce10">
            <text:p>2’160’976.37</text:p>
          </table:table-cell>
          <table:table-cell office:value-type="float" office:value="2499448" table:style-name="ce11">
            <text:p>2’499’448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362304.4" table:style-name="ce10">
            <text:p>2’362’304.40</text:p>
          </table:table-cell>
          <table:table-cell table:style-name="ce10"/>
          <table:table-cell office:value-type="float" office:value="-345644" table:style-name="ce11">
            <text:p>-345’64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08500" table:style-name="ce11">
            <text:p>208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4312.3" table:style-name="ce10">
            <text:p>44’312.30</text:p>
          </table:table-cell>
          <table:table-cell office:value-type="float" office:value="53500" table:style-name="ce11">
            <text:p>53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8817.210000000006" table:style-name="ce10">
            <text:p>68’817.21</text:p>
          </table:table-cell>
          <table:table-cell office:value-type="float" office:value="15317" table:style-name="ce11">
            <text:p>15’31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116664.0699999998" table:style-name="ce10">
            <text:p>2’116’664.07</text:p>
          </table:table-cell>
          <table:table-cell office:value-type="float" office:value="2654448" table:style-name="ce11">
            <text:p>2’654’448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293487.19" table:style-name="ce10">
            <text:p>2’293’487.19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66505.3" table:style-name="ce6">
            <text:p>1’366’505.30</text:p>
          </table:table-cell>
          <table:table-cell office:value-type="float" office:value="1357700" table:style-name="ce7">
            <text:p>1’357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416119.45" table:style-name="ce6">
            <text:p>1’416’119.45</text:p>
          </table:table-cell>
          <table:table-cell table:style-name="ce6"/>
          <table:table-cell office:value-type="float" office:value="-81" table:style-name="ce7">
            <text:p>-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8500" table:style-name="ce7">
            <text:p>58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3093.85" table:style-name="ce6">
            <text:p>103’093.85</text:p>
          </table:table-cell>
          <table:table-cell office:value-type="float" office:value="101900" table:style-name="ce7">
            <text:p>101’9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08008.9" table:style-name="ce6">
            <text:p>108’008.90</text:p>
          </table:table-cell>
          <table:table-cell table:style-name="ce6"/>
          <table:table-cell office:value-type="float" office:value="6109" table:style-name="ce7">
            <text:p>6’10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5587.95000000001" table:style-name="ce6">
            <text:p>155’587.95</text:p>
          </table:table-cell>
          <table:table-cell office:value-type="float" office:value="152800" table:style-name="ce7">
            <text:p>152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63829.9" table:style-name="ce6">
            <text:p>163’829.90</text:p>
          </table:table-cell>
          <table:table-cell table:style-name="ce6"/>
          <table:table-cell office:value-type="float" office:value="11030" table:style-name="ce7">
            <text:p>11’0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465.2999999999993" table:style-name="ce6">
            <text:p>8’465.30</text:p>
          </table:table-cell>
          <table:table-cell office:value-type="float" office:value="8800" table:style-name="ce7">
            <text:p>8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9471.2000000000007" table:style-name="ce6">
            <text:p>9’471.20</text:p>
          </table:table-cell>
          <table:table-cell table:style-name="ce6"/>
          <table:table-cell office:value-type="float" office:value="671" table:style-name="ce7">
            <text:p>67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853.05" table:style-name="ce6">
            <text:p>13’853.05</text:p>
          </table:table-cell>
          <table:table-cell office:value-type="float" office:value="54500" table:style-name="ce7">
            <text:p>54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2484.65" table:style-name="ce6">
            <text:p>12’484.65</text:p>
          </table:table-cell>
          <table:table-cell table:style-name="ce6"/>
          <table:table-cell office:value-type="float" office:value="-42015" table:style-name="ce7">
            <text:p>-42’0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717.7" table:style-name="ce6">
            <text:p>4’717.70</text:p>
          </table:table-cell>
          <table:table-cell office:value-type="float" office:value="4700" table:style-name="ce7">
            <text:p>4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4663.28" table:style-name="ce6">
            <text:p>4’663.28</text:p>
          </table:table-cell>
          <table:table-cell table:style-name="ce6"/>
          <table:table-cell office:value-type="float" office:value="-37" table:style-name="ce7">
            <text:p>-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5.25" table:style-name="ce6">
            <text:p>505.25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918.69" table:style-name="ce6">
            <text:p>1’918.69</text:p>
          </table:table-cell>
          <table:table-cell table:style-name="ce6"/>
          <table:table-cell office:value-type="float" office:value="1919" table:style-name="ce7">
            <text:p>1’9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3.10000000000002" table:style-name="ce6">
            <text:p>323.1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23.10000000000002" table:style-name="ce6">
            <text:p>323.10</text:p>
          </table:table-cell>
          <table:table-cell table:style-name="ce6"/>
          <table:table-cell office:value-type="float" office:value="23" table:style-name="ce7">
            <text:p>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26.1500000000001" table:style-name="ce6">
            <text:p>1’126.15</text:p>
          </table:table-cell>
          <table:table-cell office:value-type="float" office:value="2200" table:style-name="ce7">
            <text:p>2’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606.9499999999998" table:style-name="ce6">
            <text:p>2’606.95</text:p>
          </table:table-cell>
          <table:table-cell table:style-name="ce6"/>
          <table:table-cell office:value-type="float" office:value="407" table:style-name="ce7">
            <text:p>4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54386.36" table:style-name="ce6">
            <text:p>454’386.36</text:p>
          </table:table-cell>
          <table:table-cell office:value-type="float" office:value="741248" table:style-name="ce7">
            <text:p>741’248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70071.32999999996" table:style-name="ce6">
            <text:p>570’071.33</text:p>
          </table:table-cell>
          <table:table-cell table:style-name="ce6"/>
          <table:table-cell office:value-type="float" office:value="-321177" table:style-name="ce7">
            <text:p>-321’1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50000" table:style-name="ce7">
            <text:p>150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19.65" table:style-name="ce6">
            <text:p>1’919.65</text:p>
          </table:table-cell>
          <table:table-cell office:value-type="float" office:value="3300" table:style-name="ce7">
            <text:p>3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941.3" table:style-name="ce6">
            <text:p>941.30</text:p>
          </table:table-cell>
          <table:table-cell table:style-name="ce6"/>
          <table:table-cell office:value-type="float" office:value="-2359" table:style-name="ce7">
            <text:p>-2’35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788.65" table:style-name="ce6">
            <text:p>14’788.65</text:p>
          </table:table-cell>
          <table:table-cell office:value-type="float" office:value="19400" table:style-name="ce7">
            <text:p>19’4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5323.599999999999" table:style-name="ce6">
            <text:p>25’323.60</text:p>
          </table:table-cell>
          <table:table-cell table:style-name="ce6"/>
          <table:table-cell office:value-type="float" office:value="5924" table:style-name="ce7">
            <text:p>5’92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751.7" table:style-name="ce6">
            <text:p>30’751.70</text:p>
          </table:table-cell>
          <table:table-cell office:value-type="float" office:value="45000" table:style-name="ce7">
            <text:p>45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41660.65" table:style-name="ce6">
            <text:p>41’660.65</text:p>
          </table:table-cell>
          <table:table-cell table:style-name="ce6"/>
          <table:table-cell office:value-type="float" office:value="-3339" table:style-name="ce7">
            <text:p>-3’3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952.3599999999997" table:style-name="ce6">
            <text:p>4’952.36</text:p>
          </table:table-cell>
          <table:table-cell office:value-type="float" office:value="7600" table:style-name="ce7">
            <text:p>7’6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4881.3999999999996" table:style-name="ce6">
            <text:p>4’881.40</text:p>
          </table:table-cell>
          <table:table-cell table:style-name="ce6"/>
          <table:table-cell office:value-type="float" office:value="-2719" table:style-name="ce7">
            <text:p>-2’7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223.8" table:style-name="ce6">
            <text:p>44’223.80</text:p>
          </table:table-cell>
          <table:table-cell office:value-type="float" office:value="52700" table:style-name="ce7">
            <text:p>52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8592.89" table:style-name="ce6">
            <text:p>68’592.89</text:p>
          </table:table-cell>
          <table:table-cell office:value-type="float" office:value="15893" table:style-name="ce7">
            <text:p>15’8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8.5" table:style-name="ce6">
            <text:p>88.50</text:p>
          </table:table-cell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224.32" table:style-name="ce6">
            <text:p>224.32</text:p>
          </table:table-cell>
          <table:table-cell office:value-type="float" office:value="-576" table:style-name="ce7">
            <text:p>-5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1</text:p>
          </table:table-cell>
          <table:table-cell office:value-type="string" table:style-name="ce9">
            <text:p>Erträge aus Dienstleistun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Aufwand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995000" table:style-name="ce10">
            <text:p>17’995’000.00</text:p>
          </table:table-cell>
          <table:table-cell office:value-type="float" office:value="18173200" table:style-name="ce11">
            <text:p>18’173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8195900" table:style-name="ce10">
            <text:p>18’195’900.00</text:p>
          </table:table-cell>
          <table:table-cell office:value-type="float" office:value="22700" table:style-name="ce11">
            <text:p>22’70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995000" table:style-name="ce10">
            <text:p>17’995’000.00</text:p>
          </table:table-cell>
          <table:table-cell office:value-type="float" office:value="18173200" table:style-name="ce11">
            <text:p>18’173’2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8195900" table:style-name="ce10">
            <text:p>18’195’900.0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72000" table:style-name="ce6">
            <text:p>1’472’000.00</text:p>
          </table:table-cell>
          <table:table-cell office:value-type="float" office:value="1460000" table:style-name="ce7">
            <text:p>1’460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482700" table:style-name="ce6">
            <text:p>1’482’700.00</text:p>
          </table:table-cell>
          <table:table-cell office:value-type="float" office:value="22700" table:style-name="ce7">
            <text:p>22’7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108000" table:style-name="ce6">
            <text:p>16’108’000.00</text:p>
          </table:table-cell>
          <table:table-cell office:value-type="float" office:value="16283200" table:style-name="ce7">
            <text:p>16’283’200</text:p>
          </table:table-cell>
          <table:table-cell table:style-name="ce5"/>
          <table:table-cell office:value-type="string" table:style-name="ce5">
            <text:p>444</text:p>
          </table:table-cell>
          <table:table-cell office:value-type="string" table:style-name="ce5">
            <text:p>Kantonsbeiträge</text:p>
          </table:table-cell>
          <table:table-cell table:style-name="ce6"/>
          <table:table-cell office:value-type="float" office:value="16283200" table:style-name="ce6">
            <text:p>16’283’2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5000" table:style-name="ce6">
            <text:p>415’000.00</text:p>
          </table:table-cell>
          <table:table-cell office:value-type="float" office:value="430000" table:style-name="ce7">
            <text:p>430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30000" table:style-name="ce6">
            <text:p>43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2</text:p>
          </table:table-cell>
          <table:table-cell office:value-type="string" table:style-name="ce9">
            <text:p>Sachversicherungsprämien (ohne Gebäude)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00950.55" table:style-name="ce10">
            <text:p>300’950.55</text:p>
          </table:table-cell>
          <table:table-cell office:value-type="float" office:value="353000" table:style-name="ce11">
            <text:p>353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88668.90000000002" table:style-name="ce10">
            <text:p>288’668.90</text:p>
          </table:table-cell>
          <table:table-cell table:style-name="ce10"/>
          <table:table-cell office:value-type="float" office:value="-64331" table:style-name="ce11">
            <text:p>-64’33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39167" table:style-name="ce10">
            <text:p>139’167.00</text:p>
          </table:table-cell>
          <table:table-cell office:value-type="float" office:value="116600" table:style-name="ce11">
            <text:p>116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6686" table:style-name="ce10">
            <text:p>146’686.00</text:p>
          </table:table-cell>
          <table:table-cell office:value-type="float" office:value="30086" table:style-name="ce11">
            <text:p>30’08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61783.54999999999" table:style-name="ce10">
            <text:p>161’783.55</text:p>
          </table:table-cell>
          <table:table-cell office:value-type="float" office:value="236400" table:style-name="ce11">
            <text:p>236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41982.9" table:style-name="ce10">
            <text:p>141’982.9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0950.55" table:style-name="ce6">
            <text:p>300’950.55</text:p>
          </table:table-cell>
          <table:table-cell office:value-type="float" office:value="353000" table:style-name="ce7">
            <text:p>353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88668.90000000002" table:style-name="ce6">
            <text:p>288’668.90</text:p>
          </table:table-cell>
          <table:table-cell table:style-name="ce6"/>
          <table:table-cell office:value-type="float" office:value="-64331" table:style-name="ce7">
            <text:p>-64’33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2598" table:style-name="ce6">
            <text:p>122’598.00</text:p>
          </table:table-cell>
          <table:table-cell office:value-type="float" office:value="100000" table:style-name="ce7">
            <text:p>10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30117" table:style-name="ce6">
            <text:p>130’117.00</text:p>
          </table:table-cell>
          <table:table-cell office:value-type="float" office:value="30117" table:style-name="ce7">
            <text:p>30’1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569" table:style-name="ce6">
            <text:p>16’569.00</text:p>
          </table:table-cell>
          <table:table-cell office:value-type="float" office:value="16600" table:style-name="ce7">
            <text:p>16’6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6569" table:style-name="ce6">
            <text:p>16’569.00</text:p>
          </table:table-cell>
          <table:table-cell office:value-type="float" office:value="-31" table:style-name="ce7">
            <text:p>-3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3</text:p>
          </table:table-cell>
          <table:table-cell office:value-type="string" table:style-name="ce9">
            <text:p>Kapitalbeschaffungs- und Anlagekos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2528.79" table:style-name="ce10">
            <text:p>32’528.79</text:p>
          </table:table-cell>
          <table:table-cell office:value-type="float" office:value="376614" table:style-name="ce11">
            <text:p>376’614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6055.06" table:style-name="ce10">
            <text:p>56’055.06</text:p>
          </table:table-cell>
          <table:table-cell table:style-name="ce10"/>
          <table:table-cell office:value-type="float" office:value="-320559" table:style-name="ce11">
            <text:p>-320’55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68100" table:style-name="ce10">
            <text:p>468’100.00</text:p>
          </table:table-cell>
          <table:table-cell office:value-type="float" office:value="468100" table:style-name="ce11">
            <text:p>468’10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2528.79" table:style-name="ce10">
            <text:p>32’528.79</text:p>
          </table:table-cell>
          <table:table-cell office:value-type="float" office:value="376614" table:style-name="ce11">
            <text:p>376’614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412044.94" table:style-name="ce10">
            <text:p>412’044.94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528.79" table:style-name="ce6">
            <text:p>32’528.79</text:p>
          </table:table-cell>
          <table:table-cell office:value-type="float" office:value="376614" table:style-name="ce7">
            <text:p>376’614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6055.06" table:style-name="ce6">
            <text:p>56’055.06</text:p>
          </table:table-cell>
          <table:table-cell table:style-name="ce6"/>
          <table:table-cell office:value-type="float" office:value="-320559" table:style-name="ce7">
            <text:p>-320’55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29</text:p>
          </table:table-cell>
          <table:table-cell office:value-type="string" table:style-name="ce5">
            <text:p>Übrige Vermögenserträge</text:p>
          </table:table-cell>
          <table:table-cell table:style-name="ce6"/>
          <table:table-cell office:value-type="float" office:value="468100" table:style-name="ce6">
            <text:p>468’100.00</text:p>
          </table:table-cell>
          <table:table-cell office:value-type="float" office:value="468100" table:style-name="ce7">
            <text:p>468’1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6</text:p>
          </table:table-cell>
          <table:table-cell office:value-type="string" table:style-name="ce9">
            <text:p>Zins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076944.529999999" table:style-name="ce10">
            <text:p>14’076’944.53</text:p>
          </table:table-cell>
          <table:table-cell office:value-type="float" office:value="17392800" table:style-name="ce11">
            <text:p>17’392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7944315.25" table:style-name="ce10">
            <text:p>27’944’315.25</text:p>
          </table:table-cell>
          <table:table-cell table:style-name="ce10"/>
          <table:table-cell office:value-type="float" office:value="10551515" table:style-name="ce11">
            <text:p>10’551’51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851883.41" table:style-name="ce10">
            <text:p>20’851’883.41</text:p>
          </table:table-cell>
          <table:table-cell office:value-type="float" office:value="20608800" table:style-name="ce11">
            <text:p>20’608’8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0767125.829999998" table:style-name="ce10">
            <text:p>20’767’125.83</text:p>
          </table:table-cell>
          <table:table-cell office:value-type="float" office:value="158326" table:style-name="ce11">
            <text:p>158’32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7177189.4199999999" table:style-name="ce10">
            <text:p>7’177’189.42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774938.8799999999" table:style-name="ce10">
            <text:p>6’774’938.88</text:p>
          </table:table-cell>
          <table:table-cell office:value-type="float" office:value="3216000" table:style-name="ce11">
            <text:p>3’216’0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7662.46999999997" table:style-name="ce6">
            <text:p>297’662.47</text:p>
          </table:table-cell>
          <table:table-cell office:value-type="float" office:value="295200" table:style-name="ce7">
            <text:p>295’200</text:p>
          </table:table-cell>
          <table:table-cell table:style-name="ce5"/>
          <table:table-cell office:value-type="string" table:style-name="ce5">
            <text:p>321</text:p>
          </table:table-cell>
          <table:table-cell office:value-type="string" table:style-name="ce5">
            <text:p>Passivzinsen auf kurzfristigen Schulden</text:p>
          </table:table-cell>
          <table:table-cell office:value-type="float" office:value="304913.8" table:style-name="ce6">
            <text:p>304’913.80</text:p>
          </table:table-cell>
          <table:table-cell table:style-name="ce6"/>
          <table:table-cell office:value-type="float" office:value="9714" table:style-name="ce7">
            <text:p>9’71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813811.050000001" table:style-name="ce6">
            <text:p>11’813’811.05</text:p>
          </table:table-cell>
          <table:table-cell office:value-type="float" office:value="14965000" table:style-name="ce7">
            <text:p>14’965’000</text:p>
          </table:table-cell>
          <table:table-cell table:style-name="ce5"/>
          <table:table-cell office:value-type="string" table:style-name="ce5">
            <text:p>322</text:p>
          </table:table-cell>
          <table:table-cell office:value-type="string" table:style-name="ce5">
            <text:p>Passivzinsen auf mittel- und langfristigen Schulden</text:p>
          </table:table-cell>
          <table:table-cell office:value-type="float" office:value="10750272.199999999" table:style-name="ce6">
            <text:p>10’750’272.20</text:p>
          </table:table-cell>
          <table:table-cell table:style-name="ce6"/>
          <table:table-cell office:value-type="float" office:value="-4214728" table:style-name="ce7">
            <text:p>-4’214’7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9864.61" table:style-name="ce6">
            <text:p>329’864.61</text:p>
          </table:table-cell>
          <table:table-cell office:value-type="float" office:value="255700" table:style-name="ce7">
            <text:p>255’700</text:p>
          </table:table-cell>
          <table:table-cell table:style-name="ce5"/>
          <table:table-cell office:value-type="string" table:style-name="ce5">
            <text:p>323</text:p>
          </table:table-cell>
          <table:table-cell office:value-type="string" table:style-name="ce5">
            <text:p>Passivzinsen auf Sonderrechnungen</text:p>
          </table:table-cell>
          <table:table-cell office:value-type="float" office:value="285353.3" table:style-name="ce6">
            <text:p>285’353.30</text:p>
          </table:table-cell>
          <table:table-cell table:style-name="ce6"/>
          <table:table-cell office:value-type="float" office:value="29653" table:style-name="ce7">
            <text:p>29’6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5000000" table:style-name="ce6">
            <text:p>15’000’000.00</text:p>
          </table:table-cell>
          <table:table-cell table:style-name="ce6"/>
          <table:table-cell office:value-type="float" office:value="15000000" table:style-name="ce7">
            <text:p>15’000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90128.2" table:style-name="ce6">
            <text:p>1’590’128.20</text:p>
          </table:table-cell>
          <table:table-cell office:value-type="float" office:value="1836900" table:style-name="ce7">
            <text:p>1’836’9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562624.4" table:style-name="ce6">
            <text:p>1’562’624.40</text:p>
          </table:table-cell>
          <table:table-cell table:style-name="ce6"/>
          <table:table-cell office:value-type="float" office:value="-274276" table:style-name="ce7">
            <text:p>-274’2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5478.2" table:style-name="ce6">
            <text:p>45’478.20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397</text:p>
          </table:table-cell>
          <table:table-cell office:value-type="string" table:style-name="ce5">
            <text:p>Intern verrechneter Aufwand</text:p>
          </table:table-cell>
          <table:table-cell office:value-type="float" office:value="41151.550000000003" table:style-name="ce6">
            <text:p>41’151.55</text:p>
          </table:table-cell>
          <table:table-cell table:style-name="ce6"/>
          <table:table-cell office:value-type="float" office:value="1152" table:style-name="ce7">
            <text:p>1’1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3908.25" table:style-name="ce6">
            <text:p>73’908.25</text:p>
          </table:table-cell>
          <table:table-cell office:value-type="float" office:value="59000" table:style-name="ce7">
            <text:p>59’000</text:p>
          </table:table-cell>
          <table:table-cell table:style-name="ce5"/>
          <table:table-cell office:value-type="string" table:style-name="ce5">
            <text:p>421</text:p>
          </table:table-cell>
          <table:table-cell office:value-type="string" table:style-name="ce5">
            <text:p>Vermögenserträge aus Guthaben</text:p>
          </table:table-cell>
          <table:table-cell table:style-name="ce6"/>
          <table:table-cell office:value-type="float" office:value="76145.55" table:style-name="ce6">
            <text:p>76’145.55</text:p>
          </table:table-cell>
          <table:table-cell office:value-type="float" office:value="17146" table:style-name="ce7">
            <text:p>17’1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7383.9" table:style-name="ce6">
            <text:p>647’383.90</text:p>
          </table:table-cell>
          <table:table-cell office:value-type="float" office:value="515400" table:style-name="ce7">
            <text:p>515’400</text:p>
          </table:table-cell>
          <table:table-cell table:style-name="ce5"/>
          <table:table-cell office:value-type="string" table:style-name="ce5">
            <text:p>422</text:p>
          </table:table-cell>
          <table:table-cell office:value-type="string" table:style-name="ce5">
            <text:p>Vermögenserträge aus Anlagen des Finanzvermögens</text:p>
          </table:table-cell>
          <table:table-cell table:style-name="ce6"/>
          <table:table-cell office:value-type="float" office:value="595285.65" table:style-name="ce6">
            <text:p>595’285.65</text:p>
          </table:table-cell>
          <table:table-cell office:value-type="float" office:value="79886" table:style-name="ce7">
            <text:p>79’8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537228.5" table:style-name="ce6">
            <text:p>8’537’228.50</text:p>
          </table:table-cell>
          <table:table-cell office:value-type="float" office:value="8976000" table:style-name="ce7">
            <text:p>8’976’000</text:p>
          </table:table-cell>
          <table:table-cell table:style-name="ce5"/>
          <table:table-cell office:value-type="string" table:style-name="ce5">
            <text:p>425</text:p>
          </table:table-cell>
          <table:table-cell office:value-type="string" table:style-name="ce5">
            <text:p>Vermögenserträge aus Darlehen des Verwaltungsvermögens</text:p>
          </table:table-cell>
          <table:table-cell table:style-name="ce6"/>
          <table:table-cell office:value-type="float" office:value="8539711.75" table:style-name="ce6">
            <text:p>8’539’711.75</text:p>
          </table:table-cell>
          <table:table-cell office:value-type="float" office:value="-436288" table:style-name="ce7">
            <text:p>-436’2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6241.3" table:style-name="ce6">
            <text:p>206’241.30</text:p>
          </table:table-cell>
          <table:table-cell office:value-type="float" office:value="216500" table:style-name="ce7">
            <text:p>216’500</text:p>
          </table:table-cell>
          <table:table-cell table:style-name="ce5"/>
          <table:table-cell office:value-type="string" table:style-name="ce5">
            <text:p>426</text:p>
          </table:table-cell>
          <table:table-cell office:value-type="string" table:style-name="ce5">
            <text:p>Vermögenserträge aus Beteiligungen des Verwaltungsvermögens</text:p>
          </table:table-cell>
          <table:table-cell table:style-name="ce6"/>
          <table:table-cell office:value-type="float" office:value="206241.3" table:style-name="ce6">
            <text:p>206’241.30</text:p>
          </table:table-cell>
          <table:table-cell office:value-type="float" office:value="-10259" table:style-name="ce7">
            <text:p>-10’25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13797.66" table:style-name="ce6">
            <text:p>913’797.66</text:p>
          </table:table-cell>
          <table:table-cell office:value-type="float" office:value="149900" table:style-name="ce7">
            <text:p>149’900</text:p>
          </table:table-cell>
          <table:table-cell table:style-name="ce5"/>
          <table:table-cell office:value-type="string" table:style-name="ce5">
            <text:p>429</text:p>
          </table:table-cell>
          <table:table-cell office:value-type="string" table:style-name="ce5">
            <text:p>Übrige Vermögenserträge</text:p>
          </table:table-cell>
          <table:table-cell table:style-name="ce6"/>
          <table:table-cell office:value-type="float" office:value="765452.83" table:style-name="ce6">
            <text:p>765’452.83</text:p>
          </table:table-cell>
          <table:table-cell office:value-type="float" office:value="615553" table:style-name="ce7">
            <text:p>615’5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7988" table:style-name="ce6">
            <text:p>537’988.00</text:p>
          </table:table-cell>
          <table:table-cell office:value-type="float" office:value="538000" table:style-name="ce7">
            <text:p>538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37988" table:style-name="ce6">
            <text:p>537’988.00</text:p>
          </table:table-cell>
          <table:table-cell office:value-type="float" office:value="-12" table:style-name="ce7">
            <text:p>-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703025.8000000007" table:style-name="ce6">
            <text:p>8’703’025.80</text:p>
          </table:table-cell>
          <table:table-cell office:value-type="float" office:value="8704000" table:style-name="ce7">
            <text:p>8’704’0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8819484.1500000004" table:style-name="ce6">
            <text:p>8’819’484.15</text:p>
          </table:table-cell>
          <table:table-cell office:value-type="float" office:value="115484" table:style-name="ce7">
            <text:p>115’4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32310" table:style-name="ce6">
            <text:p>1’232’310.00</text:p>
          </table:table-cell>
          <table:table-cell office:value-type="float" office:value="1450000" table:style-name="ce7">
            <text:p>1’450’000</text:p>
          </table:table-cell>
          <table:table-cell table:style-name="ce5"/>
          <table:table-cell office:value-type="string" table:style-name="ce5">
            <text:p>497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26816.6000000001" table:style-name="ce6">
            <text:p>1’226’816.60</text:p>
          </table:table-cell>
          <table:table-cell office:value-type="float" office:value="-223183" table:style-name="ce7">
            <text:p>-223’1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8</text:p>
          </table:table-cell>
          <table:table-cell office:value-type="string" table:style-name="ce9">
            <text:p>Abschreibungen auf dem Verwaltungsvermö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4458131.939999998" table:style-name="ce10">
            <text:p>44’458’131.94</text:p>
          </table:table-cell>
          <table:table-cell office:value-type="float" office:value="45218000" table:style-name="ce11">
            <text:p>45’218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8434725.82" table:style-name="ce10">
            <text:p>58’434’725.82</text:p>
          </table:table-cell>
          <table:table-cell table:style-name="ce10"/>
          <table:table-cell office:value-type="float" office:value="13216726" table:style-name="ce11">
            <text:p>13’216’72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375068.239999998" table:style-name="ce10">
            <text:p>17’375’068.24</text:p>
          </table:table-cell>
          <table:table-cell office:value-type="float" office:value="18371000" table:style-name="ce11">
            <text:p>18’371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6120282.609999999" table:style-name="ce10">
            <text:p>16’120’282.61</text:p>
          </table:table-cell>
          <table:table-cell office:value-type="float" office:value="-2250717" table:style-name="ce11">
            <text:p>-2’250’71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7083063.699999999" table:style-name="ce10">
            <text:p>27’083’063.70</text:p>
          </table:table-cell>
          <table:table-cell office:value-type="float" office:value="26847000" table:style-name="ce11">
            <text:p>26’847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2314443.210000001" table:style-name="ce10">
            <text:p>42’314’443.21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458131.939999998" table:style-name="ce6">
            <text:p>44’458’131.94</text:p>
          </table:table-cell>
          <table:table-cell office:value-type="float" office:value="45218000" table:style-name="ce7">
            <text:p>45’218’000</text:p>
          </table:table-cell>
          <table:table-cell table:style-name="ce5"/>
          <table:table-cell office:value-type="string" table:style-name="ce5">
            <text:p>331</text:p>
          </table:table-cell>
          <table:table-cell office:value-type="string" table:style-name="ce5">
            <text:p>Abschreibungen auf dem Verwaltungsvermögen, ordentliche</text:p>
          </table:table-cell>
          <table:table-cell office:value-type="float" office:value="58434725.82" table:style-name="ce6">
            <text:p>58’434’725.82</text:p>
          </table:table-cell>
          <table:table-cell table:style-name="ce6"/>
          <table:table-cell office:value-type="float" office:value="13216726" table:style-name="ce7">
            <text:p>13’216’7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24</text:p>
          </table:table-cell>
          <table:table-cell office:value-type="string" table:style-name="ce5">
            <text:p>Buchgewinne auf Anlagen des Finanzvermögens</text:p>
          </table:table-cell>
          <table:table-cell table:style-name="ce6"/>
          <table:table-cell office:value-type="float" office:value="200000" table:style-name="ce6">
            <text:p>200’000.00</text:p>
          </table:table-cell>
          <table:table-cell office:value-type="float" office:value="200000" table:style-name="ce7">
            <text:p>200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29</text:p>
          </table:table-cell>
          <table:table-cell office:value-type="string" table:style-name="ce5">
            <text:p>Übrige Vermögenserträge</text:p>
          </table:table-cell>
          <table:table-cell table:style-name="ce6"/>
          <table:table-cell office:value-type="float" office:value="80000" table:style-name="ce6">
            <text:p>80’000.00</text:p>
          </table:table-cell>
          <table:table-cell office:value-type="float" office:value="80000" table:style-name="ce7">
            <text:p>80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375068.239999998" table:style-name="ce6">
            <text:p>17’375’068.24</text:p>
          </table:table-cell>
          <table:table-cell office:value-type="float" office:value="18371000" table:style-name="ce7">
            <text:p>18’371’000</text:p>
          </table:table-cell>
          <table:table-cell table:style-name="ce5"/>
          <table:table-cell office:value-type="string" table:style-name="ce5">
            <text:p>498</text:p>
          </table:table-cell>
          <table:table-cell office:value-type="string" table:style-name="ce5">
            <text:p>Intern verrechnete Abschreibungen</text:p>
          </table:table-cell>
          <table:table-cell table:style-name="ce6"/>
          <table:table-cell office:value-type="float" office:value="15840282.609999999" table:style-name="ce6">
            <text:p>15’840’282.61</text:p>
          </table:table-cell>
          <table:table-cell office:value-type="float" office:value="-2530717" table:style-name="ce7">
            <text:p>-2’530’7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69</text:p>
          </table:table-cell>
          <table:table-cell office:value-type="string" table:style-name="ce9">
            <text:p>Verlustscheinbewirtschaft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354612.68" table:style-name="ce10">
            <text:p>3’354’612.68</text:p>
          </table:table-cell>
          <table:table-cell office:value-type="float" office:value="1865117" table:style-name="ce11">
            <text:p>1’865’117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349139.99" table:style-name="ce10">
            <text:p>3’349’139.99</text:p>
          </table:table-cell>
          <table:table-cell table:style-name="ce10"/>
          <table:table-cell office:value-type="float" office:value="264523" table:style-name="ce11">
            <text:p>264’52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69800" table:style-name="ce11">
            <text:p>1’169’8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49700" table:style-name="ce11">
            <text:p>49’7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948725.71" table:style-name="ce10">
            <text:p>3’948’725.71</text:p>
          </table:table-cell>
          <table:table-cell office:value-type="float" office:value="3220200" table:style-name="ce11">
            <text:p>3’220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952572.62" table:style-name="ce10">
            <text:p>3’952’572.62</text:p>
          </table:table-cell>
          <table:table-cell office:value-type="float" office:value="732373" table:style-name="ce11">
            <text:p>732’37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94113.03" table:style-name="ce10">
            <text:p>594’113.03</text:p>
          </table:table-cell>
          <table:table-cell office:value-type="float" office:value="135583" table:style-name="ce11">
            <text:p>135’583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603432.63" table:style-name="ce10">
            <text:p>603’432.63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1535.6" table:style-name="ce6">
            <text:p>121’535.60</text:p>
          </table:table-cell>
          <table:table-cell office:value-type="float" office:value="199100" table:style-name="ce7">
            <text:p>199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34660.54999999999" table:style-name="ce6">
            <text:p>134’660.55</text:p>
          </table:table-cell>
          <table:table-cell table:style-name="ce6"/>
          <table:table-cell office:value-type="float" office:value="-64439" table:style-name="ce7">
            <text:p>-64’4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412.85" table:style-name="ce6">
            <text:p>9’412.85</text:p>
          </table:table-cell>
          <table:table-cell office:value-type="float" office:value="15400" table:style-name="ce7">
            <text:p>15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0496.65" table:style-name="ce6">
            <text:p>10’496.65</text:p>
          </table:table-cell>
          <table:table-cell table:style-name="ce6"/>
          <table:table-cell office:value-type="float" office:value="-4903" table:style-name="ce7">
            <text:p>-4’9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296" table:style-name="ce6">
            <text:p>10’296.00</text:p>
          </table:table-cell>
          <table:table-cell office:value-type="float" office:value="20500" table:style-name="ce7">
            <text:p>20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1901.9" table:style-name="ce6">
            <text:p>11’901.90</text:p>
          </table:table-cell>
          <table:table-cell table:style-name="ce6"/>
          <table:table-cell office:value-type="float" office:value="-8598" table:style-name="ce7">
            <text:p>-8’59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88.2" table:style-name="ce6">
            <text:p>788.20</text:p>
          </table:table-cell>
          <table:table-cell office:value-type="float" office:value="1300" table:style-name="ce7">
            <text:p>1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950.25" table:style-name="ce6">
            <text:p>950.25</text:p>
          </table:table-cell>
          <table:table-cell table:style-name="ce6"/>
          <table:table-cell office:value-type="float" office:value="-350" table:style-name="ce7">
            <text:p>-3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454" table:style-name="ce6">
            <text:p>5’454.00</text:p>
          </table:table-cell>
          <table:table-cell office:value-type="float" office:value="5140" table:style-name="ce7">
            <text:p>5’14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200" table:style-name="ce6">
            <text:p>1’200.00</text:p>
          </table:table-cell>
          <table:table-cell table:style-name="ce6"/>
          <table:table-cell office:value-type="float" office:value="-3940" table:style-name="ce7">
            <text:p>-3’9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82.95" table:style-name="ce6">
            <text:p>782.95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45.6" table:style-name="ce6">
            <text:p>145.60</text:p>
          </table:table-cell>
          <table:table-cell table:style-name="ce6"/>
          <table:table-cell office:value-type="float" office:value="-854" table:style-name="ce7">
            <text:p>-85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1400.509999999995" table:style-name="ce6">
            <text:p>71’400.51</text:p>
          </table:table-cell>
          <table:table-cell office:value-type="float" office:value="13377" table:style-name="ce7">
            <text:p>13’377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64245.03" table:style-name="ce6">
            <text:p>64’245.03</text:p>
          </table:table-cell>
          <table:table-cell table:style-name="ce6"/>
          <table:table-cell office:value-type="float" office:value="1168" table:style-name="ce7">
            <text:p>1’1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9700" table:style-name="ce7">
            <text:p>49’7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28.1" table:style-name="ce6">
            <text:p>1’628.10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284.21" table:style-name="ce6">
            <text:p>1’284.21</text:p>
          </table:table-cell>
          <table:table-cell table:style-name="ce6"/>
          <table:table-cell office:value-type="float" office:value="-316" table:style-name="ce7">
            <text:p>-3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03633.66" table:style-name="ce6">
            <text:p>1’403’633.66</text:p>
          </table:table-cell>
          <table:table-cell office:value-type="float" office:value="499900" table:style-name="ce7">
            <text:p>499’900</text:p>
          </table:table-cell>
          <table:table-cell table:style-name="ce5"/>
          <table:table-cell office:value-type="string" table:style-name="ce5">
            <text:p>351</text:p>
          </table:table-cell>
          <table:table-cell office:value-type="string" table:style-name="ce5">
            <text:p>Entschädigungen an Gemeinwesen auf kantonaler Ebene</text:p>
          </table:table-cell>
          <table:table-cell office:value-type="float" office:value="1414038.64" table:style-name="ce6">
            <text:p>1’414’038.64</text:p>
          </table:table-cell>
          <table:table-cell table:style-name="ce6"/>
          <table:table-cell office:value-type="float" office:value="-61" table:style-name="ce7">
            <text:p>-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914200" table:style-name="ce7">
            <text:p>914’2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7467.2" table:style-name="ce6">
            <text:p>257’467.20</text:p>
          </table:table-cell>
          <table:table-cell office:value-type="float" office:value="30000" table:style-name="ce7">
            <text:p>30’000</text:p>
          </table:table-cell>
          <table:table-cell table:style-name="ce5"/>
          <table:table-cell office:value-type="string" table:style-name="ce5">
            <text:p>352</text:p>
          </table:table-cell>
          <table:table-cell office:value-type="string" table:style-name="ce5">
            <text:p>Entschädigungen an Gemeinwesen auf kommunaler Ebene</text:p>
          </table:table-cell>
          <table:table-cell office:value-type="float" office:value="285642.52" table:style-name="ce6">
            <text:p>285’642.52</text:p>
          </table:table-cell>
          <table:table-cell table:style-name="ce6"/>
          <table:table-cell office:value-type="float" office:value="43" table:style-name="ce7">
            <text:p>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55600" table:style-name="ce7">
            <text:p>255’6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075.9" table:style-name="ce6">
            <text:p>12’075.90</text:p>
          </table:table-cell>
          <table:table-cell office:value-type="float" office:value="23000" table:style-name="ce7">
            <text:p>23’000</text:p>
          </table:table-cell>
          <table:table-cell table:style-name="ce5"/>
          <table:table-cell office:value-type="string" table:style-name="ce5">
            <text:p>373</text:p>
          </table:table-cell>
          <table:table-cell office:value-type="string" table:style-name="ce5">
            <text:p>Durchlaufende Beiträge an eigene Unternehmungen</text:p>
          </table:table-cell>
          <table:table-cell office:value-type="float" office:value="18385" table:style-name="ce6">
            <text:p>18’385.00</text:p>
          </table:table-cell>
          <table:table-cell table:style-name="ce6"/>
          <table:table-cell office:value-type="float" office:value="-4615" table:style-name="ce7">
            <text:p>-4’6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75</text:p>
          </table:table-cell>
          <table:table-cell office:value-type="string" table:style-name="ce5">
            <text:p>Durchlaufende Beiträge an private Institutionen</text:p>
          </table:table-cell>
          <table:table-cell office:value-type="float" office:value="2715.75" table:style-name="ce6">
            <text:p>2’715.75</text:p>
          </table:table-cell>
          <table:table-cell table:style-name="ce6"/>
          <table:table-cell office:value-type="float" office:value="2716" table:style-name="ce7">
            <text:p>2’7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0403.21" table:style-name="ce6">
            <text:p>170’403.21</text:p>
          </table:table-cell>
          <table:table-cell office:value-type="float" office:value="155000" table:style-name="ce7">
            <text:p>155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55878.85" table:style-name="ce6">
            <text:p>155’878.85</text:p>
          </table:table-cell>
          <table:table-cell table:style-name="ce6"/>
          <table:table-cell office:value-type="float" office:value="879" table:style-name="ce7">
            <text:p>8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89734.5" table:style-name="ce6">
            <text:p>1’289’734.50</text:p>
          </table:table-cell>
          <table:table-cell office:value-type="float" office:value="899800" table:style-name="ce7">
            <text:p>899’8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247595.04" table:style-name="ce6">
            <text:p>1’247’595.04</text:p>
          </table:table-cell>
          <table:table-cell table:style-name="ce6"/>
          <table:table-cell office:value-type="float" office:value="347795" table:style-name="ce7">
            <text:p>347’7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7.55" table:style-name="ce6">
            <text:p>777.55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976.6" table:style-name="ce6">
            <text:p>976.60</text:p>
          </table:table-cell>
          <table:table-cell office:value-type="float" office:value="-23" table:style-name="ce7">
            <text:p>-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9528.6" table:style-name="ce6">
            <text:p>159’528.60</text:p>
          </table:table-cell>
          <table:table-cell office:value-type="float" office:value="182100" table:style-name="ce7">
            <text:p>182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89561.86" table:style-name="ce6">
            <text:p>189’561.86</text:p>
          </table:table-cell>
          <table:table-cell office:value-type="float" office:value="7462" table:style-name="ce7">
            <text:p>7’4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10710.16" table:style-name="ce6">
            <text:p>3’610’710.16</text:p>
          </table:table-cell>
          <table:table-cell office:value-type="float" office:value="2812000" table:style-name="ce7">
            <text:p>2’812’000</text:p>
          </table:table-cell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3605806.31" table:style-name="ce6">
            <text:p>3’605’806.31</text:p>
          </table:table-cell>
          <table:table-cell office:value-type="float" office:value="793806" table:style-name="ce7">
            <text:p>793’8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075.9" table:style-name="ce6">
            <text:p>12’075.90</text:p>
          </table:table-cell>
          <table:table-cell office:value-type="float" office:value="24100" table:style-name="ce7">
            <text:p>24’100</text:p>
          </table:table-cell>
          <table:table-cell table:style-name="ce5"/>
          <table:table-cell office:value-type="string" table:style-name="ce5">
            <text:p>473</text:p>
          </table:table-cell>
          <table:table-cell office:value-type="string" table:style-name="ce5">
            <text:p>Durchlaufende Beiträge von eigenen Unternehmungen</text:p>
          </table:table-cell>
          <table:table-cell table:style-name="ce6"/>
          <table:table-cell office:value-type="float" office:value="18385" table:style-name="ce6">
            <text:p>18’385.00</text:p>
          </table:table-cell>
          <table:table-cell office:value-type="float" office:value="-5715" table:style-name="ce7">
            <text:p>-5’7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75</text:p>
          </table:table-cell>
          <table:table-cell office:value-type="string" table:style-name="ce5">
            <text:p>Durchlaufende Beiträge von privaten Institutionen</text:p>
          </table:table-cell>
          <table:table-cell table:style-name="ce6"/>
          <table:table-cell office:value-type="float" office:value="2715.75" table:style-name="ce6">
            <text:p>2’715.75</text:p>
          </table:table-cell>
          <table:table-cell office:value-type="float" office:value="2716" table:style-name="ce7">
            <text:p>2’7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6.4" table:style-name="ce6">
            <text:p>226.40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7.5" table:style-name="ce6">
            <text:p>127.50</text:p>
          </table:table-cell>
          <table:table-cell office:value-type="float" office:value="-873" table:style-name="ce7">
            <text:p>-8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5407.1" table:style-name="ce6">
            <text:p>165’407.10</text:p>
          </table:table-cell>
          <table:table-cell office:value-type="float" office:value="200000" table:style-name="ce7">
            <text:p>200’0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34999.6" table:style-name="ce6">
            <text:p>134’999.60</text:p>
          </table:table-cell>
          <table:table-cell office:value-type="float" office:value="-65000" table:style-name="ce7">
            <text:p>-65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7</text:p>
          </table:table-cell>
          <table:table-cell office:value-type="string" table:style-name="ce9">
            <text:p>Personal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646586.4" table:style-name="ce10">
            <text:p>10’646’586.40</text:p>
          </table:table-cell>
          <table:table-cell office:value-type="float" office:value="12861023" table:style-name="ce11">
            <text:p>12’861’023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1895543.039999999" table:style-name="ce10">
            <text:p>11’895’543.04</text:p>
          </table:table-cell>
          <table:table-cell table:style-name="ce10"/>
          <table:table-cell office:value-type="float" office:value="-988080" table:style-name="ce11">
            <text:p>-988’08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2600" table:style-name="ce11">
            <text:p>22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07510.61" table:style-name="ce10">
            <text:p>407’510.61</text:p>
          </table:table-cell>
          <table:table-cell office:value-type="float" office:value="3785000" table:style-name="ce11">
            <text:p>3’785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330118.87" table:style-name="ce10">
            <text:p>3’330’118.87</text:p>
          </table:table-cell>
          <table:table-cell office:value-type="float" office:value="-454881" table:style-name="ce11">
            <text:p>-454’88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239075.789999999" table:style-name="ce10">
            <text:p>10’239’075.79</text:p>
          </table:table-cell>
          <table:table-cell office:value-type="float" office:value="9098623" table:style-name="ce11">
            <text:p>9’098’623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8565424.1699999999" table:style-name="ce10">
            <text:p>8’565’424.17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7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479332.2400000002" table:style-name="ce10">
            <text:p>2’479’332.24</text:p>
          </table:table-cell>
          <table:table-cell office:value-type="float" office:value="2631400" table:style-name="ce11">
            <text:p>2’631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579756.73" table:style-name="ce10">
            <text:p>2’579’756.73</text:p>
          </table:table-cell>
          <table:table-cell table:style-name="ce10"/>
          <table:table-cell office:value-type="float" office:value="-74243" table:style-name="ce11">
            <text:p>-74’24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2600" table:style-name="ce11">
            <text:p>22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0407.649999999994" table:style-name="ce10">
            <text:p>70’407.65</text:p>
          </table:table-cell>
          <table:table-cell office:value-type="float" office:value="32200" table:style-name="ce11">
            <text:p>32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6487.199999999997" table:style-name="ce10">
            <text:p>46’487.20</text:p>
          </table:table-cell>
          <table:table-cell office:value-type="float" office:value="14287" table:style-name="ce11">
            <text:p>14’28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408924.59" table:style-name="ce10">
            <text:p>2’408’924.59</text:p>
          </table:table-cell>
          <table:table-cell office:value-type="float" office:value="2621800" table:style-name="ce11">
            <text:p>2’621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533269.5299999998" table:style-name="ce10">
            <text:p>2’533’269.53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51705.55" table:style-name="ce6">
            <text:p>1’651’705.55</text:p>
          </table:table-cell>
          <table:table-cell office:value-type="float" office:value="1741700" table:style-name="ce7">
            <text:p>1’741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709510.55" table:style-name="ce6">
            <text:p>1’709’510.55</text:p>
          </table:table-cell>
          <table:table-cell table:style-name="ce6"/>
          <table:table-cell office:value-type="float" office:value="-32189" table:style-name="ce7">
            <text:p>-32’18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2094.45" table:style-name="ce6">
            <text:p>122’094.45</text:p>
          </table:table-cell>
          <table:table-cell office:value-type="float" office:value="130500" table:style-name="ce7">
            <text:p>130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29275.25" table:style-name="ce6">
            <text:p>129’275.25</text:p>
          </table:table-cell>
          <table:table-cell table:style-name="ce6"/>
          <table:table-cell office:value-type="float" office:value="-1225" table:style-name="ce7">
            <text:p>-1’2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7059.55" table:style-name="ce6">
            <text:p>197’059.55</text:p>
          </table:table-cell>
          <table:table-cell office:value-type="float" office:value="207400" table:style-name="ce7">
            <text:p>207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03029.75" table:style-name="ce6">
            <text:p>203’029.75</text:p>
          </table:table-cell>
          <table:table-cell table:style-name="ce6"/>
          <table:table-cell office:value-type="float" office:value="-4370" table:style-name="ce7">
            <text:p>-4’3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000.35" table:style-name="ce6">
            <text:p>10’000.35</text:p>
          </table:table-cell>
          <table:table-cell office:value-type="float" office:value="10800" table:style-name="ce7">
            <text:p>10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1416.95" table:style-name="ce6">
            <text:p>11’416.95</text:p>
          </table:table-cell>
          <table:table-cell table:style-name="ce6"/>
          <table:table-cell office:value-type="float" office:value="617" table:style-name="ce7">
            <text:p>6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2278.76" table:style-name="ce6">
            <text:p>232’278.76</text:p>
          </table:table-cell>
          <table:table-cell office:value-type="float" office:value="258200" table:style-name="ce7">
            <text:p>258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42271.22" table:style-name="ce6">
            <text:p>242’271.22</text:p>
          </table:table-cell>
          <table:table-cell table:style-name="ce6"/>
          <table:table-cell office:value-type="float" office:value="-15929" table:style-name="ce7">
            <text:p>-15’9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039.25" table:style-name="ce6">
            <text:p>8’039.25</text:p>
          </table:table-cell>
          <table:table-cell office:value-type="float" office:value="9800" table:style-name="ce7">
            <text:p>9’8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7306.4" table:style-name="ce6">
            <text:p>7’306.40</text:p>
          </table:table-cell>
          <table:table-cell table:style-name="ce6"/>
          <table:table-cell office:value-type="float" office:value="-2494" table:style-name="ce7">
            <text:p>-2’4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78.3000000000002" table:style-name="ce6">
            <text:p>2’178.30</text:p>
          </table:table-cell>
          <table:table-cell office:value-type="float" office:value="2300" table:style-name="ce7">
            <text:p>2’3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3027.6" table:style-name="ce6">
            <text:p>3’027.60</text:p>
          </table:table-cell>
          <table:table-cell table:style-name="ce6"/>
          <table:table-cell office:value-type="float" office:value="728" table:style-name="ce7">
            <text:p>7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52.4" table:style-name="ce6">
            <text:p>2’252.40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475.1" table:style-name="ce6">
            <text:p>2’475.10</text:p>
          </table:table-cell>
          <table:table-cell table:style-name="ce6"/>
          <table:table-cell office:value-type="float" office:value="975" table:style-name="ce7">
            <text:p>9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2541.15" table:style-name="ce6">
            <text:p>232’541.15</text:p>
          </table:table-cell>
          <table:table-cell office:value-type="float" office:value="247000" table:style-name="ce7">
            <text:p>247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29551.05" table:style-name="ce6">
            <text:p>229’551.05</text:p>
          </table:table-cell>
          <table:table-cell table:style-name="ce6"/>
          <table:table-cell office:value-type="float" office:value="-17449" table:style-name="ce7">
            <text:p>-17’4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160.26" table:style-name="ce6">
            <text:p>7’160.26</text:p>
          </table:table-cell>
          <table:table-cell office:value-type="float" office:value="7800" table:style-name="ce7">
            <text:p>7’8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6832.72" table:style-name="ce6">
            <text:p>6’832.72</text:p>
          </table:table-cell>
          <table:table-cell table:style-name="ce6"/>
          <table:table-cell office:value-type="float" office:value="-967" table:style-name="ce7">
            <text:p>-96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1635.7" table:style-name="ce6">
            <text:p>21’635.70</text:p>
          </table:table-cell>
          <table:table-cell table:style-name="ce6"/>
          <table:table-cell office:value-type="float" office:value="-964" table:style-name="ce7">
            <text:p>-9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2600" table:style-name="ce7">
            <text:p>22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022.22" table:style-name="ce6">
            <text:p>14’022.22</text:p>
          </table:table-cell>
          <table:table-cell office:value-type="float" office:value="14400" table:style-name="ce7">
            <text:p>14’4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3424.44" table:style-name="ce6">
            <text:p>13’424.44</text:p>
          </table:table-cell>
          <table:table-cell table:style-name="ce6"/>
          <table:table-cell office:value-type="float" office:value="-976" table:style-name="ce7">
            <text:p>-9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461.4" table:style-name="ce6">
            <text:p>57’461.40</text:p>
          </table:table-cell>
          <table:table-cell office:value-type="float" office:value="22200" table:style-name="ce7">
            <text:p>22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3594.199999999997" table:style-name="ce6">
            <text:p>33’594.20</text:p>
          </table:table-cell>
          <table:table-cell office:value-type="float" office:value="11394" table:style-name="ce7">
            <text:p>11’3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946.25" table:style-name="ce6">
            <text:p>12’946.25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12893" table:style-name="ce6">
            <text:p>12’893.00</text:p>
          </table:table-cell>
          <table:table-cell office:value-type="float" office:value="2893" table:style-name="ce7">
            <text:p>2’8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71</text:p>
          </table:table-cell>
          <table:table-cell office:value-type="string" table:style-name="ce9">
            <text:p>Lernende und Praktikan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421982.9" table:style-name="ce10">
            <text:p>2’421’982.90</text:p>
          </table:table-cell>
          <table:table-cell office:value-type="float" office:value="2795500" table:style-name="ce11">
            <text:p>2’795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631665.44" table:style-name="ce10">
            <text:p>2’631’665.44</text:p>
          </table:table-cell>
          <table:table-cell table:style-name="ce10"/>
          <table:table-cell office:value-type="float" office:value="-163835" table:style-name="ce11">
            <text:p>-163’83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350.45" table:style-name="ce10">
            <text:p>6’350.45</text:p>
          </table:table-cell>
          <table:table-cell office:value-type="float" office:value="5700" table:style-name="ce11">
            <text:p>5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2173" table:style-name="ce10">
            <text:p>22’173.00</text:p>
          </table:table-cell>
          <table:table-cell office:value-type="float" office:value="16473" table:style-name="ce11">
            <text:p>16’47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415632.4500000002" table:style-name="ce10">
            <text:p>2’415’632.45</text:p>
          </table:table-cell>
          <table:table-cell office:value-type="float" office:value="2789800" table:style-name="ce11">
            <text:p>2’789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609492.44" table:style-name="ce10">
            <text:p>2’609’492.4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6506.1" table:style-name="ce6">
            <text:p>2’006’506.10</text:p>
          </table:table-cell>
          <table:table-cell office:value-type="float" office:value="2175400" table:style-name="ce7">
            <text:p>2’175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187720.7999999998" table:style-name="ce6">
            <text:p>2’187’720.80</text:p>
          </table:table-cell>
          <table:table-cell table:style-name="ce6"/>
          <table:table-cell office:value-type="float" office:value="12321" table:style-name="ce7">
            <text:p>12’3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2702.65" table:style-name="ce6">
            <text:p>122’702.65</text:p>
          </table:table-cell>
          <table:table-cell office:value-type="float" office:value="153200" table:style-name="ce7">
            <text:p>153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41559.65" table:style-name="ce6">
            <text:p>141’559.65</text:p>
          </table:table-cell>
          <table:table-cell table:style-name="ce6"/>
          <table:table-cell office:value-type="float" office:value="-11640" table:style-name="ce7">
            <text:p>-11’6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213.75" table:style-name="ce6">
            <text:p>19’213.75</text:p>
          </table:table-cell>
          <table:table-cell office:value-type="float" office:value="171100" table:style-name="ce7">
            <text:p>171’1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7988.3" table:style-name="ce6">
            <text:p>27’988.30</text:p>
          </table:table-cell>
          <table:table-cell table:style-name="ce6"/>
          <table:table-cell office:value-type="float" office:value="-143112" table:style-name="ce7">
            <text:p>-143’1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446.55" table:style-name="ce6">
            <text:p>12’446.55</text:p>
          </table:table-cell>
          <table:table-cell office:value-type="float" office:value="18900" table:style-name="ce7">
            <text:p>18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4198.9" table:style-name="ce6">
            <text:p>14’198.90</text:p>
          </table:table-cell>
          <table:table-cell table:style-name="ce6"/>
          <table:table-cell office:value-type="float" office:value="-4701" table:style-name="ce7">
            <text:p>-4’70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130.05" table:style-name="ce6">
            <text:p>200’130.05</text:p>
          </table:table-cell>
          <table:table-cell office:value-type="float" office:value="207600" table:style-name="ce7">
            <text:p>207’6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96528.09" table:style-name="ce6">
            <text:p>196’528.09</text:p>
          </table:table-cell>
          <table:table-cell table:style-name="ce6"/>
          <table:table-cell office:value-type="float" office:value="-11072" table:style-name="ce7">
            <text:p>-11’0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162.9" table:style-name="ce6">
            <text:p>38’162.90</text:p>
          </table:table-cell>
          <table:table-cell office:value-type="float" office:value="45800" table:style-name="ce7">
            <text:p>45’8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9394.199999999997" table:style-name="ce6">
            <text:p>39’394.20</text:p>
          </table:table-cell>
          <table:table-cell table:style-name="ce6"/>
          <table:table-cell office:value-type="float" office:value="-6406" table:style-name="ce7">
            <text:p>-6’4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57.1000000000004" table:style-name="ce6">
            <text:p>4’357.10</text:p>
          </table:table-cell>
          <table:table-cell office:value-type="float" office:value="4800" table:style-name="ce7">
            <text:p>4’8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452.5" table:style-name="ce6">
            <text:p>5’452.50</text:p>
          </table:table-cell>
          <table:table-cell table:style-name="ce6"/>
          <table:table-cell office:value-type="float" office:value="653" table:style-name="ce7">
            <text:p>6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396.3" table:style-name="ce6">
            <text:p>17’396.30</text:p>
          </table:table-cell>
          <table:table-cell office:value-type="float" office:value="18000" table:style-name="ce7">
            <text:p>18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8138.5" table:style-name="ce6">
            <text:p>18’138.50</text:p>
          </table:table-cell>
          <table:table-cell table:style-name="ce6"/>
          <table:table-cell office:value-type="float" office:value="139" table:style-name="ce7">
            <text:p>1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67.5" table:style-name="ce6">
            <text:p>1’067.50</text:p>
          </table:table-cell>
          <table:table-cell office:value-type="float" office:value="700" table:style-name="ce7">
            <text:p>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684.5" table:style-name="ce6">
            <text:p>684.50</text:p>
          </table:table-cell>
          <table:table-cell table:style-name="ce6"/>
          <table:table-cell office:value-type="float" office:value="-16" table:style-name="ce7">
            <text:p>-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350.45" table:style-name="ce6">
            <text:p>6’350.45</text:p>
          </table:table-cell>
          <table:table-cell office:value-type="float" office:value="5700" table:style-name="ce7">
            <text:p>5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2173" table:style-name="ce6">
            <text:p>22’173.00</text:p>
          </table:table-cell>
          <table:table-cell office:value-type="float" office:value="16473" table:style-name="ce7">
            <text:p>16’4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72</text:p>
          </table:table-cell>
          <table:table-cell office:value-type="string" table:style-name="ce9">
            <text:p>Ausbildung und Informatio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22791.84" table:style-name="ce10">
            <text:p>222’791.84</text:p>
          </table:table-cell>
          <table:table-cell office:value-type="float" office:value="247900" table:style-name="ce11">
            <text:p>247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33656.05" table:style-name="ce10">
            <text:p>233’656.05</text:p>
          </table:table-cell>
          <table:table-cell table:style-name="ce10"/>
          <table:table-cell office:value-type="float" office:value="-14244" table:style-name="ce11">
            <text:p>-14’24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8770" table:style-name="ce10">
            <text:p>28’770.00</text:p>
          </table:table-cell>
          <table:table-cell office:value-type="float" office:value="36600" table:style-name="ce11">
            <text:p>36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2800" table:style-name="ce10">
            <text:p>32’800.00</text:p>
          </table:table-cell>
          <table:table-cell office:value-type="float" office:value="-3800" table:style-name="ce11">
            <text:p>-3’80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94021.84" table:style-name="ce10">
            <text:p>194’021.84</text:p>
          </table:table-cell>
          <table:table-cell office:value-type="float" office:value="211300" table:style-name="ce11">
            <text:p>211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00856.05" table:style-name="ce10">
            <text:p>200’856.0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171.45" table:style-name="ce6">
            <text:p>1’171.45</text:p>
          </table:table-cell>
          <table:table-cell table:style-name="ce6"/>
          <table:table-cell office:value-type="float" office:value="-29" table:style-name="ce7">
            <text:p>-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86.65" table:style-name="ce6">
            <text:p>86.65</text:p>
          </table:table-cell>
          <table:table-cell table:style-name="ce6"/>
          <table:table-cell office:value-type="float" office:value="-13" table:style-name="ce7">
            <text:p>-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.2000000000000002" table:style-name="ce6">
            <text:p>2.20</text:p>
          </table:table-cell>
          <table:table-cell table:style-name="ce6"/>
          <table:table-cell office:value-type="float" office:value="2" table:style-name="ce7">
            <text:p>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6240.6" table:style-name="ce6">
            <text:p>216’240.60</text:p>
          </table:table-cell>
          <table:table-cell office:value-type="float" office:value="240400" table:style-name="ce7">
            <text:p>240’4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25718.15" table:style-name="ce6">
            <text:p>225’718.15</text:p>
          </table:table-cell>
          <table:table-cell table:style-name="ce6"/>
          <table:table-cell office:value-type="float" office:value="-14682" table:style-name="ce7">
            <text:p>-14’68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table:number-columns-repeated="2" table:style-name="ce6"/>
          <table:table-cell office:value-type="float" office:value="-1000" table:style-name="ce7">
            <text:p>-1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551.24" table:style-name="ce6">
            <text:p>6’551.24</text:p>
          </table:table-cell>
          <table:table-cell office:value-type="float" office:value="5200" table:style-name="ce7">
            <text:p>5’2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6677.6" table:style-name="ce6">
            <text:p>6’677.60</text:p>
          </table:table-cell>
          <table:table-cell table:style-name="ce6"/>
          <table:table-cell office:value-type="float" office:value="1478" table:style-name="ce7">
            <text:p>1’4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770" table:style-name="ce6">
            <text:p>28’770.00</text:p>
          </table:table-cell>
          <table:table-cell office:value-type="float" office:value="36600" table:style-name="ce7">
            <text:p>36’6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2800" table:style-name="ce6">
            <text:p>32’800.00</text:p>
          </table:table-cell>
          <table:table-cell office:value-type="float" office:value="-3800" table:style-name="ce7">
            <text:p>-3’8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73</text:p>
          </table:table-cell>
          <table:table-cell office:value-type="string" table:style-name="ce9">
            <text:p>Nicht aufteilbarer Personalaufwand und -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400588.3300000001" table:style-name="ce10">
            <text:p>5’400’588.33</text:p>
          </table:table-cell>
          <table:table-cell office:value-type="float" office:value="7042023" table:style-name="ce11">
            <text:p>7’042’023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324066.75" table:style-name="ce10">
            <text:p>6’324’066.75</text:p>
          </table:table-cell>
          <table:table-cell table:style-name="ce10"/>
          <table:table-cell office:value-type="float" office:value="-717956" table:style-name="ce11">
            <text:p>-717’95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98317.45" table:style-name="ce10">
            <text:p>198’317.45</text:p>
          </table:table-cell>
          <table:table-cell office:value-type="float" office:value="3608600" table:style-name="ce11">
            <text:p>3’608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129703.85" table:style-name="ce10">
            <text:p>3’129’703.85</text:p>
          </table:table-cell>
          <table:table-cell office:value-type="float" office:value="-478896" table:style-name="ce11">
            <text:p>-478’89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202270.88" table:style-name="ce10">
            <text:p>5’202’270.88</text:p>
          </table:table-cell>
          <table:table-cell office:value-type="float" office:value="3433423" table:style-name="ce11">
            <text:p>3’433’423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194362.9" table:style-name="ce10">
            <text:p>3’194’362.9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55958.8999999999" table:style-name="ce6">
            <text:p>1’255’958.90</text:p>
          </table:table-cell>
          <table:table-cell office:value-type="float" office:value="1471800" table:style-name="ce7">
            <text:p>1’471’8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151441.1499999999" table:style-name="ce6">
            <text:p>1’151’441.15</text:p>
          </table:table-cell>
          <table:table-cell table:style-name="ce6"/>
          <table:table-cell office:value-type="float" office:value="-320359" table:style-name="ce7">
            <text:p>-320’35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2864.25" table:style-name="ce6">
            <text:p>92’864.25</text:p>
          </table:table-cell>
          <table:table-cell office:value-type="float" office:value="91500" table:style-name="ce7">
            <text:p>91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89627" table:style-name="ce6">
            <text:p>89’627.00</text:p>
          </table:table-cell>
          <table:table-cell table:style-name="ce6"/>
          <table:table-cell office:value-type="float" office:value="-1873" table:style-name="ce7">
            <text:p>-1’8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1745.15" table:style-name="ce6">
            <text:p>91’745.15</text:p>
          </table:table-cell>
          <table:table-cell office:value-type="float" office:value="107800" table:style-name="ce7">
            <text:p>107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92510.15" table:style-name="ce6">
            <text:p>92’510.15</text:p>
          </table:table-cell>
          <table:table-cell table:style-name="ce6"/>
          <table:table-cell office:value-type="float" office:value="-15290" table:style-name="ce7">
            <text:p>-15’29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443.5" table:style-name="ce6">
            <text:p>17’443.50</text:p>
          </table:table-cell>
          <table:table-cell office:value-type="float" office:value="15000" table:style-name="ce7">
            <text:p>15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5199.05" table:style-name="ce6">
            <text:p>15’199.05</text:p>
          </table:table-cell>
          <table:table-cell table:style-name="ce6"/>
          <table:table-cell office:value-type="float" office:value="199" table:style-name="ce7">
            <text:p>1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" table:style-name="ce6">
            <text:p>46.00</text:p>
          </table:table-cell>
          <table:table-cell office:value-type="float" office:value="1400" table:style-name="ce7">
            <text:p>1’4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table:number-columns-repeated="2" table:style-name="ce6"/>
          <table:table-cell office:value-type="float" office:value="-1400" table:style-name="ce7">
            <text:p>-1’4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34288.95" table:style-name="ce6">
            <text:p>3’634’288.95</text:p>
          </table:table-cell>
          <table:table-cell office:value-type="float" office:value="5027123" table:style-name="ce7">
            <text:p>5’027’123</text:p>
          </table:table-cell>
          <table:table-cell table:style-name="ce5"/>
          <table:table-cell office:value-type="string" table:style-name="ce5">
            <text:p>307</text:p>
          </table:table-cell>
          <table:table-cell office:value-type="string" table:style-name="ce5">
            <text:p>Besondere Rentenleistungen</text:p>
          </table:table-cell>
          <table:table-cell office:value-type="float" office:value="4665461.0999999996" table:style-name="ce6">
            <text:p>4’665’461.10</text:p>
          </table:table-cell>
          <table:table-cell table:style-name="ce6"/>
          <table:table-cell office:value-type="float" office:value="-361662" table:style-name="ce7">
            <text:p>-361’6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6132.38" table:style-name="ce6">
            <text:p>226’132.38</text:p>
          </table:table-cell>
          <table:table-cell office:value-type="float" office:value="227900" table:style-name="ce7">
            <text:p>227’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19025.9" table:style-name="ce6">
            <text:p>219’025.90</text:p>
          </table:table-cell>
          <table:table-cell table:style-name="ce6"/>
          <table:table-cell office:value-type="float" office:value="-8874" table:style-name="ce7">
            <text:p>-8’8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0700" table:style-name="ce6">
            <text:p>80’700.00</text:p>
          </table:table-cell>
          <table:table-cell office:value-type="float" office:value="94400" table:style-name="ce7">
            <text:p>94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89617.05" table:style-name="ce6">
            <text:p>89’617.05</text:p>
          </table:table-cell>
          <table:table-cell table:style-name="ce6"/>
          <table:table-cell office:value-type="float" office:value="-4783" table:style-name="ce7">
            <text:p>-4’7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09.2" table:style-name="ce6">
            <text:p>1’409.20</text:p>
          </table:table-cell>
          <table:table-cell office:value-type="float" office:value="5100" table:style-name="ce7">
            <text:p>5’1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185.3499999999999" table:style-name="ce6">
            <text:p>1’185.35</text:p>
          </table:table-cell>
          <table:table-cell table:style-name="ce6"/>
          <table:table-cell office:value-type="float" office:value="-3915" table:style-name="ce7">
            <text:p>-3’9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8317.45" table:style-name="ce6">
            <text:p>198’317.45</text:p>
          </table:table-cell>
          <table:table-cell office:value-type="float" office:value="608600" table:style-name="ce7">
            <text:p>608’6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29703.85" table:style-name="ce6">
            <text:p>129’703.85</text:p>
          </table:table-cell>
          <table:table-cell office:value-type="float" office:value="-478896" table:style-name="ce7">
            <text:p>-478’89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000000" table:style-name="ce7">
            <text:p>3’000’000</text:p>
          </table:table-cell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style-name="ce6"/>
          <table:table-cell office:value-type="float" office:value="3000000" table:style-name="ce6">
            <text:p>3’00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74</text:p>
          </table:table-cell>
          <table:table-cell office:value-type="string" table:style-name="ce9">
            <text:p>Caféteria Rathaus und Amtshau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1891.09" table:style-name="ce10">
            <text:p>121’891.09</text:p>
          </table:table-cell>
          <table:table-cell office:value-type="float" office:value="144200" table:style-name="ce11">
            <text:p>144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6398.07" table:style-name="ce10">
            <text:p>126’398.07</text:p>
          </table:table-cell>
          <table:table-cell table:style-name="ce10"/>
          <table:table-cell office:value-type="float" office:value="-17802" table:style-name="ce11">
            <text:p>-17’80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3665.06" table:style-name="ce10">
            <text:p>103’665.06</text:p>
          </table:table-cell>
          <table:table-cell office:value-type="float" office:value="101900" table:style-name="ce11">
            <text:p>101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8954.82" table:style-name="ce10">
            <text:p>98’954.82</text:p>
          </table:table-cell>
          <table:table-cell office:value-type="float" office:value="-2945" table:style-name="ce11">
            <text:p>-2’94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8226.03" table:style-name="ce10">
            <text:p>18’226.03</text:p>
          </table:table-cell>
          <table:table-cell office:value-type="float" office:value="42300" table:style-name="ce11">
            <text:p>42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7443.25" table:style-name="ce10">
            <text:p>27’443.2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966.45" table:style-name="ce6">
            <text:p>44’966.45</text:p>
          </table:table-cell>
          <table:table-cell office:value-type="float" office:value="64300" table:style-name="ce7">
            <text:p>64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6519.3" table:style-name="ce6">
            <text:p>46’519.30</text:p>
          </table:table-cell>
          <table:table-cell table:style-name="ce6"/>
          <table:table-cell office:value-type="float" office:value="-17781" table:style-name="ce7">
            <text:p>-17’7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62.4" table:style-name="ce6">
            <text:p>3’162.40</text:p>
          </table:table-cell>
          <table:table-cell office:value-type="float" office:value="4700" table:style-name="ce7">
            <text:p>4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307.7" table:style-name="ce6">
            <text:p>3’307.70</text:p>
          </table:table-cell>
          <table:table-cell table:style-name="ce6"/>
          <table:table-cell office:value-type="float" office:value="-1392" table:style-name="ce7">
            <text:p>-1’3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40.3" table:style-name="ce6">
            <text:p>3’340.30</text:p>
          </table:table-cell>
          <table:table-cell office:value-type="float" office:value="2900" table:style-name="ce7">
            <text:p>2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864.05" table:style-name="ce6">
            <text:p>2’864.05</text:p>
          </table:table-cell>
          <table:table-cell table:style-name="ce6"/>
          <table:table-cell office:value-type="float" office:value="-36" table:style-name="ce7">
            <text:p>-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6.65" table:style-name="ce6">
            <text:p>236.65</text:p>
          </table:table-cell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64.35000000000002" table:style-name="ce6">
            <text:p>264.35</text:p>
          </table:table-cell>
          <table:table-cell table:style-name="ce6"/>
          <table:table-cell office:value-type="float" office:value="-336" table:style-name="ce7">
            <text:p>-3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61.8" table:style-name="ce6">
            <text:p>961.8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024.8" table:style-name="ce6">
            <text:p>1’024.80</text:p>
          </table:table-cell>
          <table:table-cell table:style-name="ce6"/>
          <table:table-cell office:value-type="float" office:value="125" table:style-name="ce7">
            <text:p>1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9087.839999999997" table:style-name="ce6">
            <text:p>69’087.84</text:p>
          </table:table-cell>
          <table:table-cell office:value-type="float" office:value="70600" table:style-name="ce7">
            <text:p>70’6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72329.320000000007" table:style-name="ce6">
            <text:p>72’329.32</text:p>
          </table:table-cell>
          <table:table-cell table:style-name="ce6"/>
          <table:table-cell office:value-type="float" office:value="1729" table:style-name="ce7">
            <text:p>1’7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5.65" table:style-name="ce6">
            <text:p>135.65</text:p>
          </table:table-cell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88.55" table:style-name="ce6">
            <text:p>88.55</text:p>
          </table:table-cell>
          <table:table-cell table:style-name="ce6"/>
          <table:table-cell office:value-type="float" office:value="-111" table:style-name="ce7">
            <text:p>-1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2511.039999999994" table:style-name="ce6">
            <text:p>72’511.04</text:p>
          </table:table-cell>
          <table:table-cell office:value-type="float" office:value="77200" table:style-name="ce7">
            <text:p>77’2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70516.05" table:style-name="ce6">
            <text:p>70’516.05</text:p>
          </table:table-cell>
          <table:table-cell office:value-type="float" office:value="-6684" table:style-name="ce7">
            <text:p>-6’6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20" table:style-name="ce6">
            <text:p>5’320.00</text:p>
          </table:table-cell>
          <table:table-cell office:value-type="float" office:value="1300" table:style-name="ce7">
            <text:p>1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000" table:style-name="ce6">
            <text:p>3’000.00</text:p>
          </table:table-cell>
          <table:table-cell office:value-type="float" office:value="1700" table:style-name="ce7">
            <text:p>1’7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834.02" table:style-name="ce6">
            <text:p>25’834.02</text:p>
          </table:table-cell>
          <table:table-cell office:value-type="float" office:value="23400" table:style-name="ce7">
            <text:p>23’4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5438.77" table:style-name="ce6">
            <text:p>25’438.77</text:p>
          </table:table-cell>
          <table:table-cell office:value-type="float" office:value="2039" table:style-name="ce7">
            <text:p>2’0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8</text:p>
          </table:table-cell>
          <table:table-cell office:value-type="string" table:style-name="ce9">
            <text:p>Informatik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902655.9600000009" table:style-name="ce10">
            <text:p>9’902’655.96</text:p>
          </table:table-cell>
          <table:table-cell office:value-type="float" office:value="11258400" table:style-name="ce11">
            <text:p>11’258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9969725.9100000001" table:style-name="ce10">
            <text:p>9’969’725.91</text:p>
          </table:table-cell>
          <table:table-cell table:style-name="ce10"/>
          <table:table-cell office:value-type="float" office:value="-1288674" table:style-name="ce11">
            <text:p>-1’288’67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533687.7100000009" table:style-name="ce10">
            <text:p>9’533’687.71</text:p>
          </table:table-cell>
          <table:table-cell office:value-type="float" office:value="9443700" table:style-name="ce11">
            <text:p>9’443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416597.7699999996" table:style-name="ce10">
            <text:p>9’416’597.77</text:p>
          </table:table-cell>
          <table:table-cell office:value-type="float" office:value="-27102" table:style-name="ce11">
            <text:p>-27’10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68968.25" table:style-name="ce10">
            <text:p>368’968.25</text:p>
          </table:table-cell>
          <table:table-cell office:value-type="float" office:value="1814700" table:style-name="ce11">
            <text:p>1’814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53128.14" table:style-name="ce10">
            <text:p>553’128.1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8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121876.0599999996" table:style-name="ce10">
            <text:p>6’121’876.06</text:p>
          </table:table-cell>
          <table:table-cell office:value-type="float" office:value="6475100" table:style-name="ce11">
            <text:p>6’475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196753.6699999999" table:style-name="ce10">
            <text:p>6’196’753.67</text:p>
          </table:table-cell>
          <table:table-cell table:style-name="ce10"/>
          <table:table-cell office:value-type="float" office:value="-278346" table:style-name="ce11">
            <text:p>-278’34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544323.1699999999" table:style-name="ce10">
            <text:p>7’544’323.17</text:p>
          </table:table-cell>
          <table:table-cell office:value-type="float" office:value="7259000" table:style-name="ce11">
            <text:p>7’259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7368236.4800000004" table:style-name="ce10">
            <text:p>7’368’236.48</text:p>
          </table:table-cell>
          <table:table-cell office:value-type="float" office:value="109236" table:style-name="ce11">
            <text:p>109’23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22447.11" table:style-name="ce10">
            <text:p>1’422’447.11</text:p>
          </table:table-cell>
          <table:table-cell office:value-type="float" office:value="783900" table:style-name="ce11">
            <text:p>783’9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171482.81" table:style-name="ce10">
            <text:p>1’171’482.81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43878.7" table:style-name="ce6">
            <text:p>5’043’878.70</text:p>
          </table:table-cell>
          <table:table-cell office:value-type="float" office:value="5224500" table:style-name="ce7">
            <text:p>5’224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084193" table:style-name="ce6">
            <text:p>5’084’193.00</text:p>
          </table:table-cell>
          <table:table-cell table:style-name="ce6"/>
          <table:table-cell office:value-type="float" office:value="-140307" table:style-name="ce7">
            <text:p>-140’3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6678.15" table:style-name="ce6">
            <text:p>376’678.15</text:p>
          </table:table-cell>
          <table:table-cell office:value-type="float" office:value="392500" table:style-name="ce7">
            <text:p>392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82970.9" table:style-name="ce6">
            <text:p>382’970.90</text:p>
          </table:table-cell>
          <table:table-cell table:style-name="ce6"/>
          <table:table-cell office:value-type="float" office:value="-9529" table:style-name="ce7">
            <text:p>-9’5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2707.25" table:style-name="ce6">
            <text:p>502’707.25</text:p>
          </table:table-cell>
          <table:table-cell office:value-type="float" office:value="528200" table:style-name="ce7">
            <text:p>528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512519.3" table:style-name="ce6">
            <text:p>512’519.30</text:p>
          </table:table-cell>
          <table:table-cell table:style-name="ce6"/>
          <table:table-cell office:value-type="float" office:value="-15681" table:style-name="ce7">
            <text:p>-15’6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587" table:style-name="ce6">
            <text:p>30’587.00</text:p>
          </table:table-cell>
          <table:table-cell office:value-type="float" office:value="31800" table:style-name="ce7">
            <text:p>31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3740.25" table:style-name="ce6">
            <text:p>33’740.25</text:p>
          </table:table-cell>
          <table:table-cell table:style-name="ce6"/>
          <table:table-cell office:value-type="float" office:value="1940" table:style-name="ce7">
            <text:p>1’9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69.7" table:style-name="ce6">
            <text:p>3’569.70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308</text:p>
          </table:table-cell>
          <table:table-cell office:value-type="string" table:style-name="ce5">
            <text:p>Entschädigungen für temporäre Arbeitskräfte</text:p>
          </table:table-cell>
          <table:table-cell table:number-columns-repeated="2" table:style-name="ce6"/>
          <table:table-cell office:value-type="float" office:value="-10000" table:style-name="ce7">
            <text:p>-10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294.879999999997" table:style-name="ce6">
            <text:p>37’294.88</text:p>
          </table:table-cell>
          <table:table-cell office:value-type="float" office:value="91300" table:style-name="ce7">
            <text:p>91’3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57259.8" table:style-name="ce6">
            <text:p>57’259.80</text:p>
          </table:table-cell>
          <table:table-cell table:style-name="ce6"/>
          <table:table-cell office:value-type="float" office:value="-34040" table:style-name="ce7">
            <text:p>-34’0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37.27" table:style-name="ce6">
            <text:p>3’537.27</text:p>
          </table:table-cell>
          <table:table-cell office:value-type="float" office:value="8900" table:style-name="ce7">
            <text:p>8’9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7000.57" table:style-name="ce6">
            <text:p>7’000.57</text:p>
          </table:table-cell>
          <table:table-cell table:style-name="ce6"/>
          <table:table-cell office:value-type="float" office:value="-1899" table:style-name="ce7">
            <text:p>-1’8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973.15" table:style-name="ce6">
            <text:p>7’973.15</text:p>
          </table:table-cell>
          <table:table-cell office:value-type="float" office:value="6900" table:style-name="ce7">
            <text:p>6’9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6773.9" table:style-name="ce6">
            <text:p>6’773.90</text:p>
          </table:table-cell>
          <table:table-cell table:style-name="ce6"/>
          <table:table-cell office:value-type="float" office:value="-126" table:style-name="ce7">
            <text:p>-1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71.5" table:style-name="ce6">
            <text:p>4’071.5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4029.65" table:style-name="ce6">
            <text:p>4’029.65</text:p>
          </table:table-cell>
          <table:table-cell table:style-name="ce6"/>
          <table:table-cell office:value-type="float" office:value="-1970" table:style-name="ce7">
            <text:p>-1’9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505.65" table:style-name="ce6">
            <text:p>505.65</text:p>
          </table:table-cell>
          <table:table-cell table:style-name="ce6"/>
          <table:table-cell office:value-type="float" office:value="-494" table:style-name="ce7">
            <text:p>-4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00.2" table:style-name="ce6">
            <text:p>11’500.20</text:p>
          </table:table-cell>
          <table:table-cell office:value-type="float" office:value="11600" table:style-name="ce7">
            <text:p>11’6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1500.2" table:style-name="ce6">
            <text:p>11’500.20</text:p>
          </table:table-cell>
          <table:table-cell table:style-name="ce6"/>
          <table:table-cell office:value-type="float" office:value="-100" table:style-name="ce7">
            <text:p>-1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656.799999999999" table:style-name="ce6">
            <text:p>21’656.80</text:p>
          </table:table-cell>
          <table:table-cell office:value-type="float" office:value="27900" table:style-name="ce7">
            <text:p>27’9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2555.83" table:style-name="ce6">
            <text:p>22’555.83</text:p>
          </table:table-cell>
          <table:table-cell table:style-name="ce6"/>
          <table:table-cell office:value-type="float" office:value="-5344" table:style-name="ce7">
            <text:p>-5’34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214.3" table:style-name="ce6">
            <text:p>57’214.30</text:p>
          </table:table-cell>
          <table:table-cell office:value-type="float" office:value="109400" table:style-name="ce7">
            <text:p>109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9192.85" table:style-name="ce6">
            <text:p>49’192.85</text:p>
          </table:table-cell>
          <table:table-cell table:style-name="ce6"/>
          <table:table-cell office:value-type="float" office:value="-60207" table:style-name="ce7">
            <text:p>-60’2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49.36" table:style-name="ce6">
            <text:p>3’249.36</text:p>
          </table:table-cell>
          <table:table-cell office:value-type="float" office:value="5200" table:style-name="ce7">
            <text:p>5’2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622.89" table:style-name="ce6">
            <text:p>3’622.89</text:p>
          </table:table-cell>
          <table:table-cell table:style-name="ce6"/>
          <table:table-cell office:value-type="float" office:value="-1577" table:style-name="ce7">
            <text:p>-1’5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349.75" table:style-name="ce6">
            <text:p>6’349.75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1327.45" table:style-name="ce6">
            <text:p>11’327.45</text:p>
          </table:table-cell>
          <table:table-cell table:style-name="ce6"/>
          <table:table-cell office:value-type="float" office:value="5327" table:style-name="ce7">
            <text:p>5’3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0" table:style-name="ce6">
            <text:p>2’000.0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2000" table:style-name="ce6">
            <text:p>2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608.0499999999993" table:style-name="ce6">
            <text:p>9’608.05</text:p>
          </table:table-cell>
          <table:table-cell office:value-type="float" office:value="11900" table:style-name="ce7">
            <text:p>11’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7561.43" table:style-name="ce6">
            <text:p>7’561.43</text:p>
          </table:table-cell>
          <table:table-cell table:style-name="ce6"/>
          <table:table-cell office:value-type="float" office:value="-4339" table:style-name="ce7">
            <text:p>-4’3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9449.70000000001" table:style-name="ce6">
            <text:p>139’449.70</text:p>
          </table:table-cell>
          <table:table-cell office:value-type="float" office:value="27900" table:style-name="ce7">
            <text:p>27’9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44727.8" table:style-name="ce6">
            <text:p>44’727.80</text:p>
          </table:table-cell>
          <table:table-cell office:value-type="float" office:value="16828" table:style-name="ce7">
            <text:p>16’8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3.55000000000001" table:style-name="ce6">
            <text:p>143.55</text:p>
          </table:table-cell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76555.92" table:style-name="ce6">
            <text:p>1’676’555.92</text:p>
          </table:table-cell>
          <table:table-cell office:value-type="float" office:value="1774100" table:style-name="ce7">
            <text:p>1’774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772081.28" table:style-name="ce6">
            <text:p>1’772’081.28</text:p>
          </table:table-cell>
          <table:table-cell office:value-type="float" office:value="-2019" table:style-name="ce7">
            <text:p>-2’0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0521.85" table:style-name="ce6">
            <text:p>90’521.85</text:p>
          </table:table-cell>
          <table:table-cell office:value-type="float" office:value="110000" table:style-name="ce7">
            <text:p>110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26489.45" table:style-name="ce6">
            <text:p>26’489.45</text:p>
          </table:table-cell>
          <table:table-cell office:value-type="float" office:value="-83511" table:style-name="ce7">
            <text:p>-83’5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37652.1500000004" table:style-name="ce6">
            <text:p>5’637’652.15</text:p>
          </table:table-cell>
          <table:table-cell office:value-type="float" office:value="5347000" table:style-name="ce7">
            <text:p>5’347’0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5524937.9500000002" table:style-name="ce6">
            <text:p>5’524’937.95</text:p>
          </table:table-cell>
          <table:table-cell office:value-type="float" office:value="177938" table:style-name="ce7">
            <text:p>177’9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81</text:p>
          </table:table-cell>
          <table:table-cell office:value-type="string" table:style-name="ce9">
            <text:p>Informatik und Geräte der Büroautomatio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25923.5" table:style-name="ce10">
            <text:p>2’025’923.50</text:p>
          </table:table-cell>
          <table:table-cell office:value-type="float" office:value="2868900" table:style-name="ce11">
            <text:p>2’868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41767.02" table:style-name="ce10">
            <text:p>2’041’767.02</text:p>
          </table:table-cell>
          <table:table-cell table:style-name="ce10"/>
          <table:table-cell office:value-type="float" office:value="-827133" table:style-name="ce11">
            <text:p>-827’13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75203" table:style-name="ce10">
            <text:p>375’203.00</text:p>
          </table:table-cell>
          <table:table-cell office:value-type="float" office:value="394400" table:style-name="ce11">
            <text:p>394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61457.11" table:style-name="ce10">
            <text:p>361’457.11</text:p>
          </table:table-cell>
          <table:table-cell office:value-type="float" office:value="-32943" table:style-name="ce11">
            <text:p>-32’94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650720.5" table:style-name="ce10">
            <text:p>1’650’720.50</text:p>
          </table:table-cell>
          <table:table-cell office:value-type="float" office:value="2474500" table:style-name="ce11">
            <text:p>2’474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680309.91" table:style-name="ce10">
            <text:p>1’680’309.91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504.24" table:style-name="ce6">
            <text:p>7’504.24</text:p>
          </table:table-cell>
          <table:table-cell office:value-type="float" office:value="7500" table:style-name="ce7">
            <text:p>7’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6473.45" table:style-name="ce6">
            <text:p>6’473.45</text:p>
          </table:table-cell>
          <table:table-cell table:style-name="ce6"/>
          <table:table-cell office:value-type="float" office:value="-1027" table:style-name="ce7">
            <text:p>-1’0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2432.13" table:style-name="ce6">
            <text:p>412’432.13</text:p>
          </table:table-cell>
          <table:table-cell office:value-type="float" office:value="630400" table:style-name="ce7">
            <text:p>630’4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48682.53" table:style-name="ce6">
            <text:p>548’682.53</text:p>
          </table:table-cell>
          <table:table-cell table:style-name="ce6"/>
          <table:table-cell office:value-type="float" office:value="-81717" table:style-name="ce7">
            <text:p>-81’7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3520.8" table:style-name="ce6">
            <text:p>113’520.80</text:p>
          </table:table-cell>
          <table:table-cell office:value-type="float" office:value="250400" table:style-name="ce7">
            <text:p>250’4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36109.44" table:style-name="ce6">
            <text:p>136’109.44</text:p>
          </table:table-cell>
          <table:table-cell table:style-name="ce6"/>
          <table:table-cell office:value-type="float" office:value="-114291" table:style-name="ce7">
            <text:p>-114’2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92466.33" table:style-name="ce6">
            <text:p>1’492’466.33</text:p>
          </table:table-cell>
          <table:table-cell office:value-type="float" office:value="1980600" table:style-name="ce7">
            <text:p>1’980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350501.6" table:style-name="ce6">
            <text:p>1’350’501.60</text:p>
          </table:table-cell>
          <table:table-cell table:style-name="ce6"/>
          <table:table-cell office:value-type="float" office:value="-630098" table:style-name="ce7">
            <text:p>-630’09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954.5" table:style-name="ce6">
            <text:p>32’954.50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63892.2" table:style-name="ce6">
            <text:p>63’892.20</text:p>
          </table:table-cell>
          <table:table-cell office:value-type="float" office:value="43892" table:style-name="ce7">
            <text:p>43’8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0086.6" table:style-name="ce6">
            <text:p>90’086.60</text:p>
          </table:table-cell>
          <table:table-cell office:value-type="float" office:value="24300" table:style-name="ce7">
            <text:p>24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2759.75" table:style-name="ce6">
            <text:p>22’759.75</text:p>
          </table:table-cell>
          <table:table-cell office:value-type="float" office:value="-1540" table:style-name="ce7">
            <text:p>-1’5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2161.9" table:style-name="ce6">
            <text:p>252’161.90</text:p>
          </table:table-cell>
          <table:table-cell office:value-type="float" office:value="350100" table:style-name="ce7">
            <text:p>350’1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74805.15999999997" table:style-name="ce6">
            <text:p>274’805.16</text:p>
          </table:table-cell>
          <table:table-cell office:value-type="float" office:value="-75295" table:style-name="ce7">
            <text:p>-75’2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82</text:p>
          </table:table-cell>
          <table:table-cell office:value-type="string" table:style-name="ce9">
            <text:p>Druck- und Kopiergerä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36237.25" table:style-name="ce10">
            <text:p>336’237.25</text:p>
          </table:table-cell>
          <table:table-cell office:value-type="float" office:value="390300" table:style-name="ce11">
            <text:p>390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59557.75" table:style-name="ce10">
            <text:p>359’557.75</text:p>
          </table:table-cell>
          <table:table-cell table:style-name="ce10"/>
          <table:table-cell office:value-type="float" office:value="-30742" table:style-name="ce11">
            <text:p>-30’74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73520.07" table:style-name="ce10">
            <text:p>473’520.07</text:p>
          </table:table-cell>
          <table:table-cell office:value-type="float" office:value="569400" table:style-name="ce11">
            <text:p>569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89265.28" table:style-name="ce10">
            <text:p>489’265.28</text:p>
          </table:table-cell>
          <table:table-cell office:value-type="float" office:value="-80135" table:style-name="ce11">
            <text:p>-80’13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37282.82" table:style-name="ce10">
            <text:p>137’282.82</text:p>
          </table:table-cell>
          <table:table-cell office:value-type="float" office:value="179100" table:style-name="ce11">
            <text:p>179’1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29707.53" table:style-name="ce10">
            <text:p>129’707.53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6237.25" table:style-name="ce6">
            <text:p>336’237.25</text:p>
          </table:table-cell>
          <table:table-cell office:value-type="float" office:value="390300" table:style-name="ce7">
            <text:p>390’3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59557.75" table:style-name="ce6">
            <text:p>359’557.75</text:p>
          </table:table-cell>
          <table:table-cell table:style-name="ce6"/>
          <table:table-cell office:value-type="float" office:value="-30742" table:style-name="ce7">
            <text:p>-30’7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5997.06" table:style-name="ce6">
            <text:p>95’997.06</text:p>
          </table:table-cell>
          <table:table-cell office:value-type="float" office:value="125100" table:style-name="ce7">
            <text:p>125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96447" table:style-name="ce6">
            <text:p>96’447.00</text:p>
          </table:table-cell>
          <table:table-cell office:value-type="float" office:value="-28653" table:style-name="ce7">
            <text:p>-28’6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7523.01" table:style-name="ce6">
            <text:p>377’523.01</text:p>
          </table:table-cell>
          <table:table-cell office:value-type="float" office:value="444300" table:style-name="ce7">
            <text:p>444’3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392818.28" table:style-name="ce6">
            <text:p>392’818.28</text:p>
          </table:table-cell>
          <table:table-cell office:value-type="float" office:value="-51482" table:style-name="ce7">
            <text:p>-51’48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83</text:p>
          </table:table-cell>
          <table:table-cell office:value-type="string" table:style-name="ce9">
            <text:p>Netzwerk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87446.6000000001" table:style-name="ce10">
            <text:p>1’087’446.60</text:p>
          </table:table-cell>
          <table:table-cell office:value-type="float" office:value="1135000" table:style-name="ce11">
            <text:p>1’135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55792.97" table:style-name="ce10">
            <text:p>1’055’792.97</text:p>
          </table:table-cell>
          <table:table-cell table:style-name="ce10"/>
          <table:table-cell office:value-type="float" office:value="-79207" table:style-name="ce11">
            <text:p>-79’20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33207.80000000005" table:style-name="ce10">
            <text:p>533’207.80</text:p>
          </table:table-cell>
          <table:table-cell office:value-type="float" office:value="582100" table:style-name="ce11">
            <text:p>582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42208.30000000005" table:style-name="ce10">
            <text:p>542’208.30</text:p>
          </table:table-cell>
          <table:table-cell office:value-type="float" office:value="-39892" table:style-name="ce11">
            <text:p>-39’89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54238.80000000005" table:style-name="ce10">
            <text:p>554’238.80</text:p>
          </table:table-cell>
          <table:table-cell office:value-type="float" office:value="552900" table:style-name="ce11">
            <text:p>552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13584.67" table:style-name="ce10">
            <text:p>513’584.67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447.05" table:style-name="ce6">
            <text:p>5’447.05</text:p>
          </table:table-cell>
          <table:table-cell office:value-type="float" office:value="15000" table:style-name="ce7">
            <text:p>15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778.8500000000004" table:style-name="ce6">
            <text:p>4’778.85</text:p>
          </table:table-cell>
          <table:table-cell table:style-name="ce6"/>
          <table:table-cell office:value-type="float" office:value="-10221" table:style-name="ce7">
            <text:p>-10’2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81999.55" table:style-name="ce6">
            <text:p>1’081’999.55</text:p>
          </table:table-cell>
          <table:table-cell office:value-type="float" office:value="1120000" table:style-name="ce7">
            <text:p>1’120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051014.1200000001" table:style-name="ce6">
            <text:p>1’051’014.12</text:p>
          </table:table-cell>
          <table:table-cell table:style-name="ce6"/>
          <table:table-cell office:value-type="float" office:value="-68986" table:style-name="ce7">
            <text:p>-68’9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9374.39999999999" table:style-name="ce6">
            <text:p>119’374.40</text:p>
          </table:table-cell>
          <table:table-cell office:value-type="float" office:value="129100" table:style-name="ce7">
            <text:p>129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19822.2" table:style-name="ce6">
            <text:p>119’822.20</text:p>
          </table:table-cell>
          <table:table-cell office:value-type="float" office:value="-9278" table:style-name="ce7">
            <text:p>-9’2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3833.4" table:style-name="ce6">
            <text:p>413’833.40</text:p>
          </table:table-cell>
          <table:table-cell office:value-type="float" office:value="453000" table:style-name="ce7">
            <text:p>453’0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22386.1" table:style-name="ce6">
            <text:p>422’386.10</text:p>
          </table:table-cell>
          <table:table-cell office:value-type="float" office:value="-30614" table:style-name="ce7">
            <text:p>-30’61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84</text:p>
          </table:table-cell>
          <table:table-cell office:value-type="string" table:style-name="ce9">
            <text:p>Digitale Telefoni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31172.55" table:style-name="ce10">
            <text:p>331’172.55</text:p>
          </table:table-cell>
          <table:table-cell office:value-type="float" office:value="389100" table:style-name="ce11">
            <text:p>389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15854.5" table:style-name="ce10">
            <text:p>315’854.50</text:p>
          </table:table-cell>
          <table:table-cell table:style-name="ce10"/>
          <table:table-cell office:value-type="float" office:value="-73246" table:style-name="ce11">
            <text:p>-73’24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07433.67000000004" table:style-name="ce10">
            <text:p>607’433.67</text:p>
          </table:table-cell>
          <table:table-cell office:value-type="float" office:value="638800" table:style-name="ce11">
            <text:p>638’8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55430.6" table:style-name="ce10">
            <text:p>655’430.60</text:p>
          </table:table-cell>
          <table:table-cell office:value-type="float" office:value="16631" table:style-name="ce11">
            <text:p>16’63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76261.12" table:style-name="ce10">
            <text:p>276’261.12</text:p>
          </table:table-cell>
          <table:table-cell office:value-type="float" office:value="249700" table:style-name="ce11">
            <text:p>249’7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339576.1" table:style-name="ce10">
            <text:p>339’576.1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93.95" table:style-name="ce6">
            <text:p>6’293.95</text:p>
          </table:table-cell>
          <table:table-cell office:value-type="float" office:value="6100" table:style-name="ce7">
            <text:p>6’1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957.05" table:style-name="ce6">
            <text:p>1’957.05</text:p>
          </table:table-cell>
          <table:table-cell table:style-name="ce6"/>
          <table:table-cell office:value-type="float" office:value="-4143" table:style-name="ce7">
            <text:p>-4’1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1484.90000000002" table:style-name="ce6">
            <text:p>301’484.90</text:p>
          </table:table-cell>
          <table:table-cell office:value-type="float" office:value="350000" table:style-name="ce7">
            <text:p>350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294219.15000000002" table:style-name="ce6">
            <text:p>294’219.15</text:p>
          </table:table-cell>
          <table:table-cell table:style-name="ce6"/>
          <table:table-cell office:value-type="float" office:value="-55781" table:style-name="ce7">
            <text:p>-55’7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393.7" table:style-name="ce6">
            <text:p>23’393.70</text:p>
          </table:table-cell>
          <table:table-cell office:value-type="float" office:value="33000" table:style-name="ce7">
            <text:p>33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9678.3" table:style-name="ce6">
            <text:p>19’678.30</text:p>
          </table:table-cell>
          <table:table-cell table:style-name="ce6"/>
          <table:table-cell office:value-type="float" office:value="-13322" table:style-name="ce7">
            <text:p>-13’3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070.9" table:style-name="ce6">
            <text:p>115’070.90</text:p>
          </table:table-cell>
          <table:table-cell office:value-type="float" office:value="133400" table:style-name="ce7">
            <text:p>133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30023.4" table:style-name="ce6">
            <text:p>130’023.40</text:p>
          </table:table-cell>
          <table:table-cell office:value-type="float" office:value="-3377" table:style-name="ce7">
            <text:p>-3’3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92362.77" table:style-name="ce6">
            <text:p>492’362.77</text:p>
          </table:table-cell>
          <table:table-cell office:value-type="float" office:value="505400" table:style-name="ce7">
            <text:p>505’4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525407.19999999995" table:style-name="ce6">
            <text:p>525’407.20</text:p>
          </table:table-cell>
          <table:table-cell office:value-type="float" office:value="20007" table:style-name="ce7">
            <text:p>20’0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90</text:p>
          </table:table-cell>
          <table:table-cell office:value-type="string" table:style-name="ce9">
            <text:p>Organisationsentwickl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27983.31000000006" table:style-name="ce10">
            <text:p>627’983.31</text:p>
          </table:table-cell>
          <table:table-cell office:value-type="float" office:value="655100" table:style-name="ce11">
            <text:p>655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21731.11" table:style-name="ce10">
            <text:p>621’731.11</text:p>
          </table:table-cell>
          <table:table-cell table:style-name="ce10"/>
          <table:table-cell office:value-type="float" office:value="-36469" table:style-name="ce11">
            <text:p>-36’46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100" table:style-name="ce11">
            <text:p>3’1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993.6" table:style-name="ce10">
            <text:p>14’993.60</text:p>
          </table:table-cell>
          <table:table-cell office:value-type="float" office:value="13700" table:style-name="ce11">
            <text:p>13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6281.15" table:style-name="ce10">
            <text:p>16’281.15</text:p>
          </table:table-cell>
          <table:table-cell office:value-type="float" office:value="2581" table:style-name="ce11">
            <text:p>2’58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12989.71" table:style-name="ce10">
            <text:p>612’989.71</text:p>
          </table:table-cell>
          <table:table-cell office:value-type="float" office:value="644500" table:style-name="ce11">
            <text:p>644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05449.96" table:style-name="ce10">
            <text:p>605’449.96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76881.55" table:style-name="ce6">
            <text:p>476’881.55</text:p>
          </table:table-cell>
          <table:table-cell office:value-type="float" office:value="498900" table:style-name="ce7">
            <text:p>498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98313.05" table:style-name="ce6">
            <text:p>498’313.05</text:p>
          </table:table-cell>
          <table:table-cell table:style-name="ce6"/>
          <table:table-cell office:value-type="float" office:value="-587" table:style-name="ce7">
            <text:p>-5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838.300000000003" table:style-name="ce6">
            <text:p>34’838.30</text:p>
          </table:table-cell>
          <table:table-cell office:value-type="float" office:value="36600" table:style-name="ce7">
            <text:p>36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6706.75" table:style-name="ce6">
            <text:p>36’706.75</text:p>
          </table:table-cell>
          <table:table-cell table:style-name="ce6"/>
          <table:table-cell office:value-type="float" office:value="107" table:style-name="ce7">
            <text:p>1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803.75" table:style-name="ce6">
            <text:p>46’803.75</text:p>
          </table:table-cell>
          <table:table-cell office:value-type="float" office:value="50700" table:style-name="ce7">
            <text:p>50’7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51181.2" table:style-name="ce6">
            <text:p>51’181.20</text:p>
          </table:table-cell>
          <table:table-cell table:style-name="ce6"/>
          <table:table-cell office:value-type="float" office:value="481" table:style-name="ce7">
            <text:p>4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68.95" table:style-name="ce6">
            <text:p>2’768.95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218.05" table:style-name="ce6">
            <text:p>3’218.05</text:p>
          </table:table-cell>
          <table:table-cell table:style-name="ce6"/>
          <table:table-cell office:value-type="float" office:value="218" table:style-name="ce7">
            <text:p>2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86.8" table:style-name="ce6">
            <text:p>3’786.80</text:p>
          </table:table-cell>
          <table:table-cell office:value-type="float" office:value="9500" table:style-name="ce7">
            <text:p>9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5778.4" table:style-name="ce6">
            <text:p>5’778.40</text:p>
          </table:table-cell>
          <table:table-cell table:style-name="ce6"/>
          <table:table-cell office:value-type="float" office:value="-3722" table:style-name="ce7">
            <text:p>-3’7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73.95" table:style-name="ce6">
            <text:p>1’373.95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555.79999999999995" table:style-name="ce6">
            <text:p>555.80</text:p>
          </table:table-cell>
          <table:table-cell table:style-name="ce6"/>
          <table:table-cell office:value-type="float" office:value="-944" table:style-name="ce7">
            <text:p>-94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77.8" table:style-name="ce6">
            <text:p>1’477.80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3066.3" table:style-name="ce6">
            <text:p>3’066.30</text:p>
          </table:table-cell>
          <table:table-cell table:style-name="ce6"/>
          <table:table-cell office:value-type="float" office:value="-34" table:style-name="ce7">
            <text:p>-3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100" table:style-name="ce7">
            <text:p>3’1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36.8" table:style-name="ce6">
            <text:p>1’136.8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624.95" table:style-name="ce6">
            <text:p>1’624.95</text:p>
          </table:table-cell>
          <table:table-cell table:style-name="ce6"/>
          <table:table-cell office:value-type="float" office:value="-375" table:style-name="ce7">
            <text:p>-3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238.35" table:style-name="ce6">
            <text:p>46’238.35</text:p>
          </table:table-cell>
          <table:table-cell office:value-type="float" office:value="39000" table:style-name="ce7">
            <text:p>39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8485.92" table:style-name="ce6">
            <text:p>8’485.92</text:p>
          </table:table-cell>
          <table:table-cell table:style-name="ce6"/>
          <table:table-cell office:value-type="float" office:value="-30514" table:style-name="ce7">
            <text:p>-30’51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52.79" table:style-name="ce6">
            <text:p>2’452.79</text:p>
          </table:table-cell>
          <table:table-cell office:value-type="float" office:value="8000" table:style-name="ce7">
            <text:p>8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6944.35" table:style-name="ce6">
            <text:p>6’944.35</text:p>
          </table:table-cell>
          <table:table-cell table:style-name="ce6"/>
          <table:table-cell office:value-type="float" office:value="-1056" table:style-name="ce7">
            <text:p>-1’05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224.27" table:style-name="ce6">
            <text:p>10’224.27</text:p>
          </table:table-cell>
          <table:table-cell office:value-type="float" office:value="5900" table:style-name="ce7">
            <text:p>5’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5856.34" table:style-name="ce6">
            <text:p>5’856.34</text:p>
          </table:table-cell>
          <table:table-cell table:style-name="ce6"/>
          <table:table-cell office:value-type="float" office:value="-44" table:style-name="ce7">
            <text:p>-4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993.6" table:style-name="ce6">
            <text:p>14’993.60</text:p>
          </table:table-cell>
          <table:table-cell office:value-type="float" office:value="13700" table:style-name="ce7">
            <text:p>13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6281.15" table:style-name="ce6">
            <text:p>16’281.15</text:p>
          </table:table-cell>
          <table:table-cell office:value-type="float" office:value="2581" table:style-name="ce7">
            <text:p>2’5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291</text:p>
          </table:table-cell>
          <table:table-cell office:value-type="string" table:style-name="ce9">
            <text:p>Kulturförder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97997.45" table:style-name="ce10">
            <text:p>397’997.45</text:p>
          </table:table-cell>
          <table:table-cell office:value-type="float" office:value="491200" table:style-name="ce11">
            <text:p>491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81325.71" table:style-name="ce10">
            <text:p>481’325.71</text:p>
          </table:table-cell>
          <table:table-cell table:style-name="ce10"/>
          <table:table-cell office:value-type="float" office:value="-9874" table:style-name="ce11">
            <text:p>-9’87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600" table:style-name="ce10">
            <text:p>10’600.00</text:p>
          </table:table-cell>
          <table:table-cell office:value-type="float" office:value="9600" table:style-name="ce11">
            <text:p>9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0600" table:style-name="ce10">
            <text:p>10’600.00</text:p>
          </table:table-cell>
          <table:table-cell office:value-type="float" office:value="1000" table:style-name="ce11">
            <text:p>1’00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87397.45" table:style-name="ce10">
            <text:p>387’397.45</text:p>
          </table:table-cell>
          <table:table-cell office:value-type="float" office:value="481600" table:style-name="ce11">
            <text:p>481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70725.71" table:style-name="ce10">
            <text:p>470’725.71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00" table:style-name="ce6">
            <text:p>5’600.00</text:p>
          </table:table-cell>
          <table:table-cell office:value-type="float" office:value="7000" table:style-name="ce7">
            <text:p>7’0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4420" table:style-name="ce6">
            <text:p>4’420.00</text:p>
          </table:table-cell>
          <table:table-cell table:style-name="ce6"/>
          <table:table-cell office:value-type="float" office:value="-2580" table:style-name="ce7">
            <text:p>-2’5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9123.95" table:style-name="ce6">
            <text:p>259’123.95</text:p>
          </table:table-cell>
          <table:table-cell office:value-type="float" office:value="274600" table:style-name="ce7">
            <text:p>274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71455" table:style-name="ce6">
            <text:p>271’455.00</text:p>
          </table:table-cell>
          <table:table-cell table:style-name="ce6"/>
          <table:table-cell office:value-type="float" office:value="-3145" table:style-name="ce7">
            <text:p>-3’1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304.05" table:style-name="ce6">
            <text:p>19’304.05</text:p>
          </table:table-cell>
          <table:table-cell office:value-type="float" office:value="20700" table:style-name="ce7">
            <text:p>20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0306.900000000001" table:style-name="ce6">
            <text:p>20’306.90</text:p>
          </table:table-cell>
          <table:table-cell table:style-name="ce6"/>
          <table:table-cell office:value-type="float" office:value="-393" table:style-name="ce7">
            <text:p>-3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397" table:style-name="ce6">
            <text:p>26’397.00</text:p>
          </table:table-cell>
          <table:table-cell office:value-type="float" office:value="28800" table:style-name="ce7">
            <text:p>28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8700.85" table:style-name="ce6">
            <text:p>28’700.85</text:p>
          </table:table-cell>
          <table:table-cell table:style-name="ce6"/>
          <table:table-cell office:value-type="float" office:value="-99" table:style-name="ce7">
            <text:p>-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05.05" table:style-name="ce6">
            <text:p>1’605.05</text:p>
          </table:table-cell>
          <table:table-cell office:value-type="float" office:value="1700" table:style-name="ce7">
            <text:p>1’7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902.75" table:style-name="ce6">
            <text:p>1’902.75</text:p>
          </table:table-cell>
          <table:table-cell table:style-name="ce6"/>
          <table:table-cell office:value-type="float" office:value="203" table:style-name="ce7">
            <text:p>2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8.25" table:style-name="ce6">
            <text:p>368.25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952.4" table:style-name="ce6">
            <text:p>952.40</text:p>
          </table:table-cell>
          <table:table-cell table:style-name="ce6"/>
          <table:table-cell office:value-type="float" office:value="-48" table:style-name="ce7">
            <text:p>-4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83.35" table:style-name="ce6">
            <text:p>1’983.35</text:p>
          </table:table-cell>
          <table:table-cell office:value-type="float" office:value="3100" table:style-name="ce7">
            <text:p>3’1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132.75" table:style-name="ce6">
            <text:p>2’132.75</text:p>
          </table:table-cell>
          <table:table-cell table:style-name="ce6"/>
          <table:table-cell office:value-type="float" office:value="-967" table:style-name="ce7">
            <text:p>-96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72.15" table:style-name="ce6">
            <text:p>3’372.15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389.1" table:style-name="ce6">
            <text:p>2’389.10</text:p>
          </table:table-cell>
          <table:table-cell table:style-name="ce6"/>
          <table:table-cell office:value-type="float" office:value="-111" table:style-name="ce7">
            <text:p>-1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.9" table:style-name="ce6">
            <text:p>56.90</text:p>
          </table:table-cell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32.5" table:style-name="ce6">
            <text:p>132.50</text:p>
          </table:table-cell>
          <table:table-cell table:style-name="ce6"/>
          <table:table-cell office:value-type="float" office:value="33" table:style-name="ce7">
            <text:p>3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0003.95" table:style-name="ce6">
            <text:p>80’003.95</text:p>
          </table:table-cell>
          <table:table-cell office:value-type="float" office:value="150000" table:style-name="ce7">
            <text:p>150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48686.76" table:style-name="ce6">
            <text:p>148’686.76</text:p>
          </table:table-cell>
          <table:table-cell table:style-name="ce6"/>
          <table:table-cell office:value-type="float" office:value="-1313" table:style-name="ce7">
            <text:p>-1’3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2.8" table:style-name="ce6">
            <text:p>182.80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246.7" table:style-name="ce6">
            <text:p>246.70</text:p>
          </table:table-cell>
          <table:table-cell table:style-name="ce6"/>
          <table:table-cell office:value-type="float" office:value="-953" table:style-name="ce7">
            <text:p>-9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600" table:style-name="ce6">
            <text:p>10’600.00</text:p>
          </table:table-cell>
          <table:table-cell office:value-type="float" office:value="9600" table:style-name="ce7">
            <text:p>9’6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0600" table:style-name="ce6">
            <text:p>10’600.00</text:p>
          </table:table-cell>
          <table:table-cell office:value-type="float" office:value="1000" table:style-name="ce7">
            <text:p>1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</text:p>
          </table:table-cell>
          <table:table-cell office:value-type="string" table:style-name="ce9">
            <text:p>Direktion Bildung und Freizei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63790737.56999999" table:style-name="ce10">
            <text:p>163’790’737.57</text:p>
          </table:table-cell>
          <table:table-cell office:value-type="float" office:value="172375200" table:style-name="ce11">
            <text:p>172’375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67860361.47999999" table:style-name="ce10">
            <text:p>167’860’361.48</text:p>
          </table:table-cell>
          <table:table-cell table:style-name="ce10"/>
          <table:table-cell office:value-type="float" office:value="-5170439" table:style-name="ce11">
            <text:p>-5’170’43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55600" table:style-name="ce11">
            <text:p>655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6380248.34" table:style-name="ce10">
            <text:p>16’380’248.34</text:p>
          </table:table-cell>
          <table:table-cell office:value-type="float" office:value="19577600" table:style-name="ce11">
            <text:p>19’577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8987390.899999999" table:style-name="ce10">
            <text:p>18’987’390.90</text:p>
          </table:table-cell>
          <table:table-cell office:value-type="float" office:value="-590209" table:style-name="ce11">
            <text:p>-590’20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7410489.22999999" table:style-name="ce10">
            <text:p>147’410’489.23</text:p>
          </table:table-cell>
          <table:table-cell office:value-type="float" office:value="153453200" table:style-name="ce11">
            <text:p>153’453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48872970.58000001" table:style-name="ce10">
            <text:p>148’872’970.5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0</text:p>
          </table:table-cell>
          <table:table-cell office:value-type="string" table:style-name="ce9">
            <text:p>Stab Bildung und Freizei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122731" table:style-name="ce10">
            <text:p>2’122’731.00</text:p>
          </table:table-cell>
          <table:table-cell office:value-type="float" office:value="793600" table:style-name="ce11">
            <text:p>793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790831.65" table:style-name="ce10">
            <text:p>790’831.65</text:p>
          </table:table-cell>
          <table:table-cell table:style-name="ce10"/>
          <table:table-cell office:value-type="float" office:value="-2768" table:style-name="ce11">
            <text:p>-2’76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0799.95" table:style-name="ce10">
            <text:p>90’799.95</text:p>
          </table:table-cell>
          <table:table-cell office:value-type="float" office:value="5300" table:style-name="ce11">
            <text:p>5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300" table:style-name="ce10">
            <text:p>5’300.0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31931.05" table:style-name="ce10">
            <text:p>2’031’931.05</text:p>
          </table:table-cell>
          <table:table-cell office:value-type="float" office:value="788300" table:style-name="ce11">
            <text:p>788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785531.65" table:style-name="ce10">
            <text:p>785’531.6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0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61731" table:style-name="ce10">
            <text:p>2’061’731.00</text:p>
          </table:table-cell>
          <table:table-cell office:value-type="float" office:value="732600" table:style-name="ce11">
            <text:p>732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726831.65" table:style-name="ce10">
            <text:p>726’831.65</text:p>
          </table:table-cell>
          <table:table-cell table:style-name="ce10"/>
          <table:table-cell office:value-type="float" office:value="-5768" table:style-name="ce11">
            <text:p>-5’76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0799.95" table:style-name="ce10">
            <text:p>90’799.95</text:p>
          </table:table-cell>
          <table:table-cell office:value-type="float" office:value="5300" table:style-name="ce11">
            <text:p>5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300" table:style-name="ce10">
            <text:p>5’300.0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970931.05" table:style-name="ce10">
            <text:p>1’970’931.05</text:p>
          </table:table-cell>
          <table:table-cell office:value-type="float" office:value="727300" table:style-name="ce11">
            <text:p>727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721531.65" table:style-name="ce10">
            <text:p>721’531.6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655" table:style-name="ce6">
            <text:p>24’655.00</text:p>
          </table:table-cell>
          <table:table-cell office:value-type="float" office:value="18000" table:style-name="ce7">
            <text:p>18’0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16500" table:style-name="ce6">
            <text:p>16’500.00</text:p>
          </table:table-cell>
          <table:table-cell table:style-name="ce6"/>
          <table:table-cell office:value-type="float" office:value="-1500" table:style-name="ce7">
            <text:p>-1’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2715.85" table:style-name="ce6">
            <text:p>532’715.85</text:p>
          </table:table-cell>
          <table:table-cell office:value-type="float" office:value="548300" table:style-name="ce7">
            <text:p>548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59711.35" table:style-name="ce6">
            <text:p>559’711.35</text:p>
          </table:table-cell>
          <table:table-cell table:style-name="ce6"/>
          <table:table-cell office:value-type="float" office:value="11411" table:style-name="ce7">
            <text:p>11’4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124.15" table:style-name="ce6">
            <text:p>41’124.15</text:p>
          </table:table-cell>
          <table:table-cell office:value-type="float" office:value="43100" table:style-name="ce7">
            <text:p>43’1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3263.85" table:style-name="ce6">
            <text:p>43’263.85</text:p>
          </table:table-cell>
          <table:table-cell table:style-name="ce6"/>
          <table:table-cell office:value-type="float" office:value="164" table:style-name="ce7">
            <text:p>1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6440.5" table:style-name="ce6">
            <text:p>66’440.50</text:p>
          </table:table-cell>
          <table:table-cell office:value-type="float" office:value="69500" table:style-name="ce7">
            <text:p>69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69321" table:style-name="ce6">
            <text:p>69’321.00</text:p>
          </table:table-cell>
          <table:table-cell table:style-name="ce6"/>
          <table:table-cell office:value-type="float" office:value="-179" table:style-name="ce7">
            <text:p>-1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88.8" table:style-name="ce6">
            <text:p>3’188.80</text:p>
          </table:table-cell>
          <table:table-cell office:value-type="float" office:value="3400" table:style-name="ce7">
            <text:p>3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677.3" table:style-name="ce6">
            <text:p>3’677.30</text:p>
          </table:table-cell>
          <table:table-cell table:style-name="ce6"/>
          <table:table-cell office:value-type="float" office:value="277" table:style-name="ce7">
            <text:p>2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48.6" table:style-name="ce6">
            <text:p>6’048.60</text:p>
          </table:table-cell>
          <table:table-cell office:value-type="float" office:value="11000" table:style-name="ce7">
            <text:p>11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5819.2" table:style-name="ce6">
            <text:p>5’819.20</text:p>
          </table:table-cell>
          <table:table-cell table:style-name="ce6"/>
          <table:table-cell office:value-type="float" office:value="-5181" table:style-name="ce7">
            <text:p>-5’1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95.8" table:style-name="ce6">
            <text:p>6’495.8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757.4" table:style-name="ce6">
            <text:p>3’757.40</text:p>
          </table:table-cell>
          <table:table-cell table:style-name="ce6"/>
          <table:table-cell office:value-type="float" office:value="-1243" table:style-name="ce7">
            <text:p>-1’2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29.25" table:style-name="ce6">
            <text:p>3’429.25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494.9" table:style-name="ce6">
            <text:p>1’494.90</text:p>
          </table:table-cell>
          <table:table-cell table:style-name="ce6"/>
          <table:table-cell office:value-type="float" office:value="-1505" table:style-name="ce7">
            <text:p>-1’50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56580.95" table:style-name="ce6">
            <text:p>1’356’580.95</text:p>
          </table:table-cell>
          <table:table-cell office:value-type="float" office:value="10500" table:style-name="ce7">
            <text:p>10’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560.4" table:style-name="ce6">
            <text:p>1’560.40</text:p>
          </table:table-cell>
          <table:table-cell table:style-name="ce6"/>
          <table:table-cell office:value-type="float" office:value="-8940" table:style-name="ce7">
            <text:p>-8’9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982" table:style-name="ce6">
            <text:p>20’982.00</text:p>
          </table:table-cell>
          <table:table-cell office:value-type="float" office:value="20800" table:style-name="ce7">
            <text:p>20’8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1541.55" table:style-name="ce6">
            <text:p>21’541.55</text:p>
          </table:table-cell>
          <table:table-cell table:style-name="ce6"/>
          <table:table-cell office:value-type="float" office:value="742" table:style-name="ce7">
            <text:p>7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0.099999999999994" table:style-name="ce6">
            <text:p>70.10</text:p>
          </table:table-cell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84.7" table:style-name="ce6">
            <text:p>184.70</text:p>
          </table:table-cell>
          <table:table-cell table:style-name="ce6"/>
          <table:table-cell office:value-type="float" office:value="185" table:style-name="ce7">
            <text:p>18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0799.95" table:style-name="ce6">
            <text:p>90’799.95</text:p>
          </table:table-cell>
          <table:table-cell office:value-type="float" office:value="5300" table:style-name="ce7">
            <text:p>5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300" table:style-name="ce6">
            <text:p>5’3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09</text:p>
          </table:table-cell>
          <table:table-cell office:value-type="string" table:style-name="ce9">
            <text:p>Ausgehende laufende Beiträ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1000" table:style-name="ce10">
            <text:p>61’000.00</text:p>
          </table:table-cell>
          <table:table-cell office:value-type="float" office:value="61000" table:style-name="ce11">
            <text:p>61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4000" table:style-name="ce10">
            <text:p>64’000.00</text:p>
          </table:table-cell>
          <table:table-cell table:style-name="ce10"/>
          <table:table-cell office:value-type="float" office:value="3000" table:style-name="ce11">
            <text:p>3’00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1000" table:style-name="ce10">
            <text:p>61’000.00</text:p>
          </table:table-cell>
          <table:table-cell office:value-type="float" office:value="61000" table:style-name="ce11">
            <text:p>61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4000" table:style-name="ce10">
            <text:p>64’000.0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000" table:style-name="ce6">
            <text:p>61’000.00</text:p>
          </table:table-cell>
          <table:table-cell office:value-type="float" office:value="61000" table:style-name="ce7">
            <text:p>61’0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64000" table:style-name="ce6">
            <text:p>64’000.00</text:p>
          </table:table-cell>
          <table:table-cell table:style-name="ce6"/>
          <table:table-cell office:value-type="float" office:value="3000" table:style-name="ce7">
            <text:p>3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</text:p>
          </table:table-cell>
          <table:table-cell office:value-type="string" table:style-name="ce9">
            <text:p>Schule und Musik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5108908.06999999" table:style-name="ce10">
            <text:p>125’108’908.07</text:p>
          </table:table-cell>
          <table:table-cell office:value-type="float" office:value="134075200" table:style-name="ce11">
            <text:p>134’075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9856879.95999999" table:style-name="ce10">
            <text:p>129’856’879.96</text:p>
          </table:table-cell>
          <table:table-cell table:style-name="ce10"/>
          <table:table-cell office:value-type="float" office:value="-4462620" table:style-name="ce11">
            <text:p>-4’462’62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44300" table:style-name="ce11">
            <text:p>244’3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073545.25" table:style-name="ce10">
            <text:p>7’073’545.25</text:p>
          </table:table-cell>
          <table:table-cell office:value-type="float" office:value="9663700" table:style-name="ce11">
            <text:p>9’663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248872.75" table:style-name="ce10">
            <text:p>9’248’872.75</text:p>
          </table:table-cell>
          <table:table-cell office:value-type="float" office:value="-414827" table:style-name="ce11">
            <text:p>-414’82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8035362.81999999" table:style-name="ce10">
            <text:p>118’035’362.82</text:p>
          </table:table-cell>
          <table:table-cell office:value-type="float" office:value="124655800" table:style-name="ce11">
            <text:p>124’655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0608007.20999999" table:style-name="ce10">
            <text:p>120’608’007.21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719815.920000002" table:style-name="ce10">
            <text:p>20’719’815.92</text:p>
          </table:table-cell>
          <table:table-cell office:value-type="float" office:value="21542700" table:style-name="ce11">
            <text:p>21’542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362587.789999999" table:style-name="ce10">
            <text:p>20’362’587.79</text:p>
          </table:table-cell>
          <table:table-cell table:style-name="ce10"/>
          <table:table-cell office:value-type="float" office:value="-1284112" table:style-name="ce11">
            <text:p>-1’284’11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04000" table:style-name="ce11">
            <text:p>104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9353.9" table:style-name="ce10">
            <text:p>29’353.90</text:p>
          </table:table-cell>
          <table:table-cell office:value-type="float" office:value="14200" table:style-name="ce11">
            <text:p>14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office:value-type="float" office:value="-14200" table:style-name="ce11">
            <text:p>-14’20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690462.02" table:style-name="ce10">
            <text:p>20’690’462.02</text:p>
          </table:table-cell>
          <table:table-cell office:value-type="float" office:value="21632500" table:style-name="ce11">
            <text:p>21’632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0362587.789999999" table:style-name="ce10">
            <text:p>20’362’587.79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3000" table:style-name="ce7">
            <text:p>23’0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14411.25" table:style-name="ce6">
            <text:p>14’411.25</text:p>
          </table:table-cell>
          <table:table-cell table:style-name="ce6"/>
          <table:table-cell office:value-type="float" office:value="-8589" table:style-name="ce7">
            <text:p>-8’58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81696.75" table:style-name="ce6">
            <text:p>1’381’696.75</text:p>
          </table:table-cell>
          <table:table-cell office:value-type="float" office:value="1230100" table:style-name="ce7">
            <text:p>1’230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179986.45" table:style-name="ce6">
            <text:p>1’179’986.45</text:p>
          </table:table-cell>
          <table:table-cell table:style-name="ce6"/>
          <table:table-cell office:value-type="float" office:value="-50114" table:style-name="ce7">
            <text:p>-50’11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5165.55" table:style-name="ce6">
            <text:p>105’165.55</text:p>
          </table:table-cell>
          <table:table-cell office:value-type="float" office:value="96100" table:style-name="ce7">
            <text:p>96’1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91438.45" table:style-name="ce6">
            <text:p>91’438.45</text:p>
          </table:table-cell>
          <table:table-cell table:style-name="ce6"/>
          <table:table-cell office:value-type="float" office:value="-4662" table:style-name="ce7">
            <text:p>-4’6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3822.39999999999" table:style-name="ce6">
            <text:p>163’822.40</text:p>
          </table:table-cell>
          <table:table-cell office:value-type="float" office:value="155600" table:style-name="ce7">
            <text:p>155’6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48199.25" table:style-name="ce6">
            <text:p>148’199.25</text:p>
          </table:table-cell>
          <table:table-cell table:style-name="ce6"/>
          <table:table-cell office:value-type="float" office:value="-7401" table:style-name="ce7">
            <text:p>-7’40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242.75" table:style-name="ce6">
            <text:p>8’242.75</text:p>
          </table:table-cell>
          <table:table-cell office:value-type="float" office:value="7700" table:style-name="ce7">
            <text:p>7’7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7808.9" table:style-name="ce6">
            <text:p>7’808.90</text:p>
          </table:table-cell>
          <table:table-cell table:style-name="ce6"/>
          <table:table-cell office:value-type="float" office:value="109" table:style-name="ce7">
            <text:p>10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862.6" table:style-name="ce6">
            <text:p>13’862.60</text:p>
          </table:table-cell>
          <table:table-cell office:value-type="float" office:value="17600" table:style-name="ce7">
            <text:p>17’6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9108.2" table:style-name="ce6">
            <text:p>19’108.20</text:p>
          </table:table-cell>
          <table:table-cell table:style-name="ce6"/>
          <table:table-cell office:value-type="float" office:value="1508" table:style-name="ce7">
            <text:p>1’5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429.1" table:style-name="ce6">
            <text:p>22’429.10</text:p>
          </table:table-cell>
          <table:table-cell office:value-type="float" office:value="22600" table:style-name="ce7">
            <text:p>22’6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5298.85" table:style-name="ce6">
            <text:p>15’298.85</text:p>
          </table:table-cell>
          <table:table-cell table:style-name="ce6"/>
          <table:table-cell office:value-type="float" office:value="-7301" table:style-name="ce7">
            <text:p>-7’30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11.5" table:style-name="ce6">
            <text:p>2’011.5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509.5" table:style-name="ce6">
            <text:p>2’509.50</text:p>
          </table:table-cell>
          <table:table-cell table:style-name="ce6"/>
          <table:table-cell office:value-type="float" office:value="-2491" table:style-name="ce7">
            <text:p>-2’4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129.75" table:style-name="ce6">
            <text:p>31’129.75</text:p>
          </table:table-cell>
          <table:table-cell office:value-type="float" office:value="29400" table:style-name="ce7">
            <text:p>29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33195.9" table:style-name="ce6">
            <text:p>133’195.90</text:p>
          </table:table-cell>
          <table:table-cell table:style-name="ce6"/>
          <table:table-cell office:value-type="float" office:value="-204" table:style-name="ce7">
            <text:p>-20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04000" table:style-name="ce7">
            <text:p>104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496.75" table:style-name="ce6">
            <text:p>11’496.75</text:p>
          </table:table-cell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0786.35" table:style-name="ce6">
            <text:p>10’786.35</text:p>
          </table:table-cell>
          <table:table-cell table:style-name="ce6"/>
          <table:table-cell office:value-type="float" office:value="-1214" table:style-name="ce7">
            <text:p>-1’21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577409.2999999998" table:style-name="ce6">
            <text:p>7’577’409.30</text:p>
          </table:table-cell>
          <table:table-cell office:value-type="float" office:value="6926600" table:style-name="ce7">
            <text:p>6’926’6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7613316.6500000004" table:style-name="ce6">
            <text:p>7’613’316.65</text:p>
          </table:table-cell>
          <table:table-cell table:style-name="ce6"/>
          <table:table-cell office:value-type="float" office:value="686717" table:style-name="ce7">
            <text:p>686’7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99741.27" table:style-name="ce6">
            <text:p>2’599’741.27</text:p>
          </table:table-cell>
          <table:table-cell office:value-type="float" office:value="2442000" table:style-name="ce7">
            <text:p>2’442’0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2498750.7599999998" table:style-name="ce6">
            <text:p>2’498’750.76</text:p>
          </table:table-cell>
          <table:table-cell table:style-name="ce6"/>
          <table:table-cell office:value-type="float" office:value="56751" table:style-name="ce7">
            <text:p>56’7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32310" table:style-name="ce6">
            <text:p>1’232’310.00</text:p>
          </table:table-cell>
          <table:table-cell office:value-type="float" office:value="1450000" table:style-name="ce7">
            <text:p>1’450’000</text:p>
          </table:table-cell>
          <table:table-cell table:style-name="ce5"/>
          <table:table-cell office:value-type="string" table:style-name="ce5">
            <text:p>397</text:p>
          </table:table-cell>
          <table:table-cell office:value-type="string" table:style-name="ce5">
            <text:p>Intern verrechneter Aufwand</text:p>
          </table:table-cell>
          <table:table-cell office:value-type="float" office:value="1226816.6000000001" table:style-name="ce6">
            <text:p>1’226’816.60</text:p>
          </table:table-cell>
          <table:table-cell table:style-name="ce6"/>
          <table:table-cell office:value-type="float" office:value="-223183" table:style-name="ce7">
            <text:p>-223’1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570498.2000000002" table:style-name="ce6">
            <text:p>7’570’498.20</text:p>
          </table:table-cell>
          <table:table-cell office:value-type="float" office:value="9125000" table:style-name="ce7">
            <text:p>9’125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7400960.6799999997" table:style-name="ce6">
            <text:p>7’400’960.68</text:p>
          </table:table-cell>
          <table:table-cell table:style-name="ce6"/>
          <table:table-cell office:value-type="float" office:value="-1724039" table:style-name="ce7">
            <text:p>-1’724’0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553.9" table:style-name="ce6">
            <text:p>25’553.90</text:p>
          </table:table-cell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00" table:style-name="ce6">
            <text:p>3’800.00</text:p>
          </table:table-cell>
          <table:table-cell office:value-type="float" office:value="14200" table:style-name="ce7">
            <text:p>14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office:value-type="float" office:value="-14200" table:style-name="ce7">
            <text:p>-14’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1</text:p>
          </table:table-cell>
          <table:table-cell office:value-type="string" table:style-name="ce9">
            <text:p>Primarschulen und Kindergär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6856130.450000003" table:style-name="ce10">
            <text:p>56’856’130.45</text:p>
          </table:table-cell>
          <table:table-cell office:value-type="float" office:value="59174900" table:style-name="ce11">
            <text:p>59’174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8611926.939999998" table:style-name="ce10">
            <text:p>58’611’926.94</text:p>
          </table:table-cell>
          <table:table-cell table:style-name="ce10"/>
          <table:table-cell office:value-type="float" office:value="-625073" table:style-name="ce11">
            <text:p>-625’07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2100" table:style-name="ce11">
            <text:p>62’1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337277.1499999999" table:style-name="ce10">
            <text:p>1’337’277.15</text:p>
          </table:table-cell>
          <table:table-cell office:value-type="float" office:value="1525500" table:style-name="ce11">
            <text:p>1’525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395450.4" table:style-name="ce10">
            <text:p>1’395’450.40</text:p>
          </table:table-cell>
          <table:table-cell office:value-type="float" office:value="-130050" table:style-name="ce11">
            <text:p>-130’05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5518853.299999997" table:style-name="ce10">
            <text:p>55’518’853.30</text:p>
          </table:table-cell>
          <table:table-cell office:value-type="float" office:value="57711500" table:style-name="ce11">
            <text:p>57’711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7216476.539999999" table:style-name="ce10">
            <text:p>57’216’476.5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16588.7999999998" table:style-name="ce6">
            <text:p>2’616’588.80</text:p>
          </table:table-cell>
          <table:table-cell office:value-type="float" office:value="2822400" table:style-name="ce7">
            <text:p>2’822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752073.55" table:style-name="ce6">
            <text:p>2’752’073.55</text:p>
          </table:table-cell>
          <table:table-cell table:style-name="ce6"/>
          <table:table-cell office:value-type="float" office:value="-70326" table:style-name="ce7">
            <text:p>-70’3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434398.700000003" table:style-name="ce6">
            <text:p>43’434’398.70</text:p>
          </table:table-cell>
          <table:table-cell office:value-type="float" office:value="44579300" table:style-name="ce7">
            <text:p>44’579’300</text:p>
          </table:table-cell>
          <table:table-cell table:style-name="ce5"/>
          <table:table-cell office:value-type="string" table:style-name="ce5">
            <text:p>302</text:p>
          </table:table-cell>
          <table:table-cell office:value-type="string" table:style-name="ce5">
            <text:p>Löhne der Lehrkräfte</text:p>
          </table:table-cell>
          <table:table-cell office:value-type="float" office:value="44133977.700000003" table:style-name="ce6">
            <text:p>44’133’977.70</text:p>
          </table:table-cell>
          <table:table-cell table:style-name="ce6"/>
          <table:table-cell office:value-type="float" office:value="-445322" table:style-name="ce7">
            <text:p>-445’3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39545" table:style-name="ce6">
            <text:p>3’439’545.00</text:p>
          </table:table-cell>
          <table:table-cell office:value-type="float" office:value="3503700" table:style-name="ce7">
            <text:p>3’503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528028.15" table:style-name="ce6">
            <text:p>3’528’028.15</text:p>
          </table:table-cell>
          <table:table-cell table:style-name="ce6"/>
          <table:table-cell office:value-type="float" office:value="24328" table:style-name="ce7">
            <text:p>24’3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79262.25" table:style-name="ce6">
            <text:p>4’179’262.25</text:p>
          </table:table-cell>
          <table:table-cell office:value-type="float" office:value="4796200" table:style-name="ce7">
            <text:p>4’796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4619932.6500000004" table:style-name="ce6">
            <text:p>4’619’932.65</text:p>
          </table:table-cell>
          <table:table-cell table:style-name="ce6"/>
          <table:table-cell office:value-type="float" office:value="-176267" table:style-name="ce7">
            <text:p>-176’26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4265.9" table:style-name="ce6">
            <text:p>124’265.90</text:p>
          </table:table-cell>
          <table:table-cell office:value-type="float" office:value="126400" table:style-name="ce7">
            <text:p>126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26449" table:style-name="ce6">
            <text:p>126’449.00</text:p>
          </table:table-cell>
          <table:table-cell table:style-name="ce6"/>
          <table:table-cell office:value-type="float" office:value="49" table:style-name="ce7">
            <text:p>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8142" table:style-name="ce6">
            <text:p>348’142.00</text:p>
          </table:table-cell>
          <table:table-cell office:value-type="float" office:value="369000" table:style-name="ce7">
            <text:p>369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68890.65" table:style-name="ce6">
            <text:p>368’890.65</text:p>
          </table:table-cell>
          <table:table-cell table:style-name="ce6"/>
          <table:table-cell office:value-type="float" office:value="-109" table:style-name="ce7">
            <text:p>-10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87745.15" table:style-name="ce6">
            <text:p>887’745.15</text:p>
          </table:table-cell>
          <table:table-cell office:value-type="float" office:value="938700" table:style-name="ce7">
            <text:p>938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949865.77" table:style-name="ce6">
            <text:p>949’865.77</text:p>
          </table:table-cell>
          <table:table-cell table:style-name="ce6"/>
          <table:table-cell office:value-type="float" office:value="11166" table:style-name="ce7">
            <text:p>11’16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418.8" table:style-name="ce6">
            <text:p>56’418.80</text:p>
          </table:table-cell>
          <table:table-cell office:value-type="float" office:value="50400" table:style-name="ce7">
            <text:p>50’4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2644.92" table:style-name="ce6">
            <text:p>52’644.92</text:p>
          </table:table-cell>
          <table:table-cell table:style-name="ce6"/>
          <table:table-cell office:value-type="float" office:value="2245" table:style-name="ce7">
            <text:p>2’2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889.75" table:style-name="ce6">
            <text:p>8’889.75</text:p>
          </table:table-cell>
          <table:table-cell office:value-type="float" office:value="39000" table:style-name="ce7">
            <text:p>39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9621.1" table:style-name="ce6">
            <text:p>29’621.10</text:p>
          </table:table-cell>
          <table:table-cell table:style-name="ce6"/>
          <table:table-cell office:value-type="float" office:value="-9379" table:style-name="ce7">
            <text:p>-9’3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32751.4" table:style-name="ce6">
            <text:p>1’632’751.40</text:p>
          </table:table-cell>
          <table:table-cell office:value-type="float" office:value="1773500" table:style-name="ce7">
            <text:p>1’773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840331.6" table:style-name="ce6">
            <text:p>1’840’331.60</text:p>
          </table:table-cell>
          <table:table-cell table:style-name="ce6"/>
          <table:table-cell office:value-type="float" office:value="4732" table:style-name="ce7">
            <text:p>4’73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62100" table:style-name="ce7">
            <text:p>62’1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8020.1" table:style-name="ce6">
            <text:p>128’020.10</text:p>
          </table:table-cell>
          <table:table-cell office:value-type="float" office:value="170000" table:style-name="ce7">
            <text:p>170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81894.95" table:style-name="ce6">
            <text:p>181’894.95</text:p>
          </table:table-cell>
          <table:table-cell table:style-name="ce6"/>
          <table:table-cell office:value-type="float" office:value="11895" table:style-name="ce7">
            <text:p>11’8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6300" table:style-name="ce7">
            <text:p>6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0" table:style-name="ce6">
            <text:p>30.00</text:p>
          </table:table-cell>
          <table:table-cell table:style-name="ce6"/>
          <table:table-cell office:value-type="float" office:value="-6270" table:style-name="ce7">
            <text:p>-6’2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2.6" table:style-name="ce6">
            <text:p>102.6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8186.9" table:style-name="ce6">
            <text:p>28’186.90</text:p>
          </table:table-cell>
          <table:table-cell table:style-name="ce6"/>
          <table:table-cell office:value-type="float" office:value="28187" table:style-name="ce7">
            <text:p>28’1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number-columns-repeated="2" table:style-name="ce6"/>
          <table:table-cell office:value-type="float" office:value="-2000" table:style-name="ce7">
            <text:p>-2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09639.1499999999" table:style-name="ce6">
            <text:p>1’109’639.15</text:p>
          </table:table-cell>
          <table:table-cell office:value-type="float" office:value="1235300" table:style-name="ce7">
            <text:p>1’235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094176.3999999999" table:style-name="ce6">
            <text:p>1’094’176.40</text:p>
          </table:table-cell>
          <table:table-cell office:value-type="float" office:value="-141124" table:style-name="ce7">
            <text:p>-141’12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0" table:style-name="ce6">
            <text:p>500.00</text:p>
          </table:table-cell>
          <table:table-cell table:style-name="ce7"/>
          <table:table-cell table:style-name="ce5"/>
          <table:table-cell office:value-type="string" table:style-name="ce5">
            <text:p>437</text:p>
          </table:table-cell>
          <table:table-cell office:value-type="string" table:style-name="ce5">
            <text:p>Bussen</text:p>
          </table:table-cell>
          <table:table-cell table:style-name="ce6"/>
          <table:table-cell office:value-type="float" office:value="8200" table:style-name="ce6">
            <text:p>8’200.00</text:p>
          </table:table-cell>
          <table:table-cell office:value-type="float" office:value="8200" table:style-name="ce7">
            <text:p>8’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6238" table:style-name="ce6">
            <text:p>226’238.00</text:p>
          </table:table-cell>
          <table:table-cell office:value-type="float" office:value="286200" table:style-name="ce7">
            <text:p>286’2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293074" table:style-name="ce6">
            <text:p>293’074.00</text:p>
          </table:table-cell>
          <table:table-cell office:value-type="float" office:value="6874" table:style-name="ce7">
            <text:p>6’8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00" table:style-name="ce6">
            <text:p>900.0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number-columns-repeated="2" table:style-name="ce6"/>
          <table:table-cell office:value-type="float" office:value="-2000" table:style-name="ce7">
            <text:p>-2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2</text:p>
          </table:table-cell>
          <table:table-cell office:value-type="string" table:style-name="ce9">
            <text:p>Oberstuf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3143665.850000001" table:style-name="ce10">
            <text:p>23’143’665.85</text:p>
          </table:table-cell>
          <table:table-cell office:value-type="float" office:value="24509700" table:style-name="ce11">
            <text:p>24’509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3329553.190000001" table:style-name="ce10">
            <text:p>23’329’553.19</text:p>
          </table:table-cell>
          <table:table-cell table:style-name="ce10"/>
          <table:table-cell office:value-type="float" office:value="-1180147" table:style-name="ce11">
            <text:p>-1’180’14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88133.2" table:style-name="ce10">
            <text:p>1’488’133.20</text:p>
          </table:table-cell>
          <table:table-cell office:value-type="float" office:value="1534200" table:style-name="ce11">
            <text:p>1’534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306540.25" table:style-name="ce10">
            <text:p>1’306’540.25</text:p>
          </table:table-cell>
          <table:table-cell office:value-type="float" office:value="-227660" table:style-name="ce11">
            <text:p>-227’66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1655532.649999999" table:style-name="ce10">
            <text:p>21’655’532.65</text:p>
          </table:table-cell>
          <table:table-cell office:value-type="float" office:value="22975500" table:style-name="ce11">
            <text:p>22’975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2023012.940000001" table:style-name="ce10">
            <text:p>22’023’012.9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75776.75" table:style-name="ce6">
            <text:p>875’776.75</text:p>
          </table:table-cell>
          <table:table-cell office:value-type="float" office:value="1056300" table:style-name="ce7">
            <text:p>1’056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058297.05" table:style-name="ce6">
            <text:p>1’058’297.05</text:p>
          </table:table-cell>
          <table:table-cell table:style-name="ce6"/>
          <table:table-cell office:value-type="float" office:value="1997" table:style-name="ce7">
            <text:p>1’9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515631.100000001" table:style-name="ce6">
            <text:p>17’515’631.10</text:p>
          </table:table-cell>
          <table:table-cell office:value-type="float" office:value="18056100" table:style-name="ce7">
            <text:p>18’056’100</text:p>
          </table:table-cell>
          <table:table-cell table:style-name="ce5"/>
          <table:table-cell office:value-type="string" table:style-name="ce5">
            <text:p>302</text:p>
          </table:table-cell>
          <table:table-cell office:value-type="string" table:style-name="ce5">
            <text:p>Löhne der Lehrkräfte</text:p>
          </table:table-cell>
          <table:table-cell office:value-type="float" office:value="17225647.399999999" table:style-name="ce6">
            <text:p>17’225’647.40</text:p>
          </table:table-cell>
          <table:table-cell table:style-name="ce6"/>
          <table:table-cell office:value-type="float" office:value="-830453" table:style-name="ce7">
            <text:p>-830’4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86022.2" table:style-name="ce6">
            <text:p>1’386’022.20</text:p>
          </table:table-cell>
          <table:table-cell office:value-type="float" office:value="1480000" table:style-name="ce7">
            <text:p>1’480’0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385210.65" table:style-name="ce6">
            <text:p>1’385’210.65</text:p>
          </table:table-cell>
          <table:table-cell table:style-name="ce6"/>
          <table:table-cell office:value-type="float" office:value="-94789" table:style-name="ce7">
            <text:p>-94’78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84909.75" table:style-name="ce6">
            <text:p>1’784’909.75</text:p>
          </table:table-cell>
          <table:table-cell office:value-type="float" office:value="2081700" table:style-name="ce7">
            <text:p>2’081’7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958694.8" table:style-name="ce6">
            <text:p>1’958’694.80</text:p>
          </table:table-cell>
          <table:table-cell table:style-name="ce6"/>
          <table:table-cell office:value-type="float" office:value="-123005" table:style-name="ce7">
            <text:p>-123’00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9778.9" table:style-name="ce6">
            <text:p>49’778.90</text:p>
          </table:table-cell>
          <table:table-cell office:value-type="float" office:value="55200" table:style-name="ce7">
            <text:p>55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50251.05" table:style-name="ce6">
            <text:p>50’251.05</text:p>
          </table:table-cell>
          <table:table-cell table:style-name="ce6"/>
          <table:table-cell office:value-type="float" office:value="-4949" table:style-name="ce7">
            <text:p>-4’9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541.85" table:style-name="ce6">
            <text:p>115’541.85</text:p>
          </table:table-cell>
          <table:table-cell office:value-type="float" office:value="157500" table:style-name="ce7">
            <text:p>157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22372.35" table:style-name="ce6">
            <text:p>122’372.35</text:p>
          </table:table-cell>
          <table:table-cell table:style-name="ce6"/>
          <table:table-cell office:value-type="float" office:value="-35128" table:style-name="ce7">
            <text:p>-35’1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41572.44999999995" table:style-name="ce6">
            <text:p>541’572.45</text:p>
          </table:table-cell>
          <table:table-cell office:value-type="float" office:value="601800" table:style-name="ce7">
            <text:p>601’8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544924.09" table:style-name="ce6">
            <text:p>544’924.09</text:p>
          </table:table-cell>
          <table:table-cell table:style-name="ce6"/>
          <table:table-cell office:value-type="float" office:value="-56876" table:style-name="ce7">
            <text:p>-56’8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1636.3" table:style-name="ce6">
            <text:p>91’636.30</text:p>
          </table:table-cell>
          <table:table-cell office:value-type="float" office:value="95000" table:style-name="ce7">
            <text:p>95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78330.7" table:style-name="ce6">
            <text:p>78’330.70</text:p>
          </table:table-cell>
          <table:table-cell table:style-name="ce6"/>
          <table:table-cell office:value-type="float" office:value="-16669" table:style-name="ce7">
            <text:p>-16’6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670.85" table:style-name="ce6">
            <text:p>12’670.85</text:p>
          </table:table-cell>
          <table:table-cell office:value-type="float" office:value="25000" table:style-name="ce7">
            <text:p>25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8258.099999999999" table:style-name="ce6">
            <text:p>18’258.10</text:p>
          </table:table-cell>
          <table:table-cell table:style-name="ce6"/>
          <table:table-cell office:value-type="float" office:value="-6742" table:style-name="ce7">
            <text:p>-6’7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17977.8" table:style-name="ce6">
            <text:p>717’977.80</text:p>
          </table:table-cell>
          <table:table-cell office:value-type="float" office:value="842300" table:style-name="ce7">
            <text:p>842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847088.75" table:style-name="ce6">
            <text:p>847’088.75</text:p>
          </table:table-cell>
          <table:table-cell table:style-name="ce6"/>
          <table:table-cell office:value-type="float" office:value="4789" table:style-name="ce7">
            <text:p>4’78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318.9" table:style-name="ce6">
            <text:p>50’318.90</text:p>
          </table:table-cell>
          <table:table-cell office:value-type="float" office:value="55900" table:style-name="ce7">
            <text:p>55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0478.25" table:style-name="ce6">
            <text:p>40’478.25</text:p>
          </table:table-cell>
          <table:table-cell table:style-name="ce6"/>
          <table:table-cell office:value-type="float" office:value="-15422" table:style-name="ce7">
            <text:p>-15’4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29" table:style-name="ce6">
            <text:p>1’829.00</text:p>
          </table:table-cell>
          <table:table-cell office:value-type="float" office:value="2900" table:style-name="ce7">
            <text:p>2’9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office:value-type="float" office:value="-2900" table:style-name="ce7">
            <text:p>-2’9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number-columns-repeated="2" table:style-name="ce6"/>
          <table:table-cell office:value-type="float" office:value="-1000" table:style-name="ce7">
            <text:p>-1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9857.2" table:style-name="ce6">
            <text:p>469’857.20</text:p>
          </table:table-cell>
          <table:table-cell office:value-type="float" office:value="515900" table:style-name="ce7">
            <text:p>515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99576.25" table:style-name="ce6">
            <text:p>499’576.25</text:p>
          </table:table-cell>
          <table:table-cell office:value-type="float" office:value="-16324" table:style-name="ce7">
            <text:p>-16’32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18276" table:style-name="ce6">
            <text:p>1’018’276.00</text:p>
          </table:table-cell>
          <table:table-cell office:value-type="float" office:value="1017300" table:style-name="ce7">
            <text:p>1’017’3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806964" table:style-name="ce6">
            <text:p>806’964.00</text:p>
          </table:table-cell>
          <table:table-cell office:value-type="float" office:value="-210336" table:style-name="ce7">
            <text:p>-210’3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4</text:p>
          </table:table-cell>
          <table:table-cell office:value-type="string" table:style-name="ce9">
            <text:p>Musikschu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854055.4000000004" table:style-name="ce10">
            <text:p>4’854’055.40</text:p>
          </table:table-cell>
          <table:table-cell office:value-type="float" office:value="4992100" table:style-name="ce11">
            <text:p>4’992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924579.21" table:style-name="ce10">
            <text:p>4’924’579.21</text:p>
          </table:table-cell>
          <table:table-cell table:style-name="ce10"/>
          <table:table-cell office:value-type="float" office:value="-67521" table:style-name="ce11">
            <text:p>-67’52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654796.5" table:style-name="ce10">
            <text:p>1’654’796.50</text:p>
          </table:table-cell>
          <table:table-cell office:value-type="float" office:value="1613300" table:style-name="ce11">
            <text:p>1’613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648023.15" table:style-name="ce10">
            <text:p>1’648’023.15</text:p>
          </table:table-cell>
          <table:table-cell office:value-type="float" office:value="34723" table:style-name="ce11">
            <text:p>34’72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199258.9" table:style-name="ce10">
            <text:p>3’199’258.90</text:p>
          </table:table-cell>
          <table:table-cell office:value-type="float" office:value="3378800" table:style-name="ce11">
            <text:p>3’378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276556.06" table:style-name="ce10">
            <text:p>3’276’556.06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5285" table:style-name="ce6">
            <text:p>355’285.00</text:p>
          </table:table-cell>
          <table:table-cell office:value-type="float" office:value="357800" table:style-name="ce7">
            <text:p>357’8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44123.05" table:style-name="ce6">
            <text:p>344’123.05</text:p>
          </table:table-cell>
          <table:table-cell table:style-name="ce6"/>
          <table:table-cell office:value-type="float" office:value="-13677" table:style-name="ce7">
            <text:p>-13’6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49797.05" table:style-name="ce6">
            <text:p>3’649’797.05</text:p>
          </table:table-cell>
          <table:table-cell office:value-type="float" office:value="3675700" table:style-name="ce7">
            <text:p>3’675’700</text:p>
          </table:table-cell>
          <table:table-cell table:style-name="ce5"/>
          <table:table-cell office:value-type="string" table:style-name="ce5">
            <text:p>302</text:p>
          </table:table-cell>
          <table:table-cell office:value-type="string" table:style-name="ce5">
            <text:p>Löhne der Lehrkräfte</text:p>
          </table:table-cell>
          <table:table-cell office:value-type="float" office:value="3683619.8" table:style-name="ce6">
            <text:p>3’683’619.80</text:p>
          </table:table-cell>
          <table:table-cell table:style-name="ce6"/>
          <table:table-cell office:value-type="float" office:value="7920" table:style-name="ce7">
            <text:p>7’9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8817.34999999998" table:style-name="ce6">
            <text:p>298’817.35</text:p>
          </table:table-cell>
          <table:table-cell office:value-type="float" office:value="307500" table:style-name="ce7">
            <text:p>307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00316.5" table:style-name="ce6">
            <text:p>300’316.50</text:p>
          </table:table-cell>
          <table:table-cell table:style-name="ce6"/>
          <table:table-cell office:value-type="float" office:value="-7184" table:style-name="ce7">
            <text:p>-7’1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1783.7" table:style-name="ce6">
            <text:p>391’783.70</text:p>
          </table:table-cell>
          <table:table-cell office:value-type="float" office:value="464600" table:style-name="ce7">
            <text:p>464’6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424275.65" table:style-name="ce6">
            <text:p>424’275.65</text:p>
          </table:table-cell>
          <table:table-cell table:style-name="ce6"/>
          <table:table-cell office:value-type="float" office:value="-40324" table:style-name="ce7">
            <text:p>-40’32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433.8" table:style-name="ce6">
            <text:p>11’433.80</text:p>
          </table:table-cell>
          <table:table-cell office:value-type="float" office:value="12900" table:style-name="ce7">
            <text:p>12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1541.3" table:style-name="ce6">
            <text:p>11’541.30</text:p>
          </table:table-cell>
          <table:table-cell table:style-name="ce6"/>
          <table:table-cell office:value-type="float" office:value="-1359" table:style-name="ce7">
            <text:p>-1’35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50" table:style-name="ce6">
            <text:p>2’650.0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08</text:p>
          </table:table-cell>
          <table:table-cell office:value-type="string" table:style-name="ce5">
            <text:p>Entschädigungen für temporäre Arbeitskräfte</text:p>
          </table:table-cell>
          <table:table-cell table:number-columns-repeated="2" table:style-name="ce6"/>
          <table:table-cell office:value-type="float" office:value="-5000" table:style-name="ce7">
            <text:p>-5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338.25" table:style-name="ce6">
            <text:p>23’338.25</text:p>
          </table:table-cell>
          <table:table-cell office:value-type="float" office:value="26900" table:style-name="ce7">
            <text:p>26’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6438.7" table:style-name="ce6">
            <text:p>16’438.70</text:p>
          </table:table-cell>
          <table:table-cell table:style-name="ce6"/>
          <table:table-cell office:value-type="float" office:value="-10461" table:style-name="ce7">
            <text:p>-10’4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502.050000000003" table:style-name="ce6">
            <text:p>34’502.05</text:p>
          </table:table-cell>
          <table:table-cell office:value-type="float" office:value="32500" table:style-name="ce7">
            <text:p>32’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9034.92" table:style-name="ce6">
            <text:p>29’034.92</text:p>
          </table:table-cell>
          <table:table-cell table:style-name="ce6"/>
          <table:table-cell office:value-type="float" office:value="-3465" table:style-name="ce7">
            <text:p>-3’46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371.55" table:style-name="ce6">
            <text:p>31’371.55</text:p>
          </table:table-cell>
          <table:table-cell office:value-type="float" office:value="30000" table:style-name="ce7">
            <text:p>30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30317.200000000001" table:style-name="ce6">
            <text:p>30’317.20</text:p>
          </table:table-cell>
          <table:table-cell table:style-name="ce6"/>
          <table:table-cell office:value-type="float" office:value="317" table:style-name="ce7">
            <text:p>3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316.3" table:style-name="ce6">
            <text:p>32’316.30</text:p>
          </table:table-cell>
          <table:table-cell office:value-type="float" office:value="28000" table:style-name="ce7">
            <text:p>28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0084.75" table:style-name="ce6">
            <text:p>30’084.75</text:p>
          </table:table-cell>
          <table:table-cell table:style-name="ce6"/>
          <table:table-cell office:value-type="float" office:value="2085" table:style-name="ce7">
            <text:p>2’08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203.05" table:style-name="ce6">
            <text:p>18’203.05</text:p>
          </table:table-cell>
          <table:table-cell office:value-type="float" office:value="41600" table:style-name="ce7">
            <text:p>41’6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2082.45" table:style-name="ce6">
            <text:p>42’082.45</text:p>
          </table:table-cell>
          <table:table-cell table:style-name="ce6"/>
          <table:table-cell office:value-type="float" office:value="482" table:style-name="ce7">
            <text:p>48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50" table:style-name="ce6">
            <text:p>3’350.00</text:p>
          </table:table-cell>
          <table:table-cell office:value-type="float" office:value="4600" table:style-name="ce7">
            <text:p>4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858.45" table:style-name="ce6">
            <text:p>3’858.45</text:p>
          </table:table-cell>
          <table:table-cell table:style-name="ce6"/>
          <table:table-cell office:value-type="float" office:value="-742" table:style-name="ce7">
            <text:p>-7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07.3" table:style-name="ce6">
            <text:p>1’207.3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8886.44" table:style-name="ce6">
            <text:p>8’886.44</text:p>
          </table:table-cell>
          <table:table-cell table:style-name="ce6"/>
          <table:table-cell office:value-type="float" office:value="3886" table:style-name="ce7">
            <text:p>3’8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78006.4" table:style-name="ce6">
            <text:p>1’378’006.40</text:p>
          </table:table-cell>
          <table:table-cell office:value-type="float" office:value="1378000" table:style-name="ce7">
            <text:p>1’378’000</text:p>
          </table:table-cell>
          <table:table-cell table:style-name="ce5"/>
          <table:table-cell office:value-type="string" table:style-name="ce5">
            <text:p>433</text:p>
          </table:table-cell>
          <table:table-cell office:value-type="string" table:style-name="ce5">
            <text:p>Schulgelder</text:p>
          </table:table-cell>
          <table:table-cell table:style-name="ce6"/>
          <table:table-cell office:value-type="float" office:value="1361272.35" table:style-name="ce6">
            <text:p>1’361’272.35</text:p>
          </table:table-cell>
          <table:table-cell office:value-type="float" office:value="-16728" table:style-name="ce7">
            <text:p>-16’7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13.8" table:style-name="ce6">
            <text:p>1’513.80</text:p>
          </table:table-cell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988.35" table:style-name="ce6">
            <text:p>988.35</text:p>
          </table:table-cell>
          <table:table-cell office:value-type="float" office:value="988" table:style-name="ce7">
            <text:p>9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5276.3" table:style-name="ce6">
            <text:p>275’276.30</text:p>
          </table:table-cell>
          <table:table-cell office:value-type="float" office:value="235300" table:style-name="ce7">
            <text:p>235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85762.45" table:style-name="ce6">
            <text:p>285’762.45</text:p>
          </table:table-cell>
          <table:table-cell office:value-type="float" office:value="50462" table:style-name="ce7">
            <text:p>50’4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8</text:p>
          </table:table-cell>
          <table:table-cell office:value-type="string" table:style-name="ce9">
            <text:p>Familienergänzende Betreuun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961157.0999999996" table:style-name="ce10">
            <text:p>8’961’157.10</text:p>
          </table:table-cell>
          <table:table-cell office:value-type="float" office:value="10815100" table:style-name="ce11">
            <text:p>10’815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203058.25" table:style-name="ce10">
            <text:p>10’203’058.25</text:p>
          </table:table-cell>
          <table:table-cell table:style-name="ce10"/>
          <table:table-cell office:value-type="float" office:value="-612042" table:style-name="ce11">
            <text:p>-612’04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416208.0499999998" table:style-name="ce10">
            <text:p>2’416’208.05</text:p>
          </table:table-cell>
          <table:table-cell office:value-type="float" office:value="4862500" table:style-name="ce11">
            <text:p>4’862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735705.95" table:style-name="ce10">
            <text:p>4’735’705.95</text:p>
          </table:table-cell>
          <table:table-cell office:value-type="float" office:value="-126794" table:style-name="ce11">
            <text:p>-126’79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544949.0499999998" table:style-name="ce10">
            <text:p>6’544’949.05</text:p>
          </table:table-cell>
          <table:table-cell office:value-type="float" office:value="5952600" table:style-name="ce11">
            <text:p>5’952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467352.2999999998" table:style-name="ce10">
            <text:p>5’467’352.3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665869.9000000004" table:style-name="ce6">
            <text:p>6’665’869.90</text:p>
          </table:table-cell>
          <table:table-cell office:value-type="float" office:value="7925100" table:style-name="ce7">
            <text:p>7’925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7629068.5999999996" table:style-name="ce6">
            <text:p>7’629’068.60</text:p>
          </table:table-cell>
          <table:table-cell table:style-name="ce6"/>
          <table:table-cell office:value-type="float" office:value="-296031" table:style-name="ce7">
            <text:p>-296’03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9730.65" table:style-name="ce6">
            <text:p>509’730.65</text:p>
          </table:table-cell>
          <table:table-cell office:value-type="float" office:value="590400" table:style-name="ce7">
            <text:p>590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88922.15" table:style-name="ce6">
            <text:p>588’922.15</text:p>
          </table:table-cell>
          <table:table-cell table:style-name="ce6"/>
          <table:table-cell office:value-type="float" office:value="-1478" table:style-name="ce7">
            <text:p>-1’4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0359.65" table:style-name="ce6">
            <text:p>560’359.65</text:p>
          </table:table-cell>
          <table:table-cell office:value-type="float" office:value="726400" table:style-name="ce7">
            <text:p>726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649118.1" table:style-name="ce6">
            <text:p>649’118.10</text:p>
          </table:table-cell>
          <table:table-cell table:style-name="ce6"/>
          <table:table-cell office:value-type="float" office:value="-77282" table:style-name="ce7">
            <text:p>-77’28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870.949999999997" table:style-name="ce6">
            <text:p>40’870.95</text:p>
          </table:table-cell>
          <table:table-cell office:value-type="float" office:value="58400" table:style-name="ce7">
            <text:p>58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51503.1" table:style-name="ce6">
            <text:p>51’503.10</text:p>
          </table:table-cell>
          <table:table-cell table:style-name="ce6"/>
          <table:table-cell office:value-type="float" office:value="-6897" table:style-name="ce7">
            <text:p>-6’8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7211" table:style-name="ce6">
            <text:p>87’211.00</text:p>
          </table:table-cell>
          <table:table-cell office:value-type="float" office:value="102900" table:style-name="ce7">
            <text:p>102’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93016.79" table:style-name="ce6">
            <text:p>93’016.79</text:p>
          </table:table-cell>
          <table:table-cell table:style-name="ce6"/>
          <table:table-cell office:value-type="float" office:value="-9883" table:style-name="ce7">
            <text:p>-9’8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5759.85" table:style-name="ce6">
            <text:p>125’759.85</text:p>
          </table:table-cell>
          <table:table-cell office:value-type="float" office:value="194000" table:style-name="ce7">
            <text:p>194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54446.93" table:style-name="ce6">
            <text:p>154’446.93</text:p>
          </table:table-cell>
          <table:table-cell table:style-name="ce6"/>
          <table:table-cell office:value-type="float" office:value="-39553" table:style-name="ce7">
            <text:p>-39’5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9559.3" table:style-name="ce6">
            <text:p>99’559.30</text:p>
          </table:table-cell>
          <table:table-cell office:value-type="float" office:value="240000" table:style-name="ce7">
            <text:p>240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65133.79999999999" table:style-name="ce6">
            <text:p>165’133.80</text:p>
          </table:table-cell>
          <table:table-cell table:style-name="ce6"/>
          <table:table-cell office:value-type="float" office:value="-74866" table:style-name="ce7">
            <text:p>-74’86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58928.1" table:style-name="ce6">
            <text:p>758’928.10</text:p>
          </table:table-cell>
          <table:table-cell office:value-type="float" office:value="850000" table:style-name="ce7">
            <text:p>850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778476.93" table:style-name="ce6">
            <text:p>778’476.93</text:p>
          </table:table-cell>
          <table:table-cell table:style-name="ce6"/>
          <table:table-cell office:value-type="float" office:value="-71523" table:style-name="ce7">
            <text:p>-71’5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12.85" table:style-name="ce6">
            <text:p>1’512.85</text:p>
          </table:table-cell>
          <table:table-cell office:value-type="float" office:value="3500" table:style-name="ce7">
            <text:p>3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497.0500000000002" table:style-name="ce6">
            <text:p>2’497.05</text:p>
          </table:table-cell>
          <table:table-cell table:style-name="ce6"/>
          <table:table-cell office:value-type="float" office:value="-1003" table:style-name="ce7">
            <text:p>-1’0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745.600000000006" table:style-name="ce6">
            <text:p>77’745.60</text:p>
          </table:table-cell>
          <table:table-cell office:value-type="float" office:value="89100" table:style-name="ce7">
            <text:p>89’1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57926.400000000001" table:style-name="ce6">
            <text:p>57’926.40</text:p>
          </table:table-cell>
          <table:table-cell table:style-name="ce6"/>
          <table:table-cell office:value-type="float" office:value="-31174" table:style-name="ce7">
            <text:p>-31’1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70.3" table:style-name="ce6">
            <text:p>870.3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997.8" table:style-name="ce6">
            <text:p>997.80</text:p>
          </table:table-cell>
          <table:table-cell table:style-name="ce6"/>
          <table:table-cell office:value-type="float" office:value="-1002" table:style-name="ce7">
            <text:p>-1’00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20.95" table:style-name="ce6">
            <text:p>5’620.95</text:p>
          </table:table-cell>
          <table:table-cell office:value-type="float" office:value="4500" table:style-name="ce7">
            <text:p>4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4180.5" table:style-name="ce6">
            <text:p>4’180.50</text:p>
          </table:table-cell>
          <table:table-cell table:style-name="ce6"/>
          <table:table-cell office:value-type="float" office:value="-320" table:style-name="ce7">
            <text:p>-3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118" table:style-name="ce6">
            <text:p>27’118.00</text:p>
          </table:table-cell>
          <table:table-cell office:value-type="float" office:value="28800" table:style-name="ce7">
            <text:p>28’8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7770.1" table:style-name="ce6">
            <text:p>27’770.10</text:p>
          </table:table-cell>
          <table:table-cell table:style-name="ce6"/>
          <table:table-cell office:value-type="float" office:value="-1030" table:style-name="ce7">
            <text:p>-1’0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0" table:style-name="ce6">
            <text:p>250.00</text:p>
          </table:table-cell>
          <table:table-cell table:style-name="ce7"/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" table:style-name="ce6">
            <text:p>200.00</text:p>
          </table:table-cell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15758.0499999998" table:style-name="ce6">
            <text:p>2’415’758.05</text:p>
          </table:table-cell>
          <table:table-cell office:value-type="float" office:value="2832500" table:style-name="ce7">
            <text:p>2’832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735705.95" table:style-name="ce6">
            <text:p>2’735’705.95</text:p>
          </table:table-cell>
          <table:table-cell office:value-type="float" office:value="-96794" table:style-name="ce7">
            <text:p>-96’7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0000" table:style-name="ce7">
            <text:p>30’000</text:p>
          </table:table-cell>
          <table:table-cell table:style-name="ce5"/>
          <table:table-cell office:value-type="string" table:style-name="ce5">
            <text:p>460</text:p>
          </table:table-cell>
          <table:table-cell office:value-type="string" table:style-name="ce5">
            <text:p>Beiträge des Bundes</text:p>
          </table:table-cell>
          <table:table-cell table:number-columns-repeated="2" table:style-name="ce6"/>
          <table:table-cell office:value-type="float" office:value="-30000" table:style-name="ce7">
            <text:p>-30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000000" table:style-name="ce7">
            <text:p>2’000’000</text:p>
          </table:table-cell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style-name="ce6"/>
          <table:table-cell office:value-type="float" office:value="2000000" table:style-name="ce6">
            <text:p>2’00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19</text:p>
          </table:table-cell>
          <table:table-cell office:value-type="string" table:style-name="ce9">
            <text:p>Schulgelder und Zusatzangebo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574083.35" table:style-name="ce10">
            <text:p>10’574’083.35</text:p>
          </table:table-cell>
          <table:table-cell office:value-type="float" office:value="13040700" table:style-name="ce11">
            <text:p>13’040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425174.58" table:style-name="ce10">
            <text:p>12’425’174.58</text:p>
          </table:table-cell>
          <table:table-cell table:style-name="ce10"/>
          <table:table-cell office:value-type="float" office:value="-693725" table:style-name="ce11">
            <text:p>-693’72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78200" table:style-name="ce11">
            <text:p>78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7776.45000000001" table:style-name="ce10">
            <text:p>147’776.45</text:p>
          </table:table-cell>
          <table:table-cell office:value-type="float" office:value="114000" table:style-name="ce11">
            <text:p>114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63153" table:style-name="ce10">
            <text:p>163’153.00</text:p>
          </table:table-cell>
          <table:table-cell office:value-type="float" office:value="49153" table:style-name="ce11">
            <text:p>49’15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426306.9" table:style-name="ce10">
            <text:p>10’426’306.90</text:p>
          </table:table-cell>
          <table:table-cell office:value-type="float" office:value="13004900" table:style-name="ce11">
            <text:p>13’004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262021.58" table:style-name="ce10">
            <text:p>12’262’021.5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77300" table:style-name="ce7">
            <text:p>177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55487.95" table:style-name="ce6">
            <text:p>255’487.95</text:p>
          </table:table-cell>
          <table:table-cell table:style-name="ce6"/>
          <table:table-cell office:value-type="float" office:value="-12" table:style-name="ce7">
            <text:p>-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78200" table:style-name="ce7">
            <text:p>78’2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4902.1" table:style-name="ce6">
            <text:p>214’902.10</text:p>
          </table:table-cell>
          <table:table-cell table:style-name="ce7"/>
          <table:table-cell table:style-name="ce5"/>
          <table:table-cell office:value-type="string" table:style-name="ce5">
            <text:p>302</text:p>
          </table:table-cell>
          <table:table-cell office:value-type="string" table:style-name="ce5">
            <text:p>Löhne der Lehrkräfte</text:p>
          </table:table-cell>
          <table:table-cell office:value-type="float" office:value="1640" table:style-name="ce6">
            <text:p>1’640.00</text:p>
          </table:table-cell>
          <table:table-cell table:style-name="ce6"/>
          <table:table-cell office:value-type="float" office:value="1640" table:style-name="ce7">
            <text:p>1’6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327.8" table:style-name="ce6">
            <text:p>15’327.80</text:p>
          </table:table-cell>
          <table:table-cell office:value-type="float" office:value="13700" table:style-name="ce7">
            <text:p>13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8411.150000000001" table:style-name="ce6">
            <text:p>18’411.15</text:p>
          </table:table-cell>
          <table:table-cell table:style-name="ce6"/>
          <table:table-cell office:value-type="float" office:value="4711" table:style-name="ce7">
            <text:p>4’7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34.6" table:style-name="ce6">
            <text:p>1’434.60</text:p>
          </table:table-cell>
          <table:table-cell table:style-name="ce7"/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800.25" table:style-name="ce6">
            <text:p>2’800.25</text:p>
          </table:table-cell>
          <table:table-cell table:style-name="ce6"/>
          <table:table-cell office:value-type="float" office:value="2800" table:style-name="ce7">
            <text:p>2’8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3.05" table:style-name="ce6">
            <text:p>443.05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060.55" table:style-name="ce6">
            <text:p>1’060.55</text:p>
          </table:table-cell>
          <table:table-cell table:style-name="ce6"/>
          <table:table-cell office:value-type="float" office:value="561" table:style-name="ce7">
            <text:p>5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60" table:style-name="ce6">
            <text:p>760.00</text:p>
          </table:table-cell>
          <table:table-cell office:value-type="float" office:value="1400" table:style-name="ce7">
            <text:p>1’4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310" table:style-name="ce6">
            <text:p>1’310.00</text:p>
          </table:table-cell>
          <table:table-cell table:style-name="ce6"/>
          <table:table-cell office:value-type="float" office:value="-90" table:style-name="ce7">
            <text:p>-9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84.45" table:style-name="ce6">
            <text:p>5’084.45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027.8" table:style-name="ce6">
            <text:p>3’027.80</text:p>
          </table:table-cell>
          <table:table-cell table:style-name="ce6"/>
          <table:table-cell office:value-type="float" office:value="-972" table:style-name="ce7">
            <text:p>-9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530478.8499999996" table:style-name="ce6">
            <text:p>8’530’478.85</text:p>
          </table:table-cell>
          <table:table-cell office:value-type="float" office:value="8450300" table:style-name="ce7">
            <text:p>8’450’300</text:p>
          </table:table-cell>
          <table:table-cell table:style-name="ce5"/>
          <table:table-cell office:value-type="string" table:style-name="ce5">
            <text:p>352</text:p>
          </table:table-cell>
          <table:table-cell office:value-type="string" table:style-name="ce5">
            <text:p>Entschädigungen an Gemeinwesen auf kommunaler Ebene</text:p>
          </table:table-cell>
          <table:table-cell office:value-type="float" office:value="8208388.1799999997" table:style-name="ce6">
            <text:p>8’208’388.18</text:p>
          </table:table-cell>
          <table:table-cell table:style-name="ce6"/>
          <table:table-cell office:value-type="float" office:value="-241912" table:style-name="ce7">
            <text:p>-241’9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05652.5" table:style-name="ce6">
            <text:p>1’805’652.50</text:p>
          </table:table-cell>
          <table:table-cell office:value-type="float" office:value="4393000" table:style-name="ce7">
            <text:p>4’393’0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3933048.7" table:style-name="ce6">
            <text:p>3’933’048.70</text:p>
          </table:table-cell>
          <table:table-cell table:style-name="ce6"/>
          <table:table-cell office:value-type="float" office:value="-459951" table:style-name="ce7">
            <text:p>-459’9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7776.45000000001" table:style-name="ce6">
            <text:p>147’776.45</text:p>
          </table:table-cell>
          <table:table-cell office:value-type="float" office:value="114000" table:style-name="ce7">
            <text:p>114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63153" table:style-name="ce6">
            <text:p>163’153.00</text:p>
          </table:table-cell>
          <table:table-cell office:value-type="float" office:value="49153" table:style-name="ce7">
            <text:p>49’1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3</text:p>
          </table:table-cell>
          <table:table-cell office:value-type="string" table:style-name="ce9">
            <text:p>Schulgesundhei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202915.5999999996" table:style-name="ce10">
            <text:p>8’202’915.60</text:p>
          </table:table-cell>
          <table:table-cell office:value-type="float" office:value="8707700" table:style-name="ce11">
            <text:p>8’707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599038.9399999995" table:style-name="ce10">
            <text:p>8’599’038.94</text:p>
          </table:table-cell>
          <table:table-cell table:style-name="ce10"/>
          <table:table-cell office:value-type="float" office:value="-121061" table:style-name="ce11">
            <text:p>-121’06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2400" table:style-name="ce11">
            <text:p>12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347903.55" table:style-name="ce10">
            <text:p>3’347’903.55</text:p>
          </table:table-cell>
          <table:table-cell office:value-type="float" office:value="3880300" table:style-name="ce11">
            <text:p>3’880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071576.49" table:style-name="ce10">
            <text:p>4’071’576.49</text:p>
          </table:table-cell>
          <table:table-cell office:value-type="float" office:value="191276" table:style-name="ce11">
            <text:p>191’27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855012.05" table:style-name="ce10">
            <text:p>4’855’012.05</text:p>
          </table:table-cell>
          <table:table-cell office:value-type="float" office:value="4839800" table:style-name="ce11">
            <text:p>4’839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527462.45" table:style-name="ce10">
            <text:p>4’527’462.4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3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202915.5999999996" table:style-name="ce10">
            <text:p>8’202’915.60</text:p>
          </table:table-cell>
          <table:table-cell office:value-type="float" office:value="8707700" table:style-name="ce11">
            <text:p>8’707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599038.9399999995" table:style-name="ce10">
            <text:p>8’599’038.94</text:p>
          </table:table-cell>
          <table:table-cell table:style-name="ce10"/>
          <table:table-cell office:value-type="float" office:value="-121061" table:style-name="ce11">
            <text:p>-121’06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2400" table:style-name="ce11">
            <text:p>12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347903.55" table:style-name="ce10">
            <text:p>3’347’903.55</text:p>
          </table:table-cell>
          <table:table-cell office:value-type="float" office:value="3880300" table:style-name="ce11">
            <text:p>3’880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071576.49" table:style-name="ce10">
            <text:p>4’071’576.49</text:p>
          </table:table-cell>
          <table:table-cell office:value-type="float" office:value="191276" table:style-name="ce11">
            <text:p>191’27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855012.05" table:style-name="ce10">
            <text:p>4’855’012.05</text:p>
          </table:table-cell>
          <table:table-cell office:value-type="float" office:value="4839800" table:style-name="ce11">
            <text:p>4’839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527462.45" table:style-name="ce10">
            <text:p>4’527’462.4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44824.6" table:style-name="ce6">
            <text:p>3’244’824.60</text:p>
          </table:table-cell>
          <table:table-cell office:value-type="float" office:value="3440100" table:style-name="ce7">
            <text:p>3’440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443673.6" table:style-name="ce6">
            <text:p>3’443’673.60</text:p>
          </table:table-cell>
          <table:table-cell table:style-name="ce6"/>
          <table:table-cell office:value-type="float" office:value="3574" table:style-name="ce7">
            <text:p>3’5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94197.2999999998" table:style-name="ce6">
            <text:p>2’294’197.30</text:p>
          </table:table-cell>
          <table:table-cell office:value-type="float" office:value="2302500" table:style-name="ce7">
            <text:p>2’302’500</text:p>
          </table:table-cell>
          <table:table-cell table:style-name="ce5"/>
          <table:table-cell office:value-type="string" table:style-name="ce5">
            <text:p>302</text:p>
          </table:table-cell>
          <table:table-cell office:value-type="string" table:style-name="ce5">
            <text:p>Löhne der Lehrkräfte</text:p>
          </table:table-cell>
          <table:table-cell office:value-type="float" office:value="2226839.4" table:style-name="ce6">
            <text:p>2’226’839.40</text:p>
          </table:table-cell>
          <table:table-cell table:style-name="ce6"/>
          <table:table-cell office:value-type="float" office:value="-75661" table:style-name="ce7">
            <text:p>-75’6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1082.35" table:style-name="ce6">
            <text:p>411’082.35</text:p>
          </table:table-cell>
          <table:table-cell office:value-type="float" office:value="435200" table:style-name="ce7">
            <text:p>435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26026" table:style-name="ce6">
            <text:p>426’026.00</text:p>
          </table:table-cell>
          <table:table-cell table:style-name="ce6"/>
          <table:table-cell office:value-type="float" office:value="-9174" table:style-name="ce7">
            <text:p>-9’1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54499.35" table:style-name="ce6">
            <text:p>554’499.35</text:p>
          </table:table-cell>
          <table:table-cell office:value-type="float" office:value="632300" table:style-name="ce7">
            <text:p>632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596232.4" table:style-name="ce6">
            <text:p>596’232.40</text:p>
          </table:table-cell>
          <table:table-cell table:style-name="ce6"/>
          <table:table-cell office:value-type="float" office:value="-36068" table:style-name="ce7">
            <text:p>-36’0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021.1" table:style-name="ce6">
            <text:p>25’021.10</text:p>
          </table:table-cell>
          <table:table-cell office:value-type="float" office:value="28900" table:style-name="ce7">
            <text:p>28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7905.75" table:style-name="ce6">
            <text:p>27’905.75</text:p>
          </table:table-cell>
          <table:table-cell table:style-name="ce6"/>
          <table:table-cell office:value-type="float" office:value="-994" table:style-name="ce7">
            <text:p>-9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85.25" table:style-name="ce6">
            <text:p>985.25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295.0999999999999" table:style-name="ce6">
            <text:p>1’295.10</text:p>
          </table:table-cell>
          <table:table-cell table:style-name="ce6"/>
          <table:table-cell office:value-type="float" office:value="95" table:style-name="ce7">
            <text:p>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1144.95" table:style-name="ce6">
            <text:p>81’144.95</text:p>
          </table:table-cell>
          <table:table-cell office:value-type="float" office:value="93300" table:style-name="ce7">
            <text:p>93’3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85944.05" table:style-name="ce6">
            <text:p>85’944.05</text:p>
          </table:table-cell>
          <table:table-cell table:style-name="ce6"/>
          <table:table-cell office:value-type="float" office:value="-7356" table:style-name="ce7">
            <text:p>-7’35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9292.95" table:style-name="ce6">
            <text:p>109’292.95</text:p>
          </table:table-cell>
          <table:table-cell office:value-type="float" office:value="122300" table:style-name="ce7">
            <text:p>122’3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14398.59" table:style-name="ce6">
            <text:p>114’398.59</text:p>
          </table:table-cell>
          <table:table-cell table:style-name="ce6"/>
          <table:table-cell office:value-type="float" office:value="-7901" table:style-name="ce7">
            <text:p>-7’90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371.15" table:style-name="ce6">
            <text:p>57’371.15</text:p>
          </table:table-cell>
          <table:table-cell office:value-type="float" office:value="96200" table:style-name="ce7">
            <text:p>96’2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92076.65" table:style-name="ce6">
            <text:p>92’076.65</text:p>
          </table:table-cell>
          <table:table-cell table:style-name="ce6"/>
          <table:table-cell office:value-type="float" office:value="-4123" table:style-name="ce7">
            <text:p>-4’1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2329.8" table:style-name="ce6">
            <text:p>252’329.80</text:p>
          </table:table-cell>
          <table:table-cell office:value-type="float" office:value="251100" table:style-name="ce7">
            <text:p>251’1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46990.5" table:style-name="ce6">
            <text:p>246’990.50</text:p>
          </table:table-cell>
          <table:table-cell table:style-name="ce6"/>
          <table:table-cell office:value-type="float" office:value="-4110" table:style-name="ce7">
            <text:p>-4’1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2079.25" table:style-name="ce6">
            <text:p>52’079.25</text:p>
          </table:table-cell>
          <table:table-cell office:value-type="float" office:value="51000" table:style-name="ce7">
            <text:p>51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53924.55" table:style-name="ce6">
            <text:p>53’924.55</text:p>
          </table:table-cell>
          <table:table-cell table:style-name="ce6"/>
          <table:table-cell office:value-type="float" office:value="2925" table:style-name="ce7">
            <text:p>2’9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107.05" table:style-name="ce6">
            <text:p>28’107.05</text:p>
          </table:table-cell>
          <table:table-cell office:value-type="float" office:value="34300" table:style-name="ce7">
            <text:p>34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9412.3" table:style-name="ce6">
            <text:p>19’412.30</text:p>
          </table:table-cell>
          <table:table-cell table:style-name="ce6"/>
          <table:table-cell office:value-type="float" office:value="-14888" table:style-name="ce7">
            <text:p>-14’8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8554.95" table:style-name="ce6">
            <text:p>468’554.95</text:p>
          </table:table-cell>
          <table:table-cell office:value-type="float" office:value="481000" table:style-name="ce7">
            <text:p>481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61695.25" table:style-name="ce6">
            <text:p>461’695.25</text:p>
          </table:table-cell>
          <table:table-cell table:style-name="ce6"/>
          <table:table-cell office:value-type="float" office:value="-19305" table:style-name="ce7">
            <text:p>-19’30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696.85" table:style-name="ce6">
            <text:p>13’696.85</text:p>
          </table:table-cell>
          <table:table-cell office:value-type="float" office:value="16500" table:style-name="ce7">
            <text:p>16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8179.3" table:style-name="ce6">
            <text:p>18’179.30</text:p>
          </table:table-cell>
          <table:table-cell table:style-name="ce6"/>
          <table:table-cell office:value-type="float" office:value="1679" table:style-name="ce7">
            <text:p>1’6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022.699999999997" table:style-name="ce6">
            <text:p>33’022.70</text:p>
          </table:table-cell>
          <table:table-cell office:value-type="float" office:value="35000" table:style-name="ce7">
            <text:p>35’0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34497.199999999997" table:style-name="ce6">
            <text:p>34’497.20</text:p>
          </table:table-cell>
          <table:table-cell table:style-name="ce6"/>
          <table:table-cell office:value-type="float" office:value="-503" table:style-name="ce7">
            <text:p>-5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3996" table:style-name="ce6">
            <text:p>163’996.00</text:p>
          </table:table-cell>
          <table:table-cell office:value-type="float" office:value="146400" table:style-name="ce7">
            <text:p>146’4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51644.70000000001" table:style-name="ce6">
            <text:p>151’644.70</text:p>
          </table:table-cell>
          <table:table-cell table:style-name="ce6"/>
          <table:table-cell office:value-type="float" office:value="-7155" table:style-name="ce7">
            <text:p>-7’15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400" table:style-name="ce7">
            <text:p>12’4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0" table:style-name="ce6">
            <text:p>400.0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400" table:style-name="ce6">
            <text:p>4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2310" table:style-name="ce6">
            <text:p>412’310.00</text:p>
          </table:table-cell>
          <table:table-cell office:value-type="float" office:value="540000" table:style-name="ce7">
            <text:p>540’000</text:p>
          </table:table-cell>
          <table:table-cell table:style-name="ce5"/>
          <table:table-cell office:value-type="string" table:style-name="ce5">
            <text:p>394</text:p>
          </table:table-cell>
          <table:table-cell office:value-type="string" table:style-name="ce5">
            <text:p>Intern verrechneter Aufwand</text:p>
          </table:table-cell>
          <table:table-cell office:value-type="float" office:value="597903.6" table:style-name="ce6">
            <text:p>597’903.60</text:p>
          </table:table-cell>
          <table:table-cell table:style-name="ce6"/>
          <table:table-cell office:value-type="float" office:value="57904" table:style-name="ce7">
            <text:p>57’90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75774.4" table:style-name="ce6">
            <text:p>2’275’774.40</text:p>
          </table:table-cell>
          <table:table-cell office:value-type="float" office:value="2630300" table:style-name="ce7">
            <text:p>2’630’3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777019.49" table:style-name="ce6">
            <text:p>2’777’019.49</text:p>
          </table:table-cell>
          <table:table-cell office:value-type="float" office:value="146719" table:style-name="ce7">
            <text:p>146’7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96.5" table:style-name="ce6">
            <text:p>1’796.50</text:p>
          </table:table-cell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4845.95" table:style-name="ce6">
            <text:p>4’845.95</text:p>
          </table:table-cell>
          <table:table-cell office:value-type="float" office:value="4846" table:style-name="ce7">
            <text:p>4’8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8365.3" table:style-name="ce6">
            <text:p>178’365.30</text:p>
          </table:table-cell>
          <table:table-cell office:value-type="float" office:value="230000" table:style-name="ce7">
            <text:p>23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19772.3" table:style-name="ce6">
            <text:p>219’772.30</text:p>
          </table:table-cell>
          <table:table-cell office:value-type="float" office:value="-10228" table:style-name="ce7">
            <text:p>-10’2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79657.35" table:style-name="ce6">
            <text:p>479’657.35</text:p>
          </table:table-cell>
          <table:table-cell office:value-type="float" office:value="480000" table:style-name="ce7">
            <text:p>480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472035.15" table:style-name="ce6">
            <text:p>472’035.15</text:p>
          </table:table-cell>
          <table:table-cell office:value-type="float" office:value="-7965" table:style-name="ce7">
            <text:p>-7’96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2310" table:style-name="ce6">
            <text:p>412’310.00</text:p>
          </table:table-cell>
          <table:table-cell office:value-type="float" office:value="540000" table:style-name="ce7">
            <text:p>540’000</text:p>
          </table:table-cell>
          <table:table-cell table:style-name="ce5"/>
          <table:table-cell office:value-type="string" table:style-name="ce5">
            <text:p>494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597903.6" table:style-name="ce6">
            <text:p>597’903.60</text:p>
          </table:table-cell>
          <table:table-cell office:value-type="float" office:value="57904" table:style-name="ce7">
            <text:p>57’90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4</text:p>
          </table:table-cell>
          <table:table-cell office:value-type="string" table:style-name="ce9">
            <text:p>Kinder Jugend Famili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743403.0599999996" table:style-name="ce10">
            <text:p>5’743’403.06</text:p>
          </table:table-cell>
          <table:table-cell office:value-type="float" office:value="5836700" table:style-name="ce11">
            <text:p>5’836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580689.4100000001" table:style-name="ce10">
            <text:p>5’580’689.41</text:p>
          </table:table-cell>
          <table:table-cell table:style-name="ce10"/>
          <table:table-cell office:value-type="float" office:value="-256011" table:style-name="ce11">
            <text:p>-256’01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78422.86" table:style-name="ce10">
            <text:p>778’422.86</text:p>
          </table:table-cell>
          <table:table-cell office:value-type="float" office:value="671100" table:style-name="ce11">
            <text:p>671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41137.15" table:style-name="ce10">
            <text:p>641’137.15</text:p>
          </table:table-cell>
          <table:table-cell office:value-type="float" office:value="-29963" table:style-name="ce11">
            <text:p>-29’96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964980.2" table:style-name="ce10">
            <text:p>4’964’980.20</text:p>
          </table:table-cell>
          <table:table-cell office:value-type="float" office:value="5165600" table:style-name="ce11">
            <text:p>5’165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939552.26" table:style-name="ce10">
            <text:p>4’939’552.26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4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237548.03" table:style-name="ce10">
            <text:p>4’237’548.03</text:p>
          </table:table-cell>
          <table:table-cell office:value-type="float" office:value="4396400" table:style-name="ce11">
            <text:p>4’396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123446.58" table:style-name="ce10">
            <text:p>4’123’446.58</text:p>
          </table:table-cell>
          <table:table-cell table:style-name="ce10"/>
          <table:table-cell office:value-type="float" office:value="-272953" table:style-name="ce11">
            <text:p>-272’95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48897.6" table:style-name="ce10">
            <text:p>548’897.60</text:p>
          </table:table-cell>
          <table:table-cell office:value-type="float" office:value="449100" table:style-name="ce11">
            <text:p>449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12534.6" table:style-name="ce10">
            <text:p>412’534.60</text:p>
          </table:table-cell>
          <table:table-cell office:value-type="float" office:value="-36565" table:style-name="ce11">
            <text:p>-36’56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688650.43" table:style-name="ce10">
            <text:p>3’688’650.43</text:p>
          </table:table-cell>
          <table:table-cell office:value-type="float" office:value="3947300" table:style-name="ce11">
            <text:p>3’947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710911.98" table:style-name="ce10">
            <text:p>3’710’911.9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07302.85" table:style-name="ce6">
            <text:p>2’907’302.85</text:p>
          </table:table-cell>
          <table:table-cell office:value-type="float" office:value="3011300" table:style-name="ce7">
            <text:p>3’011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905855.9" table:style-name="ce6">
            <text:p>2’905’855.90</text:p>
          </table:table-cell>
          <table:table-cell table:style-name="ce6"/>
          <table:table-cell office:value-type="float" office:value="-105444" table:style-name="ce7">
            <text:p>-105’44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2924.95" table:style-name="ce6">
            <text:p>212’924.95</text:p>
          </table:table-cell>
          <table:table-cell office:value-type="float" office:value="226900" table:style-name="ce7">
            <text:p>226’9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18071.95" table:style-name="ce6">
            <text:p>218’071.95</text:p>
          </table:table-cell>
          <table:table-cell table:style-name="ce6"/>
          <table:table-cell office:value-type="float" office:value="-8828" table:style-name="ce7">
            <text:p>-8’8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5048.2" table:style-name="ce6">
            <text:p>245’048.20</text:p>
          </table:table-cell>
          <table:table-cell office:value-type="float" office:value="250000" table:style-name="ce7">
            <text:p>250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41690.5" table:style-name="ce6">
            <text:p>241’690.50</text:p>
          </table:table-cell>
          <table:table-cell table:style-name="ce6"/>
          <table:table-cell office:value-type="float" office:value="-8310" table:style-name="ce7">
            <text:p>-8’3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666.45" table:style-name="ce6">
            <text:p>16’666.45</text:p>
          </table:table-cell>
          <table:table-cell office:value-type="float" office:value="21700" table:style-name="ce7">
            <text:p>21’7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8613.150000000001" table:style-name="ce6">
            <text:p>18’613.15</text:p>
          </table:table-cell>
          <table:table-cell table:style-name="ce6"/>
          <table:table-cell office:value-type="float" office:value="-3087" table:style-name="ce7">
            <text:p>-3’0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437.35" table:style-name="ce6">
            <text:p>61’437.35</text:p>
          </table:table-cell>
          <table:table-cell office:value-type="float" office:value="50900" table:style-name="ce7">
            <text:p>50’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6374.03" table:style-name="ce6">
            <text:p>46’374.03</text:p>
          </table:table-cell>
          <table:table-cell table:style-name="ce6"/>
          <table:table-cell office:value-type="float" office:value="-4526" table:style-name="ce7">
            <text:p>-4’5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481.599999999999" table:style-name="ce6">
            <text:p>60’481.60</text:p>
          </table:table-cell>
          <table:table-cell office:value-type="float" office:value="71700" table:style-name="ce7">
            <text:p>71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54294.25" table:style-name="ce6">
            <text:p>54’294.25</text:p>
          </table:table-cell>
          <table:table-cell table:style-name="ce6"/>
          <table:table-cell office:value-type="float" office:value="-17406" table:style-name="ce7">
            <text:p>-17’4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860" table:style-name="ce6">
            <text:p>7’860.00</text:p>
          </table:table-cell>
          <table:table-cell office:value-type="float" office:value="11000" table:style-name="ce7">
            <text:p>11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7449.4" table:style-name="ce6">
            <text:p>7’449.40</text:p>
          </table:table-cell>
          <table:table-cell table:style-name="ce6"/>
          <table:table-cell office:value-type="float" office:value="-3551" table:style-name="ce7">
            <text:p>-3’5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1533.83" table:style-name="ce6">
            <text:p>501’533.83</text:p>
          </table:table-cell>
          <table:table-cell office:value-type="float" office:value="512000" table:style-name="ce7">
            <text:p>512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423033.83" table:style-name="ce6">
            <text:p>423’033.83</text:p>
          </table:table-cell>
          <table:table-cell table:style-name="ce6"/>
          <table:table-cell office:value-type="float" office:value="-88966" table:style-name="ce7">
            <text:p>-88’96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894.5" table:style-name="ce6">
            <text:p>894.50</text:p>
          </table:table-cell>
          <table:table-cell table:style-name="ce6"/>
          <table:table-cell office:value-type="float" office:value="-606" table:style-name="ce7">
            <text:p>-6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771.65" table:style-name="ce6">
            <text:p>200’771.65</text:p>
          </table:table-cell>
          <table:table-cell office:value-type="float" office:value="211500" table:style-name="ce7">
            <text:p>211’5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92453.9" table:style-name="ce6">
            <text:p>192’453.90</text:p>
          </table:table-cell>
          <table:table-cell table:style-name="ce6"/>
          <table:table-cell office:value-type="float" office:value="-19046" table:style-name="ce7">
            <text:p>-19’0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443.75" table:style-name="ce6">
            <text:p>12’443.75</text:p>
          </table:table-cell>
          <table:table-cell office:value-type="float" office:value="11500" table:style-name="ce7">
            <text:p>11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8573.57" table:style-name="ce6">
            <text:p>8’573.57</text:p>
          </table:table-cell>
          <table:table-cell table:style-name="ce6"/>
          <table:table-cell office:value-type="float" office:value="-2926" table:style-name="ce7">
            <text:p>-2’9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93.5" table:style-name="ce6">
            <text:p>4’693.5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052.45" table:style-name="ce6">
            <text:p>1’052.45</text:p>
          </table:table-cell>
          <table:table-cell table:style-name="ce6"/>
          <table:table-cell office:value-type="float" office:value="-4948" table:style-name="ce7">
            <text:p>-4’94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9.3" table:style-name="ce6">
            <text:p>69.30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47.1" table:style-name="ce6">
            <text:p>247.10</text:p>
          </table:table-cell>
          <table:table-cell table:style-name="ce6"/>
          <table:table-cell office:value-type="float" office:value="-2553" table:style-name="ce7">
            <text:p>-2’5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0" table:style-name="ce6">
            <text:p>140.0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293.05" table:style-name="ce6">
            <text:p>1’293.05</text:p>
          </table:table-cell>
          <table:table-cell table:style-name="ce6"/>
          <table:table-cell office:value-type="float" office:value="1293" table:style-name="ce7">
            <text:p>1’2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09" table:style-name="ce6">
            <text:p>6’109.00</text:p>
          </table:table-cell>
          <table:table-cell office:value-type="float" office:value="7600" table:style-name="ce7">
            <text:p>7’6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3549" table:style-name="ce6">
            <text:p>3’549.00</text:p>
          </table:table-cell>
          <table:table-cell table:style-name="ce6"/>
          <table:table-cell office:value-type="float" office:value="-4051" table:style-name="ce7">
            <text:p>-4’0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5.599999999999994" table:style-name="ce6">
            <text:p>65.60</text:p>
          </table:table-cell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6184.5" table:style-name="ce6">
            <text:p>296’184.50</text:p>
          </table:table-cell>
          <table:table-cell office:value-type="float" office:value="248300" table:style-name="ce7">
            <text:p>248’3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60683.05" table:style-name="ce6">
            <text:p>260’683.05</text:p>
          </table:table-cell>
          <table:table-cell office:value-type="float" office:value="12383" table:style-name="ce7">
            <text:p>12’3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0864.1" table:style-name="ce6">
            <text:p>160’864.10</text:p>
          </table:table-cell>
          <table:table-cell office:value-type="float" office:value="106300" table:style-name="ce7">
            <text:p>106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08089.55" table:style-name="ce6">
            <text:p>108’089.55</text:p>
          </table:table-cell>
          <table:table-cell office:value-type="float" office:value="1790" table:style-name="ce7">
            <text:p>1’79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1849" table:style-name="ce6">
            <text:p>91’849.00</text:p>
          </table:table-cell>
          <table:table-cell office:value-type="float" office:value="94500" table:style-name="ce7">
            <text:p>94’5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43762" table:style-name="ce6">
            <text:p>43’762.00</text:p>
          </table:table-cell>
          <table:table-cell office:value-type="float" office:value="-50738" table:style-name="ce7">
            <text:p>-50’7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41</text:p>
          </table:table-cell>
          <table:table-cell office:value-type="string" table:style-name="ce9">
            <text:p>Stadtbibliothek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505855.03" table:style-name="ce10">
            <text:p>1’505’855.03</text:p>
          </table:table-cell>
          <table:table-cell office:value-type="float" office:value="1440300" table:style-name="ce11">
            <text:p>1’440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457242.83" table:style-name="ce10">
            <text:p>1’457’242.83</text:p>
          </table:table-cell>
          <table:table-cell table:style-name="ce10"/>
          <table:table-cell office:value-type="float" office:value="16943" table:style-name="ce11">
            <text:p>16’94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29525.26" table:style-name="ce10">
            <text:p>229’525.26</text:p>
          </table:table-cell>
          <table:table-cell office:value-type="float" office:value="222000" table:style-name="ce11">
            <text:p>222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28602.55" table:style-name="ce10">
            <text:p>228’602.55</text:p>
          </table:table-cell>
          <table:table-cell office:value-type="float" office:value="6603" table:style-name="ce11">
            <text:p>6’60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76329.77" table:style-name="ce10">
            <text:p>1’276’329.77</text:p>
          </table:table-cell>
          <table:table-cell office:value-type="float" office:value="1218300" table:style-name="ce11">
            <text:p>1’218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28640.28" table:style-name="ce10">
            <text:p>1’228’640.2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17257.05" table:style-name="ce6">
            <text:p>917’257.05</text:p>
          </table:table-cell>
          <table:table-cell office:value-type="float" office:value="900500" table:style-name="ce7">
            <text:p>900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929990.1" table:style-name="ce6">
            <text:p>929’990.10</text:p>
          </table:table-cell>
          <table:table-cell table:style-name="ce6"/>
          <table:table-cell office:value-type="float" office:value="29490" table:style-name="ce7">
            <text:p>29’49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0558.05" table:style-name="ce6">
            <text:p>70’558.05</text:p>
          </table:table-cell>
          <table:table-cell office:value-type="float" office:value="69300" table:style-name="ce7">
            <text:p>69’3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71504.800000000003" table:style-name="ce6">
            <text:p>71’504.80</text:p>
          </table:table-cell>
          <table:table-cell table:style-name="ce6"/>
          <table:table-cell office:value-type="float" office:value="2205" table:style-name="ce7">
            <text:p>2’20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7717.9" table:style-name="ce6">
            <text:p>87’717.90</text:p>
          </table:table-cell>
          <table:table-cell office:value-type="float" office:value="89300" table:style-name="ce7">
            <text:p>89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89326.6" table:style-name="ce6">
            <text:p>89’326.60</text:p>
          </table:table-cell>
          <table:table-cell table:style-name="ce6"/>
          <table:table-cell office:value-type="float" office:value="27" table:style-name="ce7">
            <text:p>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66.65" table:style-name="ce6">
            <text:p>5’766.65</text:p>
          </table:table-cell>
          <table:table-cell office:value-type="float" office:value="5900" table:style-name="ce7">
            <text:p>5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6310.6" table:style-name="ce6">
            <text:p>6’310.60</text:p>
          </table:table-cell>
          <table:table-cell table:style-name="ce6"/>
          <table:table-cell office:value-type="float" office:value="411" table:style-name="ce7">
            <text:p>4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55.4" table:style-name="ce6">
            <text:p>6’455.4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6608.65" table:style-name="ce6">
            <text:p>6’608.65</text:p>
          </table:table-cell>
          <table:table-cell table:style-name="ce6"/>
          <table:table-cell office:value-type="float" office:value="609" table:style-name="ce7">
            <text:p>60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0631.3" table:style-name="ce6">
            <text:p>310’631.30</text:p>
          </table:table-cell>
          <table:table-cell office:value-type="float" office:value="299000" table:style-name="ce7">
            <text:p>299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93675.21999999997" table:style-name="ce6">
            <text:p>293’675.22</text:p>
          </table:table-cell>
          <table:table-cell table:style-name="ce6"/>
          <table:table-cell office:value-type="float" office:value="-5325" table:style-name="ce7">
            <text:p>-5’3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295.75" table:style-name="ce6">
            <text:p>4’295.75</text:p>
          </table:table-cell>
          <table:table-cell office:value-type="float" office:value="5400" table:style-name="ce7">
            <text:p>5’4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283.8999999999996" table:style-name="ce6">
            <text:p>4’283.90</text:p>
          </table:table-cell>
          <table:table-cell table:style-name="ce6"/>
          <table:table-cell office:value-type="float" office:value="-1116" table:style-name="ce7">
            <text:p>-1’1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10.95" table:style-name="ce6">
            <text:p>710.95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551.5" table:style-name="ce6">
            <text:p>551.50</text:p>
          </table:table-cell>
          <table:table-cell table:style-name="ce6"/>
          <table:table-cell office:value-type="float" office:value="-649" table:style-name="ce7">
            <text:p>-6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03.65" table:style-name="ce6">
            <text:p>4’003.65</text:p>
          </table:table-cell>
          <table:table-cell office:value-type="float" office:value="3400" table:style-name="ce7">
            <text:p>3’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010.9" table:style-name="ce6">
            <text:p>4’010.90</text:p>
          </table:table-cell>
          <table:table-cell table:style-name="ce6"/>
          <table:table-cell office:value-type="float" office:value="611" table:style-name="ce7">
            <text:p>6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7930.880000000005" table:style-name="ce6">
            <text:p>67’930.88</text:p>
          </table:table-cell>
          <table:table-cell office:value-type="float" office:value="47500" table:style-name="ce7">
            <text:p>47’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8753.81" table:style-name="ce6">
            <text:p>38’753.81</text:p>
          </table:table-cell>
          <table:table-cell table:style-name="ce6"/>
          <table:table-cell office:value-type="float" office:value="-8746" table:style-name="ce7">
            <text:p>-8’7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092.35" table:style-name="ce6">
            <text:p>29’092.35</text:p>
          </table:table-cell>
          <table:table-cell office:value-type="float" office:value="10400" table:style-name="ce7">
            <text:p>10’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0817.95" table:style-name="ce6">
            <text:p>10’817.95</text:p>
          </table:table-cell>
          <table:table-cell table:style-name="ce6"/>
          <table:table-cell office:value-type="float" office:value="418" table:style-name="ce7">
            <text:p>4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35.1" table:style-name="ce6">
            <text:p>1’435.10</text:p>
          </table:table-cell>
          <table:table-cell office:value-type="float" office:value="2400" table:style-name="ce7">
            <text:p>2’4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408.8" table:style-name="ce6">
            <text:p>1’408.80</text:p>
          </table:table-cell>
          <table:table-cell table:style-name="ce6"/>
          <table:table-cell office:value-type="float" office:value="-991" table:style-name="ce7">
            <text:p>-9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6278.25" table:style-name="ce6">
            <text:p>136’278.25</text:p>
          </table:table-cell>
          <table:table-cell office:value-type="float" office:value="158000" table:style-name="ce7">
            <text:p>158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55756.25" table:style-name="ce6">
            <text:p>155’756.25</text:p>
          </table:table-cell>
          <table:table-cell office:value-type="float" office:value="-2244" table:style-name="ce7">
            <text:p>-2’24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952.95" table:style-name="ce6">
            <text:p>5’952.95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4750.3500000000004" table:style-name="ce6">
            <text:p>4’750.35</text:p>
          </table:table-cell>
          <table:table-cell office:value-type="float" office:value="1750" table:style-name="ce7">
            <text:p>1’7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99.45" table:style-name="ce6">
            <text:p>4’699.45</text:p>
          </table:table-cell>
          <table:table-cell office:value-type="float" office:value="13000" table:style-name="ce7">
            <text:p>13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8747.9500000000007" table:style-name="ce6">
            <text:p>8’747.95</text:p>
          </table:table-cell>
          <table:table-cell office:value-type="float" office:value="-4252" table:style-name="ce7">
            <text:p>-4’2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594.61" table:style-name="ce6">
            <text:p>18’594.61</text:p>
          </table:table-cell>
          <table:table-cell table:style-name="ce7"/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8300" table:style-name="ce6">
            <text:p>48’300.00</text:p>
          </table:table-cell>
          <table:table-cell office:value-type="float" office:value="48000" table:style-name="ce7">
            <text:p>48’0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47848" table:style-name="ce6">
            <text:p>47’848.00</text:p>
          </table:table-cell>
          <table:table-cell office:value-type="float" office:value="-152" table:style-name="ce7">
            <text:p>-1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700" table:style-name="ce6">
            <text:p>15’700.00</text:p>
          </table:table-cell>
          <table:table-cell table:style-name="ce7"/>
          <table:table-cell table:style-name="ce5"/>
          <table:table-cell office:value-type="string" table:style-name="ce5">
            <text:p>469</text:p>
          </table:table-cell>
          <table:table-cell office:value-type="string" table:style-name="ce5">
            <text:p>Übrige Beiträge</text:p>
          </table:table-cell>
          <table:table-cell table:style-name="ce6"/>
          <table:table-cell office:value-type="float" office:value="11500" table:style-name="ce6">
            <text:p>11’500.00</text:p>
          </table:table-cell>
          <table:table-cell office:value-type="float" office:value="11500" table:style-name="ce7">
            <text:p>11’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5</text:p>
          </table:table-cell>
          <table:table-cell office:value-type="string" table:style-name="ce9">
            <text:p>Spor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82423.3" table:style-name="ce10">
            <text:p>1’082’423.30</text:p>
          </table:table-cell>
          <table:table-cell office:value-type="float" office:value="1111500" table:style-name="ce11">
            <text:p>1’111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143798.8400000001" table:style-name="ce10">
            <text:p>1’143’798.84</text:p>
          </table:table-cell>
          <table:table-cell table:style-name="ce10"/>
          <table:table-cell office:value-type="float" office:value="-29001" table:style-name="ce11">
            <text:p>-29’00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1300" table:style-name="ce11">
            <text:p>61’3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813.8" table:style-name="ce10">
            <text:p>11’813.80</text:p>
          </table:table-cell>
          <table:table-cell office:value-type="float" office:value="9100" table:style-name="ce11">
            <text:p>9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0116.799999999999" table:style-name="ce10">
            <text:p>10’116.80</text:p>
          </table:table-cell>
          <table:table-cell office:value-type="float" office:value="1017" table:style-name="ce11">
            <text:p>1’01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70609.5" table:style-name="ce10">
            <text:p>1’070’609.50</text:p>
          </table:table-cell>
          <table:table-cell office:value-type="float" office:value="1163700" table:style-name="ce11">
            <text:p>1’163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133682.04" table:style-name="ce10">
            <text:p>1’133’682.0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5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95189.65" table:style-name="ce10">
            <text:p>495’189.65</text:p>
          </table:table-cell>
          <table:table-cell office:value-type="float" office:value="663200" table:style-name="ce11">
            <text:p>663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46749.79" table:style-name="ce10">
            <text:p>646’749.79</text:p>
          </table:table-cell>
          <table:table-cell table:style-name="ce10"/>
          <table:table-cell office:value-type="float" office:value="-16450" table:style-name="ce11">
            <text:p>-16’45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813.8" table:style-name="ce10">
            <text:p>11’813.80</text:p>
          </table:table-cell>
          <table:table-cell office:value-type="float" office:value="9100" table:style-name="ce11">
            <text:p>9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0116.799999999999" table:style-name="ce10">
            <text:p>10’116.80</text:p>
          </table:table-cell>
          <table:table-cell office:value-type="float" office:value="1017" table:style-name="ce11">
            <text:p>1’01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83375.85" table:style-name="ce10">
            <text:p>483’375.85</text:p>
          </table:table-cell>
          <table:table-cell office:value-type="float" office:value="654100" table:style-name="ce11">
            <text:p>654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36632.99" table:style-name="ce10">
            <text:p>636’632.99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0133.3" table:style-name="ce6">
            <text:p>310’133.30</text:p>
          </table:table-cell>
          <table:table-cell office:value-type="float" office:value="332500" table:style-name="ce7">
            <text:p>332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27064.05" table:style-name="ce6">
            <text:p>327’064.05</text:p>
          </table:table-cell>
          <table:table-cell table:style-name="ce6"/>
          <table:table-cell office:value-type="float" office:value="-5436" table:style-name="ce7">
            <text:p>-5’4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968.3999999999996" table:style-name="ce6">
            <text:p>4’968.40</text:p>
          </table:table-cell>
          <table:table-cell table:style-name="ce7"/>
          <table:table-cell table:style-name="ce5"/>
          <table:table-cell office:value-type="string" table:style-name="ce5">
            <text:p>302</text:p>
          </table:table-cell>
          <table:table-cell office:value-type="string" table:style-name="ce5">
            <text:p>Löhne der Lehrkräft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857" table:style-name="ce6">
            <text:p>21’857.00</text:p>
          </table:table-cell>
          <table:table-cell office:value-type="float" office:value="23200" table:style-name="ce7">
            <text:p>23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3217.85" table:style-name="ce6">
            <text:p>23’217.85</text:p>
          </table:table-cell>
          <table:table-cell table:style-name="ce6"/>
          <table:table-cell office:value-type="float" office:value="18" table:style-name="ce7">
            <text:p>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461.1" table:style-name="ce6">
            <text:p>36’461.10</text:p>
          </table:table-cell>
          <table:table-cell office:value-type="float" office:value="33200" table:style-name="ce7">
            <text:p>33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8044.550000000003" table:style-name="ce6">
            <text:p>38’044.55</text:p>
          </table:table-cell>
          <table:table-cell table:style-name="ce6"/>
          <table:table-cell office:value-type="float" office:value="4845" table:style-name="ce7">
            <text:p>4’8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90.4" table:style-name="ce6">
            <text:p>1’690.40</text:p>
          </table:table-cell>
          <table:table-cell office:value-type="float" office:value="1900" table:style-name="ce7">
            <text:p>1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939.75" table:style-name="ce6">
            <text:p>1’939.75</text:p>
          </table:table-cell>
          <table:table-cell table:style-name="ce6"/>
          <table:table-cell office:value-type="float" office:value="40" table:style-name="ce7">
            <text:p>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55.25" table:style-name="ce6">
            <text:p>2’255.25</text:p>
          </table:table-cell>
          <table:table-cell office:value-type="float" office:value="4400" table:style-name="ce7">
            <text:p>4’4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150.1" table:style-name="ce6">
            <text:p>3’150.10</text:p>
          </table:table-cell>
          <table:table-cell table:style-name="ce6"/>
          <table:table-cell office:value-type="float" office:value="-1250" table:style-name="ce7">
            <text:p>-1’2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307.1" table:style-name="ce6">
            <text:p>39’307.10</text:p>
          </table:table-cell>
          <table:table-cell office:value-type="float" office:value="174600" table:style-name="ce7">
            <text:p>174’6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81272.84" table:style-name="ce6">
            <text:p>181’272.84</text:p>
          </table:table-cell>
          <table:table-cell table:style-name="ce6"/>
          <table:table-cell office:value-type="float" office:value="6673" table:style-name="ce7">
            <text:p>6’6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85.85" table:style-name="ce6">
            <text:p>3’285.85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760.6" table:style-name="ce6">
            <text:p>1’760.60</text:p>
          </table:table-cell>
          <table:table-cell table:style-name="ce6"/>
          <table:table-cell office:value-type="float" office:value="-739" table:style-name="ce7">
            <text:p>-7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0471.8" table:style-name="ce6">
            <text:p>70’471.80</text:p>
          </table:table-cell>
          <table:table-cell office:value-type="float" office:value="81400" table:style-name="ce7">
            <text:p>81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65165.25" table:style-name="ce6">
            <text:p>65’165.25</text:p>
          </table:table-cell>
          <table:table-cell table:style-name="ce6"/>
          <table:table-cell office:value-type="float" office:value="-16235" table:style-name="ce7">
            <text:p>-16’2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78.55" table:style-name="ce6">
            <text:p>4’678.55</text:p>
          </table:table-cell>
          <table:table-cell office:value-type="float" office:value="9500" table:style-name="ce7">
            <text:p>9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5031.8" table:style-name="ce6">
            <text:p>5’031.80</text:p>
          </table:table-cell>
          <table:table-cell table:style-name="ce6"/>
          <table:table-cell office:value-type="float" office:value="-4468" table:style-name="ce7">
            <text:p>-4’4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" table:style-name="ce6">
            <text:p>50.0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.9" table:style-name="ce6">
            <text:p>30.90</text:p>
          </table:table-cell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03" table:style-name="ce6">
            <text:p>103.00</text:p>
          </table:table-cell>
          <table:table-cell table:style-name="ce6"/>
          <table:table-cell office:value-type="float" office:value="103" table:style-name="ce7">
            <text:p>1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80" table:style-name="ce6">
            <text:p>3’280.0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3750" table:style-name="ce6">
            <text:p>3’750.00</text:p>
          </table:table-cell>
          <table:table-cell office:value-type="float" office:value="-1250" table:style-name="ce7">
            <text:p>-1’2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533.7999999999993" table:style-name="ce6">
            <text:p>8’533.80</text:p>
          </table:table-cell>
          <table:table-cell office:value-type="float" office:value="4100" table:style-name="ce7">
            <text:p>4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366.8" table:style-name="ce6">
            <text:p>6’366.80</text:p>
          </table:table-cell>
          <table:table-cell office:value-type="float" office:value="2267" table:style-name="ce7">
            <text:p>2’26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59</text:p>
          </table:table-cell>
          <table:table-cell office:value-type="string" table:style-name="ce9">
            <text:p>Ausgehende laufende Beiträ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87233.65" table:style-name="ce10">
            <text:p>587’233.65</text:p>
          </table:table-cell>
          <table:table-cell office:value-type="float" office:value="448300" table:style-name="ce11">
            <text:p>448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97049.05" table:style-name="ce10">
            <text:p>497’049.05</text:p>
          </table:table-cell>
          <table:table-cell table:style-name="ce10"/>
          <table:table-cell office:value-type="float" office:value="-12551" table:style-name="ce11">
            <text:p>-12’55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1300" table:style-name="ce11">
            <text:p>61’3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87233.65" table:style-name="ce10">
            <text:p>587’233.65</text:p>
          </table:table-cell>
          <table:table-cell office:value-type="float" office:value="509600" table:style-name="ce11">
            <text:p>509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97049.05" table:style-name="ce10">
            <text:p>497’049.0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87233.65" table:style-name="ce6">
            <text:p>587’233.65</text:p>
          </table:table-cell>
          <table:table-cell office:value-type="float" office:value="448300" table:style-name="ce7">
            <text:p>448’3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497049.05" table:style-name="ce6">
            <text:p>497’049.05</text:p>
          </table:table-cell>
          <table:table-cell table:style-name="ce6"/>
          <table:table-cell office:value-type="float" office:value="-12551" table:style-name="ce7">
            <text:p>-12’5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61300" table:style-name="ce7">
            <text:p>61’3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9</text:p>
          </table:table-cell>
          <table:table-cell office:value-type="string" table:style-name="ce9">
            <text:p>Infrastruktur Bildung und Freizei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1530356.539999999" table:style-name="ce10">
            <text:p>21’530’356.54</text:p>
          </table:table-cell>
          <table:table-cell office:value-type="float" office:value="21850500" table:style-name="ce11">
            <text:p>21’850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1889122.68" table:style-name="ce10">
            <text:p>21’889’122.68</text:p>
          </table:table-cell>
          <table:table-cell table:style-name="ce10"/>
          <table:table-cell office:value-type="float" office:value="-298977" table:style-name="ce11">
            <text:p>-298’97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37600" table:style-name="ce11">
            <text:p>337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077762.93" table:style-name="ce10">
            <text:p>5’077’762.93</text:p>
          </table:table-cell>
          <table:table-cell office:value-type="float" office:value="5348100" table:style-name="ce11">
            <text:p>5’348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010387.71" table:style-name="ce10">
            <text:p>5’010’387.71</text:p>
          </table:table-cell>
          <table:table-cell office:value-type="float" office:value="-337712" table:style-name="ce11">
            <text:p>-337’71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6452593.609999999" table:style-name="ce10">
            <text:p>16’452’593.61</text:p>
          </table:table-cell>
          <table:table-cell office:value-type="float" office:value="16840000" table:style-name="ce11">
            <text:p>16’840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6878734.969999999" table:style-name="ce10">
            <text:p>16’878’734.97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9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390135.1" table:style-name="ce10">
            <text:p>1’390’135.10</text:p>
          </table:table-cell>
          <table:table-cell office:value-type="float" office:value="1548300" table:style-name="ce11">
            <text:p>1’548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602181.5" table:style-name="ce10">
            <text:p>1’602’181.50</text:p>
          </table:table-cell>
          <table:table-cell table:style-name="ce10"/>
          <table:table-cell office:value-type="float" office:value="-619" table:style-name="ce11">
            <text:p>-61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54500" table:style-name="ce11">
            <text:p>54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2665.15" table:style-name="ce10">
            <text:p>62’665.15</text:p>
          </table:table-cell>
          <table:table-cell office:value-type="float" office:value="23000" table:style-name="ce11">
            <text:p>23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5000.799999999999" table:style-name="ce10">
            <text:p>25’000.80</text:p>
          </table:table-cell>
          <table:table-cell office:value-type="float" office:value="2001" table:style-name="ce11">
            <text:p>2’00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327469.95" table:style-name="ce10">
            <text:p>1’327’469.95</text:p>
          </table:table-cell>
          <table:table-cell office:value-type="float" office:value="1579800" table:style-name="ce11">
            <text:p>1’579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577180.7" table:style-name="ce10">
            <text:p>1’577’180.7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5856.95" table:style-name="ce6">
            <text:p>1’155’856.95</text:p>
          </table:table-cell>
          <table:table-cell office:value-type="float" office:value="1273700" table:style-name="ce7">
            <text:p>1’273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321149.2" table:style-name="ce6">
            <text:p>1’321’149.20</text:p>
          </table:table-cell>
          <table:table-cell table:style-name="ce6"/>
          <table:table-cell office:value-type="float" office:value="-51" table:style-name="ce7">
            <text:p>-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7500" table:style-name="ce7">
            <text:p>47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6057.5" table:style-name="ce6">
            <text:p>86’057.50</text:p>
          </table:table-cell>
          <table:table-cell office:value-type="float" office:value="95600" table:style-name="ce7">
            <text:p>95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99677.9" table:style-name="ce6">
            <text:p>99’677.90</text:p>
          </table:table-cell>
          <table:table-cell table:style-name="ce6"/>
          <table:table-cell office:value-type="float" office:value="4078" table:style-name="ce7">
            <text:p>4’0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2135.65" table:style-name="ce6">
            <text:p>122’135.65</text:p>
          </table:table-cell>
          <table:table-cell office:value-type="float" office:value="142400" table:style-name="ce7">
            <text:p>142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40512.85" table:style-name="ce6">
            <text:p>140’512.85</text:p>
          </table:table-cell>
          <table:table-cell table:style-name="ce6"/>
          <table:table-cell office:value-type="float" office:value="-1887" table:style-name="ce7">
            <text:p>-1’8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166.9" table:style-name="ce6">
            <text:p>7’166.90</text:p>
          </table:table-cell>
          <table:table-cell office:value-type="float" office:value="8800" table:style-name="ce7">
            <text:p>8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9009.1" table:style-name="ce6">
            <text:p>9’009.10</text:p>
          </table:table-cell>
          <table:table-cell table:style-name="ce6"/>
          <table:table-cell office:value-type="float" office:value="209" table:style-name="ce7">
            <text:p>20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945.4500000000007" table:style-name="ce6">
            <text:p>9’945.45</text:p>
          </table:table-cell>
          <table:table-cell office:value-type="float" office:value="14900" table:style-name="ce7">
            <text:p>14’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1254.3" table:style-name="ce6">
            <text:p>21’254.30</text:p>
          </table:table-cell>
          <table:table-cell table:style-name="ce6"/>
          <table:table-cell office:value-type="float" office:value="-646" table:style-name="ce7">
            <text:p>-6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7000" table:style-name="ce7">
            <text:p>7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33.7" table:style-name="ce6">
            <text:p>4’333.70</text:p>
          </table:table-cell>
          <table:table-cell office:value-type="float" office:value="5900" table:style-name="ce7">
            <text:p>5’9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5157.25" table:style-name="ce6">
            <text:p>5’157.25</text:p>
          </table:table-cell>
          <table:table-cell table:style-name="ce6"/>
          <table:table-cell office:value-type="float" office:value="-743" table:style-name="ce7">
            <text:p>-7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70.35" table:style-name="ce6">
            <text:p>3’070.35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168.45" table:style-name="ce6">
            <text:p>3’168.45</text:p>
          </table:table-cell>
          <table:table-cell table:style-name="ce6"/>
          <table:table-cell office:value-type="float" office:value="168" table:style-name="ce7">
            <text:p>1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table:number-columns-repeated="2" table:style-name="ce6"/>
          <table:table-cell office:value-type="float" office:value="-2000" table:style-name="ce7">
            <text:p>-2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68.6" table:style-name="ce6">
            <text:p>1’568.6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252.4499999999998" table:style-name="ce6">
            <text:p>2’252.45</text:p>
          </table:table-cell>
          <table:table-cell table:style-name="ce6"/>
          <table:table-cell office:value-type="float" office:value="252" table:style-name="ce7">
            <text:p>2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665.15" table:style-name="ce6">
            <text:p>62’665.15</text:p>
          </table:table-cell>
          <table:table-cell office:value-type="float" office:value="23000" table:style-name="ce7">
            <text:p>23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5000.799999999999" table:style-name="ce6">
            <text:p>25’000.80</text:p>
          </table:table-cell>
          <table:table-cell office:value-type="float" office:value="2001" table:style-name="ce7">
            <text:p>2’00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91</text:p>
          </table:table-cell>
          <table:table-cell office:value-type="string" table:style-name="ce9">
            <text:p>Anlagenbetrieb Schule und Betreu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563297.140000001" table:style-name="ce10">
            <text:p>10’563’297.14</text:p>
          </table:table-cell>
          <table:table-cell office:value-type="float" office:value="10834400" table:style-name="ce11">
            <text:p>10’834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786825.42" table:style-name="ce10">
            <text:p>10’786’825.42</text:p>
          </table:table-cell>
          <table:table-cell table:style-name="ce10"/>
          <table:table-cell office:value-type="float" office:value="-220375" table:style-name="ce11">
            <text:p>-220’37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72800" table:style-name="ce11">
            <text:p>172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87426.09999999998" table:style-name="ce10">
            <text:p>287’426.10</text:p>
          </table:table-cell>
          <table:table-cell office:value-type="float" office:value="315100" table:style-name="ce11">
            <text:p>315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02395.40000000002" table:style-name="ce10">
            <text:p>302’395.40</text:p>
          </table:table-cell>
          <table:table-cell office:value-type="float" office:value="-12705" table:style-name="ce11">
            <text:p>-12’70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275871.039999999" table:style-name="ce10">
            <text:p>10’275’871.04</text:p>
          </table:table-cell>
          <table:table-cell office:value-type="float" office:value="10692100" table:style-name="ce11">
            <text:p>10’692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484430.02" table:style-name="ce10">
            <text:p>10’484’430.02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172809.95" table:style-name="ce6">
            <text:p>5’172’809.95</text:p>
          </table:table-cell>
          <table:table-cell office:value-type="float" office:value="5275600" table:style-name="ce7">
            <text:p>5’275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403366.0999999996" table:style-name="ce6">
            <text:p>5’403’366.10</text:p>
          </table:table-cell>
          <table:table-cell table:style-name="ce6"/>
          <table:table-cell office:value-type="float" office:value="-34" table:style-name="ce7">
            <text:p>-3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7800" table:style-name="ce7">
            <text:p>127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4720" table:style-name="ce6">
            <text:p>384’720.00</text:p>
          </table:table-cell>
          <table:table-cell office:value-type="float" office:value="399000" table:style-name="ce7">
            <text:p>399’0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04336.45" table:style-name="ce6">
            <text:p>404’336.45</text:p>
          </table:table-cell>
          <table:table-cell table:style-name="ce6"/>
          <table:table-cell office:value-type="float" office:value="5336" table:style-name="ce7">
            <text:p>5’3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4739.5" table:style-name="ce6">
            <text:p>444’739.50</text:p>
          </table:table-cell>
          <table:table-cell office:value-type="float" office:value="435100" table:style-name="ce7">
            <text:p>435’1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478584.5" table:style-name="ce6">
            <text:p>478’584.50</text:p>
          </table:table-cell>
          <table:table-cell table:style-name="ce6"/>
          <table:table-cell office:value-type="float" office:value="43485" table:style-name="ce7">
            <text:p>43’48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391.200000000001" table:style-name="ce6">
            <text:p>32’391.20</text:p>
          </table:table-cell>
          <table:table-cell office:value-type="float" office:value="36200" table:style-name="ce7">
            <text:p>36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6732.15" table:style-name="ce6">
            <text:p>36’732.15</text:p>
          </table:table-cell>
          <table:table-cell table:style-name="ce6"/>
          <table:table-cell office:value-type="float" office:value="532" table:style-name="ce7">
            <text:p>53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848.3" table:style-name="ce6">
            <text:p>57’848.30</text:p>
          </table:table-cell>
          <table:table-cell office:value-type="float" office:value="37000" table:style-name="ce7">
            <text:p>37’0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35470.129999999997" table:style-name="ce6">
            <text:p>35’470.13</text:p>
          </table:table-cell>
          <table:table-cell table:style-name="ce6"/>
          <table:table-cell office:value-type="float" office:value="-1530" table:style-name="ce7">
            <text:p>-1’5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724.2" table:style-name="ce6">
            <text:p>12’724.20</text:p>
          </table:table-cell>
          <table:table-cell office:value-type="float" office:value="31000" table:style-name="ce7">
            <text:p>31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8235.1" table:style-name="ce6">
            <text:p>28’235.10</text:p>
          </table:table-cell>
          <table:table-cell table:style-name="ce6"/>
          <table:table-cell office:value-type="float" office:value="-2765" table:style-name="ce7">
            <text:p>-2’76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111.2" table:style-name="ce6">
            <text:p>8’111.20</text:p>
          </table:table-cell>
          <table:table-cell office:value-type="float" office:value="9000" table:style-name="ce7">
            <text:p>9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6458.38" table:style-name="ce6">
            <text:p>6’458.38</text:p>
          </table:table-cell>
          <table:table-cell table:style-name="ce6"/>
          <table:table-cell office:value-type="float" office:value="-2542" table:style-name="ce7">
            <text:p>-2’5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72695.2" table:style-name="ce6">
            <text:p>1’372’695.20</text:p>
          </table:table-cell>
          <table:table-cell office:value-type="float" office:value="1312000" table:style-name="ce7">
            <text:p>1’312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317610.0900000001" table:style-name="ce6">
            <text:p>1’317’610.09</text:p>
          </table:table-cell>
          <table:table-cell table:style-name="ce6"/>
          <table:table-cell office:value-type="float" office:value="5610" table:style-name="ce7">
            <text:p>5’6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64749.4" table:style-name="ce6">
            <text:p>764’749.40</text:p>
          </table:table-cell>
          <table:table-cell office:value-type="float" office:value="792300" table:style-name="ce7">
            <text:p>792’3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754304.3" table:style-name="ce6">
            <text:p>754’304.30</text:p>
          </table:table-cell>
          <table:table-cell table:style-name="ce6"/>
          <table:table-cell office:value-type="float" office:value="-37996" table:style-name="ce7">
            <text:p>-37’99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2480.5" table:style-name="ce6">
            <text:p>192’480.50</text:p>
          </table:table-cell>
          <table:table-cell office:value-type="float" office:value="207400" table:style-name="ce7">
            <text:p>207’4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27254.79" table:style-name="ce6">
            <text:p>227’254.79</text:p>
          </table:table-cell>
          <table:table-cell table:style-name="ce6"/>
          <table:table-cell office:value-type="float" office:value="19855" table:style-name="ce7">
            <text:p>19’85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2937.7" table:style-name="ce6">
            <text:p>82’937.70</text:p>
          </table:table-cell>
          <table:table-cell office:value-type="float" office:value="74700" table:style-name="ce7">
            <text:p>74’7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71624.990000000005" table:style-name="ce6">
            <text:p>71’624.99</text:p>
          </table:table-cell>
          <table:table-cell table:style-name="ce6"/>
          <table:table-cell office:value-type="float" office:value="-3075" table:style-name="ce7">
            <text:p>-3’0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1124.65" table:style-name="ce6">
            <text:p>211’124.65</text:p>
          </table:table-cell>
          <table:table-cell office:value-type="float" office:value="227200" table:style-name="ce7">
            <text:p>227’2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217126.56" table:style-name="ce6">
            <text:p>217’126.56</text:p>
          </table:table-cell>
          <table:table-cell table:style-name="ce6"/>
          <table:table-cell office:value-type="float" office:value="-10073" table:style-name="ce7">
            <text:p>-10’0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35.75" table:style-name="ce6">
            <text:p>2’535.75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008.7" table:style-name="ce6">
            <text:p>1’008.70</text:p>
          </table:table-cell>
          <table:table-cell table:style-name="ce6"/>
          <table:table-cell office:value-type="float" office:value="-1491" table:style-name="ce7">
            <text:p>-1’4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44506.7" table:style-name="ce6">
            <text:p>1’444’506.70</text:p>
          </table:table-cell>
          <table:table-cell office:value-type="float" office:value="1590000" table:style-name="ce7">
            <text:p>1’590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452207.23" table:style-name="ce6">
            <text:p>1’452’207.23</text:p>
          </table:table-cell>
          <table:table-cell table:style-name="ce6"/>
          <table:table-cell office:value-type="float" office:value="-182793" table:style-name="ce7">
            <text:p>-182’7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5000" table:style-name="ce7">
            <text:p>4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47.65" table:style-name="ce6">
            <text:p>1’847.65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00" table:style-name="ce6">
            <text:p>100.00</text:p>
          </table:table-cell>
          <table:table-cell table:style-name="ce6"/>
          <table:table-cell office:value-type="float" office:value="-1400" table:style-name="ce7">
            <text:p>-1’4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7075.24" table:style-name="ce6">
            <text:p>377’075.24</text:p>
          </table:table-cell>
          <table:table-cell office:value-type="float" office:value="403900" table:style-name="ce7">
            <text:p>403’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352405.95" table:style-name="ce6">
            <text:p>352’405.95</text:p>
          </table:table-cell>
          <table:table-cell table:style-name="ce6"/>
          <table:table-cell office:value-type="float" office:value="-51494" table:style-name="ce7">
            <text:p>-51’4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685" table:style-name="ce6">
            <text:p>64’685.00</text:p>
          </table:table-cell>
          <table:table-cell office:value-type="float" office:value="72000" table:style-name="ce7">
            <text:p>72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77907" table:style-name="ce6">
            <text:p>77’907.00</text:p>
          </table:table-cell>
          <table:table-cell office:value-type="float" office:value="5907" table:style-name="ce7">
            <text:p>5’9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803.5" table:style-name="ce6">
            <text:p>18’803.50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67110.8" table:style-name="ce6">
            <text:p>67’110.80</text:p>
          </table:table-cell>
          <table:table-cell office:value-type="float" office:value="64311" table:style-name="ce7">
            <text:p>64’3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3937.6" table:style-name="ce6">
            <text:p>203’937.60</text:p>
          </table:table-cell>
          <table:table-cell office:value-type="float" office:value="240300" table:style-name="ce7">
            <text:p>240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57377.60000000001" table:style-name="ce6">
            <text:p>157’377.60</text:p>
          </table:table-cell>
          <table:table-cell office:value-type="float" office:value="-82922" table:style-name="ce7">
            <text:p>-82’9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92</text:p>
          </table:table-cell>
          <table:table-cell office:value-type="string" table:style-name="ce9">
            <text:p>Anlagenbetrieb Spor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049132.95" table:style-name="ce10">
            <text:p>5’049’132.95</text:p>
          </table:table-cell>
          <table:table-cell office:value-type="float" office:value="5124400" table:style-name="ce11">
            <text:p>5’124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038210.95" table:style-name="ce10">
            <text:p>5’038’210.95</text:p>
          </table:table-cell>
          <table:table-cell table:style-name="ce10"/>
          <table:table-cell office:value-type="float" office:value="-86189" table:style-name="ce11">
            <text:p>-86’18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811011.15" table:style-name="ce10">
            <text:p>1’811’011.15</text:p>
          </table:table-cell>
          <table:table-cell office:value-type="float" office:value="2023400" table:style-name="ce11">
            <text:p>2’023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831206.6" table:style-name="ce10">
            <text:p>1’831’206.60</text:p>
          </table:table-cell>
          <table:table-cell office:value-type="float" office:value="-192193" table:style-name="ce11">
            <text:p>-192’19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238121.8" table:style-name="ce10">
            <text:p>3’238’121.80</text:p>
          </table:table-cell>
          <table:table-cell office:value-type="float" office:value="3101000" table:style-name="ce11">
            <text:p>3’101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207004.35" table:style-name="ce10">
            <text:p>3’207’004.3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58577" table:style-name="ce6">
            <text:p>2’058’577.00</text:p>
          </table:table-cell>
          <table:table-cell office:value-type="float" office:value="2066200" table:style-name="ce7">
            <text:p>2’066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077451.05" table:style-name="ce6">
            <text:p>2’077’451.05</text:p>
          </table:table-cell>
          <table:table-cell table:style-name="ce6"/>
          <table:table-cell office:value-type="float" office:value="11251" table:style-name="ce7">
            <text:p>11’2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3708.79999999999" table:style-name="ce6">
            <text:p>153’708.80</text:p>
          </table:table-cell>
          <table:table-cell office:value-type="float" office:value="154500" table:style-name="ce7">
            <text:p>154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55011.4" table:style-name="ce6">
            <text:p>155’011.40</text:p>
          </table:table-cell>
          <table:table-cell table:style-name="ce6"/>
          <table:table-cell office:value-type="float" office:value="511" table:style-name="ce7">
            <text:p>5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5589.35" table:style-name="ce6">
            <text:p>185’589.35</text:p>
          </table:table-cell>
          <table:table-cell office:value-type="float" office:value="186200" table:style-name="ce7">
            <text:p>186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85347.25" table:style-name="ce6">
            <text:p>185’347.25</text:p>
          </table:table-cell>
          <table:table-cell table:style-name="ce6"/>
          <table:table-cell office:value-type="float" office:value="-853" table:style-name="ce7">
            <text:p>-8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728.9" table:style-name="ce6">
            <text:p>12’728.90</text:p>
          </table:table-cell>
          <table:table-cell office:value-type="float" office:value="13500" table:style-name="ce7">
            <text:p>13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3954.3" table:style-name="ce6">
            <text:p>13’954.30</text:p>
          </table:table-cell>
          <table:table-cell table:style-name="ce6"/>
          <table:table-cell office:value-type="float" office:value="454" table:style-name="ce7">
            <text:p>45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482.25" table:style-name="ce6">
            <text:p>40’482.25</text:p>
          </table:table-cell>
          <table:table-cell office:value-type="float" office:value="27900" table:style-name="ce7">
            <text:p>27’9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24083.88" table:style-name="ce6">
            <text:p>24’083.88</text:p>
          </table:table-cell>
          <table:table-cell table:style-name="ce6"/>
          <table:table-cell office:value-type="float" office:value="-3816" table:style-name="ce7">
            <text:p>-3’8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570.9500000000007" table:style-name="ce6">
            <text:p>8’570.95</text:p>
          </table:table-cell>
          <table:table-cell office:value-type="float" office:value="12100" table:style-name="ce7">
            <text:p>12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7240" table:style-name="ce6">
            <text:p>7’240.00</text:p>
          </table:table-cell>
          <table:table-cell table:style-name="ce6"/>
          <table:table-cell office:value-type="float" office:value="-4860" table:style-name="ce7">
            <text:p>-4’8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57.35" table:style-name="ce6">
            <text:p>557.35</text:p>
          </table:table-cell>
          <table:table-cell office:value-type="float" office:value="2200" table:style-name="ce7">
            <text:p>2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174.96" table:style-name="ce6">
            <text:p>1’174.96</text:p>
          </table:table-cell>
          <table:table-cell table:style-name="ce6"/>
          <table:table-cell office:value-type="float" office:value="-1025" table:style-name="ce7">
            <text:p>-1’0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5713.65" table:style-name="ce6">
            <text:p>225’713.65</text:p>
          </table:table-cell>
          <table:table-cell office:value-type="float" office:value="230000" table:style-name="ce7">
            <text:p>230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50943.61" table:style-name="ce6">
            <text:p>250’943.61</text:p>
          </table:table-cell>
          <table:table-cell table:style-name="ce6"/>
          <table:table-cell office:value-type="float" office:value="20944" table:style-name="ce7">
            <text:p>20’94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7569.3" table:style-name="ce6">
            <text:p>267’569.30</text:p>
          </table:table-cell>
          <table:table-cell office:value-type="float" office:value="259400" table:style-name="ce7">
            <text:p>259’4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274134.40000000002" table:style-name="ce6">
            <text:p>274’134.40</text:p>
          </table:table-cell>
          <table:table-cell table:style-name="ce6"/>
          <table:table-cell office:value-type="float" office:value="14734" table:style-name="ce7">
            <text:p>14’73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1363.65" table:style-name="ce6">
            <text:p>111’363.65</text:p>
          </table:table-cell>
          <table:table-cell office:value-type="float" office:value="118000" table:style-name="ce7">
            <text:p>118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28357.91" table:style-name="ce6">
            <text:p>128’357.91</text:p>
          </table:table-cell>
          <table:table-cell table:style-name="ce6"/>
          <table:table-cell office:value-type="float" office:value="10358" table:style-name="ce7">
            <text:p>10’35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7766.5" table:style-name="ce6">
            <text:p>117’766.50</text:p>
          </table:table-cell>
          <table:table-cell office:value-type="float" office:value="118500" table:style-name="ce7">
            <text:p>118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20657.14" table:style-name="ce6">
            <text:p>120’657.14</text:p>
          </table:table-cell>
          <table:table-cell table:style-name="ce6"/>
          <table:table-cell office:value-type="float" office:value="2157" table:style-name="ce7">
            <text:p>2’1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00" table:style-name="ce6">
            <text:p>2’500.00</text:p>
          </table:table-cell>
          <table:table-cell table:style-name="ce7"/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208.35" table:style-name="ce6">
            <text:p>208.35</text:p>
          </table:table-cell>
          <table:table-cell table:style-name="ce6"/>
          <table:table-cell office:value-type="float" office:value="208" table:style-name="ce7">
            <text:p>2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94.4" table:style-name="ce6">
            <text:p>994.40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594.6" table:style-name="ce6">
            <text:p>594.60</text:p>
          </table:table-cell>
          <table:table-cell table:style-name="ce6"/>
          <table:table-cell office:value-type="float" office:value="-1905" table:style-name="ce7">
            <text:p>-1’90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998.550000000003" table:style-name="ce6">
            <text:p>39’998.55</text:p>
          </table:table-cell>
          <table:table-cell office:value-type="float" office:value="32100" table:style-name="ce7">
            <text:p>32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4898.050000000003" table:style-name="ce6">
            <text:p>34’898.05</text:p>
          </table:table-cell>
          <table:table-cell table:style-name="ce6"/>
          <table:table-cell office:value-type="float" office:value="2798" table:style-name="ce7">
            <text:p>2’79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00.05" table:style-name="ce6">
            <text:p>2’700.05</text:p>
          </table:table-cell>
          <table:table-cell office:value-type="float" office:value="3100" table:style-name="ce7">
            <text:p>3’1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744.75" table:style-name="ce6">
            <text:p>2’744.75</text:p>
          </table:table-cell>
          <table:table-cell table:style-name="ce6"/>
          <table:table-cell office:value-type="float" office:value="-355" table:style-name="ce7">
            <text:p>-35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000" table:style-name="ce6">
            <text:p>57’000.00</text:p>
          </table:table-cell>
          <table:table-cell office:value-type="float" office:value="57000" table:style-name="ce7">
            <text:p>57’0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57000" table:style-name="ce6">
            <text:p>57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63312.25" table:style-name="ce6">
            <text:p>1’763’312.25</text:p>
          </table:table-cell>
          <table:table-cell office:value-type="float" office:value="1841200" table:style-name="ce7">
            <text:p>1’841’2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704409.3" table:style-name="ce6">
            <text:p>1’704’409.30</text:p>
          </table:table-cell>
          <table:table-cell table:style-name="ce6"/>
          <table:table-cell office:value-type="float" office:value="-136791" table:style-name="ce7">
            <text:p>-136’7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35.95" table:style-name="ce6">
            <text:p>1’935.95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410</text:p>
          </table:table-cell>
          <table:table-cell office:value-type="string" table:style-name="ce5">
            <text:p>Konzessionen</text:p>
          </table:table-cell>
          <table:table-cell table:style-name="ce6"/>
          <table:table-cell office:value-type="float" office:value="512.45000000000005" table:style-name="ce6">
            <text:p>512.45</text:p>
          </table:table-cell>
          <table:table-cell office:value-type="float" office:value="-4488" table:style-name="ce7">
            <text:p>-4’4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75414.6" table:style-name="ce6">
            <text:p>675’414.60</text:p>
          </table:table-cell>
          <table:table-cell office:value-type="float" office:value="749900" table:style-name="ce7">
            <text:p>749’9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660304.85" table:style-name="ce6">
            <text:p>660’304.85</text:p>
          </table:table-cell>
          <table:table-cell office:value-type="float" office:value="-89595" table:style-name="ce7">
            <text:p>-89’5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553.050000000003" table:style-name="ce6">
            <text:p>40’553.05</text:p>
          </table:table-cell>
          <table:table-cell office:value-type="float" office:value="51000" table:style-name="ce7">
            <text:p>51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49511.7" table:style-name="ce6">
            <text:p>49’511.70</text:p>
          </table:table-cell>
          <table:table-cell office:value-type="float" office:value="-1488" table:style-name="ce7">
            <text:p>-1’4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52910.6" table:style-name="ce6">
            <text:p>552’910.60</text:p>
          </table:table-cell>
          <table:table-cell office:value-type="float" office:value="643000" table:style-name="ce7">
            <text:p>643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21084.25" table:style-name="ce6">
            <text:p>621’084.25</text:p>
          </table:table-cell>
          <table:table-cell office:value-type="float" office:value="-21916" table:style-name="ce7">
            <text:p>-21’9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1921.95" table:style-name="ce6">
            <text:p>251’921.95</text:p>
          </table:table-cell>
          <table:table-cell office:value-type="float" office:value="300000" table:style-name="ce7">
            <text:p>30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12230.85" table:style-name="ce6">
            <text:p>212’230.85</text:p>
          </table:table-cell>
          <table:table-cell office:value-type="float" office:value="-87769" table:style-name="ce7">
            <text:p>-87’7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0000" table:style-name="ce6">
            <text:p>230’000.00</text:p>
          </table:table-cell>
          <table:table-cell office:value-type="float" office:value="230000" table:style-name="ce7">
            <text:p>230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230000" table:style-name="ce6">
            <text:p>23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500" table:style-name="ce6">
            <text:p>44’500.00</text:p>
          </table:table-cell>
          <table:table-cell office:value-type="float" office:value="44500" table:style-name="ce7">
            <text:p>44’5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4500" table:style-name="ce6">
            <text:p>44’5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775" table:style-name="ce6">
            <text:p>13’775.00</text:p>
          </table:table-cell>
          <table:table-cell table:style-name="ce7"/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3062.5" table:style-name="ce6">
            <text:p>13’062.50</text:p>
          </table:table-cell>
          <table:table-cell office:value-type="float" office:value="13063" table:style-name="ce7">
            <text:p>13’06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93</text:p>
          </table:table-cell>
          <table:table-cell office:value-type="string" table:style-name="ce9">
            <text:p>Anlagenbetrieb Bad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182886.82" table:style-name="ce10">
            <text:p>3’182’886.82</text:p>
          </table:table-cell>
          <table:table-cell office:value-type="float" office:value="3108500" table:style-name="ce11">
            <text:p>3’108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195679.1" table:style-name="ce10">
            <text:p>3’195’679.10</text:p>
          </table:table-cell>
          <table:table-cell table:style-name="ce10"/>
          <table:table-cell office:value-type="float" office:value="-23121" table:style-name="ce11">
            <text:p>-23’12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0300" table:style-name="ce11">
            <text:p>110’3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22236.28" table:style-name="ce10">
            <text:p>2’022’236.28</text:p>
          </table:table-cell>
          <table:table-cell office:value-type="float" office:value="2069100" table:style-name="ce11">
            <text:p>2’069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987355.88" table:style-name="ce10">
            <text:p>1’987’355.88</text:p>
          </table:table-cell>
          <table:table-cell office:value-type="float" office:value="-81744" table:style-name="ce11">
            <text:p>-81’74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60650.54" table:style-name="ce10">
            <text:p>1’160’650.54</text:p>
          </table:table-cell>
          <table:table-cell office:value-type="float" office:value="1149700" table:style-name="ce11">
            <text:p>1’149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08323.22" table:style-name="ce10">
            <text:p>1’208’323.22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15486.9" table:style-name="ce6">
            <text:p>1’715’486.90</text:p>
          </table:table-cell>
          <table:table-cell office:value-type="float" office:value="1654800" table:style-name="ce7">
            <text:p>1’654’8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765105.15" table:style-name="ce6">
            <text:p>1’765’105.15</text:p>
          </table:table-cell>
          <table:table-cell table:style-name="ce6"/>
          <table:table-cell office:value-type="float" office:value="5" table:style-name="ce7">
            <text:p>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10300" table:style-name="ce7">
            <text:p>110’3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9641.45" table:style-name="ce6">
            <text:p>129’641.45</text:p>
          </table:table-cell>
          <table:table-cell office:value-type="float" office:value="123700" table:style-name="ce7">
            <text:p>123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32406.9" table:style-name="ce6">
            <text:p>132’406.90</text:p>
          </table:table-cell>
          <table:table-cell table:style-name="ce6"/>
          <table:table-cell office:value-type="float" office:value="8707" table:style-name="ce7">
            <text:p>8’7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8288.15" table:style-name="ce6">
            <text:p>138’288.15</text:p>
          </table:table-cell>
          <table:table-cell office:value-type="float" office:value="123400" table:style-name="ce7">
            <text:p>123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49283.70000000001" table:style-name="ce6">
            <text:p>149’283.70</text:p>
          </table:table-cell>
          <table:table-cell table:style-name="ce6"/>
          <table:table-cell office:value-type="float" office:value="25884" table:style-name="ce7">
            <text:p>25’8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128.4" table:style-name="ce6">
            <text:p>10’128.40</text:p>
          </table:table-cell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1200.5" table:style-name="ce6">
            <text:p>11’200.50</text:p>
          </table:table-cell>
          <table:table-cell table:style-name="ce6"/>
          <table:table-cell office:value-type="float" office:value="-800" table:style-name="ce7">
            <text:p>-8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657.200000000001" table:style-name="ce6">
            <text:p>25’657.20</text:p>
          </table:table-cell>
          <table:table-cell office:value-type="float" office:value="24900" table:style-name="ce7">
            <text:p>24’9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21258.76" table:style-name="ce6">
            <text:p>21’258.76</text:p>
          </table:table-cell>
          <table:table-cell table:style-name="ce6"/>
          <table:table-cell office:value-type="float" office:value="-3641" table:style-name="ce7">
            <text:p>-3’64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338.45" table:style-name="ce6">
            <text:p>6’338.45</text:p>
          </table:table-cell>
          <table:table-cell office:value-type="float" office:value="19700" table:style-name="ce7">
            <text:p>19’7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9127.75" table:style-name="ce6">
            <text:p>19’127.75</text:p>
          </table:table-cell>
          <table:table-cell table:style-name="ce6"/>
          <table:table-cell office:value-type="float" office:value="-572" table:style-name="ce7">
            <text:p>-5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871.9" table:style-name="ce6">
            <text:p>60’871.90</text:p>
          </table:table-cell>
          <table:table-cell office:value-type="float" office:value="15000" table:style-name="ce7">
            <text:p>15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1434.95" table:style-name="ce6">
            <text:p>11’434.95</text:p>
          </table:table-cell>
          <table:table-cell table:style-name="ce6"/>
          <table:table-cell office:value-type="float" office:value="-3565" table:style-name="ce7">
            <text:p>-3’56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1919.4" table:style-name="ce6">
            <text:p>91’919.40</text:p>
          </table:table-cell>
          <table:table-cell office:value-type="float" office:value="116000" table:style-name="ce7">
            <text:p>116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1422.3" table:style-name="ce6">
            <text:p>51’422.30</text:p>
          </table:table-cell>
          <table:table-cell table:style-name="ce6"/>
          <table:table-cell office:value-type="float" office:value="-64578" table:style-name="ce7">
            <text:p>-64’5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7122.4" table:style-name="ce6">
            <text:p>397’122.40</text:p>
          </table:table-cell>
          <table:table-cell office:value-type="float" office:value="377500" table:style-name="ce7">
            <text:p>377’5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99019.95" table:style-name="ce6">
            <text:p>399’019.95</text:p>
          </table:table-cell>
          <table:table-cell table:style-name="ce6"/>
          <table:table-cell office:value-type="float" office:value="21520" table:style-name="ce7">
            <text:p>21’5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8067.9" table:style-name="ce6">
            <text:p>208’067.90</text:p>
          </table:table-cell>
          <table:table-cell office:value-type="float" office:value="197300" table:style-name="ce7">
            <text:p>197’3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06337.8" table:style-name="ce6">
            <text:p>206’337.80</text:p>
          </table:table-cell>
          <table:table-cell table:style-name="ce6"/>
          <table:table-cell office:value-type="float" office:value="9038" table:style-name="ce7">
            <text:p>9’0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6815.35" table:style-name="ce6">
            <text:p>106’815.35</text:p>
          </table:table-cell>
          <table:table-cell office:value-type="float" office:value="122500" table:style-name="ce7">
            <text:p>122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06726.37" table:style-name="ce6">
            <text:p>106’726.37</text:p>
          </table:table-cell>
          <table:table-cell table:style-name="ce6"/>
          <table:table-cell office:value-type="float" office:value="-15774" table:style-name="ce7">
            <text:p>-15’7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00" table:style-name="ce6">
            <text:p>1’800.00</text:p>
          </table:table-cell>
          <table:table-cell office:value-type="float" office:value="1800" table:style-name="ce7">
            <text:p>1’8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286.7" table:style-name="ce6">
            <text:p>1’286.70</text:p>
          </table:table-cell>
          <table:table-cell table:style-name="ce6"/>
          <table:table-cell office:value-type="float" office:value="-513" table:style-name="ce7">
            <text:p>-5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20.29999999999995" table:style-name="ce6">
            <text:p>520.30</text:p>
          </table:table-cell>
          <table:table-cell office:value-type="float" office:value="2600" table:style-name="ce7">
            <text:p>2’6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675.85" table:style-name="ce6">
            <text:p>675.85</text:p>
          </table:table-cell>
          <table:table-cell table:style-name="ce6"/>
          <table:table-cell office:value-type="float" office:value="-1924" table:style-name="ce7">
            <text:p>-1’92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4498.47" table:style-name="ce6">
            <text:p>54’498.47</text:p>
          </table:table-cell>
          <table:table-cell office:value-type="float" office:value="53800" table:style-name="ce7">
            <text:p>53’8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7561.82" table:style-name="ce6">
            <text:p>47’561.82</text:p>
          </table:table-cell>
          <table:table-cell table:style-name="ce6"/>
          <table:table-cell office:value-type="float" office:value="-6238" table:style-name="ce7">
            <text:p>-6’2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12.5" table:style-name="ce6">
            <text:p>3’812.50</text:p>
          </table:table-cell>
          <table:table-cell office:value-type="float" office:value="2600" table:style-name="ce7">
            <text:p>2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454.4" table:style-name="ce6">
            <text:p>454.40</text:p>
          </table:table-cell>
          <table:table-cell table:style-name="ce6"/>
          <table:table-cell office:value-type="float" office:value="-2146" table:style-name="ce7">
            <text:p>-2’1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1918.05" table:style-name="ce6">
            <text:p>231’918.05</text:p>
          </table:table-cell>
          <table:table-cell office:value-type="float" office:value="260900" table:style-name="ce7">
            <text:p>260’9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72376.2" table:style-name="ce6">
            <text:p>272’376.20</text:p>
          </table:table-cell>
          <table:table-cell table:style-name="ce6"/>
          <table:table-cell office:value-type="float" office:value="11476" table:style-name="ce7">
            <text:p>11’4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206.65" table:style-name="ce6">
            <text:p>14’206.65</text:p>
          </table:table-cell>
          <table:table-cell office:value-type="float" office:value="14500" table:style-name="ce7">
            <text:p>14’500</text:p>
          </table:table-cell>
          <table:table-cell table:style-name="ce5"/>
          <table:table-cell office:value-type="string" table:style-name="ce5">
            <text:p>410</text:p>
          </table:table-cell>
          <table:table-cell office:value-type="string" table:style-name="ce5">
            <text:p>Konzessionen</text:p>
          </table:table-cell>
          <table:table-cell table:style-name="ce6"/>
          <table:table-cell office:value-type="float" office:value="14902.7" table:style-name="ce6">
            <text:p>14’902.70</text:p>
          </table:table-cell>
          <table:table-cell office:value-type="float" office:value="403" table:style-name="ce7">
            <text:p>4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252.2" table:style-name="ce6">
            <text:p>17’252.20</text:p>
          </table:table-cell>
          <table:table-cell office:value-type="float" office:value="16600" table:style-name="ce7">
            <text:p>16’6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16828.25" table:style-name="ce6">
            <text:p>16’828.25</text:p>
          </table:table-cell>
          <table:table-cell office:value-type="float" office:value="228" table:style-name="ce7">
            <text:p>2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47290.88" table:style-name="ce6">
            <text:p>1’647’290.88</text:p>
          </table:table-cell>
          <table:table-cell office:value-type="float" office:value="1640900" table:style-name="ce7">
            <text:p>1’640’9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606500.75" table:style-name="ce6">
            <text:p>1’606’500.75</text:p>
          </table:table-cell>
          <table:table-cell office:value-type="float" office:value="-34399" table:style-name="ce7">
            <text:p>-34’3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7059" table:style-name="ce6">
            <text:p>137’059.00</text:p>
          </table:table-cell>
          <table:table-cell office:value-type="float" office:value="160000" table:style-name="ce7">
            <text:p>160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38926.39999999999" table:style-name="ce6">
            <text:p>138’926.40</text:p>
          </table:table-cell>
          <table:table-cell office:value-type="float" office:value="-21074" table:style-name="ce7">
            <text:p>-21’0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534.3" table:style-name="ce6">
            <text:p>44’534.30</text:p>
          </table:table-cell>
          <table:table-cell office:value-type="float" office:value="63600" table:style-name="ce7">
            <text:p>63’6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6736.199999999997" table:style-name="ce6">
            <text:p>36’736.20</text:p>
          </table:table-cell>
          <table:table-cell office:value-type="float" office:value="-26864" table:style-name="ce7">
            <text:p>-26’8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1893.25" table:style-name="ce6">
            <text:p>161’893.25</text:p>
          </table:table-cell>
          <table:table-cell office:value-type="float" office:value="173500" table:style-name="ce7">
            <text:p>173’5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73461.58" table:style-name="ce6">
            <text:p>173’461.58</text:p>
          </table:table-cell>
          <table:table-cell office:value-type="float" office:value="-38" table:style-name="ce7">
            <text:p>-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394</text:p>
          </table:table-cell>
          <table:table-cell office:value-type="string" table:style-name="ce9">
            <text:p>Anlagenbetrieb Ei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344904.53" table:style-name="ce10">
            <text:p>1’344’904.53</text:p>
          </table:table-cell>
          <table:table-cell office:value-type="float" office:value="1234900" table:style-name="ce11">
            <text:p>1’234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266225.71" table:style-name="ce10">
            <text:p>1’266’225.71</text:p>
          </table:table-cell>
          <table:table-cell table:style-name="ce10"/>
          <table:table-cell office:value-type="float" office:value="31326" table:style-name="ce11">
            <text:p>31’32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94424.25" table:style-name="ce10">
            <text:p>894’424.25</text:p>
          </table:table-cell>
          <table:table-cell office:value-type="float" office:value="917500" table:style-name="ce11">
            <text:p>917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64429.03" table:style-name="ce10">
            <text:p>864’429.03</text:p>
          </table:table-cell>
          <table:table-cell office:value-type="float" office:value="-53071" table:style-name="ce11">
            <text:p>-53’07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50480.28" table:style-name="ce10">
            <text:p>450’480.28</text:p>
          </table:table-cell>
          <table:table-cell office:value-type="float" office:value="317400" table:style-name="ce11">
            <text:p>317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01796.68" table:style-name="ce10">
            <text:p>401’796.6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56521.9" table:style-name="ce6">
            <text:p>556’521.90</text:p>
          </table:table-cell>
          <table:table-cell office:value-type="float" office:value="561500" table:style-name="ce7">
            <text:p>561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71293.69999999995" table:style-name="ce6">
            <text:p>571’293.70</text:p>
          </table:table-cell>
          <table:table-cell table:style-name="ce6"/>
          <table:table-cell office:value-type="float" office:value="9794" table:style-name="ce7">
            <text:p>9’7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658.1" table:style-name="ce6">
            <text:p>38’658.10</text:p>
          </table:table-cell>
          <table:table-cell office:value-type="float" office:value="41700" table:style-name="ce7">
            <text:p>41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3744.85" table:style-name="ce6">
            <text:p>43’744.85</text:p>
          </table:table-cell>
          <table:table-cell table:style-name="ce6"/>
          <table:table-cell office:value-type="float" office:value="2045" table:style-name="ce7">
            <text:p>2’0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211.85" table:style-name="ce6">
            <text:p>41’211.85</text:p>
          </table:table-cell>
          <table:table-cell office:value-type="float" office:value="43500" table:style-name="ce7">
            <text:p>43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42536.25" table:style-name="ce6">
            <text:p>42’536.25</text:p>
          </table:table-cell>
          <table:table-cell table:style-name="ce6"/>
          <table:table-cell office:value-type="float" office:value="-964" table:style-name="ce7">
            <text:p>-9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50.45" table:style-name="ce6">
            <text:p>3’150.45</text:p>
          </table:table-cell>
          <table:table-cell office:value-type="float" office:value="4600" table:style-name="ce7">
            <text:p>4’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789.6" table:style-name="ce6">
            <text:p>3’789.60</text:p>
          </table:table-cell>
          <table:table-cell table:style-name="ce6"/>
          <table:table-cell office:value-type="float" office:value="-810" table:style-name="ce7">
            <text:p>-8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202" table:style-name="ce6">
            <text:p>11’202.00</text:p>
          </table:table-cell>
          <table:table-cell office:value-type="float" office:value="8300" table:style-name="ce7">
            <text:p>8’3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8228.17" table:style-name="ce6">
            <text:p>8’228.17</text:p>
          </table:table-cell>
          <table:table-cell table:style-name="ce6"/>
          <table:table-cell office:value-type="float" office:value="-72" table:style-name="ce7">
            <text:p>-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8.7" table:style-name="ce6">
            <text:p>2’008.70</text:p>
          </table:table-cell>
          <table:table-cell office:value-type="float" office:value="4200" table:style-name="ce7">
            <text:p>4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895.4" table:style-name="ce6">
            <text:p>2’895.40</text:p>
          </table:table-cell>
          <table:table-cell table:style-name="ce6"/>
          <table:table-cell office:value-type="float" office:value="-1305" table:style-name="ce7">
            <text:p>-1’30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14.900000000001" table:style-name="ce6">
            <text:p>20’014.90</text:p>
          </table:table-cell>
          <table:table-cell office:value-type="float" office:value="3800" table:style-name="ce7">
            <text:p>3’8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283.64" table:style-name="ce6">
            <text:p>3’283.64</text:p>
          </table:table-cell>
          <table:table-cell table:style-name="ce6"/>
          <table:table-cell office:value-type="float" office:value="-516" table:style-name="ce7">
            <text:p>-5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3067.7" table:style-name="ce6">
            <text:p>123’067.70</text:p>
          </table:table-cell>
          <table:table-cell office:value-type="float" office:value="65500" table:style-name="ce7">
            <text:p>65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61562.1" table:style-name="ce6">
            <text:p>61’562.10</text:p>
          </table:table-cell>
          <table:table-cell table:style-name="ce6"/>
          <table:table-cell office:value-type="float" office:value="-3938" table:style-name="ce7">
            <text:p>-3’9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6533.7" table:style-name="ce6">
            <text:p>216’533.70</text:p>
          </table:table-cell>
          <table:table-cell office:value-type="float" office:value="208400" table:style-name="ce7">
            <text:p>208’4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223952.95" table:style-name="ce6">
            <text:p>223’952.95</text:p>
          </table:table-cell>
          <table:table-cell table:style-name="ce6"/>
          <table:table-cell office:value-type="float" office:value="15553" table:style-name="ce7">
            <text:p>15’5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676.7" table:style-name="ce6">
            <text:p>200’676.70</text:p>
          </table:table-cell>
          <table:table-cell office:value-type="float" office:value="168500" table:style-name="ce7">
            <text:p>168’5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83731.24" table:style-name="ce6">
            <text:p>183’731.24</text:p>
          </table:table-cell>
          <table:table-cell table:style-name="ce6"/>
          <table:table-cell office:value-type="float" office:value="15231" table:style-name="ce7">
            <text:p>15’23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3634.75" table:style-name="ce6">
            <text:p>103’634.75</text:p>
          </table:table-cell>
          <table:table-cell office:value-type="float" office:value="84000" table:style-name="ce7">
            <text:p>84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83028.44" table:style-name="ce6">
            <text:p>83’028.44</text:p>
          </table:table-cell>
          <table:table-cell table:style-name="ce6"/>
          <table:table-cell office:value-type="float" office:value="-972" table:style-name="ce7">
            <text:p>-9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25.3" table:style-name="ce6">
            <text:p>3’825.30</text:p>
          </table:table-cell>
          <table:table-cell office:value-type="float" office:value="5100" table:style-name="ce7">
            <text:p>5’1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216.95" table:style-name="ce6">
            <text:p>3’216.95</text:p>
          </table:table-cell>
          <table:table-cell table:style-name="ce6"/>
          <table:table-cell office:value-type="float" office:value="-1883" table:style-name="ce7">
            <text:p>-1’8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4.5" table:style-name="ce6">
            <text:p>374.50</text:p>
          </table:table-cell>
          <table:table-cell office:value-type="float" office:value="700" table:style-name="ce7">
            <text:p>7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19.7" table:style-name="ce6">
            <text:p>119.70</text:p>
          </table:table-cell>
          <table:table-cell table:style-name="ce6"/>
          <table:table-cell office:value-type="float" office:value="-580" table:style-name="ce7">
            <text:p>-5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933.63" table:style-name="ce6">
            <text:p>5’933.63</text:p>
          </table:table-cell>
          <table:table-cell office:value-type="float" office:value="4600" table:style-name="ce7">
            <text:p>4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6480.72" table:style-name="ce6">
            <text:p>6’480.72</text:p>
          </table:table-cell>
          <table:table-cell table:style-name="ce6"/>
          <table:table-cell office:value-type="float" office:value="1881" table:style-name="ce7">
            <text:p>1’8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0" table:style-name="ce6">
            <text:p>400.00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900" table:style-name="ce6">
            <text:p>900.00</text:p>
          </table:table-cell>
          <table:table-cell table:style-name="ce6"/>
          <table:table-cell office:value-type="float" office:value="-100" table:style-name="ce7">
            <text:p>-1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office:value-type="float" office:value="-100" table:style-name="ce7">
            <text:p>-1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707.75" table:style-name="ce6">
            <text:p>21’707.75</text:p>
          </table:table-cell>
          <table:table-cell office:value-type="float" office:value="29400" table:style-name="ce7">
            <text:p>29’4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7462" table:style-name="ce6">
            <text:p>27’462.00</text:p>
          </table:table-cell>
          <table:table-cell table:style-name="ce6"/>
          <table:table-cell office:value-type="float" office:value="-1938" table:style-name="ce7">
            <text:p>-1’9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759.199999999997" table:style-name="ce6">
            <text:p>39’759.20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410</text:p>
          </table:table-cell>
          <table:table-cell office:value-type="string" table:style-name="ce5">
            <text:p>Konzessionen</text:p>
          </table:table-cell>
          <table:table-cell table:style-name="ce6"/>
          <table:table-cell office:value-type="float" office:value="41411.85" table:style-name="ce6">
            <text:p>41’411.85</text:p>
          </table:table-cell>
          <table:table-cell office:value-type="float" office:value="1412" table:style-name="ce7">
            <text:p>1’4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800" table:style-name="ce6">
            <text:p>4’800.0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4800" table:style-name="ce6">
            <text:p>4’800.00</text:p>
          </table:table-cell>
          <table:table-cell office:value-type="float" office:value="-200" table:style-name="ce7">
            <text:p>-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57438.15" table:style-name="ce6">
            <text:p>457’438.15</text:p>
          </table:table-cell>
          <table:table-cell office:value-type="float" office:value="469000" table:style-name="ce7">
            <text:p>469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446537.95" table:style-name="ce6">
            <text:p>446’537.95</text:p>
          </table:table-cell>
          <table:table-cell office:value-type="float" office:value="-22462" table:style-name="ce7">
            <text:p>-22’4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5948.05" table:style-name="ce6">
            <text:p>285’948.05</text:p>
          </table:table-cell>
          <table:table-cell office:value-type="float" office:value="265000" table:style-name="ce7">
            <text:p>265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267481.59999999998" table:style-name="ce6">
            <text:p>267’481.60</text:p>
          </table:table-cell>
          <table:table-cell office:value-type="float" office:value="2482" table:style-name="ce7">
            <text:p>2’48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2267.1" table:style-name="ce6">
            <text:p>52’267.10</text:p>
          </table:table-cell>
          <table:table-cell office:value-type="float" office:value="69700" table:style-name="ce7">
            <text:p>69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8442.5" table:style-name="ce6">
            <text:p>48’442.50</text:p>
          </table:table-cell>
          <table:table-cell office:value-type="float" office:value="-21258" table:style-name="ce7">
            <text:p>-21’25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09" table:style-name="ce6">
            <text:p>1’309.00</text:p>
          </table:table-cell>
          <table:table-cell office:value-type="float" office:value="5300" table:style-name="ce7">
            <text:p>5’300</text:p>
          </table:table-cell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280.5" table:style-name="ce6">
            <text:p>280.50</text:p>
          </table:table-cell>
          <table:table-cell office:value-type="float" office:value="-5020" table:style-name="ce7">
            <text:p>-5’0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2902.75" table:style-name="ce6">
            <text:p>52’902.75</text:p>
          </table:table-cell>
          <table:table-cell office:value-type="float" office:value="63500" table:style-name="ce7">
            <text:p>63’5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55474.63" table:style-name="ce6">
            <text:p>55’474.63</text:p>
          </table:table-cell>
          <table:table-cell office:value-type="float" office:value="-8025" table:style-name="ce7">
            <text:p>-8’0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</text:p>
          </table:table-cell>
          <table:table-cell office:value-type="string" table:style-name="ce9">
            <text:p>Direktion Soziales und Sicherhei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86642622.97999999" table:style-name="ce10">
            <text:p>186’642’622.98</text:p>
          </table:table-cell>
          <table:table-cell office:value-type="float" office:value="190195400" table:style-name="ce11">
            <text:p>190’195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91867095.63999999" table:style-name="ce10">
            <text:p>191’867’095.64</text:p>
          </table:table-cell>
          <table:table-cell table:style-name="ce10"/>
          <table:table-cell office:value-type="float" office:value="-161004" table:style-name="ce11">
            <text:p>-161’00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702200" table:style-name="ce11">
            <text:p>702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30500" table:style-name="ce11">
            <text:p>1’130’5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4008067.36" table:style-name="ce10">
            <text:p>104’008’067.36</text:p>
          </table:table-cell>
          <table:table-cell office:value-type="float" office:value="100784515" table:style-name="ce11">
            <text:p>100’784’515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01098052.48" table:style-name="ce10">
            <text:p>101’098’052.48</text:p>
          </table:table-cell>
          <table:table-cell office:value-type="float" office:value="313537" table:style-name="ce11">
            <text:p>313’53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2634555.620000005" table:style-name="ce10">
            <text:p>82’634’555.62</text:p>
          </table:table-cell>
          <table:table-cell office:value-type="float" office:value="91243585" table:style-name="ce11">
            <text:p>91’243’585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90769043.159999996" table:style-name="ce10">
            <text:p>90’769’043.16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0</text:p>
          </table:table-cell>
          <table:table-cell office:value-type="string" table:style-name="ce9">
            <text:p>Stab Soziales und Sicherhei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0684544.719999999" table:style-name="ce10">
            <text:p>30’684’544.72</text:p>
          </table:table-cell>
          <table:table-cell office:value-type="float" office:value="33764800" table:style-name="ce11">
            <text:p>33’764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7600303.140000001" table:style-name="ce10">
            <text:p>37’600’303.14</text:p>
          </table:table-cell>
          <table:table-cell table:style-name="ce10"/>
          <table:table-cell office:value-type="float" office:value="3479303" table:style-name="ce11">
            <text:p>3’479’30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45600" table:style-name="ce11">
            <text:p>245’6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0600" table:style-name="ce11">
            <text:p>110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3724309.800000001" table:style-name="ce10">
            <text:p>13’724’309.80</text:p>
          </table:table-cell>
          <table:table-cell office:value-type="float" office:value="14173300" table:style-name="ce11">
            <text:p>14’173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123944.199999999" table:style-name="ce10">
            <text:p>14’123’944.20</text:p>
          </table:table-cell>
          <table:table-cell office:value-type="float" office:value="-49356" table:style-name="ce11">
            <text:p>-49’35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6960234.920000002" table:style-name="ce10">
            <text:p>16’960’234.92</text:p>
          </table:table-cell>
          <table:table-cell office:value-type="float" office:value="19947700" table:style-name="ce11">
            <text:p>19’947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3476358.940000001" table:style-name="ce10">
            <text:p>23’476’358.9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01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41095.37" table:style-name="ce10">
            <text:p>1’041’095.37</text:p>
          </table:table-cell>
          <table:table-cell office:value-type="float" office:value="1144600" table:style-name="ce11">
            <text:p>1’144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56634.8400000001" table:style-name="ce10">
            <text:p>1’056’634.84</text:p>
          </table:table-cell>
          <table:table-cell table:style-name="ce10"/>
          <table:table-cell office:value-type="float" office:value="-87965" table:style-name="ce11">
            <text:p>-87’96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3724309.800000001" table:style-name="ce10">
            <text:p>13’724’309.80</text:p>
          </table:table-cell>
          <table:table-cell office:value-type="float" office:value="14173300" table:style-name="ce11">
            <text:p>14’173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123944.199999999" table:style-name="ce10">
            <text:p>14’123’944.20</text:p>
          </table:table-cell>
          <table:table-cell office:value-type="float" office:value="-49356" table:style-name="ce11">
            <text:p>-49’35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683214.43" table:style-name="ce10">
            <text:p>12’683’214.43</text:p>
          </table:table-cell>
          <table:table-cell office:value-type="float" office:value="13028700" table:style-name="ce11">
            <text:p>13’028’7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3067309.359999999" table:style-name="ce10">
            <text:p>13’067’309.36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99262.75" table:style-name="ce6">
            <text:p>699’262.75</text:p>
          </table:table-cell>
          <table:table-cell office:value-type="float" office:value="704600" table:style-name="ce7">
            <text:p>704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716277.45" table:style-name="ce6">
            <text:p>716’277.45</text:p>
          </table:table-cell>
          <table:table-cell table:style-name="ce6"/>
          <table:table-cell office:value-type="float" office:value="11677" table:style-name="ce7">
            <text:p>11’6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649.7" table:style-name="ce6">
            <text:p>53’649.70</text:p>
          </table:table-cell>
          <table:table-cell office:value-type="float" office:value="53900" table:style-name="ce7">
            <text:p>53’9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5330.15" table:style-name="ce6">
            <text:p>55’330.15</text:p>
          </table:table-cell>
          <table:table-cell table:style-name="ce6"/>
          <table:table-cell office:value-type="float" office:value="1430" table:style-name="ce7">
            <text:p>1’4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0037.45" table:style-name="ce6">
            <text:p>80’037.45</text:p>
          </table:table-cell>
          <table:table-cell office:value-type="float" office:value="81300" table:style-name="ce7">
            <text:p>81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82480" table:style-name="ce6">
            <text:p>82’480.00</text:p>
          </table:table-cell>
          <table:table-cell table:style-name="ce6"/>
          <table:table-cell office:value-type="float" office:value="1180" table:style-name="ce7">
            <text:p>1’1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86.8999999999996" table:style-name="ce6">
            <text:p>4’486.90</text:p>
          </table:table-cell>
          <table:table-cell office:value-type="float" office:value="4500" table:style-name="ce7">
            <text:p>4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949.8" table:style-name="ce6">
            <text:p>4’949.80</text:p>
          </table:table-cell>
          <table:table-cell table:style-name="ce6"/>
          <table:table-cell office:value-type="float" office:value="450" table:style-name="ce7">
            <text:p>4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206" table:style-name="ce6">
            <text:p>12’206.00</text:p>
          </table:table-cell>
          <table:table-cell office:value-type="float" office:value="15100" table:style-name="ce7">
            <text:p>15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1811.95" table:style-name="ce6">
            <text:p>11’811.95</text:p>
          </table:table-cell>
          <table:table-cell table:style-name="ce6"/>
          <table:table-cell office:value-type="float" office:value="-3288" table:style-name="ce7">
            <text:p>-3’2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579.52" table:style-name="ce6">
            <text:p>16’579.52</text:p>
          </table:table-cell>
          <table:table-cell office:value-type="float" office:value="18400" table:style-name="ce7">
            <text:p>18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4445.73" table:style-name="ce6">
            <text:p>14’445.73</text:p>
          </table:table-cell>
          <table:table-cell table:style-name="ce6"/>
          <table:table-cell office:value-type="float" office:value="-3954" table:style-name="ce7">
            <text:p>-3’95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49.9" table:style-name="ce6">
            <text:p>5’349.90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4.9" table:style-name="ce6">
            <text:p>254.90</text:p>
          </table:table-cell>
          <table:table-cell table:style-name="ce7"/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86.15" table:style-name="ce6">
            <text:p>86.15</text:p>
          </table:table-cell>
          <table:table-cell table:style-name="ce6"/>
          <table:table-cell office:value-type="float" office:value="86" table:style-name="ce7">
            <text:p>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802.3999999999996" table:style-name="ce6">
            <text:p>4’802.40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5666.55" table:style-name="ce6">
            <text:p>5’666.55</text:p>
          </table:table-cell>
          <table:table-cell table:style-name="ce6"/>
          <table:table-cell office:value-type="float" office:value="-4333" table:style-name="ce7">
            <text:p>-4’33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9579.03" table:style-name="ce6">
            <text:p>119’579.03</text:p>
          </table:table-cell>
          <table:table-cell office:value-type="float" office:value="194200" table:style-name="ce7">
            <text:p>194’2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20819.09" table:style-name="ce6">
            <text:p>120’819.09</text:p>
          </table:table-cell>
          <table:table-cell table:style-name="ce6"/>
          <table:table-cell office:value-type="float" office:value="-73381" table:style-name="ce7">
            <text:p>-73’3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199.6" table:style-name="ce6">
            <text:p>8’199.60</text:p>
          </table:table-cell>
          <table:table-cell office:value-type="float" office:value="8900" table:style-name="ce7">
            <text:p>8’9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8454.5499999999993" table:style-name="ce6">
            <text:p>8’454.55</text:p>
          </table:table-cell>
          <table:table-cell table:style-name="ce6"/>
          <table:table-cell office:value-type="float" office:value="-445" table:style-name="ce7">
            <text:p>-4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000" table:style-name="ce6">
            <text:p>32’000.00</text:p>
          </table:table-cell>
          <table:table-cell office:value-type="float" office:value="32000" table:style-name="ce7">
            <text:p>32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2000" table:style-name="ce6">
            <text:p>32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87.22" table:style-name="ce6">
            <text:p>4’687.22</text:p>
          </table:table-cell>
          <table:table-cell office:value-type="float" office:value="21700" table:style-name="ce7">
            <text:p>21’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4313.42" table:style-name="ce6">
            <text:p>4’313.42</text:p>
          </table:table-cell>
          <table:table-cell table:style-name="ce6"/>
          <table:table-cell office:value-type="float" office:value="-17387" table:style-name="ce7">
            <text:p>-17’3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800" table:style-name="ce6">
            <text:p>4’800.00</text:p>
          </table:table-cell>
          <table:table-cell office:value-type="float" office:value="6400" table:style-name="ce7">
            <text:p>6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800" table:style-name="ce6">
            <text:p>4’800.00</text:p>
          </table:table-cell>
          <table:table-cell office:value-type="float" office:value="-1600" table:style-name="ce7">
            <text:p>-1’6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583500" table:style-name="ce6">
            <text:p>13’583’500.00</text:p>
          </table:table-cell>
          <table:table-cell office:value-type="float" office:value="14004300" table:style-name="ce7">
            <text:p>14’004’300</text:p>
          </table:table-cell>
          <table:table-cell table:style-name="ce5"/>
          <table:table-cell office:value-type="string" table:style-name="ce5">
            <text:p>444</text:p>
          </table:table-cell>
          <table:table-cell office:value-type="string" table:style-name="ce5">
            <text:p>Kantonsbeiträge</text:p>
          </table:table-cell>
          <table:table-cell table:style-name="ce6"/>
          <table:table-cell office:value-type="float" office:value="13956800" table:style-name="ce6">
            <text:p>13’956’800.00</text:p>
          </table:table-cell>
          <table:table-cell office:value-type="float" office:value="-47500" table:style-name="ce7">
            <text:p>-47’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09.8" table:style-name="ce6">
            <text:p>1’809.80</text:p>
          </table:table-cell>
          <table:table-cell office:value-type="float" office:value="2600" table:style-name="ce7">
            <text:p>2’600</text:p>
          </table:table-cell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style-name="ce6"/>
          <table:table-cell office:value-type="float" office:value="2344.1999999999998" table:style-name="ce6">
            <text:p>2’344.20</text:p>
          </table:table-cell>
          <table:table-cell office:value-type="float" office:value="-256" table:style-name="ce7">
            <text:p>-25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4200" table:style-name="ce6">
            <text:p>134’200.00</text:p>
          </table:table-cell>
          <table:table-cell office:value-type="float" office:value="160000" table:style-name="ce7">
            <text:p>160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60000" table:style-name="ce6">
            <text:p>16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09</text:p>
          </table:table-cell>
          <table:table-cell office:value-type="string" table:style-name="ce9">
            <text:p>Ausgehende laufende Beiträ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9643449.350000001" table:style-name="ce10">
            <text:p>29’643’449.35</text:p>
          </table:table-cell>
          <table:table-cell office:value-type="float" office:value="32620200" table:style-name="ce11">
            <text:p>32’620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6543668.299999997" table:style-name="ce10">
            <text:p>36’543’668.30</text:p>
          </table:table-cell>
          <table:table-cell table:style-name="ce10"/>
          <table:table-cell office:value-type="float" office:value="3567268" table:style-name="ce11">
            <text:p>3’567’26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45600" table:style-name="ce11">
            <text:p>245’6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0600" table:style-name="ce11">
            <text:p>110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9643449.350000001" table:style-name="ce10">
            <text:p>29’643’449.35</text:p>
          </table:table-cell>
          <table:table-cell office:value-type="float" office:value="32976400" table:style-name="ce11">
            <text:p>32’976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6543668.299999997" table:style-name="ce10">
            <text:p>36’543’668.3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818420.6" table:style-name="ce6">
            <text:p>13’818’420.60</text:p>
          </table:table-cell>
          <table:table-cell office:value-type="float" office:value="15153200" table:style-name="ce7">
            <text:p>15’153’2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18183865.75" table:style-name="ce6">
            <text:p>18’183’865.75</text:p>
          </table:table-cell>
          <table:table-cell table:style-name="ce6"/>
          <table:table-cell office:value-type="float" office:value="3030666" table:style-name="ce7">
            <text:p>3’030’66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825028.75" table:style-name="ce6">
            <text:p>15’825’028.75</text:p>
          </table:table-cell>
          <table:table-cell office:value-type="float" office:value="17467000" table:style-name="ce7">
            <text:p>17’467’0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18359802.550000001" table:style-name="ce6">
            <text:p>18’359’802.55</text:p>
          </table:table-cell>
          <table:table-cell table:style-name="ce6"/>
          <table:table-cell office:value-type="float" office:value="536603" table:style-name="ce7">
            <text:p>536’6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45600" table:style-name="ce7">
            <text:p>245’6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10600" table:style-name="ce7">
            <text:p>110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1</text:p>
          </table:table-cell>
          <table:table-cell office:value-type="string" table:style-name="ce9">
            <text:p>Soziale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4041100.629999995" table:style-name="ce10">
            <text:p>94’041’100.63</text:p>
          </table:table-cell>
          <table:table-cell office:value-type="float" office:value="97597000" table:style-name="ce11">
            <text:p>97’597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94186498.790000007" table:style-name="ce10">
            <text:p>94’186’498.79</text:p>
          </table:table-cell>
          <table:table-cell table:style-name="ce10"/>
          <table:table-cell office:value-type="float" office:value="-4163301" table:style-name="ce11">
            <text:p>-4’163’30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50900" table:style-name="ce11">
            <text:p>350’9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401900" table:style-name="ce11">
            <text:p>401’9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3113187.630000003" table:style-name="ce10">
            <text:p>43’113’187.63</text:p>
          </table:table-cell>
          <table:table-cell office:value-type="float" office:value="43306700" table:style-name="ce11">
            <text:p>43’306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3085397.950000003" table:style-name="ce10">
            <text:p>43’085’397.95</text:p>
          </table:table-cell>
          <table:table-cell office:value-type="float" office:value="-221302" table:style-name="ce11">
            <text:p>-221’30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0927913" table:style-name="ce10">
            <text:p>50’927’913.00</text:p>
          </table:table-cell>
          <table:table-cell office:value-type="float" office:value="55043100" table:style-name="ce11">
            <text:p>55’043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1101100.840000004" table:style-name="ce10">
            <text:p>51’101’100.8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1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214621.66" table:style-name="ce10">
            <text:p>11’214’621.66</text:p>
          </table:table-cell>
          <table:table-cell office:value-type="float" office:value="12370000" table:style-name="ce11">
            <text:p>12’370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1783239.5" table:style-name="ce10">
            <text:p>11’783’239.50</text:p>
          </table:table-cell>
          <table:table-cell table:style-name="ce10"/>
          <table:table-cell office:value-type="float" office:value="-637561" table:style-name="ce11">
            <text:p>-637’56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50800" table:style-name="ce11">
            <text:p>50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72403.25" table:style-name="ce10">
            <text:p>1’072’403.25</text:p>
          </table:table-cell>
          <table:table-cell office:value-type="float" office:value="1213100" table:style-name="ce11">
            <text:p>1’213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149041.52" table:style-name="ce10">
            <text:p>1’149’041.52</text:p>
          </table:table-cell>
          <table:table-cell office:value-type="float" office:value="-64058" table:style-name="ce11">
            <text:p>-64’05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142218.41" table:style-name="ce10">
            <text:p>10’142’218.41</text:p>
          </table:table-cell>
          <table:table-cell office:value-type="float" office:value="11207700" table:style-name="ce11">
            <text:p>11’207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634197.98" table:style-name="ce10">
            <text:p>10’634’197.9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256157.2000000002" table:style-name="ce6">
            <text:p>8’256’157.20</text:p>
          </table:table-cell>
          <table:table-cell office:value-type="float" office:value="9220200" table:style-name="ce7">
            <text:p>9’220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8820086.1999999993" table:style-name="ce6">
            <text:p>8’820’086.20</text:p>
          </table:table-cell>
          <table:table-cell table:style-name="ce6"/>
          <table:table-cell office:value-type="float" office:value="-400114" table:style-name="ce7">
            <text:p>-400’11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7063.65" table:style-name="ce6">
            <text:p>617’063.65</text:p>
          </table:table-cell>
          <table:table-cell office:value-type="float" office:value="702600" table:style-name="ce7">
            <text:p>702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667682.25" table:style-name="ce6">
            <text:p>667’682.25</text:p>
          </table:table-cell>
          <table:table-cell table:style-name="ce6"/>
          <table:table-cell office:value-type="float" office:value="-34918" table:style-name="ce7">
            <text:p>-34’9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77828.35" table:style-name="ce6">
            <text:p>877’828.35</text:p>
          </table:table-cell>
          <table:table-cell office:value-type="float" office:value="991000" table:style-name="ce7">
            <text:p>991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917820.8" table:style-name="ce6">
            <text:p>917’820.80</text:p>
          </table:table-cell>
          <table:table-cell table:style-name="ce6"/>
          <table:table-cell office:value-type="float" office:value="-73179" table:style-name="ce7">
            <text:p>-73’1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1265.95" table:style-name="ce6">
            <text:p>51’265.95</text:p>
          </table:table-cell>
          <table:table-cell office:value-type="float" office:value="66800" table:style-name="ce7">
            <text:p>66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59954.05" table:style-name="ce6">
            <text:p>59’954.05</text:p>
          </table:table-cell>
          <table:table-cell table:style-name="ce6"/>
          <table:table-cell office:value-type="float" office:value="-6846" table:style-name="ce7">
            <text:p>-6’8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8242.85" table:style-name="ce6">
            <text:p>58’242.85</text:p>
          </table:table-cell>
          <table:table-cell office:value-type="float" office:value="104500" table:style-name="ce7">
            <text:p>104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69027.399999999994" table:style-name="ce6">
            <text:p>69’027.40</text:p>
          </table:table-cell>
          <table:table-cell table:style-name="ce6"/>
          <table:table-cell office:value-type="float" office:value="-35473" table:style-name="ce7">
            <text:p>-35’4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262.400000000001" table:style-name="ce6">
            <text:p>19’262.40</text:p>
          </table:table-cell>
          <table:table-cell office:value-type="float" office:value="24700" table:style-name="ce7">
            <text:p>24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6970.240000000002" table:style-name="ce6">
            <text:p>26’970.24</text:p>
          </table:table-cell>
          <table:table-cell table:style-name="ce6"/>
          <table:table-cell office:value-type="float" office:value="2270" table:style-name="ce7">
            <text:p>2’2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423.1" table:style-name="ce6">
            <text:p>9’423.10</text:p>
          </table:table-cell>
          <table:table-cell office:value-type="float" office:value="28500" table:style-name="ce7">
            <text:p>28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2831.95" table:style-name="ce6">
            <text:p>42’831.95</text:p>
          </table:table-cell>
          <table:table-cell table:style-name="ce6"/>
          <table:table-cell office:value-type="float" office:value="-5668" table:style-name="ce7">
            <text:p>-5’6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0000" table:style-name="ce7">
            <text:p>20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300" table:style-name="ce7">
            <text:p>5’3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477.65" table:style-name="ce6">
            <text:p>477.65</text:p>
          </table:table-cell>
          <table:table-cell table:style-name="ce6"/>
          <table:table-cell office:value-type="float" office:value="-4822" table:style-name="ce7">
            <text:p>-4’8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1895.38" table:style-name="ce6">
            <text:p>261’895.38</text:p>
          </table:table-cell>
          <table:table-cell office:value-type="float" office:value="226000" table:style-name="ce7">
            <text:p>226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57144.81" table:style-name="ce6">
            <text:p>257’144.81</text:p>
          </table:table-cell>
          <table:table-cell table:style-name="ce6"/>
          <table:table-cell office:value-type="float" office:value="345" table:style-name="ce7">
            <text:p>3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0800" table:style-name="ce7">
            <text:p>30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80595.34" table:style-name="ce6">
            <text:p>480’595.34</text:p>
          </table:table-cell>
          <table:table-cell office:value-type="float" office:value="358300" table:style-name="ce7">
            <text:p>358’3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41615.99" table:style-name="ce6">
            <text:p>341’615.99</text:p>
          </table:table-cell>
          <table:table-cell table:style-name="ce6"/>
          <table:table-cell office:value-type="float" office:value="-16684" table:style-name="ce7">
            <text:p>-16’6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000.6" table:style-name="ce6">
            <text:p>16’000.60</text:p>
          </table:table-cell>
          <table:table-cell office:value-type="float" office:value="13900" table:style-name="ce7">
            <text:p>13’9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5232.27" table:style-name="ce6">
            <text:p>15’232.27</text:p>
          </table:table-cell>
          <table:table-cell table:style-name="ce6"/>
          <table:table-cell office:value-type="float" office:value="1332" table:style-name="ce7">
            <text:p>1’33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" table:style-name="ce6">
            <text:p>200.0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608.849999999999" table:style-name="ce6">
            <text:p>18’608.85</text:p>
          </table:table-cell>
          <table:table-cell office:value-type="float" office:value="25000" table:style-name="ce7">
            <text:p>25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7691.599999999999" table:style-name="ce6">
            <text:p>17’691.60</text:p>
          </table:table-cell>
          <table:table-cell table:style-name="ce6"/>
          <table:table-cell office:value-type="float" office:value="-7308" table:style-name="ce7">
            <text:p>-7’3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48077.99" table:style-name="ce6">
            <text:p>548’077.99</text:p>
          </table:table-cell>
          <table:table-cell office:value-type="float" office:value="603200" table:style-name="ce7">
            <text:p>603’2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546704.29" table:style-name="ce6">
            <text:p>546’704.29</text:p>
          </table:table-cell>
          <table:table-cell table:style-name="ce6"/>
          <table:table-cell office:value-type="float" office:value="-56496" table:style-name="ce7">
            <text:p>-56’49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00" table:style-name="ce6">
            <text:p>11’500.00</text:p>
          </table:table-cell>
          <table:table-cell office:value-type="float" office:value="11400" table:style-name="ce7">
            <text:p>11’4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37439.040000000001" table:style-name="ce6">
            <text:p>37’439.04</text:p>
          </table:table-cell>
          <table:table-cell office:value-type="float" office:value="26039" table:style-name="ce7">
            <text:p>26’0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6473.25" table:style-name="ce6">
            <text:p>296’473.25</text:p>
          </table:table-cell>
          <table:table-cell office:value-type="float" office:value="201300" table:style-name="ce7">
            <text:p>201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83492.47999999998" table:style-name="ce6">
            <text:p>283’492.48</text:p>
          </table:table-cell>
          <table:table-cell office:value-type="float" office:value="82192" table:style-name="ce7">
            <text:p>82’1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64430" table:style-name="ce6">
            <text:p>764’430.00</text:p>
          </table:table-cell>
          <table:table-cell office:value-type="float" office:value="1000400" table:style-name="ce7">
            <text:p>1’000’400</text:p>
          </table:table-cell>
          <table:table-cell table:style-name="ce5"/>
          <table:table-cell office:value-type="string" table:style-name="ce5">
            <text:p>450</text:p>
          </table:table-cell>
          <table:table-cell office:value-type="string" table:style-name="ce5">
            <text:p>Rückerstattungen des Bundes</text:p>
          </table:table-cell>
          <table:table-cell table:style-name="ce6"/>
          <table:table-cell office:value-type="float" office:value="828110" table:style-name="ce6">
            <text:p>828’110.00</text:p>
          </table:table-cell>
          <table:table-cell office:value-type="float" office:value="-172290" table:style-name="ce7">
            <text:p>-172’29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11</text:p>
          </table:table-cell>
          <table:table-cell office:value-type="string" table:style-name="ce9">
            <text:p>Sozialhilf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7233364.759999998" table:style-name="ce10">
            <text:p>57’233’364.76</text:p>
          </table:table-cell>
          <table:table-cell office:value-type="float" office:value="58831200" table:style-name="ce11">
            <text:p>58’831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6531781.969999999" table:style-name="ce10">
            <text:p>56’531’781.97</text:p>
          </table:table-cell>
          <table:table-cell table:style-name="ce10"/>
          <table:table-cell office:value-type="float" office:value="-2419418" table:style-name="ce11">
            <text:p>-2’419’41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20000" table:style-name="ce11">
            <text:p>12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5293429.260000002" table:style-name="ce10">
            <text:p>25’293’429.26</text:p>
          </table:table-cell>
          <table:table-cell office:value-type="float" office:value="25464900" table:style-name="ce11">
            <text:p>25’464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5887157.309999999" table:style-name="ce10">
            <text:p>25’887’157.31</text:p>
          </table:table-cell>
          <table:table-cell office:value-type="float" office:value="422257" table:style-name="ce11">
            <text:p>422’25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1939935.5" table:style-name="ce10">
            <text:p>31’939’935.50</text:p>
          </table:table-cell>
          <table:table-cell office:value-type="float" office:value="33486300" table:style-name="ce11">
            <text:p>33’486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0644624.66" table:style-name="ce10">
            <text:p>30’644’624.66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5726.2" table:style-name="ce6">
            <text:p>775’726.20</text:p>
          </table:table-cell>
          <table:table-cell office:value-type="float" office:value="846500" table:style-name="ce7">
            <text:p>846’5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679863.9" table:style-name="ce6">
            <text:p>679’863.90</text:p>
          </table:table-cell>
          <table:table-cell table:style-name="ce6"/>
          <table:table-cell office:value-type="float" office:value="-166636" table:style-name="ce7">
            <text:p>-166’6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5234480.710000001" table:style-name="ce6">
            <text:p>55’234’480.71</text:p>
          </table:table-cell>
          <table:table-cell office:value-type="float" office:value="56674600" table:style-name="ce7">
            <text:p>56’674’6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54941052.920000002" table:style-name="ce6">
            <text:p>54’941’052.92</text:p>
          </table:table-cell>
          <table:table-cell table:style-name="ce6"/>
          <table:table-cell office:value-type="float" office:value="-1853547" table:style-name="ce7">
            <text:p>-1’853’5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0000" table:style-name="ce7">
            <text:p>120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23157.8500000001" table:style-name="ce6">
            <text:p>1’223’157.85</text:p>
          </table:table-cell>
          <table:table-cell office:value-type="float" office:value="1310100" table:style-name="ce7">
            <text:p>1’310’1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910865.15" table:style-name="ce6">
            <text:p>910’865.15</text:p>
          </table:table-cell>
          <table:table-cell table:style-name="ce6"/>
          <table:table-cell office:value-type="float" office:value="-399235" table:style-name="ce7">
            <text:p>-399’2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091469.960000001" table:style-name="ce6">
            <text:p>18’091’469.96</text:p>
          </table:table-cell>
          <table:table-cell office:value-type="float" office:value="16823800" table:style-name="ce7">
            <text:p>16’823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8247246.890000001" table:style-name="ce6">
            <text:p>18’247’246.89</text:p>
          </table:table-cell>
          <table:table-cell office:value-type="float" office:value="1423447" table:style-name="ce7">
            <text:p>1’423’4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53938.5" table:style-name="ce6">
            <text:p>6’453’938.50</text:p>
          </table:table-cell>
          <table:table-cell office:value-type="float" office:value="7806300" table:style-name="ce7">
            <text:p>7’806’300</text:p>
          </table:table-cell>
          <table:table-cell table:style-name="ce5"/>
          <table:table-cell office:value-type="string" table:style-name="ce5">
            <text:p>450</text:p>
          </table:table-cell>
          <table:table-cell office:value-type="string" table:style-name="ce5">
            <text:p>Rückerstattungen des Bundes</text:p>
          </table:table-cell>
          <table:table-cell table:style-name="ce6"/>
          <table:table-cell office:value-type="float" office:value="7083075.2199999997" table:style-name="ce6">
            <text:p>7’083’075.22</text:p>
          </table:table-cell>
          <table:table-cell office:value-type="float" office:value="-723225" table:style-name="ce7">
            <text:p>-723’2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310" table:style-name="ce6">
            <text:p>35’310.00</text:p>
          </table:table-cell>
          <table:table-cell office:value-type="float" office:value="54900" table:style-name="ce7">
            <text:p>54’9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9404.6" table:style-name="ce6">
            <text:p>9’404.60</text:p>
          </table:table-cell>
          <table:table-cell office:value-type="float" office:value="-45495" table:style-name="ce7">
            <text:p>-45’4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682.15" table:style-name="ce6">
            <text:p>44’682.15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54125.95" table:style-name="ce6">
            <text:p>54’125.95</text:p>
          </table:table-cell>
          <table:table-cell office:value-type="float" office:value="51326" table:style-name="ce7">
            <text:p>51’3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68028.65" table:style-name="ce6">
            <text:p>668’028.65</text:p>
          </table:table-cell>
          <table:table-cell office:value-type="float" office:value="777100" table:style-name="ce7">
            <text:p>777’1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493304.65" table:style-name="ce6">
            <text:p>493’304.65</text:p>
          </table:table-cell>
          <table:table-cell office:value-type="float" office:value="-283795" table:style-name="ce7">
            <text:p>-283’7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12</text:p>
          </table:table-cell>
          <table:table-cell office:value-type="string" table:style-name="ce9">
            <text:p>Verschiedene Beiträge an Priva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900595.91" table:style-name="ce10">
            <text:p>20’900’595.91</text:p>
          </table:table-cell>
          <table:table-cell office:value-type="float" office:value="21495600" table:style-name="ce11">
            <text:p>21’495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560219.75" table:style-name="ce10">
            <text:p>20’560’219.75</text:p>
          </table:table-cell>
          <table:table-cell table:style-name="ce10"/>
          <table:table-cell office:value-type="float" office:value="-1170180" table:style-name="ce11">
            <text:p>-1’170’18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5000" table:style-name="ce11">
            <text:p>65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69800" table:style-name="ce11">
            <text:p>169’8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5636685.119999999" table:style-name="ce10">
            <text:p>15’636’685.12</text:p>
          </table:table-cell>
          <table:table-cell office:value-type="float" office:value="15470700" table:style-name="ce11">
            <text:p>15’470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853362.32" table:style-name="ce10">
            <text:p>14’853’362.32</text:p>
          </table:table-cell>
          <table:table-cell office:value-type="float" office:value="-617338" table:style-name="ce11">
            <text:p>-617’33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263910.79" table:style-name="ce10">
            <text:p>5’263’910.79</text:p>
          </table:table-cell>
          <table:table-cell office:value-type="float" office:value="6259700" table:style-name="ce11">
            <text:p>6’259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706857.4299999997" table:style-name="ce10">
            <text:p>5’706’857.43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25" table:style-name="ce6">
            <text:p>2’625.0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4500" table:style-name="ce6">
            <text:p>114’500.00</text:p>
          </table:table-cell>
          <table:table-cell table:style-name="ce7"/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169800" table:style-name="ce6">
            <text:p>169’8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69800" table:style-name="ce7">
            <text:p>169’8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288968.109999999" table:style-name="ce6">
            <text:p>19’288’968.11</text:p>
          </table:table-cell>
          <table:table-cell office:value-type="float" office:value="19958500" table:style-name="ce7">
            <text:p>19’958’5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19274257.149999999" table:style-name="ce6">
            <text:p>19’274’257.15</text:p>
          </table:table-cell>
          <table:table-cell table:style-name="ce6"/>
          <table:table-cell office:value-type="float" office:value="-749243" table:style-name="ce7">
            <text:p>-749’2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65000" table:style-name="ce7">
            <text:p>6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22502.8" table:style-name="ce6">
            <text:p>1’422’502.80</text:p>
          </table:table-cell>
          <table:table-cell office:value-type="float" office:value="1467100" table:style-name="ce7">
            <text:p>1’467’1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044162.6" table:style-name="ce6">
            <text:p>1’044’162.60</text:p>
          </table:table-cell>
          <table:table-cell table:style-name="ce6"/>
          <table:table-cell office:value-type="float" office:value="-422937" table:style-name="ce7">
            <text:p>-422’9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2000" table:style-name="ce6">
            <text:p>72’000.00</text:p>
          </table:table-cell>
          <table:table-cell office:value-type="float" office:value="70000" table:style-name="ce7">
            <text:p>70’000</text:p>
          </table:table-cell>
          <table:table-cell table:style-name="ce5"/>
          <table:table-cell office:value-type="string" table:style-name="ce5">
            <text:p>393</text:p>
          </table:table-cell>
          <table:table-cell office:value-type="string" table:style-name="ce5">
            <text:p>Intern verrechneter Aufwand</text:p>
          </table:table-cell>
          <table:table-cell office:value-type="float" office:value="72000" table:style-name="ce6">
            <text:p>72’000.00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632.85" table:style-name="ce6">
            <text:p>30’632.85</text:p>
          </table:table-cell>
          <table:table-cell office:value-type="float" office:value="30300" table:style-name="ce7">
            <text:p>30’300</text:p>
          </table:table-cell>
          <table:table-cell table:style-name="ce5"/>
          <table:table-cell office:value-type="string" table:style-name="ce5">
            <text:p>429</text:p>
          </table:table-cell>
          <table:table-cell office:value-type="string" table:style-name="ce5">
            <text:p>Übrige Vermögenserträge</text:p>
          </table:table-cell>
          <table:table-cell table:style-name="ce6"/>
          <table:table-cell office:value-type="float" office:value="31247.55" table:style-name="ce6">
            <text:p>31’247.55</text:p>
          </table:table-cell>
          <table:table-cell office:value-type="float" office:value="948" table:style-name="ce7">
            <text:p>94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1250.05" table:style-name="ce6">
            <text:p>391’250.05</text:p>
          </table:table-cell>
          <table:table-cell office:value-type="float" office:value="293600" table:style-name="ce7">
            <text:p>293’6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94163.8" table:style-name="ce6">
            <text:p>294’163.80</text:p>
          </table:table-cell>
          <table:table-cell office:value-type="float" office:value="564" table:style-name="ce7">
            <text:p>5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88740.62" table:style-name="ce6">
            <text:p>3’588’740.62</text:p>
          </table:table-cell>
          <table:table-cell office:value-type="float" office:value="3378400" table:style-name="ce7">
            <text:p>3’378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928455.38" table:style-name="ce6">
            <text:p>2’928’455.38</text:p>
          </table:table-cell>
          <table:table-cell office:value-type="float" office:value="-449945" table:style-name="ce7">
            <text:p>-449’9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626061.6" table:style-name="ce6">
            <text:p>11’626’061.60</text:p>
          </table:table-cell>
          <table:table-cell office:value-type="float" office:value="11768400" table:style-name="ce7">
            <text:p>11’768’4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11599495.59" table:style-name="ce6">
            <text:p>11’599’495.59</text:p>
          </table:table-cell>
          <table:table-cell office:value-type="float" office:value="-168904" table:style-name="ce7">
            <text:p>-168’90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13</text:p>
          </table:table-cell>
          <table:table-cell office:value-type="string" table:style-name="ce9">
            <text:p>KES-Behörd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835964.55" table:style-name="ce10">
            <text:p>3’835’964.55</text:p>
          </table:table-cell>
          <table:table-cell office:value-type="float" office:value="4068700" table:style-name="ce11">
            <text:p>4’068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353331.0199999996" table:style-name="ce10">
            <text:p>4’353’331.02</text:p>
          </table:table-cell>
          <table:table-cell table:style-name="ce10"/>
          <table:table-cell office:value-type="float" office:value="46031" table:style-name="ce11">
            <text:p>46’03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500" table:style-name="ce11">
            <text:p>6’5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32100" table:style-name="ce11">
            <text:p>232’1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37735.1" table:style-name="ce10">
            <text:p>737’735.10</text:p>
          </table:table-cell>
          <table:table-cell office:value-type="float" office:value="741700" table:style-name="ce11">
            <text:p>741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799010.2" table:style-name="ce10">
            <text:p>799’010.20</text:p>
          </table:table-cell>
          <table:table-cell office:value-type="float" office:value="57310" table:style-name="ce11">
            <text:p>57’31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098229.45" table:style-name="ce10">
            <text:p>3’098’229.45</text:p>
          </table:table-cell>
          <table:table-cell office:value-type="float" office:value="3565600" table:style-name="ce11">
            <text:p>3’565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554320.82" table:style-name="ce10">
            <text:p>3’554’320.82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93690.45" table:style-name="ce6">
            <text:p>2’793’690.45</text:p>
          </table:table-cell>
          <table:table-cell office:value-type="float" office:value="2948200" table:style-name="ce7">
            <text:p>2’948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180286.8" table:style-name="ce6">
            <text:p>3’180’286.80</text:p>
          </table:table-cell>
          <table:table-cell table:style-name="ce6"/>
          <table:table-cell office:value-type="float" office:value="-13" table:style-name="ce7">
            <text:p>-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32100" table:style-name="ce7">
            <text:p>232’1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1669.95" table:style-name="ce6">
            <text:p>211’669.95</text:p>
          </table:table-cell>
          <table:table-cell office:value-type="float" office:value="225000" table:style-name="ce7">
            <text:p>225’0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41012" table:style-name="ce6">
            <text:p>241’012.00</text:p>
          </table:table-cell>
          <table:table-cell table:style-name="ce6"/>
          <table:table-cell office:value-type="float" office:value="16012" table:style-name="ce7">
            <text:p>16’0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7145.15000000002" table:style-name="ce6">
            <text:p>267’145.15</text:p>
          </table:table-cell>
          <table:table-cell office:value-type="float" office:value="295200" table:style-name="ce7">
            <text:p>295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10582.5" table:style-name="ce6">
            <text:p>310’582.50</text:p>
          </table:table-cell>
          <table:table-cell table:style-name="ce6"/>
          <table:table-cell office:value-type="float" office:value="15383" table:style-name="ce7">
            <text:p>15’3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458.25" table:style-name="ce6">
            <text:p>17’458.25</text:p>
          </table:table-cell>
          <table:table-cell office:value-type="float" office:value="21500" table:style-name="ce7">
            <text:p>21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1423.55" table:style-name="ce6">
            <text:p>21’423.55</text:p>
          </table:table-cell>
          <table:table-cell table:style-name="ce6"/>
          <table:table-cell office:value-type="float" office:value="-76" table:style-name="ce7">
            <text:p>-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502.45" table:style-name="ce6">
            <text:p>16’502.45</text:p>
          </table:table-cell>
          <table:table-cell office:value-type="float" office:value="36100" table:style-name="ce7">
            <text:p>36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5935.25" table:style-name="ce6">
            <text:p>15’935.25</text:p>
          </table:table-cell>
          <table:table-cell table:style-name="ce6"/>
          <table:table-cell office:value-type="float" office:value="-20165" table:style-name="ce7">
            <text:p>-20’16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303.95" table:style-name="ce6">
            <text:p>12’303.95</text:p>
          </table:table-cell>
          <table:table-cell office:value-type="float" office:value="11700" table:style-name="ce7">
            <text:p>11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6726" table:style-name="ce6">
            <text:p>16’726.00</text:p>
          </table:table-cell>
          <table:table-cell table:style-name="ce6"/>
          <table:table-cell office:value-type="float" office:value="-1474" table:style-name="ce7">
            <text:p>-1’4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6500" table:style-name="ce7">
            <text:p>6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434.2999999999993" table:style-name="ce6">
            <text:p>8’434.30</text:p>
          </table:table-cell>
          <table:table-cell office:value-type="float" office:value="11500" table:style-name="ce7">
            <text:p>11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9984.1" table:style-name="ce6">
            <text:p>9’984.10</text:p>
          </table:table-cell>
          <table:table-cell table:style-name="ce6"/>
          <table:table-cell office:value-type="float" office:value="-1516" table:style-name="ce7">
            <text:p>-1’5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358.780000000001" table:style-name="ce6">
            <text:p>10’358.78</text:p>
          </table:table-cell>
          <table:table-cell office:value-type="float" office:value="8300" table:style-name="ce7">
            <text:p>8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8060.36" table:style-name="ce6">
            <text:p>8’060.36</text:p>
          </table:table-cell>
          <table:table-cell table:style-name="ce6"/>
          <table:table-cell office:value-type="float" office:value="-240" table:style-name="ce7">
            <text:p>-2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4340.73000000001" table:style-name="ce6">
            <text:p>164’340.73</text:p>
          </table:table-cell>
          <table:table-cell office:value-type="float" office:value="170100" table:style-name="ce7">
            <text:p>170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80201.87" table:style-name="ce6">
            <text:p>180’201.87</text:p>
          </table:table-cell>
          <table:table-cell table:style-name="ce6"/>
          <table:table-cell office:value-type="float" office:value="10102" table:style-name="ce7">
            <text:p>10’10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17.65" table:style-name="ce6">
            <text:p>2’517.65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541.3" table:style-name="ce6">
            <text:p>1’541.30</text:p>
          </table:table-cell>
          <table:table-cell table:style-name="ce6"/>
          <table:table-cell office:value-type="float" office:value="1141" table:style-name="ce7">
            <text:p>1’14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19.65" table:style-name="ce6">
            <text:p>1’419.65</text:p>
          </table:table-cell>
          <table:table-cell office:value-type="float" office:value="6300" table:style-name="ce7">
            <text:p>6’3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5085" table:style-name="ce6">
            <text:p>5’085.00</text:p>
          </table:table-cell>
          <table:table-cell table:style-name="ce6"/>
          <table:table-cell office:value-type="float" office:value="-1215" table:style-name="ce7">
            <text:p>-1’2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7966.7" table:style-name="ce6">
            <text:p>207’966.70</text:p>
          </table:table-cell>
          <table:table-cell office:value-type="float" office:value="208100" table:style-name="ce7">
            <text:p>208’1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07740.2" table:style-name="ce6">
            <text:p>207’740.20</text:p>
          </table:table-cell>
          <table:table-cell table:style-name="ce6"/>
          <table:table-cell office:value-type="float" office:value="-360" table:style-name="ce7">
            <text:p>-3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2156.54" table:style-name="ce6">
            <text:p>122’156.54</text:p>
          </table:table-cell>
          <table:table-cell office:value-type="float" office:value="126300" table:style-name="ce7">
            <text:p>126’3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54752.09" table:style-name="ce6">
            <text:p>154’752.09</text:p>
          </table:table-cell>
          <table:table-cell table:style-name="ce6"/>
          <table:table-cell office:value-type="float" office:value="28452" table:style-name="ce7">
            <text:p>28’4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9861.85" table:style-name="ce6">
            <text:p>219’861.85</text:p>
          </table:table-cell>
          <table:table-cell office:value-type="float" office:value="216100" table:style-name="ce7">
            <text:p>216’1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219673" table:style-name="ce6">
            <text:p>219’673.00</text:p>
          </table:table-cell>
          <table:table-cell office:value-type="float" office:value="3573" table:style-name="ce7">
            <text:p>3’5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100.25" table:style-name="ce6">
            <text:p>30’100.25</text:p>
          </table:table-cell>
          <table:table-cell office:value-type="float" office:value="44200" table:style-name="ce7">
            <text:p>44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8165.5" table:style-name="ce6">
            <text:p>68’165.50</text:p>
          </table:table-cell>
          <table:table-cell office:value-type="float" office:value="23966" table:style-name="ce7">
            <text:p>23’96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87773" table:style-name="ce6">
            <text:p>487’773.00</text:p>
          </table:table-cell>
          <table:table-cell office:value-type="float" office:value="481400" table:style-name="ce7">
            <text:p>481’4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511171.7" table:style-name="ce6">
            <text:p>511’171.70</text:p>
          </table:table-cell>
          <table:table-cell office:value-type="float" office:value="29772" table:style-name="ce7">
            <text:p>29’7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14</text:p>
          </table:table-cell>
          <table:table-cell office:value-type="string" table:style-name="ce9">
            <text:p>Verschiedene Einrichtungen für Betreuungsaufgab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56553.75" table:style-name="ce10">
            <text:p>856’553.75</text:p>
          </table:table-cell>
          <table:table-cell office:value-type="float" office:value="831500" table:style-name="ce11">
            <text:p>831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957926.55" table:style-name="ce10">
            <text:p>957’926.55</text:p>
          </table:table-cell>
          <table:table-cell table:style-name="ce10"/>
          <table:table-cell office:value-type="float" office:value="17827" table:style-name="ce11">
            <text:p>17’82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08600" table:style-name="ce11">
            <text:p>108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72934.9" table:style-name="ce10">
            <text:p>372’934.90</text:p>
          </table:table-cell>
          <table:table-cell office:value-type="float" office:value="416300" table:style-name="ce11">
            <text:p>416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96826.6" table:style-name="ce10">
            <text:p>396’826.60</text:p>
          </table:table-cell>
          <table:table-cell office:value-type="float" office:value="-19473" table:style-name="ce11">
            <text:p>-19’47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83618.85" table:style-name="ce10">
            <text:p>483’618.85</text:p>
          </table:table-cell>
          <table:table-cell office:value-type="float" office:value="523800" table:style-name="ce11">
            <text:p>523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61099.94999999995" table:style-name="ce10">
            <text:p>561’099.9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30156.69999999995" table:style-name="ce6">
            <text:p>630’156.70</text:p>
          </table:table-cell>
          <table:table-cell office:value-type="float" office:value="599000" table:style-name="ce7">
            <text:p>599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707609.85" table:style-name="ce6">
            <text:p>707’609.85</text:p>
          </table:table-cell>
          <table:table-cell table:style-name="ce6"/>
          <table:table-cell office:value-type="float" office:value="10" table:style-name="ce7">
            <text:p>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08600" table:style-name="ce7">
            <text:p>108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7664.800000000003" table:style-name="ce6">
            <text:p>47’664.80</text:p>
          </table:table-cell>
          <table:table-cell office:value-type="float" office:value="45500" table:style-name="ce7">
            <text:p>45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2667.65" table:style-name="ce6">
            <text:p>52’667.65</text:p>
          </table:table-cell>
          <table:table-cell table:style-name="ce6"/>
          <table:table-cell office:value-type="float" office:value="7168" table:style-name="ce7">
            <text:p>7’1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333.4" table:style-name="ce6">
            <text:p>62’333.40</text:p>
          </table:table-cell>
          <table:table-cell office:value-type="float" office:value="64000" table:style-name="ce7">
            <text:p>64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73231.199999999997" table:style-name="ce6">
            <text:p>73’231.20</text:p>
          </table:table-cell>
          <table:table-cell table:style-name="ce6"/>
          <table:table-cell office:value-type="float" office:value="9231" table:style-name="ce7">
            <text:p>9’23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90.1" table:style-name="ce6">
            <text:p>3’990.10</text:p>
          </table:table-cell>
          <table:table-cell office:value-type="float" office:value="3900" table:style-name="ce7">
            <text:p>3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651.05" table:style-name="ce6">
            <text:p>4’651.05</text:p>
          </table:table-cell>
          <table:table-cell table:style-name="ce6"/>
          <table:table-cell office:value-type="float" office:value="751" table:style-name="ce7">
            <text:p>7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08" table:style-name="ce6">
            <text:p>3’908.00</text:p>
          </table:table-cell>
          <table:table-cell office:value-type="float" office:value="2300" table:style-name="ce7">
            <text:p>2’3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3708" table:style-name="ce6">
            <text:p>3’708.00</text:p>
          </table:table-cell>
          <table:table-cell table:style-name="ce6"/>
          <table:table-cell office:value-type="float" office:value="1408" table:style-name="ce7">
            <text:p>1’4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57.1500000000001" table:style-name="ce6">
            <text:p>1’257.15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337.4499999999998" table:style-name="ce6">
            <text:p>2’337.45</text:p>
          </table:table-cell>
          <table:table-cell table:style-name="ce6"/>
          <table:table-cell office:value-type="float" office:value="1137" table:style-name="ce7">
            <text:p>1’1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99.85" table:style-name="ce6">
            <text:p>999.85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59.65" table:style-name="ce6">
            <text:p>159.65</text:p>
          </table:table-cell>
          <table:table-cell table:style-name="ce6"/>
          <table:table-cell office:value-type="float" office:value="-840" table:style-name="ce7">
            <text:p>-8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25.1" table:style-name="ce6">
            <text:p>5’725.10</text:p>
          </table:table-cell>
          <table:table-cell office:value-type="float" office:value="5500" table:style-name="ce7">
            <text:p>5’5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5285.35" table:style-name="ce6">
            <text:p>5’285.35</text:p>
          </table:table-cell>
          <table:table-cell table:style-name="ce6"/>
          <table:table-cell office:value-type="float" office:value="-215" table:style-name="ce7">
            <text:p>-2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323.15" table:style-name="ce6">
            <text:p>32’323.15</text:p>
          </table:table-cell>
          <table:table-cell office:value-type="float" office:value="35100" table:style-name="ce7">
            <text:p>35’1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7107.5" table:style-name="ce6">
            <text:p>27’107.50</text:p>
          </table:table-cell>
          <table:table-cell table:style-name="ce6"/>
          <table:table-cell office:value-type="float" office:value="-7993" table:style-name="ce7">
            <text:p>-7’9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89.2" table:style-name="ce6">
            <text:p>1’889.20</text:p>
          </table:table-cell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405.55" table:style-name="ce6">
            <text:p>1’405.55</text:p>
          </table:table-cell>
          <table:table-cell table:style-name="ce6"/>
          <table:table-cell office:value-type="float" office:value="806" table:style-name="ce7">
            <text:p>8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5.5" table:style-name="ce6">
            <text:p>155.50</text:p>
          </table:table-cell>
          <table:table-cell table:style-name="ce7"/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64.150000000000006" table:style-name="ce6">
            <text:p>64.15</text:p>
          </table:table-cell>
          <table:table-cell table:style-name="ce6"/>
          <table:table-cell office:value-type="float" office:value="64" table:style-name="ce7">
            <text:p>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80" table:style-name="ce6">
            <text:p>780.00</text:p>
          </table:table-cell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780" table:style-name="ce6">
            <text:p>780.00</text:p>
          </table:table-cell>
          <table:table-cell table:style-name="ce6"/>
          <table:table-cell office:value-type="float" office:value="-20" table:style-name="ce7">
            <text:p>-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" table:style-name="ce6">
            <text:p>10.00</text:p>
          </table:table-cell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5.8" table:style-name="ce6">
            <text:p>25.80</text:p>
          </table:table-cell>
          <table:table-cell table:style-name="ce6"/>
          <table:table-cell office:value-type="float" office:value="-174" table:style-name="ce7">
            <text:p>-1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82.8" table:style-name="ce6">
            <text:p>1’282.80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939.05" table:style-name="ce6">
            <text:p>939.05</text:p>
          </table:table-cell>
          <table:table-cell table:style-name="ce6"/>
          <table:table-cell office:value-type="float" office:value="-661" table:style-name="ce7">
            <text:p>-6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94" table:style-name="ce6">
            <text:p>194.00</text:p>
          </table:table-cell>
          <table:table-cell table:style-name="ce6"/>
          <table:table-cell office:value-type="float" office:value="194" table:style-name="ce7">
            <text:p>1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078" table:style-name="ce6">
            <text:p>64’078.00</text:p>
          </table:table-cell>
          <table:table-cell office:value-type="float" office:value="70800" table:style-name="ce7">
            <text:p>70’8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77760.3" table:style-name="ce6">
            <text:p>77’760.30</text:p>
          </table:table-cell>
          <table:table-cell table:style-name="ce6"/>
          <table:table-cell office:value-type="float" office:value="6960" table:style-name="ce7">
            <text:p>6’9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5030" table:style-name="ce6">
            <text:p>105’030.00</text:p>
          </table:table-cell>
          <table:table-cell office:value-type="float" office:value="75200" table:style-name="ce7">
            <text:p>75’200</text:p>
          </table:table-cell>
          <table:table-cell table:style-name="ce5"/>
          <table:table-cell office:value-type="string" table:style-name="ce5">
            <text:p>432</text:p>
          </table:table-cell>
          <table:table-cell office:value-type="string" table:style-name="ce5">
            <text:p>Spital- und Heimtaxen, Kostgelder</text:p>
          </table:table-cell>
          <table:table-cell table:style-name="ce6"/>
          <table:table-cell office:value-type="float" office:value="146470" table:style-name="ce6">
            <text:p>146’470.00</text:p>
          </table:table-cell>
          <table:table-cell office:value-type="float" office:value="71270" table:style-name="ce7">
            <text:p>71’2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864.9" table:style-name="ce6">
            <text:p>7’864.90</text:p>
          </table:table-cell>
          <table:table-cell office:value-type="float" office:value="7300" table:style-name="ce7">
            <text:p>7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7176.6" table:style-name="ce6">
            <text:p>27’176.60</text:p>
          </table:table-cell>
          <table:table-cell office:value-type="float" office:value="19877" table:style-name="ce7">
            <text:p>19’8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62</text:p>
          </table:table-cell>
          <table:table-cell office:value-type="string" table:style-name="ce5">
            <text:p>Beiträge von Gemeinden</text:p>
          </table:table-cell>
          <table:table-cell table:style-name="ce6"/>
          <table:table-cell office:value-type="float" office:value="7100" table:style-name="ce6">
            <text:p>7’100.00</text:p>
          </table:table-cell>
          <table:table-cell office:value-type="float" office:value="7100" table:style-name="ce7">
            <text:p>7’1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0040" table:style-name="ce6">
            <text:p>260’040.00</text:p>
          </table:table-cell>
          <table:table-cell office:value-type="float" office:value="333800" table:style-name="ce7">
            <text:p>333’8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16080" table:style-name="ce6">
            <text:p>216’080.00</text:p>
          </table:table-cell>
          <table:table-cell office:value-type="float" office:value="-117720" table:style-name="ce7">
            <text:p>-117’7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3</text:p>
          </table:table-cell>
          <table:table-cell office:value-type="string" table:style-name="ce9">
            <text:p>Stadtpolizei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0360457.969999999" table:style-name="ce10">
            <text:p>40’360’457.97</text:p>
          </table:table-cell>
          <table:table-cell office:value-type="float" office:value="39931500" table:style-name="ce11">
            <text:p>39’931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0642521.130000003" table:style-name="ce10">
            <text:p>40’642’521.13</text:p>
          </table:table-cell>
          <table:table-cell table:style-name="ce10"/>
          <table:table-cell office:value-type="float" office:value="370921" table:style-name="ce11">
            <text:p>370’92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7400" table:style-name="ce11">
            <text:p>67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72700" table:style-name="ce11">
            <text:p>272’7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7940073.710000001" table:style-name="ce10">
            <text:p>27’940’073.71</text:p>
          </table:table-cell>
          <table:table-cell office:value-type="float" office:value="27180400" table:style-name="ce11">
            <text:p>27’180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7552897.59" table:style-name="ce10">
            <text:p>27’552’897.59</text:p>
          </table:table-cell>
          <table:table-cell office:value-type="float" office:value="372498" table:style-name="ce11">
            <text:p>372’49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420384.26" table:style-name="ce10">
            <text:p>12’420’384.26</text:p>
          </table:table-cell>
          <table:table-cell office:value-type="float" office:value="13091200" table:style-name="ce11">
            <text:p>13’091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3089623.539999999" table:style-name="ce10">
            <text:p>13’089’623.5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30</text:p>
          </table:table-cell>
          <table:table-cell office:value-type="string" table:style-name="ce9">
            <text:p>Polizeidiens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0345531.84" table:style-name="ce10">
            <text:p>30’345’531.84</text:p>
          </table:table-cell>
          <table:table-cell office:value-type="float" office:value="30839800" table:style-name="ce11">
            <text:p>30’839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1008845.52" table:style-name="ce10">
            <text:p>31’008’845.52</text:p>
          </table:table-cell>
          <table:table-cell table:style-name="ce10"/>
          <table:table-cell office:value-type="float" office:value="-151654" table:style-name="ce11">
            <text:p>-151’65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48000" table:style-name="ce11">
            <text:p>48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72700" table:style-name="ce11">
            <text:p>272’7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779220.350000001" table:style-name="ce10">
            <text:p>17’779’220.35</text:p>
          </table:table-cell>
          <table:table-cell office:value-type="float" office:value="17884700" table:style-name="ce11">
            <text:p>17’884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7757585.670000002" table:style-name="ce10">
            <text:p>17’757’585.67</text:p>
          </table:table-cell>
          <table:table-cell office:value-type="float" office:value="-127114" table:style-name="ce11">
            <text:p>-127’11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566311.49" table:style-name="ce10">
            <text:p>12’566’311.49</text:p>
          </table:table-cell>
          <table:table-cell office:value-type="float" office:value="13275800" table:style-name="ce11">
            <text:p>13’275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3251259.85" table:style-name="ce10">
            <text:p>13’251’259.8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003675.699999999" table:style-name="ce6">
            <text:p>21’003’675.70</text:p>
          </table:table-cell>
          <table:table-cell office:value-type="float" office:value="21168200" table:style-name="ce7">
            <text:p>21’168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1440941.899999999" table:style-name="ce6">
            <text:p>21’440’941.90</text:p>
          </table:table-cell>
          <table:table-cell table:style-name="ce6"/>
          <table:table-cell office:value-type="float" office:value="42" table:style-name="ce7">
            <text:p>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72700" table:style-name="ce7">
            <text:p>272’7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67472.9" table:style-name="ce6">
            <text:p>1’567’472.90</text:p>
          </table:table-cell>
          <table:table-cell office:value-type="float" office:value="1597500" table:style-name="ce7">
            <text:p>1’597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618875.3" table:style-name="ce6">
            <text:p>1’618’875.30</text:p>
          </table:table-cell>
          <table:table-cell table:style-name="ce6"/>
          <table:table-cell office:value-type="float" office:value="21375" table:style-name="ce7">
            <text:p>21’3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69313.95" table:style-name="ce6">
            <text:p>1’869’313.95</text:p>
          </table:table-cell>
          <table:table-cell office:value-type="float" office:value="1883900" table:style-name="ce7">
            <text:p>1’883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913603.2" table:style-name="ce6">
            <text:p>1’913’603.20</text:p>
          </table:table-cell>
          <table:table-cell table:style-name="ce6"/>
          <table:table-cell office:value-type="float" office:value="29703" table:style-name="ce7">
            <text:p>29’7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9321.75" table:style-name="ce6">
            <text:p>129’321.75</text:p>
          </table:table-cell>
          <table:table-cell office:value-type="float" office:value="146600" table:style-name="ce7">
            <text:p>146’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44527.04999999999" table:style-name="ce6">
            <text:p>144’527.05</text:p>
          </table:table-cell>
          <table:table-cell table:style-name="ce6"/>
          <table:table-cell office:value-type="float" office:value="-2073" table:style-name="ce7">
            <text:p>-2’0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2198.89" table:style-name="ce6">
            <text:p>292’198.89</text:p>
          </table:table-cell>
          <table:table-cell office:value-type="float" office:value="448700" table:style-name="ce7">
            <text:p>448’7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418025.13" table:style-name="ce6">
            <text:p>418’025.13</text:p>
          </table:table-cell>
          <table:table-cell table:style-name="ce6"/>
          <table:table-cell office:value-type="float" office:value="-30675" table:style-name="ce7">
            <text:p>-30’6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41018.7" table:style-name="ce6">
            <text:p>741’018.70</text:p>
          </table:table-cell>
          <table:table-cell office:value-type="float" office:value="802200" table:style-name="ce7">
            <text:p>802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731259.35" table:style-name="ce6">
            <text:p>731’259.35</text:p>
          </table:table-cell>
          <table:table-cell table:style-name="ce6"/>
          <table:table-cell office:value-type="float" office:value="-70941" table:style-name="ce7">
            <text:p>-70’94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306.88" table:style-name="ce6">
            <text:p>115’306.88</text:p>
          </table:table-cell>
          <table:table-cell office:value-type="float" office:value="131200" table:style-name="ce7">
            <text:p>131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98695.49" table:style-name="ce6">
            <text:p>98’695.49</text:p>
          </table:table-cell>
          <table:table-cell table:style-name="ce6"/>
          <table:table-cell office:value-type="float" office:value="-32505" table:style-name="ce7">
            <text:p>-32’50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5161.31999999995" table:style-name="ce6">
            <text:p>565’161.32</text:p>
          </table:table-cell>
          <table:table-cell office:value-type="float" office:value="619600" table:style-name="ce7">
            <text:p>619’6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643173.81000000006" table:style-name="ce6">
            <text:p>643’173.81</text:p>
          </table:table-cell>
          <table:table-cell table:style-name="ce6"/>
          <table:table-cell office:value-type="float" office:value="23574" table:style-name="ce7">
            <text:p>23’5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08.3999999999996" table:style-name="ce6">
            <text:p>5’008.40</text:p>
          </table:table-cell>
          <table:table-cell office:value-type="float" office:value="5500" table:style-name="ce7">
            <text:p>5’5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5651.1" table:style-name="ce6">
            <text:p>5’651.10</text:p>
          </table:table-cell>
          <table:table-cell table:style-name="ce6"/>
          <table:table-cell office:value-type="float" office:value="151" table:style-name="ce7">
            <text:p>1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9472.04" table:style-name="ce6">
            <text:p>349’472.04</text:p>
          </table:table-cell>
          <table:table-cell office:value-type="float" office:value="376200" table:style-name="ce7">
            <text:p>376’2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360401.93" table:style-name="ce6">
            <text:p>360’401.93</text:p>
          </table:table-cell>
          <table:table-cell table:style-name="ce6"/>
          <table:table-cell office:value-type="float" office:value="-15798" table:style-name="ce7">
            <text:p>-15’79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31245.05" table:style-name="ce6">
            <text:p>1’131’245.05</text:p>
          </table:table-cell>
          <table:table-cell office:value-type="float" office:value="1108600" table:style-name="ce7">
            <text:p>1’108’6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090926.95" table:style-name="ce6">
            <text:p>1’090’926.95</text:p>
          </table:table-cell>
          <table:table-cell table:style-name="ce6"/>
          <table:table-cell office:value-type="float" office:value="-17673" table:style-name="ce7">
            <text:p>-17’6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929.3" table:style-name="ce6">
            <text:p>61’929.30</text:p>
          </table:table-cell>
          <table:table-cell office:value-type="float" office:value="77500" table:style-name="ce7">
            <text:p>77’5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68730.899999999994" table:style-name="ce6">
            <text:p>68’730.90</text:p>
          </table:table-cell>
          <table:table-cell table:style-name="ce6"/>
          <table:table-cell office:value-type="float" office:value="-8769" table:style-name="ce7">
            <text:p>-8’7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6030.15" table:style-name="ce6">
            <text:p>96’030.15</text:p>
          </table:table-cell>
          <table:table-cell office:value-type="float" office:value="89100" table:style-name="ce7">
            <text:p>89’1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95914.89" table:style-name="ce6">
            <text:p>95’914.89</text:p>
          </table:table-cell>
          <table:table-cell table:style-name="ce6"/>
          <table:table-cell office:value-type="float" office:value="6815" table:style-name="ce7">
            <text:p>6’8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93504.77" table:style-name="ce6">
            <text:p>593’504.77</text:p>
          </table:table-cell>
          <table:table-cell office:value-type="float" office:value="569800" table:style-name="ce7">
            <text:p>569’8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88071.24" table:style-name="ce6">
            <text:p>588’071.24</text:p>
          </table:table-cell>
          <table:table-cell table:style-name="ce6"/>
          <table:table-cell office:value-type="float" office:value="-29729" table:style-name="ce7">
            <text:p>-29’7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8000" table:style-name="ce7">
            <text:p>48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047.13" table:style-name="ce6">
            <text:p>50’047.13</text:p>
          </table:table-cell>
          <table:table-cell office:value-type="float" office:value="36700" table:style-name="ce7">
            <text:p>36’7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3120.769999999997" table:style-name="ce6">
            <text:p>33’120.77</text:p>
          </table:table-cell>
          <table:table-cell table:style-name="ce6"/>
          <table:table-cell office:value-type="float" office:value="-3579" table:style-name="ce7">
            <text:p>-3’5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1626.04" table:style-name="ce6">
            <text:p>111’626.04</text:p>
          </table:table-cell>
          <table:table-cell office:value-type="float" office:value="120200" table:style-name="ce7">
            <text:p>120’2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11052.65" table:style-name="ce6">
            <text:p>111’052.65</text:p>
          </table:table-cell>
          <table:table-cell table:style-name="ce6"/>
          <table:table-cell office:value-type="float" office:value="-9147" table:style-name="ce7">
            <text:p>-9’1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3071.65" table:style-name="ce6">
            <text:p>403’071.65</text:p>
          </table:table-cell>
          <table:table-cell office:value-type="float" office:value="412600" table:style-name="ce7">
            <text:p>412’6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70397.2" table:style-name="ce6">
            <text:p>370’397.20</text:p>
          </table:table-cell>
          <table:table-cell table:style-name="ce6"/>
          <table:table-cell office:value-type="float" office:value="-42203" table:style-name="ce7">
            <text:p>-42’2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60127.22" table:style-name="ce6">
            <text:p>1’260’127.22</text:p>
          </table:table-cell>
          <table:table-cell office:value-type="float" office:value="1245700" table:style-name="ce7">
            <text:p>1’245’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275476.6599999999" table:style-name="ce6">
            <text:p>1’275’476.66</text:p>
          </table:table-cell>
          <table:table-cell table:style-name="ce6"/>
          <table:table-cell office:value-type="float" office:value="29777" table:style-name="ce7">
            <text:p>29’7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80915.9" table:style-name="ce6">
            <text:p>580’915.90</text:p>
          </table:table-cell>
          <table:table-cell office:value-type="float" office:value="549700" table:style-name="ce7">
            <text:p>549’700</text:p>
          </table:table-cell>
          <table:table-cell table:style-name="ce5"/>
          <table:table-cell office:value-type="string" table:style-name="ce5">
            <text:p>410</text:p>
          </table:table-cell>
          <table:table-cell office:value-type="string" table:style-name="ce5">
            <text:p>Konzessionen</text:p>
          </table:table-cell>
          <table:table-cell table:style-name="ce6"/>
          <table:table-cell office:value-type="float" office:value="591436.19999999995" table:style-name="ce6">
            <text:p>591’436.20</text:p>
          </table:table-cell>
          <table:table-cell office:value-type="float" office:value="41736" table:style-name="ce7">
            <text:p>41’7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" table:style-name="ce6">
            <text:p>4.00</text:p>
          </table:table-cell>
          <table:table-cell table:style-name="ce7"/>
          <table:table-cell table:style-name="ce5"/>
          <table:table-cell office:value-type="string" table:style-name="ce5">
            <text:p>420</text:p>
          </table:table-cell>
          <table:table-cell office:value-type="string" table:style-name="ce5">
            <text:p>Vermögenserträge von Bank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9151.9" table:style-name="ce6">
            <text:p>629’151.90</text:p>
          </table:table-cell>
          <table:table-cell office:value-type="float" office:value="938800" table:style-name="ce7">
            <text:p>938’8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976177.45" table:style-name="ce6">
            <text:p>976’177.45</text:p>
          </table:table-cell>
          <table:table-cell office:value-type="float" office:value="37377" table:style-name="ce7">
            <text:p>37’3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56229.8999999999" table:style-name="ce6">
            <text:p>1’256’229.90</text:p>
          </table:table-cell>
          <table:table-cell office:value-type="float" office:value="1214400" table:style-name="ce7">
            <text:p>1’214’4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178696.7" table:style-name="ce6">
            <text:p>1’178’696.70</text:p>
          </table:table-cell>
          <table:table-cell office:value-type="float" office:value="-35703" table:style-name="ce7">
            <text:p>-35’7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702.35" table:style-name="ce6">
            <text:p>6’702.35</text:p>
          </table:table-cell>
          <table:table-cell office:value-type="float" office:value="6400" table:style-name="ce7">
            <text:p>6’4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2209.5" table:style-name="ce6">
            <text:p>12’209.50</text:p>
          </table:table-cell>
          <table:table-cell office:value-type="float" office:value="5810" table:style-name="ce7">
            <text:p>5’8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78311.02" table:style-name="ce6">
            <text:p>678’311.02</text:p>
          </table:table-cell>
          <table:table-cell office:value-type="float" office:value="723500" table:style-name="ce7">
            <text:p>723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92630.65" table:style-name="ce6">
            <text:p>592’630.65</text:p>
          </table:table-cell>
          <table:table-cell office:value-type="float" office:value="-130869" table:style-name="ce7">
            <text:p>-130’8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516938.6799999997" table:style-name="ce6">
            <text:p>5’516’938.68</text:p>
          </table:table-cell>
          <table:table-cell office:value-type="float" office:value="5372200" table:style-name="ce7">
            <text:p>5’372’200</text:p>
          </table:table-cell>
          <table:table-cell table:style-name="ce5"/>
          <table:table-cell office:value-type="string" table:style-name="ce5">
            <text:p>437</text:p>
          </table:table-cell>
          <table:table-cell office:value-type="string" table:style-name="ce5">
            <text:p>Bussen</text:p>
          </table:table-cell>
          <table:table-cell table:style-name="ce6"/>
          <table:table-cell office:value-type="float" office:value="5261637.72" table:style-name="ce6">
            <text:p>5’261’637.72</text:p>
          </table:table-cell>
          <table:table-cell office:value-type="float" office:value="-110562" table:style-name="ce7">
            <text:p>-110’5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926.5" table:style-name="ce6">
            <text:p>20’926.50</text:p>
          </table:table-cell>
          <table:table-cell office:value-type="float" office:value="7500" table:style-name="ce7">
            <text:p>7’5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15118" table:style-name="ce6">
            <text:p>15’118.00</text:p>
          </table:table-cell>
          <table:table-cell office:value-type="float" office:value="7618" table:style-name="ce7">
            <text:p>7’6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318.05" table:style-name="ce6">
            <text:p>11’318.05</text:p>
          </table:table-cell>
          <table:table-cell office:value-type="float" office:value="7700" table:style-name="ce7">
            <text:p>7’700</text:p>
          </table:table-cell>
          <table:table-cell table:style-name="ce5"/>
          <table:table-cell office:value-type="string" table:style-name="ce5">
            <text:p>441</text:p>
          </table:table-cell>
          <table:table-cell office:value-type="string" table:style-name="ce5">
            <text:p>Anteile an Kantonseinnahmen</text:p>
          </table:table-cell>
          <table:table-cell table:style-name="ce6"/>
          <table:table-cell office:value-type="float" office:value="9348.9500000000007" table:style-name="ce6">
            <text:p>9’348.95</text:p>
          </table:table-cell>
          <table:table-cell office:value-type="float" office:value="1649" table:style-name="ce7">
            <text:p>1’6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686702" table:style-name="ce6">
            <text:p>6’686’702.00</text:p>
          </table:table-cell>
          <table:table-cell office:value-type="float" office:value="6686300" table:style-name="ce7">
            <text:p>6’686’3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6731354" table:style-name="ce6">
            <text:p>6’731’354.00</text:p>
          </table:table-cell>
          <table:table-cell office:value-type="float" office:value="45054" table:style-name="ce7">
            <text:p>45’05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92020.0499999998" table:style-name="ce6">
            <text:p>2’392’020.05</text:p>
          </table:table-cell>
          <table:table-cell office:value-type="float" office:value="2378200" table:style-name="ce7">
            <text:p>2’378’2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388688.5" table:style-name="ce6">
            <text:p>2’388’688.50</text:p>
          </table:table-cell>
          <table:table-cell office:value-type="float" office:value="10489" table:style-name="ce7">
            <text:p>10’48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88" table:style-name="ce6">
            <text:p>288.00</text:p>
          </table:table-cell>
          <table:table-cell office:value-type="float" office:value="288" table:style-name="ce7">
            <text:p>2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31</text:p>
          </table:table-cell>
          <table:table-cell office:value-type="string" table:style-name="ce9">
            <text:p>Marktpolizei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70410.31999999995" table:style-name="ce10">
            <text:p>670’410.32</text:p>
          </table:table-cell>
          <table:table-cell office:value-type="float" office:value="676300" table:style-name="ce11">
            <text:p>676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56983.04000000004" table:style-name="ce10">
            <text:p>656’983.04</text:p>
          </table:table-cell>
          <table:table-cell table:style-name="ce10"/>
          <table:table-cell office:value-type="float" office:value="-19317" table:style-name="ce11">
            <text:p>-19’31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16337.55" table:style-name="ce10">
            <text:p>816’337.55</text:p>
          </table:table-cell>
          <table:table-cell office:value-type="float" office:value="880300" table:style-name="ce11">
            <text:p>880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18619.35" table:style-name="ce10">
            <text:p>818’619.35</text:p>
          </table:table-cell>
          <table:table-cell office:value-type="float" office:value="-61681" table:style-name="ce11">
            <text:p>-61’68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5927.23000000001" table:style-name="ce10">
            <text:p>145’927.23</text:p>
          </table:table-cell>
          <table:table-cell office:value-type="float" office:value="204000" table:style-name="ce11">
            <text:p>204’0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61636.31" table:style-name="ce10">
            <text:p>161’636.31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1552.35" table:style-name="ce6">
            <text:p>221’552.35</text:p>
          </table:table-cell>
          <table:table-cell office:value-type="float" office:value="223600" table:style-name="ce7">
            <text:p>223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13119.7" table:style-name="ce6">
            <text:p>213’119.70</text:p>
          </table:table-cell>
          <table:table-cell table:style-name="ce6"/>
          <table:table-cell office:value-type="float" office:value="-10480" table:style-name="ce7">
            <text:p>-10’4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127.150000000001" table:style-name="ce6">
            <text:p>17’127.15</text:p>
          </table:table-cell>
          <table:table-cell office:value-type="float" office:value="17300" table:style-name="ce7">
            <text:p>17’3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6583.349999999999" table:style-name="ce6">
            <text:p>16’583.35</text:p>
          </table:table-cell>
          <table:table-cell table:style-name="ce6"/>
          <table:table-cell office:value-type="float" office:value="-717" table:style-name="ce7">
            <text:p>-7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726.6" table:style-name="ce6">
            <text:p>24’726.60</text:p>
          </table:table-cell>
          <table:table-cell office:value-type="float" office:value="25300" table:style-name="ce7">
            <text:p>25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2494.799999999999" table:style-name="ce6">
            <text:p>22’494.80</text:p>
          </table:table-cell>
          <table:table-cell table:style-name="ce6"/>
          <table:table-cell office:value-type="float" office:value="-2805" table:style-name="ce7">
            <text:p>-2’80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34.05" table:style-name="ce6">
            <text:p>1’434.05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500.75" table:style-name="ce6">
            <text:p>1’500.75</text:p>
          </table:table-cell>
          <table:table-cell table:style-name="ce6"/>
          <table:table-cell office:value-type="float" office:value="1" table:style-name="ce7">
            <text:p>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600" table:style-name="ce7">
            <text:p>2’6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351.1" table:style-name="ce6">
            <text:p>1’351.10</text:p>
          </table:table-cell>
          <table:table-cell table:style-name="ce6"/>
          <table:table-cell office:value-type="float" office:value="-1249" table:style-name="ce7">
            <text:p>-1’2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0" table:style-name="ce6">
            <text:p>610.00</text:p>
          </table:table-cell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219" table:style-name="ce6">
            <text:p>2’219.00</text:p>
          </table:table-cell>
          <table:table-cell table:style-name="ce6"/>
          <table:table-cell office:value-type="float" office:value="1619" table:style-name="ce7">
            <text:p>1’6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6247.100000000006" table:style-name="ce6">
            <text:p>76’247.10</text:p>
          </table:table-cell>
          <table:table-cell office:value-type="float" office:value="72200" table:style-name="ce7">
            <text:p>72’2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73987.7" table:style-name="ce6">
            <text:p>73’987.70</text:p>
          </table:table-cell>
          <table:table-cell table:style-name="ce6"/>
          <table:table-cell office:value-type="float" office:value="1788" table:style-name="ce7">
            <text:p>1’7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72.25" table:style-name="ce6">
            <text:p>1’072.25</text:p>
          </table:table-cell>
          <table:table-cell table:style-name="ce7"/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3925.2" table:style-name="ce6">
            <text:p>83’925.20</text:p>
          </table:table-cell>
          <table:table-cell office:value-type="float" office:value="86900" table:style-name="ce7">
            <text:p>86’9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81825.05" table:style-name="ce6">
            <text:p>81’825.05</text:p>
          </table:table-cell>
          <table:table-cell table:style-name="ce6"/>
          <table:table-cell office:value-type="float" office:value="-5075" table:style-name="ce7">
            <text:p>-5’0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98" table:style-name="ce6">
            <text:p>498.00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626.65" table:style-name="ce6">
            <text:p>626.65</text:p>
          </table:table-cell>
          <table:table-cell table:style-name="ce6"/>
          <table:table-cell office:value-type="float" office:value="127" table:style-name="ce7">
            <text:p>1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2401.24" table:style-name="ce6">
            <text:p>142’401.24</text:p>
          </table:table-cell>
          <table:table-cell office:value-type="float" office:value="144000" table:style-name="ce7">
            <text:p>144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35575.85" table:style-name="ce6">
            <text:p>135’575.85</text:p>
          </table:table-cell>
          <table:table-cell table:style-name="ce6"/>
          <table:table-cell office:value-type="float" office:value="-8424" table:style-name="ce7">
            <text:p>-8’42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25.9000000000001" table:style-name="ce6">
            <text:p>1’125.90</text:p>
          </table:table-cell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992.7" table:style-name="ce6">
            <text:p>992.70</text:p>
          </table:table-cell>
          <table:table-cell table:style-name="ce6"/>
          <table:table-cell office:value-type="float" office:value="193" table:style-name="ce7">
            <text:p>1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95.3000000000002" table:style-name="ce6">
            <text:p>2’595.30</text:p>
          </table:table-cell>
          <table:table-cell office:value-type="float" office:value="4100" table:style-name="ce7">
            <text:p>4’1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892.6" table:style-name="ce6">
            <text:p>2’892.60</text:p>
          </table:table-cell>
          <table:table-cell table:style-name="ce6"/>
          <table:table-cell office:value-type="float" office:value="-1207" table:style-name="ce7">
            <text:p>-1’2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6904.9" table:style-name="ce6">
            <text:p>86’904.90</text:p>
          </table:table-cell>
          <table:table-cell office:value-type="float" office:value="86100" table:style-name="ce7">
            <text:p>86’1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94829.9" table:style-name="ce6">
            <text:p>94’829.90</text:p>
          </table:table-cell>
          <table:table-cell table:style-name="ce6"/>
          <table:table-cell office:value-type="float" office:value="8730" table:style-name="ce7">
            <text:p>8’7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190.280000000001" table:style-name="ce6">
            <text:p>10’190.28</text:p>
          </table:table-cell>
          <table:table-cell office:value-type="float" office:value="10800" table:style-name="ce7">
            <text:p>10’8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8983.89" table:style-name="ce6">
            <text:p>8’983.89</text:p>
          </table:table-cell>
          <table:table-cell table:style-name="ce6"/>
          <table:table-cell office:value-type="float" office:value="-1816" table:style-name="ce7">
            <text:p>-1’8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98337.55" table:style-name="ce6">
            <text:p>798’337.55</text:p>
          </table:table-cell>
          <table:table-cell office:value-type="float" office:value="862300" table:style-name="ce7">
            <text:p>862’3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800619.35" table:style-name="ce6">
            <text:p>800’619.35</text:p>
          </table:table-cell>
          <table:table-cell office:value-type="float" office:value="-61681" table:style-name="ce7">
            <text:p>-61’6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000" table:style-name="ce6">
            <text:p>18’000.00</text:p>
          </table:table-cell>
          <table:table-cell office:value-type="float" office:value="18000" table:style-name="ce7">
            <text:p>18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8000" table:style-name="ce6">
            <text:p>18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38</text:p>
          </table:table-cell>
          <table:table-cell office:value-type="string" table:style-name="ce9">
            <text:p>Spezialfinanzierung für Parkplätze und Parkhäuser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344515.8100000005" table:style-name="ce10">
            <text:p>9’344’515.81</text:p>
          </table:table-cell>
          <table:table-cell office:value-type="float" office:value="8415400" table:style-name="ce11">
            <text:p>8’415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976692.5700000003" table:style-name="ce10">
            <text:p>8’976’692.57</text:p>
          </table:table-cell>
          <table:table-cell table:style-name="ce10"/>
          <table:table-cell office:value-type="float" office:value="541893" table:style-name="ce11">
            <text:p>541’89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9400" table:style-name="ce11">
            <text:p>19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344515.8100000005" table:style-name="ce10">
            <text:p>9’344’515.81</text:p>
          </table:table-cell>
          <table:table-cell office:value-type="float" office:value="8415400" table:style-name="ce11">
            <text:p>8’415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976692.5700000003" table:style-name="ce10">
            <text:p>8’976’692.57</text:p>
          </table:table-cell>
          <table:table-cell office:value-type="float" office:value="561293" table:style-name="ce11">
            <text:p>561’29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9400" table:style-name="ce11">
            <text:p>19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33631.1" table:style-name="ce6">
            <text:p>2’533’631.10</text:p>
          </table:table-cell>
          <table:table-cell office:value-type="float" office:value="2543600" table:style-name="ce7">
            <text:p>2’543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388266.75" table:style-name="ce6">
            <text:p>2’388’266.75</text:p>
          </table:table-cell>
          <table:table-cell table:style-name="ce6"/>
          <table:table-cell office:value-type="float" office:value="-155333" table:style-name="ce7">
            <text:p>-155’33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4955.2" table:style-name="ce6">
            <text:p>184’955.20</text:p>
          </table:table-cell>
          <table:table-cell office:value-type="float" office:value="190400" table:style-name="ce7">
            <text:p>190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76232.8" table:style-name="ce6">
            <text:p>176’232.80</text:p>
          </table:table-cell>
          <table:table-cell table:style-name="ce6"/>
          <table:table-cell office:value-type="float" office:value="-14167" table:style-name="ce7">
            <text:p>-14’16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4956.85" table:style-name="ce6">
            <text:p>214’956.85</text:p>
          </table:table-cell>
          <table:table-cell office:value-type="float" office:value="225400" table:style-name="ce7">
            <text:p>225’4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08769.7" table:style-name="ce6">
            <text:p>208’769.70</text:p>
          </table:table-cell>
          <table:table-cell table:style-name="ce6"/>
          <table:table-cell office:value-type="float" office:value="-16630" table:style-name="ce7">
            <text:p>-16’6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236.5" table:style-name="ce6">
            <text:p>15’236.50</text:p>
          </table:table-cell>
          <table:table-cell office:value-type="float" office:value="18400" table:style-name="ce7">
            <text:p>18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5924.55" table:style-name="ce6">
            <text:p>15’924.55</text:p>
          </table:table-cell>
          <table:table-cell table:style-name="ce6"/>
          <table:table-cell office:value-type="float" office:value="-2475" table:style-name="ce7">
            <text:p>-2’4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628.3" table:style-name="ce6">
            <text:p>10’628.30</text:p>
          </table:table-cell>
          <table:table-cell office:value-type="float" office:value="44200" table:style-name="ce7">
            <text:p>44’2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34618.400000000001" table:style-name="ce6">
            <text:p>34’618.40</text:p>
          </table:table-cell>
          <table:table-cell table:style-name="ce6"/>
          <table:table-cell office:value-type="float" office:value="-9582" table:style-name="ce7">
            <text:p>-9’58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531.55" table:style-name="ce6">
            <text:p>13’531.55</text:p>
          </table:table-cell>
          <table:table-cell office:value-type="float" office:value="20500" table:style-name="ce7">
            <text:p>20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760" table:style-name="ce6">
            <text:p>760.00</text:p>
          </table:table-cell>
          <table:table-cell table:style-name="ce6"/>
          <table:table-cell office:value-type="float" office:value="-19740" table:style-name="ce7">
            <text:p>-19’7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007.35" table:style-name="ce6">
            <text:p>24’007.35</text:p>
          </table:table-cell>
          <table:table-cell office:value-type="float" office:value="56700" table:style-name="ce7">
            <text:p>56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52218.6" table:style-name="ce6">
            <text:p>52’218.60</text:p>
          </table:table-cell>
          <table:table-cell table:style-name="ce6"/>
          <table:table-cell office:value-type="float" office:value="-4481" table:style-name="ce7">
            <text:p>-4’4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7341.92" table:style-name="ce6">
            <text:p>357’341.92</text:p>
          </table:table-cell>
          <table:table-cell office:value-type="float" office:value="180000" table:style-name="ce7">
            <text:p>180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81684.26" table:style-name="ce6">
            <text:p>181’684.26</text:p>
          </table:table-cell>
          <table:table-cell table:style-name="ce6"/>
          <table:table-cell office:value-type="float" office:value="1684" table:style-name="ce7">
            <text:p>1’6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309.449999999997" table:style-name="ce6">
            <text:p>37’309.45</text:p>
          </table:table-cell>
          <table:table-cell office:value-type="float" office:value="41500" table:style-name="ce7">
            <text:p>41’5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5850.65" table:style-name="ce6">
            <text:p>35’850.65</text:p>
          </table:table-cell>
          <table:table-cell table:style-name="ce6"/>
          <table:table-cell office:value-type="float" office:value="-5649" table:style-name="ce7">
            <text:p>-5’6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7692.7" table:style-name="ce6">
            <text:p>67’692.70</text:p>
          </table:table-cell>
          <table:table-cell office:value-type="float" office:value="59600" table:style-name="ce7">
            <text:p>59’6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8956.98" table:style-name="ce6">
            <text:p>18’956.98</text:p>
          </table:table-cell>
          <table:table-cell table:style-name="ce6"/>
          <table:table-cell office:value-type="float" office:value="-40643" table:style-name="ce7">
            <text:p>-40’6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2252.85" table:style-name="ce6">
            <text:p>42’252.85</text:p>
          </table:table-cell>
          <table:table-cell office:value-type="float" office:value="26800" table:style-name="ce7">
            <text:p>26’8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46251" table:style-name="ce6">
            <text:p>46’251.00</text:p>
          </table:table-cell>
          <table:table-cell table:style-name="ce6"/>
          <table:table-cell office:value-type="float" office:value="51" table:style-name="ce7">
            <text:p>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9400" table:style-name="ce7">
            <text:p>19’4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2732.13" table:style-name="ce6">
            <text:p>112’732.13</text:p>
          </table:table-cell>
          <table:table-cell office:value-type="float" office:value="117900" table:style-name="ce7">
            <text:p>117’9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93746.9" table:style-name="ce6">
            <text:p>93’746.90</text:p>
          </table:table-cell>
          <table:table-cell table:style-name="ce6"/>
          <table:table-cell office:value-type="float" office:value="-24153" table:style-name="ce7">
            <text:p>-24’1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8899.95" table:style-name="ce6">
            <text:p>108’899.95</text:p>
          </table:table-cell>
          <table:table-cell office:value-type="float" office:value="105000" table:style-name="ce7">
            <text:p>105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94154.9" table:style-name="ce6">
            <text:p>94’154.90</text:p>
          </table:table-cell>
          <table:table-cell table:style-name="ce6"/>
          <table:table-cell office:value-type="float" office:value="-10845" table:style-name="ce7">
            <text:p>-10’8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4.6" table:style-name="ce6">
            <text:p>104.60</text:p>
          </table:table-cell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table:number-columns-repeated="2" table:style-name="ce6"/>
          <table:table-cell office:value-type="float" office:value="-100" table:style-name="ce7">
            <text:p>-1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4537.93" table:style-name="ce6">
            <text:p>264’537.93</text:p>
          </table:table-cell>
          <table:table-cell office:value-type="float" office:value="261700" table:style-name="ce7">
            <text:p>261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84361.68" table:style-name="ce6">
            <text:p>284’361.68</text:p>
          </table:table-cell>
          <table:table-cell table:style-name="ce6"/>
          <table:table-cell office:value-type="float" office:value="22662" table:style-name="ce7">
            <text:p>22’6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377.800000000003" table:style-name="ce6">
            <text:p>34’377.80</text:p>
          </table:table-cell>
          <table:table-cell office:value-type="float" office:value="55700" table:style-name="ce7">
            <text:p>55’7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50748.25" table:style-name="ce6">
            <text:p>50’748.25</text:p>
          </table:table-cell>
          <table:table-cell table:style-name="ce6"/>
          <table:table-cell office:value-type="float" office:value="-4952" table:style-name="ce7">
            <text:p>-4’9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.5" table:style-name="ce6">
            <text:p>33.50</text:p>
          </table:table-cell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7" table:style-name="ce6">
            <text:p>27.00</text:p>
          </table:table-cell>
          <table:table-cell table:style-name="ce6"/>
          <table:table-cell office:value-type="float" office:value="-573" table:style-name="ce7">
            <text:p>-5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2796.6" table:style-name="ce6">
            <text:p>42’796.60</text:p>
          </table:table-cell>
          <table:table-cell office:value-type="float" office:value="49700" table:style-name="ce7">
            <text:p>49’7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42729.85" table:style-name="ce6">
            <text:p>42’729.85</text:p>
          </table:table-cell>
          <table:table-cell table:style-name="ce6"/>
          <table:table-cell office:value-type="float" office:value="-6970" table:style-name="ce7">
            <text:p>-6’9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88612.7" table:style-name="ce6">
            <text:p>988’612.70</text:p>
          </table:table-cell>
          <table:table-cell office:value-type="float" office:value="153300" table:style-name="ce7">
            <text:p>153’300</text:p>
          </table:table-cell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office:value-type="float" office:value="1074741.8" table:style-name="ce6">
            <text:p>1’074’741.80</text:p>
          </table:table-cell>
          <table:table-cell table:style-name="ce6"/>
          <table:table-cell office:value-type="float" office:value="921442" table:style-name="ce7">
            <text:p>921’4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76155.25" table:style-name="ce6">
            <text:p>2’876’155.25</text:p>
          </table:table-cell>
          <table:table-cell office:value-type="float" office:value="2854700" table:style-name="ce7">
            <text:p>2’854’7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807028.2" table:style-name="ce6">
            <text:p>2’807’028.20</text:p>
          </table:table-cell>
          <table:table-cell table:style-name="ce6"/>
          <table:table-cell office:value-type="float" office:value="-47672" table:style-name="ce7">
            <text:p>-47’6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9303.95" table:style-name="ce6">
            <text:p>109’303.95</text:p>
          </table:table-cell>
          <table:table-cell office:value-type="float" office:value="107100" table:style-name="ce7">
            <text:p>107’1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11342.31" table:style-name="ce6">
            <text:p>111’342.31</text:p>
          </table:table-cell>
          <table:table-cell table:style-name="ce6"/>
          <table:table-cell office:value-type="float" office:value="4242" table:style-name="ce7">
            <text:p>4’2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8264.73" table:style-name="ce6">
            <text:p>118’264.73</text:p>
          </table:table-cell>
          <table:table-cell office:value-type="float" office:value="126700" table:style-name="ce7">
            <text:p>126’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17981.79" table:style-name="ce6">
            <text:p>117’981.79</text:p>
          </table:table-cell>
          <table:table-cell table:style-name="ce6"/>
          <table:table-cell office:value-type="float" office:value="-8718" table:style-name="ce7">
            <text:p>-8’7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11143.7" table:style-name="ce6">
            <text:p>1’011’143.70</text:p>
          </table:table-cell>
          <table:table-cell office:value-type="float" office:value="1005000" table:style-name="ce7">
            <text:p>1’005’000</text:p>
          </table:table-cell>
          <table:table-cell table:style-name="ce5"/>
          <table:table-cell office:value-type="string" table:style-name="ce5">
            <text:p>393</text:p>
          </table:table-cell>
          <table:table-cell office:value-type="string" table:style-name="ce5">
            <text:p>Intern verrechneter Aufwand</text:p>
          </table:table-cell>
          <table:table-cell office:value-type="float" office:value="976216.2" table:style-name="ce6">
            <text:p>976’216.20</text:p>
          </table:table-cell>
          <table:table-cell table:style-name="ce6"/>
          <table:table-cell office:value-type="float" office:value="-28784" table:style-name="ce7">
            <text:p>-28’7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580.9" table:style-name="ce6">
            <text:p>26’580.90</text:p>
          </table:table-cell>
          <table:table-cell office:value-type="float" office:value="25800" table:style-name="ce7">
            <text:p>25’8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24556.7" table:style-name="ce6">
            <text:p>24’556.70</text:p>
          </table:table-cell>
          <table:table-cell table:style-name="ce6"/>
          <table:table-cell office:value-type="float" office:value="-1243" table:style-name="ce7">
            <text:p>-1’2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9428.29999999999" table:style-name="ce6">
            <text:p>149’428.30</text:p>
          </table:table-cell>
          <table:table-cell office:value-type="float" office:value="145000" table:style-name="ce7">
            <text:p>145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139523.29999999999" table:style-name="ce6">
            <text:p>139’523.30</text:p>
          </table:table-cell>
          <table:table-cell table:style-name="ce6"/>
          <table:table-cell office:value-type="float" office:value="-5477" table:style-name="ce7">
            <text:p>-5’4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18.75" table:style-name="ce6">
            <text:p>3’318.75</text:p>
          </table:table-cell>
          <table:table-cell office:value-type="float" office:value="3800" table:style-name="ce7">
            <text:p>3’800</text:p>
          </table:table-cell>
          <table:table-cell table:style-name="ce5"/>
          <table:table-cell office:value-type="string" table:style-name="ce5">
            <text:p>410</text:p>
          </table:table-cell>
          <table:table-cell office:value-type="string" table:style-name="ce5">
            <text:p>Konzessionen</text:p>
          </table:table-cell>
          <table:table-cell table:style-name="ce6"/>
          <table:table-cell office:value-type="float" office:value="2874.5" table:style-name="ce6">
            <text:p>2’874.50</text:p>
          </table:table-cell>
          <table:table-cell office:value-type="float" office:value="-926" table:style-name="ce7">
            <text:p>-9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491267.2799999993" table:style-name="ce6">
            <text:p>8’491’267.28</text:p>
          </table:table-cell>
          <table:table-cell office:value-type="float" office:value="7850000" table:style-name="ce7">
            <text:p>7’850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8440820.2200000007" table:style-name="ce6">
            <text:p>8’440’820.22</text:p>
          </table:table-cell>
          <table:table-cell office:value-type="float" office:value="590820" table:style-name="ce7">
            <text:p>590’8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9343.09999999998" table:style-name="ce6">
            <text:p>329’343.10</text:p>
          </table:table-cell>
          <table:table-cell office:value-type="float" office:value="398300" table:style-name="ce7">
            <text:p>398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11383.65000000002" table:style-name="ce6">
            <text:p>311’383.65</text:p>
          </table:table-cell>
          <table:table-cell office:value-type="float" office:value="-86916" table:style-name="ce7">
            <text:p>-86’9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9830.68" table:style-name="ce6">
            <text:p>309’830.68</text:p>
          </table:table-cell>
          <table:table-cell table:style-name="ce7"/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920" table:style-name="ce6">
            <text:p>40’920.00</text:p>
          </table:table-cell>
          <table:table-cell office:value-type="float" office:value="40900" table:style-name="ce7">
            <text:p>40’9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33480" table:style-name="ce6">
            <text:p>33’480.00</text:p>
          </table:table-cell>
          <table:table-cell office:value-type="float" office:value="-7420" table:style-name="ce7">
            <text:p>-7’4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400" table:style-name="ce6">
            <text:p>22’400.00</text:p>
          </table:table-cell>
          <table:table-cell office:value-type="float" office:value="22400" table:style-name="ce7">
            <text:p>22’4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2400" table:style-name="ce6">
            <text:p>22’4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7436" table:style-name="ce6">
            <text:p>147’436.00</text:p>
          </table:table-cell>
          <table:table-cell office:value-type="float" office:value="100000" table:style-name="ce7">
            <text:p>100’0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165734.20000000001" table:style-name="ce6">
            <text:p>165’734.20</text:p>
          </table:table-cell>
          <table:table-cell office:value-type="float" office:value="65734" table:style-name="ce7">
            <text:p>65’73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4</text:p>
          </table:table-cell>
          <table:table-cell office:value-type="string" table:style-name="ce9">
            <text:p>Feuerwehr und Zivilschutz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5654030.890000001" table:style-name="ce10">
            <text:p>15’654’030.89</text:p>
          </table:table-cell>
          <table:table-cell office:value-type="float" office:value="12626900" table:style-name="ce11">
            <text:p>12’626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3136593.439999999" table:style-name="ce10">
            <text:p>13’136’593.44</text:p>
          </table:table-cell>
          <table:table-cell table:style-name="ce10"/>
          <table:table-cell office:value-type="float" office:value="399693" table:style-name="ce11">
            <text:p>399’69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0000" table:style-name="ce11">
            <text:p>11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619635.07" table:style-name="ce10">
            <text:p>14’619’635.07</text:p>
          </table:table-cell>
          <table:table-cell office:value-type="float" office:value="11656915" table:style-name="ce11">
            <text:p>11’656’915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2238295.74" table:style-name="ce10">
            <text:p>12’238’295.74</text:p>
          </table:table-cell>
          <table:table-cell office:value-type="float" office:value="581381" table:style-name="ce11">
            <text:p>581’38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34395.82" table:style-name="ce10">
            <text:p>1’034’395.82</text:p>
          </table:table-cell>
          <table:table-cell office:value-type="float" office:value="1079985" table:style-name="ce11">
            <text:p>1’079’985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898297.7" table:style-name="ce10">
            <text:p>898’297.7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40</text:p>
          </table:table-cell>
          <table:table-cell office:value-type="string" table:style-name="ce9">
            <text:p>Dienste Feuerwehr und Zivilschutz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518219.39" table:style-name="ce10">
            <text:p>2’518’219.39</text:p>
          </table:table-cell>
          <table:table-cell office:value-type="float" office:value="2484200" table:style-name="ce11">
            <text:p>2’484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563528.1800000002" table:style-name="ce10">
            <text:p>2’563’528.18</text:p>
          </table:table-cell>
          <table:table-cell table:style-name="ce10"/>
          <table:table-cell office:value-type="float" office:value="79328" table:style-name="ce11">
            <text:p>79’32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391631.09" table:style-name="ce10">
            <text:p>2’391’631.09</text:p>
          </table:table-cell>
          <table:table-cell office:value-type="float" office:value="2390300" table:style-name="ce11">
            <text:p>2’390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498618.16" table:style-name="ce10">
            <text:p>2’498’618.16</text:p>
          </table:table-cell>
          <table:table-cell office:value-type="float" office:value="108318" table:style-name="ce11">
            <text:p>108’31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6588.3" table:style-name="ce10">
            <text:p>126’588.30</text:p>
          </table:table-cell>
          <table:table-cell office:value-type="float" office:value="93900" table:style-name="ce11">
            <text:p>93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4910.02" table:style-name="ce10">
            <text:p>64’910.02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545" table:style-name="ce6">
            <text:p>7’545.00</text:p>
          </table:table-cell>
          <table:table-cell office:value-type="float" office:value="7300" table:style-name="ce7">
            <text:p>7’3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7300" table:style-name="ce6">
            <text:p>7’3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78699.3" table:style-name="ce6">
            <text:p>1’178’699.30</text:p>
          </table:table-cell>
          <table:table-cell office:value-type="float" office:value="1148600" table:style-name="ce7">
            <text:p>1’148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152457.1499999999" table:style-name="ce6">
            <text:p>1’152’457.15</text:p>
          </table:table-cell>
          <table:table-cell table:style-name="ce6"/>
          <table:table-cell office:value-type="float" office:value="3857" table:style-name="ce7">
            <text:p>3’8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7432.05" table:style-name="ce6">
            <text:p>87’432.05</text:p>
          </table:table-cell>
          <table:table-cell office:value-type="float" office:value="86200" table:style-name="ce7">
            <text:p>86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87379.05" table:style-name="ce6">
            <text:p>87’379.05</text:p>
          </table:table-cell>
          <table:table-cell table:style-name="ce6"/>
          <table:table-cell office:value-type="float" office:value="1179" table:style-name="ce7">
            <text:p>1’1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4969.1" table:style-name="ce6">
            <text:p>124’969.10</text:p>
          </table:table-cell>
          <table:table-cell office:value-type="float" office:value="123100" table:style-name="ce7">
            <text:p>123’1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24526.85" table:style-name="ce6">
            <text:p>124’526.85</text:p>
          </table:table-cell>
          <table:table-cell table:style-name="ce6"/>
          <table:table-cell office:value-type="float" office:value="1427" table:style-name="ce7">
            <text:p>1’4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349.5" table:style-name="ce6">
            <text:p>7’349.50</text:p>
          </table:table-cell>
          <table:table-cell office:value-type="float" office:value="7400" table:style-name="ce7">
            <text:p>7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7675.65" table:style-name="ce6">
            <text:p>7’675.65</text:p>
          </table:table-cell>
          <table:table-cell table:style-name="ce6"/>
          <table:table-cell office:value-type="float" office:value="276" table:style-name="ce7">
            <text:p>2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521.3" table:style-name="ce6">
            <text:p>4’521.30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3430.25" table:style-name="ce6">
            <text:p>3’430.25</text:p>
          </table:table-cell>
          <table:table-cell table:style-name="ce6"/>
          <table:table-cell office:value-type="float" office:value="-570" table:style-name="ce7">
            <text:p>-5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869.61" table:style-name="ce6">
            <text:p>37’869.61</text:p>
          </table:table-cell>
          <table:table-cell office:value-type="float" office:value="31500" table:style-name="ce7">
            <text:p>31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8518.7" table:style-name="ce6">
            <text:p>28’518.70</text:p>
          </table:table-cell>
          <table:table-cell table:style-name="ce6"/>
          <table:table-cell office:value-type="float" office:value="-2981" table:style-name="ce7">
            <text:p>-2’9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994.310000000001" table:style-name="ce6">
            <text:p>18’994.31</text:p>
          </table:table-cell>
          <table:table-cell office:value-type="float" office:value="17700" table:style-name="ce7">
            <text:p>17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4739.26" table:style-name="ce6">
            <text:p>14’739.26</text:p>
          </table:table-cell>
          <table:table-cell table:style-name="ce6"/>
          <table:table-cell office:value-type="float" office:value="-2961" table:style-name="ce7">
            <text:p>-2’9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115.35" table:style-name="ce6">
            <text:p>15’115.35</text:p>
          </table:table-cell>
          <table:table-cell office:value-type="float" office:value="29400" table:style-name="ce7">
            <text:p>29’4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30673.25" table:style-name="ce6">
            <text:p>30’673.25</text:p>
          </table:table-cell>
          <table:table-cell table:style-name="ce6"/>
          <table:table-cell office:value-type="float" office:value="1273" table:style-name="ce7">
            <text:p>1’2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1971.22" table:style-name="ce6">
            <text:p>531’971.22</text:p>
          </table:table-cell>
          <table:table-cell office:value-type="float" office:value="513600" table:style-name="ce7">
            <text:p>513’6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598016.42000000004" table:style-name="ce6">
            <text:p>598’016.42</text:p>
          </table:table-cell>
          <table:table-cell table:style-name="ce6"/>
          <table:table-cell office:value-type="float" office:value="84416" table:style-name="ce7">
            <text:p>84’4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635.6" table:style-name="ce6">
            <text:p>12’635.60</text:p>
          </table:table-cell>
          <table:table-cell office:value-type="float" office:value="11300" table:style-name="ce7">
            <text:p>11’3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7764.15" table:style-name="ce6">
            <text:p>7’764.15</text:p>
          </table:table-cell>
          <table:table-cell table:style-name="ce6"/>
          <table:table-cell office:value-type="float" office:value="-3536" table:style-name="ce7">
            <text:p>-3’5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988.25" table:style-name="ce6">
            <text:p>7’988.25</text:p>
          </table:table-cell>
          <table:table-cell office:value-type="float" office:value="7500" table:style-name="ce7">
            <text:p>7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8378.2000000000007" table:style-name="ce6">
            <text:p>8’378.20</text:p>
          </table:table-cell>
          <table:table-cell table:style-name="ce6"/>
          <table:table-cell office:value-type="float" office:value="878" table:style-name="ce7">
            <text:p>8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9781.42000000001" table:style-name="ce6">
            <text:p>149’781.42</text:p>
          </table:table-cell>
          <table:table-cell office:value-type="float" office:value="167800" table:style-name="ce7">
            <text:p>167’8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53846.89000000001" table:style-name="ce6">
            <text:p>153’846.89</text:p>
          </table:table-cell>
          <table:table-cell table:style-name="ce6"/>
          <table:table-cell office:value-type="float" office:value="-13953" table:style-name="ce7">
            <text:p>-13’9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25.5" table:style-name="ce6">
            <text:p>1’825.50</text:p>
          </table:table-cell>
          <table:table-cell office:value-type="float" office:value="11600" table:style-name="ce7">
            <text:p>11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0786.9" table:style-name="ce6">
            <text:p>10’786.90</text:p>
          </table:table-cell>
          <table:table-cell table:style-name="ce6"/>
          <table:table-cell office:value-type="float" office:value="-813" table:style-name="ce7">
            <text:p>-8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office:value-type="float" office:value="-300" table:style-name="ce7">
            <text:p>-3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208.799999999999" table:style-name="ce6">
            <text:p>30’208.80</text:p>
          </table:table-cell>
          <table:table-cell office:value-type="float" office:value="30200" table:style-name="ce7">
            <text:p>30’2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33366.5" table:style-name="ce6">
            <text:p>33’366.50</text:p>
          </table:table-cell>
          <table:table-cell table:style-name="ce6"/>
          <table:table-cell office:value-type="float" office:value="3167" table:style-name="ce7">
            <text:p>3’16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450.799999999999" table:style-name="ce6">
            <text:p>28’450.80</text:p>
          </table:table-cell>
          <table:table-cell table:style-name="ce7"/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342.699999999997" table:style-name="ce6">
            <text:p>34’342.70</text:p>
          </table:table-cell>
          <table:table-cell office:value-type="float" office:value="41900" table:style-name="ce7">
            <text:p>41’9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2301.5" table:style-name="ce6">
            <text:p>32’301.50</text:p>
          </table:table-cell>
          <table:table-cell table:style-name="ce6"/>
          <table:table-cell office:value-type="float" office:value="-9599" table:style-name="ce7">
            <text:p>-9’5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3508.63" table:style-name="ce6">
            <text:p>13’508.63</text:p>
          </table:table-cell>
          <table:table-cell table:style-name="ce6"/>
          <table:table-cell office:value-type="float" office:value="13509" table:style-name="ce7">
            <text:p>13’50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8519.58" table:style-name="ce6">
            <text:p>238’519.58</text:p>
          </table:table-cell>
          <table:table-cell office:value-type="float" office:value="244800" table:style-name="ce7">
            <text:p>244’8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248858.83" table:style-name="ce6">
            <text:p>248’858.83</text:p>
          </table:table-cell>
          <table:table-cell table:style-name="ce6"/>
          <table:table-cell office:value-type="float" office:value="4059" table:style-name="ce7">
            <text:p>4’05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57975.15" table:style-name="ce6">
            <text:p>457’975.15</text:p>
          </table:table-cell>
          <table:table-cell office:value-type="float" office:value="509400" table:style-name="ce7">
            <text:p>509’4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631329.44999999995" table:style-name="ce6">
            <text:p>631’329.45</text:p>
          </table:table-cell>
          <table:table-cell office:value-type="float" office:value="121929" table:style-name="ce7">
            <text:p>121’9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8071.6" table:style-name="ce6">
            <text:p>58’071.60</text:p>
          </table:table-cell>
          <table:table-cell office:value-type="float" office:value="54800" table:style-name="ce7">
            <text:p>54’8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60034.85" table:style-name="ce6">
            <text:p>60’034.85</text:p>
          </table:table-cell>
          <table:table-cell office:value-type="float" office:value="5235" table:style-name="ce7">
            <text:p>5’2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185.599999999999" table:style-name="ce6">
            <text:p>34’185.60</text:p>
          </table:table-cell>
          <table:table-cell office:value-type="float" office:value="23500" table:style-name="ce7">
            <text:p>23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5650" table:style-name="ce6">
            <text:p>15’650.00</text:p>
          </table:table-cell>
          <table:table-cell office:value-type="float" office:value="-7850" table:style-name="ce7">
            <text:p>-7’8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533.9" table:style-name="ce6">
            <text:p>28’533.90</text:p>
          </table:table-cell>
          <table:table-cell office:value-type="float" office:value="21400" table:style-name="ce7">
            <text:p>21’400</text:p>
          </table:table-cell>
          <table:table-cell table:style-name="ce5"/>
          <table:table-cell office:value-type="string" table:style-name="ce5">
            <text:p>450</text:p>
          </table:table-cell>
          <table:table-cell office:value-type="string" table:style-name="ce5">
            <text:p>Rückerstattungen des Bundes</text:p>
          </table:table-cell>
          <table:table-cell table:style-name="ce6"/>
          <table:table-cell office:value-type="float" office:value="19686.599999999999" table:style-name="ce6">
            <text:p>19’686.60</text:p>
          </table:table-cell>
          <table:table-cell office:value-type="float" office:value="-1713" table:style-name="ce7">
            <text:p>-1’7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483.1" table:style-name="ce6">
            <text:p>7’483.10</text:p>
          </table:table-cell>
          <table:table-cell office:value-type="float" office:value="7900" table:style-name="ce7">
            <text:p>7’9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37607.29" table:style-name="ce6">
            <text:p>37’607.29</text:p>
          </table:table-cell>
          <table:table-cell office:value-type="float" office:value="29707" table:style-name="ce7">
            <text:p>29’7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9500" table:style-name="ce7">
            <text:p>9’5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number-columns-repeated="2" table:style-name="ce6"/>
          <table:table-cell office:value-type="float" office:value="-9500" table:style-name="ce7">
            <text:p>-9’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05381.74" table:style-name="ce6">
            <text:p>1’805’381.74</text:p>
          </table:table-cell>
          <table:table-cell office:value-type="float" office:value="1758800" table:style-name="ce7">
            <text:p>1’758’8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732027.47" table:style-name="ce6">
            <text:p>1’732’027.47</text:p>
          </table:table-cell>
          <table:table-cell office:value-type="float" office:value="-26773" table:style-name="ce7">
            <text:p>-26’7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282.5" table:style-name="ce6">
            <text:p>2’282.50</text:p>
          </table:table-cell>
          <table:table-cell office:value-type="float" office:value="-2718" table:style-name="ce7">
            <text:p>-2’7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41</text:p>
          </table:table-cell>
          <table:table-cell office:value-type="string" table:style-name="ce9">
            <text:p>Feuerwehr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041378.83" table:style-name="ce10">
            <text:p>12’041’378.83</text:p>
          </table:table-cell>
          <table:table-cell office:value-type="float" office:value="9099215" table:style-name="ce11">
            <text:p>9’099’215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9535275.3699999992" table:style-name="ce10">
            <text:p>9’535’275.37</text:p>
          </table:table-cell>
          <table:table-cell table:style-name="ce10"/>
          <table:table-cell office:value-type="float" office:value="326060" table:style-name="ce11">
            <text:p>326’06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0000" table:style-name="ce11">
            <text:p>11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041378.83" table:style-name="ce10">
            <text:p>12’041’378.83</text:p>
          </table:table-cell>
          <table:table-cell office:value-type="float" office:value="9099215" table:style-name="ce11">
            <text:p>9’099’215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535275.3699999992" table:style-name="ce10">
            <text:p>9’535’275.37</text:p>
          </table:table-cell>
          <table:table-cell office:value-type="float" office:value="436060" table:style-name="ce11">
            <text:p>436’06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0000" table:style-name="ce11">
            <text:p>110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10" table:style-name="ce6">
            <text:p>810.0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840" table:style-name="ce6">
            <text:p>840.00</text:p>
          </table:table-cell>
          <table:table-cell table:style-name="ce6"/>
          <table:table-cell office:value-type="float" office:value="-60" table:style-name="ce7">
            <text:p>-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59114.3" table:style-name="ce6">
            <text:p>4’659’114.30</text:p>
          </table:table-cell>
          <table:table-cell office:value-type="float" office:value="4795100" table:style-name="ce7">
            <text:p>4’795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746751.5" table:style-name="ce6">
            <text:p>4’746’751.50</text:p>
          </table:table-cell>
          <table:table-cell table:style-name="ce6"/>
          <table:table-cell office:value-type="float" office:value="-48349" table:style-name="ce7">
            <text:p>-48’3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1467.8" table:style-name="ce6">
            <text:p>321’467.80</text:p>
          </table:table-cell>
          <table:table-cell office:value-type="float" office:value="364100" table:style-name="ce7">
            <text:p>364’1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35973.3" table:style-name="ce6">
            <text:p>335’973.30</text:p>
          </table:table-cell>
          <table:table-cell table:style-name="ce6"/>
          <table:table-cell office:value-type="float" office:value="-28127" table:style-name="ce7">
            <text:p>-28’1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9092.25" table:style-name="ce6">
            <text:p>389’092.25</text:p>
          </table:table-cell>
          <table:table-cell office:value-type="float" office:value="405500" table:style-name="ce7">
            <text:p>405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99488.95" table:style-name="ce6">
            <text:p>399’488.95</text:p>
          </table:table-cell>
          <table:table-cell table:style-name="ce6"/>
          <table:table-cell office:value-type="float" office:value="-6011" table:style-name="ce7">
            <text:p>-6’0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177.5" table:style-name="ce6">
            <text:p>27’177.50</text:p>
          </table:table-cell>
          <table:table-cell office:value-type="float" office:value="33000" table:style-name="ce7">
            <text:p>33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0223.5" table:style-name="ce6">
            <text:p>30’223.50</text:p>
          </table:table-cell>
          <table:table-cell table:style-name="ce6"/>
          <table:table-cell office:value-type="float" office:value="-2777" table:style-name="ce7">
            <text:p>-2’7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4098.47" table:style-name="ce6">
            <text:p>174’098.47</text:p>
          </table:table-cell>
          <table:table-cell office:value-type="float" office:value="158100" table:style-name="ce7">
            <text:p>158’1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53989.35" table:style-name="ce6">
            <text:p>153’989.35</text:p>
          </table:table-cell>
          <table:table-cell table:style-name="ce6"/>
          <table:table-cell office:value-type="float" office:value="-4111" table:style-name="ce7">
            <text:p>-4’1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0747.4" table:style-name="ce6">
            <text:p>360’747.40</text:p>
          </table:table-cell>
          <table:table-cell office:value-type="float" office:value="534600" table:style-name="ce7">
            <text:p>534’6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541439.56000000006" table:style-name="ce6">
            <text:p>541’439.56</text:p>
          </table:table-cell>
          <table:table-cell table:style-name="ce6"/>
          <table:table-cell office:value-type="float" office:value="6840" table:style-name="ce7">
            <text:p>6’8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1623.77" table:style-name="ce6">
            <text:p>301’623.77</text:p>
          </table:table-cell>
          <table:table-cell office:value-type="float" office:value="287500" table:style-name="ce7">
            <text:p>287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377429.03" table:style-name="ce6">
            <text:p>377’429.03</text:p>
          </table:table-cell>
          <table:table-cell table:style-name="ce6"/>
          <table:table-cell office:value-type="float" office:value="4929" table:style-name="ce7">
            <text:p>4’9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85000" table:style-name="ce7">
            <text:p>8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4922.65" table:style-name="ce6">
            <text:p>84’922.65</text:p>
          </table:table-cell>
          <table:table-cell office:value-type="float" office:value="100000" table:style-name="ce7">
            <text:p>100’0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90883.9" table:style-name="ce6">
            <text:p>90’883.90</text:p>
          </table:table-cell>
          <table:table-cell table:style-name="ce6"/>
          <table:table-cell office:value-type="float" office:value="-9116" table:style-name="ce7">
            <text:p>-9’1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5190.39000000001" table:style-name="ce6">
            <text:p>165’190.39</text:p>
          </table:table-cell>
          <table:table-cell office:value-type="float" office:value="176300" table:style-name="ce7">
            <text:p>176’3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66196.99" table:style-name="ce6">
            <text:p>166’196.99</text:p>
          </table:table-cell>
          <table:table-cell table:style-name="ce6"/>
          <table:table-cell office:value-type="float" office:value="-10103" table:style-name="ce7">
            <text:p>-10’1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01557.4" table:style-name="ce6">
            <text:p>3’401’557.40</text:p>
          </table:table-cell>
          <table:table-cell office:value-type="float" office:value="79100" table:style-name="ce7">
            <text:p>79’1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693184.72" table:style-name="ce6">
            <text:p>693’184.72</text:p>
          </table:table-cell>
          <table:table-cell table:style-name="ce6"/>
          <table:table-cell office:value-type="float" office:value="589085" table:style-name="ce7">
            <text:p>589’08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5000" table:style-name="ce7">
            <text:p>2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5248.82" table:style-name="ce6">
            <text:p>165’248.82</text:p>
          </table:table-cell>
          <table:table-cell office:value-type="float" office:value="186100" table:style-name="ce7">
            <text:p>186’1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76920.33" table:style-name="ce6">
            <text:p>176’920.33</text:p>
          </table:table-cell>
          <table:table-cell table:style-name="ce6"/>
          <table:table-cell office:value-type="float" office:value="-9180" table:style-name="ce7">
            <text:p>-9’1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463.5" table:style-name="ce6">
            <text:p>27’463.50</text:p>
          </table:table-cell>
          <table:table-cell office:value-type="float" office:value="51700" table:style-name="ce7">
            <text:p>51’7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46510.95" table:style-name="ce6">
            <text:p>46’510.95</text:p>
          </table:table-cell>
          <table:table-cell table:style-name="ce6"/>
          <table:table-cell office:value-type="float" office:value="-5189" table:style-name="ce7">
            <text:p>-5’18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98" table:style-name="ce6">
            <text:p>2’498.00</text:p>
          </table:table-cell>
          <table:table-cell office:value-type="float" office:value="13900" table:style-name="ce7">
            <text:p>13’9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3402.6" table:style-name="ce6">
            <text:p>13’402.60</text:p>
          </table:table-cell>
          <table:table-cell table:style-name="ce6"/>
          <table:table-cell office:value-type="float" office:value="-497" table:style-name="ce7">
            <text:p>-4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8586.96" table:style-name="ce6">
            <text:p>218’586.96</text:p>
          </table:table-cell>
          <table:table-cell office:value-type="float" office:value="219700" table:style-name="ce7">
            <text:p>219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11227.6" table:style-name="ce6">
            <text:p>211’227.60</text:p>
          </table:table-cell>
          <table:table-cell table:style-name="ce6"/>
          <table:table-cell office:value-type="float" office:value="-8472" table:style-name="ce7">
            <text:p>-8’4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072.35" table:style-name="ce6">
            <text:p>24’072.35</text:p>
          </table:table-cell>
          <table:table-cell office:value-type="float" office:value="32500" table:style-name="ce7">
            <text:p>32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9843.26" table:style-name="ce6">
            <text:p>29’843.26</text:p>
          </table:table-cell>
          <table:table-cell table:style-name="ce6"/>
          <table:table-cell office:value-type="float" office:value="-2657" table:style-name="ce7">
            <text:p>-2’6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87.25" table:style-name="ce6">
            <text:p>1’287.25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4338.8500000000004" table:style-name="ce6">
            <text:p>4’338.85</text:p>
          </table:table-cell>
          <table:table-cell table:style-name="ce6"/>
          <table:table-cell office:value-type="float" office:value="339" table:style-name="ce7">
            <text:p>3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8032.46" table:style-name="ce6">
            <text:p>128’032.46</text:p>
          </table:table-cell>
          <table:table-cell table:style-name="ce7"/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1887.20000000001" table:style-name="ce6">
            <text:p>131’887.20</text:p>
          </table:table-cell>
          <table:table-cell office:value-type="float" office:value="180200" table:style-name="ce7">
            <text:p>180’2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80179.65" table:style-name="ce6">
            <text:p>180’179.65</text:p>
          </table:table-cell>
          <table:table-cell table:style-name="ce6"/>
          <table:table-cell office:value-type="float" office:value="-20" table:style-name="ce7">
            <text:p>-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78727.06" table:style-name="ce6">
            <text:p>1’078’727.06</text:p>
          </table:table-cell>
          <table:table-cell office:value-type="float" office:value="1046415" table:style-name="ce7">
            <text:p>1’046’415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020631.32" table:style-name="ce6">
            <text:p>1’020’631.32</text:p>
          </table:table-cell>
          <table:table-cell table:style-name="ce6"/>
          <table:table-cell office:value-type="float" office:value="-25784" table:style-name="ce7">
            <text:p>-25’7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000" table:style-name="ce6">
            <text:p>16’000.00</text:p>
          </table:table-cell>
          <table:table-cell table:style-name="ce7"/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6000" table:style-name="ce6">
            <text:p>16’000.00</text:p>
          </table:table-cell>
          <table:table-cell table:style-name="ce6"/>
          <table:table-cell office:value-type="float" office:value="16000" table:style-name="ce7">
            <text:p>16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496.5" table:style-name="ce6">
            <text:p>19’496.50</text:p>
          </table:table-cell>
          <table:table-cell office:value-type="float" office:value="21500" table:style-name="ce7">
            <text:p>21’5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8257.099999999999" table:style-name="ce6">
            <text:p>18’257.10</text:p>
          </table:table-cell>
          <table:table-cell table:style-name="ce6"/>
          <table:table-cell office:value-type="float" office:value="-3243" table:style-name="ce7">
            <text:p>-3’2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2276.8" table:style-name="ce6">
            <text:p>342’276.80</text:p>
          </table:table-cell>
          <table:table-cell office:value-type="float" office:value="409000" table:style-name="ce7">
            <text:p>409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281562.90999999997" table:style-name="ce6">
            <text:p>281’562.91</text:p>
          </table:table-cell>
          <table:table-cell table:style-name="ce6"/>
          <table:table-cell office:value-type="float" office:value="-127437" table:style-name="ce7">
            <text:p>-127’4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230.25" table:style-name="ce6">
            <text:p>36’230.25</text:p>
          </table:table-cell>
          <table:table-cell office:value-type="float" office:value="31200" table:style-name="ce7">
            <text:p>31’2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38400" table:style-name="ce6">
            <text:p>38’400.00</text:p>
          </table:table-cell>
          <table:table-cell office:value-type="float" office:value="7200" table:style-name="ce7">
            <text:p>7’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5158.65" table:style-name="ce6">
            <text:p>775’158.65</text:p>
          </table:table-cell>
          <table:table-cell office:value-type="float" office:value="835800" table:style-name="ce7">
            <text:p>835’8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066725.5" table:style-name="ce6">
            <text:p>1’066’725.50</text:p>
          </table:table-cell>
          <table:table-cell office:value-type="float" office:value="230926" table:style-name="ce7">
            <text:p>230’9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17.2" table:style-name="ce6">
            <text:p>1’117.20</text:p>
          </table:table-cell>
          <table:table-cell office:value-type="float" office:value="5900" table:style-name="ce7">
            <text:p>5’9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163.0999999999999" table:style-name="ce6">
            <text:p>1’163.10</text:p>
          </table:table-cell>
          <table:table-cell office:value-type="float" office:value="-4737" table:style-name="ce7">
            <text:p>-4’7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9853.6" table:style-name="ce6">
            <text:p>139’853.60</text:p>
          </table:table-cell>
          <table:table-cell office:value-type="float" office:value="133100" table:style-name="ce7">
            <text:p>133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24653.5" table:style-name="ce6">
            <text:p>124’653.50</text:p>
          </table:table-cell>
          <table:table-cell office:value-type="float" office:value="-8447" table:style-name="ce7">
            <text:p>-8’4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9940.45" table:style-name="ce6">
            <text:p>209’940.45</text:p>
          </table:table-cell>
          <table:table-cell office:value-type="float" office:value="230100" table:style-name="ce7">
            <text:p>230’1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09546.3" table:style-name="ce6">
            <text:p>209’546.30</text:p>
          </table:table-cell>
          <table:table-cell office:value-type="float" office:value="-20554" table:style-name="ce7">
            <text:p>-20’55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6834.9" table:style-name="ce6">
            <text:p>136’834.90</text:p>
          </table:table-cell>
          <table:table-cell office:value-type="float" office:value="86700" table:style-name="ce7">
            <text:p>86’7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88590.85" table:style-name="ce6">
            <text:p>88’590.85</text:p>
          </table:table-cell>
          <table:table-cell office:value-type="float" office:value="1891" table:style-name="ce7">
            <text:p>1’8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25284.58" table:style-name="ce6">
            <text:p>925’284.58</text:p>
          </table:table-cell>
          <table:table-cell office:value-type="float" office:value="919600" table:style-name="ce7">
            <text:p>919’6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920267.95" table:style-name="ce6">
            <text:p>920’267.95</text:p>
          </table:table-cell>
          <table:table-cell office:value-type="float" office:value="668" table:style-name="ce7">
            <text:p>6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37533.25" table:style-name="ce6">
            <text:p>3’337’533.25</text:p>
          </table:table-cell>
          <table:table-cell office:value-type="float" office:value="562915" table:style-name="ce7">
            <text:p>562’915</text:p>
          </table:table-cell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style-name="ce6"/>
          <table:table-cell office:value-type="float" office:value="685940.29" table:style-name="ce6">
            <text:p>685’940.29</text:p>
          </table:table-cell>
          <table:table-cell office:value-type="float" office:value="123025" table:style-name="ce7">
            <text:p>123’0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18140.25" table:style-name="ce6">
            <text:p>6’218’140.25</text:p>
          </table:table-cell>
          <table:table-cell office:value-type="float" office:value="6079300" table:style-name="ce7">
            <text:p>6’079’3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6248281.5099999998" table:style-name="ce6">
            <text:p>6’248’281.51</text:p>
          </table:table-cell>
          <table:table-cell office:value-type="float" office:value="168982" table:style-name="ce7">
            <text:p>168’98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70" table:style-name="ce6">
            <text:p>1’170.0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1076.47" table:style-name="ce6">
            <text:p>11’076.47</text:p>
          </table:table-cell>
          <table:table-cell office:value-type="float" office:value="10776" table:style-name="ce7">
            <text:p>10’7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0115.7" table:style-name="ce6">
            <text:p>260’115.70</text:p>
          </table:table-cell>
          <table:table-cell office:value-type="float" office:value="214300" table:style-name="ce7">
            <text:p>214’3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140629.9" table:style-name="ce6">
            <text:p>140’629.90</text:p>
          </table:table-cell>
          <table:table-cell office:value-type="float" office:value="-73670" table:style-name="ce7">
            <text:p>-73’6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42</text:p>
          </table:table-cell>
          <table:table-cell office:value-type="string" table:style-name="ce9">
            <text:p>Zivilschutz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94432.67" table:style-name="ce10">
            <text:p>1’094’432.67</text:p>
          </table:table-cell>
          <table:table-cell office:value-type="float" office:value="1043485" table:style-name="ce11">
            <text:p>1’043’485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37789.89" table:style-name="ce10">
            <text:p>1’037’789.89</text:p>
          </table:table-cell>
          <table:table-cell table:style-name="ce10"/>
          <table:table-cell office:value-type="float" office:value="-5695" table:style-name="ce11">
            <text:p>-5’69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86625.15" table:style-name="ce10">
            <text:p>186’625.15</text:p>
          </table:table-cell>
          <table:table-cell office:value-type="float" office:value="167400" table:style-name="ce11">
            <text:p>167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04402.21" table:style-name="ce10">
            <text:p>204’402.21</text:p>
          </table:table-cell>
          <table:table-cell office:value-type="float" office:value="37002" table:style-name="ce11">
            <text:p>37’00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07807.52" table:style-name="ce10">
            <text:p>907’807.52</text:p>
          </table:table-cell>
          <table:table-cell office:value-type="float" office:value="876085" table:style-name="ce11">
            <text:p>876’085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833387.68" table:style-name="ce10">
            <text:p>833’387.6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8183.54999999999" table:style-name="ce6">
            <text:p>138’183.55</text:p>
          </table:table-cell>
          <table:table-cell office:value-type="float" office:value="139800" table:style-name="ce7">
            <text:p>139’8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42898.15" table:style-name="ce6">
            <text:p>142’898.15</text:p>
          </table:table-cell>
          <table:table-cell table:style-name="ce6"/>
          <table:table-cell office:value-type="float" office:value="3098" table:style-name="ce7">
            <text:p>3’09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255.85" table:style-name="ce6">
            <text:p>10’255.85</text:p>
          </table:table-cell>
          <table:table-cell office:value-type="float" office:value="10400" table:style-name="ce7">
            <text:p>10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0496.25" table:style-name="ce6">
            <text:p>10’496.25</text:p>
          </table:table-cell>
          <table:table-cell table:style-name="ce6"/>
          <table:table-cell office:value-type="float" office:value="96" table:style-name="ce7">
            <text:p>9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724.8" table:style-name="ce6">
            <text:p>15’724.80</text:p>
          </table:table-cell>
          <table:table-cell office:value-type="float" office:value="16200" table:style-name="ce7">
            <text:p>16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6559.849999999999" table:style-name="ce6">
            <text:p>16’559.85</text:p>
          </table:table-cell>
          <table:table-cell table:style-name="ce6"/>
          <table:table-cell office:value-type="float" office:value="360" table:style-name="ce7">
            <text:p>3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59.3" table:style-name="ce6">
            <text:p>859.3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950.95" table:style-name="ce6">
            <text:p>950.95</text:p>
          </table:table-cell>
          <table:table-cell table:style-name="ce6"/>
          <table:table-cell office:value-type="float" office:value="51" table:style-name="ce7">
            <text:p>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58.99" table:style-name="ce6">
            <text:p>1’458.99</text:p>
          </table:table-cell>
          <table:table-cell office:value-type="float" office:value="1100" table:style-name="ce7">
            <text:p>1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564" table:style-name="ce6">
            <text:p>564.00</text:p>
          </table:table-cell>
          <table:table-cell table:style-name="ce6"/>
          <table:table-cell office:value-type="float" office:value="-536" table:style-name="ce7">
            <text:p>-5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486.6" table:style-name="ce6">
            <text:p>14’486.60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4702.03" table:style-name="ce6">
            <text:p>14’702.03</text:p>
          </table:table-cell>
          <table:table-cell table:style-name="ce6"/>
          <table:table-cell office:value-type="float" office:value="-5298" table:style-name="ce7">
            <text:p>-5’29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657.449999999997" table:style-name="ce6">
            <text:p>40’657.45</text:p>
          </table:table-cell>
          <table:table-cell office:value-type="float" office:value="33200" table:style-name="ce7">
            <text:p>33’2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5507.75" table:style-name="ce6">
            <text:p>35’507.75</text:p>
          </table:table-cell>
          <table:table-cell table:style-name="ce6"/>
          <table:table-cell office:value-type="float" office:value="2308" table:style-name="ce7">
            <text:p>2’3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111.2700000000004" table:style-name="ce6">
            <text:p>5’111.27</text:p>
          </table:table-cell>
          <table:table-cell office:value-type="float" office:value="6800" table:style-name="ce7">
            <text:p>6’8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0428.32" table:style-name="ce6">
            <text:p>10’428.32</text:p>
          </table:table-cell>
          <table:table-cell table:style-name="ce6"/>
          <table:table-cell office:value-type="float" office:value="3628" table:style-name="ce7">
            <text:p>3’6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238.83" table:style-name="ce6">
            <text:p>13’238.83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9279.84" table:style-name="ce6">
            <text:p>9’279.84</text:p>
          </table:table-cell>
          <table:table-cell table:style-name="ce6"/>
          <table:table-cell office:value-type="float" office:value="5280" table:style-name="ce7">
            <text:p>5’2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93" table:style-name="ce6">
            <text:p>2’593.00</text:p>
          </table:table-cell>
          <table:table-cell table:style-name="ce7"/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74.15" table:style-name="ce6">
            <text:p>374.15</text:p>
          </table:table-cell>
          <table:table-cell table:style-name="ce6"/>
          <table:table-cell office:value-type="float" office:value="374" table:style-name="ce7">
            <text:p>3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60" table:style-name="ce6">
            <text:p>960.00</text:p>
          </table:table-cell>
          <table:table-cell office:value-type="float" office:value="1300" table:style-name="ce7">
            <text:p>1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745.15" table:style-name="ce6">
            <text:p>1’745.15</text:p>
          </table:table-cell>
          <table:table-cell table:style-name="ce6"/>
          <table:table-cell office:value-type="float" office:value="445" table:style-name="ce7">
            <text:p>4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7494.6" table:style-name="ce6">
            <text:p>107’494.60</text:p>
          </table:table-cell>
          <table:table-cell office:value-type="float" office:value="77800" table:style-name="ce7">
            <text:p>77’8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78291.75" table:style-name="ce6">
            <text:p>78’291.75</text:p>
          </table:table-cell>
          <table:table-cell table:style-name="ce6"/>
          <table:table-cell office:value-type="float" office:value="492" table:style-name="ce7">
            <text:p>4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05.95" table:style-name="ce6">
            <text:p>2’705.95</text:p>
          </table:table-cell>
          <table:table-cell office:value-type="float" office:value="4500" table:style-name="ce7">
            <text:p>4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4274.05" table:style-name="ce6">
            <text:p>4’274.05</text:p>
          </table:table-cell>
          <table:table-cell table:style-name="ce6"/>
          <table:table-cell office:value-type="float" office:value="-226" table:style-name="ce7">
            <text:p>-2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000" table:style-name="ce6">
            <text:p>10’000.00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529" table:style-name="ce6">
            <text:p>3’529.00</text:p>
          </table:table-cell>
          <table:table-cell table:style-name="ce6"/>
          <table:table-cell office:value-type="float" office:value="-6471" table:style-name="ce7">
            <text:p>-6’47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30702.48" table:style-name="ce6">
            <text:p>730’702.48</text:p>
          </table:table-cell>
          <table:table-cell office:value-type="float" office:value="717485" table:style-name="ce7">
            <text:p>717’485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708188.65" table:style-name="ce6">
            <text:p>708’188.65</text:p>
          </table:table-cell>
          <table:table-cell table:style-name="ce6"/>
          <table:table-cell office:value-type="float" office:value="-9296" table:style-name="ce7">
            <text:p>-9’29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672.699999999997" table:style-name="ce6">
            <text:p>37’672.70</text:p>
          </table:table-cell>
          <table:table-cell office:value-type="float" office:value="8100" table:style-name="ce7">
            <text:p>8’1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7224.45" table:style-name="ce6">
            <text:p>17’224.45</text:p>
          </table:table-cell>
          <table:table-cell office:value-type="float" office:value="9124" table:style-name="ce7">
            <text:p>9’12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16" table:style-name="ce6">
            <text:p>2’616.0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752" table:style-name="ce6">
            <text:p>5’752.00</text:p>
          </table:table-cell>
          <table:table-cell office:value-type="float" office:value="2752" table:style-name="ce7">
            <text:p>2’7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40" table:style-name="ce6">
            <text:p>3’640.00</text:p>
          </table:table-cell>
          <table:table-cell office:value-type="float" office:value="7300" table:style-name="ce7">
            <text:p>7’3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38113" table:style-name="ce6">
            <text:p>38’113.00</text:p>
          </table:table-cell>
          <table:table-cell office:value-type="float" office:value="30813" table:style-name="ce7">
            <text:p>30’8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4696.45000000001" table:style-name="ce6">
            <text:p>134’696.45</text:p>
          </table:table-cell>
          <table:table-cell office:value-type="float" office:value="140800" table:style-name="ce7">
            <text:p>140’8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136935.6" table:style-name="ce6">
            <text:p>136’935.60</text:p>
          </table:table-cell>
          <table:table-cell office:value-type="float" office:value="-3864" table:style-name="ce7">
            <text:p>-3’8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00" table:style-name="ce6">
            <text:p>5’000.00</text:p>
          </table:table-cell>
          <table:table-cell office:value-type="float" office:value="5200" table:style-name="ce7">
            <text:p>5’2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number-columns-repeated="2" table:style-name="ce6"/>
          <table:table-cell office:value-type="float" office:value="-5200" table:style-name="ce7">
            <text:p>-5’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00" table:style-name="ce6">
            <text:p>3’000.0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6377.16" table:style-name="ce6">
            <text:p>6’377.16</text:p>
          </table:table-cell>
          <table:table-cell office:value-type="float" office:value="3377" table:style-name="ce7">
            <text:p>3’3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5</text:p>
          </table:table-cell>
          <table:table-cell office:value-type="string" table:style-name="ce9">
            <text:p>Gesellschaftsfra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902488.7699999996" table:style-name="ce10">
            <text:p>5’902’488.77</text:p>
          </table:table-cell>
          <table:table-cell office:value-type="float" office:value="6275200" table:style-name="ce11">
            <text:p>6’275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301179.1399999997" table:style-name="ce10">
            <text:p>6’301’179.14</text:p>
          </table:table-cell>
          <table:table-cell table:style-name="ce10"/>
          <table:table-cell office:value-type="float" office:value="-247621" table:style-name="ce11">
            <text:p>-247’62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3300" table:style-name="ce11">
            <text:p>63’3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10300" table:style-name="ce11">
            <text:p>210’3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610861.1500000004" table:style-name="ce10">
            <text:p>4’610’861.15</text:p>
          </table:table-cell>
          <table:table-cell office:value-type="float" office:value="4467200" table:style-name="ce11">
            <text:p>4’467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097517" table:style-name="ce10">
            <text:p>4’097’517.00</text:p>
          </table:table-cell>
          <table:table-cell office:value-type="float" office:value="-369683" table:style-name="ce11">
            <text:p>-369’68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91627.6200000001" table:style-name="ce10">
            <text:p>1’291’627.62</text:p>
          </table:table-cell>
          <table:table-cell office:value-type="float" office:value="2081600" table:style-name="ce11">
            <text:p>2’081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203662.14" table:style-name="ce10">
            <text:p>2’203’662.1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5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83836.69" table:style-name="ce10">
            <text:p>1’083’836.69</text:p>
          </table:table-cell>
          <table:table-cell office:value-type="float" office:value="1283400" table:style-name="ce11">
            <text:p>1’283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484955.01" table:style-name="ce10">
            <text:p>1’484’955.01</text:p>
          </table:table-cell>
          <table:table-cell table:style-name="ce10"/>
          <table:table-cell office:value-type="float" office:value="-8745" table:style-name="ce11">
            <text:p>-8’74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10300" table:style-name="ce11">
            <text:p>210’3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5910.800000000003" table:style-name="ce10">
            <text:p>35’910.80</text:p>
          </table:table-cell>
          <table:table-cell office:value-type="float" office:value="17200" table:style-name="ce11">
            <text:p>17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9171" table:style-name="ce10">
            <text:p>19’171.00</text:p>
          </table:table-cell>
          <table:table-cell office:value-type="float" office:value="1971" table:style-name="ce11">
            <text:p>1’97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47925.89" table:style-name="ce10">
            <text:p>1’047’925.89</text:p>
          </table:table-cell>
          <table:table-cell office:value-type="float" office:value="1476500" table:style-name="ce11">
            <text:p>1’476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465784.01" table:style-name="ce10">
            <text:p>1’465’784.01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810" table:style-name="ce6">
            <text:p>9’810.00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8270" table:style-name="ce6">
            <text:p>8’270.00</text:p>
          </table:table-cell>
          <table:table-cell table:style-name="ce6"/>
          <table:table-cell office:value-type="float" office:value="-1730" table:style-name="ce7">
            <text:p>-1’7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86616.6" table:style-name="ce6">
            <text:p>686’616.60</text:p>
          </table:table-cell>
          <table:table-cell office:value-type="float" office:value="700400" table:style-name="ce7">
            <text:p>700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717771.05" table:style-name="ce6">
            <text:p>717’771.05</text:p>
          </table:table-cell>
          <table:table-cell table:style-name="ce6"/>
          <table:table-cell office:value-type="float" office:value="17371" table:style-name="ce7">
            <text:p>17’37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1978.55" table:style-name="ce6">
            <text:p>51’978.55</text:p>
          </table:table-cell>
          <table:table-cell office:value-type="float" office:value="53700" table:style-name="ce7">
            <text:p>53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4310.400000000001" table:style-name="ce6">
            <text:p>54’310.40</text:p>
          </table:table-cell>
          <table:table-cell table:style-name="ce6"/>
          <table:table-cell office:value-type="float" office:value="610" table:style-name="ce7">
            <text:p>6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1284.600000000006" table:style-name="ce6">
            <text:p>81’284.60</text:p>
          </table:table-cell>
          <table:table-cell office:value-type="float" office:value="84700" table:style-name="ce7">
            <text:p>84’7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85278.399999999994" table:style-name="ce6">
            <text:p>85’278.40</text:p>
          </table:table-cell>
          <table:table-cell table:style-name="ce6"/>
          <table:table-cell office:value-type="float" office:value="578" table:style-name="ce7">
            <text:p>5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62.3500000000004" table:style-name="ce6">
            <text:p>4’362.35</text:p>
          </table:table-cell>
          <table:table-cell office:value-type="float" office:value="4500" table:style-name="ce7">
            <text:p>4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913.3500000000004" table:style-name="ce6">
            <text:p>4’913.35</text:p>
          </table:table-cell>
          <table:table-cell table:style-name="ce6"/>
          <table:table-cell office:value-type="float" office:value="413" table:style-name="ce7">
            <text:p>4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378.15" table:style-name="ce6">
            <text:p>6’378.15</text:p>
          </table:table-cell>
          <table:table-cell office:value-type="float" office:value="6500" table:style-name="ce7">
            <text:p>6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5396.35" table:style-name="ce6">
            <text:p>5’396.35</text:p>
          </table:table-cell>
          <table:table-cell table:style-name="ce6"/>
          <table:table-cell office:value-type="float" office:value="-1104" table:style-name="ce7">
            <text:p>-1’10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969.5" table:style-name="ce6">
            <text:p>8’969.50</text:p>
          </table:table-cell>
          <table:table-cell office:value-type="float" office:value="16600" table:style-name="ce7">
            <text:p>16’6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671.1" table:style-name="ce6">
            <text:p>8’671.10</text:p>
          </table:table-cell>
          <table:table-cell table:style-name="ce6"/>
          <table:table-cell office:value-type="float" office:value="-7929" table:style-name="ce7">
            <text:p>-7’9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400" table:style-name="ce7">
            <text:p>1’4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office:value-type="float" office:value="-1400" table:style-name="ce7">
            <text:p>-1’4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97.45" table:style-name="ce6">
            <text:p>4’097.45</text:p>
          </table:table-cell>
          <table:table-cell office:value-type="float" office:value="3500" table:style-name="ce7">
            <text:p>3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629.25" table:style-name="ce6">
            <text:p>3’629.25</text:p>
          </table:table-cell>
          <table:table-cell table:style-name="ce6"/>
          <table:table-cell office:value-type="float" office:value="129" table:style-name="ce7">
            <text:p>1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4601.78" table:style-name="ce6">
            <text:p>154’601.78</text:p>
          </table:table-cell>
          <table:table-cell office:value-type="float" office:value="325600" table:style-name="ce7">
            <text:p>325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03313.19" table:style-name="ce6">
            <text:p>503’313.19</text:p>
          </table:table-cell>
          <table:table-cell table:style-name="ce6"/>
          <table:table-cell office:value-type="float" office:value="-32587" table:style-name="ce7">
            <text:p>-32’5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10300" table:style-name="ce7">
            <text:p>210’3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772.3" table:style-name="ce6">
            <text:p>12’772.30</text:p>
          </table:table-cell>
          <table:table-cell office:value-type="float" office:value="16000" table:style-name="ce7">
            <text:p>16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2977.25" table:style-name="ce6">
            <text:p>12’977.25</text:p>
          </table:table-cell>
          <table:table-cell table:style-name="ce6"/>
          <table:table-cell office:value-type="float" office:value="-3023" table:style-name="ce7">
            <text:p>-3’0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965.41" table:style-name="ce6">
            <text:p>62’965.41</text:p>
          </table:table-cell>
          <table:table-cell office:value-type="float" office:value="60500" table:style-name="ce7">
            <text:p>60’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80424.67" table:style-name="ce6">
            <text:p>80’424.67</text:p>
          </table:table-cell>
          <table:table-cell table:style-name="ce6"/>
          <table:table-cell office:value-type="float" office:value="19925" table:style-name="ce7">
            <text:p>19’9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910.800000000003" table:style-name="ce6">
            <text:p>35’910.80</text:p>
          </table:table-cell>
          <table:table-cell office:value-type="float" office:value="17200" table:style-name="ce7">
            <text:p>17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9171" table:style-name="ce6">
            <text:p>19’171.00</text:p>
          </table:table-cell>
          <table:table-cell office:value-type="float" office:value="1971" table:style-name="ce7">
            <text:p>1’97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51</text:p>
          </table:table-cell>
          <table:table-cell office:value-type="string" table:style-name="ce9">
            <text:p>AHV-Zweig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30675.06" table:style-name="ce10">
            <text:p>430’675.06</text:p>
          </table:table-cell>
          <table:table-cell office:value-type="float" office:value="444000" table:style-name="ce11">
            <text:p>444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39049.91" table:style-name="ce10">
            <text:p>439’049.91</text:p>
          </table:table-cell>
          <table:table-cell table:style-name="ce10"/>
          <table:table-cell office:value-type="float" office:value="-4950" table:style-name="ce11">
            <text:p>-4’95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1302.1" table:style-name="ce10">
            <text:p>91’302.10</text:p>
          </table:table-cell>
          <table:table-cell office:value-type="float" office:value="84000" table:style-name="ce11">
            <text:p>84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3340.2" table:style-name="ce10">
            <text:p>83’340.20</text:p>
          </table:table-cell>
          <table:table-cell office:value-type="float" office:value="-660" table:style-name="ce11">
            <text:p>-66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39372.96" table:style-name="ce10">
            <text:p>339’372.96</text:p>
          </table:table-cell>
          <table:table-cell office:value-type="float" office:value="360000" table:style-name="ce11">
            <text:p>360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55709.71" table:style-name="ce10">
            <text:p>355’709.71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0860.7" table:style-name="ce6">
            <text:p>340’860.70</text:p>
          </table:table-cell>
          <table:table-cell office:value-type="float" office:value="350300" table:style-name="ce7">
            <text:p>350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48513.9" table:style-name="ce6">
            <text:p>348’513.90</text:p>
          </table:table-cell>
          <table:table-cell table:style-name="ce6"/>
          <table:table-cell office:value-type="float" office:value="-1786" table:style-name="ce7">
            <text:p>-1’7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386.799999999999" table:style-name="ce6">
            <text:p>25’386.80</text:p>
          </table:table-cell>
          <table:table-cell office:value-type="float" office:value="26700" table:style-name="ce7">
            <text:p>26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6730.65" table:style-name="ce6">
            <text:p>26’730.65</text:p>
          </table:table-cell>
          <table:table-cell table:style-name="ce6"/>
          <table:table-cell office:value-type="float" office:value="31" table:style-name="ce7">
            <text:p>3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724.550000000003" table:style-name="ce6">
            <text:p>37’724.55</text:p>
          </table:table-cell>
          <table:table-cell office:value-type="float" office:value="38700" table:style-name="ce7">
            <text:p>38’7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7783.5" table:style-name="ce6">
            <text:p>37’783.50</text:p>
          </table:table-cell>
          <table:table-cell table:style-name="ce6"/>
          <table:table-cell office:value-type="float" office:value="-917" table:style-name="ce7">
            <text:p>-9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29.1999999999998" table:style-name="ce6">
            <text:p>2’129.20</text:p>
          </table:table-cell>
          <table:table-cell office:value-type="float" office:value="2600" table:style-name="ce7">
            <text:p>2’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419.8000000000002" table:style-name="ce6">
            <text:p>2’419.80</text:p>
          </table:table-cell>
          <table:table-cell table:style-name="ce6"/>
          <table:table-cell office:value-type="float" office:value="-180" table:style-name="ce7">
            <text:p>-1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51.3" table:style-name="ce6">
            <text:p>851.30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80.4" table:style-name="ce6">
            <text:p>480.40</text:p>
          </table:table-cell>
          <table:table-cell table:style-name="ce6"/>
          <table:table-cell office:value-type="float" office:value="-520" table:style-name="ce7">
            <text:p>-5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72.05" table:style-name="ce6">
            <text:p>1’272.05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794.85" table:style-name="ce6">
            <text:p>1’794.85</text:p>
          </table:table-cell>
          <table:table-cell table:style-name="ce6"/>
          <table:table-cell office:value-type="float" office:value="195" table:style-name="ce7">
            <text:p>1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5.25" table:style-name="ce6">
            <text:p>505.25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582.55" table:style-name="ce6">
            <text:p>1’582.55</text:p>
          </table:table-cell>
          <table:table-cell table:style-name="ce6"/>
          <table:table-cell office:value-type="float" office:value="1583" table:style-name="ce7">
            <text:p>1’5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0.96" table:style-name="ce6">
            <text:p>190.96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93.1" table:style-name="ce6">
            <text:p>93.10</text:p>
          </table:table-cell>
          <table:table-cell table:style-name="ce6"/>
          <table:table-cell office:value-type="float" office:value="-207" table:style-name="ce7">
            <text:p>-2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02.95" table:style-name="ce6">
            <text:p>1’002.95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662.6" table:style-name="ce6">
            <text:p>662.60</text:p>
          </table:table-cell>
          <table:table-cell table:style-name="ce6"/>
          <table:table-cell office:value-type="float" office:value="-337" table:style-name="ce7">
            <text:p>-3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0" table:style-name="ce6">
            <text:p>380.0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office:value-type="float" office:value="-400" table:style-name="ce7">
            <text:p>-4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371.3" table:style-name="ce6">
            <text:p>20’371.30</text:p>
          </table:table-cell>
          <table:table-cell office:value-type="float" office:value="21400" table:style-name="ce7">
            <text:p>21’4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8988.560000000001" table:style-name="ce6">
            <text:p>18’988.56</text:p>
          </table:table-cell>
          <table:table-cell table:style-name="ce6"/>
          <table:table-cell office:value-type="float" office:value="-2411" table:style-name="ce7">
            <text:p>-2’4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240" table:style-name="ce6">
            <text:p>10’240.00</text:p>
          </table:table-cell>
          <table:table-cell office:value-type="float" office:value="2400" table:style-name="ce7">
            <text:p>2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400" table:style-name="ce6">
            <text:p>2’4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1062.100000000006" table:style-name="ce6">
            <text:p>81’062.10</text:p>
          </table:table-cell>
          <table:table-cell office:value-type="float" office:value="81600" table:style-name="ce7">
            <text:p>81’6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80940.2" table:style-name="ce6">
            <text:p>80’940.20</text:p>
          </table:table-cell>
          <table:table-cell office:value-type="float" office:value="-660" table:style-name="ce7">
            <text:p>-6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52</text:p>
          </table:table-cell>
          <table:table-cell office:value-type="string" table:style-name="ce9">
            <text:p>Wohnheim für Kinder und Jugendliche Riederenholz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488299.04" table:style-name="ce10">
            <text:p>2’488’299.04</text:p>
          </table:table-cell>
          <table:table-cell office:value-type="float" office:value="2472900" table:style-name="ce11">
            <text:p>2’472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104536.04" table:style-name="ce10">
            <text:p>2’104’536.04</text:p>
          </table:table-cell>
          <table:table-cell table:style-name="ce10"/>
          <table:table-cell office:value-type="float" office:value="-368364" table:style-name="ce11">
            <text:p>-368’36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411321.65" table:style-name="ce10">
            <text:p>2’411’321.65</text:p>
          </table:table-cell>
          <table:table-cell office:value-type="float" office:value="2472900" table:style-name="ce11">
            <text:p>2’472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901038.3" table:style-name="ce10">
            <text:p>1’901’038.30</text:p>
          </table:table-cell>
          <table:table-cell office:value-type="float" office:value="-571862" table:style-name="ce11">
            <text:p>-571’86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6977.39" table:style-name="ce10">
            <text:p>76’977.39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03497.74" table:style-name="ce10">
            <text:p>203’497.74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42599.75" table:style-name="ce6">
            <text:p>1’542’599.75</text:p>
          </table:table-cell>
          <table:table-cell office:value-type="float" office:value="1515800" table:style-name="ce7">
            <text:p>1’515’8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321009.8500000001" table:style-name="ce6">
            <text:p>1’321’009.85</text:p>
          </table:table-cell>
          <table:table-cell table:style-name="ce6"/>
          <table:table-cell office:value-type="float" office:value="-194790" table:style-name="ce7">
            <text:p>-194’79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8736.6" table:style-name="ce6">
            <text:p>118’736.60</text:p>
          </table:table-cell>
          <table:table-cell office:value-type="float" office:value="115000" table:style-name="ce7">
            <text:p>115’0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01353.15" table:style-name="ce6">
            <text:p>101’353.15</text:p>
          </table:table-cell>
          <table:table-cell table:style-name="ce6"/>
          <table:table-cell office:value-type="float" office:value="-13647" table:style-name="ce7">
            <text:p>-13’6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5834.5" table:style-name="ce6">
            <text:p>125’834.50</text:p>
          </table:table-cell>
          <table:table-cell office:value-type="float" office:value="126500" table:style-name="ce7">
            <text:p>126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14562.45" table:style-name="ce6">
            <text:p>114’562.45</text:p>
          </table:table-cell>
          <table:table-cell table:style-name="ce6"/>
          <table:table-cell office:value-type="float" office:value="-11938" table:style-name="ce7">
            <text:p>-11’9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576.65" table:style-name="ce6">
            <text:p>9’576.65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8985.0499999999993" table:style-name="ce6">
            <text:p>8’985.05</text:p>
          </table:table-cell>
          <table:table-cell table:style-name="ce6"/>
          <table:table-cell office:value-type="float" office:value="-1015" table:style-name="ce7">
            <text:p>-1’0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229.8" table:style-name="ce6">
            <text:p>18’229.80</text:p>
          </table:table-cell>
          <table:table-cell office:value-type="float" office:value="52700" table:style-name="ce7">
            <text:p>52’7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1762.7" table:style-name="ce6">
            <text:p>21’762.70</text:p>
          </table:table-cell>
          <table:table-cell table:style-name="ce6"/>
          <table:table-cell office:value-type="float" office:value="-30937" table:style-name="ce7">
            <text:p>-30’9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38.85" table:style-name="ce6">
            <text:p>1’938.85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573.9499999999998" table:style-name="ce6">
            <text:p>2’573.95</text:p>
          </table:table-cell>
          <table:table-cell table:style-name="ce6"/>
          <table:table-cell office:value-type="float" office:value="-3426" table:style-name="ce7">
            <text:p>-3’4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1787.35" table:style-name="ce6">
            <text:p>121’787.35</text:p>
          </table:table-cell>
          <table:table-cell office:value-type="float" office:value="28900" table:style-name="ce7">
            <text:p>28’9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5086.85" table:style-name="ce6">
            <text:p>15’086.85</text:p>
          </table:table-cell>
          <table:table-cell table:style-name="ce6"/>
          <table:table-cell office:value-type="float" office:value="-13813" table:style-name="ce7">
            <text:p>-13’8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703.65" table:style-name="ce6">
            <text:p>29’703.65</text:p>
          </table:table-cell>
          <table:table-cell office:value-type="float" office:value="32600" table:style-name="ce7">
            <text:p>32’6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0138.3" table:style-name="ce6">
            <text:p>30’138.30</text:p>
          </table:table-cell>
          <table:table-cell table:style-name="ce6"/>
          <table:table-cell office:value-type="float" office:value="-2462" table:style-name="ce7">
            <text:p>-2’4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1204.850000000006" table:style-name="ce6">
            <text:p>71’204.85</text:p>
          </table:table-cell>
          <table:table-cell office:value-type="float" office:value="85100" table:style-name="ce7">
            <text:p>85’1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61672.04" table:style-name="ce6">
            <text:p>61’672.04</text:p>
          </table:table-cell>
          <table:table-cell table:style-name="ce6"/>
          <table:table-cell office:value-type="float" office:value="-23428" table:style-name="ce7">
            <text:p>-23’4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867.07" table:style-name="ce6">
            <text:p>16’867.07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5086.55" table:style-name="ce6">
            <text:p>15’086.55</text:p>
          </table:table-cell>
          <table:table-cell table:style-name="ce6"/>
          <table:table-cell office:value-type="float" office:value="-4913" table:style-name="ce7">
            <text:p>-4’9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82.55" table:style-name="ce6">
            <text:p>782.55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057.15" table:style-name="ce6">
            <text:p>2’057.15</text:p>
          </table:table-cell>
          <table:table-cell table:style-name="ce6"/>
          <table:table-cell office:value-type="float" office:value="-2943" table:style-name="ce7">
            <text:p>-2’9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705.85" table:style-name="ce6">
            <text:p>26’705.85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3024.55" table:style-name="ce6">
            <text:p>23’024.55</text:p>
          </table:table-cell>
          <table:table-cell table:style-name="ce6"/>
          <table:table-cell office:value-type="float" office:value="-16975" table:style-name="ce7">
            <text:p>-16’9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973.33" table:style-name="ce6">
            <text:p>9’973.33</text:p>
          </table:table-cell>
          <table:table-cell office:value-type="float" office:value="29300" table:style-name="ce7">
            <text:p>29’3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0447.799999999999" table:style-name="ce6">
            <text:p>10’447.80</text:p>
          </table:table-cell>
          <table:table-cell table:style-name="ce6"/>
          <table:table-cell office:value-type="float" office:value="-18852" table:style-name="ce7">
            <text:p>-18’8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537.35" table:style-name="ce6">
            <text:p>5’537.35</text:p>
          </table:table-cell>
          <table:table-cell office:value-type="float" office:value="5400" table:style-name="ce7">
            <text:p>5’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780.3" table:style-name="ce6">
            <text:p>3’780.30</text:p>
          </table:table-cell>
          <table:table-cell table:style-name="ce6"/>
          <table:table-cell office:value-type="float" office:value="-1620" table:style-name="ce7">
            <text:p>-1’6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149.699999999997" table:style-name="ce6">
            <text:p>38’149.70</text:p>
          </table:table-cell>
          <table:table-cell office:value-type="float" office:value="47100" table:style-name="ce7">
            <text:p>47’1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36470.400000000001" table:style-name="ce6">
            <text:p>36’470.40</text:p>
          </table:table-cell>
          <table:table-cell table:style-name="ce6"/>
          <table:table-cell office:value-type="float" office:value="-10630" table:style-name="ce7">
            <text:p>-10’6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4141.45" table:style-name="ce6">
            <text:p>284’141.45</text:p>
          </table:table-cell>
          <table:table-cell office:value-type="float" office:value="281000" table:style-name="ce7">
            <text:p>281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82978.7" table:style-name="ce6">
            <text:p>282’978.70</text:p>
          </table:table-cell>
          <table:table-cell table:style-name="ce6"/>
          <table:table-cell office:value-type="float" office:value="1979" table:style-name="ce7">
            <text:p>1’9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6529.740000000005" table:style-name="ce6">
            <text:p>66’529.74</text:p>
          </table:table-cell>
          <table:table-cell office:value-type="float" office:value="72500" table:style-name="ce7">
            <text:p>72’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53546.25" table:style-name="ce6">
            <text:p>53’546.25</text:p>
          </table:table-cell>
          <table:table-cell table:style-name="ce6"/>
          <table:table-cell office:value-type="float" office:value="-18954" table:style-name="ce7">
            <text:p>-18’95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4046.5" table:style-name="ce6">
            <text:p>54’046.50</text:p>
          </table:table-cell>
          <table:table-cell office:value-type="float" office:value="97300" table:style-name="ce7">
            <text:p>97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3108.7" table:style-name="ce6">
            <text:p>63’108.70</text:p>
          </table:table-cell>
          <table:table-cell office:value-type="float" office:value="-34191" table:style-name="ce7">
            <text:p>-34’1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459.15" table:style-name="ce6">
            <text:p>46’459.15</text:p>
          </table:table-cell>
          <table:table-cell office:value-type="float" office:value="27600" table:style-name="ce7">
            <text:p>27’6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5861.6" table:style-name="ce6">
            <text:p>5’861.60</text:p>
          </table:table-cell>
          <table:table-cell office:value-type="float" office:value="-21738" table:style-name="ce7">
            <text:p>-21’7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86142.3" table:style-name="ce6">
            <text:p>686’142.30</text:p>
          </table:table-cell>
          <table:table-cell office:value-type="float" office:value="686300" table:style-name="ce7">
            <text:p>686’3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586424.9" table:style-name="ce6">
            <text:p>586’424.90</text:p>
          </table:table-cell>
          <table:table-cell office:value-type="float" office:value="-99875" table:style-name="ce7">
            <text:p>-99’8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17592" table:style-name="ce6">
            <text:p>1’717’592.00</text:p>
          </table:table-cell>
          <table:table-cell office:value-type="float" office:value="1661700" table:style-name="ce7">
            <text:p>1’661’7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45643.1000000001" table:style-name="ce6">
            <text:p>1’245’643.10</text:p>
          </table:table-cell>
          <table:table-cell office:value-type="float" office:value="-416057" table:style-name="ce7">
            <text:p>-416’0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453</text:p>
          </table:table-cell>
          <table:table-cell office:value-type="string" table:style-name="ce9">
            <text:p>Wohnheim für Betagte Riederenholz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899677.98" table:style-name="ce10">
            <text:p>1’899’677.98</text:p>
          </table:table-cell>
          <table:table-cell office:value-type="float" office:value="2074900" table:style-name="ce11">
            <text:p>2’074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272638.1800000002" table:style-name="ce10">
            <text:p>2’272’638.18</text:p>
          </table:table-cell>
          <table:table-cell table:style-name="ce10"/>
          <table:table-cell office:value-type="float" office:value="134438" table:style-name="ce11">
            <text:p>134’43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3300" table:style-name="ce11">
            <text:p>63’3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72326.6" table:style-name="ce10">
            <text:p>2’072’326.60</text:p>
          </table:table-cell>
          <table:table-cell office:value-type="float" office:value="1893100" table:style-name="ce11">
            <text:p>1’893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093967.5" table:style-name="ce10">
            <text:p>2’093’967.50</text:p>
          </table:table-cell>
          <table:table-cell office:value-type="float" office:value="200868" table:style-name="ce11">
            <text:p>200’86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45100" table:style-name="ce11">
            <text:p>245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78670.68" table:style-name="ce10">
            <text:p>178’670.6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2648.62" table:style-name="ce10">
            <text:p>172’648.62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22449.2" table:style-name="ce6">
            <text:p>1’222’449.20</text:p>
          </table:table-cell>
          <table:table-cell office:value-type="float" office:value="1407900" table:style-name="ce7">
            <text:p>1’407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448071.4" table:style-name="ce6">
            <text:p>1’448’071.40</text:p>
          </table:table-cell>
          <table:table-cell table:style-name="ce6"/>
          <table:table-cell office:value-type="float" office:value="-29" table:style-name="ce7">
            <text:p>-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0200" table:style-name="ce7">
            <text:p>40’2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3045.7" table:style-name="ce6">
            <text:p>93’045.70</text:p>
          </table:table-cell>
          <table:table-cell office:value-type="float" office:value="107800" table:style-name="ce7">
            <text:p>107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10732.55" table:style-name="ce6">
            <text:p>110’732.55</text:p>
          </table:table-cell>
          <table:table-cell table:style-name="ce6"/>
          <table:table-cell office:value-type="float" office:value="2933" table:style-name="ce7">
            <text:p>2’93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2195.45" table:style-name="ce6">
            <text:p>122’195.45</text:p>
          </table:table-cell>
          <table:table-cell office:value-type="float" office:value="115500" table:style-name="ce7">
            <text:p>115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37255.25" table:style-name="ce6">
            <text:p>137’255.25</text:p>
          </table:table-cell>
          <table:table-cell table:style-name="ce6"/>
          <table:table-cell office:value-type="float" office:value="21755" table:style-name="ce7">
            <text:p>21’75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682.1" table:style-name="ce6">
            <text:p>7’682.10</text:p>
          </table:table-cell>
          <table:table-cell office:value-type="float" office:value="10400" table:style-name="ce7">
            <text:p>10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9771.25" table:style-name="ce6">
            <text:p>9’771.25</text:p>
          </table:table-cell>
          <table:table-cell table:style-name="ce6"/>
          <table:table-cell office:value-type="float" office:value="-629" table:style-name="ce7">
            <text:p>-6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074.35" table:style-name="ce6">
            <text:p>13’074.35</text:p>
          </table:table-cell>
          <table:table-cell office:value-type="float" office:value="13500" table:style-name="ce7">
            <text:p>13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8576.65" table:style-name="ce6">
            <text:p>8’576.65</text:p>
          </table:table-cell>
          <table:table-cell table:style-name="ce6"/>
          <table:table-cell office:value-type="float" office:value="-4923" table:style-name="ce7">
            <text:p>-4’9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71.15" table:style-name="ce6">
            <text:p>2’671.15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319.55" table:style-name="ce6">
            <text:p>3’319.55</text:p>
          </table:table-cell>
          <table:table-cell table:style-name="ce6"/>
          <table:table-cell office:value-type="float" office:value="-680" table:style-name="ce7">
            <text:p>-6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483.849999999999" table:style-name="ce6">
            <text:p>16’483.85</text:p>
          </table:table-cell>
          <table:table-cell office:value-type="float" office:value="17000" table:style-name="ce7">
            <text:p>17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2235.45" table:style-name="ce6">
            <text:p>22’235.45</text:p>
          </table:table-cell>
          <table:table-cell table:style-name="ce6"/>
          <table:table-cell office:value-type="float" office:value="-65" table:style-name="ce7">
            <text:p>-6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300" table:style-name="ce7">
            <text:p>5’3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248.58" table:style-name="ce6">
            <text:p>35’248.58</text:p>
          </table:table-cell>
          <table:table-cell office:value-type="float" office:value="35400" table:style-name="ce7">
            <text:p>35’4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7089.1" table:style-name="ce6">
            <text:p>37’089.10</text:p>
          </table:table-cell>
          <table:table-cell table:style-name="ce6"/>
          <table:table-cell office:value-type="float" office:value="1689" table:style-name="ce7">
            <text:p>1’68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1431.35" table:style-name="ce6">
            <text:p>151’431.35</text:p>
          </table:table-cell>
          <table:table-cell office:value-type="float" office:value="132900" table:style-name="ce7">
            <text:p>132’9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38634.25" table:style-name="ce6">
            <text:p>138’634.25</text:p>
          </table:table-cell>
          <table:table-cell table:style-name="ce6"/>
          <table:table-cell office:value-type="float" office:value="5734" table:style-name="ce7">
            <text:p>5’73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202.34" table:style-name="ce6">
            <text:p>14’202.34</text:p>
          </table:table-cell>
          <table:table-cell office:value-type="float" office:value="12500" table:style-name="ce7">
            <text:p>12’5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30277.65" table:style-name="ce6">
            <text:p>30’277.65</text:p>
          </table:table-cell>
          <table:table-cell table:style-name="ce6"/>
          <table:table-cell office:value-type="float" office:value="-22" table:style-name="ce7">
            <text:p>-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7800" table:style-name="ce7">
            <text:p>17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30.38" table:style-name="ce6">
            <text:p>7’730.38</text:p>
          </table:table-cell>
          <table:table-cell office:value-type="float" office:value="7000" table:style-name="ce7">
            <text:p>7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6624.72" table:style-name="ce6">
            <text:p>6’624.72</text:p>
          </table:table-cell>
          <table:table-cell table:style-name="ce6"/>
          <table:table-cell office:value-type="float" office:value="-375" table:style-name="ce7">
            <text:p>-3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831.05" table:style-name="ce6">
            <text:p>4’831.05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5007.6000000000004" table:style-name="ce6">
            <text:p>5’007.60</text:p>
          </table:table-cell>
          <table:table-cell table:style-name="ce6"/>
          <table:table-cell office:value-type="float" office:value="-992" table:style-name="ce7">
            <text:p>-9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624.17" table:style-name="ce6">
            <text:p>44’624.17</text:p>
          </table:table-cell>
          <table:table-cell office:value-type="float" office:value="37400" table:style-name="ce7">
            <text:p>37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0184.089999999997" table:style-name="ce6">
            <text:p>40’184.09</text:p>
          </table:table-cell>
          <table:table-cell table:style-name="ce6"/>
          <table:table-cell office:value-type="float" office:value="2784" table:style-name="ce7">
            <text:p>2’7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999" table:style-name="ce6">
            <text:p>6’999.00</text:p>
          </table:table-cell>
          <table:table-cell office:value-type="float" office:value="4600" table:style-name="ce7">
            <text:p>4’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6029.25" table:style-name="ce6">
            <text:p>6’029.25</text:p>
          </table:table-cell>
          <table:table-cell table:style-name="ce6"/>
          <table:table-cell office:value-type="float" office:value="1429" table:style-name="ce7">
            <text:p>1’4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05.1" table:style-name="ce6">
            <text:p>3’305.1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3399.85" table:style-name="ce6">
            <text:p>3’399.85</text:p>
          </table:table-cell>
          <table:table-cell table:style-name="ce6"/>
          <table:table-cell office:value-type="float" office:value="400" table:style-name="ce7">
            <text:p>4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6434.8" table:style-name="ce6">
            <text:p>116’434.80</text:p>
          </table:table-cell>
          <table:table-cell office:value-type="float" office:value="115500" table:style-name="ce7">
            <text:p>115’5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15612.4" table:style-name="ce6">
            <text:p>115’612.40</text:p>
          </table:table-cell>
          <table:table-cell table:style-name="ce6"/>
          <table:table-cell office:value-type="float" office:value="112" table:style-name="ce7">
            <text:p>1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269.410000000003" table:style-name="ce6">
            <text:p>37’269.41</text:p>
          </table:table-cell>
          <table:table-cell office:value-type="float" office:value="44500" table:style-name="ce7">
            <text:p>44’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49817.17000000001" table:style-name="ce6">
            <text:p>149’817.17</text:p>
          </table:table-cell>
          <table:table-cell table:style-name="ce6"/>
          <table:table-cell office:value-type="float" office:value="105317" table:style-name="ce7">
            <text:p>105’3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39592.5" table:style-name="ce6">
            <text:p>2’039’592.50</text:p>
          </table:table-cell>
          <table:table-cell office:value-type="float" office:value="1851200" table:style-name="ce7">
            <text:p>1’851’200</text:p>
          </table:table-cell>
          <table:table-cell table:style-name="ce5"/>
          <table:table-cell office:value-type="string" table:style-name="ce5">
            <text:p>432</text:p>
          </table:table-cell>
          <table:table-cell office:value-type="string" table:style-name="ce5">
            <text:p>Spital- und Heimtaxen, Kostgelder</text:p>
          </table:table-cell>
          <table:table-cell table:style-name="ce6"/>
          <table:table-cell office:value-type="float" office:value="2064054" table:style-name="ce6">
            <text:p>2’064’054.00</text:p>
          </table:table-cell>
          <table:table-cell office:value-type="float" office:value="212854" table:style-name="ce7">
            <text:p>212’85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187.6" table:style-name="ce6">
            <text:p>10’187.60</text:p>
          </table:table-cell>
          <table:table-cell office:value-type="float" office:value="8700" table:style-name="ce7">
            <text:p>8’7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7276.6" table:style-name="ce6">
            <text:p>7’276.60</text:p>
          </table:table-cell>
          <table:table-cell office:value-type="float" office:value="-1423" table:style-name="ce7">
            <text:p>-1’4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546.5" table:style-name="ce6">
            <text:p>22’546.50</text:p>
          </table:table-cell>
          <table:table-cell office:value-type="float" office:value="33200" table:style-name="ce7">
            <text:p>33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2636.9" table:style-name="ce6">
            <text:p>22’636.90</text:p>
          </table:table-cell>
          <table:table-cell office:value-type="float" office:value="-10563" table:style-name="ce7">
            <text:p>-10’56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</text:p>
          </table:table-cell>
          <table:table-cell office:value-type="string" table:style-name="ce9">
            <text:p>Direktion Technische Betrieb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4703522.990000002" table:style-name="ce10">
            <text:p>44’703’522.99</text:p>
          </table:table-cell>
          <table:table-cell office:value-type="float" office:value="48824500" table:style-name="ce11">
            <text:p>48’824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8691192.590000004" table:style-name="ce10">
            <text:p>48’691’192.59</text:p>
          </table:table-cell>
          <table:table-cell table:style-name="ce10"/>
          <table:table-cell office:value-type="float" office:value="-1180007" table:style-name="ce11">
            <text:p>-1’180’00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909600" table:style-name="ce11">
            <text:p>909’6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37100" table:style-name="ce11">
            <text:p>137’1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9589205.289999999" table:style-name="ce10">
            <text:p>49’589’205.29</text:p>
          </table:table-cell>
          <table:table-cell office:value-type="float" office:value="53431900" table:style-name="ce11">
            <text:p>53’431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3480706.829999998" table:style-name="ce10">
            <text:p>53’480’706.83</text:p>
          </table:table-cell>
          <table:table-cell office:value-type="float" office:value="48807" table:style-name="ce11">
            <text:p>48’80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885682.3" table:style-name="ce10">
            <text:p>4’885’682.30</text:p>
          </table:table-cell>
          <table:table-cell office:value-type="float" office:value="3560700" table:style-name="ce11">
            <text:p>3’560’7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4789514.2400000002" table:style-name="ce10">
            <text:p>4’789’514.24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0</text:p>
          </table:table-cell>
          <table:table-cell office:value-type="string" table:style-name="ce9">
            <text:p>Stab Technische Betrieb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97689.94" table:style-name="ce10">
            <text:p>697’689.94</text:p>
          </table:table-cell>
          <table:table-cell office:value-type="float" office:value="652400" table:style-name="ce11">
            <text:p>652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74378.53" table:style-name="ce10">
            <text:p>674’378.53</text:p>
          </table:table-cell>
          <table:table-cell table:style-name="ce10"/>
          <table:table-cell office:value-type="float" office:value="-5221" table:style-name="ce11">
            <text:p>-5’22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7200" table:style-name="ce11">
            <text:p>27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386215" table:style-name="ce10">
            <text:p>3’386’215.00</text:p>
          </table:table-cell>
          <table:table-cell office:value-type="float" office:value="3388400" table:style-name="ce11">
            <text:p>3’388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386454.05" table:style-name="ce10">
            <text:p>3’386’454.05</text:p>
          </table:table-cell>
          <table:table-cell office:value-type="float" office:value="-1946" table:style-name="ce11">
            <text:p>-1’94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688525.06" table:style-name="ce10">
            <text:p>2’688’525.06</text:p>
          </table:table-cell>
          <table:table-cell office:value-type="float" office:value="2708800" table:style-name="ce11">
            <text:p>2’708’8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712075.52" table:style-name="ce10">
            <text:p>2’712’075.52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0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51689.93999999994" table:style-name="ce10">
            <text:p>651’689.94</text:p>
          </table:table-cell>
          <table:table-cell office:value-type="float" office:value="640400" table:style-name="ce11">
            <text:p>640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47378.53" table:style-name="ce10">
            <text:p>647’378.53</text:p>
          </table:table-cell>
          <table:table-cell table:style-name="ce10"/>
          <table:table-cell office:value-type="float" office:value="-5221" table:style-name="ce11">
            <text:p>-5’22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2200" table:style-name="ce11">
            <text:p>12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86215" table:style-name="ce10">
            <text:p>386’215.00</text:p>
          </table:table-cell>
          <table:table-cell office:value-type="float" office:value="388400" table:style-name="ce11">
            <text:p>388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86454.05" table:style-name="ce10">
            <text:p>386’454.05</text:p>
          </table:table-cell>
          <table:table-cell office:value-type="float" office:value="-1946" table:style-name="ce11">
            <text:p>-1’94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65474.94" table:style-name="ce10">
            <text:p>265’474.94</text:p>
          </table:table-cell>
          <table:table-cell office:value-type="float" office:value="264200" table:style-name="ce11">
            <text:p>264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60924.48" table:style-name="ce10">
            <text:p>260’924.4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81716.7" table:style-name="ce6">
            <text:p>481’716.70</text:p>
          </table:table-cell>
          <table:table-cell office:value-type="float" office:value="486900" table:style-name="ce7">
            <text:p>486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483422.3" table:style-name="ce6">
            <text:p>483’422.30</text:p>
          </table:table-cell>
          <table:table-cell table:style-name="ce6"/>
          <table:table-cell office:value-type="float" office:value="-3478" table:style-name="ce7">
            <text:p>-3’4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320.949999999997" table:style-name="ce6">
            <text:p>36’320.95</text:p>
          </table:table-cell>
          <table:table-cell office:value-type="float" office:value="36500" table:style-name="ce7">
            <text:p>36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6692.85" table:style-name="ce6">
            <text:p>36’692.85</text:p>
          </table:table-cell>
          <table:table-cell table:style-name="ce6"/>
          <table:table-cell office:value-type="float" office:value="193" table:style-name="ce7">
            <text:p>1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027.85" table:style-name="ce6">
            <text:p>62’027.85</text:p>
          </table:table-cell>
          <table:table-cell office:value-type="float" office:value="63200" table:style-name="ce7">
            <text:p>63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62505.45" table:style-name="ce6">
            <text:p>62’505.45</text:p>
          </table:table-cell>
          <table:table-cell table:style-name="ce6"/>
          <table:table-cell office:value-type="float" office:value="-695" table:style-name="ce7">
            <text:p>-6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906.3999999999996" table:style-name="ce6">
            <text:p>4’906.40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380.95" table:style-name="ce6">
            <text:p>4’380.95</text:p>
          </table:table-cell>
          <table:table-cell table:style-name="ce6"/>
          <table:table-cell office:value-type="float" office:value="-619" table:style-name="ce7">
            <text:p>-6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970" table:style-name="ce6">
            <text:p>7’970.0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882.8999999999996" table:style-name="ce6">
            <text:p>4’882.90</text:p>
          </table:table-cell>
          <table:table-cell table:style-name="ce6"/>
          <table:table-cell office:value-type="float" office:value="-517" table:style-name="ce7">
            <text:p>-5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000" table:style-name="ce7">
            <text:p>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00.3" table:style-name="ce6">
            <text:p>4’100.30</text:p>
          </table:table-cell>
          <table:table-cell office:value-type="float" office:value="6100" table:style-name="ce7">
            <text:p>6’1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5784.95" table:style-name="ce6">
            <text:p>5’784.95</text:p>
          </table:table-cell>
          <table:table-cell table:style-name="ce6"/>
          <table:table-cell office:value-type="float" office:value="-315" table:style-name="ce7">
            <text:p>-3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500" table:style-name="ce6">
            <text:p>31’500.00</text:p>
          </table:table-cell>
          <table:table-cell office:value-type="float" office:value="31500" table:style-name="ce7">
            <text:p>31’5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1500" table:style-name="ce6">
            <text:p>31’5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70.05" table:style-name="ce6">
            <text:p>1’870.05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184.5" table:style-name="ce6">
            <text:p>2’184.50</text:p>
          </table:table-cell>
          <table:table-cell table:style-name="ce6"/>
          <table:table-cell office:value-type="float" office:value="585" table:style-name="ce7">
            <text:p>58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072.71" table:style-name="ce6">
            <text:p>17’072.71</text:p>
          </table:table-cell>
          <table:table-cell office:value-type="float" office:value="3600" table:style-name="ce7">
            <text:p>3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1322.45" table:style-name="ce6">
            <text:p>11’322.45</text:p>
          </table:table-cell>
          <table:table-cell table:style-name="ce6"/>
          <table:table-cell office:value-type="float" office:value="522" table:style-name="ce7">
            <text:p>5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7200" table:style-name="ce7">
            <text:p>7’2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8.75" table:style-name="ce6">
            <text:p>538.75</text:p>
          </table:table-cell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645" table:style-name="ce6">
            <text:p>645.00</text:p>
          </table:table-cell>
          <table:table-cell table:style-name="ce6"/>
          <table:table-cell office:value-type="float" office:value="45" table:style-name="ce7">
            <text:p>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66.23" table:style-name="ce6">
            <text:p>3’666.23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4057.18" table:style-name="ce6">
            <text:p>4’057.18</text:p>
          </table:table-cell>
          <table:table-cell table:style-name="ce6"/>
          <table:table-cell office:value-type="float" office:value="-943" table:style-name="ce7">
            <text:p>-9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0215" table:style-name="ce6">
            <text:p>290’215.00</text:p>
          </table:table-cell>
          <table:table-cell office:value-type="float" office:value="292400" table:style-name="ce7">
            <text:p>292’4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90454.05" table:style-name="ce6">
            <text:p>290’454.05</text:p>
          </table:table-cell>
          <table:table-cell office:value-type="float" office:value="-1946" table:style-name="ce7">
            <text:p>-1’9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00" table:style-name="ce6">
            <text:p>6’000.0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000" table:style-name="ce6">
            <text:p>6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0000" table:style-name="ce6">
            <text:p>90’000.00</text:p>
          </table:table-cell>
          <table:table-cell office:value-type="float" office:value="90000" table:style-name="ce7">
            <text:p>90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90000" table:style-name="ce6">
            <text:p>9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02</text:p>
          </table:table-cell>
          <table:table-cell office:value-type="string" table:style-name="ce9">
            <text:p>Ergebnisse der verwaltungseigenen Unternehmun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Aufwand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000000" table:style-name="ce10">
            <text:p>3’000’000.00</text:p>
          </table:table-cell>
          <table:table-cell office:value-type="float" office:value="3000000" table:style-name="ce11">
            <text:p>3’000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000000" table:style-name="ce10">
            <text:p>3’000’000.0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000000" table:style-name="ce10">
            <text:p>3’000’000.00</text:p>
          </table:table-cell>
          <table:table-cell office:value-type="float" office:value="3000000" table:style-name="ce11">
            <text:p>3’000’0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3000000" table:style-name="ce10">
            <text:p>3’000’000.0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00000" table:style-name="ce6">
            <text:p>3’000’000.00</text:p>
          </table:table-cell>
          <table:table-cell office:value-type="float" office:value="3000000" table:style-name="ce7">
            <text:p>3’000’000</text:p>
          </table:table-cell>
          <table:table-cell table:style-name="ce5"/>
          <table:table-cell office:value-type="string" table:style-name="ce5">
            <text:p>426</text:p>
          </table:table-cell>
          <table:table-cell office:value-type="string" table:style-name="ce5">
            <text:p>Vermögenserträge aus Beteiligungen des Verwaltungsvermögens</text:p>
          </table:table-cell>
          <table:table-cell table:style-name="ce6"/>
          <table:table-cell office:value-type="float" office:value="3000000" table:style-name="ce6">
            <text:p>3’00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09</text:p>
          </table:table-cell>
          <table:table-cell office:value-type="string" table:style-name="ce9">
            <text:p>Ausgehende laufende Beiträ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6000" table:style-name="ce10">
            <text:p>46’000.00</text:p>
          </table:table-cell>
          <table:table-cell office:value-type="float" office:value="12000" table:style-name="ce11">
            <text:p>12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7000" table:style-name="ce10">
            <text:p>27’000.0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5000" table:style-name="ce11">
            <text:p>15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6000" table:style-name="ce10">
            <text:p>46’000.00</text:p>
          </table:table-cell>
          <table:table-cell office:value-type="float" office:value="27000" table:style-name="ce11">
            <text:p>27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7000" table:style-name="ce10">
            <text:p>27’000.0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000" table:style-name="ce6">
            <text:p>34’000.00</text:p>
          </table:table-cell>
          <table:table-cell table:style-name="ce7"/>
          <table:table-cell table:style-name="ce5"/>
          <table:table-cell office:value-type="string" table:style-name="ce5">
            <text:p>362</text:p>
          </table:table-cell>
          <table:table-cell office:value-type="string" table:style-name="ce5">
            <text:p>Beiträge an Institutionen auf kommunaler Ebene</text:p>
          </table:table-cell>
          <table:table-cell office:value-type="float" office:value="15000" table:style-name="ce6">
            <text:p>15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5000" table:style-name="ce7">
            <text:p>1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000" table:style-name="ce6">
            <text:p>12’000.00</text:p>
          </table:table-cell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2000" table:style-name="ce6">
            <text:p>12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1</text:p>
          </table:table-cell>
          <table:table-cell office:value-type="string" table:style-name="ce9">
            <text:p>Entsorgung St.Gall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0410751.909999996" table:style-name="ce10">
            <text:p>40’410’751.91</text:p>
          </table:table-cell>
          <table:table-cell office:value-type="float" office:value="42431600" table:style-name="ce11">
            <text:p>42’431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1683025.509999998" table:style-name="ce10">
            <text:p>41’683’025.51</text:p>
          </table:table-cell>
          <table:table-cell table:style-name="ce10"/>
          <table:table-cell office:value-type="float" office:value="-1029774" table:style-name="ce11">
            <text:p>-1’029’77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09900" table:style-name="ce11">
            <text:p>109’9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71300" table:style-name="ce11">
            <text:p>171’3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3110751.909999996" table:style-name="ce10">
            <text:p>43’110’751.91</text:p>
          </table:table-cell>
          <table:table-cell office:value-type="float" office:value="45131100" table:style-name="ce11">
            <text:p>45’131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4383025.509999998" table:style-name="ce10">
            <text:p>44’383’025.51</text:p>
          </table:table-cell>
          <table:table-cell office:value-type="float" office:value="-748074" table:style-name="ce11">
            <text:p>-748’07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700000" table:style-name="ce10">
            <text:p>2’700’000.00</text:p>
          </table:table-cell>
          <table:table-cell office:value-type="float" office:value="2418300" table:style-name="ce11">
            <text:p>2’418’3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700000" table:style-name="ce10">
            <text:p>2’700’000.0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1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615618.44" table:style-name="ce10">
            <text:p>1’615’618.44</text:p>
          </table:table-cell>
          <table:table-cell office:value-type="float" office:value="1485500" table:style-name="ce11">
            <text:p>1’485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506243.68" table:style-name="ce10">
            <text:p>1’506’243.68</text:p>
          </table:table-cell>
          <table:table-cell table:style-name="ce10"/>
          <table:table-cell office:value-type="float" office:value="20744" table:style-name="ce11">
            <text:p>20’74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615618.44" table:style-name="ce10">
            <text:p>1’615’618.44</text:p>
          </table:table-cell>
          <table:table-cell office:value-type="float" office:value="1485000" table:style-name="ce11">
            <text:p>1’485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506243.68" table:style-name="ce10">
            <text:p>1’506’243.68</text:p>
          </table:table-cell>
          <table:table-cell office:value-type="float" office:value="21244" table:style-name="ce11">
            <text:p>21’24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500" table:style-name="ce11">
            <text:p>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8751.4" table:style-name="ce6">
            <text:p>608’751.40</text:p>
          </table:table-cell>
          <table:table-cell office:value-type="float" office:value="576700" table:style-name="ce7">
            <text:p>576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95449.59999999998" table:style-name="ce6">
            <text:p>595’449.60</text:p>
          </table:table-cell>
          <table:table-cell table:style-name="ce6"/>
          <table:table-cell office:value-type="float" office:value="18750" table:style-name="ce7">
            <text:p>18’7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608.95" table:style-name="ce6">
            <text:p>43’608.95</text:p>
          </table:table-cell>
          <table:table-cell office:value-type="float" office:value="42500" table:style-name="ce7">
            <text:p>42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3875.65" table:style-name="ce6">
            <text:p>43’875.65</text:p>
          </table:table-cell>
          <table:table-cell table:style-name="ce6"/>
          <table:table-cell office:value-type="float" office:value="1376" table:style-name="ce7">
            <text:p>1’3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9595.45" table:style-name="ce6">
            <text:p>69’595.45</text:p>
          </table:table-cell>
          <table:table-cell office:value-type="float" office:value="64300" table:style-name="ce7">
            <text:p>64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73429.100000000006" table:style-name="ce6">
            <text:p>73’429.10</text:p>
          </table:table-cell>
          <table:table-cell table:style-name="ce6"/>
          <table:table-cell office:value-type="float" office:value="9129" table:style-name="ce7">
            <text:p>9’1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35.4" table:style-name="ce6">
            <text:p>7’735.40</text:p>
          </table:table-cell>
          <table:table-cell office:value-type="float" office:value="7300" table:style-name="ce7">
            <text:p>7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7471.6" table:style-name="ce6">
            <text:p>7’471.60</text:p>
          </table:table-cell>
          <table:table-cell table:style-name="ce6"/>
          <table:table-cell office:value-type="float" office:value="172" table:style-name="ce7">
            <text:p>1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827.7" table:style-name="ce6">
            <text:p>18’827.70</text:p>
          </table:table-cell>
          <table:table-cell office:value-type="float" office:value="18100" table:style-name="ce7">
            <text:p>18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8479.39" table:style-name="ce6">
            <text:p>18’479.39</text:p>
          </table:table-cell>
          <table:table-cell table:style-name="ce6"/>
          <table:table-cell office:value-type="float" office:value="379" table:style-name="ce7">
            <text:p>3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768.5" table:style-name="ce6">
            <text:p>10’768.50</text:p>
          </table:table-cell>
          <table:table-cell office:value-type="float" office:value="10400" table:style-name="ce7">
            <text:p>10’4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433.9" table:style-name="ce6">
            <text:p>8’433.90</text:p>
          </table:table-cell>
          <table:table-cell table:style-name="ce6"/>
          <table:table-cell office:value-type="float" office:value="-1966" table:style-name="ce7">
            <text:p>-1’96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60.75" table:style-name="ce6">
            <text:p>3’460.75</text:p>
          </table:table-cell>
          <table:table-cell office:value-type="float" office:value="3700" table:style-name="ce7">
            <text:p>3’7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327.2" table:style-name="ce6">
            <text:p>3’327.20</text:p>
          </table:table-cell>
          <table:table-cell table:style-name="ce6"/>
          <table:table-cell office:value-type="float" office:value="-373" table:style-name="ce7">
            <text:p>-3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0.55" table:style-name="ce6">
            <text:p>2’000.55</text:p>
          </table:table-cell>
          <table:table-cell office:value-type="float" office:value="1800" table:style-name="ce7">
            <text:p>1’8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086.65" table:style-name="ce6">
            <text:p>2’086.65</text:p>
          </table:table-cell>
          <table:table-cell table:style-name="ce6"/>
          <table:table-cell office:value-type="float" office:value="287" table:style-name="ce7">
            <text:p>2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559.650000000001" table:style-name="ce6">
            <text:p>16’559.65</text:p>
          </table:table-cell>
          <table:table-cell office:value-type="float" office:value="17500" table:style-name="ce7">
            <text:p>17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4879.05" table:style-name="ce6">
            <text:p>14’879.05</text:p>
          </table:table-cell>
          <table:table-cell table:style-name="ce6"/>
          <table:table-cell office:value-type="float" office:value="-2621" table:style-name="ce7">
            <text:p>-2’6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4525.75" table:style-name="ce6">
            <text:p>184’525.75</text:p>
          </table:table-cell>
          <table:table-cell office:value-type="float" office:value="172000" table:style-name="ce7">
            <text:p>172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74051.35" table:style-name="ce6">
            <text:p>174’051.35</text:p>
          </table:table-cell>
          <table:table-cell table:style-name="ce6"/>
          <table:table-cell office:value-type="float" office:value="2051" table:style-name="ce7">
            <text:p>2’0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06.7" table:style-name="ce6">
            <text:p>6’106.70</text:p>
          </table:table-cell>
          <table:table-cell office:value-type="float" office:value="4900" table:style-name="ce7">
            <text:p>4’9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5960.76" table:style-name="ce6">
            <text:p>5’960.76</text:p>
          </table:table-cell>
          <table:table-cell table:style-name="ce6"/>
          <table:table-cell office:value-type="float" office:value="1061" table:style-name="ce7">
            <text:p>1’0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8670.9" table:style-name="ce6">
            <text:p>138’670.90</text:p>
          </table:table-cell>
          <table:table-cell office:value-type="float" office:value="52800" table:style-name="ce7">
            <text:p>52’8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2905.99" table:style-name="ce6">
            <text:p>52’905.99</text:p>
          </table:table-cell>
          <table:table-cell table:style-name="ce6"/>
          <table:table-cell office:value-type="float" office:value="106" table:style-name="ce7">
            <text:p>1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612.55" table:style-name="ce6">
            <text:p>7’612.55</text:p>
          </table:table-cell>
          <table:table-cell office:value-type="float" office:value="8900" table:style-name="ce7">
            <text:p>8’9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8773.7000000000007" table:style-name="ce6">
            <text:p>8’773.70</text:p>
          </table:table-cell>
          <table:table-cell table:style-name="ce6"/>
          <table:table-cell office:value-type="float" office:value="-126" table:style-name="ce7">
            <text:p>-1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8745.28" table:style-name="ce6">
            <text:p>158’745.28</text:p>
          </table:table-cell>
          <table:table-cell office:value-type="float" office:value="162100" table:style-name="ce7">
            <text:p>162’1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64985.39000000001" table:style-name="ce6">
            <text:p>164’985.39</text:p>
          </table:table-cell>
          <table:table-cell table:style-name="ce6"/>
          <table:table-cell office:value-type="float" office:value="2885" table:style-name="ce7">
            <text:p>2’88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900" table:style-name="ce6">
            <text:p>24’900.00</text:p>
          </table:table-cell>
          <table:table-cell office:value-type="float" office:value="24900" table:style-name="ce7">
            <text:p>24’9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24900" table:style-name="ce6">
            <text:p>24’9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9088.91" table:style-name="ce6">
            <text:p>259’088.91</text:p>
          </table:table-cell>
          <table:table-cell office:value-type="float" office:value="272800" table:style-name="ce7">
            <text:p>272’8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257342.95" table:style-name="ce6">
            <text:p>257’342.95</text:p>
          </table:table-cell>
          <table:table-cell table:style-name="ce6"/>
          <table:table-cell office:value-type="float" office:value="-15457" table:style-name="ce7">
            <text:p>-15’4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660" table:style-name="ce6">
            <text:p>6’660.00</text:p>
          </table:table-cell>
          <table:table-cell office:value-type="float" office:value="5800" table:style-name="ce7">
            <text:p>5’8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5891.4" table:style-name="ce6">
            <text:p>5’891.40</text:p>
          </table:table-cell>
          <table:table-cell table:style-name="ce6"/>
          <table:table-cell office:value-type="float" office:value="91" table:style-name="ce7">
            <text:p>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8000" table:style-name="ce6">
            <text:p>48’000.00</text:p>
          </table:table-cell>
          <table:table-cell office:value-type="float" office:value="39000" table:style-name="ce7">
            <text:p>39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44000" table:style-name="ce6">
            <text:p>44’000.00</text:p>
          </table:table-cell>
          <table:table-cell table:style-name="ce6"/>
          <table:table-cell office:value-type="float" office:value="5000" table:style-name="ce7">
            <text:p>5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7432.13" table:style-name="ce6">
            <text:p>207’432.13</text:p>
          </table:table-cell>
          <table:table-cell office:value-type="float" office:value="185500" table:style-name="ce7">
            <text:p>185’5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94179.51" table:style-name="ce6">
            <text:p>194’179.51</text:p>
          </table:table-cell>
          <table:table-cell office:value-type="float" office:value="8680" table:style-name="ce7">
            <text:p>8’6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608" table:style-name="ce6">
            <text:p>33’608.00</text:p>
          </table:table-cell>
          <table:table-cell office:value-type="float" office:value="14400" table:style-name="ce7">
            <text:p>14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4400" table:style-name="ce6">
            <text:p>14’4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74578.31" table:style-name="ce6">
            <text:p>1’374’578.31</text:p>
          </table:table-cell>
          <table:table-cell office:value-type="float" office:value="1285100" table:style-name="ce7">
            <text:p>1’285’1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97664.17" table:style-name="ce6">
            <text:p>1’297’664.17</text:p>
          </table:table-cell>
          <table:table-cell office:value-type="float" office:value="12564" table:style-name="ce7">
            <text:p>12’5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11</text:p>
          </table:table-cell>
          <table:table-cell office:value-type="string" table:style-name="ce9">
            <text:p>Spezialfinanzierung für die Entsorgung von Siedlungsabfäll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473415.9600000009" table:style-name="ce10">
            <text:p>8’473’415.96</text:p>
          </table:table-cell>
          <table:table-cell office:value-type="float" office:value="8402900" table:style-name="ce11">
            <text:p>8’402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303587.9100000001" table:style-name="ce10">
            <text:p>8’303’587.91</text:p>
          </table:table-cell>
          <table:table-cell table:style-name="ce10"/>
          <table:table-cell office:value-type="float" office:value="-99312" table:style-name="ce11">
            <text:p>-99’31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473415.9600000009" table:style-name="ce10">
            <text:p>8’473’415.96</text:p>
          </table:table-cell>
          <table:table-cell office:value-type="float" office:value="8402900" table:style-name="ce11">
            <text:p>8’402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303587.9100000001" table:style-name="ce10">
            <text:p>8’303’587.91</text:p>
          </table:table-cell>
          <table:table-cell office:value-type="float" office:value="-99312" table:style-name="ce11">
            <text:p>-99’31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00524.25" table:style-name="ce6">
            <text:p>1’600’524.25</text:p>
          </table:table-cell>
          <table:table-cell office:value-type="float" office:value="1791200" table:style-name="ce7">
            <text:p>1’791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645030.45" table:style-name="ce6">
            <text:p>1’645’030.45</text:p>
          </table:table-cell>
          <table:table-cell table:style-name="ce6"/>
          <table:table-cell office:value-type="float" office:value="-146170" table:style-name="ce7">
            <text:p>-146’1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7558.5" table:style-name="ce6">
            <text:p>117’558.50</text:p>
          </table:table-cell>
          <table:table-cell office:value-type="float" office:value="133500" table:style-name="ce7">
            <text:p>133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19970.25" table:style-name="ce6">
            <text:p>119’970.25</text:p>
          </table:table-cell>
          <table:table-cell table:style-name="ce6"/>
          <table:table-cell office:value-type="float" office:value="-13530" table:style-name="ce7">
            <text:p>-13’5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7581.04999999999" table:style-name="ce6">
            <text:p>147’581.05</text:p>
          </table:table-cell>
          <table:table-cell office:value-type="float" office:value="157700" table:style-name="ce7">
            <text:p>157’7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57573.5" table:style-name="ce6">
            <text:p>157’573.50</text:p>
          </table:table-cell>
          <table:table-cell table:style-name="ce6"/>
          <table:table-cell office:value-type="float" office:value="-127" table:style-name="ce7">
            <text:p>-1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525.4" table:style-name="ce6">
            <text:p>22’525.40</text:p>
          </table:table-cell>
          <table:table-cell office:value-type="float" office:value="25200" table:style-name="ce7">
            <text:p>25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2264.3" table:style-name="ce6">
            <text:p>22’264.30</text:p>
          </table:table-cell>
          <table:table-cell table:style-name="ce6"/>
          <table:table-cell office:value-type="float" office:value="-2936" table:style-name="ce7">
            <text:p>-2’9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742.55" table:style-name="ce6">
            <text:p>12’742.55</text:p>
          </table:table-cell>
          <table:table-cell office:value-type="float" office:value="12100" table:style-name="ce7">
            <text:p>12’1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9986.1" table:style-name="ce6">
            <text:p>9’986.10</text:p>
          </table:table-cell>
          <table:table-cell table:style-name="ce6"/>
          <table:table-cell office:value-type="float" office:value="-2114" table:style-name="ce7">
            <text:p>-2’11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683.75" table:style-name="ce6">
            <text:p>6’683.75</text:p>
          </table:table-cell>
          <table:table-cell office:value-type="float" office:value="16900" table:style-name="ce7">
            <text:p>16’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8549.45" table:style-name="ce6">
            <text:p>18’549.45</text:p>
          </table:table-cell>
          <table:table-cell table:style-name="ce6"/>
          <table:table-cell office:value-type="float" office:value="1649" table:style-name="ce7">
            <text:p>1’6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312.349999999999" table:style-name="ce6">
            <text:p>19’312.35</text:p>
          </table:table-cell>
          <table:table-cell office:value-type="float" office:value="16700" table:style-name="ce7">
            <text:p>16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4019.6" table:style-name="ce6">
            <text:p>14’019.60</text:p>
          </table:table-cell>
          <table:table-cell table:style-name="ce6"/>
          <table:table-cell office:value-type="float" office:value="-2680" table:style-name="ce7">
            <text:p>-2’6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2487.100000000006" table:style-name="ce6">
            <text:p>72’487.10</text:p>
          </table:table-cell>
          <table:table-cell office:value-type="float" office:value="81000" table:style-name="ce7">
            <text:p>81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1549.279999999999" table:style-name="ce6">
            <text:p>51’549.28</text:p>
          </table:table-cell>
          <table:table-cell table:style-name="ce6"/>
          <table:table-cell office:value-type="float" office:value="-29451" table:style-name="ce7">
            <text:p>-29’4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8726.85" table:style-name="ce6">
            <text:p>138’726.85</text:p>
          </table:table-cell>
          <table:table-cell office:value-type="float" office:value="142000" table:style-name="ce7">
            <text:p>142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33898.28" table:style-name="ce6">
            <text:p>133’898.28</text:p>
          </table:table-cell>
          <table:table-cell table:style-name="ce6"/>
          <table:table-cell office:value-type="float" office:value="-8102" table:style-name="ce7">
            <text:p>-8’10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218.95" table:style-name="ce6">
            <text:p>7’218.95</text:p>
          </table:table-cell>
          <table:table-cell office:value-type="float" office:value="9500" table:style-name="ce7">
            <text:p>9’5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6294.4" table:style-name="ce6">
            <text:p>6’294.40</text:p>
          </table:table-cell>
          <table:table-cell table:style-name="ce6"/>
          <table:table-cell office:value-type="float" office:value="-3206" table:style-name="ce7">
            <text:p>-3’2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456.35" table:style-name="ce6">
            <text:p>56’456.35</text:p>
          </table:table-cell>
          <table:table-cell office:value-type="float" office:value="55000" table:style-name="ce7">
            <text:p>55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7962.75" table:style-name="ce6">
            <text:p>27’962.75</text:p>
          </table:table-cell>
          <table:table-cell table:style-name="ce6"/>
          <table:table-cell office:value-type="float" office:value="-27037" table:style-name="ce7">
            <text:p>-27’0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1050" table:style-name="ce6">
            <text:p>71’050.00</text:p>
          </table:table-cell>
          <table:table-cell office:value-type="float" office:value="77700" table:style-name="ce7">
            <text:p>77’7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71050" table:style-name="ce6">
            <text:p>71’050.00</text:p>
          </table:table-cell>
          <table:table-cell table:style-name="ce6"/>
          <table:table-cell office:value-type="float" office:value="-6650" table:style-name="ce7">
            <text:p>-6’6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6.05" table:style-name="ce6">
            <text:p>396.05</text:p>
          </table:table-cell>
          <table:table-cell office:value-type="float" office:value="1400" table:style-name="ce7">
            <text:p>1’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878.2" table:style-name="ce6">
            <text:p>878.20</text:p>
          </table:table-cell>
          <table:table-cell table:style-name="ce6"/>
          <table:table-cell office:value-type="float" office:value="-522" table:style-name="ce7">
            <text:p>-5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90738.87" table:style-name="ce6">
            <text:p>3’990’738.87</text:p>
          </table:table-cell>
          <table:table-cell office:value-type="float" office:value="3870100" table:style-name="ce7">
            <text:p>3’870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883831.36" table:style-name="ce6">
            <text:p>3’883’831.36</text:p>
          </table:table-cell>
          <table:table-cell table:style-name="ce6"/>
          <table:table-cell office:value-type="float" office:value="13731" table:style-name="ce7">
            <text:p>13’73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418.29" table:style-name="ce6">
            <text:p>35’418.29</text:p>
          </table:table-cell>
          <table:table-cell office:value-type="float" office:value="78500" table:style-name="ce7">
            <text:p>78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47278.39" table:style-name="ce6">
            <text:p>47’278.39</text:p>
          </table:table-cell>
          <table:table-cell table:style-name="ce6"/>
          <table:table-cell office:value-type="float" office:value="-31222" table:style-name="ce7">
            <text:p>-31’2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84.25" table:style-name="ce6">
            <text:p>1’284.25</text:p>
          </table:table-cell>
          <table:table-cell office:value-type="float" office:value="2300" table:style-name="ce7">
            <text:p>2’3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661.75" table:style-name="ce6">
            <text:p>1’661.75</text:p>
          </table:table-cell>
          <table:table-cell table:style-name="ce6"/>
          <table:table-cell office:value-type="float" office:value="-638" table:style-name="ce7">
            <text:p>-6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18699.88" table:style-name="ce6">
            <text:p>918’699.88</text:p>
          </table:table-cell>
          <table:table-cell office:value-type="float" office:value="611300" table:style-name="ce7">
            <text:p>611’300</text:p>
          </table:table-cell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office:value-type="float" office:value="933455.42" table:style-name="ce6">
            <text:p>933’455.42</text:p>
          </table:table-cell>
          <table:table-cell table:style-name="ce6"/>
          <table:table-cell office:value-type="float" office:value="322155" table:style-name="ce7">
            <text:p>322’15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3517.55000000005" table:style-name="ce6">
            <text:p>623’517.55</text:p>
          </table:table-cell>
          <table:table-cell office:value-type="float" office:value="639400" table:style-name="ce7">
            <text:p>639’4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570901.23" table:style-name="ce6">
            <text:p>570’901.23</text:p>
          </table:table-cell>
          <table:table-cell table:style-name="ce6"/>
          <table:table-cell office:value-type="float" office:value="-68499" table:style-name="ce7">
            <text:p>-68’4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426.8700000000008" table:style-name="ce6">
            <text:p>8’426.87</text:p>
          </table:table-cell>
          <table:table-cell office:value-type="float" office:value="7500" table:style-name="ce7">
            <text:p>7’5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7457.9" table:style-name="ce6">
            <text:p>7’457.90</text:p>
          </table:table-cell>
          <table:table-cell table:style-name="ce6"/>
          <table:table-cell office:value-type="float" office:value="-42" table:style-name="ce7">
            <text:p>-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3284" table:style-name="ce6">
            <text:p>83’284.00</text:p>
          </table:table-cell>
          <table:table-cell office:value-type="float" office:value="92500" table:style-name="ce7">
            <text:p>92’5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78939.3" table:style-name="ce6">
            <text:p>78’939.30</text:p>
          </table:table-cell>
          <table:table-cell table:style-name="ce6"/>
          <table:table-cell office:value-type="float" office:value="-13561" table:style-name="ce7">
            <text:p>-13’5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8783.1" table:style-name="ce6">
            <text:p>538’783.10</text:p>
          </table:table-cell>
          <table:table-cell office:value-type="float" office:value="581400" table:style-name="ce7">
            <text:p>581’4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501036" table:style-name="ce6">
            <text:p>501’036.00</text:p>
          </table:table-cell>
          <table:table-cell table:style-name="ce6"/>
          <table:table-cell office:value-type="float" office:value="-80364" table:style-name="ce7">
            <text:p>-80’3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344797.5599999996" table:style-name="ce6">
            <text:p>7’344’797.56</text:p>
          </table:table-cell>
          <table:table-cell office:value-type="float" office:value="7344000" table:style-name="ce7">
            <text:p>7’344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7176225.6100000003" table:style-name="ce6">
            <text:p>7’176’225.61</text:p>
          </table:table-cell>
          <table:table-cell office:value-type="float" office:value="-167774" table:style-name="ce7">
            <text:p>-167’7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3783.75" table:style-name="ce6">
            <text:p>573’783.75</text:p>
          </table:table-cell>
          <table:table-cell office:value-type="float" office:value="499500" table:style-name="ce7">
            <text:p>499’5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510397.3" table:style-name="ce6">
            <text:p>510’397.30</text:p>
          </table:table-cell>
          <table:table-cell office:value-type="float" office:value="10897" table:style-name="ce7">
            <text:p>10’8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714.550000000003" table:style-name="ce6">
            <text:p>36’714.55</text:p>
          </table:table-cell>
          <table:table-cell office:value-type="float" office:value="26000" table:style-name="ce7">
            <text:p>26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73797.100000000006" table:style-name="ce6">
            <text:p>73’797.10</text:p>
          </table:table-cell>
          <table:table-cell office:value-type="float" office:value="47797" table:style-name="ce7">
            <text:p>47’7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1742.45" table:style-name="ce6">
            <text:p>221’742.45</text:p>
          </table:table-cell>
          <table:table-cell office:value-type="float" office:value="224200" table:style-name="ce7">
            <text:p>224’200</text:p>
          </table:table-cell>
          <table:table-cell table:style-name="ce5"/>
          <table:table-cell office:value-type="string" table:style-name="ce5">
            <text:p>460</text:p>
          </table:table-cell>
          <table:table-cell office:value-type="string" table:style-name="ce5">
            <text:p>Beiträge des Bundes</text:p>
          </table:table-cell>
          <table:table-cell table:style-name="ce6"/>
          <table:table-cell office:value-type="float" office:value="227869.45" table:style-name="ce6">
            <text:p>227’869.45</text:p>
          </table:table-cell>
          <table:table-cell office:value-type="float" office:value="3669" table:style-name="ce7">
            <text:p>3’6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8503.25" table:style-name="ce6">
            <text:p>98’503.25</text:p>
          </table:table-cell>
          <table:table-cell office:value-type="float" office:value="98200" table:style-name="ce7">
            <text:p>98’2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01278.75" table:style-name="ce6">
            <text:p>101’278.75</text:p>
          </table:table-cell>
          <table:table-cell office:value-type="float" office:value="3079" table:style-name="ce7">
            <text:p>3’0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7874.4" table:style-name="ce6">
            <text:p>197’874.40</text:p>
          </table:table-cell>
          <table:table-cell office:value-type="float" office:value="211000" table:style-name="ce7">
            <text:p>211’0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214019.7" table:style-name="ce6">
            <text:p>214’019.70</text:p>
          </table:table-cell>
          <table:table-cell office:value-type="float" office:value="3020" table:style-name="ce7">
            <text:p>3’0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12</text:p>
          </table:table-cell>
          <table:table-cell office:value-type="string" table:style-name="ce9">
            <text:p>Spezialfinanzierung für die Deponie Tüfentobel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030024.970000001" table:style-name="ce10">
            <text:p>10’030’024.97</text:p>
          </table:table-cell>
          <table:table-cell office:value-type="float" office:value="11859000" table:style-name="ce11">
            <text:p>11’859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411864.75" table:style-name="ce10">
            <text:p>10’411’864.75</text:p>
          </table:table-cell>
          <table:table-cell table:style-name="ce10"/>
          <table:table-cell office:value-type="float" office:value="-1456235" table:style-name="ce11">
            <text:p>-1’456’23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9100" table:style-name="ce11">
            <text:p>9’1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730024.970000001" table:style-name="ce10">
            <text:p>12’730’024.97</text:p>
          </table:table-cell>
          <table:table-cell office:value-type="float" office:value="14559000" table:style-name="ce11">
            <text:p>14’559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3111864.75" table:style-name="ce10">
            <text:p>13’111’864.75</text:p>
          </table:table-cell>
          <table:table-cell office:value-type="float" office:value="-1447135" table:style-name="ce11">
            <text:p>-1’447’13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700000" table:style-name="ce10">
            <text:p>2’700’000.00</text:p>
          </table:table-cell>
          <table:table-cell office:value-type="float" office:value="2690900" table:style-name="ce11">
            <text:p>2’690’9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2700000" table:style-name="ce10">
            <text:p>2’700’000.0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03855.4" table:style-name="ce6">
            <text:p>703’855.40</text:p>
          </table:table-cell>
          <table:table-cell office:value-type="float" office:value="728100" table:style-name="ce7">
            <text:p>728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707049.05" table:style-name="ce6">
            <text:p>707’049.05</text:p>
          </table:table-cell>
          <table:table-cell table:style-name="ce6"/>
          <table:table-cell office:value-type="float" office:value="-21051" table:style-name="ce7">
            <text:p>-21’0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2989.5" table:style-name="ce6">
            <text:p>52’989.50</text:p>
          </table:table-cell>
          <table:table-cell office:value-type="float" office:value="55000" table:style-name="ce7">
            <text:p>55’0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3705.4" table:style-name="ce6">
            <text:p>53’705.40</text:p>
          </table:table-cell>
          <table:table-cell table:style-name="ce6"/>
          <table:table-cell office:value-type="float" office:value="-1295" table:style-name="ce7">
            <text:p>-1’2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3058.899999999994" table:style-name="ce6">
            <text:p>73’058.90</text:p>
          </table:table-cell>
          <table:table-cell office:value-type="float" office:value="69000" table:style-name="ce7">
            <text:p>69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75280.5" table:style-name="ce6">
            <text:p>75’280.50</text:p>
          </table:table-cell>
          <table:table-cell table:style-name="ce6"/>
          <table:table-cell office:value-type="float" office:value="6281" table:style-name="ce7">
            <text:p>6’2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137.25" table:style-name="ce6">
            <text:p>10’137.25</text:p>
          </table:table-cell>
          <table:table-cell office:value-type="float" office:value="10400" table:style-name="ce7">
            <text:p>10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9995.4" table:style-name="ce6">
            <text:p>9’995.40</text:p>
          </table:table-cell>
          <table:table-cell table:style-name="ce6"/>
          <table:table-cell office:value-type="float" office:value="-405" table:style-name="ce7">
            <text:p>-40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75.9" table:style-name="ce6">
            <text:p>1’575.90</text:p>
          </table:table-cell>
          <table:table-cell office:value-type="float" office:value="3300" table:style-name="ce7">
            <text:p>3’3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3720.75" table:style-name="ce6">
            <text:p>3’720.75</text:p>
          </table:table-cell>
          <table:table-cell table:style-name="ce6"/>
          <table:table-cell office:value-type="float" office:value="421" table:style-name="ce7">
            <text:p>4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70.45" table:style-name="ce6">
            <text:p>3’470.45</text:p>
          </table:table-cell>
          <table:table-cell office:value-type="float" office:value="10300" table:style-name="ce7">
            <text:p>10’3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7487.43" table:style-name="ce6">
            <text:p>7’487.43</text:p>
          </table:table-cell>
          <table:table-cell table:style-name="ce6"/>
          <table:table-cell office:value-type="float" office:value="-2813" table:style-name="ce7">
            <text:p>-2’8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36.7" table:style-name="ce6">
            <text:p>836.70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775.2" table:style-name="ce6">
            <text:p>775.20</text:p>
          </table:table-cell>
          <table:table-cell table:style-name="ce6"/>
          <table:table-cell office:value-type="float" office:value="-725" table:style-name="ce7">
            <text:p>-7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7434.42" table:style-name="ce6">
            <text:p>87’434.42</text:p>
          </table:table-cell>
          <table:table-cell office:value-type="float" office:value="50000" table:style-name="ce7">
            <text:p>50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0619.05" table:style-name="ce6">
            <text:p>50’619.05</text:p>
          </table:table-cell>
          <table:table-cell table:style-name="ce6"/>
          <table:table-cell office:value-type="float" office:value="619" table:style-name="ce7">
            <text:p>6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9474.55" table:style-name="ce6">
            <text:p>59’474.55</text:p>
          </table:table-cell>
          <table:table-cell office:value-type="float" office:value="89700" table:style-name="ce7">
            <text:p>89’7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50113.35" table:style-name="ce6">
            <text:p>50’113.35</text:p>
          </table:table-cell>
          <table:table-cell table:style-name="ce6"/>
          <table:table-cell office:value-type="float" office:value="-39587" table:style-name="ce7">
            <text:p>-39’5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4161.51" table:style-name="ce6">
            <text:p>314’161.51</text:p>
          </table:table-cell>
          <table:table-cell office:value-type="float" office:value="436000" table:style-name="ce7">
            <text:p>436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88019.42" table:style-name="ce6">
            <text:p>288’019.42</text:p>
          </table:table-cell>
          <table:table-cell table:style-name="ce6"/>
          <table:table-cell office:value-type="float" office:value="-147981" table:style-name="ce7">
            <text:p>-147’98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2613.5" table:style-name="ce6">
            <text:p>232’613.50</text:p>
          </table:table-cell>
          <table:table-cell office:value-type="float" office:value="230000" table:style-name="ce7">
            <text:p>230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82669.4" table:style-name="ce6">
            <text:p>182’669.40</text:p>
          </table:table-cell>
          <table:table-cell table:style-name="ce6"/>
          <table:table-cell office:value-type="float" office:value="-47331" table:style-name="ce7">
            <text:p>-47’33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1256.07" table:style-name="ce6">
            <text:p>291’256.07</text:p>
          </table:table-cell>
          <table:table-cell office:value-type="float" office:value="432000" table:style-name="ce7">
            <text:p>432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38262.91" table:style-name="ce6">
            <text:p>238’262.91</text:p>
          </table:table-cell>
          <table:table-cell table:style-name="ce6"/>
          <table:table-cell office:value-type="float" office:value="-193737" table:style-name="ce7">
            <text:p>-193’7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02.85000000000002" table:style-name="ce6">
            <text:p>302.85</text:p>
          </table:table-cell>
          <table:table-cell table:style-name="ce6"/>
          <table:table-cell office:value-type="float" office:value="103" table:style-name="ce7">
            <text:p>1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87114.25" table:style-name="ce6">
            <text:p>1’687’114.25</text:p>
          </table:table-cell>
          <table:table-cell office:value-type="float" office:value="3342100" table:style-name="ce7">
            <text:p>3’342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072560.68" table:style-name="ce6">
            <text:p>1’072’560.68</text:p>
          </table:table-cell>
          <table:table-cell table:style-name="ce6"/>
          <table:table-cell office:value-type="float" office:value="-2269539" table:style-name="ce7">
            <text:p>-2’269’5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734.36" table:style-name="ce6">
            <text:p>12’734.36</text:p>
          </table:table-cell>
          <table:table-cell office:value-type="float" office:value="8000" table:style-name="ce7">
            <text:p>8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7099.7" table:style-name="ce6">
            <text:p>17’099.7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9100" table:style-name="ce7">
            <text:p>9’1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7087.55" table:style-name="ce6">
            <text:p>27’087.55</text:p>
          </table:table-cell>
          <table:table-cell table:style-name="ce6"/>
          <table:table-cell office:value-type="float" office:value="24088" table:style-name="ce7">
            <text:p>24’0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42182.06" table:style-name="ce6">
            <text:p>1’042’182.06</text:p>
          </table:table-cell>
          <table:table-cell office:value-type="float" office:value="1355000" table:style-name="ce7">
            <text:p>1’355’000</text:p>
          </table:table-cell>
          <table:table-cell table:style-name="ce5"/>
          <table:table-cell office:value-type="string" table:style-name="ce5">
            <text:p>370</text:p>
          </table:table-cell>
          <table:table-cell office:value-type="string" table:style-name="ce5">
            <text:p>Durchlaufende Beiträge auf Bundesebene</text:p>
          </table:table-cell>
          <table:table-cell office:value-type="float" office:value="1520471" table:style-name="ce6">
            <text:p>1’520’471.00</text:p>
          </table:table-cell>
          <table:table-cell table:style-name="ce6"/>
          <table:table-cell office:value-type="float" office:value="165471" table:style-name="ce7">
            <text:p>165’47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64190.81" table:style-name="ce6">
            <text:p>3’164’190.81</text:p>
          </table:table-cell>
          <table:table-cell office:value-type="float" office:value="3450000" table:style-name="ce7">
            <text:p>3’450’000</text:p>
          </table:table-cell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office:value-type="float" office:value="4797654.28" table:style-name="ce6">
            <text:p>4’797’654.28</text:p>
          </table:table-cell>
          <table:table-cell table:style-name="ce6"/>
          <table:table-cell office:value-type="float" office:value="1347654" table:style-name="ce7">
            <text:p>1’347’65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2577.71" table:style-name="ce6">
            <text:p>562’577.71</text:p>
          </table:table-cell>
          <table:table-cell office:value-type="float" office:value="537600" table:style-name="ce7">
            <text:p>537’6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560607" table:style-name="ce6">
            <text:p>560’607.00</text:p>
          </table:table-cell>
          <table:table-cell table:style-name="ce6"/>
          <table:table-cell office:value-type="float" office:value="23007" table:style-name="ce7">
            <text:p>23’0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563.93" table:style-name="ce6">
            <text:p>43’563.93</text:p>
          </table:table-cell>
          <table:table-cell office:value-type="float" office:value="38800" table:style-name="ce7">
            <text:p>38’8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43805.78" table:style-name="ce6">
            <text:p>43’805.78</text:p>
          </table:table-cell>
          <table:table-cell table:style-name="ce6"/>
          <table:table-cell office:value-type="float" office:value="5006" table:style-name="ce7">
            <text:p>5’0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045.8" table:style-name="ce6">
            <text:p>15’045.80</text:p>
          </table:table-cell>
          <table:table-cell office:value-type="float" office:value="9000" table:style-name="ce7">
            <text:p>9’0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6284.6" table:style-name="ce6">
            <text:p>6’284.60</text:p>
          </table:table-cell>
          <table:table-cell table:style-name="ce6"/>
          <table:table-cell office:value-type="float" office:value="-2715" table:style-name="ce7">
            <text:p>-2’7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71751.9" table:style-name="ce6">
            <text:p>1’671’751.90</text:p>
          </table:table-cell>
          <table:table-cell office:value-type="float" office:value="1000000" table:style-name="ce7">
            <text:p>1’000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698293.45" table:style-name="ce6">
            <text:p>698’293.45</text:p>
          </table:table-cell>
          <table:table-cell table:style-name="ce6"/>
          <table:table-cell office:value-type="float" office:value="-301707" table:style-name="ce7">
            <text:p>-301’7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491623.050000001" table:style-name="ce6">
            <text:p>10’491’623.05</text:p>
          </table:table-cell>
          <table:table-cell office:value-type="float" office:value="12100000" table:style-name="ce7">
            <text:p>12’100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0076925.4" table:style-name="ce6">
            <text:p>10’076’925.40</text:p>
          </table:table-cell>
          <table:table-cell office:value-type="float" office:value="-2023075" table:style-name="ce7">
            <text:p>-2’023’0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56727.25" table:style-name="ce6">
            <text:p>656’727.25</text:p>
          </table:table-cell>
          <table:table-cell office:value-type="float" office:value="600000" table:style-name="ce7">
            <text:p>600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664306.9" table:style-name="ce6">
            <text:p>664’306.90</text:p>
          </table:table-cell>
          <table:table-cell office:value-type="float" office:value="64307" table:style-name="ce7">
            <text:p>64’3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150" table:style-name="ce6">
            <text:p>5’150.00</text:p>
          </table:table-cell>
          <table:table-cell office:value-type="float" office:value="8400" table:style-name="ce7">
            <text:p>8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400" table:style-name="ce6">
            <text:p>4’400.00</text:p>
          </table:table-cell>
          <table:table-cell office:value-type="float" office:value="-4000" table:style-name="ce7">
            <text:p>-4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4841" table:style-name="ce6">
            <text:p>164’841.00</text:p>
          </table:table-cell>
          <table:table-cell office:value-type="float" office:value="205000" table:style-name="ce7">
            <text:p>205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398473.05" table:style-name="ce6">
            <text:p>398’473.05</text:p>
          </table:table-cell>
          <table:table-cell office:value-type="float" office:value="193473" table:style-name="ce7">
            <text:p>193’4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0278.39999999999" table:style-name="ce6">
            <text:p>210’278.40</text:p>
          </table:table-cell>
          <table:table-cell office:value-type="float" office:value="200000" table:style-name="ce7">
            <text:p>200’000</text:p>
          </table:table-cell>
          <table:table-cell table:style-name="ce5"/>
          <table:table-cell office:value-type="string" table:style-name="ce5">
            <text:p>473</text:p>
          </table:table-cell>
          <table:table-cell office:value-type="string" table:style-name="ce5">
            <text:p>Durchlaufende Beiträge von eigenen Unternehmungen</text:p>
          </table:table-cell>
          <table:table-cell table:style-name="ce6"/>
          <table:table-cell office:value-type="float" office:value="224480" table:style-name="ce6">
            <text:p>224’480.00</text:p>
          </table:table-cell>
          <table:table-cell office:value-type="float" office:value="24480" table:style-name="ce7">
            <text:p>24’4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43800.6" table:style-name="ce6">
            <text:p>843’800.60</text:p>
          </table:table-cell>
          <table:table-cell office:value-type="float" office:value="1155000" table:style-name="ce7">
            <text:p>1’155’000</text:p>
          </table:table-cell>
          <table:table-cell table:style-name="ce5"/>
          <table:table-cell office:value-type="string" table:style-name="ce5">
            <text:p>475</text:p>
          </table:table-cell>
          <table:table-cell office:value-type="string" table:style-name="ce5">
            <text:p>Durchlaufende Beiträge von privaten Institutionen</text:p>
          </table:table-cell>
          <table:table-cell table:style-name="ce6"/>
          <table:table-cell office:value-type="float" office:value="1295991" table:style-name="ce6">
            <text:p>1’295’991.00</text:p>
          </table:table-cell>
          <table:table-cell office:value-type="float" office:value="140991" table:style-name="ce7">
            <text:p>140’9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8894.17" table:style-name="ce6">
            <text:p>218’894.17</text:p>
          </table:table-cell>
          <table:table-cell office:value-type="float" office:value="209500" table:style-name="ce7">
            <text:p>209’5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303669.59999999998" table:style-name="ce6">
            <text:p>303’669.60</text:p>
          </table:table-cell>
          <table:table-cell office:value-type="float" office:value="94170" table:style-name="ce7">
            <text:p>94’1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8710.5" table:style-name="ce6">
            <text:p>138’710.50</text:p>
          </table:table-cell>
          <table:table-cell office:value-type="float" office:value="81100" table:style-name="ce7">
            <text:p>81’1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143618.79999999999" table:style-name="ce6">
            <text:p>143’618.80</text:p>
          </table:table-cell>
          <table:table-cell office:value-type="float" office:value="62519" table:style-name="ce7">
            <text:p>62’5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13</text:p>
          </table:table-cell>
          <table:table-cell office:value-type="string" table:style-name="ce9">
            <text:p>Spezialfinanzierung für den Gewässerschutz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248271.190000001" table:style-name="ce10">
            <text:p>20’248’271.19</text:p>
          </table:table-cell>
          <table:table-cell office:value-type="float" office:value="20630900" table:style-name="ce11">
            <text:p>20’630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1410685.469999999" table:style-name="ce10">
            <text:p>21’410’685.47</text:p>
          </table:table-cell>
          <table:table-cell table:style-name="ce10"/>
          <table:table-cell office:value-type="float" office:value="511485" table:style-name="ce11">
            <text:p>511’48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71300" table:style-name="ce11">
            <text:p>171’3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97000" table:style-name="ce11">
            <text:p>97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248271.190000001" table:style-name="ce10">
            <text:p>20’248’271.19</text:p>
          </table:table-cell>
          <table:table-cell office:value-type="float" office:value="20630900" table:style-name="ce11">
            <text:p>20’630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1410685.469999999" table:style-name="ce10">
            <text:p>21’410’685.47</text:p>
          </table:table-cell>
          <table:table-cell office:value-type="float" office:value="779785" table:style-name="ce11">
            <text:p>779’78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68300" table:style-name="ce11">
            <text:p>268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00310.05" table:style-name="ce6">
            <text:p>3’000’310.05</text:p>
          </table:table-cell>
          <table:table-cell office:value-type="float" office:value="3127100" table:style-name="ce7">
            <text:p>3’127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135802.75" table:style-name="ce6">
            <text:p>3’135’802.75</text:p>
          </table:table-cell>
          <table:table-cell table:style-name="ce6"/>
          <table:table-cell office:value-type="float" office:value="8703" table:style-name="ce7">
            <text:p>8’7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3120.95" table:style-name="ce6">
            <text:p>223’120.95</text:p>
          </table:table-cell>
          <table:table-cell office:value-type="float" office:value="234200" table:style-name="ce7">
            <text:p>234’2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33979.65" table:style-name="ce6">
            <text:p>233’979.65</text:p>
          </table:table-cell>
          <table:table-cell table:style-name="ce6"/>
          <table:table-cell office:value-type="float" office:value="-220" table:style-name="ce7">
            <text:p>-2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0546.45" table:style-name="ce6">
            <text:p>310’546.45</text:p>
          </table:table-cell>
          <table:table-cell office:value-type="float" office:value="309200" table:style-name="ce7">
            <text:p>309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25378.65000000002" table:style-name="ce6">
            <text:p>325’378.65</text:p>
          </table:table-cell>
          <table:table-cell table:style-name="ce6"/>
          <table:table-cell office:value-type="float" office:value="16179" table:style-name="ce7">
            <text:p>16’1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2614.400000000001" table:style-name="ce6">
            <text:p>42’614.40</text:p>
          </table:table-cell>
          <table:table-cell office:value-type="float" office:value="44200" table:style-name="ce7">
            <text:p>44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3386.1" table:style-name="ce6">
            <text:p>43’386.10</text:p>
          </table:table-cell>
          <table:table-cell table:style-name="ce6"/>
          <table:table-cell office:value-type="float" office:value="-814" table:style-name="ce7">
            <text:p>-81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932.58" table:style-name="ce6">
            <text:p>11’932.58</text:p>
          </table:table-cell>
          <table:table-cell office:value-type="float" office:value="8400" table:style-name="ce7">
            <text:p>8’4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7395.54" table:style-name="ce6">
            <text:p>7’395.54</text:p>
          </table:table-cell>
          <table:table-cell table:style-name="ce6"/>
          <table:table-cell office:value-type="float" office:value="-1004" table:style-name="ce7">
            <text:p>-1’00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055.5" table:style-name="ce6">
            <text:p>28’055.50</text:p>
          </table:table-cell>
          <table:table-cell office:value-type="float" office:value="31700" table:style-name="ce7">
            <text:p>31’7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6779.55" table:style-name="ce6">
            <text:p>16’779.55</text:p>
          </table:table-cell>
          <table:table-cell table:style-name="ce6"/>
          <table:table-cell office:value-type="float" office:value="-14920" table:style-name="ce7">
            <text:p>-14’9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06.95" table:style-name="ce6">
            <text:p>3’206.95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565.1" table:style-name="ce6">
            <text:p>2’565.10</text:p>
          </table:table-cell>
          <table:table-cell table:style-name="ce6"/>
          <table:table-cell office:value-type="float" office:value="-435" table:style-name="ce7">
            <text:p>-4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5353.33" table:style-name="ce6">
            <text:p>245’353.33</text:p>
          </table:table-cell>
          <table:table-cell office:value-type="float" office:value="140500" table:style-name="ce7">
            <text:p>140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31172.62" table:style-name="ce6">
            <text:p>131’172.62</text:p>
          </table:table-cell>
          <table:table-cell table:style-name="ce6"/>
          <table:table-cell office:value-type="float" office:value="-9327" table:style-name="ce7">
            <text:p>-9’3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91345.5" table:style-name="ce6">
            <text:p>591’345.50</text:p>
          </table:table-cell>
          <table:table-cell office:value-type="float" office:value="688700" table:style-name="ce7">
            <text:p>688’7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610408.55000000005" table:style-name="ce6">
            <text:p>610’408.55</text:p>
          </table:table-cell>
          <table:table-cell table:style-name="ce6"/>
          <table:table-cell office:value-type="float" office:value="-78291" table:style-name="ce7">
            <text:p>-78’2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89522.17" table:style-name="ce6">
            <text:p>489’522.17</text:p>
          </table:table-cell>
          <table:table-cell office:value-type="float" office:value="536200" table:style-name="ce7">
            <text:p>536’2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633218.07999999996" table:style-name="ce6">
            <text:p>633’218.08</text:p>
          </table:table-cell>
          <table:table-cell table:style-name="ce6"/>
          <table:table-cell office:value-type="float" office:value="18" table:style-name="ce7">
            <text:p>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97000" table:style-name="ce7">
            <text:p>97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59424.56" table:style-name="ce6">
            <text:p>759’424.56</text:p>
          </table:table-cell>
          <table:table-cell office:value-type="float" office:value="653000" table:style-name="ce7">
            <text:p>653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669314.69999999995" table:style-name="ce6">
            <text:p>669’314.70</text:p>
          </table:table-cell>
          <table:table-cell table:style-name="ce6"/>
          <table:table-cell office:value-type="float" office:value="16315" table:style-name="ce7">
            <text:p>16’3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6642.61" table:style-name="ce6">
            <text:p>276’642.61</text:p>
          </table:table-cell>
          <table:table-cell office:value-type="float" office:value="238500" table:style-name="ce7">
            <text:p>238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45070.24" table:style-name="ce6">
            <text:p>245’070.24</text:p>
          </table:table-cell>
          <table:table-cell table:style-name="ce6"/>
          <table:table-cell office:value-type="float" office:value="6570" table:style-name="ce7">
            <text:p>6’5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810.4" table:style-name="ce6">
            <text:p>5’810.40</text:p>
          </table:table-cell>
          <table:table-cell office:value-type="float" office:value="5800" table:style-name="ce7">
            <text:p>5’8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5810.4" table:style-name="ce6">
            <text:p>5’810.40</text:p>
          </table:table-cell>
          <table:table-cell table:style-name="ce6"/>
          <table:table-cell office:value-type="float" office:value="10" table:style-name="ce7">
            <text:p>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59.45" table:style-name="ce6">
            <text:p>4’459.45</text:p>
          </table:table-cell>
          <table:table-cell office:value-type="float" office:value="2800" table:style-name="ce7">
            <text:p>2’8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681.7" table:style-name="ce6">
            <text:p>3’681.70</text:p>
          </table:table-cell>
          <table:table-cell table:style-name="ce6"/>
          <table:table-cell office:value-type="float" office:value="882" table:style-name="ce7">
            <text:p>88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44818.66" table:style-name="ce6">
            <text:p>1’944’818.66</text:p>
          </table:table-cell>
          <table:table-cell office:value-type="float" office:value="2306000" table:style-name="ce7">
            <text:p>2’306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255551.3199999998" table:style-name="ce6">
            <text:p>2’255’551.32</text:p>
          </table:table-cell>
          <table:table-cell table:style-name="ce6"/>
          <table:table-cell office:value-type="float" office:value="-50449" table:style-name="ce7">
            <text:p>-50’4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32319.18" table:style-name="ce6">
            <text:p>932’319.18</text:p>
          </table:table-cell>
          <table:table-cell office:value-type="float" office:value="921900" table:style-name="ce7">
            <text:p>921’9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094984.82" table:style-name="ce6">
            <text:p>1’094’984.82</text:p>
          </table:table-cell>
          <table:table-cell table:style-name="ce6"/>
          <table:table-cell office:value-type="float" office:value="1785" table:style-name="ce7">
            <text:p>1’78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71300" table:style-name="ce7">
            <text:p>171’3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24.35" table:style-name="ce6">
            <text:p>124.35</text:p>
          </table:table-cell>
          <table:table-cell table:style-name="ce6"/>
          <table:table-cell office:value-type="float" office:value="-876" table:style-name="ce7">
            <text:p>-8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1416.800000000003" table:style-name="ce6">
            <text:p>71’416.80</text:p>
          </table:table-cell>
          <table:table-cell office:value-type="float" office:value="70200" table:style-name="ce7">
            <text:p>70’2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68493.5" table:style-name="ce6">
            <text:p>68’493.50</text:p>
          </table:table-cell>
          <table:table-cell table:style-name="ce6"/>
          <table:table-cell office:value-type="float" office:value="-1707" table:style-name="ce7">
            <text:p>-1’7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79313.22" table:style-name="ce6">
            <text:p>1’979’313.22</text:p>
          </table:table-cell>
          <table:table-cell office:value-type="float" office:value="2087200" table:style-name="ce7">
            <text:p>2’087’200</text:p>
          </table:table-cell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office:value-type="float" office:value="3012132.64" table:style-name="ce6">
            <text:p>3’012’132.64</text:p>
          </table:table-cell>
          <table:table-cell table:style-name="ce6"/>
          <table:table-cell office:value-type="float" office:value="924933" table:style-name="ce7">
            <text:p>924’93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67998.82" table:style-name="ce6">
            <text:p>1’667’998.82</text:p>
          </table:table-cell>
          <table:table-cell office:value-type="float" office:value="1533200" table:style-name="ce7">
            <text:p>1’533’2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524913.49" table:style-name="ce6">
            <text:p>1’524’913.49</text:p>
          </table:table-cell>
          <table:table-cell table:style-name="ce6"/>
          <table:table-cell office:value-type="float" office:value="-8287" table:style-name="ce7">
            <text:p>-8’2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0006.52" table:style-name="ce6">
            <text:p>270’006.52</text:p>
          </table:table-cell>
          <table:table-cell office:value-type="float" office:value="264600" table:style-name="ce7">
            <text:p>264’6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267859.90000000002" table:style-name="ce6">
            <text:p>267’859.90</text:p>
          </table:table-cell>
          <table:table-cell table:style-name="ce6"/>
          <table:table-cell office:value-type="float" office:value="3260" table:style-name="ce7">
            <text:p>3’2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93550.5" table:style-name="ce6">
            <text:p>1’093’550.50</text:p>
          </table:table-cell>
          <table:table-cell office:value-type="float" office:value="1169500" table:style-name="ce7">
            <text:p>1’169’5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051801.7" table:style-name="ce6">
            <text:p>1’051’801.70</text:p>
          </table:table-cell>
          <table:table-cell table:style-name="ce6"/>
          <table:table-cell office:value-type="float" office:value="-117698" table:style-name="ce7">
            <text:p>-117’69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96502.5899999999" table:style-name="ce6">
            <text:p>6’296’502.59</text:p>
          </table:table-cell>
          <table:table-cell office:value-type="float" office:value="6254000" table:style-name="ce7">
            <text:p>6’254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6070860.1200000001" table:style-name="ce6">
            <text:p>6’070’860.12</text:p>
          </table:table-cell>
          <table:table-cell table:style-name="ce6"/>
          <table:table-cell office:value-type="float" office:value="-183140" table:style-name="ce7">
            <text:p>-183’1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5054" table:style-name="ce6">
            <text:p>105’054.00</text:p>
          </table:table-cell>
          <table:table-cell office:value-type="float" office:value="116000" table:style-name="ce7">
            <text:p>116’0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115854" table:style-name="ce6">
            <text:p>115’854.00</text:p>
          </table:table-cell>
          <table:table-cell office:value-type="float" office:value="-146" table:style-name="ce7">
            <text:p>-1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2810" table:style-name="ce6">
            <text:p>142’810.00</text:p>
          </table:table-cell>
          <table:table-cell office:value-type="float" office:value="119000" table:style-name="ce7">
            <text:p>119’0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135401" table:style-name="ce6">
            <text:p>135’401.00</text:p>
          </table:table-cell>
          <table:table-cell office:value-type="float" office:value="16401" table:style-name="ce7">
            <text:p>16’40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930621.01" table:style-name="ce6">
            <text:p>14’930’621.01</text:p>
          </table:table-cell>
          <table:table-cell office:value-type="float" office:value="15157000" table:style-name="ce7">
            <text:p>15’157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6016053.42" table:style-name="ce6">
            <text:p>16’016’053.42</text:p>
          </table:table-cell>
          <table:table-cell office:value-type="float" office:value="859053" table:style-name="ce7">
            <text:p>859’0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96500.93" table:style-name="ce6">
            <text:p>1’396’500.93</text:p>
          </table:table-cell>
          <table:table-cell office:value-type="float" office:value="1459400" table:style-name="ce7">
            <text:p>1’459’4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487682.92" table:style-name="ce6">
            <text:p>1’487’682.92</text:p>
          </table:table-cell>
          <table:table-cell office:value-type="float" office:value="28283" table:style-name="ce7">
            <text:p>28’2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3493.28000000003" table:style-name="ce6">
            <text:p>283’493.28</text:p>
          </table:table-cell>
          <table:table-cell office:value-type="float" office:value="60000" table:style-name="ce7">
            <text:p>6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95528.9" table:style-name="ce6">
            <text:p>95’528.90</text:p>
          </table:table-cell>
          <table:table-cell office:value-type="float" office:value="35529" table:style-name="ce7">
            <text:p>35’5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4469.2" table:style-name="ce6">
            <text:p>174’469.20</text:p>
          </table:table-cell>
          <table:table-cell office:value-type="float" office:value="191000" table:style-name="ce7">
            <text:p>191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250650" table:style-name="ce6">
            <text:p>250’650.00</text:p>
          </table:table-cell>
          <table:table-cell office:value-type="float" office:value="59650" table:style-name="ce7">
            <text:p>59’6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000" table:style-name="ce6">
            <text:p>60’000.00</text:p>
          </table:table-cell>
          <table:table-cell office:value-type="float" office:value="60000" table:style-name="ce7">
            <text:p>6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60000" table:style-name="ce6">
            <text:p>6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60</text:p>
          </table:table-cell>
          <table:table-cell office:value-type="string" table:style-name="ce5">
            <text:p>Beiträge des Bundes</text:p>
          </table:table-cell>
          <table:table-cell table:style-name="ce6"/>
          <table:table-cell office:value-type="float" office:value="70000" table:style-name="ce6">
            <text:p>70’000.00</text:p>
          </table:table-cell>
          <table:table-cell office:value-type="float" office:value="70000" table:style-name="ce7">
            <text:p>70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86538.57" table:style-name="ce6">
            <text:p>2’086’538.57</text:p>
          </table:table-cell>
          <table:table-cell office:value-type="float" office:value="2019600" table:style-name="ce7">
            <text:p>2’019’6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061216.55" table:style-name="ce6">
            <text:p>2’061’216.55</text:p>
          </table:table-cell>
          <table:table-cell office:value-type="float" office:value="41617" table:style-name="ce7">
            <text:p>41’6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6878.8" table:style-name="ce6">
            <text:p>256’878.80</text:p>
          </table:table-cell>
          <table:table-cell office:value-type="float" office:value="253800" table:style-name="ce7">
            <text:p>253’8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64255.98" table:style-name="ce6">
            <text:p>264’255.98</text:p>
          </table:table-cell>
          <table:table-cell office:value-type="float" office:value="10456" table:style-name="ce7">
            <text:p>10’45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11905.4" table:style-name="ce6">
            <text:p>811’905.40</text:p>
          </table:table-cell>
          <table:table-cell office:value-type="float" office:value="1195100" table:style-name="ce7">
            <text:p>1’195’1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854042.7" table:style-name="ce6">
            <text:p>854’042.70</text:p>
          </table:table-cell>
          <table:table-cell office:value-type="float" office:value="-341057" table:style-name="ce7">
            <text:p>-341’0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14</text:p>
          </table:table-cell>
          <table:table-cell office:value-type="string" table:style-name="ce9">
            <text:p>Tierkörpersammel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3421.35" table:style-name="ce10">
            <text:p>43’421.35</text:p>
          </table:table-cell>
          <table:table-cell office:value-type="float" office:value="53300" table:style-name="ce11">
            <text:p>53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0643.7" table:style-name="ce10">
            <text:p>50’643.70</text:p>
          </table:table-cell>
          <table:table-cell table:style-name="ce10"/>
          <table:table-cell office:value-type="float" office:value="-6456" table:style-name="ce11">
            <text:p>-6’45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800" table:style-name="ce11">
            <text:p>3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3421.35" table:style-name="ce10">
            <text:p>43’421.35</text:p>
          </table:table-cell>
          <table:table-cell office:value-type="float" office:value="53300" table:style-name="ce11">
            <text:p>53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0643.7" table:style-name="ce10">
            <text:p>50’643.70</text:p>
          </table:table-cell>
          <table:table-cell office:value-type="float" office:value="-2656" table:style-name="ce11">
            <text:p>-2’65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800" table:style-name="ce11">
            <text:p>3’8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85.75" table:style-name="ce6">
            <text:p>3’685.75</text:p>
          </table:table-cell>
          <table:table-cell office:value-type="float" office:value="4200" table:style-name="ce7">
            <text:p>4’2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388.1" table:style-name="ce6">
            <text:p>3’388.10</text:p>
          </table:table-cell>
          <table:table-cell table:style-name="ce6"/>
          <table:table-cell office:value-type="float" office:value="-812" table:style-name="ce7">
            <text:p>-8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86.3000000000002" table:style-name="ce6">
            <text:p>2’186.30</text:p>
          </table:table-cell>
          <table:table-cell office:value-type="float" office:value="7000" table:style-name="ce7">
            <text:p>7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0484.75" table:style-name="ce6">
            <text:p>10’484.75</text:p>
          </table:table-cell>
          <table:table-cell table:style-name="ce6"/>
          <table:table-cell office:value-type="float" office:value="-315" table:style-name="ce7">
            <text:p>-3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800" table:style-name="ce7">
            <text:p>3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970.45" table:style-name="ce6">
            <text:p>2’970.45</text:p>
          </table:table-cell>
          <table:table-cell office:value-type="float" office:value="4500" table:style-name="ce7">
            <text:p>4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257.35" table:style-name="ce6">
            <text:p>2’257.35</text:p>
          </table:table-cell>
          <table:table-cell table:style-name="ce6"/>
          <table:table-cell office:value-type="float" office:value="-2243" table:style-name="ce7">
            <text:p>-2’2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44.7" table:style-name="ce6">
            <text:p>1’844.70</text:p>
          </table:table-cell>
          <table:table-cell office:value-type="float" office:value="2700" table:style-name="ce7">
            <text:p>2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177.05" table:style-name="ce6">
            <text:p>1’177.05</text:p>
          </table:table-cell>
          <table:table-cell table:style-name="ce6"/>
          <table:table-cell office:value-type="float" office:value="-1523" table:style-name="ce7">
            <text:p>-1’5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93.85" table:style-name="ce6">
            <text:p>2’593.85</text:p>
          </table:table-cell>
          <table:table-cell office:value-type="float" office:value="4300" table:style-name="ce7">
            <text:p>4’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715.6" table:style-name="ce6">
            <text:p>2’715.60</text:p>
          </table:table-cell>
          <table:table-cell table:style-name="ce6"/>
          <table:table-cell office:value-type="float" office:value="-1584" table:style-name="ce7">
            <text:p>-1’5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140.3" table:style-name="ce6">
            <text:p>30’140.30</text:p>
          </table:table-cell>
          <table:table-cell office:value-type="float" office:value="30600" table:style-name="ce7">
            <text:p>30’6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0620.85" table:style-name="ce6">
            <text:p>30’620.85</text:p>
          </table:table-cell>
          <table:table-cell table:style-name="ce6"/>
          <table:table-cell office:value-type="float" office:value="21" table:style-name="ce7">
            <text:p>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421.35" table:style-name="ce6">
            <text:p>43’421.35</text:p>
          </table:table-cell>
          <table:table-cell office:value-type="float" office:value="53300" table:style-name="ce7">
            <text:p>53’300</text:p>
          </table:table-cell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style-name="ce6"/>
          <table:table-cell office:value-type="float" office:value="50643.7" table:style-name="ce6">
            <text:p>50’643.70</text:p>
          </table:table-cell>
          <table:table-cell office:value-type="float" office:value="-2656" table:style-name="ce7">
            <text:p>-2’65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52</text:p>
          </table:table-cell>
          <table:table-cell office:value-type="string" table:style-name="ce9">
            <text:p>Umwelt und Energi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595081.14" table:style-name="ce10">
            <text:p>3’595’081.14</text:p>
          </table:table-cell>
          <table:table-cell office:value-type="float" office:value="5740500" table:style-name="ce11">
            <text:p>5’740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333788.5499999998" table:style-name="ce10">
            <text:p>6’333’788.55</text:p>
          </table:table-cell>
          <table:table-cell table:style-name="ce10"/>
          <table:table-cell office:value-type="float" office:value="-145011" table:style-name="ce11">
            <text:p>-145’01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738300" table:style-name="ce11">
            <text:p>738’3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092238.38" table:style-name="ce10">
            <text:p>3’092’238.38</text:p>
          </table:table-cell>
          <table:table-cell office:value-type="float" office:value="4912400" table:style-name="ce11">
            <text:p>4’912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711227.2699999996" table:style-name="ce10">
            <text:p>5’711’227.27</text:p>
          </table:table-cell>
          <table:table-cell office:value-type="float" office:value="798827" table:style-name="ce11">
            <text:p>798’82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02842.76" table:style-name="ce10">
            <text:p>502’842.76</text:p>
          </table:table-cell>
          <table:table-cell office:value-type="float" office:value="1566400" table:style-name="ce11">
            <text:p>1’566’4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22561.28000000003" table:style-name="ce10">
            <text:p>622’561.2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28644.1499999999" table:style-name="ce6">
            <text:p>1’328’644.15</text:p>
          </table:table-cell>
          <table:table-cell office:value-type="float" office:value="1451100" table:style-name="ce7">
            <text:p>1’451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428386.9" table:style-name="ce6">
            <text:p>1’428’386.90</text:p>
          </table:table-cell>
          <table:table-cell table:style-name="ce6"/>
          <table:table-cell office:value-type="float" office:value="-22713" table:style-name="ce7">
            <text:p>-22’7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1632.6" table:style-name="ce6">
            <text:p>101’632.60</text:p>
          </table:table-cell>
          <table:table-cell office:value-type="float" office:value="91600" table:style-name="ce7">
            <text:p>91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09176.35" table:style-name="ce6">
            <text:p>109’176.35</text:p>
          </table:table-cell>
          <table:table-cell table:style-name="ce6"/>
          <table:table-cell office:value-type="float" office:value="17576" table:style-name="ce7">
            <text:p>17’5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2192" table:style-name="ce6">
            <text:p>152’192.00</text:p>
          </table:table-cell>
          <table:table-cell office:value-type="float" office:value="143600" table:style-name="ce7">
            <text:p>143’6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62949.9" table:style-name="ce6">
            <text:p>162’949.90</text:p>
          </table:table-cell>
          <table:table-cell table:style-name="ce6"/>
          <table:table-cell office:value-type="float" office:value="19350" table:style-name="ce7">
            <text:p>19’3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087.95" table:style-name="ce6">
            <text:p>15’087.95</text:p>
          </table:table-cell>
          <table:table-cell office:value-type="float" office:value="14000" table:style-name="ce7">
            <text:p>14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4228.85" table:style-name="ce6">
            <text:p>14’228.85</text:p>
          </table:table-cell>
          <table:table-cell table:style-name="ce6"/>
          <table:table-cell office:value-type="float" office:value="229" table:style-name="ce7">
            <text:p>2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813.85" table:style-name="ce6">
            <text:p>12’813.85</text:p>
          </table:table-cell>
          <table:table-cell office:value-type="float" office:value="11700" table:style-name="ce7">
            <text:p>11’7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1396.81" table:style-name="ce6">
            <text:p>11’396.81</text:p>
          </table:table-cell>
          <table:table-cell table:style-name="ce6"/>
          <table:table-cell office:value-type="float" office:value="-303" table:style-name="ce7">
            <text:p>-3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51.17" table:style-name="ce6">
            <text:p>3’251.17</text:p>
          </table:table-cell>
          <table:table-cell office:value-type="float" office:value="3200" table:style-name="ce7">
            <text:p>3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398.23" table:style-name="ce6">
            <text:p>2’398.23</text:p>
          </table:table-cell>
          <table:table-cell table:style-name="ce6"/>
          <table:table-cell office:value-type="float" office:value="-802" table:style-name="ce7">
            <text:p>-80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16.85" table:style-name="ce6">
            <text:p>1’416.85</text:p>
          </table:table-cell>
          <table:table-cell office:value-type="float" office:value="28000" table:style-name="ce7">
            <text:p>28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7660.330000000002" table:style-name="ce6">
            <text:p>17’660.33</text:p>
          </table:table-cell>
          <table:table-cell table:style-name="ce6"/>
          <table:table-cell office:value-type="float" office:value="-10340" table:style-name="ce7">
            <text:p>-10’3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97.9" table:style-name="ce6">
            <text:p>2’197.90</text:p>
          </table:table-cell>
          <table:table-cell office:value-type="float" office:value="3900" table:style-name="ce7">
            <text:p>3’9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224.05" table:style-name="ce6">
            <text:p>3’224.05</text:p>
          </table:table-cell>
          <table:table-cell table:style-name="ce6"/>
          <table:table-cell office:value-type="float" office:value="-676" table:style-name="ce7">
            <text:p>-6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570.6" table:style-name="ce6">
            <text:p>6’570.60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905.7" table:style-name="ce6">
            <text:p>4’905.70</text:p>
          </table:table-cell>
          <table:table-cell table:style-name="ce6"/>
          <table:table-cell office:value-type="float" office:value="906" table:style-name="ce7">
            <text:p>9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7890.32" table:style-name="ce6">
            <text:p>307’890.32</text:p>
          </table:table-cell>
          <table:table-cell office:value-type="float" office:value="333200" table:style-name="ce7">
            <text:p>333’2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22548.94" table:style-name="ce6">
            <text:p>222’548.94</text:p>
          </table:table-cell>
          <table:table-cell table:style-name="ce6"/>
          <table:table-cell office:value-type="float" office:value="-110651" table:style-name="ce7">
            <text:p>-110’6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830" table:style-name="ce6">
            <text:p>20’830.00</text:p>
          </table:table-cell>
          <table:table-cell office:value-type="float" office:value="12500" table:style-name="ce7">
            <text:p>12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1354.45" table:style-name="ce6">
            <text:p>11’354.45</text:p>
          </table:table-cell>
          <table:table-cell table:style-name="ce6"/>
          <table:table-cell office:value-type="float" office:value="-1146" table:style-name="ce7">
            <text:p>-1’1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" table:style-name="ce6">
            <text:p>30.00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57039.76" table:style-name="ce6">
            <text:p>1’557’039.76</text:p>
          </table:table-cell>
          <table:table-cell office:value-type="float" office:value="3562100" table:style-name="ce7">
            <text:p>3’562’1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4262732.4000000004" table:style-name="ce6">
            <text:p>4’262’732.40</text:p>
          </table:table-cell>
          <table:table-cell table:style-name="ce6"/>
          <table:table-cell office:value-type="float" office:value="-37668" table:style-name="ce7">
            <text:p>-37’6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738300" table:style-name="ce7">
            <text:p>738’3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2983.990000000005" table:style-name="ce6">
            <text:p>82’983.99</text:p>
          </table:table-cell>
          <table:table-cell office:value-type="float" office:value="79500" table:style-name="ce7">
            <text:p>79’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82825.64" table:style-name="ce6">
            <text:p>82’825.64</text:p>
          </table:table-cell>
          <table:table-cell table:style-name="ce6"/>
          <table:table-cell office:value-type="float" office:value="3326" table:style-name="ce7">
            <text:p>3’3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00" table:style-name="ce6">
            <text:p>2’500.00</text:p>
          </table:table-cell>
          <table:table-cell office:value-type="float" office:value="2100" table:style-name="ce7">
            <text:p>2’100</text:p>
          </table:table-cell>
          <table:table-cell table:style-name="ce5"/>
          <table:table-cell office:value-type="string" table:style-name="ce5">
            <text:p>395</text:p>
          </table:table-cell>
          <table:table-cell office:value-type="string" table:style-name="ce5">
            <text:p>Intern verrechneter Aufwand</text:p>
          </table:table-cell>
          <table:table-cell table:number-columns-repeated="2" table:style-name="ce6"/>
          <table:table-cell office:value-type="float" office:value="-2100" table:style-name="ce7">
            <text:p>-2’1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1747.15" table:style-name="ce6">
            <text:p>241’747.15</text:p>
          </table:table-cell>
          <table:table-cell office:value-type="float" office:value="198900" table:style-name="ce7">
            <text:p>198’9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224236.9" table:style-name="ce6">
            <text:p>224’236.90</text:p>
          </table:table-cell>
          <table:table-cell office:value-type="float" office:value="25337" table:style-name="ce7">
            <text:p>25’3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0" table:style-name="ce6">
            <text:p>770.00</text:p>
          </table:table-cell>
          <table:table-cell table:style-name="ce7"/>
          <table:table-cell table:style-name="ce5"/>
          <table:table-cell office:value-type="string" table:style-name="ce5">
            <text:p>433</text:p>
          </table:table-cell>
          <table:table-cell office:value-type="string" table:style-name="ce5">
            <text:p>Schulgelder</text:p>
          </table:table-cell>
          <table:table-cell table:style-name="ce6"/>
          <table:table-cell office:value-type="float" office:value="2130" table:style-name="ce6">
            <text:p>2’130.00</text:p>
          </table:table-cell>
          <table:table-cell office:value-type="float" office:value="2130" table:style-name="ce7">
            <text:p>2’1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4094.67" table:style-name="ce6">
            <text:p>104’094.67</text:p>
          </table:table-cell>
          <table:table-cell office:value-type="float" office:value="84200" table:style-name="ce7">
            <text:p>84’2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12737.85" table:style-name="ce6">
            <text:p>112’737.85</text:p>
          </table:table-cell>
          <table:table-cell office:value-type="float" office:value="28538" table:style-name="ce7">
            <text:p>28’5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23.2" table:style-name="ce6">
            <text:p>1’323.20</text:p>
          </table:table-cell>
          <table:table-cell office:value-type="float" office:value="3300" table:style-name="ce7">
            <text:p>3’3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571.9" table:style-name="ce6">
            <text:p>571.90</text:p>
          </table:table-cell>
          <table:table-cell office:value-type="float" office:value="-2728" table:style-name="ce7">
            <text:p>-2’7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67430.95" table:style-name="ce6">
            <text:p>1’567’430.95</text:p>
          </table:table-cell>
          <table:table-cell office:value-type="float" office:value="3560100" table:style-name="ce7">
            <text:p>3’560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284276.5" table:style-name="ce6">
            <text:p>4’284’276.50</text:p>
          </table:table-cell>
          <table:table-cell office:value-type="float" office:value="724177" table:style-name="ce7">
            <text:p>724’1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8171.55" table:style-name="ce6">
            <text:p>328’171.55</text:p>
          </table:table-cell>
          <table:table-cell office:value-type="float" office:value="188900" table:style-name="ce7">
            <text:p>188’900</text:p>
          </table:table-cell>
          <table:table-cell table:style-name="ce5"/>
          <table:table-cell office:value-type="string" table:style-name="ce5">
            <text:p>440</text:p>
          </table:table-cell>
          <table:table-cell office:value-type="string" table:style-name="ce5">
            <text:p>Anteile an Bundeseinnahmen</text:p>
          </table:table-cell>
          <table:table-cell table:style-name="ce6"/>
          <table:table-cell office:value-type="float" office:value="290699.65000000002" table:style-name="ce6">
            <text:p>290’699.65</text:p>
          </table:table-cell>
          <table:table-cell office:value-type="float" office:value="101800" table:style-name="ce7">
            <text:p>101’8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60</text:p>
          </table:table-cell>
          <table:table-cell office:value-type="string" table:style-name="ce5">
            <text:p>Beiträge des Bundes</text:p>
          </table:table-cell>
          <table:table-cell table:style-name="ce6"/>
          <table:table-cell office:value-type="float" office:value="8857.59" table:style-name="ce6">
            <text:p>8’857.59</text:p>
          </table:table-cell>
          <table:table-cell office:value-type="float" office:value="8858" table:style-name="ce7">
            <text:p>8’85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762.6" table:style-name="ce6">
            <text:p>40’762.60</text:p>
          </table:table-cell>
          <table:table-cell office:value-type="float" office:value="29300" table:style-name="ce7">
            <text:p>29’3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26825" table:style-name="ce6">
            <text:p>26’825.00</text:p>
          </table:table-cell>
          <table:table-cell office:value-type="float" office:value="-2475" table:style-name="ce7">
            <text:p>-2’4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8238.26" table:style-name="ce6">
            <text:p>538’238.26</text:p>
          </table:table-cell>
          <table:table-cell office:value-type="float" office:value="580000" table:style-name="ce7">
            <text:p>580’000</text:p>
          </table:table-cell>
          <table:table-cell table:style-name="ce5"/>
          <table:table-cell office:value-type="string" table:style-name="ce5">
            <text:p>463</text:p>
          </table:table-cell>
          <table:table-cell office:value-type="string" table:style-name="ce5">
            <text:p>Beiträge von eigenen Unternehmungen</text:p>
          </table:table-cell>
          <table:table-cell table:style-name="ce6"/>
          <table:table-cell office:value-type="float" office:value="491191.88" table:style-name="ce6">
            <text:p>491’191.88</text:p>
          </table:table-cell>
          <table:table-cell office:value-type="float" office:value="-88808" table:style-name="ce7">
            <text:p>-88’8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700" table:style-name="ce6">
            <text:p>17’700.00</text:p>
          </table:table-cell>
          <table:table-cell office:value-type="float" office:value="17700" table:style-name="ce7">
            <text:p>17’7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7700" table:style-name="ce6">
            <text:p>17’7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2000" table:style-name="ce6">
            <text:p>252’000.00</text:p>
          </table:table-cell>
          <table:table-cell office:value-type="float" office:value="250000" table:style-name="ce7">
            <text:p>250’000</text:p>
          </table:table-cell>
          <table:table-cell table:style-name="ce5"/>
          <table:table-cell office:value-type="string" table:style-name="ce5">
            <text:p>493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52000" table:style-name="ce6">
            <text:p>252’000.00</text:p>
          </table:table-cell>
          <table:table-cell office:value-type="float" office:value="2000" table:style-name="ce7">
            <text:p>2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</text:p>
          </table:table-cell>
          <table:table-cell office:value-type="string" table:style-name="ce9">
            <text:p>Direktion Planung und Bau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5762545.02" table:style-name="ce10">
            <text:p>125’762’545.02</text:p>
          </table:table-cell>
          <table:table-cell office:value-type="float" office:value="138634680" table:style-name="ce11">
            <text:p>138’634’68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36448265.74000001" table:style-name="ce10">
            <text:p>136’448’265.74</text:p>
          </table:table-cell>
          <table:table-cell table:style-name="ce10"/>
          <table:table-cell office:value-type="float" office:value="-3788314" table:style-name="ce11">
            <text:p>-3’788’31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494100" table:style-name="ce11">
            <text:p>494’1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07800" table:style-name="ce11">
            <text:p>1’107’8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5074204.599999994" table:style-name="ce10">
            <text:p>75’074’204.60</text:p>
          </table:table-cell>
          <table:table-cell office:value-type="float" office:value="81456400" table:style-name="ce11">
            <text:p>81’456’4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3034378.659999996" table:style-name="ce10">
            <text:p>83’034’378.66</text:p>
          </table:table-cell>
          <table:table-cell office:value-type="float" office:value="1577979" table:style-name="ce11">
            <text:p>1’577’97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0688340.420000002" table:style-name="ce10">
            <text:p>50’688’340.42</text:p>
          </table:table-cell>
          <table:table-cell office:value-type="float" office:value="58780180" table:style-name="ce11">
            <text:p>58’780’18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3413887.079999998" table:style-name="ce10">
            <text:p>53’413’887.0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0</text:p>
          </table:table-cell>
          <table:table-cell office:value-type="string" table:style-name="ce9">
            <text:p>Stab Planung und Bau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122933.91" table:style-name="ce10">
            <text:p>2’122’933.91</text:p>
          </table:table-cell>
          <table:table-cell office:value-type="float" office:value="2089900" table:style-name="ce11">
            <text:p>2’089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69263.46" table:style-name="ce10">
            <text:p>2’069’263.46</text:p>
          </table:table-cell>
          <table:table-cell table:style-name="ce10"/>
          <table:table-cell office:value-type="float" office:value="-31637" table:style-name="ce11">
            <text:p>-31’63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000" table:style-name="ce11">
            <text:p>11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58540.4" table:style-name="ce10">
            <text:p>158’540.40</text:p>
          </table:table-cell>
          <table:table-cell office:value-type="float" office:value="181600" table:style-name="ce11">
            <text:p>181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54126.54999999999" table:style-name="ce10">
            <text:p>154’126.55</text:p>
          </table:table-cell>
          <table:table-cell office:value-type="float" office:value="-27473" table:style-name="ce11">
            <text:p>-27’47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964393.51" table:style-name="ce10">
            <text:p>1’964’393.51</text:p>
          </table:table-cell>
          <table:table-cell office:value-type="float" office:value="1919300" table:style-name="ce11">
            <text:p>1’919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915136.91" table:style-name="ce10">
            <text:p>1’915’136.91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00</text:p>
          </table:table-cell>
          <table:table-cell office:value-type="string" table:style-name="ce9">
            <text:p>Sekretariat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558716.51" table:style-name="ce10">
            <text:p>1’558’716.51</text:p>
          </table:table-cell>
          <table:table-cell office:value-type="float" office:value="1556800" table:style-name="ce11">
            <text:p>1’556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563460.41" table:style-name="ce10">
            <text:p>1’563’460.41</text:p>
          </table:table-cell>
          <table:table-cell table:style-name="ce10"/>
          <table:table-cell office:value-type="float" office:value="-4340" table:style-name="ce11">
            <text:p>-4’34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1000" table:style-name="ce11">
            <text:p>11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2943.8" table:style-name="ce10">
            <text:p>42’943.80</text:p>
          </table:table-cell>
          <table:table-cell office:value-type="float" office:value="45500" table:style-name="ce11">
            <text:p>45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3288.95" table:style-name="ce10">
            <text:p>43’288.95</text:p>
          </table:table-cell>
          <table:table-cell office:value-type="float" office:value="-2211" table:style-name="ce11">
            <text:p>-2’21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515772.71" table:style-name="ce10">
            <text:p>1’515’772.71</text:p>
          </table:table-cell>
          <table:table-cell office:value-type="float" office:value="1522300" table:style-name="ce11">
            <text:p>1’522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520171.46" table:style-name="ce10">
            <text:p>1’520’171.46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0612.149999999994" table:style-name="ce6">
            <text:p>70’612.15</text:p>
          </table:table-cell>
          <table:table-cell office:value-type="float" office:value="92000" table:style-name="ce7">
            <text:p>92’000</text:p>
          </table:table-cell>
          <table:table-cell table:style-name="ce5"/>
          <table:table-cell office:value-type="string" table:style-name="ce5">
            <text:p>300</text:p>
          </table:table-cell>
          <table:table-cell office:value-type="string" table:style-name="ce5">
            <text:p>Behörden und Kommissionen</text:p>
          </table:table-cell>
          <table:table-cell office:value-type="float" office:value="76078.05" table:style-name="ce6">
            <text:p>76’078.05</text:p>
          </table:table-cell>
          <table:table-cell table:style-name="ce6"/>
          <table:table-cell office:value-type="float" office:value="-15922" table:style-name="ce7">
            <text:p>-15’9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34295.3" table:style-name="ce6">
            <text:p>1’134’295.30</text:p>
          </table:table-cell>
          <table:table-cell office:value-type="float" office:value="1140700" table:style-name="ce7">
            <text:p>1’140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157674.8999999999" table:style-name="ce6">
            <text:p>1’157’674.90</text:p>
          </table:table-cell>
          <table:table-cell table:style-name="ce6"/>
          <table:table-cell office:value-type="float" office:value="16975" table:style-name="ce7">
            <text:p>16’9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6384.5" table:style-name="ce6">
            <text:p>86’384.50</text:p>
          </table:table-cell>
          <table:table-cell office:value-type="float" office:value="88500" table:style-name="ce7">
            <text:p>88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88693.15" table:style-name="ce6">
            <text:p>88’693.15</text:p>
          </table:table-cell>
          <table:table-cell table:style-name="ce6"/>
          <table:table-cell office:value-type="float" office:value="193" table:style-name="ce7">
            <text:p>1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4327.85" table:style-name="ce6">
            <text:p>114’327.85</text:p>
          </table:table-cell>
          <table:table-cell office:value-type="float" office:value="114900" table:style-name="ce7">
            <text:p>114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15808.95" table:style-name="ce6">
            <text:p>115’808.95</text:p>
          </table:table-cell>
          <table:table-cell table:style-name="ce6"/>
          <table:table-cell office:value-type="float" office:value="909" table:style-name="ce7">
            <text:p>90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723.3" table:style-name="ce6">
            <text:p>15’723.30</text:p>
          </table:table-cell>
          <table:table-cell office:value-type="float" office:value="16200" table:style-name="ce7">
            <text:p>16’2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5821.6" table:style-name="ce6">
            <text:p>15’821.60</text:p>
          </table:table-cell>
          <table:table-cell table:style-name="ce6"/>
          <table:table-cell office:value-type="float" office:value="-378" table:style-name="ce7">
            <text:p>-3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09.2" table:style-name="ce6">
            <text:p>6’109.20</text:p>
          </table:table-cell>
          <table:table-cell office:value-type="float" office:value="7500" table:style-name="ce7">
            <text:p>7’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516.3500000000004" table:style-name="ce6">
            <text:p>4’516.35</text:p>
          </table:table-cell>
          <table:table-cell table:style-name="ce6"/>
          <table:table-cell office:value-type="float" office:value="-2984" table:style-name="ce7">
            <text:p>-2’9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005.200000000001" table:style-name="ce6">
            <text:p>23’005.20</text:p>
          </table:table-cell>
          <table:table-cell office:value-type="float" office:value="22000" table:style-name="ce7">
            <text:p>22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4147.4" table:style-name="ce6">
            <text:p>34’147.40</text:p>
          </table:table-cell>
          <table:table-cell table:style-name="ce6"/>
          <table:table-cell office:value-type="float" office:value="2047" table:style-name="ce7">
            <text:p>2’0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0100" table:style-name="ce7">
            <text:p>10’1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128.55" table:style-name="ce6">
            <text:p>27’128.55</text:p>
          </table:table-cell>
          <table:table-cell office:value-type="float" office:value="8500" table:style-name="ce7">
            <text:p>8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024.7" table:style-name="ce6">
            <text:p>2’024.70</text:p>
          </table:table-cell>
          <table:table-cell table:style-name="ce6"/>
          <table:table-cell office:value-type="float" office:value="-6475" table:style-name="ce7">
            <text:p>-6’4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09.1999999999998" table:style-name="ce6">
            <text:p>2’209.2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718.4" table:style-name="ce6">
            <text:p>1’718.40</text:p>
          </table:table-cell>
          <table:table-cell table:style-name="ce6"/>
          <table:table-cell office:value-type="float" office:value="-1282" table:style-name="ce7">
            <text:p>-1’28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882.6" table:style-name="ce6">
            <text:p>8’882.60</text:p>
          </table:table-cell>
          <table:table-cell office:value-type="float" office:value="8300" table:style-name="ce7">
            <text:p>8’3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8994.75" table:style-name="ce6">
            <text:p>8’994.75</text:p>
          </table:table-cell>
          <table:table-cell table:style-name="ce6"/>
          <table:table-cell office:value-type="float" office:value="695" table:style-name="ce7">
            <text:p>6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281.15" table:style-name="ce6">
            <text:p>7’281.15</text:p>
          </table:table-cell>
          <table:table-cell office:value-type="float" office:value="11900" table:style-name="ce7">
            <text:p>11’9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6889.75" table:style-name="ce6">
            <text:p>6’889.75</text:p>
          </table:table-cell>
          <table:table-cell table:style-name="ce6"/>
          <table:table-cell office:value-type="float" office:value="-5010" table:style-name="ce7">
            <text:p>-5’0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242.95" table:style-name="ce6">
            <text:p>22’242.95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2215.65" table:style-name="ce6">
            <text:p>22’215.65</text:p>
          </table:table-cell>
          <table:table-cell table:style-name="ce6"/>
          <table:table-cell office:value-type="float" office:value="1316" table:style-name="ce7">
            <text:p>1’3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900" table:style-name="ce7">
            <text:p>9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25.25" table:style-name="ce6">
            <text:p>4’325.25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011.85" table:style-name="ce6">
            <text:p>1’011.85</text:p>
          </table:table-cell>
          <table:table-cell table:style-name="ce6"/>
          <table:table-cell office:value-type="float" office:value="12" table:style-name="ce7">
            <text:p>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687.25" table:style-name="ce6">
            <text:p>7’687.25</text:p>
          </table:table-cell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665.55" table:style-name="ce6">
            <text:p>1’665.55</text:p>
          </table:table-cell>
          <table:table-cell table:style-name="ce6"/>
          <table:table-cell office:value-type="float" office:value="1666" table:style-name="ce7">
            <text:p>1’66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854.650000000001" table:style-name="ce6">
            <text:p>20’854.65</text:p>
          </table:table-cell>
          <table:table-cell office:value-type="float" office:value="14400" table:style-name="ce7">
            <text:p>14’4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7167.5" table:style-name="ce6">
            <text:p>17’167.50</text:p>
          </table:table-cell>
          <table:table-cell table:style-name="ce6"/>
          <table:table-cell office:value-type="float" office:value="2768" table:style-name="ce7">
            <text:p>2’7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00" table:style-name="ce6">
            <text:p>1’200.00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200" table:style-name="ce6">
            <text:p>1’2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47.41" table:style-name="ce6">
            <text:p>6’447.41</text:p>
          </table:table-cell>
          <table:table-cell office:value-type="float" office:value="6700" table:style-name="ce7">
            <text:p>6’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7831.86" table:style-name="ce6">
            <text:p>7’831.86</text:p>
          </table:table-cell>
          <table:table-cell table:style-name="ce6"/>
          <table:table-cell office:value-type="float" office:value="1132" table:style-name="ce7">
            <text:p>1’13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239" table:style-name="ce6">
            <text:p>14’239.00</text:p>
          </table:table-cell>
          <table:table-cell office:value-type="float" office:value="13200" table:style-name="ce7">
            <text:p>13’2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4005" table:style-name="ce6">
            <text:p>14’005.00</text:p>
          </table:table-cell>
          <table:table-cell office:value-type="float" office:value="805" table:style-name="ce7">
            <text:p>80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704.799999999999" table:style-name="ce6">
            <text:p>28’704.80</text:p>
          </table:table-cell>
          <table:table-cell office:value-type="float" office:value="32300" table:style-name="ce7">
            <text:p>32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9283.95" table:style-name="ce6">
            <text:p>29’283.95</text:p>
          </table:table-cell>
          <table:table-cell office:value-type="float" office:value="-3016" table:style-name="ce7">
            <text:p>-3’0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02</text:p>
          </table:table-cell>
          <table:table-cell office:value-type="string" table:style-name="ce9">
            <text:p>Telefonzentra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5596.6" table:style-name="ce10">
            <text:p>115’596.60</text:p>
          </table:table-cell>
          <table:table-cell office:value-type="float" office:value="127900" table:style-name="ce11">
            <text:p>127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10837.6" table:style-name="ce10">
            <text:p>110’837.60</text:p>
          </table:table-cell>
          <table:table-cell table:style-name="ce10"/>
          <table:table-cell office:value-type="float" office:value="-17062" table:style-name="ce11">
            <text:p>-17’06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5596.6" table:style-name="ce10">
            <text:p>115’596.60</text:p>
          </table:table-cell>
          <table:table-cell office:value-type="float" office:value="127900" table:style-name="ce11">
            <text:p>127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10837.6" table:style-name="ce10">
            <text:p>110’837.60</text:p>
          </table:table-cell>
          <table:table-cell office:value-type="float" office:value="-17062" table:style-name="ce11">
            <text:p>-17’06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9055.45" table:style-name="ce6">
            <text:p>99’055.45</text:p>
          </table:table-cell>
          <table:table-cell office:value-type="float" office:value="110000" table:style-name="ce7">
            <text:p>110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96272.8" table:style-name="ce6">
            <text:p>96’272.80</text:p>
          </table:table-cell>
          <table:table-cell table:style-name="ce6"/>
          <table:table-cell office:value-type="float" office:value="-13727" table:style-name="ce7">
            <text:p>-13’7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513.85" table:style-name="ce6">
            <text:p>7’513.85</text:p>
          </table:table-cell>
          <table:table-cell office:value-type="float" office:value="8400" table:style-name="ce7">
            <text:p>8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7190.85" table:style-name="ce6">
            <text:p>7’190.85</text:p>
          </table:table-cell>
          <table:table-cell table:style-name="ce6"/>
          <table:table-cell office:value-type="float" office:value="-1209" table:style-name="ce7">
            <text:p>-1’20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384.95" table:style-name="ce6">
            <text:p>7’384.95</text:p>
          </table:table-cell>
          <table:table-cell office:value-type="float" office:value="7800" table:style-name="ce7">
            <text:p>7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5801.5" table:style-name="ce6">
            <text:p>5’801.50</text:p>
          </table:table-cell>
          <table:table-cell table:style-name="ce6"/>
          <table:table-cell office:value-type="float" office:value="-1999" table:style-name="ce7">
            <text:p>-1’9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08.35" table:style-name="ce6">
            <text:p>1’408.35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339.3" table:style-name="ce6">
            <text:p>1’339.30</text:p>
          </table:table-cell>
          <table:table-cell table:style-name="ce6"/>
          <table:table-cell office:value-type="float" office:value="-261" table:style-name="ce7">
            <text:p>-2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4" table:style-name="ce6">
            <text:p>234.00</text:p>
          </table:table-cell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33.15" table:style-name="ce6">
            <text:p>233.15</text:p>
          </table:table-cell>
          <table:table-cell table:style-name="ce6"/>
          <table:table-cell office:value-type="float" office:value="133" table:style-name="ce7">
            <text:p>13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596.6" table:style-name="ce6">
            <text:p>115’596.60</text:p>
          </table:table-cell>
          <table:table-cell office:value-type="float" office:value="127900" table:style-name="ce7">
            <text:p>127’9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10837.6" table:style-name="ce6">
            <text:p>110’837.60</text:p>
          </table:table-cell>
          <table:table-cell office:value-type="float" office:value="-17062" table:style-name="ce7">
            <text:p>-17’0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09</text:p>
          </table:table-cell>
          <table:table-cell office:value-type="string" table:style-name="ce9">
            <text:p>Ausgehende laufende Beiträ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48620.79999999999" table:style-name="ce10">
            <text:p>448’620.80</text:p>
          </table:table-cell>
          <table:table-cell office:value-type="float" office:value="405200" table:style-name="ce11">
            <text:p>405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94965.45" table:style-name="ce10">
            <text:p>394’965.45</text:p>
          </table:table-cell>
          <table:table-cell table:style-name="ce10"/>
          <table:table-cell office:value-type="float" office:value="-10235" table:style-name="ce11">
            <text:p>-10’23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8200" table:style-name="ce11">
            <text:p>8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office:value-type="float" office:value="-8200" table:style-name="ce11">
            <text:p>-8’20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48620.79999999999" table:style-name="ce10">
            <text:p>448’620.80</text:p>
          </table:table-cell>
          <table:table-cell office:value-type="float" office:value="397000" table:style-name="ce11">
            <text:p>397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394965.45" table:style-name="ce10">
            <text:p>394’965.4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1171" table:style-name="ce6">
            <text:p>101’171.00</text:p>
          </table:table-cell>
          <table:table-cell office:value-type="float" office:value="104200" table:style-name="ce7">
            <text:p>104’2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108074" table:style-name="ce6">
            <text:p>108’074.00</text:p>
          </table:table-cell>
          <table:table-cell table:style-name="ce6"/>
          <table:table-cell office:value-type="float" office:value="3874" table:style-name="ce7">
            <text:p>3’8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5796.5" table:style-name="ce6">
            <text:p>315’796.50</text:p>
          </table:table-cell>
          <table:table-cell office:value-type="float" office:value="267500" table:style-name="ce7">
            <text:p>267’5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256182.25" table:style-name="ce6">
            <text:p>256’182.25</text:p>
          </table:table-cell>
          <table:table-cell table:style-name="ce6"/>
          <table:table-cell office:value-type="float" office:value="-11318" table:style-name="ce7">
            <text:p>-11’3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653.3" table:style-name="ce6">
            <text:p>31’653.30</text:p>
          </table:table-cell>
          <table:table-cell office:value-type="float" office:value="33500" table:style-name="ce7">
            <text:p>33’5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30709.200000000001" table:style-name="ce6">
            <text:p>30’709.20</text:p>
          </table:table-cell>
          <table:table-cell table:style-name="ce6"/>
          <table:table-cell office:value-type="float" office:value="-2791" table:style-name="ce7">
            <text:p>-2’7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8200" table:style-name="ce7">
            <text:p>8’2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office:value-type="float" office:value="-8200" table:style-name="ce7">
            <text:p>-8’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1</text:p>
          </table:table-cell>
          <table:table-cell office:value-type="string" table:style-name="ce9">
            <text:p>Tiefbau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8051145.340000004" table:style-name="ce10">
            <text:p>68’051’145.34</text:p>
          </table:table-cell>
          <table:table-cell office:value-type="float" office:value="79177500" table:style-name="ce11">
            <text:p>79’177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77133771.140000001" table:style-name="ce10">
            <text:p>77’133’771.14</text:p>
          </table:table-cell>
          <table:table-cell table:style-name="ce10"/>
          <table:table-cell office:value-type="float" office:value="-2500229" table:style-name="ce11">
            <text:p>-2’500’22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456500" table:style-name="ce11">
            <text:p>456’5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0637219.010000002" table:style-name="ce10">
            <text:p>30’637’219.01</text:p>
          </table:table-cell>
          <table:table-cell office:value-type="float" office:value="37604100" table:style-name="ce11">
            <text:p>37’604’1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6982466.68" table:style-name="ce10">
            <text:p>36’982’466.68</text:p>
          </table:table-cell>
          <table:table-cell office:value-type="float" office:value="-621633" table:style-name="ce11">
            <text:p>-621’63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7413926.329999998" table:style-name="ce10">
            <text:p>37’413’926.33</text:p>
          </table:table-cell>
          <table:table-cell office:value-type="float" office:value="42029900" table:style-name="ce11">
            <text:p>42’029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0151304.460000001" table:style-name="ce10">
            <text:p>40’151’304.46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1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419741.21" table:style-name="ce10">
            <text:p>4’419’741.21</text:p>
          </table:table-cell>
          <table:table-cell office:value-type="float" office:value="4544200" table:style-name="ce11">
            <text:p>4’544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490435.49" table:style-name="ce10">
            <text:p>4’490’435.49</text:p>
          </table:table-cell>
          <table:table-cell table:style-name="ce10"/>
          <table:table-cell office:value-type="float" office:value="-53765" table:style-name="ce11">
            <text:p>-53’76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342755.7" table:style-name="ce10">
            <text:p>1’342’755.70</text:p>
          </table:table-cell>
          <table:table-cell office:value-type="float" office:value="4977900" table:style-name="ce11">
            <text:p>4’977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5352738.5" table:style-name="ce10">
            <text:p>5’352’738.50</text:p>
          </table:table-cell>
          <table:table-cell office:value-type="float" office:value="374839" table:style-name="ce11">
            <text:p>374’83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076985.51" table:style-name="ce10">
            <text:p>3’076’985.51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433700" table:style-name="ce11">
            <text:p>433’7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862303.01" table:style-name="ce10">
            <text:p>862’303.01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13593.9" table:style-name="ce6">
            <text:p>3’213’593.90</text:p>
          </table:table-cell>
          <table:table-cell office:value-type="float" office:value="3207800" table:style-name="ce7">
            <text:p>3’207’8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219448.7" table:style-name="ce6">
            <text:p>3’219’448.70</text:p>
          </table:table-cell>
          <table:table-cell table:style-name="ce6"/>
          <table:table-cell office:value-type="float" office:value="11649" table:style-name="ce7">
            <text:p>11’6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0097.9" table:style-name="ce6">
            <text:p>240’097.90</text:p>
          </table:table-cell>
          <table:table-cell office:value-type="float" office:value="240300" table:style-name="ce7">
            <text:p>240’3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42444.15" table:style-name="ce6">
            <text:p>242’444.15</text:p>
          </table:table-cell>
          <table:table-cell table:style-name="ce6"/>
          <table:table-cell office:value-type="float" office:value="2144" table:style-name="ce7">
            <text:p>2’14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9417.5" table:style-name="ce6">
            <text:p>329’417.50</text:p>
          </table:table-cell>
          <table:table-cell office:value-type="float" office:value="340200" table:style-name="ce7">
            <text:p>340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43719.7" table:style-name="ce6">
            <text:p>343’719.70</text:p>
          </table:table-cell>
          <table:table-cell table:style-name="ce6"/>
          <table:table-cell office:value-type="float" office:value="3520" table:style-name="ce7">
            <text:p>3’5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291.9" table:style-name="ce6">
            <text:p>44’291.90</text:p>
          </table:table-cell>
          <table:table-cell office:value-type="float" office:value="44500" table:style-name="ce7">
            <text:p>44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3929" table:style-name="ce6">
            <text:p>43’929.00</text:p>
          </table:table-cell>
          <table:table-cell table:style-name="ce6"/>
          <table:table-cell office:value-type="float" office:value="-571" table:style-name="ce7">
            <text:p>-57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02.7" table:style-name="ce6">
            <text:p>1’202.70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955.05" table:style-name="ce6">
            <text:p>1’955.05</text:p>
          </table:table-cell>
          <table:table-cell table:style-name="ce6"/>
          <table:table-cell office:value-type="float" office:value="-545" table:style-name="ce7">
            <text:p>-5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912.6" table:style-name="ce6">
            <text:p>5’912.60</text:p>
          </table:table-cell>
          <table:table-cell office:value-type="float" office:value="18000" table:style-name="ce7">
            <text:p>18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8085.7" table:style-name="ce6">
            <text:p>18’085.70</text:p>
          </table:table-cell>
          <table:table-cell table:style-name="ce6"/>
          <table:table-cell office:value-type="float" office:value="86" table:style-name="ce7">
            <text:p>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835.95" table:style-name="ce6">
            <text:p>31’835.95</text:p>
          </table:table-cell>
          <table:table-cell office:value-type="float" office:value="29000" table:style-name="ce7">
            <text:p>29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9311" table:style-name="ce6">
            <text:p>29’311.00</text:p>
          </table:table-cell>
          <table:table-cell table:style-name="ce6"/>
          <table:table-cell office:value-type="float" office:value="311" table:style-name="ce7">
            <text:p>3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9967.9" table:style-name="ce6">
            <text:p>59’967.90</text:p>
          </table:table-cell>
          <table:table-cell office:value-type="float" office:value="59000" table:style-name="ce7">
            <text:p>59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6431.45" table:style-name="ce6">
            <text:p>46’431.45</text:p>
          </table:table-cell>
          <table:table-cell table:style-name="ce6"/>
          <table:table-cell office:value-type="float" office:value="-12569" table:style-name="ce7">
            <text:p>-12’5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386.7" table:style-name="ce6">
            <text:p>6’386.70</text:p>
          </table:table-cell>
          <table:table-cell office:value-type="float" office:value="35500" table:style-name="ce7">
            <text:p>35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6860" table:style-name="ce6">
            <text:p>6’860.00</text:p>
          </table:table-cell>
          <table:table-cell table:style-name="ce6"/>
          <table:table-cell office:value-type="float" office:value="-28640" table:style-name="ce7">
            <text:p>-28’6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468.45" table:style-name="ce6">
            <text:p>11’468.45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0049.6" table:style-name="ce6">
            <text:p>10’049.60</text:p>
          </table:table-cell>
          <table:table-cell table:style-name="ce6"/>
          <table:table-cell office:value-type="float" office:value="50" table:style-name="ce7">
            <text:p>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0831.61" table:style-name="ce6">
            <text:p>410’831.61</text:p>
          </table:table-cell>
          <table:table-cell office:value-type="float" office:value="488000" table:style-name="ce7">
            <text:p>488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66960.86" table:style-name="ce6">
            <text:p>466’960.86</text:p>
          </table:table-cell>
          <table:table-cell table:style-name="ce6"/>
          <table:table-cell office:value-type="float" office:value="-21039" table:style-name="ce7">
            <text:p>-21’0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979.5" table:style-name="ce6">
            <text:p>4’979.50</text:p>
          </table:table-cell>
          <table:table-cell office:value-type="float" office:value="6500" table:style-name="ce7">
            <text:p>6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538.95" table:style-name="ce6">
            <text:p>1’538.95</text:p>
          </table:table-cell>
          <table:table-cell table:style-name="ce6"/>
          <table:table-cell office:value-type="float" office:value="-4961" table:style-name="ce7">
            <text:p>-4’9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061.2" table:style-name="ce6">
            <text:p>43’061.20</text:p>
          </table:table-cell>
          <table:table-cell office:value-type="float" office:value="42200" table:style-name="ce7">
            <text:p>42’2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41647.9" table:style-name="ce6">
            <text:p>41’647.90</text:p>
          </table:table-cell>
          <table:table-cell table:style-name="ce6"/>
          <table:table-cell office:value-type="float" office:value="-552" table:style-name="ce7">
            <text:p>-5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00" table:style-name="ce6">
            <text:p>1’600.00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600" table:style-name="ce6">
            <text:p>1’6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093.4" table:style-name="ce6">
            <text:p>15’093.40</text:p>
          </table:table-cell>
          <table:table-cell office:value-type="float" office:value="19100" table:style-name="ce7">
            <text:p>19’1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6453.43" table:style-name="ce6">
            <text:p>16’453.43</text:p>
          </table:table-cell>
          <table:table-cell table:style-name="ce6"/>
          <table:table-cell office:value-type="float" office:value="-2647" table:style-name="ce7">
            <text:p>-2’6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00" table:style-name="ce6">
            <text:p>3’700.00</text:p>
          </table:table-cell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1350" table:style-name="ce6">
            <text:p>1’350.00</text:p>
          </table:table-cell>
          <table:table-cell office:value-type="float" office:value="-650" table:style-name="ce7">
            <text:p>-6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985.85" table:style-name="ce6">
            <text:p>37’985.85</text:p>
          </table:table-cell>
          <table:table-cell office:value-type="float" office:value="3500" table:style-name="ce7">
            <text:p>3’5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5998.9" table:style-name="ce6">
            <text:p>5’998.90</text:p>
          </table:table-cell>
          <table:table-cell office:value-type="float" office:value="2499" table:style-name="ce7">
            <text:p>2’4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3075.4" table:style-name="ce6">
            <text:p>63’075.40</text:p>
          </table:table-cell>
          <table:table-cell office:value-type="float" office:value="57000" table:style-name="ce7">
            <text:p>57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6078.600000000006" table:style-name="ce6">
            <text:p>66’078.60</text:p>
          </table:table-cell>
          <table:table-cell office:value-type="float" office:value="9079" table:style-name="ce7">
            <text:p>9’0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82994.45" table:style-name="ce6">
            <text:p>982’994.45</text:p>
          </table:table-cell>
          <table:table-cell office:value-type="float" office:value="660400" table:style-name="ce7">
            <text:p>660’4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1024311" table:style-name="ce6">
            <text:p>1’024’311.00</text:p>
          </table:table-cell>
          <table:table-cell office:value-type="float" office:value="363911" table:style-name="ce7">
            <text:p>363’9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000000" table:style-name="ce7">
            <text:p>4’000’000</text:p>
          </table:table-cell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style-name="ce6"/>
          <table:table-cell office:value-type="float" office:value="4000000" table:style-name="ce6">
            <text:p>4’00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5000" table:style-name="ce6">
            <text:p>255’000.00</text:p>
          </table:table-cell>
          <table:table-cell office:value-type="float" office:value="255000" table:style-name="ce7">
            <text:p>255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55000" table:style-name="ce6">
            <text:p>255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11</text:p>
          </table:table-cell>
          <table:table-cell office:value-type="string" table:style-name="ce9">
            <text:p>Strasseninspektora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1418964.729999997" table:style-name="ce10">
            <text:p>41’418’964.73</text:p>
          </table:table-cell>
          <table:table-cell office:value-type="float" office:value="46843400" table:style-name="ce11">
            <text:p>46’843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6377363.899999999" table:style-name="ce10">
            <text:p>46’377’363.90</text:p>
          </table:table-cell>
          <table:table-cell table:style-name="ce10"/>
          <table:table-cell office:value-type="float" office:value="-922536" table:style-name="ce11">
            <text:p>-922’53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456500" table:style-name="ce11">
            <text:p>456’5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7892296.210000001" table:style-name="ce10">
            <text:p>27’892’296.21</text:p>
          </table:table-cell>
          <table:table-cell office:value-type="float" office:value="31251200" table:style-name="ce11">
            <text:p>31’251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0338090.079999998" table:style-name="ce10">
            <text:p>30’338’090.08</text:p>
          </table:table-cell>
          <table:table-cell office:value-type="float" office:value="-913110" table:style-name="ce11">
            <text:p>-913’11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3526668.52" table:style-name="ce10">
            <text:p>13’526’668.52</text:p>
          </table:table-cell>
          <table:table-cell office:value-type="float" office:value="16048700" table:style-name="ce11">
            <text:p>16’048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6039273.82" table:style-name="ce10">
            <text:p>16’039’273.82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189091.949999999" table:style-name="ce6">
            <text:p>11’189’091.95</text:p>
          </table:table-cell>
          <table:table-cell office:value-type="float" office:value="11574100" table:style-name="ce7">
            <text:p>11’574’1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1430112.25" table:style-name="ce6">
            <text:p>11’430’112.25</text:p>
          </table:table-cell>
          <table:table-cell table:style-name="ce6"/>
          <table:table-cell office:value-type="float" office:value="-143988" table:style-name="ce7">
            <text:p>-143’9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30168.2" table:style-name="ce6">
            <text:p>830’168.20</text:p>
          </table:table-cell>
          <table:table-cell office:value-type="float" office:value="872300" table:style-name="ce7">
            <text:p>872’3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844446.4" table:style-name="ce6">
            <text:p>844’446.40</text:p>
          </table:table-cell>
          <table:table-cell table:style-name="ce6"/>
          <table:table-cell office:value-type="float" office:value="-27854" table:style-name="ce7">
            <text:p>-27’85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57154.1000000001" table:style-name="ce6">
            <text:p>1’057’154.10</text:p>
          </table:table-cell>
          <table:table-cell office:value-type="float" office:value="1069900" table:style-name="ce7">
            <text:p>1’069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055379.25" table:style-name="ce6">
            <text:p>1’055’379.25</text:p>
          </table:table-cell>
          <table:table-cell table:style-name="ce6"/>
          <table:table-cell office:value-type="float" office:value="-14521" table:style-name="ce7">
            <text:p>-14’5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8477.6" table:style-name="ce6">
            <text:p>158’477.60</text:p>
          </table:table-cell>
          <table:table-cell office:value-type="float" office:value="163500" table:style-name="ce7">
            <text:p>163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56661.75" table:style-name="ce6">
            <text:p>156’661.75</text:p>
          </table:table-cell>
          <table:table-cell table:style-name="ce6"/>
          <table:table-cell office:value-type="float" office:value="-6838" table:style-name="ce7">
            <text:p>-6’8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9553.3" table:style-name="ce6">
            <text:p>69’553.30</text:p>
          </table:table-cell>
          <table:table-cell office:value-type="float" office:value="101400" table:style-name="ce7">
            <text:p>101’4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80981.55" table:style-name="ce6">
            <text:p>80’981.55</text:p>
          </table:table-cell>
          <table:table-cell table:style-name="ce6"/>
          <table:table-cell office:value-type="float" office:value="-20418" table:style-name="ce7">
            <text:p>-20’4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022.449999999997" table:style-name="ce6">
            <text:p>40’022.45</text:p>
          </table:table-cell>
          <table:table-cell office:value-type="float" office:value="86000" table:style-name="ce7">
            <text:p>86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67073.850000000006" table:style-name="ce6">
            <text:p>67’073.85</text:p>
          </table:table-cell>
          <table:table-cell table:style-name="ce6"/>
          <table:table-cell office:value-type="float" office:value="-18926" table:style-name="ce7">
            <text:p>-18’9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484.2999999999993" table:style-name="ce6">
            <text:p>9’484.30</text:p>
          </table:table-cell>
          <table:table-cell office:value-type="float" office:value="15300" table:style-name="ce7">
            <text:p>15’3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2656.8" table:style-name="ce6">
            <text:p>12’656.80</text:p>
          </table:table-cell>
          <table:table-cell table:style-name="ce6"/>
          <table:table-cell office:value-type="float" office:value="-2643" table:style-name="ce7">
            <text:p>-2’6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67296.4" table:style-name="ce6">
            <text:p>1’367’296.40</text:p>
          </table:table-cell>
          <table:table-cell office:value-type="float" office:value="1523000" table:style-name="ce7">
            <text:p>1’523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529908.4" table:style-name="ce6">
            <text:p>1’529’908.40</text:p>
          </table:table-cell>
          <table:table-cell table:style-name="ce6"/>
          <table:table-cell office:value-type="float" office:value="6908" table:style-name="ce7">
            <text:p>6’9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9503.05" table:style-name="ce6">
            <text:p>79’503.05</text:p>
          </table:table-cell>
          <table:table-cell office:value-type="float" office:value="103500" table:style-name="ce7">
            <text:p>103’5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79734.75" table:style-name="ce6">
            <text:p>79’734.75</text:p>
          </table:table-cell>
          <table:table-cell table:style-name="ce6"/>
          <table:table-cell office:value-type="float" office:value="-23765" table:style-name="ce7">
            <text:p>-23’76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17015.0099999998" table:style-name="ce6">
            <text:p>2’217’015.01</text:p>
          </table:table-cell>
          <table:table-cell office:value-type="float" office:value="2757600" table:style-name="ce7">
            <text:p>2’757’6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2447839.4" table:style-name="ce6">
            <text:p>2’447’839.40</text:p>
          </table:table-cell>
          <table:table-cell table:style-name="ce6"/>
          <table:table-cell office:value-type="float" office:value="-309761" table:style-name="ce7">
            <text:p>-309’7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12248.1500000004" table:style-name="ce6">
            <text:p>5’712’248.15</text:p>
          </table:table-cell>
          <table:table-cell office:value-type="float" office:value="6741000" table:style-name="ce7">
            <text:p>6’741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6447282.9199999999" table:style-name="ce6">
            <text:p>6’447’282.92</text:p>
          </table:table-cell>
          <table:table-cell table:style-name="ce6"/>
          <table:table-cell office:value-type="float" office:value="-293717" table:style-name="ce7">
            <text:p>-293’7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7283.73" table:style-name="ce6">
            <text:p>387’283.73</text:p>
          </table:table-cell>
          <table:table-cell office:value-type="float" office:value="370500" table:style-name="ce7">
            <text:p>370’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61856.21" table:style-name="ce6">
            <text:p>261’856.21</text:p>
          </table:table-cell>
          <table:table-cell table:style-name="ce6"/>
          <table:table-cell office:value-type="float" office:value="-108644" table:style-name="ce7">
            <text:p>-108’64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2465.75" table:style-name="ce6">
            <text:p>212’465.75</text:p>
          </table:table-cell>
          <table:table-cell office:value-type="float" office:value="221900" table:style-name="ce7">
            <text:p>221’9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210063.8" table:style-name="ce6">
            <text:p>210’063.80</text:p>
          </table:table-cell>
          <table:table-cell table:style-name="ce6"/>
          <table:table-cell office:value-type="float" office:value="-11836" table:style-name="ce7">
            <text:p>-11’8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37.8499999999999" table:style-name="ce6">
            <text:p>1’237.85</text:p>
          </table:table-cell>
          <table:table-cell office:value-type="float" office:value="3700" table:style-name="ce7">
            <text:p>3’7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827.35" table:style-name="ce6">
            <text:p>1’827.35</text:p>
          </table:table-cell>
          <table:table-cell table:style-name="ce6"/>
          <table:table-cell office:value-type="float" office:value="-1873" table:style-name="ce7">
            <text:p>-1’8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97361.01" table:style-name="ce6">
            <text:p>1’697’361.01</text:p>
          </table:table-cell>
          <table:table-cell office:value-type="float" office:value="2630900" table:style-name="ce7">
            <text:p>2’630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087308.69" table:style-name="ce6">
            <text:p>3’087’308.69</text:p>
          </table:table-cell>
          <table:table-cell table:style-name="ce6"/>
          <table:table-cell office:value-type="float" office:value="-91" table:style-name="ce7">
            <text:p>-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456500" table:style-name="ce7">
            <text:p>456’5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71.0600000000004" table:style-name="ce6">
            <text:p>4’671.06</text:p>
          </table:table-cell>
          <table:table-cell office:value-type="float" office:value="6200" table:style-name="ce7">
            <text:p>6’2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4802.78" table:style-name="ce6">
            <text:p>4’802.78</text:p>
          </table:table-cell>
          <table:table-cell table:style-name="ce6"/>
          <table:table-cell office:value-type="float" office:value="-1397" table:style-name="ce7">
            <text:p>-1’3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21.1" table:style-name="ce6">
            <text:p>121.10</text:p>
          </table:table-cell>
          <table:table-cell table:style-name="ce6"/>
          <table:table-cell office:value-type="float" office:value="121" table:style-name="ce7">
            <text:p>1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939555.23" table:style-name="ce6">
            <text:p>14’939’555.23</text:p>
          </table:table-cell>
          <table:table-cell office:value-type="float" office:value="17196000" table:style-name="ce7">
            <text:p>17’196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7231896.800000001" table:style-name="ce6">
            <text:p>17’231’896.80</text:p>
          </table:table-cell>
          <table:table-cell table:style-name="ce6"/>
          <table:table-cell office:value-type="float" office:value="35897" table:style-name="ce7">
            <text:p>35’8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8144.7" table:style-name="ce6">
            <text:p>1’158’144.70</text:p>
          </table:table-cell>
          <table:table-cell office:value-type="float" office:value="1106400" table:style-name="ce7">
            <text:p>1’106’4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146268.55" table:style-name="ce6">
            <text:p>1’146’268.55</text:p>
          </table:table-cell>
          <table:table-cell table:style-name="ce6"/>
          <table:table-cell office:value-type="float" office:value="39869" table:style-name="ce7">
            <text:p>39’8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8230.89" table:style-name="ce6">
            <text:p>288’230.89</text:p>
          </table:table-cell>
          <table:table-cell office:value-type="float" office:value="300200" table:style-name="ce7">
            <text:p>300’2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281141.3" table:style-name="ce6">
            <text:p>281’141.30</text:p>
          </table:table-cell>
          <table:table-cell table:style-name="ce6"/>
          <table:table-cell office:value-type="float" office:value="-19059" table:style-name="ce7">
            <text:p>-19’05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542163.4499999993" table:style-name="ce6">
            <text:p>9’542’163.45</text:p>
          </table:table-cell>
          <table:table-cell office:value-type="float" office:value="10058900" table:style-name="ce7">
            <text:p>10’058’9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9264250.6799999997" table:style-name="ce6">
            <text:p>9’264’250.68</text:p>
          </table:table-cell>
          <table:table-cell office:value-type="float" office:value="-794649" table:style-name="ce7">
            <text:p>-794’6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6024.05" table:style-name="ce6">
            <text:p>96’024.05</text:p>
          </table:table-cell>
          <table:table-cell office:value-type="float" office:value="59800" table:style-name="ce7">
            <text:p>59’8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21346.85" table:style-name="ce6">
            <text:p>121’346.85</text:p>
          </table:table-cell>
          <table:table-cell office:value-type="float" office:value="61547" table:style-name="ce7">
            <text:p>61’5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46481.95" table:style-name="ce6">
            <text:p>846’481.95</text:p>
          </table:table-cell>
          <table:table-cell office:value-type="float" office:value="863600" table:style-name="ce7">
            <text:p>863’6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076976.45" table:style-name="ce6">
            <text:p>1’076’976.45</text:p>
          </table:table-cell>
          <table:table-cell office:value-type="float" office:value="213376" table:style-name="ce7">
            <text:p>213’3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5633.4" table:style-name="ce6">
            <text:p>375’633.40</text:p>
          </table:table-cell>
          <table:table-cell office:value-type="float" office:value="90800" table:style-name="ce7">
            <text:p>90’8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126338.3" table:style-name="ce6">
            <text:p>126’338.30</text:p>
          </table:table-cell>
          <table:table-cell office:value-type="float" office:value="35538" table:style-name="ce7">
            <text:p>35’5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51925.1499999999" table:style-name="ce6">
            <text:p>1’251’925.15</text:p>
          </table:table-cell>
          <table:table-cell office:value-type="float" office:value="1280000" table:style-name="ce7">
            <text:p>1’28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1108885.6000000001" table:style-name="ce6">
            <text:p>1’108’885.60</text:p>
          </table:table-cell>
          <table:table-cell office:value-type="float" office:value="-171114" table:style-name="ce7">
            <text:p>-171’11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57176" table:style-name="ce6">
            <text:p>1’057’176.00</text:p>
          </table:table-cell>
          <table:table-cell office:value-type="float" office:value="1050000" table:style-name="ce7">
            <text:p>1’050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1081171" table:style-name="ce6">
            <text:p>1’081’171.00</text:p>
          </table:table-cell>
          <table:table-cell office:value-type="float" office:value="31171" table:style-name="ce7">
            <text:p>31’17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474159.01" table:style-name="ce6">
            <text:p>15’474’159.01</text:p>
          </table:table-cell>
          <table:table-cell office:value-type="float" office:value="17848100" table:style-name="ce7">
            <text:p>17’848’1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7559121.199999999" table:style-name="ce6">
            <text:p>17’559’121.20</text:p>
          </table:table-cell>
          <table:table-cell office:value-type="float" office:value="-288979" table:style-name="ce7">
            <text:p>-288’9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14</text:p>
          </table:table-cell>
          <table:table-cell office:value-type="string" table:style-name="ce9">
            <text:p>Baulicher Unterhal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69778.44999999995" table:style-name="ce10">
            <text:p>669’778.45</text:p>
          </table:table-cell>
          <table:table-cell office:value-type="float" office:value="2300000" table:style-name="ce11">
            <text:p>2’300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72850.1" table:style-name="ce10">
            <text:p>2’072’850.10</text:p>
          </table:table-cell>
          <table:table-cell table:style-name="ce10"/>
          <table:table-cell office:value-type="float" office:value="-227150" table:style-name="ce11">
            <text:p>-227’15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69778.44999999995" table:style-name="ce10">
            <text:p>669’778.45</text:p>
          </table:table-cell>
          <table:table-cell office:value-type="float" office:value="2300000" table:style-name="ce11">
            <text:p>2’300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072850.1" table:style-name="ce10">
            <text:p>2’072’850.1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69778.44999999995" table:style-name="ce6">
            <text:p>669’778.45</text:p>
          </table:table-cell>
          <table:table-cell office:value-type="float" office:value="2300000" table:style-name="ce7">
            <text:p>2’300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2072850.1" table:style-name="ce6">
            <text:p>2’072’850.10</text:p>
          </table:table-cell>
          <table:table-cell table:style-name="ce6"/>
          <table:table-cell office:value-type="float" office:value="-227150" table:style-name="ce7">
            <text:p>-227’1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15</text:p>
          </table:table-cell>
          <table:table-cell office:value-type="string" table:style-name="ce9">
            <text:p>Öffentliche Beleucht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058660.25" table:style-name="ce10">
            <text:p>4’058’660.25</text:p>
          </table:table-cell>
          <table:table-cell office:value-type="float" office:value="4205600" table:style-name="ce11">
            <text:p>4’205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152091.45" table:style-name="ce10">
            <text:p>4’152’091.45</text:p>
          </table:table-cell>
          <table:table-cell table:style-name="ce10"/>
          <table:table-cell office:value-type="float" office:value="-53509" table:style-name="ce11">
            <text:p>-53’50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8982.6" table:style-name="ce10">
            <text:p>148’982.60</text:p>
          </table:table-cell>
          <table:table-cell office:value-type="float" office:value="150000" table:style-name="ce11">
            <text:p>150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8982.6" table:style-name="ce10">
            <text:p>148’982.60</text:p>
          </table:table-cell>
          <table:table-cell office:value-type="float" office:value="-1017" table:style-name="ce11">
            <text:p>-1’01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909677.65" table:style-name="ce10">
            <text:p>3’909’677.65</text:p>
          </table:table-cell>
          <table:table-cell office:value-type="float" office:value="4055600" table:style-name="ce11">
            <text:p>4’055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003108.85" table:style-name="ce10">
            <text:p>4’003’108.8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61054.19999999995" table:style-name="ce6">
            <text:p>661’054.20</text:p>
          </table:table-cell>
          <table:table-cell office:value-type="float" office:value="705600" table:style-name="ce7">
            <text:p>705’6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682750.8" table:style-name="ce6">
            <text:p>682’750.80</text:p>
          </table:table-cell>
          <table:table-cell table:style-name="ce6"/>
          <table:table-cell office:value-type="float" office:value="-22849" table:style-name="ce7">
            <text:p>-22’8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78846.15" table:style-name="ce6">
            <text:p>2’778’846.15</text:p>
          </table:table-cell>
          <table:table-cell office:value-type="float" office:value="2800000" table:style-name="ce7">
            <text:p>2’800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766532.2" table:style-name="ce6">
            <text:p>2’766’532.20</text:p>
          </table:table-cell>
          <table:table-cell table:style-name="ce6"/>
          <table:table-cell office:value-type="float" office:value="-33468" table:style-name="ce7">
            <text:p>-33’4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8759.9" table:style-name="ce6">
            <text:p>618’759.90</text:p>
          </table:table-cell>
          <table:table-cell office:value-type="float" office:value="700000" table:style-name="ce7">
            <text:p>700’0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702808.45" table:style-name="ce6">
            <text:p>702’808.45</text:p>
          </table:table-cell>
          <table:table-cell table:style-name="ce6"/>
          <table:table-cell office:value-type="float" office:value="2808" table:style-name="ce7">
            <text:p>2’8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8982.6" table:style-name="ce6">
            <text:p>148’982.60</text:p>
          </table:table-cell>
          <table:table-cell office:value-type="float" office:value="150000" table:style-name="ce7">
            <text:p>150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148982.6" table:style-name="ce6">
            <text:p>148’982.60</text:p>
          </table:table-cell>
          <table:table-cell office:value-type="float" office:value="-1017" table:style-name="ce7">
            <text:p>-1’0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16</text:p>
          </table:table-cell>
          <table:table-cell office:value-type="string" table:style-name="ce9">
            <text:p>Öffentlicher Verkehr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484000.699999999" table:style-name="ce10">
            <text:p>17’484’000.70</text:p>
          </table:table-cell>
          <table:table-cell office:value-type="float" office:value="21284300" table:style-name="ce11">
            <text:p>21’284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0041030.199999999" table:style-name="ce10">
            <text:p>20’041’030.20</text:p>
          </table:table-cell>
          <table:table-cell table:style-name="ce10"/>
          <table:table-cell office:value-type="float" office:value="-1243270" table:style-name="ce11">
            <text:p>-1’243’27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53184.5" table:style-name="ce10">
            <text:p>1’253’184.50</text:p>
          </table:table-cell>
          <table:table-cell office:value-type="float" office:value="1225000" table:style-name="ce11">
            <text:p>1’225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142655.5" table:style-name="ce10">
            <text:p>1’142’655.50</text:p>
          </table:table-cell>
          <table:table-cell office:value-type="float" office:value="-82345" table:style-name="ce11">
            <text:p>-82’34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6230816.199999999" table:style-name="ce10">
            <text:p>16’230’816.20</text:p>
          </table:table-cell>
          <table:table-cell office:value-type="float" office:value="20059300" table:style-name="ce11">
            <text:p>20’059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8898374.699999999" table:style-name="ce10">
            <text:p>18’898’374.7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0" table:style-name="ce6">
            <text:p>300.0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300" table:style-name="ce6">
            <text:p>3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352557" table:style-name="ce6">
            <text:p>17’352’557.00</text:p>
          </table:table-cell>
          <table:table-cell office:value-type="float" office:value="21159000" table:style-name="ce7">
            <text:p>21’159’000</text:p>
          </table:table-cell>
          <table:table-cell table:style-name="ce5"/>
          <table:table-cell office:value-type="string" table:style-name="ce5">
            <text:p>361</text:p>
          </table:table-cell>
          <table:table-cell office:value-type="string" table:style-name="ce5">
            <text:p>Beiträge an Institutionen auf kantonaler Ebene</text:p>
          </table:table-cell>
          <table:table-cell office:value-type="float" office:value="19944514" table:style-name="ce6">
            <text:p>19’944’514.00</text:p>
          </table:table-cell>
          <table:table-cell table:style-name="ce6"/>
          <table:table-cell office:value-type="float" office:value="-1214486" table:style-name="ce7">
            <text:p>-1’214’4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1143.70000000001" table:style-name="ce6">
            <text:p>131’143.70</text:p>
          </table:table-cell>
          <table:table-cell office:value-type="float" office:value="125000" table:style-name="ce7">
            <text:p>125’0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96216.2" table:style-name="ce6">
            <text:p>96’216.20</text:p>
          </table:table-cell>
          <table:table-cell table:style-name="ce6"/>
          <table:table-cell office:value-type="float" office:value="-28784" table:style-name="ce7">
            <text:p>-28’7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22040.8" table:style-name="ce6">
            <text:p>422’040.80</text:p>
          </table:table-cell>
          <table:table-cell office:value-type="float" office:value="400000" table:style-name="ce7">
            <text:p>400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46439.3" table:style-name="ce6">
            <text:p>346’439.30</text:p>
          </table:table-cell>
          <table:table-cell office:value-type="float" office:value="-53561" table:style-name="ce7">
            <text:p>-53’5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31143.7" table:style-name="ce6">
            <text:p>831’143.70</text:p>
          </table:table-cell>
          <table:table-cell office:value-type="float" office:value="825000" table:style-name="ce7">
            <text:p>825’000</text:p>
          </table:table-cell>
          <table:table-cell table:style-name="ce5"/>
          <table:table-cell office:value-type="string" table:style-name="ce5">
            <text:p>493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796216.2" table:style-name="ce6">
            <text:p>796’216.20</text:p>
          </table:table-cell>
          <table:table-cell office:value-type="float" office:value="-28784" table:style-name="ce7">
            <text:p>-28’7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2</text:p>
          </table:table-cell>
          <table:table-cell office:value-type="string" table:style-name="ce9">
            <text:p>Hochbau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2027164" table:style-name="ce10">
            <text:p>22’027’164.00</text:p>
          </table:table-cell>
          <table:table-cell office:value-type="float" office:value="23159050" table:style-name="ce11">
            <text:p>23’159’05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2663460.329999998" table:style-name="ce10">
            <text:p>22’663’460.33</text:p>
          </table:table-cell>
          <table:table-cell table:style-name="ce10"/>
          <table:table-cell office:value-type="float" office:value="-858090" table:style-name="ce11">
            <text:p>-858’09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38700" table:style-name="ce11">
            <text:p>338’7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3800" table:style-name="ce11">
            <text:p>23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1897156.449999999" table:style-name="ce10">
            <text:p>11’897’156.45</text:p>
          </table:table-cell>
          <table:table-cell office:value-type="float" office:value="13683900" table:style-name="ce11">
            <text:p>13’683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957111.550000001" table:style-name="ce10">
            <text:p>14’957’111.55</text:p>
          </table:table-cell>
          <table:table-cell office:value-type="float" office:value="1273212" table:style-name="ce11">
            <text:p>1’273’21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130007.550000001" table:style-name="ce10">
            <text:p>10’130’007.55</text:p>
          </table:table-cell>
          <table:table-cell office:value-type="float" office:value="9837650" table:style-name="ce11">
            <text:p>9’837’65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7706348.7800000003" table:style-name="ce10">
            <text:p>7’706’348.7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2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041461.2" table:style-name="ce10">
            <text:p>4’041’461.20</text:p>
          </table:table-cell>
          <table:table-cell office:value-type="float" office:value="4613200" table:style-name="ce11">
            <text:p>4’613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352822.88" table:style-name="ce10">
            <text:p>4’352’822.88</text:p>
          </table:table-cell>
          <table:table-cell table:style-name="ce10"/>
          <table:table-cell office:value-type="float" office:value="-263977" table:style-name="ce11">
            <text:p>-263’97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600" table:style-name="ce11">
            <text:p>3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04736.35" table:style-name="ce10">
            <text:p>904’736.35</text:p>
          </table:table-cell>
          <table:table-cell office:value-type="float" office:value="1303700" table:style-name="ce11">
            <text:p>1’303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734271.45" table:style-name="ce10">
            <text:p>1’734’271.45</text:p>
          </table:table-cell>
          <table:table-cell office:value-type="float" office:value="430571" table:style-name="ce11">
            <text:p>430’57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136724.85" table:style-name="ce10">
            <text:p>3’136’724.85</text:p>
          </table:table-cell>
          <table:table-cell office:value-type="float" office:value="3313100" table:style-name="ce11">
            <text:p>3’313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618551.4300000002" table:style-name="ce10">
            <text:p>2’618’551.43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07393.65" table:style-name="ce6">
            <text:p>3’107’393.65</text:p>
          </table:table-cell>
          <table:table-cell office:value-type="float" office:value="3632600" table:style-name="ce7">
            <text:p>3’632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392696.15" table:style-name="ce6">
            <text:p>3’392’696.15</text:p>
          </table:table-cell>
          <table:table-cell table:style-name="ce6"/>
          <table:table-cell office:value-type="float" office:value="-239904" table:style-name="ce7">
            <text:p>-239’90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4436.2" table:style-name="ce6">
            <text:p>234’436.20</text:p>
          </table:table-cell>
          <table:table-cell office:value-type="float" office:value="260800" table:style-name="ce7">
            <text:p>260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60110.2" table:style-name="ce6">
            <text:p>260’110.20</text:p>
          </table:table-cell>
          <table:table-cell table:style-name="ce6"/>
          <table:table-cell office:value-type="float" office:value="-690" table:style-name="ce7">
            <text:p>-69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6704.55" table:style-name="ce6">
            <text:p>346’704.55</text:p>
          </table:table-cell>
          <table:table-cell office:value-type="float" office:value="377700" table:style-name="ce7">
            <text:p>377’7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74795.55" table:style-name="ce6">
            <text:p>374’795.55</text:p>
          </table:table-cell>
          <table:table-cell table:style-name="ce6"/>
          <table:table-cell office:value-type="float" office:value="-2904" table:style-name="ce7">
            <text:p>-2’90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873" table:style-name="ce6">
            <text:p>43’873.00</text:p>
          </table:table-cell>
          <table:table-cell office:value-type="float" office:value="48700" table:style-name="ce7">
            <text:p>48’7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7395.45" table:style-name="ce6">
            <text:p>47’395.45</text:p>
          </table:table-cell>
          <table:table-cell table:style-name="ce6"/>
          <table:table-cell office:value-type="float" office:value="-1305" table:style-name="ce7">
            <text:p>-1’30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95.65" table:style-name="ce6">
            <text:p>2’895.65</text:p>
          </table:table-cell>
          <table:table-cell office:value-type="float" office:value="20300" table:style-name="ce7">
            <text:p>20’3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5544.4" table:style-name="ce6">
            <text:p>15’544.40</text:p>
          </table:table-cell>
          <table:table-cell table:style-name="ce6"/>
          <table:table-cell office:value-type="float" office:value="-4756" table:style-name="ce7">
            <text:p>-4’75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989.85" table:style-name="ce6">
            <text:p>9’989.85</text:p>
          </table:table-cell>
          <table:table-cell office:value-type="float" office:value="13000" table:style-name="ce7">
            <text:p>13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4307.95" table:style-name="ce6">
            <text:p>14’307.95</text:p>
          </table:table-cell>
          <table:table-cell table:style-name="ce6"/>
          <table:table-cell office:value-type="float" office:value="1308" table:style-name="ce7">
            <text:p>1’3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564.7" table:style-name="ce6">
            <text:p>5’564.70</text:p>
          </table:table-cell>
          <table:table-cell office:value-type="float" office:value="1400" table:style-name="ce7">
            <text:p>1’4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956.2" table:style-name="ce6">
            <text:p>4’956.20</text:p>
          </table:table-cell>
          <table:table-cell table:style-name="ce6"/>
          <table:table-cell office:value-type="float" office:value="-44" table:style-name="ce7">
            <text:p>-4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600" table:style-name="ce7">
            <text:p>3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4" table:style-name="ce6">
            <text:p>444.00</text:p>
          </table:table-cell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74" table:style-name="ce6">
            <text:p>374.00</text:p>
          </table:table-cell>
          <table:table-cell table:style-name="ce6"/>
          <table:table-cell office:value-type="float" office:value="-226" table:style-name="ce7">
            <text:p>-2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569.2" table:style-name="ce6">
            <text:p>6’569.2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211.25" table:style-name="ce6">
            <text:p>4’211.25</text:p>
          </table:table-cell>
          <table:table-cell table:style-name="ce6"/>
          <table:table-cell office:value-type="float" office:value="-1789" table:style-name="ce7">
            <text:p>-1’78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7890.4" table:style-name="ce6">
            <text:p>257’890.40</text:p>
          </table:table-cell>
          <table:table-cell office:value-type="float" office:value="228600" table:style-name="ce7">
            <text:p>228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16289.7" table:style-name="ce6">
            <text:p>216’289.70</text:p>
          </table:table-cell>
          <table:table-cell table:style-name="ce6"/>
          <table:table-cell office:value-type="float" office:value="-12310" table:style-name="ce7">
            <text:p>-12’3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331.75" table:style-name="ce6">
            <text:p>8’331.75</text:p>
          </table:table-cell>
          <table:table-cell office:value-type="float" office:value="4400" table:style-name="ce7">
            <text:p>4’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4340" table:style-name="ce6">
            <text:p>4’340.00</text:p>
          </table:table-cell>
          <table:table-cell table:style-name="ce6"/>
          <table:table-cell office:value-type="float" office:value="-60" table:style-name="ce7">
            <text:p>-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89.95" table:style-name="ce6">
            <text:p>1’189.95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table:number-columns-repeated="2" table:style-name="ce6"/>
          <table:table-cell office:value-type="float" office:value="-1500" table:style-name="ce7">
            <text:p>-1’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178.3" table:style-name="ce6">
            <text:p>16’178.30</text:p>
          </table:table-cell>
          <table:table-cell office:value-type="float" office:value="17600" table:style-name="ce7">
            <text:p>17’6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7802.03" table:style-name="ce6">
            <text:p>17’802.03</text:p>
          </table:table-cell>
          <table:table-cell table:style-name="ce6"/>
          <table:table-cell office:value-type="float" office:value="202" table:style-name="ce7">
            <text:p>20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95153.600000000006" table:style-name="ce6">
            <text:p>95’153.60</text:p>
          </table:table-cell>
          <table:table-cell office:value-type="float" office:value="95154" table:style-name="ce7">
            <text:p>95’15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90" table:style-name="ce6">
            <text:p>1’490.00</text:p>
          </table:table-cell>
          <table:table-cell office:value-type="float" office:value="2400" table:style-name="ce7">
            <text:p>2’4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485" table:style-name="ce6">
            <text:p>485.00</text:p>
          </table:table-cell>
          <table:table-cell office:value-type="float" office:value="-1915" table:style-name="ce7">
            <text:p>-1’9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4174.75" table:style-name="ce6">
            <text:p>84’174.75</text:p>
          </table:table-cell>
          <table:table-cell office:value-type="float" office:value="37000" table:style-name="ce7">
            <text:p>37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5900" table:style-name="ce6">
            <text:p>55’900.00</text:p>
          </table:table-cell>
          <table:table-cell office:value-type="float" office:value="18900" table:style-name="ce7">
            <text:p>18’9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5235" table:style-name="ce6">
            <text:p>405’235.00</text:p>
          </table:table-cell>
          <table:table-cell office:value-type="float" office:value="292200" table:style-name="ce7">
            <text:p>292’2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601455" table:style-name="ce6">
            <text:p>601’455.00</text:p>
          </table:table-cell>
          <table:table-cell office:value-type="float" office:value="309255" table:style-name="ce7">
            <text:p>309’25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106824.85" table:style-name="ce6">
            <text:p>106’824.85</text:p>
          </table:table-cell>
          <table:table-cell office:value-type="float" office:value="106825" table:style-name="ce7">
            <text:p>106’8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3836.6" table:style-name="ce6">
            <text:p>413’836.60</text:p>
          </table:table-cell>
          <table:table-cell office:value-type="float" office:value="972100" table:style-name="ce7">
            <text:p>972’1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874453" table:style-name="ce6">
            <text:p>874’453.00</text:p>
          </table:table-cell>
          <table:table-cell office:value-type="float" office:value="-97647" table:style-name="ce7">
            <text:p>-97’6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21</text:p>
          </table:table-cell>
          <table:table-cell office:value-type="string" table:style-name="ce9">
            <text:p>Öffentliche Gebäud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867678.0500000007" table:style-name="ce10">
            <text:p>8’867’678.05</text:p>
          </table:table-cell>
          <table:table-cell office:value-type="float" office:value="9333450" table:style-name="ce11">
            <text:p>9’333’45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906813.6999999993" table:style-name="ce10">
            <text:p>8’906’813.70</text:p>
          </table:table-cell>
          <table:table-cell table:style-name="ce10"/>
          <table:table-cell office:value-type="float" office:value="-446836" table:style-name="ce11">
            <text:p>-446’83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0200" table:style-name="ce11">
            <text:p>20’2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39653.45" table:style-name="ce10">
            <text:p>939’653.45</text:p>
          </table:table-cell>
          <table:table-cell office:value-type="float" office:value="3206000" table:style-name="ce11">
            <text:p>3’206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416022.4" table:style-name="ce10">
            <text:p>3’416’022.40</text:p>
          </table:table-cell>
          <table:table-cell office:value-type="float" office:value="210022" table:style-name="ce11">
            <text:p>210’02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928024.5999999996" table:style-name="ce10">
            <text:p>7’928’024.60</text:p>
          </table:table-cell>
          <table:table-cell office:value-type="float" office:value="6147650" table:style-name="ce11">
            <text:p>6’147’65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490791.2999999998" table:style-name="ce10">
            <text:p>5’490’791.3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44714.1" table:style-name="ce6">
            <text:p>1’644’714.10</text:p>
          </table:table-cell>
          <table:table-cell office:value-type="float" office:value="1714200" table:style-name="ce7">
            <text:p>1’714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583756.15" table:style-name="ce6">
            <text:p>1’583’756.15</text:p>
          </table:table-cell>
          <table:table-cell table:style-name="ce6"/>
          <table:table-cell office:value-type="float" office:value="-130444" table:style-name="ce7">
            <text:p>-130’44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0027" table:style-name="ce6">
            <text:p>120’027.00</text:p>
          </table:table-cell>
          <table:table-cell office:value-type="float" office:value="127400" table:style-name="ce7">
            <text:p>127’4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17524.45" table:style-name="ce6">
            <text:p>117’524.45</text:p>
          </table:table-cell>
          <table:table-cell table:style-name="ce6"/>
          <table:table-cell office:value-type="float" office:value="-9876" table:style-name="ce7">
            <text:p>-9’8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4974.39999999999" table:style-name="ce6">
            <text:p>124’974.40</text:p>
          </table:table-cell>
          <table:table-cell office:value-type="float" office:value="103900" table:style-name="ce7">
            <text:p>103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26663.05" table:style-name="ce6">
            <text:p>126’663.05</text:p>
          </table:table-cell>
          <table:table-cell table:style-name="ce6"/>
          <table:table-cell office:value-type="float" office:value="22763" table:style-name="ce7">
            <text:p>22’76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868.95" table:style-name="ce6">
            <text:p>22’868.95</text:p>
          </table:table-cell>
          <table:table-cell office:value-type="float" office:value="23500" table:style-name="ce7">
            <text:p>23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1748.45" table:style-name="ce6">
            <text:p>21’748.45</text:p>
          </table:table-cell>
          <table:table-cell table:style-name="ce6"/>
          <table:table-cell office:value-type="float" office:value="-1752" table:style-name="ce7">
            <text:p>-1’7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88.25" table:style-name="ce6">
            <text:p>588.25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367.7" table:style-name="ce6">
            <text:p>1’367.70</text:p>
          </table:table-cell>
          <table:table-cell table:style-name="ce6"/>
          <table:table-cell office:value-type="float" office:value="868" table:style-name="ce7">
            <text:p>8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41.2" table:style-name="ce6">
            <text:p>1’541.20</text:p>
          </table:table-cell>
          <table:table-cell office:value-type="float" office:value="18900" table:style-name="ce7">
            <text:p>18’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052.4" table:style-name="ce6">
            <text:p>4’052.40</text:p>
          </table:table-cell>
          <table:table-cell table:style-name="ce6"/>
          <table:table-cell office:value-type="float" office:value="-14848" table:style-name="ce7">
            <text:p>-14’84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2157.7" table:style-name="ce6">
            <text:p>82’157.70</text:p>
          </table:table-cell>
          <table:table-cell office:value-type="float" office:value="41000" table:style-name="ce7">
            <text:p>41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3245.4" table:style-name="ce6">
            <text:p>43’245.40</text:p>
          </table:table-cell>
          <table:table-cell table:style-name="ce6"/>
          <table:table-cell office:value-type="float" office:value="2245" table:style-name="ce7">
            <text:p>2’2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07042.95" table:style-name="ce6">
            <text:p>1’707’042.95</text:p>
          </table:table-cell>
          <table:table-cell office:value-type="float" office:value="1645100" table:style-name="ce7">
            <text:p>1’645’1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1622168.9" table:style-name="ce6">
            <text:p>1’622’168.90</text:p>
          </table:table-cell>
          <table:table-cell table:style-name="ce6"/>
          <table:table-cell office:value-type="float" office:value="-22931" table:style-name="ce7">
            <text:p>-22’93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8105.7" table:style-name="ce6">
            <text:p>88’105.70</text:p>
          </table:table-cell>
          <table:table-cell office:value-type="float" office:value="87900" table:style-name="ce7">
            <text:p>87’9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80385.05" table:style-name="ce6">
            <text:p>80’385.05</text:p>
          </table:table-cell>
          <table:table-cell table:style-name="ce6"/>
          <table:table-cell office:value-type="float" office:value="-7515" table:style-name="ce7">
            <text:p>-7’5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29977.95" table:style-name="ce6">
            <text:p>3’729’977.95</text:p>
          </table:table-cell>
          <table:table-cell office:value-type="float" office:value="4235900" table:style-name="ce7">
            <text:p>4’235’9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3970139.35" table:style-name="ce6">
            <text:p>3’970’139.35</text:p>
          </table:table-cell>
          <table:table-cell table:style-name="ce6"/>
          <table:table-cell office:value-type="float" office:value="-265761" table:style-name="ce7">
            <text:p>-265’7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878.65" table:style-name="ce6">
            <text:p>32’878.65</text:p>
          </table:table-cell>
          <table:table-cell office:value-type="float" office:value="37000" table:style-name="ce7">
            <text:p>37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0323.95" table:style-name="ce6">
            <text:p>30’323.95</text:p>
          </table:table-cell>
          <table:table-cell table:style-name="ce6"/>
          <table:table-cell office:value-type="float" office:value="-6676" table:style-name="ce7">
            <text:p>-6’6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64714.9" table:style-name="ce6">
            <text:p>664’714.90</text:p>
          </table:table-cell>
          <table:table-cell office:value-type="float" office:value="658250" table:style-name="ce7">
            <text:p>658’25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704338.7" table:style-name="ce6">
            <text:p>704’338.70</text:p>
          </table:table-cell>
          <table:table-cell table:style-name="ce6"/>
          <table:table-cell office:value-type="float" office:value="25889" table:style-name="ce7">
            <text:p>25’88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0200" table:style-name="ce7">
            <text:p>20’2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50" table:style-name="ce6">
            <text:p>1’350.00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444.6" table:style-name="ce6">
            <text:p>444.60</text:p>
          </table:table-cell>
          <table:table-cell table:style-name="ce6"/>
          <table:table-cell office:value-type="float" office:value="-55" table:style-name="ce7">
            <text:p>-5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4928.85" table:style-name="ce6">
            <text:p>384’928.85</text:p>
          </table:table-cell>
          <table:table-cell office:value-type="float" office:value="386000" table:style-name="ce7">
            <text:p>386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56430.2" table:style-name="ce6">
            <text:p>356’430.20</text:p>
          </table:table-cell>
          <table:table-cell table:style-name="ce6"/>
          <table:table-cell office:value-type="float" office:value="-29570" table:style-name="ce7">
            <text:p>-29’5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2.15" table:style-name="ce6">
            <text:p>382.15</text:p>
          </table:table-cell>
          <table:table-cell office:value-type="float" office:value="3500" table:style-name="ce7">
            <text:p>3’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4" table:style-name="ce6">
            <text:p>4.00</text:p>
          </table:table-cell>
          <table:table-cell table:style-name="ce6"/>
          <table:table-cell office:value-type="float" office:value="-3496" table:style-name="ce7">
            <text:p>-3’49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4043.3" table:style-name="ce6">
            <text:p>84’043.30</text:p>
          </table:table-cell>
          <table:table-cell office:value-type="float" office:value="72700" table:style-name="ce7">
            <text:p>72’7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65450.75" table:style-name="ce6">
            <text:p>65’450.75</text:p>
          </table:table-cell>
          <table:table-cell table:style-name="ce6"/>
          <table:table-cell office:value-type="float" office:value="-7249" table:style-name="ce7">
            <text:p>-7’2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7507.3" table:style-name="ce6">
            <text:p>47’507.30</text:p>
          </table:table-cell>
          <table:table-cell office:value-type="float" office:value="47300" table:style-name="ce7">
            <text:p>47’3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48895.9" table:style-name="ce6">
            <text:p>48’895.90</text:p>
          </table:table-cell>
          <table:table-cell table:style-name="ce6"/>
          <table:table-cell office:value-type="float" office:value="1596" table:style-name="ce7">
            <text:p>1’59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9874.7" table:style-name="ce6">
            <text:p>129’874.70</text:p>
          </table:table-cell>
          <table:table-cell office:value-type="float" office:value="129900" table:style-name="ce7">
            <text:p>129’9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29874.7" table:style-name="ce6">
            <text:p>129’874.70</text:p>
          </table:table-cell>
          <table:table-cell table:style-name="ce6"/>
          <table:table-cell office:value-type="float" office:value="-25" table:style-name="ce7">
            <text:p>-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27782.15" table:style-name="ce6">
            <text:p>527’782.15</text:p>
          </table:table-cell>
          <table:table-cell office:value-type="float" office:value="1718400" table:style-name="ce7">
            <text:p>1’718’4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1710773.8" table:style-name="ce6">
            <text:p>1’710’773.80</text:p>
          </table:table-cell>
          <table:table-cell office:value-type="float" office:value="-7626" table:style-name="ce7">
            <text:p>-7’62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988.6" table:style-name="ce6">
            <text:p>39’988.60</text:p>
          </table:table-cell>
          <table:table-cell office:value-type="float" office:value="34600" table:style-name="ce7">
            <text:p>34’6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40811.050000000003" table:style-name="ce6">
            <text:p>40’811.05</text:p>
          </table:table-cell>
          <table:table-cell office:value-type="float" office:value="6211" table:style-name="ce7">
            <text:p>6’2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4218.1" table:style-name="ce6">
            <text:p>244’218.10</text:p>
          </table:table-cell>
          <table:table-cell office:value-type="float" office:value="250000" table:style-name="ce7">
            <text:p>250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243055.35" table:style-name="ce6">
            <text:p>243’055.35</text:p>
          </table:table-cell>
          <table:table-cell office:value-type="float" office:value="-6945" table:style-name="ce7">
            <text:p>-6’9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4412.79999999999" table:style-name="ce6">
            <text:p>264’412.80</text:p>
          </table:table-cell>
          <table:table-cell office:value-type="float" office:value="279100" table:style-name="ce7">
            <text:p>279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72432.35" table:style-name="ce6">
            <text:p>472’432.35</text:p>
          </table:table-cell>
          <table:table-cell office:value-type="float" office:value="193332" table:style-name="ce7">
            <text:p>193’33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218.65" table:style-name="ce6">
            <text:p>15’218.65</text:p>
          </table:table-cell>
          <table:table-cell table:style-name="ce7"/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3441.2" table:style-name="ce6">
            <text:p>3’441.20</text:p>
          </table:table-cell>
          <table:table-cell office:value-type="float" office:value="3441" table:style-name="ce7">
            <text:p>3’44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88.9" table:style-name="ce6">
            <text:p>2’388.90</text:p>
          </table:table-cell>
          <table:table-cell table:style-name="ce7"/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1375.5" table:style-name="ce6">
            <text:p>1’375.50</text:p>
          </table:table-cell>
          <table:table-cell office:value-type="float" office:value="1376" table:style-name="ce7">
            <text:p>1’3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227.8" table:style-name="ce6">
            <text:p>18’227.80</text:p>
          </table:table-cell>
          <table:table-cell table:style-name="ce7"/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32951.9" table:style-name="ce6">
            <text:p>32’951.90</text:p>
          </table:table-cell>
          <table:table-cell office:value-type="float" office:value="32952" table:style-name="ce7">
            <text:p>32’9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98829.8" table:style-name="ce6">
            <text:p>698’829.80</text:p>
          </table:table-cell>
          <table:table-cell office:value-type="float" office:value="742000" table:style-name="ce7">
            <text:p>742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724256.45" table:style-name="ce6">
            <text:p>724’256.45</text:p>
          </table:table-cell>
          <table:table-cell office:value-type="float" office:value="-17744" table:style-name="ce7">
            <text:p>-17’74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4150.95" table:style-name="ce6">
            <text:p>184’150.95</text:p>
          </table:table-cell>
          <table:table-cell office:value-type="float" office:value="181900" table:style-name="ce7">
            <text:p>181’900</text:p>
          </table:table-cell>
          <table:table-cell table:style-name="ce5"/>
          <table:table-cell office:value-type="string" table:style-name="ce5">
            <text:p>491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86924.79999999999" table:style-name="ce6">
            <text:p>186’924.80</text:p>
          </table:table-cell>
          <table:table-cell office:value-type="float" office:value="5025" table:style-name="ce7">
            <text:p>5’0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24</text:p>
          </table:table-cell>
          <table:table-cell office:value-type="string" table:style-name="ce9">
            <text:p>Schulgebäud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068812.0999999996" table:style-name="ce10">
            <text:p>7’068’812.10</text:p>
          </table:table-cell>
          <table:table-cell office:value-type="float" office:value="6977100" table:style-name="ce11">
            <text:p>6’977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7285720.2000000002" table:style-name="ce10">
            <text:p>7’285’720.20</text:p>
          </table:table-cell>
          <table:table-cell table:style-name="ce10"/>
          <table:table-cell office:value-type="float" office:value="-30080" table:style-name="ce11">
            <text:p>-30’08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38700" table:style-name="ce11">
            <text:p>338’7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539392.75" table:style-name="ce10">
            <text:p>8’539’392.75</text:p>
          </table:table-cell>
          <table:table-cell office:value-type="float" office:value="7524000" table:style-name="ce11">
            <text:p>7’524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8343206.75" table:style-name="ce10">
            <text:p>8’343’206.75</text:p>
          </table:table-cell>
          <table:table-cell office:value-type="float" office:value="819207" table:style-name="ce11">
            <text:p>819’20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70580.65" table:style-name="ce10">
            <text:p>1’470’580.65</text:p>
          </table:table-cell>
          <table:table-cell office:value-type="float" office:value="208200" table:style-name="ce11">
            <text:p>208’2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057486.55" table:style-name="ce10">
            <text:p>1’057’486.55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191.95" table:style-name="ce6">
            <text:p>26’191.95</text:p>
          </table:table-cell>
          <table:table-cell office:value-type="float" office:value="32000" table:style-name="ce7">
            <text:p>32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3903.35" table:style-name="ce6">
            <text:p>23’903.35</text:p>
          </table:table-cell>
          <table:table-cell table:style-name="ce6"/>
          <table:table-cell office:value-type="float" office:value="-8097" table:style-name="ce7">
            <text:p>-8’0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62693.6" table:style-name="ce6">
            <text:p>862’693.60</text:p>
          </table:table-cell>
          <table:table-cell office:value-type="float" office:value="965400" table:style-name="ce7">
            <text:p>965’4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983020.1" table:style-name="ce6">
            <text:p>983’020.10</text:p>
          </table:table-cell>
          <table:table-cell table:style-name="ce6"/>
          <table:table-cell office:value-type="float" office:value="17620" table:style-name="ce7">
            <text:p>17’6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468.099999999999" table:style-name="ce6">
            <text:p>18’468.10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3901.3" table:style-name="ce6">
            <text:p>13’901.30</text:p>
          </table:table-cell>
          <table:table-cell table:style-name="ce6"/>
          <table:table-cell office:value-type="float" office:value="-6099" table:style-name="ce7">
            <text:p>-6’0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10493.35" table:style-name="ce6">
            <text:p>4’010’493.35</text:p>
          </table:table-cell>
          <table:table-cell office:value-type="float" office:value="3754000" table:style-name="ce7">
            <text:p>3’754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4094151.15" table:style-name="ce6">
            <text:p>4’094’151.15</text:p>
          </table:table-cell>
          <table:table-cell table:style-name="ce6"/>
          <table:table-cell office:value-type="float" office:value="1451" table:style-name="ce7">
            <text:p>1’4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38700" table:style-name="ce7">
            <text:p>338’7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176.800000000003" table:style-name="ce6">
            <text:p>34’176.80</text:p>
          </table:table-cell>
          <table:table-cell office:value-type="float" office:value="40800" table:style-name="ce7">
            <text:p>40’8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8406" table:style-name="ce6">
            <text:p>38’406.00</text:p>
          </table:table-cell>
          <table:table-cell table:style-name="ce6"/>
          <table:table-cell office:value-type="float" office:value="-2394" table:style-name="ce7">
            <text:p>-2’3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10200.95" table:style-name="ce6">
            <text:p>1’510’200.95</text:p>
          </table:table-cell>
          <table:table-cell office:value-type="float" office:value="1532800" table:style-name="ce7">
            <text:p>1’532’8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546722.65" table:style-name="ce6">
            <text:p>1’546’722.65</text:p>
          </table:table-cell>
          <table:table-cell table:style-name="ce6"/>
          <table:table-cell office:value-type="float" office:value="13923" table:style-name="ce7">
            <text:p>13’9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3179.15" table:style-name="ce6">
            <text:p>133’179.15</text:p>
          </table:table-cell>
          <table:table-cell office:value-type="float" office:value="125900" table:style-name="ce7">
            <text:p>125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06922.8" table:style-name="ce6">
            <text:p>106’922.80</text:p>
          </table:table-cell>
          <table:table-cell table:style-name="ce6"/>
          <table:table-cell office:value-type="float" office:value="-18977" table:style-name="ce7">
            <text:p>-18’9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73.900000000000006" table:style-name="ce6">
            <text:p>73.90</text:p>
          </table:table-cell>
          <table:table-cell table:style-name="ce6"/>
          <table:table-cell office:value-type="float" office:value="74" table:style-name="ce7">
            <text:p>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2137.84999999998" table:style-name="ce6">
            <text:p>322’137.85</text:p>
          </table:table-cell>
          <table:table-cell office:value-type="float" office:value="355400" table:style-name="ce7">
            <text:p>355’4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327989.25" table:style-name="ce6">
            <text:p>327’989.25</text:p>
          </table:table-cell>
          <table:table-cell table:style-name="ce6"/>
          <table:table-cell office:value-type="float" office:value="-27411" table:style-name="ce7">
            <text:p>-27’4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6619.8" table:style-name="ce6">
            <text:p>86’619.80</text:p>
          </table:table-cell>
          <table:table-cell office:value-type="float" office:value="86100" table:style-name="ce7">
            <text:p>86’1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85979.15" table:style-name="ce6">
            <text:p>85’979.15</text:p>
          </table:table-cell>
          <table:table-cell table:style-name="ce6"/>
          <table:table-cell office:value-type="float" office:value="-121" table:style-name="ce7">
            <text:p>-1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650.55" table:style-name="ce6">
            <text:p>64’650.55</text:p>
          </table:table-cell>
          <table:table-cell office:value-type="float" office:value="64700" table:style-name="ce7">
            <text:p>64’7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64650.55" table:style-name="ce6">
            <text:p>64’650.55</text:p>
          </table:table-cell>
          <table:table-cell table:style-name="ce6"/>
          <table:table-cell office:value-type="float" office:value="-49" table:style-name="ce7">
            <text:p>-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42562.2999999998" table:style-name="ce6">
            <text:p>2’142’562.30</text:p>
          </table:table-cell>
          <table:table-cell office:value-type="float" office:value="1675800" table:style-name="ce7">
            <text:p>1’675’8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1656452" table:style-name="ce6">
            <text:p>1’656’452.00</text:p>
          </table:table-cell>
          <table:table-cell office:value-type="float" office:value="-19348" table:style-name="ce7">
            <text:p>-19’34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630" table:style-name="ce6">
            <text:p>41’630.00</text:p>
          </table:table-cell>
          <table:table-cell office:value-type="float" office:value="40000" table:style-name="ce7">
            <text:p>40’0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68485" table:style-name="ce6">
            <text:p>68’485.00</text:p>
          </table:table-cell>
          <table:table-cell office:value-type="float" office:value="28485" table:style-name="ce7">
            <text:p>28’48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4255.7" table:style-name="ce6">
            <text:p>74’255.70</text:p>
          </table:table-cell>
          <table:table-cell office:value-type="float" office:value="63800" table:style-name="ce7">
            <text:p>63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21434.55" table:style-name="ce6">
            <text:p>121’434.55</text:p>
          </table:table-cell>
          <table:table-cell office:value-type="float" office:value="57635" table:style-name="ce7">
            <text:p>57’6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500" table:style-name="ce6">
            <text:p>4’500.00</text:p>
          </table:table-cell>
          <table:table-cell table:style-name="ce7"/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9000" table:style-name="ce6">
            <text:p>9’000.00</text:p>
          </table:table-cell>
          <table:table-cell office:value-type="float" office:value="9000" table:style-name="ce7">
            <text:p>9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276444.75" table:style-name="ce6">
            <text:p>6’276’444.75</text:p>
          </table:table-cell>
          <table:table-cell office:value-type="float" office:value="5744400" table:style-name="ce7">
            <text:p>5’744’4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6487835.2000000002" table:style-name="ce6">
            <text:p>6’487’835.20</text:p>
          </table:table-cell>
          <table:table-cell office:value-type="float" office:value="743435" table:style-name="ce7">
            <text:p>743’4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25</text:p>
          </table:table-cell>
          <table:table-cell office:value-type="string" table:style-name="ce9">
            <text:p>Sportgebäud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49212.65" table:style-name="ce10">
            <text:p>2’049’212.65</text:p>
          </table:table-cell>
          <table:table-cell office:value-type="float" office:value="2235300" table:style-name="ce11">
            <text:p>2’235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118103.5499999998" table:style-name="ce10">
            <text:p>2’118’103.55</text:p>
          </table:table-cell>
          <table:table-cell table:style-name="ce10"/>
          <table:table-cell office:value-type="float" office:value="-117196" table:style-name="ce11">
            <text:p>-117’19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513373.9" table:style-name="ce10">
            <text:p>1’513’373.90</text:p>
          </table:table-cell>
          <table:table-cell office:value-type="float" office:value="1650200" table:style-name="ce11">
            <text:p>1’650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463610.95" table:style-name="ce10">
            <text:p>1’463’610.95</text:p>
          </table:table-cell>
          <table:table-cell office:value-type="float" office:value="-186589" table:style-name="ce11">
            <text:p>-186’58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35838.75" table:style-name="ce10">
            <text:p>535’838.75</text:p>
          </table:table-cell>
          <table:table-cell office:value-type="float" office:value="585100" table:style-name="ce11">
            <text:p>585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54492.6" table:style-name="ce10">
            <text:p>654’492.6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8882.3" table:style-name="ce6">
            <text:p>348’882.30</text:p>
          </table:table-cell>
          <table:table-cell office:value-type="float" office:value="430800" table:style-name="ce7">
            <text:p>430’8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391176.6" table:style-name="ce6">
            <text:p>391’176.60</text:p>
          </table:table-cell>
          <table:table-cell table:style-name="ce6"/>
          <table:table-cell office:value-type="float" office:value="-39623" table:style-name="ce7">
            <text:p>-39’6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42.35" table:style-name="ce6">
            <text:p>1’342.35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966.2" table:style-name="ce6">
            <text:p>1’966.20</text:p>
          </table:table-cell>
          <table:table-cell table:style-name="ce6"/>
          <table:table-cell office:value-type="float" office:value="-3034" table:style-name="ce7">
            <text:p>-3’03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00397.45" table:style-name="ce6">
            <text:p>1’600’397.45</text:p>
          </table:table-cell>
          <table:table-cell office:value-type="float" office:value="1700000" table:style-name="ce7">
            <text:p>1’700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633927.65" table:style-name="ce6">
            <text:p>1’633’927.65</text:p>
          </table:table-cell>
          <table:table-cell table:style-name="ce6"/>
          <table:table-cell office:value-type="float" office:value="-66072" table:style-name="ce7">
            <text:p>-66’0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043.7" table:style-name="ce6">
            <text:p>13’043.70</text:p>
          </table:table-cell>
          <table:table-cell office:value-type="float" office:value="16300" table:style-name="ce7">
            <text:p>16’3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3717.25" table:style-name="ce6">
            <text:p>13’717.25</text:p>
          </table:table-cell>
          <table:table-cell table:style-name="ce6"/>
          <table:table-cell office:value-type="float" office:value="-2583" table:style-name="ce7">
            <text:p>-2’5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477.200000000001" table:style-name="ce6">
            <text:p>10’477.20</text:p>
          </table:table-cell>
          <table:table-cell office:value-type="float" office:value="10500" table:style-name="ce7">
            <text:p>10’5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0477.200000000001" table:style-name="ce6">
            <text:p>10’477.20</text:p>
          </table:table-cell>
          <table:table-cell table:style-name="ce6"/>
          <table:table-cell office:value-type="float" office:value="-23" table:style-name="ce7">
            <text:p>-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157.75" table:style-name="ce6">
            <text:p>43’157.75</text:p>
          </table:table-cell>
          <table:table-cell office:value-type="float" office:value="42000" table:style-name="ce7">
            <text:p>42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5271.15" table:style-name="ce6">
            <text:p>35’271.15</text:p>
          </table:table-cell>
          <table:table-cell table:style-name="ce6"/>
          <table:table-cell office:value-type="float" office:value="-6729" table:style-name="ce7">
            <text:p>-6’7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17.5" table:style-name="ce6">
            <text:p>1’717.50</text:p>
          </table:table-cell>
          <table:table-cell table:style-name="ce7"/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035.5" table:style-name="ce6">
            <text:p>2’035.50</text:p>
          </table:table-cell>
          <table:table-cell table:style-name="ce6"/>
          <table:table-cell office:value-type="float" office:value="2036" table:style-name="ce7">
            <text:p>2’0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194.400000000001" table:style-name="ce6">
            <text:p>30’194.40</text:p>
          </table:table-cell>
          <table:table-cell office:value-type="float" office:value="30700" table:style-name="ce7">
            <text:p>30’7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29532" table:style-name="ce6">
            <text:p>29’532.00</text:p>
          </table:table-cell>
          <table:table-cell table:style-name="ce6"/>
          <table:table-cell office:value-type="float" office:value="-1168" table:style-name="ce7">
            <text:p>-1’1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1064.05" table:style-name="ce6">
            <text:p>121’064.05</text:p>
          </table:table-cell>
          <table:table-cell office:value-type="float" office:value="152200" table:style-name="ce7">
            <text:p>152’200</text:p>
          </table:table-cell>
          <table:table-cell table:style-name="ce5"/>
          <table:table-cell office:value-type="string" table:style-name="ce5">
            <text:p>427</text:p>
          </table:table-cell>
          <table:table-cell office:value-type="string" table:style-name="ce5">
            <text:p>Liegenschaftserträge des Verwaltungsvermögens</text:p>
          </table:table-cell>
          <table:table-cell table:style-name="ce6"/>
          <table:table-cell office:value-type="float" office:value="156999.6" table:style-name="ce6">
            <text:p>156’999.60</text:p>
          </table:table-cell>
          <table:table-cell office:value-type="float" office:value="4800" table:style-name="ce7">
            <text:p>4’8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4368.3" table:style-name="ce6">
            <text:p>174’368.30</text:p>
          </table:table-cell>
          <table:table-cell office:value-type="float" office:value="192700" table:style-name="ce7">
            <text:p>192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50469.599999999999" table:style-name="ce6">
            <text:p>50’469.60</text:p>
          </table:table-cell>
          <table:table-cell office:value-type="float" office:value="-142230" table:style-name="ce7">
            <text:p>-142’2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17941.55" table:style-name="ce6">
            <text:p>1’217’941.55</text:p>
          </table:table-cell>
          <table:table-cell office:value-type="float" office:value="1305300" table:style-name="ce7">
            <text:p>1’305’3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56141.75" table:style-name="ce6">
            <text:p>1’256’141.75</text:p>
          </table:table-cell>
          <table:table-cell office:value-type="float" office:value="-49158" table:style-name="ce7">
            <text:p>-49’15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</text:p>
          </table:table-cell>
          <table:table-cell office:value-type="string" table:style-name="ce9">
            <text:p>Stadtgrü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246877.24" table:style-name="ce10">
            <text:p>10’246’877.24</text:p>
          </table:table-cell>
          <table:table-cell office:value-type="float" office:value="10401150" table:style-name="ce11">
            <text:p>10’401’15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368047.65" table:style-name="ce10">
            <text:p>10’368’047.65</text:p>
          </table:table-cell>
          <table:table-cell table:style-name="ce10"/>
          <table:table-cell office:value-type="float" office:value="-242302" table:style-name="ce11">
            <text:p>-242’30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59200" table:style-name="ce11">
            <text:p>159’2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50000" table:style-name="ce11">
            <text:p>50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360665.4000000004" table:style-name="ce10">
            <text:p>4’360’665.40</text:p>
          </table:table-cell>
          <table:table-cell office:value-type="float" office:value="4399300" table:style-name="ce11">
            <text:p>4’399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181978.8" table:style-name="ce10">
            <text:p>4’181’978.80</text:p>
          </table:table-cell>
          <table:table-cell office:value-type="float" office:value="-217321" table:style-name="ce11">
            <text:p>-217’32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886211.8399999999" table:style-name="ce10">
            <text:p>5’886’211.84</text:p>
          </table:table-cell>
          <table:table-cell office:value-type="float" office:value="6211050" table:style-name="ce11">
            <text:p>6’211’05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186068.8499999996" table:style-name="ce10">
            <text:p>6’186’068.8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36263.18" table:style-name="ce10">
            <text:p>936’263.18</text:p>
          </table:table-cell>
          <table:table-cell office:value-type="float" office:value="926700" table:style-name="ce11">
            <text:p>926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926429.68" table:style-name="ce10">
            <text:p>926’429.68</text:p>
          </table:table-cell>
          <table:table-cell table:style-name="ce10"/>
          <table:table-cell office:value-type="float" office:value="-2270" table:style-name="ce11">
            <text:p>-2’27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000" table:style-name="ce11">
            <text:p>2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7944" table:style-name="ce10">
            <text:p>27’944.00</text:p>
          </table:table-cell>
          <table:table-cell office:value-type="float" office:value="24700" table:style-name="ce11">
            <text:p>24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6866" table:style-name="ce10">
            <text:p>26’866.00</text:p>
          </table:table-cell>
          <table:table-cell office:value-type="float" office:value="2166" table:style-name="ce11">
            <text:p>2’16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08319.18" table:style-name="ce10">
            <text:p>908’319.18</text:p>
          </table:table-cell>
          <table:table-cell office:value-type="float" office:value="904000" table:style-name="ce11">
            <text:p>904’0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899563.68" table:style-name="ce10">
            <text:p>899’563.6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00106.05" table:style-name="ce6">
            <text:p>700’106.05</text:p>
          </table:table-cell>
          <table:table-cell office:value-type="float" office:value="697300" table:style-name="ce7">
            <text:p>697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692739.05" table:style-name="ce6">
            <text:p>692’739.05</text:p>
          </table:table-cell>
          <table:table-cell table:style-name="ce6"/>
          <table:table-cell office:value-type="float" office:value="-4561" table:style-name="ce7">
            <text:p>-4’5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2390.55" table:style-name="ce6">
            <text:p>52’390.55</text:p>
          </table:table-cell>
          <table:table-cell office:value-type="float" office:value="52100" table:style-name="ce7">
            <text:p>52’1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2450.5" table:style-name="ce6">
            <text:p>52’450.50</text:p>
          </table:table-cell>
          <table:table-cell table:style-name="ce6"/>
          <table:table-cell office:value-type="float" office:value="351" table:style-name="ce7">
            <text:p>35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6565.649999999994" table:style-name="ce6">
            <text:p>76’565.65</text:p>
          </table:table-cell>
          <table:table-cell office:value-type="float" office:value="74300" table:style-name="ce7">
            <text:p>74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71216.100000000006" table:style-name="ce6">
            <text:p>71’216.10</text:p>
          </table:table-cell>
          <table:table-cell table:style-name="ce6"/>
          <table:table-cell office:value-type="float" office:value="-3084" table:style-name="ce7">
            <text:p>-3’0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468.2999999999993" table:style-name="ce6">
            <text:p>9’468.30</text:p>
          </table:table-cell>
          <table:table-cell office:value-type="float" office:value="9400" table:style-name="ce7">
            <text:p>9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9104.5" table:style-name="ce6">
            <text:p>9’104.50</text:p>
          </table:table-cell>
          <table:table-cell table:style-name="ce6"/>
          <table:table-cell office:value-type="float" office:value="-296" table:style-name="ce7">
            <text:p>-29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11.75" table:style-name="ce6">
            <text:p>5’611.75</text:p>
          </table:table-cell>
          <table:table-cell office:value-type="float" office:value="9900" table:style-name="ce7">
            <text:p>9’9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8668.76" table:style-name="ce6">
            <text:p>8’668.76</text:p>
          </table:table-cell>
          <table:table-cell table:style-name="ce6"/>
          <table:table-cell office:value-type="float" office:value="-1231" table:style-name="ce7">
            <text:p>-1’23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034.15" table:style-name="ce6">
            <text:p>10’034.15</text:p>
          </table:table-cell>
          <table:table-cell office:value-type="float" office:value="13900" table:style-name="ce7">
            <text:p>13’9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803.4" table:style-name="ce6">
            <text:p>8’803.40</text:p>
          </table:table-cell>
          <table:table-cell table:style-name="ce6"/>
          <table:table-cell office:value-type="float" office:value="-5097" table:style-name="ce7">
            <text:p>-5’0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73.8" table:style-name="ce6">
            <text:p>473.80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046.7" table:style-name="ce6">
            <text:p>2’046.70</text:p>
          </table:table-cell>
          <table:table-cell table:style-name="ce6"/>
          <table:table-cell office:value-type="float" office:value="47" table:style-name="ce7">
            <text:p>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7" table:style-name="ce6">
            <text:p>607.00</text:p>
          </table:table-cell>
          <table:table-cell office:value-type="float" office:value="2900" table:style-name="ce7">
            <text:p>2’9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878.2" table:style-name="ce6">
            <text:p>2’878.20</text:p>
          </table:table-cell>
          <table:table-cell table:style-name="ce6"/>
          <table:table-cell office:value-type="float" office:value="-22" table:style-name="ce7">
            <text:p>-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532.009999999998" table:style-name="ce6">
            <text:p>18’532.01</text:p>
          </table:table-cell>
          <table:table-cell office:value-type="float" office:value="16600" table:style-name="ce7">
            <text:p>16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8728.48" table:style-name="ce6">
            <text:p>8’728.48</text:p>
          </table:table-cell>
          <table:table-cell table:style-name="ce6"/>
          <table:table-cell office:value-type="float" office:value="-7872" table:style-name="ce7">
            <text:p>-7’8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132" table:style-name="ce6">
            <text:p>5’132.00</text:p>
          </table:table-cell>
          <table:table-cell office:value-type="float" office:value="5400" table:style-name="ce7">
            <text:p>5’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5332" table:style-name="ce6">
            <text:p>5’332.00</text:p>
          </table:table-cell>
          <table:table-cell table:style-name="ce6"/>
          <table:table-cell office:value-type="float" office:value="-68" table:style-name="ce7">
            <text:p>-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341.919999999998" table:style-name="ce6">
            <text:p>57’341.92</text:p>
          </table:table-cell>
          <table:table-cell office:value-type="float" office:value="44900" table:style-name="ce7">
            <text:p>44’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64461.99" table:style-name="ce6">
            <text:p>64’461.99</text:p>
          </table:table-cell>
          <table:table-cell table:style-name="ce6"/>
          <table:table-cell office:value-type="float" office:value="19562" table:style-name="ce7">
            <text:p>19’5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350" table:style-name="ce6">
            <text:p>12’350.00</text:p>
          </table:table-cell>
          <table:table-cell office:value-type="float" office:value="9000" table:style-name="ce7">
            <text:p>9’0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9600" table:style-name="ce6">
            <text:p>9’600.00</text:p>
          </table:table-cell>
          <table:table-cell office:value-type="float" office:value="600" table:style-name="ce7">
            <text:p>6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594" table:style-name="ce6">
            <text:p>15’594.00</text:p>
          </table:table-cell>
          <table:table-cell office:value-type="float" office:value="15700" table:style-name="ce7">
            <text:p>15’7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17266" table:style-name="ce6">
            <text:p>17’266.00</text:p>
          </table:table-cell>
          <table:table-cell office:value-type="float" office:value="1566" table:style-name="ce7">
            <text:p>1’56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1</text:p>
          </table:table-cell>
          <table:table-cell office:value-type="string" table:style-name="ce9">
            <text:p>Fahrzeuge, Maschinen und Werkstät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76733.8" table:style-name="ce10">
            <text:p>876’733.80</text:p>
          </table:table-cell>
          <table:table-cell office:value-type="float" office:value="857600" table:style-name="ce11">
            <text:p>857’6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867617.35" table:style-name="ce10">
            <text:p>867’617.35</text:p>
          </table:table-cell>
          <table:table-cell table:style-name="ce10"/>
          <table:table-cell office:value-type="float" office:value="-12383" table:style-name="ce11">
            <text:p>-12’38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2400" table:style-name="ce11">
            <text:p>22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214.85" table:style-name="ce10">
            <text:p>6’214.85</text:p>
          </table:table-cell>
          <table:table-cell office:value-type="float" office:value="15900" table:style-name="ce11">
            <text:p>15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522.2" table:style-name="ce10">
            <text:p>3’522.20</text:p>
          </table:table-cell>
          <table:table-cell office:value-type="float" office:value="-12378" table:style-name="ce11">
            <text:p>-12’37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70518.95" table:style-name="ce10">
            <text:p>870’518.95</text:p>
          </table:table-cell>
          <table:table-cell office:value-type="float" office:value="864100" table:style-name="ce11">
            <text:p>864’1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864095.15" table:style-name="ce10">
            <text:p>864’095.1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6826.55" table:style-name="ce6">
            <text:p>346’826.55</text:p>
          </table:table-cell>
          <table:table-cell office:value-type="float" office:value="354600" table:style-name="ce7">
            <text:p>354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53093.5" table:style-name="ce6">
            <text:p>353’093.50</text:p>
          </table:table-cell>
          <table:table-cell table:style-name="ce6"/>
          <table:table-cell office:value-type="float" office:value="-1507" table:style-name="ce7">
            <text:p>-1’5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860.75" table:style-name="ce6">
            <text:p>26’860.75</text:p>
          </table:table-cell>
          <table:table-cell office:value-type="float" office:value="27500" table:style-name="ce7">
            <text:p>27’5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7523.05" table:style-name="ce6">
            <text:p>27’523.05</text:p>
          </table:table-cell>
          <table:table-cell table:style-name="ce6"/>
          <table:table-cell office:value-type="float" office:value="23" table:style-name="ce7">
            <text:p>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371.15" table:style-name="ce6">
            <text:p>40’371.15</text:p>
          </table:table-cell>
          <table:table-cell office:value-type="float" office:value="41200" table:style-name="ce7">
            <text:p>41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40863.15" table:style-name="ce6">
            <text:p>40’863.15</text:p>
          </table:table-cell>
          <table:table-cell table:style-name="ce6"/>
          <table:table-cell office:value-type="float" office:value="-337" table:style-name="ce7">
            <text:p>-3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154.7" table:style-name="ce6">
            <text:p>5’154.70</text:p>
          </table:table-cell>
          <table:table-cell office:value-type="float" office:value="5300" table:style-name="ce7">
            <text:p>5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5142.05" table:style-name="ce6">
            <text:p>5’142.05</text:p>
          </table:table-cell>
          <table:table-cell table:style-name="ce6"/>
          <table:table-cell office:value-type="float" office:value="-158" table:style-name="ce7">
            <text:p>-15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36.4" table:style-name="ce6">
            <text:p>3’336.40</text:p>
          </table:table-cell>
          <table:table-cell office:value-type="float" office:value="2200" table:style-name="ce7">
            <text:p>2’2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3177.55" table:style-name="ce6">
            <text:p>3’177.55</text:p>
          </table:table-cell>
          <table:table-cell table:style-name="ce6"/>
          <table:table-cell office:value-type="float" office:value="978" table:style-name="ce7">
            <text:p>9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9.3" table:style-name="ce6">
            <text:p>409.30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63.5" table:style-name="ce6">
            <text:p>463.50</text:p>
          </table:table-cell>
          <table:table-cell table:style-name="ce6"/>
          <table:table-cell office:value-type="float" office:value="-37" table:style-name="ce7">
            <text:p>-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3354.45" table:style-name="ce6">
            <text:p>103’354.45</text:p>
          </table:table-cell>
          <table:table-cell office:value-type="float" office:value="90000" table:style-name="ce7">
            <text:p>90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93373.25" table:style-name="ce6">
            <text:p>93’373.25</text:p>
          </table:table-cell>
          <table:table-cell table:style-name="ce6"/>
          <table:table-cell office:value-type="float" office:value="3373" table:style-name="ce7">
            <text:p>3’3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4815.95000000001" table:style-name="ce6">
            <text:p>164’815.95</text:p>
          </table:table-cell>
          <table:table-cell office:value-type="float" office:value="150400" table:style-name="ce7">
            <text:p>150’4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67472.1" table:style-name="ce6">
            <text:p>167’472.10</text:p>
          </table:table-cell>
          <table:table-cell table:style-name="ce6"/>
          <table:table-cell office:value-type="float" office:value="4172" table:style-name="ce7">
            <text:p>4’1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900" table:style-name="ce7">
            <text:p>12’9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375.199999999997" table:style-name="ce6">
            <text:p>56’375.20</text:p>
          </table:table-cell>
          <table:table-cell office:value-type="float" office:value="59700" table:style-name="ce7">
            <text:p>59’7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70294.350000000006" table:style-name="ce6">
            <text:p>70’294.35</text:p>
          </table:table-cell>
          <table:table-cell table:style-name="ce6"/>
          <table:table-cell office:value-type="float" office:value="1094" table:style-name="ce7">
            <text:p>1’0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9500" table:style-name="ce7">
            <text:p>9’5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3" table:style-name="ce6">
            <text:p>83.00</text:p>
          </table:table-cell>
          <table:table-cell table:style-name="ce7"/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687.699999999997" table:style-name="ce6">
            <text:p>33’687.70</text:p>
          </table:table-cell>
          <table:table-cell office:value-type="float" office:value="30800" table:style-name="ce7">
            <text:p>30’8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1707.85" table:style-name="ce6">
            <text:p>31’707.85</text:p>
          </table:table-cell>
          <table:table-cell table:style-name="ce6"/>
          <table:table-cell office:value-type="float" office:value="908" table:style-name="ce7">
            <text:p>9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5058.65" table:style-name="ce6">
            <text:p>95’058.65</text:p>
          </table:table-cell>
          <table:table-cell office:value-type="float" office:value="95000" table:style-name="ce7">
            <text:p>95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74107" table:style-name="ce6">
            <text:p>74’107.00</text:p>
          </table:table-cell>
          <table:table-cell table:style-name="ce6"/>
          <table:table-cell office:value-type="float" office:value="-20893" table:style-name="ce7">
            <text:p>-20’8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0" table:style-name="ce6">
            <text:p>400.0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400" table:style-name="ce6">
            <text:p>4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76" table:style-name="ce6">
            <text:p>2’776.00</text:p>
          </table:table-cell>
          <table:table-cell office:value-type="float" office:value="5500" table:style-name="ce7">
            <text:p>5’5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3522.2" table:style-name="ce6">
            <text:p>3’522.20</text:p>
          </table:table-cell>
          <table:table-cell office:value-type="float" office:value="-1978" table:style-name="ce7">
            <text:p>-1’9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900" table:style-name="ce7">
            <text:p>2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office:value-type="float" office:value="-2900" table:style-name="ce7">
            <text:p>-2’9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38.85" table:style-name="ce6">
            <text:p>3’438.85</text:p>
          </table:table-cell>
          <table:table-cell office:value-type="float" office:value="7500" table:style-name="ce7">
            <text:p>7’5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number-columns-repeated="2" table:style-name="ce6"/>
          <table:table-cell office:value-type="float" office:value="-7500" table:style-name="ce7">
            <text:p>-7’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2</text:p>
          </table:table-cell>
          <table:table-cell office:value-type="string" table:style-name="ce9">
            <text:p>Öffentliche Anla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799306.18" table:style-name="ce10">
            <text:p>3’799’306.18</text:p>
          </table:table-cell>
          <table:table-cell office:value-type="float" office:value="4172000" table:style-name="ce11">
            <text:p>4’172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110635.16" table:style-name="ce10">
            <text:p>4’110’635.16</text:p>
          </table:table-cell>
          <table:table-cell table:style-name="ce10"/>
          <table:table-cell office:value-type="float" office:value="-61365" table:style-name="ce11">
            <text:p>-61’36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02222.4" table:style-name="ce10">
            <text:p>2’002’222.40</text:p>
          </table:table-cell>
          <table:table-cell office:value-type="float" office:value="2168300" table:style-name="ce11">
            <text:p>2’168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060839.9" table:style-name="ce10">
            <text:p>2’060’839.90</text:p>
          </table:table-cell>
          <table:table-cell office:value-type="float" office:value="-107460" table:style-name="ce11">
            <text:p>-107’46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97083.78" table:style-name="ce10">
            <text:p>1’797’083.78</text:p>
          </table:table-cell>
          <table:table-cell office:value-type="float" office:value="2003700" table:style-name="ce11">
            <text:p>2’003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049795.26" table:style-name="ce10">
            <text:p>2’049’795.26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25260.65" table:style-name="ce6">
            <text:p>2’725’260.65</text:p>
          </table:table-cell>
          <table:table-cell office:value-type="float" office:value="2818900" table:style-name="ce7">
            <text:p>2’818’9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2806076.1" table:style-name="ce6">
            <text:p>2’806’076.10</text:p>
          </table:table-cell>
          <table:table-cell table:style-name="ce6"/>
          <table:table-cell office:value-type="float" office:value="-12824" table:style-name="ce7">
            <text:p>-12’82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671.25" table:style-name="ce6">
            <text:p>200’671.25</text:p>
          </table:table-cell>
          <table:table-cell office:value-type="float" office:value="211600" table:style-name="ce7">
            <text:p>211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05159.8" table:style-name="ce6">
            <text:p>205’159.80</text:p>
          </table:table-cell>
          <table:table-cell table:style-name="ce6"/>
          <table:table-cell office:value-type="float" office:value="-6440" table:style-name="ce7">
            <text:p>-6’4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3676.75" table:style-name="ce6">
            <text:p>253’676.75</text:p>
          </table:table-cell>
          <table:table-cell office:value-type="float" office:value="262300" table:style-name="ce7">
            <text:p>262’3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61171.75" table:style-name="ce6">
            <text:p>261’171.75</text:p>
          </table:table-cell>
          <table:table-cell table:style-name="ce6"/>
          <table:table-cell office:value-type="float" office:value="-1128" table:style-name="ce7">
            <text:p>-1’1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485.65" table:style-name="ce6">
            <text:p>38’485.65</text:p>
          </table:table-cell>
          <table:table-cell office:value-type="float" office:value="40500" table:style-name="ce7">
            <text:p>40’5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38312.449999999997" table:style-name="ce6">
            <text:p>38’312.45</text:p>
          </table:table-cell>
          <table:table-cell table:style-name="ce6"/>
          <table:table-cell office:value-type="float" office:value="-2188" table:style-name="ce7">
            <text:p>-2’1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882.7" table:style-name="ce6">
            <text:p>20’882.70</text:p>
          </table:table-cell>
          <table:table-cell office:value-type="float" office:value="7900" table:style-name="ce7">
            <text:p>7’9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8694.35" table:style-name="ce6">
            <text:p>8’694.35</text:p>
          </table:table-cell>
          <table:table-cell table:style-name="ce6"/>
          <table:table-cell office:value-type="float" office:value="794" table:style-name="ce7">
            <text:p>7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294.95" table:style-name="ce6">
            <text:p>14’294.95</text:p>
          </table:table-cell>
          <table:table-cell office:value-type="float" office:value="24100" table:style-name="ce7">
            <text:p>24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9067.900000000001" table:style-name="ce6">
            <text:p>19’067.90</text:p>
          </table:table-cell>
          <table:table-cell table:style-name="ce6"/>
          <table:table-cell office:value-type="float" office:value="-5032" table:style-name="ce7">
            <text:p>-5’03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7553.05" table:style-name="ce6">
            <text:p>87’553.05</text:p>
          </table:table-cell>
          <table:table-cell office:value-type="float" office:value="73400" table:style-name="ce7">
            <text:p>73’4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59501.05" table:style-name="ce6">
            <text:p>59’501.05</text:p>
          </table:table-cell>
          <table:table-cell table:style-name="ce6"/>
          <table:table-cell office:value-type="float" office:value="-13899" table:style-name="ce7">
            <text:p>-13’89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135.85" table:style-name="ce6">
            <text:p>16’135.85</text:p>
          </table:table-cell>
          <table:table-cell office:value-type="float" office:value="13200" table:style-name="ce7">
            <text:p>13’2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15439.15" table:style-name="ce6">
            <text:p>15’439.15</text:p>
          </table:table-cell>
          <table:table-cell table:style-name="ce6"/>
          <table:table-cell office:value-type="float" office:value="2239" table:style-name="ce7">
            <text:p>2’2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0548.55" table:style-name="ce6">
            <text:p>210’548.55</text:p>
          </table:table-cell>
          <table:table-cell office:value-type="float" office:value="476600" table:style-name="ce7">
            <text:p>476’6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455278.8" table:style-name="ce6">
            <text:p>455’278.80</text:p>
          </table:table-cell>
          <table:table-cell table:style-name="ce6"/>
          <table:table-cell office:value-type="float" office:value="-21321" table:style-name="ce7">
            <text:p>-21’3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2409.75" table:style-name="ce6">
            <text:p>162’409.75</text:p>
          </table:table-cell>
          <table:table-cell office:value-type="float" office:value="164800" table:style-name="ce7">
            <text:p>164’8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71991.55" table:style-name="ce6">
            <text:p>171’991.55</text:p>
          </table:table-cell>
          <table:table-cell table:style-name="ce6"/>
          <table:table-cell office:value-type="float" office:value="7192" table:style-name="ce7">
            <text:p>7’1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78.9" table:style-name="ce6">
            <text:p>1’578.90</text:p>
          </table:table-cell>
          <table:table-cell office:value-type="float" office:value="1600" table:style-name="ce7">
            <text:p>1’6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390.5" table:style-name="ce6">
            <text:p>1’390.50</text:p>
          </table:table-cell>
          <table:table-cell table:style-name="ce6"/>
          <table:table-cell office:value-type="float" office:value="-210" table:style-name="ce7">
            <text:p>-2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69.8" table:style-name="ce6">
            <text:p>769.8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240" table:style-name="ce6">
            <text:p>240.00</text:p>
          </table:table-cell>
          <table:table-cell table:style-name="ce6"/>
          <table:table-cell office:value-type="float" office:value="-160" table:style-name="ce7">
            <text:p>-1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180.75" table:style-name="ce6">
            <text:p>5’180.75</text:p>
          </table:table-cell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389.8" table:style-name="ce6">
            <text:p>5’389.80</text:p>
          </table:table-cell>
          <table:table-cell table:style-name="ce6"/>
          <table:table-cell office:value-type="float" office:value="-6610" table:style-name="ce7">
            <text:p>-6’6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37.3" table:style-name="ce6">
            <text:p>3’837.30</text:p>
          </table:table-cell>
          <table:table-cell office:value-type="float" office:value="6000" table:style-name="ce7">
            <text:p>6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0463.35" table:style-name="ce6">
            <text:p>10’463.35</text:p>
          </table:table-cell>
          <table:table-cell table:style-name="ce6"/>
          <table:table-cell office:value-type="float" office:value="4463" table:style-name="ce7">
            <text:p>4’46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109.4" table:style-name="ce6">
            <text:p>12’109.40</text:p>
          </table:table-cell>
          <table:table-cell office:value-type="float" office:value="11800" table:style-name="ce7">
            <text:p>11’8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4945.55" table:style-name="ce6">
            <text:p>14’945.55</text:p>
          </table:table-cell>
          <table:table-cell table:style-name="ce6"/>
          <table:table-cell office:value-type="float" office:value="3146" table:style-name="ce7">
            <text:p>3’1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5910.879999999997" table:style-name="ce6">
            <text:p>45’910.88</text:p>
          </table:table-cell>
          <table:table-cell office:value-type="float" office:value="46900" table:style-name="ce7">
            <text:p>46’9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37513.06" table:style-name="ce6">
            <text:p>37’513.06</text:p>
          </table:table-cell>
          <table:table-cell table:style-name="ce6"/>
          <table:table-cell office:value-type="float" office:value="-9387" table:style-name="ce7">
            <text:p>-9’3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72.05" table:style-name="ce6">
            <text:p>1’072.05</text:p>
          </table:table-cell>
          <table:table-cell table:style-name="ce7"/>
          <table:table-cell table:style-name="ce5"/>
          <table:table-cell office:value-type="string" table:style-name="ce5">
            <text:p>424</text:p>
          </table:table-cell>
          <table:table-cell office:value-type="string" table:style-name="ce5">
            <text:p>Buchgewinne auf Anlagen des Finanzvermögens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6529.600000000006" table:style-name="ce6">
            <text:p>66’529.60</text:p>
          </table:table-cell>
          <table:table-cell office:value-type="float" office:value="77700" table:style-name="ce7">
            <text:p>77’7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58864.4" table:style-name="ce6">
            <text:p>58’864.40</text:p>
          </table:table-cell>
          <table:table-cell office:value-type="float" office:value="-18836" table:style-name="ce7">
            <text:p>-18’8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532.8" table:style-name="ce6">
            <text:p>1’532.80</text:p>
          </table:table-cell>
          <table:table-cell office:value-type="float" office:value="1533" table:style-name="ce7">
            <text:p>1’53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2471" table:style-name="ce6">
            <text:p>112’471.00</text:p>
          </table:table-cell>
          <table:table-cell office:value-type="float" office:value="104500" table:style-name="ce7">
            <text:p>104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38217.85" table:style-name="ce6">
            <text:p>138’217.85</text:p>
          </table:table-cell>
          <table:table-cell office:value-type="float" office:value="33718" table:style-name="ce7">
            <text:p>33’7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346.150000000001" table:style-name="ce6">
            <text:p>17’346.15</text:p>
          </table:table-cell>
          <table:table-cell office:value-type="float" office:value="69700" table:style-name="ce7">
            <text:p>69’7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6943.4" table:style-name="ce6">
            <text:p>6’943.40</text:p>
          </table:table-cell>
          <table:table-cell office:value-type="float" office:value="-62757" table:style-name="ce7">
            <text:p>-62’7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75000" table:style-name="ce7">
            <text:p>275’000</text:p>
          </table:table-cell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style-name="ce6"/>
          <table:table-cell office:value-type="float" office:value="275000" table:style-name="ce6">
            <text:p>275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04803.6" table:style-name="ce6">
            <text:p>1’804’803.60</text:p>
          </table:table-cell>
          <table:table-cell office:value-type="float" office:value="1641400" table:style-name="ce7">
            <text:p>1’641’4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580281.45" table:style-name="ce6">
            <text:p>1’580’281.45</text:p>
          </table:table-cell>
          <table:table-cell office:value-type="float" office:value="-61119" table:style-name="ce7">
            <text:p>-61’1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3</text:p>
          </table:table-cell>
          <table:table-cell office:value-type="string" table:style-name="ce9">
            <text:p>Schulanla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57225.3" table:style-name="ce10">
            <text:p>1’257’225.30</text:p>
          </table:table-cell>
          <table:table-cell office:value-type="float" office:value="1104500" table:style-name="ce11">
            <text:p>1’104’5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49994.6499999999" table:style-name="ce10">
            <text:p>1’049’994.65</text:p>
          </table:table-cell>
          <table:table-cell table:style-name="ce10"/>
          <table:table-cell office:value-type="float" office:value="-54505" table:style-name="ce11">
            <text:p>-54’50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57225.3" table:style-name="ce10">
            <text:p>1’257’225.30</text:p>
          </table:table-cell>
          <table:table-cell office:value-type="float" office:value="1104500" table:style-name="ce11">
            <text:p>1’104’5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049994.6499999999" table:style-name="ce10">
            <text:p>1’049’994.65</text:p>
          </table:table-cell>
          <table:table-cell office:value-type="float" office:value="-54505" table:style-name="ce11">
            <text:p>-54’50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3156.800000000003" table:style-name="ce6">
            <text:p>63’156.80</text:p>
          </table:table-cell>
          <table:table-cell office:value-type="float" office:value="41600" table:style-name="ce7">
            <text:p>41’6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28497.200000000001" table:style-name="ce6">
            <text:p>28’497.20</text:p>
          </table:table-cell>
          <table:table-cell table:style-name="ce6"/>
          <table:table-cell office:value-type="float" office:value="-13103" table:style-name="ce7">
            <text:p>-13’1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080.2" table:style-name="ce6">
            <text:p>64’080.20</text:p>
          </table:table-cell>
          <table:table-cell office:value-type="float" office:value="52800" table:style-name="ce7">
            <text:p>52’8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57491.75" table:style-name="ce6">
            <text:p>57’491.75</text:p>
          </table:table-cell>
          <table:table-cell table:style-name="ce6"/>
          <table:table-cell office:value-type="float" office:value="4692" table:style-name="ce7">
            <text:p>4’6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4921.5" table:style-name="ce6">
            <text:p>74’921.50</text:p>
          </table:table-cell>
          <table:table-cell office:value-type="float" office:value="57000" table:style-name="ce7">
            <text:p>57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60215.95" table:style-name="ce6">
            <text:p>60’215.95</text:p>
          </table:table-cell>
          <table:table-cell table:style-name="ce6"/>
          <table:table-cell office:value-type="float" office:value="3216" table:style-name="ce7">
            <text:p>3’2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53" table:style-name="ce6">
            <text:p>853.0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table:number-columns-repeated="2" table:style-name="ce6"/>
          <table:table-cell office:value-type="float" office:value="-300" table:style-name="ce7">
            <text:p>-3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54213.8" table:style-name="ce6">
            <text:p>1’054’213.80</text:p>
          </table:table-cell>
          <table:table-cell office:value-type="float" office:value="952800" table:style-name="ce7">
            <text:p>952’8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903789.75" table:style-name="ce6">
            <text:p>903’789.75</text:p>
          </table:table-cell>
          <table:table-cell table:style-name="ce6"/>
          <table:table-cell office:value-type="float" office:value="-49010" table:style-name="ce7">
            <text:p>-49’0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370.1" table:style-name="ce6">
            <text:p>23’370.10</text:p>
          </table:table-cell>
          <table:table-cell office:value-type="float" office:value="27400" table:style-name="ce7">
            <text:p>27’4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1922.95" table:style-name="ce6">
            <text:p>21’922.95</text:p>
          </table:table-cell>
          <table:table-cell office:value-type="float" office:value="-5477" table:style-name="ce7">
            <text:p>-5’4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33855.2" table:style-name="ce6">
            <text:p>1’233’855.20</text:p>
          </table:table-cell>
          <table:table-cell office:value-type="float" office:value="1077100" table:style-name="ce7">
            <text:p>1’077’1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028071.7" table:style-name="ce6">
            <text:p>1’028’071.70</text:p>
          </table:table-cell>
          <table:table-cell office:value-type="float" office:value="-49028" table:style-name="ce7">
            <text:p>-49’0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4</text:p>
          </table:table-cell>
          <table:table-cell office:value-type="string" table:style-name="ce9">
            <text:p>Botanischer Gar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80327.43" table:style-name="ce10">
            <text:p>680’327.43</text:p>
          </table:table-cell>
          <table:table-cell office:value-type="float" office:value="692200" table:style-name="ce11">
            <text:p>692’2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80355.19" table:style-name="ce10">
            <text:p>680’355.19</text:p>
          </table:table-cell>
          <table:table-cell table:style-name="ce10"/>
          <table:table-cell office:value-type="float" office:value="-11845" table:style-name="ce11">
            <text:p>-11’84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3865.599999999999" table:style-name="ce10">
            <text:p>63’865.60</text:p>
          </table:table-cell>
          <table:table-cell office:value-type="float" office:value="66700" table:style-name="ce11">
            <text:p>66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4403" table:style-name="ce10">
            <text:p>64’403.00</text:p>
          </table:table-cell>
          <table:table-cell office:value-type="float" office:value="-2297" table:style-name="ce11">
            <text:p>-2’29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16461.82999999996" table:style-name="ce10">
            <text:p>616’461.83</text:p>
          </table:table-cell>
          <table:table-cell office:value-type="float" office:value="625500" table:style-name="ce11">
            <text:p>625’5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615952.18999999994" table:style-name="ce10">
            <text:p>615’952.19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16303.55" table:style-name="ce6">
            <text:p>516’303.55</text:p>
          </table:table-cell>
          <table:table-cell office:value-type="float" office:value="524000" table:style-name="ce7">
            <text:p>524’0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515837.2" table:style-name="ce6">
            <text:p>515’837.20</text:p>
          </table:table-cell>
          <table:table-cell table:style-name="ce6"/>
          <table:table-cell office:value-type="float" office:value="-8163" table:style-name="ce7">
            <text:p>-8’16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902.050000000003" table:style-name="ce6">
            <text:p>38’902.05</text:p>
          </table:table-cell>
          <table:table-cell office:value-type="float" office:value="39800" table:style-name="ce7">
            <text:p>39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39358.5" table:style-name="ce6">
            <text:p>39’358.50</text:p>
          </table:table-cell>
          <table:table-cell table:style-name="ce6"/>
          <table:table-cell office:value-type="float" office:value="-442" table:style-name="ce7">
            <text:p>-4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8517.45" table:style-name="ce6">
            <text:p>48’517.45</text:p>
          </table:table-cell>
          <table:table-cell office:value-type="float" office:value="50900" table:style-name="ce7">
            <text:p>50’9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49050.7" table:style-name="ce6">
            <text:p>49’050.70</text:p>
          </table:table-cell>
          <table:table-cell table:style-name="ce6"/>
          <table:table-cell office:value-type="float" office:value="-1849" table:style-name="ce7">
            <text:p>-1’8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338.65" table:style-name="ce6">
            <text:p>7’338.65</text:p>
          </table:table-cell>
          <table:table-cell office:value-type="float" office:value="7300" table:style-name="ce7">
            <text:p>7’3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7239.7" table:style-name="ce6">
            <text:p>7’239.70</text:p>
          </table:table-cell>
          <table:table-cell table:style-name="ce6"/>
          <table:table-cell office:value-type="float" office:value="-60" table:style-name="ce7">
            <text:p>-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49.25" table:style-name="ce6">
            <text:p>2’849.25</text:p>
          </table:table-cell>
          <table:table-cell office:value-type="float" office:value="1100" table:style-name="ce7">
            <text:p>1’1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042.25" table:style-name="ce6">
            <text:p>1’042.25</text:p>
          </table:table-cell>
          <table:table-cell table:style-name="ce6"/>
          <table:table-cell office:value-type="float" office:value="-58" table:style-name="ce7">
            <text:p>-5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88.35" table:style-name="ce6">
            <text:p>1’788.35</text:p>
          </table:table-cell>
          <table:table-cell office:value-type="float" office:value="3100" table:style-name="ce7">
            <text:p>3’1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690.6" table:style-name="ce6">
            <text:p>2’690.60</text:p>
          </table:table-cell>
          <table:table-cell table:style-name="ce6"/>
          <table:table-cell office:value-type="float" office:value="-409" table:style-name="ce7">
            <text:p>-40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909.85" table:style-name="ce6">
            <text:p>8’909.85</text:p>
          </table:table-cell>
          <table:table-cell office:value-type="float" office:value="9200" table:style-name="ce7">
            <text:p>9’2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8703.9" table:style-name="ce6">
            <text:p>8’703.90</text:p>
          </table:table-cell>
          <table:table-cell table:style-name="ce6"/>
          <table:table-cell office:value-type="float" office:value="-496" table:style-name="ce7">
            <text:p>-49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38.65" table:style-name="ce6">
            <text:p>2’238.65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3692.85" table:style-name="ce6">
            <text:p>3’692.85</text:p>
          </table:table-cell>
          <table:table-cell table:style-name="ce6"/>
          <table:table-cell office:value-type="float" office:value="-307" table:style-name="ce7">
            <text:p>-30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933.650000000001" table:style-name="ce6">
            <text:p>16’933.65</text:p>
          </table:table-cell>
          <table:table-cell office:value-type="float" office:value="16500" table:style-name="ce7">
            <text:p>16’5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6251.65" table:style-name="ce6">
            <text:p>16’251.65</text:p>
          </table:table-cell>
          <table:table-cell table:style-name="ce6"/>
          <table:table-cell office:value-type="float" office:value="-248" table:style-name="ce7">
            <text:p>-24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934.95" table:style-name="ce6">
            <text:p>6’934.95</text:p>
          </table:table-cell>
          <table:table-cell office:value-type="float" office:value="6500" table:style-name="ce7">
            <text:p>6’5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6641.8" table:style-name="ce6">
            <text:p>6’641.80</text:p>
          </table:table-cell>
          <table:table-cell table:style-name="ce6"/>
          <table:table-cell office:value-type="float" office:value="142" table:style-name="ce7">
            <text:p>14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09.9" table:style-name="ce6">
            <text:p>409.90</text:p>
          </table:table-cell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340.8" table:style-name="ce6">
            <text:p>340.80</text:p>
          </table:table-cell>
          <table:table-cell table:style-name="ce6"/>
          <table:table-cell office:value-type="float" office:value="241" table:style-name="ce7">
            <text:p>24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188" table:style-name="ce6">
            <text:p>21’188.00</text:p>
          </table:table-cell>
          <table:table-cell office:value-type="float" office:value="21500" table:style-name="ce7">
            <text:p>21’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2631.8" table:style-name="ce6">
            <text:p>22’631.80</text:p>
          </table:table-cell>
          <table:table-cell table:style-name="ce6"/>
          <table:table-cell office:value-type="float" office:value="1132" table:style-name="ce7">
            <text:p>1’13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013.13" table:style-name="ce6">
            <text:p>8’013.13</text:p>
          </table:table-cell>
          <table:table-cell office:value-type="float" office:value="8200" table:style-name="ce7">
            <text:p>8’2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6873.44" table:style-name="ce6">
            <text:p>6’873.44</text:p>
          </table:table-cell>
          <table:table-cell table:style-name="ce6"/>
          <table:table-cell office:value-type="float" office:value="-1327" table:style-name="ce7">
            <text:p>-1’3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632.400000000001" table:style-name="ce6">
            <text:p>24’632.40</text:p>
          </table:table-cell>
          <table:table-cell office:value-type="float" office:value="33300" table:style-name="ce7">
            <text:p>33’3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8733" table:style-name="ce6">
            <text:p>28’733.00</text:p>
          </table:table-cell>
          <table:table-cell office:value-type="float" office:value="-4567" table:style-name="ce7">
            <text:p>-4’56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763.2" table:style-name="ce6">
            <text:p>10’763.20</text:p>
          </table:table-cell>
          <table:table-cell office:value-type="float" office:value="4600" table:style-name="ce7">
            <text:p>4’6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7200" table:style-name="ce6">
            <text:p>7’200.00</text:p>
          </table:table-cell>
          <table:table-cell office:value-type="float" office:value="2600" table:style-name="ce7">
            <text:p>2’6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000" table:style-name="ce6">
            <text:p>10’000.00</text:p>
          </table:table-cell>
          <table:table-cell office:value-type="float" office:value="10000" table:style-name="ce7">
            <text:p>10’0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10000" table:style-name="ce6">
            <text:p>1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70" table:style-name="ce6">
            <text:p>6’470.00</text:p>
          </table:table-cell>
          <table:table-cell office:value-type="float" office:value="6800" table:style-name="ce7">
            <text:p>6’8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6470" table:style-name="ce6">
            <text:p>6’470.00</text:p>
          </table:table-cell>
          <table:table-cell office:value-type="float" office:value="-330" table:style-name="ce7">
            <text:p>-3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000" table:style-name="ce6">
            <text:p>12’000.00</text:p>
          </table:table-cell>
          <table:table-cell office:value-type="float" office:value="12000" table:style-name="ce7">
            <text:p>12’000</text:p>
          </table:table-cell>
          <table:table-cell table:style-name="ce5"/>
          <table:table-cell office:value-type="string" table:style-name="ce5">
            <text:p>493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000" table:style-name="ce6">
            <text:p>12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5</text:p>
          </table:table-cell>
          <table:table-cell office:value-type="string" table:style-name="ce9">
            <text:p>Friedhöf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639199.77" table:style-name="ce10">
            <text:p>1’639’199.77</text:p>
          </table:table-cell>
          <table:table-cell office:value-type="float" office:value="1629000" table:style-name="ce11">
            <text:p>1’629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584160.5" table:style-name="ce10">
            <text:p>1’584’160.50</text:p>
          </table:table-cell>
          <table:table-cell table:style-name="ce10"/>
          <table:table-cell office:value-type="float" office:value="-70440" table:style-name="ce11">
            <text:p>-70’44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5600" table:style-name="ce11">
            <text:p>25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35260.15" table:style-name="ce10">
            <text:p>235’260.15</text:p>
          </table:table-cell>
          <table:table-cell office:value-type="float" office:value="279000" table:style-name="ce11">
            <text:p>279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87883.65000000002" table:style-name="ce10">
            <text:p>287’883.65</text:p>
          </table:table-cell>
          <table:table-cell office:value-type="float" office:value="8884" table:style-name="ce11">
            <text:p>8’88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03939.62" table:style-name="ce10">
            <text:p>1’403’939.62</text:p>
          </table:table-cell>
          <table:table-cell office:value-type="float" office:value="1375600" table:style-name="ce11">
            <text:p>1’375’6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296276.8500000001" table:style-name="ce10">
            <text:p>1’296’276.8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7341.2" table:style-name="ce6">
            <text:p>1’157’341.20</text:p>
          </table:table-cell>
          <table:table-cell office:value-type="float" office:value="1180700" table:style-name="ce7">
            <text:p>1’180’7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144084.1499999999" table:style-name="ce6">
            <text:p>1’144’084.15</text:p>
          </table:table-cell>
          <table:table-cell table:style-name="ce6"/>
          <table:table-cell office:value-type="float" office:value="-36616" table:style-name="ce7">
            <text:p>-36’6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5060.2" table:style-name="ce6">
            <text:p>85’060.20</text:p>
          </table:table-cell>
          <table:table-cell office:value-type="float" office:value="87600" table:style-name="ce7">
            <text:p>87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82178.25" table:style-name="ce6">
            <text:p>82’178.25</text:p>
          </table:table-cell>
          <table:table-cell table:style-name="ce6"/>
          <table:table-cell office:value-type="float" office:value="-5422" table:style-name="ce7">
            <text:p>-5’4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0550.9" table:style-name="ce6">
            <text:p>110’550.90</text:p>
          </table:table-cell>
          <table:table-cell office:value-type="float" office:value="115600" table:style-name="ce7">
            <text:p>115’6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14645.2" table:style-name="ce6">
            <text:p>114’645.20</text:p>
          </table:table-cell>
          <table:table-cell table:style-name="ce6"/>
          <table:table-cell office:value-type="float" office:value="-955" table:style-name="ce7">
            <text:p>-95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310.15" table:style-name="ce6">
            <text:p>16’310.15</text:p>
          </table:table-cell>
          <table:table-cell office:value-type="float" office:value="16700" table:style-name="ce7">
            <text:p>16’7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5310.9" table:style-name="ce6">
            <text:p>15’310.90</text:p>
          </table:table-cell>
          <table:table-cell table:style-name="ce6"/>
          <table:table-cell office:value-type="float" office:value="-1389" table:style-name="ce7">
            <text:p>-1’38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221.299999999999" table:style-name="ce6">
            <text:p>10’221.30</text:p>
          </table:table-cell>
          <table:table-cell office:value-type="float" office:value="5100" table:style-name="ce7">
            <text:p>5’1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5901.95" table:style-name="ce6">
            <text:p>5’901.95</text:p>
          </table:table-cell>
          <table:table-cell table:style-name="ce6"/>
          <table:table-cell office:value-type="float" office:value="802" table:style-name="ce7">
            <text:p>80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93.8" table:style-name="ce6">
            <text:p>1’693.80</text:p>
          </table:table-cell>
          <table:table-cell office:value-type="float" office:value="1700" table:style-name="ce7">
            <text:p>1’7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048.4499999999998" table:style-name="ce6">
            <text:p>2’048.45</text:p>
          </table:table-cell>
          <table:table-cell table:style-name="ce6"/>
          <table:table-cell office:value-type="float" office:value="348" table:style-name="ce7">
            <text:p>34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85.85" table:style-name="ce6">
            <text:p>7’785.85</text:p>
          </table:table-cell>
          <table:table-cell office:value-type="float" office:value="15500" table:style-name="ce7">
            <text:p>15’5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6123.15" table:style-name="ce6">
            <text:p>16’123.15</text:p>
          </table:table-cell>
          <table:table-cell table:style-name="ce6"/>
          <table:table-cell office:value-type="float" office:value="623" table:style-name="ce7">
            <text:p>6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978.35" table:style-name="ce6">
            <text:p>7’978.35</text:p>
          </table:table-cell>
          <table:table-cell office:value-type="float" office:value="7100" table:style-name="ce7">
            <text:p>7’1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7293.5" table:style-name="ce6">
            <text:p>7’293.50</text:p>
          </table:table-cell>
          <table:table-cell table:style-name="ce6"/>
          <table:table-cell office:value-type="float" office:value="194" table:style-name="ce7">
            <text:p>1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4050.45" table:style-name="ce6">
            <text:p>54’050.45</text:p>
          </table:table-cell>
          <table:table-cell office:value-type="float" office:value="60400" table:style-name="ce7">
            <text:p>60’4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45889.3" table:style-name="ce6">
            <text:p>45’889.30</text:p>
          </table:table-cell>
          <table:table-cell table:style-name="ce6"/>
          <table:table-cell office:value-type="float" office:value="-14511" table:style-name="ce7">
            <text:p>-14’5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073.15" table:style-name="ce6">
            <text:p>115’073.15</text:p>
          </table:table-cell>
          <table:table-cell office:value-type="float" office:value="84300" table:style-name="ce7">
            <text:p>84’3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109831.7" table:style-name="ce6">
            <text:p>109’831.70</text:p>
          </table:table-cell>
          <table:table-cell table:style-name="ce6"/>
          <table:table-cell office:value-type="float" office:value="-68" table:style-name="ce7">
            <text:p>-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5600" table:style-name="ce7">
            <text:p>25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45.2" table:style-name="ce6">
            <text:p>45.20</text:p>
          </table:table-cell>
          <table:table-cell table:style-name="ce6"/>
          <table:table-cell office:value-type="float" office:value="-55" table:style-name="ce7">
            <text:p>-5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96.3" table:style-name="ce6">
            <text:p>896.30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854.8" table:style-name="ce6">
            <text:p>854.80</text:p>
          </table:table-cell>
          <table:table-cell table:style-name="ce6"/>
          <table:table-cell office:value-type="float" office:value="-345" table:style-name="ce7">
            <text:p>-3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866.3" table:style-name="ce6">
            <text:p>14’866.30</text:p>
          </table:table-cell>
          <table:table-cell office:value-type="float" office:value="15700" table:style-name="ce7">
            <text:p>15’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4173.3" table:style-name="ce6">
            <text:p>14’173.30</text:p>
          </table:table-cell>
          <table:table-cell table:style-name="ce6"/>
          <table:table-cell office:value-type="float" office:value="-1527" table:style-name="ce7">
            <text:p>-1’5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64" table:style-name="ce6">
            <text:p>164.00</text:p>
          </table:table-cell>
          <table:table-cell table:style-name="ce6"/>
          <table:table-cell office:value-type="float" office:value="-436" table:style-name="ce7">
            <text:p>-4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034.6" table:style-name="ce6">
            <text:p>10’034.60</text:p>
          </table:table-cell>
          <table:table-cell office:value-type="float" office:value="5500" table:style-name="ce7">
            <text:p>5’5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4626.3500000000004" table:style-name="ce6">
            <text:p>4’626.35</text:p>
          </table:table-cell>
          <table:table-cell table:style-name="ce6"/>
          <table:table-cell office:value-type="float" office:value="-874" table:style-name="ce7">
            <text:p>-8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542.35" table:style-name="ce6">
            <text:p>8’542.35</text:p>
          </table:table-cell>
          <table:table-cell office:value-type="float" office:value="9000" table:style-name="ce7">
            <text:p>9’0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8542.35" table:style-name="ce6">
            <text:p>8’542.35</text:p>
          </table:table-cell>
          <table:table-cell table:style-name="ce6"/>
          <table:table-cell office:value-type="float" office:value="-458" table:style-name="ce7">
            <text:p>-45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8794.870000000003" table:style-name="ce6">
            <text:p>38’794.87</text:p>
          </table:table-cell>
          <table:table-cell office:value-type="float" office:value="22200" table:style-name="ce7">
            <text:p>22’2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2447.95" table:style-name="ce6">
            <text:p>12’447.95</text:p>
          </table:table-cell>
          <table:table-cell table:style-name="ce6"/>
          <table:table-cell office:value-type="float" office:value="-9752" table:style-name="ce7">
            <text:p>-9’7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1600.95" table:style-name="ce6">
            <text:p>191’600.95</text:p>
          </table:table-cell>
          <table:table-cell office:value-type="float" office:value="216300" table:style-name="ce7">
            <text:p>216’3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206169.35" table:style-name="ce6">
            <text:p>206’169.35</text:p>
          </table:table-cell>
          <table:table-cell office:value-type="float" office:value="-10131" table:style-name="ce7">
            <text:p>-10’13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00" table:style-name="ce6">
            <text:p>900.00</text:p>
          </table:table-cell>
          <table:table-cell office:value-type="float" office:value="900" table:style-name="ce7">
            <text:p>9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750" table:style-name="ce6">
            <text:p>750.00</text:p>
          </table:table-cell>
          <table:table-cell office:value-type="float" office:value="-150" table:style-name="ce7">
            <text:p>-1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2759.199999999997" table:style-name="ce6">
            <text:p>42’759.20</text:p>
          </table:table-cell>
          <table:table-cell office:value-type="float" office:value="61800" table:style-name="ce7">
            <text:p>61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80964.3" table:style-name="ce6">
            <text:p>80’964.30</text:p>
          </table:table-cell>
          <table:table-cell office:value-type="float" office:value="19164" table:style-name="ce7">
            <text:p>19’1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6</text:p>
          </table:table-cell>
          <table:table-cell office:value-type="string" table:style-name="ce9">
            <text:p>Sportanla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35755.05" table:style-name="ce10">
            <text:p>735’755.05</text:p>
          </table:table-cell>
          <table:table-cell office:value-type="float" office:value="694400" table:style-name="ce11">
            <text:p>694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648820.44999999995" table:style-name="ce10">
            <text:p>648’820.45</text:p>
          </table:table-cell>
          <table:table-cell table:style-name="ce10"/>
          <table:table-cell office:value-type="float" office:value="-45580" table:style-name="ce11">
            <text:p>-45’58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35755.05" table:style-name="ce10">
            <text:p>735’755.05</text:p>
          </table:table-cell>
          <table:table-cell office:value-type="float" office:value="695600" table:style-name="ce11">
            <text:p>695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648820.44999999995" table:style-name="ce10">
            <text:p>648’820.45</text:p>
          </table:table-cell>
          <table:table-cell office:value-type="float" office:value="-46780" table:style-name="ce11">
            <text:p>-46’78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200" table:style-name="ce11">
            <text:p>1’2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928.3" table:style-name="ce6">
            <text:p>12’928.30</text:p>
          </table:table-cell>
          <table:table-cell office:value-type="float" office:value="15000" table:style-name="ce7">
            <text:p>15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4609.5" table:style-name="ce6">
            <text:p>14’609.50</text:p>
          </table:table-cell>
          <table:table-cell table:style-name="ce6"/>
          <table:table-cell office:value-type="float" office:value="-391" table:style-name="ce7">
            <text:p>-3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0693.2" table:style-name="ce6">
            <text:p>80’693.20</text:p>
          </table:table-cell>
          <table:table-cell office:value-type="float" office:value="44600" table:style-name="ce7">
            <text:p>44’6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23465.35" table:style-name="ce6">
            <text:p>23’465.35</text:p>
          </table:table-cell>
          <table:table-cell table:style-name="ce6"/>
          <table:table-cell office:value-type="float" office:value="-21135" table:style-name="ce7">
            <text:p>-21’1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6456.65" table:style-name="ce6">
            <text:p>96’456.65</text:p>
          </table:table-cell>
          <table:table-cell office:value-type="float" office:value="104400" table:style-name="ce7">
            <text:p>104’4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96277.6" table:style-name="ce6">
            <text:p>96’277.60</text:p>
          </table:table-cell>
          <table:table-cell table:style-name="ce6"/>
          <table:table-cell office:value-type="float" office:value="-8122" table:style-name="ce7">
            <text:p>-8’12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719.7" table:style-name="ce6">
            <text:p>64’719.70</text:p>
          </table:table-cell>
          <table:table-cell office:value-type="float" office:value="90000" table:style-name="ce7">
            <text:p>90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73863.149999999994" table:style-name="ce6">
            <text:p>73’863.15</text:p>
          </table:table-cell>
          <table:table-cell table:style-name="ce6"/>
          <table:table-cell office:value-type="float" office:value="-16137" table:style-name="ce7">
            <text:p>-16’1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table:number-columns-repeated="2" table:style-name="ce6"/>
          <table:table-cell office:value-type="float" office:value="-800" table:style-name="ce7">
            <text:p>-8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68840.25" table:style-name="ce6">
            <text:p>468’840.25</text:p>
          </table:table-cell>
          <table:table-cell office:value-type="float" office:value="426600" table:style-name="ce7">
            <text:p>426’6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430484.15" table:style-name="ce6">
            <text:p>430’484.15</text:p>
          </table:table-cell>
          <table:table-cell table:style-name="ce6"/>
          <table:table-cell office:value-type="float" office:value="3884" table:style-name="ce7">
            <text:p>3’8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116.95" table:style-name="ce6">
            <text:p>12’116.95</text:p>
          </table:table-cell>
          <table:table-cell office:value-type="float" office:value="13000" table:style-name="ce7">
            <text:p>13’0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0120.700000000001" table:style-name="ce6">
            <text:p>10’120.70</text:p>
          </table:table-cell>
          <table:table-cell table:style-name="ce6"/>
          <table:table-cell office:value-type="float" office:value="-2879" table:style-name="ce7">
            <text:p>-2’8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00" table:style-name="ce6">
            <text:p>20’000.00</text:p>
          </table:table-cell>
          <table:table-cell office:value-type="float" office:value="20000" table:style-name="ce7">
            <text:p>20’000</text:p>
          </table:table-cell>
          <table:table-cell table:style-name="ce5"/>
          <table:table-cell office:value-type="string" table:style-name="ce5">
            <text:p>461</text:p>
          </table:table-cell>
          <table:table-cell office:value-type="string" table:style-name="ce5">
            <text:p>Beiträge des Kantons</text:p>
          </table:table-cell>
          <table:table-cell table:style-name="ce6"/>
          <table:table-cell office:value-type="float" office:value="20000" table:style-name="ce6">
            <text:p>2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15755.05" table:style-name="ce6">
            <text:p>715’755.05</text:p>
          </table:table-cell>
          <table:table-cell office:value-type="float" office:value="675600" table:style-name="ce7">
            <text:p>675’6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628820.44999999995" table:style-name="ce6">
            <text:p>628’820.45</text:p>
          </table:table-cell>
          <table:table-cell office:value-type="float" office:value="-46780" table:style-name="ce7">
            <text:p>-46’7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7</text:p>
          </table:table-cell>
          <table:table-cell office:value-type="string" table:style-name="ce9">
            <text:p>Natur und Landschaf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90951.65" table:style-name="ce10">
            <text:p>190’951.65</text:p>
          </table:table-cell>
          <table:table-cell table:style-name="ce10"/>
          <table:table-cell office:value-type="float" office:value="31752" table:style-name="ce11">
            <text:p>31’75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59200" table:style-name="ce11">
            <text:p>159’2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800" table:style-name="ce10">
            <text:p>4’800.00</text:p>
          </table:table-cell>
          <table:table-cell office:value-type="float" office:value="4800" table:style-name="ce11">
            <text:p>4’80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59200" table:style-name="ce11">
            <text:p>159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86151.65" table:style-name="ce10">
            <text:p>186’151.6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59177" table:style-name="ce6">
            <text:p>159’177.00</text:p>
          </table:table-cell>
          <table:table-cell table:style-name="ce6"/>
          <table:table-cell office:value-type="float" office:value="-23" table:style-name="ce7">
            <text:p>-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59200" table:style-name="ce7">
            <text:p>159’2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1934.85" table:style-name="ce6">
            <text:p>11’934.85</text:p>
          </table:table-cell>
          <table:table-cell table:style-name="ce6"/>
          <table:table-cell office:value-type="float" office:value="11935" table:style-name="ce7">
            <text:p>11’9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7484.400000000001" table:style-name="ce6">
            <text:p>17’484.40</text:p>
          </table:table-cell>
          <table:table-cell table:style-name="ce6"/>
          <table:table-cell office:value-type="float" office:value="17484" table:style-name="ce7">
            <text:p>17’4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189.9499999999998" table:style-name="ce6">
            <text:p>2’189.95</text:p>
          </table:table-cell>
          <table:table-cell table:style-name="ce6"/>
          <table:table-cell office:value-type="float" office:value="2190" table:style-name="ce7">
            <text:p>2’19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165.45" table:style-name="ce6">
            <text:p>165.45</text:p>
          </table:table-cell>
          <table:table-cell table:style-name="ce6"/>
          <table:table-cell office:value-type="float" office:value="165" table:style-name="ce7">
            <text:p>16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4800" table:style-name="ce6">
            <text:p>4’800.00</text:p>
          </table:table-cell>
          <table:table-cell office:value-type="float" office:value="4800" table:style-name="ce7">
            <text:p>4’8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38</text:p>
          </table:table-cell>
          <table:table-cell office:value-type="string" table:style-name="ce9">
            <text:p>Anzuchtgärtnerei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22066.53000000003" table:style-name="ce10">
            <text:p>322’066.53</text:p>
          </table:table-cell>
          <table:table-cell office:value-type="float" office:value="324750" table:style-name="ce11">
            <text:p>324’75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09083.02" table:style-name="ce10">
            <text:p>309’083.02</text:p>
          </table:table-cell>
          <table:table-cell table:style-name="ce10"/>
          <table:table-cell office:value-type="float" office:value="-15667" table:style-name="ce11">
            <text:p>-15’66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2178.05" table:style-name="ce10">
            <text:p>32’178.05</text:p>
          </table:table-cell>
          <table:table-cell office:value-type="float" office:value="44600" table:style-name="ce11">
            <text:p>44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4848.949999999997" table:style-name="ce10">
            <text:p>34’848.95</text:p>
          </table:table-cell>
          <table:table-cell office:value-type="float" office:value="-9751" table:style-name="ce11">
            <text:p>-9’75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89888.48" table:style-name="ce10">
            <text:p>289’888.48</text:p>
          </table:table-cell>
          <table:table-cell office:value-type="float" office:value="280150" table:style-name="ce11">
            <text:p>280’15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274234.07" table:style-name="ce10">
            <text:p>274’234.07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0187.7" table:style-name="ce6">
            <text:p>170’187.70</text:p>
          </table:table-cell>
          <table:table-cell office:value-type="float" office:value="172600" table:style-name="ce7">
            <text:p>172’6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69890.6" table:style-name="ce6">
            <text:p>169’890.60</text:p>
          </table:table-cell>
          <table:table-cell table:style-name="ce6"/>
          <table:table-cell office:value-type="float" office:value="-2709" table:style-name="ce7">
            <text:p>-2’70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649.4" table:style-name="ce6">
            <text:p>12’649.40</text:p>
          </table:table-cell>
          <table:table-cell office:value-type="float" office:value="12800" table:style-name="ce7">
            <text:p>12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2573.3" table:style-name="ce6">
            <text:p>12’573.30</text:p>
          </table:table-cell>
          <table:table-cell table:style-name="ce6"/>
          <table:table-cell office:value-type="float" office:value="-227" table:style-name="ce7">
            <text:p>-22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108" table:style-name="ce6">
            <text:p>15’108.00</text:p>
          </table:table-cell>
          <table:table-cell office:value-type="float" office:value="14000" table:style-name="ce7">
            <text:p>14’0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5108" table:style-name="ce6">
            <text:p>15’108.00</text:p>
          </table:table-cell>
          <table:table-cell table:style-name="ce6"/>
          <table:table-cell office:value-type="float" office:value="1108" table:style-name="ce7">
            <text:p>1’10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27.25" table:style-name="ce6">
            <text:p>2’427.25</text:p>
          </table:table-cell>
          <table:table-cell office:value-type="float" office:value="2400" table:style-name="ce7">
            <text:p>2’4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348.4499999999998" table:style-name="ce6">
            <text:p>2’348.45</text:p>
          </table:table-cell>
          <table:table-cell table:style-name="ce6"/>
          <table:table-cell office:value-type="float" office:value="-52" table:style-name="ce7">
            <text:p>-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96.5" table:style-name="ce6">
            <text:p>1’496.50</text:p>
          </table:table-cell>
          <table:table-cell office:value-type="float" office:value="700" table:style-name="ce7">
            <text:p>7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663.25" table:style-name="ce6">
            <text:p>663.25</text:p>
          </table:table-cell>
          <table:table-cell table:style-name="ce6"/>
          <table:table-cell office:value-type="float" office:value="-37" table:style-name="ce7">
            <text:p>-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1.35" table:style-name="ce6">
            <text:p>411.35</text:p>
          </table:table-cell>
          <table:table-cell office:value-type="float" office:value="1050" table:style-name="ce7">
            <text:p>1’05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915.8" table:style-name="ce6">
            <text:p>915.80</text:p>
          </table:table-cell>
          <table:table-cell table:style-name="ce6"/>
          <table:table-cell office:value-type="float" office:value="-134" table:style-name="ce7">
            <text:p>-13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7902.05" table:style-name="ce6">
            <text:p>107’902.05</text:p>
          </table:table-cell>
          <table:table-cell office:value-type="float" office:value="108500" table:style-name="ce7">
            <text:p>108’5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96780.6" table:style-name="ce6">
            <text:p>96’780.60</text:p>
          </table:table-cell>
          <table:table-cell table:style-name="ce6"/>
          <table:table-cell office:value-type="float" office:value="-11719" table:style-name="ce7">
            <text:p>-11’7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99.4" table:style-name="ce6">
            <text:p>99.40</text:p>
          </table:table-cell>
          <table:table-cell table:style-name="ce6"/>
          <table:table-cell office:value-type="float" office:value="-1" table:style-name="ce7">
            <text:p>-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49.9" table:style-name="ce6">
            <text:p>949.90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048.9000000000001" table:style-name="ce6">
            <text:p>1’048.90</text:p>
          </table:table-cell>
          <table:table-cell table:style-name="ce6"/>
          <table:table-cell office:value-type="float" office:value="49" table:style-name="ce7">
            <text:p>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934.38" table:style-name="ce6">
            <text:p>10’934.38</text:p>
          </table:table-cell>
          <table:table-cell office:value-type="float" office:value="11600" table:style-name="ce7">
            <text:p>11’6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9654.7199999999993" table:style-name="ce6">
            <text:p>9’654.72</text:p>
          </table:table-cell>
          <table:table-cell table:style-name="ce6"/>
          <table:table-cell office:value-type="float" office:value="-1945" table:style-name="ce7">
            <text:p>-1’9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116.4" table:style-name="ce6">
            <text:p>15’116.40</text:p>
          </table:table-cell>
          <table:table-cell office:value-type="float" office:value="20500" table:style-name="ce7">
            <text:p>20’5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5612.9" table:style-name="ce6">
            <text:p>15’612.90</text:p>
          </table:table-cell>
          <table:table-cell office:value-type="float" office:value="-4887" table:style-name="ce7">
            <text:p>-4’88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0" table:style-name="ce6">
            <text:p>270.00</text:p>
          </table:table-cell>
          <table:table-cell office:value-type="float" office:value="600" table:style-name="ce7">
            <text:p>6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564" table:style-name="ce6">
            <text:p>564.00</text:p>
          </table:table-cell>
          <table:table-cell office:value-type="float" office:value="-36" table:style-name="ce7">
            <text:p>-3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800" table:style-name="ce6">
            <text:p>4’800.00</text:p>
          </table:table-cell>
          <table:table-cell office:value-type="float" office:value="9500" table:style-name="ce7">
            <text:p>9’5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6297.3" table:style-name="ce6">
            <text:p>6’297.30</text:p>
          </table:table-cell>
          <table:table-cell office:value-type="float" office:value="-3203" table:style-name="ce7">
            <text:p>-3’2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991.65" table:style-name="ce6">
            <text:p>11’991.65</text:p>
          </table:table-cell>
          <table:table-cell office:value-type="float" office:value="14000" table:style-name="ce7">
            <text:p>14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2374.75" table:style-name="ce6">
            <text:p>12’374.75</text:p>
          </table:table-cell>
          <table:table-cell office:value-type="float" office:value="-1625" table:style-name="ce7">
            <text:p>-1’62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</text:p>
          </table:table-cell>
          <table:table-cell office:value-type="string" table:style-name="ce9">
            <text:p>Liegenschaf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786622.1" table:style-name="ce10">
            <text:p>12’786’622.10</text:p>
          </table:table-cell>
          <table:table-cell office:value-type="float" office:value="12917100" table:style-name="ce11">
            <text:p>12’917’1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3358287.75" table:style-name="ce10">
            <text:p>13’358’287.75</text:p>
          </table:table-cell>
          <table:table-cell table:style-name="ce10"/>
          <table:table-cell office:value-type="float" office:value="150788" table:style-name="ce11">
            <text:p>150’78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37000" table:style-name="ce11">
            <text:p>137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53400" table:style-name="ce11">
            <text:p>153’4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9525264.850000001" table:style-name="ce10">
            <text:p>19’525’264.85</text:p>
          </table:table-cell>
          <table:table-cell office:value-type="float" office:value="17057200" table:style-name="ce11">
            <text:p>17’057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7747007" table:style-name="ce10">
            <text:p>17’747’007.00</text:p>
          </table:table-cell>
          <table:table-cell office:value-type="float" office:value="689807" table:style-name="ce11">
            <text:p>689’80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738642.75" table:style-name="ce10">
            <text:p>6’738’642.75</text:p>
          </table:table-cell>
          <table:table-cell office:value-type="float" office:value="3849700" table:style-name="ce11">
            <text:p>3’849’7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4388719.25" table:style-name="ce10">
            <text:p>4’388’719.25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44927.44" table:style-name="ce10">
            <text:p>444’927.44</text:p>
          </table:table-cell>
          <table:table-cell office:value-type="float" office:value="706300" table:style-name="ce11">
            <text:p>706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534757.57999999996" table:style-name="ce10">
            <text:p>534’757.58</text:p>
          </table:table-cell>
          <table:table-cell table:style-name="ce10"/>
          <table:table-cell office:value-type="float" office:value="-206942" table:style-name="ce11">
            <text:p>-206’94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5400" table:style-name="ce11">
            <text:p>35’4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54237.75" table:style-name="ce10">
            <text:p>554’237.75</text:p>
          </table:table-cell>
          <table:table-cell office:value-type="float" office:value="4800" table:style-name="ce11">
            <text:p>4’8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9040" table:style-name="ce10">
            <text:p>49’040.00</text:p>
          </table:table-cell>
          <table:table-cell office:value-type="float" office:value="44240" table:style-name="ce11">
            <text:p>44’24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736900" table:style-name="ce11">
            <text:p>736’9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485717.58" table:style-name="ce10">
            <text:p>485’717.5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9310.31" table:style-name="ce10">
            <text:p>109’310.31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5457.84999999998" table:style-name="ce6">
            <text:p>315’457.85</text:p>
          </table:table-cell>
          <table:table-cell office:value-type="float" office:value="437400" table:style-name="ce7">
            <text:p>437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340621.2" table:style-name="ce6">
            <text:p>340’621.20</text:p>
          </table:table-cell>
          <table:table-cell table:style-name="ce6"/>
          <table:table-cell office:value-type="float" office:value="-96779" table:style-name="ce7">
            <text:p>-96’7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834.400000000001" table:style-name="ce6">
            <text:p>24’834.40</text:p>
          </table:table-cell>
          <table:table-cell office:value-type="float" office:value="33600" table:style-name="ce7">
            <text:p>33’6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26308.75" table:style-name="ce6">
            <text:p>26’308.75</text:p>
          </table:table-cell>
          <table:table-cell table:style-name="ce6"/>
          <table:table-cell office:value-type="float" office:value="-7291" table:style-name="ce7">
            <text:p>-7’2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138.799999999999" table:style-name="ce6">
            <text:p>30’138.80</text:p>
          </table:table-cell>
          <table:table-cell office:value-type="float" office:value="49500" table:style-name="ce7">
            <text:p>49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39483.9" table:style-name="ce6">
            <text:p>39’483.90</text:p>
          </table:table-cell>
          <table:table-cell table:style-name="ce6"/>
          <table:table-cell office:value-type="float" office:value="-10016" table:style-name="ce7">
            <text:p>-10’0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12.25" table:style-name="ce6">
            <text:p>4’412.25</text:p>
          </table:table-cell>
          <table:table-cell office:value-type="float" office:value="5900" table:style-name="ce7">
            <text:p>5’9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4440.8" table:style-name="ce6">
            <text:p>4’440.80</text:p>
          </table:table-cell>
          <table:table-cell table:style-name="ce6"/>
          <table:table-cell office:value-type="float" office:value="-1459" table:style-name="ce7">
            <text:p>-1’45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548.35" table:style-name="ce6">
            <text:p>7’548.35</text:p>
          </table:table-cell>
          <table:table-cell office:value-type="float" office:value="15800" table:style-name="ce7">
            <text:p>15’8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6872.5" table:style-name="ce6">
            <text:p>26’872.50</text:p>
          </table:table-cell>
          <table:table-cell table:style-name="ce6"/>
          <table:table-cell office:value-type="float" office:value="-328" table:style-name="ce7">
            <text:p>-3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1400" table:style-name="ce7">
            <text:p>11’4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360.7" table:style-name="ce6">
            <text:p>7’360.70</text:p>
          </table:table-cell>
          <table:table-cell office:value-type="float" office:value="2600" table:style-name="ce7">
            <text:p>2’6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217" table:style-name="ce6">
            <text:p>1’217.00</text:p>
          </table:table-cell>
          <table:table-cell table:style-name="ce6"/>
          <table:table-cell office:value-type="float" office:value="-1383" table:style-name="ce7">
            <text:p>-1’3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950" table:style-name="ce6">
            <text:p>9’950.00</text:p>
          </table:table-cell>
          <table:table-cell table:style-name="ce7"/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629.35" table:style-name="ce6">
            <text:p>1’629.35</text:p>
          </table:table-cell>
          <table:table-cell table:style-name="ce6"/>
          <table:table-cell office:value-type="float" office:value="1629" table:style-name="ce7">
            <text:p>1’62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37.75" table:style-name="ce6">
            <text:p>737.75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514.29999999999995" table:style-name="ce6">
            <text:p>514.30</text:p>
          </table:table-cell>
          <table:table-cell table:style-name="ce6"/>
          <table:table-cell office:value-type="float" office:value="-986" table:style-name="ce7">
            <text:p>-9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074.04" table:style-name="ce6">
            <text:p>16’074.04</text:p>
          </table:table-cell>
          <table:table-cell office:value-type="float" office:value="94300" table:style-name="ce7">
            <text:p>94’3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3249.68" table:style-name="ce6">
            <text:p>33’249.68</text:p>
          </table:table-cell>
          <table:table-cell table:style-name="ce6"/>
          <table:table-cell office:value-type="float" office:value="-61050" table:style-name="ce7">
            <text:p>-61’0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26.25" table:style-name="ce6">
            <text:p>1’826.25</text:p>
          </table:table-cell>
          <table:table-cell office:value-type="float" office:value="3100" table:style-name="ce7">
            <text:p>3’1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6826.25" table:style-name="ce6">
            <text:p>26’826.25</text:p>
          </table:table-cell>
          <table:table-cell table:style-name="ce6"/>
          <table:table-cell office:value-type="float" office:value="-274" table:style-name="ce7">
            <text:p>-27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4000" table:style-name="ce7">
            <text:p>24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683.75" table:style-name="ce6">
            <text:p>41’683.75</text:p>
          </table:table-cell>
          <table:table-cell office:value-type="float" office:value="62600" table:style-name="ce7">
            <text:p>62’6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33593.85" table:style-name="ce6">
            <text:p>33’593.85</text:p>
          </table:table-cell>
          <table:table-cell table:style-name="ce6"/>
          <table:table-cell office:value-type="float" office:value="-29006" table:style-name="ce7">
            <text:p>-29’0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1463" table:style-name="ce6">
            <text:p>81’463.00</text:p>
          </table:table-cell>
          <table:table-cell table:style-name="ce7"/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49040" table:style-name="ce6">
            <text:p>49’040.00</text:p>
          </table:table-cell>
          <table:table-cell office:value-type="float" office:value="49040" table:style-name="ce7">
            <text:p>49’0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72.55" table:style-name="ce6">
            <text:p>3’072.55</text:p>
          </table:table-cell>
          <table:table-cell office:value-type="float" office:value="4800" table:style-name="ce7">
            <text:p>4’8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number-columns-repeated="2" table:style-name="ce6"/>
          <table:table-cell office:value-type="float" office:value="-4800" table:style-name="ce7">
            <text:p>-4’8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3768.95" table:style-name="ce6">
            <text:p>53’768.95</text:p>
          </table:table-cell>
          <table:table-cell table:style-name="ce7"/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5933.25" table:style-name="ce6">
            <text:p>415’933.25</text:p>
          </table:table-cell>
          <table:table-cell table:style-name="ce7"/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1</text:p>
          </table:table-cell>
          <table:table-cell office:value-type="string" table:style-name="ce9">
            <text:p>Wohn- und Geschäftsliegenschaf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8984444.1600000001" table:style-name="ce10">
            <text:p>8’984’444.16</text:p>
          </table:table-cell>
          <table:table-cell office:value-type="float" office:value="8601400" table:style-name="ce11">
            <text:p>8’601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9395904.7200000007" table:style-name="ce10">
            <text:p>9’395’904.72</text:p>
          </table:table-cell>
          <table:table-cell table:style-name="ce10"/>
          <table:table-cell office:value-type="float" office:value="580405" table:style-name="ce11">
            <text:p>580’40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53400" table:style-name="ce11">
            <text:p>153’400</text:p>
          </table:table-cell>
          <table:table-cell office:value-type="string" table:style-name="ce9">
            <text:p>P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0700" table:style-name="ce11">
            <text:p>60’7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195218.050000001" table:style-name="ce10">
            <text:p>14’195’218.05</text:p>
          </table:table-cell>
          <table:table-cell office:value-type="float" office:value="13745800" table:style-name="ce11">
            <text:p>13’745’8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3901795.560000001" table:style-name="ce10">
            <text:p>13’901’795.56</text:p>
          </table:table-cell>
          <table:table-cell office:value-type="float" office:value="155996" table:style-name="ce11">
            <text:p>155’99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210773.8899999997" table:style-name="ce10">
            <text:p>5’210’773.89</text:p>
          </table:table-cell>
          <table:table-cell office:value-type="float" office:value="4930300" table:style-name="ce11">
            <text:p>4’930’3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4505890.84" table:style-name="ce10">
            <text:p>4’505’890.84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700" table:style-name="ce7">
            <text:p>3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667.75" table:style-name="ce6">
            <text:p>667.75</text:p>
          </table:table-cell>
          <table:table-cell table:style-name="ce6"/>
          <table:table-cell office:value-type="float" office:value="-3032" table:style-name="ce7">
            <text:p>-3’03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7993.65" table:style-name="ce6">
            <text:p>397’993.65</text:p>
          </table:table-cell>
          <table:table-cell office:value-type="float" office:value="221800" table:style-name="ce7">
            <text:p>221’8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289245.12" table:style-name="ce6">
            <text:p>289’245.12</text:p>
          </table:table-cell>
          <table:table-cell table:style-name="ce6"/>
          <table:table-cell office:value-type="float" office:value="6745" table:style-name="ce7">
            <text:p>6’7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60700" table:style-name="ce7">
            <text:p>60’7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3.4" table:style-name="ce6">
            <text:p>133.40</text:p>
          </table:table-cell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623.1" table:style-name="ce6">
            <text:p>623.10</text:p>
          </table:table-cell>
          <table:table-cell table:style-name="ce6"/>
          <table:table-cell office:value-type="float" office:value="523" table:style-name="ce7">
            <text:p>5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10801.7999999998" table:style-name="ce6">
            <text:p>2’610’801.80</text:p>
          </table:table-cell>
          <table:table-cell office:value-type="float" office:value="2900300" table:style-name="ce7">
            <text:p>2’900’3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3321346.45" table:style-name="ce6">
            <text:p>3’321’346.45</text:p>
          </table:table-cell>
          <table:table-cell table:style-name="ce6"/>
          <table:table-cell office:value-type="float" office:value="421046" table:style-name="ce7">
            <text:p>421’0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2389.7" table:style-name="ce6">
            <text:p>232’389.70</text:p>
          </table:table-cell>
          <table:table-cell office:value-type="float" office:value="154200" table:style-name="ce7">
            <text:p>154’2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62496.29999999999" table:style-name="ce6">
            <text:p>162’496.30</text:p>
          </table:table-cell>
          <table:table-cell table:style-name="ce6"/>
          <table:table-cell office:value-type="float" office:value="8296" table:style-name="ce7">
            <text:p>8’29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7595.19" table:style-name="ce6">
            <text:p>207’595.19</text:p>
          </table:table-cell>
          <table:table-cell office:value-type="float" office:value="126100" table:style-name="ce7">
            <text:p>126’1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278813.99" table:style-name="ce6">
            <text:p>278’813.99</text:p>
          </table:table-cell>
          <table:table-cell table:style-name="ce6"/>
          <table:table-cell office:value-type="float" office:value="-686" table:style-name="ce7">
            <text:p>-6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53400" table:style-name="ce7">
            <text:p>153’400</text:p>
          </table:table-cell>
          <table:table-cell office:value-type="string" table:style-name="ce5">
            <text:p>P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7805.67" table:style-name="ce6">
            <text:p>347’805.67</text:p>
          </table:table-cell>
          <table:table-cell office:value-type="float" office:value="8100" table:style-name="ce7">
            <text:p>8’1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1637.61" table:style-name="ce6">
            <text:p>1’637.61</text:p>
          </table:table-cell>
          <table:table-cell table:style-name="ce6"/>
          <table:table-cell office:value-type="float" office:value="-6462" table:style-name="ce7">
            <text:p>-6’4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5170.80000000005" table:style-name="ce6">
            <text:p>605’170.80</text:p>
          </table:table-cell>
          <table:table-cell office:value-type="float" office:value="713500" table:style-name="ce7">
            <text:p>713’5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628786.5" table:style-name="ce6">
            <text:p>628’786.50</text:p>
          </table:table-cell>
          <table:table-cell table:style-name="ce6"/>
          <table:table-cell office:value-type="float" office:value="-84714" table:style-name="ce7">
            <text:p>-84’71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5339.3" table:style-name="ce6">
            <text:p>255’339.30</text:p>
          </table:table-cell>
          <table:table-cell office:value-type="float" office:value="266000" table:style-name="ce7">
            <text:p>266’0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270942.5" table:style-name="ce6">
            <text:p>270’942.50</text:p>
          </table:table-cell>
          <table:table-cell table:style-name="ce6"/>
          <table:table-cell office:value-type="float" office:value="4943" table:style-name="ce7">
            <text:p>4’94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27214.6500000004" table:style-name="ce6">
            <text:p>4’327’214.65</text:p>
          </table:table-cell>
          <table:table-cell office:value-type="float" office:value="4207600" table:style-name="ce7">
            <text:p>4’207’6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4441345.4000000004" table:style-name="ce6">
            <text:p>4’441’345.40</text:p>
          </table:table-cell>
          <table:table-cell table:style-name="ce6"/>
          <table:table-cell office:value-type="float" office:value="233745" table:style-name="ce7">
            <text:p>233’7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853284.15" table:style-name="ce6">
            <text:p>12’853’284.15</text:p>
          </table:table-cell>
          <table:table-cell office:value-type="float" office:value="12790000" table:style-name="ce7">
            <text:p>12’790’000</text:p>
          </table:table-cell>
          <table:table-cell table:style-name="ce5"/>
          <table:table-cell office:value-type="string" table:style-name="ce5">
            <text:p>423</text:p>
          </table:table-cell>
          <table:table-cell office:value-type="string" table:style-name="ce5">
            <text:p>Liegenschaftserträge des Finanzvermögens</text:p>
          </table:table-cell>
          <table:table-cell table:style-name="ce6"/>
          <table:table-cell office:value-type="float" office:value="13139679.449999999" table:style-name="ce6">
            <text:p>13’139’679.45</text:p>
          </table:table-cell>
          <table:table-cell office:value-type="float" office:value="349679" table:style-name="ce7">
            <text:p>349’6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80000" table:style-name="ce6">
            <text:p>580’000.00</text:p>
          </table:table-cell>
          <table:table-cell table:style-name="ce7"/>
          <table:table-cell table:style-name="ce5"/>
          <table:table-cell office:value-type="string" table:style-name="ce5">
            <text:p>424</text:p>
          </table:table-cell>
          <table:table-cell office:value-type="string" table:style-name="ce5">
            <text:p>Buchgewinne auf Anlagen des Finanzvermögens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40470.400000000001" table:style-name="ce6">
            <text:p>40’470.40</text:p>
          </table:table-cell>
          <table:table-cell office:value-type="float" office:value="40470" table:style-name="ce7">
            <text:p>40’4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0814" table:style-name="ce6">
            <text:p>170’814.00</text:p>
          </table:table-cell>
          <table:table-cell office:value-type="float" office:value="175300" table:style-name="ce7">
            <text:p>175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67008.91" table:style-name="ce6">
            <text:p>167’008.91</text:p>
          </table:table-cell>
          <table:table-cell office:value-type="float" office:value="-8291" table:style-name="ce7">
            <text:p>-8’29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87603.35" table:style-name="ce6">
            <text:p>587’603.35</text:p>
          </table:table-cell>
          <table:table-cell office:value-type="float" office:value="756700" table:style-name="ce7">
            <text:p>756’700</text:p>
          </table:table-cell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style-name="ce6"/>
          <table:table-cell office:value-type="float" office:value="90236.800000000003" table:style-name="ce6">
            <text:p>90’236.80</text:p>
          </table:table-cell>
          <table:table-cell office:value-type="float" office:value="-666463" table:style-name="ce7">
            <text:p>-666’46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80</text:p>
          </table:table-cell>
          <table:table-cell office:value-type="string" table:style-name="ce5">
            <text:p>Entnahmen aus Spezialfinanzierungen und Stiftungen</text:p>
          </table:table-cell>
          <table:table-cell table:style-name="ce6"/>
          <table:table-cell office:value-type="float" office:value="462000" table:style-name="ce6">
            <text:p>462’000.00</text:p>
          </table:table-cell>
          <table:table-cell office:value-type="float" office:value="462000" table:style-name="ce7">
            <text:p>462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516.55" table:style-name="ce6">
            <text:p>3’516.55</text:p>
          </table:table-cell>
          <table:table-cell office:value-type="float" office:value="23800" table:style-name="ce7">
            <text:p>23’800</text:p>
          </table:table-cell>
          <table:table-cell table:style-name="ce5"/>
          <table:table-cell office:value-type="string" table:style-name="ce5">
            <text:p>492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2400" table:style-name="ce6">
            <text:p>2’400.00</text:p>
          </table:table-cell>
          <table:table-cell office:value-type="float" office:value="-21400" table:style-name="ce7">
            <text:p>-21’4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2</text:p>
          </table:table-cell>
          <table:table-cell office:value-type="string" table:style-name="ce9">
            <text:p>Landwirtschaftliche Liegenschaft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15659.6" table:style-name="ce10">
            <text:p>415’659.60</text:p>
          </table:table-cell>
          <table:table-cell office:value-type="float" office:value="412000" table:style-name="ce11">
            <text:p>412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333727.3" table:style-name="ce10">
            <text:p>333’727.30</text:p>
          </table:table-cell>
          <table:table-cell table:style-name="ce10"/>
          <table:table-cell office:value-type="float" office:value="-90373" table:style-name="ce11">
            <text:p>-90’373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2100" table:style-name="ce11">
            <text:p>12’1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10611.5" table:style-name="ce10">
            <text:p>310’611.50</text:p>
          </table:table-cell>
          <table:table-cell office:value-type="float" office:value="249900" table:style-name="ce11">
            <text:p>249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33450.3" table:style-name="ce10">
            <text:p>233’450.30</text:p>
          </table:table-cell>
          <table:table-cell office:value-type="float" office:value="-16450" table:style-name="ce11">
            <text:p>-16’45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5048.1" table:style-name="ce10">
            <text:p>105’048.10</text:p>
          </table:table-cell>
          <table:table-cell office:value-type="float" office:value="174200" table:style-name="ce11">
            <text:p>174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00277" table:style-name="ce10">
            <text:p>100’277.00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29.7" table:style-name="ce6">
            <text:p>1’329.70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1946.55" table:style-name="ce6">
            <text:p>1’946.55</text:p>
          </table:table-cell>
          <table:table-cell table:style-name="ce6"/>
          <table:table-cell office:value-type="float" office:value="-553" table:style-name="ce7">
            <text:p>-5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2437" table:style-name="ce6">
            <text:p>172’437.00</text:p>
          </table:table-cell>
          <table:table-cell office:value-type="float" office:value="183100" table:style-name="ce7">
            <text:p>183’1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98562.55" table:style-name="ce6">
            <text:p>98’562.55</text:p>
          </table:table-cell>
          <table:table-cell table:style-name="ce6"/>
          <table:table-cell office:value-type="float" office:value="-84537" table:style-name="ce7">
            <text:p>-84’5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876.65" table:style-name="ce6">
            <text:p>34’876.65</text:p>
          </table:table-cell>
          <table:table-cell office:value-type="float" office:value="8500" table:style-name="ce7">
            <text:p>8’5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8681" table:style-name="ce6">
            <text:p>18’681.00</text:p>
          </table:table-cell>
          <table:table-cell table:style-name="ce6"/>
          <table:table-cell office:value-type="float" office:value="-1919" table:style-name="ce7">
            <text:p>-1’9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100" table:style-name="ce7">
            <text:p>12’1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100" table:style-name="ce7">
            <text:p>1’1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476.5" table:style-name="ce6">
            <text:p>1’476.50</text:p>
          </table:table-cell>
          <table:table-cell table:style-name="ce6"/>
          <table:table-cell office:value-type="float" office:value="377" table:style-name="ce7">
            <text:p>37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0" table:style-name="ce6">
            <text:p>150.00</text:p>
          </table:table-cell>
          <table:table-cell office:value-type="float" office:value="7800" table:style-name="ce7">
            <text:p>7’8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office:value-type="float" office:value="-7800" table:style-name="ce7">
            <text:p>-7’8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726.65" table:style-name="ce6">
            <text:p>2’726.65</text:p>
          </table:table-cell>
          <table:table-cell office:value-type="float" office:value="6500" table:style-name="ce7">
            <text:p>6’5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4676.8" table:style-name="ce6">
            <text:p>4’676.80</text:p>
          </table:table-cell>
          <table:table-cell table:style-name="ce6"/>
          <table:table-cell office:value-type="float" office:value="-1823" table:style-name="ce7">
            <text:p>-1’8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996.95" table:style-name="ce6">
            <text:p>3’996.95</text:p>
          </table:table-cell>
          <table:table-cell office:value-type="float" office:value="4100" table:style-name="ce7">
            <text:p>4’1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4146.95" table:style-name="ce6">
            <text:p>4’146.95</text:p>
          </table:table-cell>
          <table:table-cell table:style-name="ce6"/>
          <table:table-cell office:value-type="float" office:value="47" table:style-name="ce7">
            <text:p>4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0142.65" table:style-name="ce6">
            <text:p>200’142.65</text:p>
          </table:table-cell>
          <table:table-cell office:value-type="float" office:value="198400" table:style-name="ce7">
            <text:p>198’4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204236.95" table:style-name="ce6">
            <text:p>204’236.95</text:p>
          </table:table-cell>
          <table:table-cell table:style-name="ce6"/>
          <table:table-cell office:value-type="float" office:value="5837" table:style-name="ce7">
            <text:p>5’83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8860.6" table:style-name="ce6">
            <text:p>228’860.60</text:p>
          </table:table-cell>
          <table:table-cell office:value-type="float" office:value="223000" table:style-name="ce7">
            <text:p>223’000</text:p>
          </table:table-cell>
          <table:table-cell table:style-name="ce5"/>
          <table:table-cell office:value-type="string" table:style-name="ce5">
            <text:p>423</text:p>
          </table:table-cell>
          <table:table-cell office:value-type="string" table:style-name="ce5">
            <text:p>Liegenschaftserträge des Finanzvermögens</text:p>
          </table:table-cell>
          <table:table-cell table:style-name="ce6"/>
          <table:table-cell office:value-type="float" office:value="228117.85" table:style-name="ce6">
            <text:p>228’117.85</text:p>
          </table:table-cell>
          <table:table-cell office:value-type="float" office:value="5118" table:style-name="ce7">
            <text:p>5’1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3571.05" table:style-name="ce6">
            <text:p>3’571.05</text:p>
          </table:table-cell>
          <table:table-cell office:value-type="float" office:value="3571" table:style-name="ce7">
            <text:p>3’57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0.9" table:style-name="ce6">
            <text:p>50.90</text:p>
          </table:table-cell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761.4" table:style-name="ce6">
            <text:p>1’761.40</text:p>
          </table:table-cell>
          <table:table-cell office:value-type="float" office:value="1661" table:style-name="ce7">
            <text:p>1’6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1700" table:style-name="ce6">
            <text:p>81’700.00</text:p>
          </table:table-cell>
          <table:table-cell office:value-type="float" office:value="26800" table:style-name="ce7">
            <text:p>26’800</text:p>
          </table:table-cell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number-columns-repeated="2" table:style-name="ce6"/>
          <table:table-cell office:value-type="float" office:value="-26800" table:style-name="ce7">
            <text:p>-26’8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3</text:p>
          </table:table-cell>
          <table:table-cell office:value-type="string" table:style-name="ce9">
            <text:p>Bauplätz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330333.55" table:style-name="ce10">
            <text:p>1’330’333.55</text:p>
          </table:table-cell>
          <table:table-cell office:value-type="float" office:value="1507700" table:style-name="ce11">
            <text:p>1’507’7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460052.5" table:style-name="ce10">
            <text:p>1’460’052.50</text:p>
          </table:table-cell>
          <table:table-cell table:style-name="ce10"/>
          <table:table-cell office:value-type="float" office:value="-76448" table:style-name="ce11">
            <text:p>-76’44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28800" table:style-name="ce11">
            <text:p>28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06533.75" table:style-name="ce10">
            <text:p>1’406’533.75</text:p>
          </table:table-cell>
          <table:table-cell office:value-type="float" office:value="507800" table:style-name="ce11">
            <text:p>507’8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937885.14" table:style-name="ce10">
            <text:p>937’885.14</text:p>
          </table:table-cell>
          <table:table-cell office:value-type="float" office:value="430085" table:style-name="ce11">
            <text:p>430’08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028700" table:style-name="ce11">
            <text:p>1’028’7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522167.36" table:style-name="ce10">
            <text:p>522’167.36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6200.2" table:style-name="ce10">
            <text:p>76’200.20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98.3" table:style-name="ce6">
            <text:p>698.30</text:p>
          </table:table-cell>
          <table:table-cell office:value-type="float" office:value="400" table:style-name="ce7">
            <text:p>400</text:p>
          </table:table-cell>
          <table:table-cell table:style-name="ce5"/>
          <table:table-cell office:value-type="string" table:style-name="ce5">
            <text:p>312</text:p>
          </table:table-cell>
          <table:table-cell office:value-type="string" table:style-name="ce5">
            <text:p>Wasser, Strom und Heizmaterialien</text:p>
          </table:table-cell>
          <table:table-cell office:value-type="float" office:value="1939.9" table:style-name="ce6">
            <text:p>1’939.90</text:p>
          </table:table-cell>
          <table:table-cell table:style-name="ce6"/>
          <table:table-cell office:value-type="float" office:value="1540" table:style-name="ce7">
            <text:p>1’5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6359.35" table:style-name="ce6">
            <text:p>56’359.35</text:p>
          </table:table-cell>
          <table:table-cell office:value-type="float" office:value="182000" table:style-name="ce7">
            <text:p>182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92082.8" table:style-name="ce6">
            <text:p>92’082.80</text:p>
          </table:table-cell>
          <table:table-cell table:style-name="ce6"/>
          <table:table-cell office:value-type="float" office:value="-89917" table:style-name="ce7">
            <text:p>-89’91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00" table:style-name="ce6">
            <text:p>1’200.00</text:p>
          </table:table-cell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316</text:p>
          </table:table-cell>
          <table:table-cell office:value-type="string" table:style-name="ce5">
            <text:p>Mieten, Pachten, Benützungskosten</text:p>
          </table:table-cell>
          <table:table-cell office:value-type="float" office:value="1200" table:style-name="ce6">
            <text:p>1’2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416" table:style-name="ce6">
            <text:p>25’416.00</text:p>
          </table:table-cell>
          <table:table-cell office:value-type="float" office:value="4900" table:style-name="ce7">
            <text:p>4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3933.9" table:style-name="ce6">
            <text:p>33’933.90</text:p>
          </table:table-cell>
          <table:table-cell table:style-name="ce6"/>
          <table:table-cell office:value-type="float" office:value="234" table:style-name="ce7">
            <text:p>23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8800" table:style-name="ce7">
            <text:p>28’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9" table:style-name="ce6">
            <text:p>149.00</text:p>
          </table:table-cell>
          <table:table-cell office:value-type="float" office:value="100" table:style-name="ce7">
            <text:p>1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835.2" table:style-name="ce6">
            <text:p>835.20</text:p>
          </table:table-cell>
          <table:table-cell table:style-name="ce6"/>
          <table:table-cell office:value-type="float" office:value="735" table:style-name="ce7">
            <text:p>7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table:number-columns-repeated="2" table:style-name="ce6"/>
          <table:table-cell office:value-type="float" office:value="-200" table:style-name="ce7">
            <text:p>-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89.7" table:style-name="ce6">
            <text:p>6’489.70</text:p>
          </table:table-cell>
          <table:table-cell office:value-type="float" office:value="40700" table:style-name="ce7">
            <text:p>40’7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20484.45" table:style-name="ce6">
            <text:p>20’484.45</text:p>
          </table:table-cell>
          <table:table-cell table:style-name="ce6"/>
          <table:table-cell office:value-type="float" office:value="-20216" table:style-name="ce7">
            <text:p>-20’2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6156.65" table:style-name="ce6">
            <text:p>106’156.65</text:p>
          </table:table-cell>
          <table:table-cell office:value-type="float" office:value="119300" table:style-name="ce7">
            <text:p>119’3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12307.4" table:style-name="ce6">
            <text:p>112’307.40</text:p>
          </table:table-cell>
          <table:table-cell table:style-name="ce6"/>
          <table:table-cell office:value-type="float" office:value="-6993" table:style-name="ce7">
            <text:p>-6’9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33864.55" table:style-name="ce6">
            <text:p>1’133’864.55</text:p>
          </table:table-cell>
          <table:table-cell office:value-type="float" office:value="1158900" table:style-name="ce7">
            <text:p>1’158’9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197268.8500000001" table:style-name="ce6">
            <text:p>1’197’268.85</text:p>
          </table:table-cell>
          <table:table-cell table:style-name="ce6"/>
          <table:table-cell office:value-type="float" office:value="38369" table:style-name="ce7">
            <text:p>38’3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95361.6" table:style-name="ce6">
            <text:p>495’361.60</text:p>
          </table:table-cell>
          <table:table-cell office:value-type="float" office:value="444100" table:style-name="ce7">
            <text:p>444’100</text:p>
          </table:table-cell>
          <table:table-cell table:style-name="ce5"/>
          <table:table-cell office:value-type="string" table:style-name="ce5">
            <text:p>423</text:p>
          </table:table-cell>
          <table:table-cell office:value-type="string" table:style-name="ce5">
            <text:p>Liegenschaftserträge des Finanzvermögens</text:p>
          </table:table-cell>
          <table:table-cell table:style-name="ce6"/>
          <table:table-cell office:value-type="float" office:value="473715.04" table:style-name="ce6">
            <text:p>473’715.04</text:p>
          </table:table-cell>
          <table:table-cell office:value-type="float" office:value="29615" table:style-name="ce7">
            <text:p>29’6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29411.35" table:style-name="ce6">
            <text:p>829’411.35</text:p>
          </table:table-cell>
          <table:table-cell table:style-name="ce7"/>
          <table:table-cell table:style-name="ce5"/>
          <table:table-cell office:value-type="string" table:style-name="ce5">
            <text:p>424</text:p>
          </table:table-cell>
          <table:table-cell office:value-type="string" table:style-name="ce5">
            <text:p>Buchgewinne auf Anlagen des Finanzvermögens</text:p>
          </table:table-cell>
          <table:table-cell table:style-name="ce6"/>
          <table:table-cell office:value-type="float" office:value="441812" table:style-name="ce6">
            <text:p>441’812.00</text:p>
          </table:table-cell>
          <table:table-cell office:value-type="float" office:value="441812" table:style-name="ce7">
            <text:p>441’8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400" table:style-name="ce6">
            <text:p>60’400.00</text:p>
          </table:table-cell>
          <table:table-cell table:style-name="ce7"/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0018" table:style-name="ce6">
            <text:p>10’018.00</text:p>
          </table:table-cell>
          <table:table-cell office:value-type="float" office:value="10018" table:style-name="ce7">
            <text:p>10’0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860.8" table:style-name="ce6">
            <text:p>6’860.80</text:p>
          </table:table-cell>
          <table:table-cell office:value-type="float" office:value="6100" table:style-name="ce7">
            <text:p>6’1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12340.1" table:style-name="ce6">
            <text:p>12’340.10</text:p>
          </table:table-cell>
          <table:table-cell office:value-type="float" office:value="6240" table:style-name="ce7">
            <text:p>6’2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500" table:style-name="ce6">
            <text:p>14’500.00</text:p>
          </table:table-cell>
          <table:table-cell office:value-type="float" office:value="57600" table:style-name="ce7">
            <text:p>57’600</text:p>
          </table:table-cell>
          <table:table-cell table:style-name="ce5"/>
          <table:table-cell office:value-type="string" table:style-name="ce5">
            <text:p>439</text:p>
          </table:table-cell>
          <table:table-cell office:value-type="string" table:style-name="ce5">
            <text:p>Übrige Entgelte</text:p>
          </table:table-cell>
          <table:table-cell table:number-columns-repeated="2" table:style-name="ce6"/>
          <table:table-cell office:value-type="float" office:value="-57600" table:style-name="ce7">
            <text:p>-57’6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4</text:p>
          </table:table-cell>
          <table:table-cell office:value-type="string" table:style-name="ce9">
            <text:p>Baurechtsparzell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542746.15" table:style-name="ce10">
            <text:p>1’542’746.15</text:p>
          </table:table-cell>
          <table:table-cell office:value-type="float" office:value="1537300" table:style-name="ce11">
            <text:p>1’537’3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554704.2" table:style-name="ce10">
            <text:p>1’554’704.20</text:p>
          </table:table-cell>
          <table:table-cell table:style-name="ce10"/>
          <table:table-cell office:value-type="float" office:value="17404" table:style-name="ce11">
            <text:p>17’40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497023.9500000002" table:style-name="ce10">
            <text:p>2’497’023.95</text:p>
          </table:table-cell>
          <table:table-cell office:value-type="float" office:value="2431700" table:style-name="ce11">
            <text:p>2’431’7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389616.2000000002" table:style-name="ce10">
            <text:p>2’389’616.20</text:p>
          </table:table-cell>
          <table:table-cell office:value-type="float" office:value="-42084" table:style-name="ce11">
            <text:p>-42’084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54277.8" table:style-name="ce10">
            <text:p>954’277.80</text:p>
          </table:table-cell>
          <table:table-cell office:value-type="float" office:value="894400" table:style-name="ce11">
            <text:p>894’4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834912" table:style-name="ce10">
            <text:p>834’912.00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44.9" table:style-name="ce6">
            <text:p>7’744.90</text:p>
          </table:table-cell>
          <table:table-cell office:value-type="float" office:value="6400" table:style-name="ce7">
            <text:p>6’4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7744.9" table:style-name="ce6">
            <text:p>7’744.90</text:p>
          </table:table-cell>
          <table:table-cell table:style-name="ce6"/>
          <table:table-cell office:value-type="float" office:value="1345" table:style-name="ce7">
            <text:p>1’3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" table:style-name="ce6">
            <text:p>17.00</text:p>
          </table:table-cell>
          <table:table-cell table:style-name="ce7"/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8.2" table:style-name="ce6">
            <text:p>18.20</text:p>
          </table:table-cell>
          <table:table-cell table:style-name="ce6"/>
          <table:table-cell office:value-type="float" office:value="18" table:style-name="ce7">
            <text:p>1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1644.800000000003" table:style-name="ce6">
            <text:p>81’644.80</text:p>
          </table:table-cell>
          <table:table-cell office:value-type="float" office:value="78000" table:style-name="ce7">
            <text:p>78’0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92463.35" table:style-name="ce6">
            <text:p>92’463.35</text:p>
          </table:table-cell>
          <table:table-cell table:style-name="ce6"/>
          <table:table-cell office:value-type="float" office:value="14463" table:style-name="ce7">
            <text:p>14’46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53339.45" table:style-name="ce6">
            <text:p>1’453’339.45</text:p>
          </table:table-cell>
          <table:table-cell office:value-type="float" office:value="1452900" table:style-name="ce7">
            <text:p>1’452’9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454477.75" table:style-name="ce6">
            <text:p>1’454’477.75</text:p>
          </table:table-cell>
          <table:table-cell table:style-name="ce6"/>
          <table:table-cell office:value-type="float" office:value="1578" table:style-name="ce7">
            <text:p>1’5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497023.9500000002" table:style-name="ce6">
            <text:p>2’497’023.95</text:p>
          </table:table-cell>
          <table:table-cell office:value-type="float" office:value="2431700" table:style-name="ce7">
            <text:p>2’431’700</text:p>
          </table:table-cell>
          <table:table-cell table:style-name="ce5"/>
          <table:table-cell office:value-type="string" table:style-name="ce5">
            <text:p>423</text:p>
          </table:table-cell>
          <table:table-cell office:value-type="string" table:style-name="ce5">
            <text:p>Liegenschaftserträge des Finanzvermögens</text:p>
          </table:table-cell>
          <table:table-cell table:style-name="ce6"/>
          <table:table-cell office:value-type="float" office:value="2389616.2000000002" table:style-name="ce6">
            <text:p>2’389’616.20</text:p>
          </table:table-cell>
          <table:table-cell office:value-type="float" office:value="-42084" table:style-name="ce7">
            <text:p>-42’08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45</text:p>
          </table:table-cell>
          <table:table-cell office:value-type="string" table:style-name="ce9">
            <text:p>Bodenabschnit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8511.199999999997" table:style-name="ce10">
            <text:p>68’511.20</text:p>
          </table:table-cell>
          <table:table-cell office:value-type="float" office:value="152400" table:style-name="ce11">
            <text:p>152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79141.45" table:style-name="ce10">
            <text:p>79’141.45</text:p>
          </table:table-cell>
          <table:table-cell table:style-name="ce10"/>
          <table:table-cell office:value-type="float" office:value="-73259" table:style-name="ce11">
            <text:p>-73’25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61639.85" table:style-name="ce10">
            <text:p>561’639.85</text:p>
          </table:table-cell>
          <table:table-cell office:value-type="float" office:value="117200" table:style-name="ce11">
            <text:p>117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35219.8" table:style-name="ce10">
            <text:p>235’219.80</text:p>
          </table:table-cell>
          <table:table-cell office:value-type="float" office:value="118020" table:style-name="ce11">
            <text:p>118’02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35200" table:style-name="ce11">
            <text:p>35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93128.65" table:style-name="ce10">
            <text:p>493’128.65</text:p>
          </table:table-cell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56078.35" table:style-name="ce10">
            <text:p>156’078.35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087.35" table:style-name="ce6">
            <text:p>26’087.35</text:p>
          </table:table-cell>
          <table:table-cell office:value-type="float" office:value="108000" table:style-name="ce7">
            <text:p>108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36284.300000000003" table:style-name="ce6">
            <text:p>36’284.30</text:p>
          </table:table-cell>
          <table:table-cell table:style-name="ce6"/>
          <table:table-cell office:value-type="float" office:value="-71716" table:style-name="ce7">
            <text:p>-71’7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27.25" table:style-name="ce6">
            <text:p>527.25</text:p>
          </table:table-cell>
          <table:table-cell office:value-type="float" office:value="700" table:style-name="ce7">
            <text:p>7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406.65" table:style-name="ce6">
            <text:p>406.65</text:p>
          </table:table-cell>
          <table:table-cell table:style-name="ce6"/>
          <table:table-cell office:value-type="float" office:value="-293" table:style-name="ce7">
            <text:p>-2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0.7" table:style-name="ce6">
            <text:p>0.70</text:p>
          </table:table-cell>
          <table:table-cell table:style-name="ce7"/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14" table:style-name="ce6">
            <text:p>7’714.00</text:p>
          </table:table-cell>
          <table:table-cell office:value-type="float" office:value="9400" table:style-name="ce7">
            <text:p>9’4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7955.35" table:style-name="ce6">
            <text:p>7’955.35</text:p>
          </table:table-cell>
          <table:table-cell table:style-name="ce6"/>
          <table:table-cell office:value-type="float" office:value="-1445" table:style-name="ce7">
            <text:p>-1’4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928.15" table:style-name="ce6">
            <text:p>14’928.15</text:p>
          </table:table-cell>
          <table:table-cell office:value-type="float" office:value="15100" table:style-name="ce7">
            <text:p>15’1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15240" table:style-name="ce6">
            <text:p>15’240.00</text:p>
          </table:table-cell>
          <table:table-cell table:style-name="ce6"/>
          <table:table-cell office:value-type="float" office:value="140" table:style-name="ce7">
            <text:p>14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255.150000000001" table:style-name="ce6">
            <text:p>19’255.15</text:p>
          </table:table-cell>
          <table:table-cell office:value-type="float" office:value="19200" table:style-name="ce7">
            <text:p>19’2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9255.150000000001" table:style-name="ce6">
            <text:p>19’255.15</text:p>
          </table:table-cell>
          <table:table-cell table:style-name="ce6"/>
          <table:table-cell office:value-type="float" office:value="55" table:style-name="ce7">
            <text:p>5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7087.15" table:style-name="ce6">
            <text:p>97’087.15</text:p>
          </table:table-cell>
          <table:table-cell office:value-type="float" office:value="104500" table:style-name="ce7">
            <text:p>104’500</text:p>
          </table:table-cell>
          <table:table-cell table:style-name="ce5"/>
          <table:table-cell office:value-type="string" table:style-name="ce5">
            <text:p>423</text:p>
          </table:table-cell>
          <table:table-cell office:value-type="string" table:style-name="ce5">
            <text:p>Liegenschaftserträge des Finanzvermögens</text:p>
          </table:table-cell>
          <table:table-cell table:style-name="ce6"/>
          <table:table-cell office:value-type="float" office:value="97350.55" table:style-name="ce6">
            <text:p>97’350.55</text:p>
          </table:table-cell>
          <table:table-cell office:value-type="float" office:value="-7149" table:style-name="ce7">
            <text:p>-7’1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44725" table:style-name="ce6">
            <text:p>444’725.00</text:p>
          </table:table-cell>
          <table:table-cell table:style-name="ce7"/>
          <table:table-cell table:style-name="ce5"/>
          <table:table-cell office:value-type="string" table:style-name="ce5">
            <text:p>424</text:p>
          </table:table-cell>
          <table:table-cell office:value-type="string" table:style-name="ce5">
            <text:p>Buchgewinne auf Anlagen des Finanzvermögens</text:p>
          </table:table-cell>
          <table:table-cell table:style-name="ce6"/>
          <table:table-cell office:value-type="float" office:value="122800" table:style-name="ce6">
            <text:p>122’800.00</text:p>
          </table:table-cell>
          <table:table-cell office:value-type="float" office:value="122800" table:style-name="ce7">
            <text:p>122’8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000" table:style-name="ce6">
            <text:p>10’000.00</text:p>
          </table:table-cell>
          <table:table-cell table:style-name="ce7"/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0000" table:style-name="ce6">
            <text:p>10’000.00</text:p>
          </table:table-cell>
          <table:table-cell office:value-type="float" office:value="10000" table:style-name="ce7">
            <text:p>10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181.9500000000007" table:style-name="ce6">
            <text:p>9’181.95</text:p>
          </table:table-cell>
          <table:table-cell office:value-type="float" office:value="12700" table:style-name="ce7">
            <text:p>12’7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2200.5" table:style-name="ce6">
            <text:p>2’200.50</text:p>
          </table:table-cell>
          <table:table-cell office:value-type="float" office:value="-10500" table:style-name="ce7">
            <text:p>-10’5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45.75" table:style-name="ce6">
            <text:p>645.75</text:p>
          </table:table-cell>
          <table:table-cell table:style-name="ce7"/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868.75" table:style-name="ce6">
            <text:p>2’868.75</text:p>
          </table:table-cell>
          <table:table-cell office:value-type="float" office:value="2869" table:style-name="ce7">
            <text:p>2’8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5</text:p>
          </table:table-cell>
          <table:table-cell office:value-type="string" table:style-name="ce9">
            <text:p>Amt für Baubewilligungen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415877.0099999998" table:style-name="ce10">
            <text:p>2’415’877.01</text:p>
          </table:table-cell>
          <table:table-cell office:value-type="float" office:value="2472730" table:style-name="ce11">
            <text:p>2’472’73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511599.5" table:style-name="ce10">
            <text:p>2’511’599.50</text:p>
          </table:table-cell>
          <table:table-cell table:style-name="ce10"/>
          <table:table-cell office:value-type="float" office:value="-22031" table:style-name="ce11">
            <text:p>-22’03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60900" table:style-name="ce11">
            <text:p>60’9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22006.45" table:style-name="ce10">
            <text:p>1’422’006.45</text:p>
          </table:table-cell>
          <table:table-cell office:value-type="float" office:value="1673300" table:style-name="ce11">
            <text:p>1’673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653698.65" table:style-name="ce10">
            <text:p>1’653’698.65</text:p>
          </table:table-cell>
          <table:table-cell office:value-type="float" office:value="-19601" table:style-name="ce11">
            <text:p>-19’60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93870.56" table:style-name="ce10">
            <text:p>993’870.56</text:p>
          </table:table-cell>
          <table:table-cell office:value-type="float" office:value="860330" table:style-name="ce11">
            <text:p>860’33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857900.85" table:style-name="ce10">
            <text:p>857’900.85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19772.85" table:style-name="ce6">
            <text:p>1’819’772.85</text:p>
          </table:table-cell>
          <table:table-cell office:value-type="float" office:value="1837500" table:style-name="ce7">
            <text:p>1’837’5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892677" table:style-name="ce6">
            <text:p>1’892’677.00</text:p>
          </table:table-cell>
          <table:table-cell table:style-name="ce6"/>
          <table:table-cell office:value-type="float" office:value="-23" table:style-name="ce7">
            <text:p>-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5200" table:style-name="ce7">
            <text:p>55’2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5428.29999999999" table:style-name="ce6">
            <text:p>135’428.30</text:p>
          </table:table-cell>
          <table:table-cell office:value-type="float" office:value="137700" table:style-name="ce7">
            <text:p>137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43058.6" table:style-name="ce6">
            <text:p>143’058.60</text:p>
          </table:table-cell>
          <table:table-cell table:style-name="ce6"/>
          <table:table-cell office:value-type="float" office:value="5359" table:style-name="ce7">
            <text:p>5’35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92538.45" table:style-name="ce6">
            <text:p>192’538.45</text:p>
          </table:table-cell>
          <table:table-cell office:value-type="float" office:value="198800" table:style-name="ce7">
            <text:p>198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207570.8" table:style-name="ce6">
            <text:p>207’570.80</text:p>
          </table:table-cell>
          <table:table-cell table:style-name="ce6"/>
          <table:table-cell office:value-type="float" office:value="8771" table:style-name="ce7">
            <text:p>8’77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527.1" table:style-name="ce6">
            <text:p>25’527.10</text:p>
          </table:table-cell>
          <table:table-cell office:value-type="float" office:value="25800" table:style-name="ce7">
            <text:p>25’8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6279.55" table:style-name="ce6">
            <text:p>26’279.55</text:p>
          </table:table-cell>
          <table:table-cell table:style-name="ce6"/>
          <table:table-cell office:value-type="float" office:value="480" table:style-name="ce7">
            <text:p>48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76.4" table:style-name="ce6">
            <text:p>776.40</text:p>
          </table:table-cell>
          <table:table-cell table:style-name="ce7"/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178.5" table:style-name="ce6">
            <text:p>178.50</text:p>
          </table:table-cell>
          <table:table-cell table:style-name="ce6"/>
          <table:table-cell office:value-type="float" office:value="179" table:style-name="ce7">
            <text:p>1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886.35" table:style-name="ce6">
            <text:p>11’886.35</text:p>
          </table:table-cell>
          <table:table-cell office:value-type="float" office:value="8800" table:style-name="ce7">
            <text:p>8’8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4694.1000000000004" table:style-name="ce6">
            <text:p>4’694.10</text:p>
          </table:table-cell>
          <table:table-cell table:style-name="ce6"/>
          <table:table-cell office:value-type="float" office:value="-4106" table:style-name="ce7">
            <text:p>-4’1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107.75" table:style-name="ce6">
            <text:p>33’107.75</text:p>
          </table:table-cell>
          <table:table-cell office:value-type="float" office:value="54700" table:style-name="ce7">
            <text:p>54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26639.3" table:style-name="ce6">
            <text:p>26’639.30</text:p>
          </table:table-cell>
          <table:table-cell table:style-name="ce6"/>
          <table:table-cell office:value-type="float" office:value="-28061" table:style-name="ce7">
            <text:p>-28’06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369.25" table:style-name="ce6">
            <text:p>6’369.25</text:p>
          </table:table-cell>
          <table:table-cell office:value-type="float" office:value="7100" table:style-name="ce7">
            <text:p>7’1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12751.4" table:style-name="ce6">
            <text:p>12’751.40</text:p>
          </table:table-cell>
          <table:table-cell table:style-name="ce6"/>
          <table:table-cell office:value-type="float" office:value="-49" table:style-name="ce7">
            <text:p>-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700" table:style-name="ce7">
            <text:p>5’7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52.75" table:style-name="ce6">
            <text:p>2’652.75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120.5" table:style-name="ce6">
            <text:p>1’120.50</text:p>
          </table:table-cell>
          <table:table-cell table:style-name="ce6"/>
          <table:table-cell office:value-type="float" office:value="121" table:style-name="ce7">
            <text:p>1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116.1499999999996" table:style-name="ce6">
            <text:p>5’116.15</text:p>
          </table:table-cell>
          <table:table-cell office:value-type="float" office:value="8230" table:style-name="ce7">
            <text:p>8’23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5138" table:style-name="ce6">
            <text:p>5’138.00</text:p>
          </table:table-cell>
          <table:table-cell table:style-name="ce6"/>
          <table:table-cell office:value-type="float" office:value="-3092" table:style-name="ce7">
            <text:p>-3’09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5968" table:style-name="ce6">
            <text:p>45’968.00</text:p>
          </table:table-cell>
          <table:table-cell office:value-type="float" office:value="44100" table:style-name="ce7">
            <text:p>44’1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39706.6" table:style-name="ce6">
            <text:p>39’706.60</text:p>
          </table:table-cell>
          <table:table-cell table:style-name="ce6"/>
          <table:table-cell office:value-type="float" office:value="-4393" table:style-name="ce7">
            <text:p>-4’39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0" table:style-name="ce6">
            <text:p>100.00</text:p>
          </table:table-cell>
          <table:table-cell office:value-type="float" office:value="5400" table:style-name="ce7">
            <text:p>5’4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3130.25" table:style-name="ce6">
            <text:p>3’130.25</text:p>
          </table:table-cell>
          <table:table-cell table:style-name="ce6"/>
          <table:table-cell office:value-type="float" office:value="-2270" table:style-name="ce7">
            <text:p>-2’2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00" table:style-name="ce6">
            <text:p>800.00</text:p>
          </table:table-cell>
          <table:table-cell office:value-type="float" office:value="1100" table:style-name="ce7">
            <text:p>1’1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240" table:style-name="ce6">
            <text:p>240.00</text:p>
          </table:table-cell>
          <table:table-cell table:style-name="ce6"/>
          <table:table-cell office:value-type="float" office:value="-860" table:style-name="ce7">
            <text:p>-8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5833.66" table:style-name="ce6">
            <text:p>135’833.66</text:p>
          </table:table-cell>
          <table:table-cell office:value-type="float" office:value="142500" table:style-name="ce7">
            <text:p>142’5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48414.9" table:style-name="ce6">
            <text:p>148’414.90</text:p>
          </table:table-cell>
          <table:table-cell table:style-name="ce6"/>
          <table:table-cell office:value-type="float" office:value="5915" table:style-name="ce7">
            <text:p>5’9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69064.55" table:style-name="ce6">
            <text:p>1’269’064.55</text:p>
          </table:table-cell>
          <table:table-cell office:value-type="float" office:value="1468600" table:style-name="ce7">
            <text:p>1’468’6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1486594.4" table:style-name="ce6">
            <text:p>1’486’594.40</text:p>
          </table:table-cell>
          <table:table-cell office:value-type="float" office:value="17994" table:style-name="ce7">
            <text:p>17’99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5166.1" table:style-name="ce6">
            <text:p>105’166.10</text:p>
          </table:table-cell>
          <table:table-cell office:value-type="float" office:value="176800" table:style-name="ce7">
            <text:p>176’800</text:p>
          </table:table-cell>
          <table:table-cell table:style-name="ce5"/>
          <table:table-cell office:value-type="string" table:style-name="ce5">
            <text:p>434</text:p>
          </table:table-cell>
          <table:table-cell office:value-type="string" table:style-name="ce5">
            <text:p>Benützungsgebühren und Dienstleistungen</text:p>
          </table:table-cell>
          <table:table-cell table:style-name="ce6"/>
          <table:table-cell office:value-type="float" office:value="134383.85" table:style-name="ce6">
            <text:p>134’383.85</text:p>
          </table:table-cell>
          <table:table-cell office:value-type="float" office:value="-42416" table:style-name="ce7">
            <text:p>-42’4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1675.800000000003" table:style-name="ce6">
            <text:p>41’675.80</text:p>
          </table:table-cell>
          <table:table-cell office:value-type="float" office:value="23300" table:style-name="ce7">
            <text:p>23’3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31820.400000000001" table:style-name="ce6">
            <text:p>31’820.40</text:p>
          </table:table-cell>
          <table:table-cell office:value-type="float" office:value="8520" table:style-name="ce7">
            <text:p>8’52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600" table:style-name="ce6">
            <text:p>3’600.00</text:p>
          </table:table-cell>
          <table:table-cell office:value-type="float" office:value="2500" table:style-name="ce7">
            <text:p>2’500</text:p>
          </table:table-cell>
          <table:table-cell table:style-name="ce5"/>
          <table:table-cell office:value-type="string" table:style-name="ce5">
            <text:p>437</text:p>
          </table:table-cell>
          <table:table-cell office:value-type="string" table:style-name="ce5">
            <text:p>Bussen</text:p>
          </table:table-cell>
          <table:table-cell table:style-name="ce6"/>
          <table:table-cell office:value-type="float" office:value="900" table:style-name="ce6">
            <text:p>900.00</text:p>
          </table:table-cell>
          <table:table-cell office:value-type="float" office:value="-1600" table:style-name="ce7">
            <text:p>-1’6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500" table:style-name="ce6">
            <text:p>2’500.00</text:p>
          </table:table-cell>
          <table:table-cell office:value-type="float" office:value="2100" table:style-name="ce7">
            <text:p>2’100</text:p>
          </table:table-cell>
          <table:table-cell table:style-name="ce5"/>
          <table:table-cell office:value-type="string" table:style-name="ce5">
            <text:p>495</text:p>
          </table:table-cell>
          <table:table-cell office:value-type="string" table:style-name="ce5">
            <text:p>Intern verrechneter Ertrag</text:p>
          </table:table-cell>
          <table:table-cell table:number-columns-repeated="2" table:style-name="ce6"/>
          <table:table-cell office:value-type="float" office:value="-2100" table:style-name="ce7">
            <text:p>-2’1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6</text:p>
          </table:table-cell>
          <table:table-cell office:value-type="string" table:style-name="ce9">
            <text:p>Geomatik und Vermess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315857" table:style-name="ce10">
            <text:p>2’315’857.00</text:p>
          </table:table-cell>
          <table:table-cell office:value-type="float" office:value="2340950" table:style-name="ce11">
            <text:p>2’340’95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440324.4300000002" table:style-name="ce10">
            <text:p>2’440’324.43</text:p>
          </table:table-cell>
          <table:table-cell table:style-name="ce10"/>
          <table:table-cell office:value-type="float" office:value="-31226" table:style-name="ce11">
            <text:p>-31’22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30600" table:style-name="ce11">
            <text:p>130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536322.95" table:style-name="ce10">
            <text:p>1’536’322.95</text:p>
          </table:table-cell>
          <table:table-cell office:value-type="float" office:value="1408900" table:style-name="ce11">
            <text:p>1’408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544069.55" table:style-name="ce10">
            <text:p>1’544’069.55</text:p>
          </table:table-cell>
          <table:table-cell office:value-type="float" office:value="135170" table:style-name="ce11">
            <text:p>135’170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779534.05" table:style-name="ce10">
            <text:p>779’534.05</text:p>
          </table:table-cell>
          <table:table-cell office:value-type="float" office:value="1062650" table:style-name="ce11">
            <text:p>1’062’65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896254.88" table:style-name="ce10">
            <text:p>896’254.88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60</text:p>
          </table:table-cell>
          <table:table-cell office:value-type="string" table:style-name="ce9">
            <text:p>Vermessung und Dienst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086407.03" table:style-name="ce10">
            <text:p>1’086’407.03</text:p>
          </table:table-cell>
          <table:table-cell office:value-type="float" office:value="1014800" table:style-name="ce11">
            <text:p>1’014’8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013485.05" table:style-name="ce10">
            <text:p>1’013’485.05</text:p>
          </table:table-cell>
          <table:table-cell table:style-name="ce10"/>
          <table:table-cell office:value-type="float" office:value="-6315" table:style-name="ce11">
            <text:p>-6’315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5000" table:style-name="ce11">
            <text:p>5’0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939130.55" table:style-name="ce10">
            <text:p>939’130.55</text:p>
          </table:table-cell>
          <table:table-cell office:value-type="float" office:value="881600" table:style-name="ce11">
            <text:p>881’6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052166.1000000001" table:style-name="ce10">
            <text:p>1’052’166.10</text:p>
          </table:table-cell>
          <table:table-cell office:value-type="float" office:value="170566" table:style-name="ce11">
            <text:p>170’56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47276.48000000001" table:style-name="ce10">
            <text:p>147’276.48</text:p>
          </table:table-cell>
          <table:table-cell office:value-type="float" office:value="138200" table:style-name="ce11">
            <text:p>138’2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38681.050000000003" table:style-name="ce10">
            <text:p>38’681.05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99460.1" table:style-name="ce6">
            <text:p>799’460.10</text:p>
          </table:table-cell>
          <table:table-cell office:value-type="float" office:value="760400" table:style-name="ce7">
            <text:p>760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756362.15" table:style-name="ce6">
            <text:p>756’362.15</text:p>
          </table:table-cell>
          <table:table-cell table:style-name="ce6"/>
          <table:table-cell office:value-type="float" office:value="-4038" table:style-name="ce7">
            <text:p>-4’0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815.05" table:style-name="ce6">
            <text:p>60’815.05</text:p>
          </table:table-cell>
          <table:table-cell office:value-type="float" office:value="57900" table:style-name="ce7">
            <text:p>57’9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57544.25" table:style-name="ce6">
            <text:p>57’544.25</text:p>
          </table:table-cell>
          <table:table-cell table:style-name="ce6"/>
          <table:table-cell office:value-type="float" office:value="-356" table:style-name="ce7">
            <text:p>-35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2831.5" table:style-name="ce6">
            <text:p>82’831.50</text:p>
          </table:table-cell>
          <table:table-cell office:value-type="float" office:value="85200" table:style-name="ce7">
            <text:p>85’2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84717.85" table:style-name="ce6">
            <text:p>84’717.85</text:p>
          </table:table-cell>
          <table:table-cell table:style-name="ce6"/>
          <table:table-cell office:value-type="float" office:value="-482" table:style-name="ce7">
            <text:p>-48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536.25" table:style-name="ce6">
            <text:p>11’536.25</text:p>
          </table:table-cell>
          <table:table-cell office:value-type="float" office:value="11000" table:style-name="ce7">
            <text:p>11’0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0694.1" table:style-name="ce6">
            <text:p>10’694.10</text:p>
          </table:table-cell>
          <table:table-cell table:style-name="ce6"/>
          <table:table-cell office:value-type="float" office:value="-306" table:style-name="ce7">
            <text:p>-3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41.6500000000001" table:style-name="ce6">
            <text:p>1’041.65</text:p>
          </table:table-cell>
          <table:table-cell office:value-type="float" office:value="1000" table:style-name="ce7">
            <text:p>1’000</text:p>
          </table:table-cell>
          <table:table-cell table:style-name="ce5"/>
          <table:table-cell office:value-type="string" table:style-name="ce5">
            <text:p>306</text:p>
          </table:table-cell>
          <table:table-cell office:value-type="string" table:style-name="ce5">
            <text:p>Dienstkleider und Verpflegungszulagen</text:p>
          </table:table-cell>
          <table:table-cell office:value-type="float" office:value="250.85" table:style-name="ce6">
            <text:p>250.85</text:p>
          </table:table-cell>
          <table:table-cell table:style-name="ce6"/>
          <table:table-cell office:value-type="float" office:value="-749" table:style-name="ce7">
            <text:p>-74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38.8" table:style-name="ce6">
            <text:p>3’438.80</text:p>
          </table:table-cell>
          <table:table-cell office:value-type="float" office:value="4000" table:style-name="ce7">
            <text:p>4’0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2472.15" table:style-name="ce6">
            <text:p>2’472.15</text:p>
          </table:table-cell>
          <table:table-cell table:style-name="ce6"/>
          <table:table-cell office:value-type="float" office:value="-1528" table:style-name="ce7">
            <text:p>-1’52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26.15" table:style-name="ce6">
            <text:p>3’126.15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4202.7" table:style-name="ce6">
            <text:p>4’202.70</text:p>
          </table:table-cell>
          <table:table-cell table:style-name="ce6"/>
          <table:table-cell office:value-type="float" office:value="-797" table:style-name="ce7">
            <text:p>-7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7337.1" table:style-name="ce6">
            <text:p>47’337.10</text:p>
          </table:table-cell>
          <table:table-cell office:value-type="float" office:value="8100" table:style-name="ce7">
            <text:p>8’1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8170.05" table:style-name="ce6">
            <text:p>8’170.05</text:p>
          </table:table-cell>
          <table:table-cell table:style-name="ce6"/>
          <table:table-cell office:value-type="float" office:value="70" table:style-name="ce7">
            <text:p>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275.5" table:style-name="ce6">
            <text:p>13’275.50</text:p>
          </table:table-cell>
          <table:table-cell office:value-type="float" office:value="10500" table:style-name="ce7">
            <text:p>10’500</text:p>
          </table:table-cell>
          <table:table-cell table:style-name="ce5"/>
          <table:table-cell office:value-type="string" table:style-name="ce5">
            <text:p>313</text:p>
          </table:table-cell>
          <table:table-cell office:value-type="string" table:style-name="ce5">
            <text:p>Verbrauchsmaterialien</text:p>
          </table:table-cell>
          <table:table-cell office:value-type="float" office:value="15485" table:style-name="ce6">
            <text:p>15’485.00</text:p>
          </table:table-cell>
          <table:table-cell table:style-name="ce6"/>
          <table:table-cell office:value-type="float" office:value="-15" table:style-name="ce7">
            <text:p>-1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000" table:style-name="ce7">
            <text:p>5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978.15" table:style-name="ce6">
            <text:p>6’978.15</text:p>
          </table:table-cell>
          <table:table-cell office:value-type="float" office:value="8900" table:style-name="ce7">
            <text:p>8’9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8295.6" table:style-name="ce6">
            <text:p>8’295.60</text:p>
          </table:table-cell>
          <table:table-cell table:style-name="ce6"/>
          <table:table-cell office:value-type="float" office:value="-604" table:style-name="ce7">
            <text:p>-60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47.75" table:style-name="ce6">
            <text:p>747.75</text:p>
          </table:table-cell>
          <table:table-cell office:value-type="float" office:value="1500" table:style-name="ce7">
            <text:p>1’5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468.25" table:style-name="ce6">
            <text:p>1’468.25</text:p>
          </table:table-cell>
          <table:table-cell table:style-name="ce6"/>
          <table:table-cell office:value-type="float" office:value="-32" table:style-name="ce7">
            <text:p>-3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055.5" table:style-name="ce6">
            <text:p>6’055.50</text:p>
          </table:table-cell>
          <table:table-cell office:value-type="float" office:value="6900" table:style-name="ce7">
            <text:p>6’9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5935.91" table:style-name="ce6">
            <text:p>5’935.91</text:p>
          </table:table-cell>
          <table:table-cell table:style-name="ce6"/>
          <table:table-cell office:value-type="float" office:value="-964" table:style-name="ce7">
            <text:p>-9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7.3" table:style-name="ce6">
            <text:p>287.30</text:p>
          </table:table-cell>
          <table:table-cell office:value-type="float" office:value="300" table:style-name="ce7">
            <text:p>3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611.65" table:style-name="ce6">
            <text:p>611.65</text:p>
          </table:table-cell>
          <table:table-cell table:style-name="ce6"/>
          <table:table-cell office:value-type="float" office:value="312" table:style-name="ce7">
            <text:p>31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418.2" table:style-name="ce6">
            <text:p>5’418.20</text:p>
          </table:table-cell>
          <table:table-cell office:value-type="float" office:value="8000" table:style-name="ce7">
            <text:p>8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9629.75" table:style-name="ce6">
            <text:p>9’629.75</text:p>
          </table:table-cell>
          <table:table-cell table:style-name="ce6"/>
          <table:table-cell office:value-type="float" office:value="1630" table:style-name="ce7">
            <text:p>1’63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00" table:style-name="ce6">
            <text:p>800.00</text:p>
          </table:table-cell>
          <table:table-cell office:value-type="float" office:value="800" table:style-name="ce7">
            <text:p>800</text:p>
          </table:table-cell>
          <table:table-cell table:style-name="ce5"/>
          <table:table-cell office:value-type="string" table:style-name="ce5">
            <text:p>391</text:p>
          </table:table-cell>
          <table:table-cell office:value-type="string" table:style-name="ce5">
            <text:p>Intern verrechneter Aufwand</text:p>
          </table:table-cell>
          <table:table-cell office:value-type="float" office:value="800" table:style-name="ce6">
            <text:p>8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258.03" table:style-name="ce6">
            <text:p>43’258.03</text:p>
          </table:table-cell>
          <table:table-cell office:value-type="float" office:value="45300" table:style-name="ce7">
            <text:p>45’3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46844.79" table:style-name="ce6">
            <text:p>46’844.79</text:p>
          </table:table-cell>
          <table:table-cell table:style-name="ce6"/>
          <table:table-cell office:value-type="float" office:value="1545" table:style-name="ce7">
            <text:p>1’54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98666.55" table:style-name="ce6">
            <text:p>498’666.55</text:p>
          </table:table-cell>
          <table:table-cell office:value-type="float" office:value="546400" table:style-name="ce7">
            <text:p>546’4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517190" table:style-name="ce6">
            <text:p>517’190.00</text:p>
          </table:table-cell>
          <table:table-cell office:value-type="float" office:value="-29210" table:style-name="ce7">
            <text:p>-29’2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4876.85" table:style-name="ce6">
            <text:p>104’876.85</text:p>
          </table:table-cell>
          <table:table-cell office:value-type="float" office:value="108200" table:style-name="ce7">
            <text:p>108’2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82789.5" table:style-name="ce6">
            <text:p>82’789.50</text:p>
          </table:table-cell>
          <table:table-cell office:value-type="float" office:value="-25411" table:style-name="ce7">
            <text:p>-25’4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388.5" table:style-name="ce6">
            <text:p>8’388.50</text:p>
          </table:table-cell>
          <table:table-cell office:value-type="float" office:value="9900" table:style-name="ce7">
            <text:p>9’9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9600" table:style-name="ce6">
            <text:p>9’600.00</text:p>
          </table:table-cell>
          <table:table-cell office:value-type="float" office:value="-300" table:style-name="ce7">
            <text:p>-3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9556.3" table:style-name="ce6">
            <text:p>179’556.30</text:p>
          </table:table-cell>
          <table:table-cell office:value-type="float" office:value="120000" table:style-name="ce7">
            <text:p>120’0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style-name="ce6"/>
          <table:table-cell office:value-type="float" office:value="199069.8" table:style-name="ce6">
            <text:p>199’069.80</text:p>
          </table:table-cell>
          <table:table-cell office:value-type="float" office:value="79070" table:style-name="ce7">
            <text:p>79’07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23" table:style-name="ce6">
            <text:p>1’223.00</text:p>
          </table:table-cell>
          <table:table-cell office:value-type="float" office:value="5500" table:style-name="ce7">
            <text:p>5’5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106105.5" table:style-name="ce6">
            <text:p>106’105.50</text:p>
          </table:table-cell>
          <table:table-cell office:value-type="float" office:value="100606" table:style-name="ce7">
            <text:p>100’60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46419.35" table:style-name="ce6">
            <text:p>146’419.35</text:p>
          </table:table-cell>
          <table:table-cell office:value-type="float" office:value="91600" table:style-name="ce7">
            <text:p>91’6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37411.29999999999" table:style-name="ce6">
            <text:p>137’411.30</text:p>
          </table:table-cell>
          <table:table-cell office:value-type="float" office:value="45811" table:style-name="ce7">
            <text:p>45’81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61</text:p>
          </table:table-cell>
          <table:table-cell office:value-type="string" table:style-name="ce9">
            <text:p>Rauminformationszentrum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229449.97" table:style-name="ce10">
            <text:p>1’229’449.97</text:p>
          </table:table-cell>
          <table:table-cell office:value-type="float" office:value="1326150" table:style-name="ce11">
            <text:p>1’326’15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426839.38" table:style-name="ce10">
            <text:p>1’426’839.38</text:p>
          </table:table-cell>
          <table:table-cell table:style-name="ce10"/>
          <table:table-cell office:value-type="float" office:value="-24911" table:style-name="ce11">
            <text:p>-24’91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125600" table:style-name="ce11">
            <text:p>125’6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597192.4" table:style-name="ce10">
            <text:p>597’192.40</text:p>
          </table:table-cell>
          <table:table-cell office:value-type="float" office:value="527300" table:style-name="ce11">
            <text:p>527’3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491903.45" table:style-name="ce10">
            <text:p>491’903.45</text:p>
          </table:table-cell>
          <table:table-cell office:value-type="float" office:value="-35397" table:style-name="ce11">
            <text:p>-35’39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632257.56999999995" table:style-name="ce10">
            <text:p>632’257.57</text:p>
          </table:table-cell>
          <table:table-cell office:value-type="float" office:value="924450" table:style-name="ce11">
            <text:p>924’45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934935.93" table:style-name="ce10">
            <text:p>934’935.93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574693.35" table:style-name="ce6">
            <text:p>574’693.35</text:p>
          </table:table-cell>
          <table:table-cell office:value-type="float" office:value="672200" table:style-name="ce7">
            <text:p>672’2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661033.5" table:style-name="ce6">
            <text:p>661’033.50</text:p>
          </table:table-cell>
          <table:table-cell table:style-name="ce6"/>
          <table:table-cell office:value-type="float" office:value="-11167" table:style-name="ce7">
            <text:p>-11’16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3023.35" table:style-name="ce6">
            <text:p>43’023.35</text:p>
          </table:table-cell>
          <table:table-cell office:value-type="float" office:value="50700" table:style-name="ce7">
            <text:p>50’7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49367.5" table:style-name="ce6">
            <text:p>49’367.50</text:p>
          </table:table-cell>
          <table:table-cell table:style-name="ce6"/>
          <table:table-cell office:value-type="float" office:value="-1333" table:style-name="ce7">
            <text:p>-1’33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1216.5" table:style-name="ce6">
            <text:p>61’216.50</text:p>
          </table:table-cell>
          <table:table-cell office:value-type="float" office:value="69500" table:style-name="ce7">
            <text:p>69’5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70815.8" table:style-name="ce6">
            <text:p>70’815.80</text:p>
          </table:table-cell>
          <table:table-cell table:style-name="ce6"/>
          <table:table-cell office:value-type="float" office:value="1316" table:style-name="ce7">
            <text:p>1’31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255.1" table:style-name="ce6">
            <text:p>8’255.10</text:p>
          </table:table-cell>
          <table:table-cell office:value-type="float" office:value="9600" table:style-name="ce7">
            <text:p>9’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9220.85" table:style-name="ce6">
            <text:p>9’220.85</text:p>
          </table:table-cell>
          <table:table-cell table:style-name="ce6"/>
          <table:table-cell office:value-type="float" office:value="-379" table:style-name="ce7">
            <text:p>-37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568.95" table:style-name="ce6">
            <text:p>7’568.95</text:p>
          </table:table-cell>
          <table:table-cell office:value-type="float" office:value="5300" table:style-name="ce7">
            <text:p>5’3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6813.7" table:style-name="ce6">
            <text:p>6’813.70</text:p>
          </table:table-cell>
          <table:table-cell table:style-name="ce6"/>
          <table:table-cell office:value-type="float" office:value="1514" table:style-name="ce7">
            <text:p>1’51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890.95" table:style-name="ce6">
            <text:p>15’890.95</text:p>
          </table:table-cell>
          <table:table-cell office:value-type="float" office:value="5000" table:style-name="ce7">
            <text:p>5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6723.3" table:style-name="ce6">
            <text:p>6’723.30</text:p>
          </table:table-cell>
          <table:table-cell table:style-name="ce6"/>
          <table:table-cell office:value-type="float" office:value="1723" table:style-name="ce7">
            <text:p>1’72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4243.55" table:style-name="ce6">
            <text:p>334’243.55</text:p>
          </table:table-cell>
          <table:table-cell office:value-type="float" office:value="350150" table:style-name="ce7">
            <text:p>350’15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342504.3" table:style-name="ce6">
            <text:p>342’504.30</text:p>
          </table:table-cell>
          <table:table-cell table:style-name="ce6"/>
          <table:table-cell office:value-type="float" office:value="-7646" table:style-name="ce7">
            <text:p>-7’64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89.75" table:style-name="ce6">
            <text:p>1’789.75</text:p>
          </table:table-cell>
          <table:table-cell office:value-type="float" office:value="1300" table:style-name="ce7">
            <text:p>1’3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841" table:style-name="ce6">
            <text:p>1’841.00</text:p>
          </table:table-cell>
          <table:table-cell table:style-name="ce6"/>
          <table:table-cell office:value-type="float" office:value="541" table:style-name="ce7">
            <text:p>54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3134.75" table:style-name="ce6">
            <text:p>133’134.75</text:p>
          </table:table-cell>
          <table:table-cell office:value-type="float" office:value="121000" table:style-name="ce7">
            <text:p>121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23933.15" table:style-name="ce6">
            <text:p>223’933.15</text:p>
          </table:table-cell>
          <table:table-cell table:style-name="ce6"/>
          <table:table-cell office:value-type="float" office:value="-22667" table:style-name="ce7">
            <text:p>-22’66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5600" table:style-name="ce7">
            <text:p>125’6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49633.72" table:style-name="ce6">
            <text:p>49’633.72</text:p>
          </table:table-cell>
          <table:table-cell office:value-type="float" office:value="41400" table:style-name="ce7">
            <text:p>41’4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54586.28" table:style-name="ce6">
            <text:p>54’586.28</text:p>
          </table:table-cell>
          <table:table-cell table:style-name="ce6"/>
          <table:table-cell office:value-type="float" office:value="13186" table:style-name="ce7">
            <text:p>13’1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8738.5" table:style-name="ce6">
            <text:p>128’738.50</text:p>
          </table:table-cell>
          <table:table-cell office:value-type="float" office:value="132000" table:style-name="ce7">
            <text:p>132’000</text:p>
          </table:table-cell>
          <table:table-cell table:style-name="ce5"/>
          <table:table-cell office:value-type="string" table:style-name="ce5">
            <text:p>435</text:p>
          </table:table-cell>
          <table:table-cell office:value-type="string" table:style-name="ce5">
            <text:p>Verkäufe</text:p>
          </table:table-cell>
          <table:table-cell table:style-name="ce6"/>
          <table:table-cell office:value-type="float" office:value="131862.29999999999" table:style-name="ce6">
            <text:p>131’862.30</text:p>
          </table:table-cell>
          <table:table-cell office:value-type="float" office:value="-138" table:style-name="ce7">
            <text:p>-13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33198.40000000002" table:style-name="ce6">
            <text:p>333’198.40</text:p>
          </table:table-cell>
          <table:table-cell office:value-type="float" office:value="295600" table:style-name="ce7">
            <text:p>295’6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58580.9" table:style-name="ce6">
            <text:p>258’580.90</text:p>
          </table:table-cell>
          <table:table-cell office:value-type="float" office:value="-37019" table:style-name="ce7">
            <text:p>-37’01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5255.5" table:style-name="ce6">
            <text:p>135’255.50</text:p>
          </table:table-cell>
          <table:table-cell office:value-type="float" office:value="99700" table:style-name="ce7">
            <text:p>99’7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01460.25" table:style-name="ce6">
            <text:p>101’460.25</text:p>
          </table:table-cell>
          <table:table-cell office:value-type="float" office:value="1760" table:style-name="ce7">
            <text:p>1’7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7</text:p>
          </table:table-cell>
          <table:table-cell office:value-type="string" table:style-name="ce9">
            <text:p>Grundbuchamt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05712.19" table:style-name="ce10">
            <text:p>1’705’712.19</text:p>
          </table:table-cell>
          <table:table-cell office:value-type="float" office:value="1739900" table:style-name="ce11">
            <text:p>1’739’9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740198.45" table:style-name="ce10">
            <text:p>1’740’198.45</text:p>
          </table:table-cell>
          <table:table-cell table:style-name="ce10"/>
          <table:table-cell office:value-type="float" office:value="298" table:style-name="ce11">
            <text:p>29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3453639.64" table:style-name="ce10">
            <text:p>3’453’639.64</text:p>
          </table:table-cell>
          <table:table-cell office:value-type="float" office:value="3386200" table:style-name="ce11">
            <text:p>3’386’2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609708.48" table:style-name="ce10">
            <text:p>3’609’708.48</text:p>
          </table:table-cell>
          <table:table-cell office:value-type="float" office:value="223508" table:style-name="ce11">
            <text:p>223’508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47927.45" table:style-name="ce10">
            <text:p>1’747’927.45</text:p>
          </table:table-cell>
          <table:table-cell office:value-type="float" office:value="1646300" table:style-name="ce11">
            <text:p>1’646’300</text:p>
          </table:table-cell>
          <table:table-cell table:number-columns-repeated="2" table:style-name="ce9"/>
          <table:table-cell office:value-type="string" table:style-name="ce9">
            <text:p>Ertragsüberschuss</text:p>
          </table:table-cell>
          <table:table-cell office:value-type="float" office:value="1869510.03" table:style-name="ce10">
            <text:p>1’869’510.03</text:p>
          </table:table-cell>
          <table:table-cell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39852.7" table:style-name="ce6">
            <text:p>1’239’852.70</text:p>
          </table:table-cell>
          <table:table-cell office:value-type="float" office:value="1256400" table:style-name="ce7">
            <text:p>1’256’4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249636.05" table:style-name="ce6">
            <text:p>1’249’636.05</text:p>
          </table:table-cell>
          <table:table-cell table:style-name="ce6"/>
          <table:table-cell office:value-type="float" office:value="-6764" table:style-name="ce7">
            <text:p>-6’76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3554.8" table:style-name="ce6">
            <text:p>93’554.80</text:p>
          </table:table-cell>
          <table:table-cell office:value-type="float" office:value="94800" table:style-name="ce7">
            <text:p>94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95074.8" table:style-name="ce6">
            <text:p>95’074.80</text:p>
          </table:table-cell>
          <table:table-cell table:style-name="ce6"/>
          <table:table-cell office:value-type="float" office:value="275" table:style-name="ce7">
            <text:p>27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8567.65" table:style-name="ce6">
            <text:p>118’567.65</text:p>
          </table:table-cell>
          <table:table-cell office:value-type="float" office:value="124800" table:style-name="ce7">
            <text:p>124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23722.4" table:style-name="ce6">
            <text:p>123’722.40</text:p>
          </table:table-cell>
          <table:table-cell table:style-name="ce6"/>
          <table:table-cell office:value-type="float" office:value="-1078" table:style-name="ce7">
            <text:p>-1’07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257.25" table:style-name="ce6">
            <text:p>17’257.25</text:p>
          </table:table-cell>
          <table:table-cell office:value-type="float" office:value="17600" table:style-name="ce7">
            <text:p>17’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17231.45" table:style-name="ce6">
            <text:p>17’231.45</text:p>
          </table:table-cell>
          <table:table-cell table:style-name="ce6"/>
          <table:table-cell office:value-type="float" office:value="-369" table:style-name="ce7">
            <text:p>-3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106.2000000000007" table:style-name="ce6">
            <text:p>9’106.20</text:p>
          </table:table-cell>
          <table:table-cell office:value-type="float" office:value="9700" table:style-name="ce7">
            <text:p>9’7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5450" table:style-name="ce6">
            <text:p>5’450.00</text:p>
          </table:table-cell>
          <table:table-cell table:style-name="ce6"/>
          <table:table-cell office:value-type="float" office:value="-4250" table:style-name="ce7">
            <text:p>-4’2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2376.55" table:style-name="ce6">
            <text:p>32’376.55</text:p>
          </table:table-cell>
          <table:table-cell office:value-type="float" office:value="30300" table:style-name="ce7">
            <text:p>30’3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32366.1" table:style-name="ce6">
            <text:p>32’366.10</text:p>
          </table:table-cell>
          <table:table-cell table:style-name="ce6"/>
          <table:table-cell office:value-type="float" office:value="2066" table:style-name="ce7">
            <text:p>2’06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080.4000000000001" table:style-name="ce6">
            <text:p>1’080.40</text:p>
          </table:table-cell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097.3999999999996" table:style-name="ce6">
            <text:p>4’097.40</text:p>
          </table:table-cell>
          <table:table-cell table:style-name="ce6"/>
          <table:table-cell office:value-type="float" office:value="1097" table:style-name="ce7">
            <text:p>1’09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656.95" table:style-name="ce6">
            <text:p>656.95</text:p>
          </table:table-cell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112.4" table:style-name="ce6">
            <text:p>112.40</text:p>
          </table:table-cell>
          <table:table-cell table:style-name="ce6"/>
          <table:table-cell office:value-type="float" office:value="-388" table:style-name="ce7">
            <text:p>-3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06.8" table:style-name="ce6">
            <text:p>906.80</text:p>
          </table:table-cell>
          <table:table-cell office:value-type="float" office:value="1800" table:style-name="ce7">
            <text:p>1’8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1116.8" table:style-name="ce6">
            <text:p>1’116.80</text:p>
          </table:table-cell>
          <table:table-cell table:style-name="ce6"/>
          <table:table-cell office:value-type="float" office:value="-683" table:style-name="ce7">
            <text:p>-68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1316.4" table:style-name="ce6">
            <text:p>121’316.40</text:p>
          </table:table-cell>
          <table:table-cell office:value-type="float" office:value="129600" table:style-name="ce7">
            <text:p>129’6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135456.29999999999" table:style-name="ce6">
            <text:p>135’456.30</text:p>
          </table:table-cell>
          <table:table-cell table:style-name="ce6"/>
          <table:table-cell office:value-type="float" office:value="5856" table:style-name="ce7">
            <text:p>5’85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910" table:style-name="ce6">
            <text:p>910.00</text:p>
          </table:table-cell>
          <table:table-cell table:style-name="ce6"/>
          <table:table-cell office:value-type="float" office:value="410" table:style-name="ce7">
            <text:p>4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style-name="ce5"/>
          <table:table-cell office:value-type="string" table:style-name="ce5">
            <text:p>330</text:p>
          </table:table-cell>
          <table:table-cell office:value-type="string" table:style-name="ce5">
            <text:p>Abschreibungen auf dem Finanzvermögen</text:p>
          </table:table-cell>
          <table:table-cell office:value-type="float" office:value="3952.1" table:style-name="ce6">
            <text:p>3’952.10</text:p>
          </table:table-cell>
          <table:table-cell table:style-name="ce6"/>
          <table:table-cell office:value-type="float" office:value="3752" table:style-name="ce7">
            <text:p>3’75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1036.490000000005" table:style-name="ce6">
            <text:p>71’036.49</text:p>
          </table:table-cell>
          <table:table-cell office:value-type="float" office:value="70700" table:style-name="ce7">
            <text:p>70’7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71072.649999999994" table:style-name="ce6">
            <text:p>71’072.65</text:p>
          </table:table-cell>
          <table:table-cell table:style-name="ce6"/>
          <table:table-cell office:value-type="float" office:value="373" table:style-name="ce7">
            <text:p>37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60021.5" table:style-name="ce6">
            <text:p>3’160’021.50</text:p>
          </table:table-cell>
          <table:table-cell office:value-type="float" office:value="3102000" table:style-name="ce7">
            <text:p>3’102’000</text:p>
          </table:table-cell>
          <table:table-cell table:style-name="ce5"/>
          <table:table-cell office:value-type="string" table:style-name="ce5">
            <text:p>431</text:p>
          </table:table-cell>
          <table:table-cell office:value-type="string" table:style-name="ce5">
            <text:p>Gebühren für Amtshandlungen</text:p>
          </table:table-cell>
          <table:table-cell table:style-name="ce6"/>
          <table:table-cell office:value-type="float" office:value="3315914.05" table:style-name="ce6">
            <text:p>3’315’914.05</text:p>
          </table:table-cell>
          <table:table-cell office:value-type="float" office:value="213914" table:style-name="ce7">
            <text:p>213’914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190" table:style-name="ce6">
            <text:p>26’190.00</text:p>
          </table:table-cell>
          <table:table-cell office:value-type="float" office:value="29700" table:style-name="ce7">
            <text:p>29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8604.95" table:style-name="ce6">
            <text:p>28’604.95</text:p>
          </table:table-cell>
          <table:table-cell office:value-type="float" office:value="-1095" table:style-name="ce7">
            <text:p>-1’09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66528.14" table:style-name="ce6">
            <text:p>266’528.14</text:p>
          </table:table-cell>
          <table:table-cell office:value-type="float" office:value="253800" table:style-name="ce7">
            <text:p>253’800</text:p>
          </table:table-cell>
          <table:table-cell table:style-name="ce5"/>
          <table:table-cell office:value-type="string" table:style-name="ce5">
            <text:p>451</text:p>
          </table:table-cell>
          <table:table-cell office:value-type="string" table:style-name="ce5">
            <text:p>Rückerstattungen des Kantons</text:p>
          </table:table-cell>
          <table:table-cell table:style-name="ce6"/>
          <table:table-cell office:value-type="float" office:value="264839.48" table:style-name="ce6">
            <text:p>264’839.48</text:p>
          </table:table-cell>
          <table:table-cell office:value-type="float" office:value="11039" table:style-name="ce7">
            <text:p>11’03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00" table:style-name="ce6">
            <text:p>900.00</text:p>
          </table:table-cell>
          <table:table-cell office:value-type="float" office:value="700" table:style-name="ce7">
            <text:p>700</text:p>
          </table:table-cell>
          <table:table-cell table:style-name="ce5"/>
          <table:table-cell office:value-type="string" table:style-name="ce5">
            <text:p>452</text:p>
          </table:table-cell>
          <table:table-cell office:value-type="string" table:style-name="ce5">
            <text:p>Rückerstattungen von Gemeinden</text:p>
          </table:table-cell>
          <table:table-cell table:style-name="ce6"/>
          <table:table-cell office:value-type="float" office:value="350" table:style-name="ce6">
            <text:p>350.00</text:p>
          </table:table-cell>
          <table:table-cell office:value-type="float" office:value="-350" table:style-name="ce7">
            <text:p>-35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8</text:p>
          </table:table-cell>
          <table:table-cell office:value-type="string" table:style-name="ce9">
            <text:p>Stadtplanung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4090356.23" table:style-name="ce10">
            <text:p>4’090’356.23</text:p>
          </table:table-cell>
          <table:table-cell office:value-type="float" office:value="4336400" table:style-name="ce11">
            <text:p>4’336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4163313.03" table:style-name="ce10">
            <text:p>4’163’313.03</text:p>
          </table:table-cell>
          <table:table-cell table:style-name="ce10"/>
          <table:table-cell office:value-type="float" office:value="-253887" table:style-name="ce11">
            <text:p>-253’887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80800" table:style-name="ce11">
            <text:p>80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83389.45" table:style-name="ce10">
            <text:p>2’083’389.45</text:p>
          </table:table-cell>
          <table:table-cell office:value-type="float" office:value="2061900" table:style-name="ce11">
            <text:p>2’061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2204211.4" table:style-name="ce10">
            <text:p>2’204’211.40</text:p>
          </table:table-cell>
          <table:table-cell office:value-type="float" office:value="142311" table:style-name="ce11">
            <text:p>142’311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06966.78" table:style-name="ce10">
            <text:p>2’006’966.78</text:p>
          </table:table-cell>
          <table:table-cell office:value-type="float" office:value="2355300" table:style-name="ce11">
            <text:p>2’355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959101.63" table:style-name="ce10">
            <text:p>1’959’101.63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80</text:p>
          </table:table-cell>
          <table:table-cell office:value-type="string" table:style-name="ce9">
            <text:p>Verwaltung der Dienststell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295455.08" table:style-name="ce10">
            <text:p>2’295’455.08</text:p>
          </table:table-cell>
          <table:table-cell office:value-type="float" office:value="2533400" table:style-name="ce11">
            <text:p>2’533’4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2277373.58" table:style-name="ce10">
            <text:p>2’277’373.58</text:p>
          </table:table-cell>
          <table:table-cell table:style-name="ce10"/>
          <table:table-cell office:value-type="float" office:value="-336826" table:style-name="ce11">
            <text:p>-336’826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office:value-type="float" office:value="80800" table:style-name="ce11">
            <text:p>80’800</text:p>
          </table:table-cell>
          <table:table-cell office:value-type="string" table:style-name="ce9">
            <text:p>S</text:p>
          </table:table-cell>
          <table:table-cell table:number-columns-repeated="2" table:style-name="ce9"/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88488.3" table:style-name="ce10">
            <text:p>288’488.30</text:p>
          </table:table-cell>
          <table:table-cell office:value-type="float" office:value="258900" table:style-name="ce11">
            <text:p>258’9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318271.95" table:style-name="ce10">
            <text:p>318’271.95</text:p>
          </table:table-cell>
          <table:table-cell office:value-type="float" office:value="59372" table:style-name="ce11">
            <text:p>59’372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2006966.78" table:style-name="ce10">
            <text:p>2’006’966.78</text:p>
          </table:table-cell>
          <table:table-cell office:value-type="float" office:value="2355300" table:style-name="ce11">
            <text:p>2’355’300</text:p>
          </table:table-cell>
          <table:table-cell table:number-columns-repeated="2" table:style-name="ce9"/>
          <table:table-cell office:value-type="string" table:style-name="ce9">
            <text:p>Aufwandüberschuss</text:p>
          </table:table-cell>
          <table:table-cell table:style-name="ce10"/>
          <table:table-cell office:value-type="float" office:value="1959101.63" table:style-name="ce10">
            <text:p>1’959’101.63</text:p>
          </table:table-cell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643881.7" table:style-name="ce6">
            <text:p>1’643’881.70</text:p>
          </table:table-cell>
          <table:table-cell office:value-type="float" office:value="1833300" table:style-name="ce7">
            <text:p>1’833’300</text:p>
          </table:table-cell>
          <table:table-cell table:style-name="ce5"/>
          <table:table-cell office:value-type="string" table:style-name="ce5">
            <text:p>301</text:p>
          </table:table-cell>
          <table:table-cell office:value-type="string" table:style-name="ce5">
            <text:p>Löhne</text:p>
          </table:table-cell>
          <table:table-cell office:value-type="float" office:value="1575900.1" table:style-name="ce6">
            <text:p>1’575’900.10</text:p>
          </table:table-cell>
          <table:table-cell table:style-name="ce6"/>
          <table:table-cell office:value-type="float" office:value="-257400" table:style-name="ce7">
            <text:p>-257’4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2060.7" table:style-name="ce6">
            <text:p>122’060.70</text:p>
          </table:table-cell>
          <table:table-cell office:value-type="float" office:value="137800" table:style-name="ce7">
            <text:p>137’800</text:p>
          </table:table-cell>
          <table:table-cell table:style-name="ce5"/>
          <table:table-cell office:value-type="string" table:style-name="ce5">
            <text:p>303</text:p>
          </table:table-cell>
          <table:table-cell office:value-type="string" table:style-name="ce5">
            <text:p>Sozialversicherungsbeiträge</text:p>
          </table:table-cell>
          <table:table-cell office:value-type="float" office:value="116913.95" table:style-name="ce6">
            <text:p>116’913.95</text:p>
          </table:table-cell>
          <table:table-cell table:style-name="ce6"/>
          <table:table-cell office:value-type="float" office:value="-20886" table:style-name="ce7">
            <text:p>-20’8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80372.1" table:style-name="ce6">
            <text:p>180’372.10</text:p>
          </table:table-cell>
          <table:table-cell office:value-type="float" office:value="200800" table:style-name="ce7">
            <text:p>200’800</text:p>
          </table:table-cell>
          <table:table-cell table:style-name="ce5"/>
          <table:table-cell office:value-type="string" table:style-name="ce5">
            <text:p>304</text:p>
          </table:table-cell>
          <table:table-cell office:value-type="string" table:style-name="ce5">
            <text:p>Pensionskassen- / Sparkassenbeiträge</text:p>
          </table:table-cell>
          <table:table-cell office:value-type="float" office:value="176230.6" table:style-name="ce6">
            <text:p>176’230.60</text:p>
          </table:table-cell>
          <table:table-cell table:style-name="ce6"/>
          <table:table-cell office:value-type="float" office:value="-24569" table:style-name="ce7">
            <text:p>-24’569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2532.35" table:style-name="ce6">
            <text:p>22’532.35</text:p>
          </table:table-cell>
          <table:table-cell office:value-type="float" office:value="25600" table:style-name="ce7">
            <text:p>25’600</text:p>
          </table:table-cell>
          <table:table-cell table:style-name="ce5"/>
          <table:table-cell office:value-type="string" table:style-name="ce5">
            <text:p>305</text:p>
          </table:table-cell>
          <table:table-cell office:value-type="string" table:style-name="ce5">
            <text:p>Unfallversicherungs-/Krankentaggeldbeiträge</text:p>
          </table:table-cell>
          <table:table-cell office:value-type="float" office:value="21701.85" table:style-name="ce6">
            <text:p>21’701.85</text:p>
          </table:table-cell>
          <table:table-cell table:style-name="ce6"/>
          <table:table-cell office:value-type="float" office:value="-3898" table:style-name="ce7">
            <text:p>-3’89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8819.3" table:style-name="ce6">
            <text:p>28’819.30</text:p>
          </table:table-cell>
          <table:table-cell office:value-type="float" office:value="12200" table:style-name="ce7">
            <text:p>12’200</text:p>
          </table:table-cell>
          <table:table-cell table:style-name="ce5"/>
          <table:table-cell office:value-type="string" table:style-name="ce5">
            <text:p>309</text:p>
          </table:table-cell>
          <table:table-cell office:value-type="string" table:style-name="ce5">
            <text:p>Übriger Personalaufwand</text:p>
          </table:table-cell>
          <table:table-cell office:value-type="float" office:value="8547.4" table:style-name="ce6">
            <text:p>8’547.40</text:p>
          </table:table-cell>
          <table:table-cell table:style-name="ce6"/>
          <table:table-cell office:value-type="float" office:value="-3653" table:style-name="ce7">
            <text:p>-3’6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479.25" table:style-name="ce6">
            <text:p>13’479.25</text:p>
          </table:table-cell>
          <table:table-cell office:value-type="float" office:value="15700" table:style-name="ce7">
            <text:p>15’700</text:p>
          </table:table-cell>
          <table:table-cell table:style-name="ce5"/>
          <table:table-cell office:value-type="string" table:style-name="ce5">
            <text:p>310</text:p>
          </table:table-cell>
          <table:table-cell office:value-type="string" table:style-name="ce5">
            <text:p>Büromaterial und Drucksachen</text:p>
          </table:table-cell>
          <table:table-cell office:value-type="float" office:value="17756.2" table:style-name="ce6">
            <text:p>17’756.20</text:p>
          </table:table-cell>
          <table:table-cell table:style-name="ce6"/>
          <table:table-cell office:value-type="float" office:value="1256" table:style-name="ce7">
            <text:p>1’25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800" table:style-name="ce7">
            <text:p>8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149.3" table:style-name="ce6">
            <text:p>3’149.30</text:p>
          </table:table-cell>
          <table:table-cell office:value-type="float" office:value="5800" table:style-name="ce7">
            <text:p>5’8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office:value-type="float" office:value="4664.7" table:style-name="ce6">
            <text:p>4’664.70</text:p>
          </table:table-cell>
          <table:table-cell table:style-name="ce6"/>
          <table:table-cell office:value-type="float" office:value="-1135" table:style-name="ce7">
            <text:p>-1’135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91890.5" table:style-name="ce6">
            <text:p>91’890.50</text:p>
          </table:table-cell>
          <table:table-cell office:value-type="float" office:value="105000" table:style-name="ce7">
            <text:p>105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office:value-type="float" office:value="94112.45" table:style-name="ce6">
            <text:p>94’112.45</text:p>
          </table:table-cell>
          <table:table-cell table:style-name="ce6"/>
          <table:table-cell office:value-type="float" office:value="-10888" table:style-name="ce7">
            <text:p>-10’88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18.65" table:style-name="ce6">
            <text:p>218.65</text:p>
          </table:table-cell>
          <table:table-cell table:style-name="ce7"/>
          <table:table-cell table:style-name="ce5"/>
          <table:table-cell office:value-type="string" table:style-name="ce5">
            <text:p>315</text:p>
          </table:table-cell>
          <table:table-cell office:value-type="string" table:style-name="ce5">
            <text:p>Übriger Unterhalt</text:p>
          </table:table-cell>
          <table:table-cell office:value-type="float" office:value="248" table:style-name="ce6">
            <text:p>248.00</text:p>
          </table:table-cell>
          <table:table-cell table:style-name="ce6"/>
          <table:table-cell office:value-type="float" office:value="248" table:style-name="ce7">
            <text:p>24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479.9" table:style-name="ce6">
            <text:p>8’479.90</text:p>
          </table:table-cell>
          <table:table-cell office:value-type="float" office:value="8700" table:style-name="ce7">
            <text:p>8’700</text:p>
          </table:table-cell>
          <table:table-cell table:style-name="ce5"/>
          <table:table-cell office:value-type="string" table:style-name="ce5">
            <text:p>317</text:p>
          </table:table-cell>
          <table:table-cell office:value-type="string" table:style-name="ce5">
            <text:p>Spesenentschädigungen</text:p>
          </table:table-cell>
          <table:table-cell office:value-type="float" office:value="8279.4" table:style-name="ce6">
            <text:p>8’279.40</text:p>
          </table:table-cell>
          <table:table-cell table:style-name="ce6"/>
          <table:table-cell office:value-type="float" office:value="-421" table:style-name="ce7">
            <text:p>-421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53328.29999999999" table:style-name="ce6">
            <text:p>153’328.30</text:p>
          </table:table-cell>
          <table:table-cell office:value-type="float" office:value="157800" table:style-name="ce7">
            <text:p>157’8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29731.6" table:style-name="ce6">
            <text:p>229’731.60</text:p>
          </table:table-cell>
          <table:table-cell table:style-name="ce6"/>
          <table:table-cell office:value-type="float" office:value="-8068" table:style-name="ce7">
            <text:p>-8’068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80000" table:style-name="ce7">
            <text:p>80’000</text:p>
          </table:table-cell>
          <table:table-cell office:value-type="string" table:style-name="ce5">
            <text:p>S</text:p>
          </table:table-cell>
          <table:table-cell table:number-columns-repeated="2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1928.1" table:style-name="ce6">
            <text:p>11’928.10</text:p>
          </table:table-cell>
          <table:table-cell office:value-type="float" office:value="11200" table:style-name="ce7">
            <text:p>11’200</text:p>
          </table:table-cell>
          <table:table-cell table:style-name="ce5"/>
          <table:table-cell office:value-type="string" table:style-name="ce5">
            <text:p>319</text:p>
          </table:table-cell>
          <table:table-cell office:value-type="string" table:style-name="ce5">
            <text:p>Übriger Sachaufwand</text:p>
          </table:table-cell>
          <table:table-cell office:value-type="float" office:value="10810.4" table:style-name="ce6">
            <text:p>10’810.40</text:p>
          </table:table-cell>
          <table:table-cell table:style-name="ce6"/>
          <table:table-cell office:value-type="float" office:value="-390" table:style-name="ce7">
            <text:p>-39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385.5500000000002" table:style-name="ce6">
            <text:p>2’385.55</text:p>
          </table:table-cell>
          <table:table-cell office:value-type="float" office:value="6300" table:style-name="ce7">
            <text:p>6’3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1389.95" table:style-name="ce6">
            <text:p>1’389.95</text:p>
          </table:table-cell>
          <table:table-cell table:style-name="ce6"/>
          <table:table-cell office:value-type="float" office:value="-4910" table:style-name="ce7">
            <text:p>-4’91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2929.38" table:style-name="ce6">
            <text:p>12’929.38</text:p>
          </table:table-cell>
          <table:table-cell office:value-type="float" office:value="13200" table:style-name="ce7">
            <text:p>13’200</text:p>
          </table:table-cell>
          <table:table-cell table:style-name="ce5"/>
          <table:table-cell office:value-type="string" table:style-name="ce5">
            <text:p>392</text:p>
          </table:table-cell>
          <table:table-cell office:value-type="string" table:style-name="ce5">
            <text:p>Intern verrechneter Aufwand</text:p>
          </table:table-cell>
          <table:table-cell office:value-type="float" office:value="11086.98" table:style-name="ce6">
            <text:p>11’086.98</text:p>
          </table:table-cell>
          <table:table-cell table:style-name="ce6"/>
          <table:table-cell office:value-type="float" office:value="-2113" table:style-name="ce7">
            <text:p>-2’11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208488.3" table:style-name="ce6">
            <text:p>208’488.30</text:p>
          </table:table-cell>
          <table:table-cell office:value-type="float" office:value="177700" table:style-name="ce7">
            <text:p>177’700</text:p>
          </table:table-cell>
          <table:table-cell table:style-name="ce5"/>
          <table:table-cell office:value-type="string" table:style-name="ce5">
            <text:p>436</text:p>
          </table:table-cell>
          <table:table-cell office:value-type="string" table:style-name="ce5">
            <text:p>Rückerstattungen</text:p>
          </table:table-cell>
          <table:table-cell table:style-name="ce6"/>
          <table:table-cell office:value-type="float" office:value="238271.95" table:style-name="ce6">
            <text:p>238’271.95</text:p>
          </table:table-cell>
          <table:table-cell office:value-type="float" office:value="60572" table:style-name="ce7">
            <text:p>60’57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1200" table:style-name="ce7">
            <text:p>1’200</text:p>
          </table:table-cell>
          <table:table-cell table:style-name="ce5"/>
          <table:table-cell office:value-type="string" table:style-name="ce5">
            <text:p>438</text:p>
          </table:table-cell>
          <table:table-cell office:value-type="string" table:style-name="ce5">
            <text:p>Eigenleistungen für Investitionen</text:p>
          </table:table-cell>
          <table:table-cell table:number-columns-repeated="2" table:style-name="ce6"/>
          <table:table-cell office:value-type="float" office:value="-1200" table:style-name="ce7">
            <text:p>-1’2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0000" table:style-name="ce6">
            <text:p>80’000.00</text:p>
          </table:table-cell>
          <table:table-cell office:value-type="float" office:value="80000" table:style-name="ce7">
            <text:p>80’0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80000" table:style-name="ce6">
            <text:p>8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9">
            <text:p>F</text:p>
          </table:table-cell>
          <table:table-cell table:style-name="ce10"/>
          <table:table-cell table:style-name="ce11"/>
          <table:table-cell table:style-name="ce9"/>
          <table:table-cell office:value-type="string" table:style-name="ce9">
            <text:p>681</text:p>
          </table:table-cell>
          <table:table-cell office:value-type="string" table:style-name="ce9">
            <text:p>Spezialfinanzierung für Altstadt-, Ortsbild und Denkmalpflege</text:p>
          </table:table-cell>
          <table:table-cell table:number-columns-repeated="2" table:style-name="ce10"/>
          <table:table-cell table:style-name="ce11"/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94901.15" table:style-name="ce10">
            <text:p>1’794’901.15</text:p>
          </table:table-cell>
          <table:table-cell office:value-type="float" office:value="1803000" table:style-name="ce11">
            <text:p>1’803’000</text:p>
          </table:table-cell>
          <table:table-cell table:number-columns-repeated="2" table:style-name="ce9"/>
          <table:table-cell office:value-type="string" table:style-name="ce9">
            <text:p>Aufwand</text:p>
          </table:table-cell>
          <table:table-cell office:value-type="float" office:value="1885939.45" table:style-name="ce10">
            <text:p>1’885’939.45</text:p>
          </table:table-cell>
          <table:table-cell table:style-name="ce10"/>
          <table:table-cell office:value-type="float" office:value="82939" table:style-name="ce11">
            <text:p>82’93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9">
            <text:p>F</text:p>
          </table:table-cell>
          <table:table-cell office:value-type="float" office:value="1794901.15" table:style-name="ce10">
            <text:p>1’794’901.15</text:p>
          </table:table-cell>
          <table:table-cell office:value-type="float" office:value="1803000" table:style-name="ce11">
            <text:p>1’803’000</text:p>
          </table:table-cell>
          <table:table-cell table:number-columns-repeated="2" table:style-name="ce9"/>
          <table:table-cell office:value-type="string" table:style-name="ce9">
            <text:p>Ertrag</text:p>
          </table:table-cell>
          <table:table-cell table:style-name="ce10"/>
          <table:table-cell office:value-type="float" office:value="1885939.45" table:style-name="ce10">
            <text:p>1’885’939.45</text:p>
          </table:table-cell>
          <table:table-cell office:value-type="float" office:value="82939" table:style-name="ce11">
            <text:p>82’939</text:p>
          </table:table-cell>
          <table:table-cell table:number-columns-repeated="16375" table:style-name="ce12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000" table:style-name="ce7">
            <text:p>3’000</text:p>
          </table:table-cell>
          <table:table-cell table:style-name="ce5"/>
          <table:table-cell office:value-type="string" table:style-name="ce5">
            <text:p>311</text:p>
          </table:table-cell>
          <table:table-cell office:value-type="string" table:style-name="ce5">
            <text:p>Mobilien, Maschinen, Fahrzeuge</text:p>
          </table:table-cell>
          <table:table-cell table:number-columns-repeated="2" table:style-name="ce6"/>
          <table:table-cell office:value-type="float" office:value="-3000" table:style-name="ce7">
            <text:p>-3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table:style-name="ce5"/>
          <table:table-cell office:value-type="string" table:style-name="ce5">
            <text:p>314</text:p>
          </table:table-cell>
          <table:table-cell office:value-type="string" table:style-name="ce5">
            <text:p>Baulicher Unterhalt</text:p>
          </table:table-cell>
          <table:table-cell table:number-columns-repeated="2" table:style-name="ce6"/>
          <table:table-cell office:value-type="float" office:value="-2000" table:style-name="ce7">
            <text:p>-2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7720.6" table:style-name="ce6">
            <text:p>37’720.60</text:p>
          </table:table-cell>
          <table:table-cell office:value-type="float" office:value="42000" table:style-name="ce7">
            <text:p>42’000</text:p>
          </table:table-cell>
          <table:table-cell table:style-name="ce5"/>
          <table:table-cell office:value-type="string" table:style-name="ce5">
            <text:p>318</text:p>
          </table:table-cell>
          <table:table-cell office:value-type="string" table:style-name="ce5">
            <text:p>Dienstleistungen und Honorare</text:p>
          </table:table-cell>
          <table:table-cell office:value-type="float" office:value="20897.45" table:style-name="ce6">
            <text:p>20’897.45</text:p>
          </table:table-cell>
          <table:table-cell table:style-name="ce6"/>
          <table:table-cell office:value-type="float" office:value="-21103" table:style-name="ce7">
            <text:p>-21’10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table:style-name="ce6"/>
          <table:table-cell office:value-type="float" office:value="35000" table:style-name="ce7">
            <text:p>35’000</text:p>
          </table:table-cell>
          <table:table-cell table:style-name="ce5"/>
          <table:table-cell office:value-type="string" table:style-name="ce5">
            <text:p>362</text:p>
          </table:table-cell>
          <table:table-cell office:value-type="string" table:style-name="ce5">
            <text:p>Beiträge an Institutionen auf kommunaler Ebene</text:p>
          </table:table-cell>
          <table:table-cell table:number-columns-repeated="2" table:style-name="ce6"/>
          <table:table-cell office:value-type="float" office:value="-35000" table:style-name="ce7">
            <text:p>-35’00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700" table:style-name="ce6">
            <text:p>17’700.00</text:p>
          </table:table-cell>
          <table:table-cell office:value-type="float" office:value="105000" table:style-name="ce7">
            <text:p>105’000</text:p>
          </table:table-cell>
          <table:table-cell table:style-name="ce5"/>
          <table:table-cell office:value-type="string" table:style-name="ce5">
            <text:p>365</text:p>
          </table:table-cell>
          <table:table-cell office:value-type="string" table:style-name="ce5">
            <text:p>Beiträge an private Institutionen</text:p>
          </table:table-cell>
          <table:table-cell office:value-type="float" office:value="105676" table:style-name="ce6">
            <text:p>105’676.00</text:p>
          </table:table-cell>
          <table:table-cell table:style-name="ce6"/>
          <table:table-cell office:value-type="float" office:value="676" table:style-name="ce7">
            <text:p>67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1325" table:style-name="ce6">
            <text:p>71’325.00</text:p>
          </table:table-cell>
          <table:table-cell office:value-type="float" office:value="140000" table:style-name="ce7">
            <text:p>140’000</text:p>
          </table:table-cell>
          <table:table-cell table:style-name="ce5"/>
          <table:table-cell office:value-type="string" table:style-name="ce5">
            <text:p>366</text:p>
          </table:table-cell>
          <table:table-cell office:value-type="string" table:style-name="ce5">
            <text:p>Beiträge an private Haushalte</text:p>
          </table:table-cell>
          <table:table-cell office:value-type="float" office:value="138614" table:style-name="ce6">
            <text:p>138’614.00</text:p>
          </table:table-cell>
          <table:table-cell table:style-name="ce6"/>
          <table:table-cell office:value-type="float" office:value="-1386" table:style-name="ce7">
            <text:p>-1’386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00261.8" table:style-name="ce6">
            <text:p>700’261.80</text:p>
          </table:table-cell>
          <table:table-cell office:value-type="float" office:value="473000" table:style-name="ce7">
            <text:p>473’000</text:p>
          </table:table-cell>
          <table:table-cell table:style-name="ce5"/>
          <table:table-cell office:value-type="string" table:style-name="ce5">
            <text:p>380</text:p>
          </table:table-cell>
          <table:table-cell office:value-type="string" table:style-name="ce5">
            <text:p>Einlagen in Spezialfinanzierungen und Stiftungen</text:p>
          </table:table-cell>
          <table:table-cell office:value-type="float" office:value="714061.85" table:style-name="ce6">
            <text:p>714’061.85</text:p>
          </table:table-cell>
          <table:table-cell table:style-name="ce6"/>
          <table:table-cell office:value-type="float" office:value="241062" table:style-name="ce7">
            <text:p>241’062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80000" table:style-name="ce6">
            <text:p>80’000.00</text:p>
          </table:table-cell>
          <table:table-cell office:value-type="float" office:value="80000" table:style-name="ce7">
            <text:p>80’000</text:p>
          </table:table-cell>
          <table:table-cell table:style-name="ce5"/>
          <table:table-cell office:value-type="string" table:style-name="ce5">
            <text:p>390</text:p>
          </table:table-cell>
          <table:table-cell office:value-type="string" table:style-name="ce5">
            <text:p>Intern verrechneter Aufwand</text:p>
          </table:table-cell>
          <table:table-cell office:value-type="float" office:value="80000" table:style-name="ce6">
            <text:p>80’000.00</text:p>
          </table:table-cell>
          <table:table-cell table:style-name="ce6"/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30066.4" table:style-name="ce6">
            <text:p>130’066.40</text:p>
          </table:table-cell>
          <table:table-cell office:value-type="float" office:value="128000" table:style-name="ce7">
            <text:p>128’000</text:p>
          </table:table-cell>
          <table:table-cell table:style-name="ce5"/>
          <table:table-cell office:value-type="string" table:style-name="ce5">
            <text:p>396</text:p>
          </table:table-cell>
          <table:table-cell office:value-type="string" table:style-name="ce5">
            <text:p>Intern verrechnete Zinsen</text:p>
          </table:table-cell>
          <table:table-cell office:value-type="float" office:value="122643.4" table:style-name="ce6">
            <text:p>122’643.40</text:p>
          </table:table-cell>
          <table:table-cell table:style-name="ce6"/>
          <table:table-cell office:value-type="float" office:value="-5357" table:style-name="ce7">
            <text:p>-5’357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757827.35" table:style-name="ce6">
            <text:p>757’827.35</text:p>
          </table:table-cell>
          <table:table-cell office:value-type="float" office:value="795000" table:style-name="ce7">
            <text:p>795’000</text:p>
          </table:table-cell>
          <table:table-cell table:style-name="ce5"/>
          <table:table-cell office:value-type="string" table:style-name="ce5">
            <text:p>398</text:p>
          </table:table-cell>
          <table:table-cell office:value-type="string" table:style-name="ce5">
            <text:p>Intern verrechnete Abschreibungen</text:p>
          </table:table-cell>
          <table:table-cell office:value-type="float" office:value="704046.75" table:style-name="ce6">
            <text:p>704’046.75</text:p>
          </table:table-cell>
          <table:table-cell table:style-name="ce6"/>
          <table:table-cell office:value-type="float" office:value="-90953" table:style-name="ce7">
            <text:p>-90’953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0000" table:style-name="ce6">
            <text:p>30’000.00</text:p>
          </table:table-cell>
          <table:table-cell office:value-type="float" office:value="30000" table:style-name="ce7">
            <text:p>30’000</text:p>
          </table:table-cell>
          <table:table-cell table:style-name="ce5"/>
          <table:table-cell office:value-type="string" table:style-name="ce5">
            <text:p>469</text:p>
          </table:table-cell>
          <table:table-cell office:value-type="string" table:style-name="ce5">
            <text:p>Übrige Beiträge</text:p>
          </table:table-cell>
          <table:table-cell table:style-name="ce6"/>
          <table:table-cell office:value-type="float" office:value="30000" table:style-name="ce6">
            <text:p>30’000.00</text:p>
          </table:table-cell>
          <table:table-cell table:style-name="ce7"/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1730814.95" table:style-name="ce6">
            <text:p>1’730’814.95</text:p>
          </table:table-cell>
          <table:table-cell office:value-type="float" office:value="1737600" table:style-name="ce7">
            <text:p>1’737’600</text:p>
          </table:table-cell>
          <table:table-cell table:style-name="ce5"/>
          <table:table-cell office:value-type="string" table:style-name="ce5">
            <text:p>490</text:p>
          </table:table-cell>
          <table:table-cell office:value-type="string" table:style-name="ce5">
            <text:p>Intern verrechneter Ertrag</text:p>
          </table:table-cell>
          <table:table-cell table:style-name="ce6"/>
          <table:table-cell office:value-type="float" office:value="1811360.35" table:style-name="ce6">
            <text:p>1’811’360.35</text:p>
          </table:table-cell>
          <table:table-cell office:value-type="float" office:value="73760" table:style-name="ce7">
            <text:p>73’760</text:p>
          </table:table-cell>
          <table:table-cell table:number-columns-repeated="16375" table:style-name="ce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34086.199999999997" table:style-name="ce6">
            <text:p>34’086.20</text:p>
          </table:table-cell>
          <table:table-cell office:value-type="float" office:value="35400" table:style-name="ce7">
            <text:p>35’400</text:p>
          </table:table-cell>
          <table:table-cell table:style-name="ce5"/>
          <table:table-cell office:value-type="string" table:style-name="ce5">
            <text:p>496</text:p>
          </table:table-cell>
          <table:table-cell office:value-type="string" table:style-name="ce5">
            <text:p>Intern verrechnete Zinsen</text:p>
          </table:table-cell>
          <table:table-cell table:style-name="ce6"/>
          <table:table-cell office:value-type="float" office:value="44579.1" table:style-name="ce6">
            <text:p>44’579.10</text:p>
          </table:table-cell>
          <table:table-cell office:value-type="float" office:value="9179" table:style-name="ce7">
            <text:p>9’179</text:p>
          </table:table-cell>
          <table:table-cell table:number-columns-repeated="16375" table:style-name="ce8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3" table:style-name="ce5"/>
          <table:table-cell table:number-columns-repeated="2" table:style-name="ce6"/>
          <table:table-cell table:style-name="ce7"/>
          <table:table-cell table:number-columns-repeated="16375" table:style-name="ce8"/>
        </table:table-row>
        <table:table-row table:style-name="ro1">
          <table:table-cell table:style-name="ce2"/>
          <table:table-cell table:style-name="ce3"/>
          <table:table-cell table:style-name="ce4"/>
          <table:table-cell table:number-columns-repeated="3" table:style-name="ce2"/>
          <table:table-cell table:number-columns-repeated="2" table:style-name="ce3"/>
          <table:table-cell table:style-name="ce4"/>
          <table:table-cell table:number-columns-repeated="16375"/>
        </table:table-row>
        <table:table-row table:number-rows-repeated="10459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lessandra Eicher</meta:initial-creator>
    <dc:creator>Wullschleger Nicola</dc:creator>
    <meta:creation-date>2020-10-29T06:33:04Z</meta:creation-date>
    <dc:date>2020-10-29T12:43:26Z</dc:date>
    <meta:editing-duration>PT0S</meta:editing-duration>
  </office:meta>
</office:document-meta>
</file>